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none"/>
    </style:style>
    <style:style style:name="ce2" style:family="table-cell" style:parent-style-name="Default">
      <style:table-cell-properties fo:background-color="#ff6600" fo:border="none"/>
    </style:style>
    <style:style style:name="ce3" style:family="table-cell" style:parent-style-name="Default">
      <style:table-cell-properties fo:background-color="#ffcc00" fo:border="none"/>
    </style:style>
    <style:style style:name="ce4" style:family="table-cell" style:parent-style-name="Default">
      <style:table-cell-properties fo:background-color="#ffff00" fo:border="none"/>
    </style:style>
    <style:style style:name="ce5" style:family="table-cell" style:parent-style-name="Default">
      <style:table-cell-properties fo:background-color="#ccff00" fo:border="none"/>
    </style:style>
    <style:style style:name="ce6" style:family="table-cell" style:parent-style-name="Default">
      <style:table-cell-properties fo:background-color="#66ff00" fo:border="none"/>
    </style:style>
    <style:style style:name="ce7" style:family="table-cell" style:parent-style-name="Default">
      <style:table-cell-properties fo:background-color="#00cc00" fo:border="none"/>
    </style:style>
    <style:style style:name="ce8" style:family="table-cell" style:parent-style-name="Default">
      <style:table-cell-properties fo:background-color="#009933" fo:border="none"/>
    </style:style>
    <style:style style:name="ce9" style:family="table-cell" style:parent-style-name="Default">
      <style:table-cell-properties fo:background-color="#006666" fo:border="none"/>
    </style:style>
    <style:style style:name="ce10" style:family="table-cell" style:parent-style-name="Default">
      <style:table-cell-properties fo:background-color="#009999" fo:border="none"/>
      <style:text-properties fo:color="#000000"/>
    </style:style>
    <style:style style:name="ce11" style:family="table-cell" style:parent-style-name="Default">
      <style:table-cell-properties fo:background-color="#00cccc" fo:border="none"/>
    </style:style>
    <style:style style:name="ce12" style:family="table-cell" style:parent-style-name="Default">
      <style:table-cell-properties fo:background-color="#3399ff" fo:border="none"/>
    </style:style>
    <style:style style:name="ce13" style:family="table-cell" style:parent-style-name="Default">
      <style:table-cell-properties fo:background-color="#0066ff" fo:border="none"/>
    </style:style>
    <style:style style:name="ce14" style:family="table-cell" style:parent-style-name="Default">
      <style:table-cell-properties fo:background-color="#3333ff" fo:border="none"/>
    </style:style>
    <style:style style:name="ce15" style:family="table-cell" style:parent-style-name="Default">
      <style:table-cell-properties fo:background-color="#000099" fo:border="none"/>
    </style:style>
    <style:style style:name="ce16" style:family="table-cell" style:parent-style-name="Default">
      <style:table-cell-properties fo:background-color="#6600cc" fo:border="none"/>
    </style:style>
    <style:style style:name="ce17" style:family="table-cell" style:parent-style-name="Default">
      <style:table-cell-properties fo:background-color="#0066cc" fo:border="none"/>
    </style:style>
    <style:style style:name="ce18" style:family="table-cell" style:parent-style-name="Default">
      <style:table-cell-properties fo:background-color="#00ffff" fo:border="none"/>
    </style:style>
    <style:style style:name="ce19" style:family="table-cell" style:parent-style-name="Default">
      <style:table-cell-properties fo:background-color="#00cc33" fo:border="none"/>
      <style:text-properties fo:color="#000000"/>
    </style:style>
    <style:style style:name="ce20" style:family="table-cell" style:parent-style-name="Default">
      <style:table-cell-properties fo:background-color="#66cc00" fo:border="none"/>
    </style:style>
    <style:style style:name="ce21" style:family="table-cell" style:parent-style-name="Default">
      <style:table-cell-properties fo:background-color="#99ff33" fo:border="none"/>
    </style:style>
    <style:style style:name="ce22" style:family="table-cell" style:parent-style-name="Default">
      <style:table-cell-properties fo:background-color="#ffff66" fo:border="none"/>
    </style:style>
    <style:style style:name="ce23" style:family="table-cell" style:parent-style-name="Default">
      <style:table-cell-properties fo:background-color="#ff9900" fo:border="none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ccff00"/>
    </style:style>
    <style:style style:name="ce27" style:family="table-cell" style:parent-style-name="Default">
      <style:table-cell-properties fo:background-color="#66ff00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009933"/>
    </style:style>
    <style:style style:name="ce30" style:family="table-cell" style:parent-style-name="Default">
      <style:table-cell-properties fo:background-color="#006666"/>
    </style:style>
    <style:style style:name="ce31" style:family="table-cell" style:parent-style-name="Default">
      <style:table-cell-properties fo:background-color="#009999"/>
      <style:text-properties fo:color="#000000"/>
    </style:style>
    <style:style style:name="ce32" style:family="table-cell" style:parent-style-name="Default">
      <style:table-cell-properties fo:background-color="#00cccc"/>
    </style:style>
    <style:style style:name="ce33" style:family="table-cell" style:parent-style-name="Default">
      <style:table-cell-properties fo:background-color="#3399ff"/>
    </style:style>
    <style:style style:name="ce34" style:family="table-cell" style:parent-style-name="Default">
      <style:table-cell-properties fo:background-color="#0066ff"/>
    </style:style>
    <style:style style:name="ce35" style:family="table-cell" style:parent-style-name="Default">
      <style:table-cell-properties fo:background-color="#3333ff"/>
    </style:style>
    <style:style style:name="ce36" style:family="table-cell" style:parent-style-name="Default">
      <style:table-cell-properties fo:background-color="#000099"/>
    </style:style>
    <style:style style:name="ce37" style:family="table-cell" style:parent-style-name="Default">
      <style:table-cell-properties fo:background-color="#6600cc"/>
    </style:style>
    <style:style style:name="ce38" style:family="table-cell" style:parent-style-name="Default">
      <style:table-cell-properties fo:background-color="#0066cc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cc33"/>
      <style:text-properties fo:color="#000000"/>
    </style:style>
    <style:style style:name="ce41" style:family="table-cell" style:parent-style-name="Default">
      <style:table-cell-properties fo:background-color="#66cc00"/>
    </style:style>
    <style:style style:name="ce42" style:family="table-cell" style:parent-style-name="Default">
      <style:table-cell-properties fo:background-color="#99ff33"/>
    </style:style>
    <style:style style:name="ce43" style:family="table-cell" style:parent-style-name="Default">
      <style:table-cell-properties fo:background-color="#ffff66"/>
    </style:style>
    <style:style style:name="ce44" style:family="table-cell" style:parent-style-name="Default">
      <style:table-cell-properties fo:background-color="#ff9900"/>
    </style:style>
    <style:style style:name="ce45" style:family="table-cell" style:parent-style-name="Default">
      <style:table-cell-properties fo:background-color="#ff0000"/>
    </style:style>
    <style:style style:name="ce46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3"/>
        <table:table-column table:style-name="co1" table:default-cell-style-name="ce24"/>
        <table:table-column table:style-name="co1" table:default-cell-style-name="ce25"/>
        <table:table-column table:style-name="co1" table:number-columns-repeated="11" table:default-cell-style-name="ce36"/>
        <table:table-column table:style-name="co1" table:number-columns-repeated="9" table:default-cell-style-name="ce25"/>
        <table:table-column table:style-name="co1" table:default-cell-style-name="ce24"/>
        <table:table-column table:style-name="co1" table:default-cell-style-name="ce36"/>
        <table:table-column table:style-name="co1" table:number-columns-repeated="2" table:default-cell-style-name="ce3"/>
        <table:table-column table:style-name="co1" table:default-cell-style-name="ce24"/>
        <table:table-column table:style-name="co1" table:default-cell-style-name="ce25"/>
        <table:table-column table:style-name="co1" table:number-columns-repeated="11" table:default-cell-style-name="ce36"/>
        <table:table-column table:style-name="co1" table:number-columns-repeated="9" table:default-cell-style-name="ce25"/>
        <table:table-column table:style-name="co1" table:default-cell-style-name="ce24"/>
        <table:table-column table:style-name="co1" table:default-cell-style-name="ce36"/>
        <table:table-column table:style-name="co1" table:number-columns-repeated="2" table:default-cell-style-name="ce3"/>
        <table:table-column table:style-name="co1" table:default-cell-style-name="ce24"/>
        <table:table-column table:style-name="co1" table:default-cell-style-name="ce25"/>
        <table:table-column table:style-name="co1" table:number-columns-repeated="11" table:default-cell-style-name="ce36"/>
        <table:table-column table:style-name="co1" table:number-columns-repeated="9" table:default-cell-style-name="ce25"/>
        <table:table-column table:style-name="co1" table:default-cell-style-name="ce24"/>
        <table:table-column table:style-name="co1" table:default-cell-style-name="ce36"/>
        <table:table-column table:style-name="co1" table:default-cell-style-name="ce3"/>
        <table:table-column table:style-name="co1" table:number-columns-repeated="946" table:default-cell-style-name="Default"/>
        <table:table-row table:style-name="ro1">
          <table:table-cell table:style-name="ce1"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2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3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4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5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6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7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8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9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10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11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12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13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14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15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16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15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17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18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19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20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21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22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4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3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23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formula="of:=CHAR(IF(ROW([.AA1])+COLUMN([.AA1])+63&gt;90;ROW([.AA1])+COLUMN([.AA1])+63-26;ROW([.AA1])+COLUMN([.AA1])+63))" office:value-type="string" office:string-value="A" calcext:value-type="string">
            <text:p>A</text:p>
          </table:table-cell>
          <table:table-cell table:style-name="ce2" table:formula="of:=CHAR(IF(ROW([.AB1])+COLUMN([.AB1])+63&gt;90;ROW([.AB1])+COLUMN([.AB1])+63-26;ROW([.AB1])+COLUMN([.AB1])+63))" office:value-type="string" office:string-value="B" calcext:value-type="string">
            <text:p>B</text:p>
          </table:table-cell>
          <table:table-cell table:style-name="ce3" table:formula="of:=CHAR(IF(ROW([.AC1])+COLUMN([.AC1])+63&gt;90;ROW([.AC1])+COLUMN([.AC1])+63-26;ROW([.AC1])+COLUMN([.AC1])+63))" office:value-type="string" office:string-value="C" calcext:value-type="string">
            <text:p>C</text:p>
          </table:table-cell>
          <table:table-cell table:style-name="ce4" table:formula="of:=CHAR(IF(ROW([.AD1])+COLUMN([.AD1])+63&gt;90;ROW([.AD1])+COLUMN([.AD1])+63-26;ROW([.AD1])+COLUMN([.AD1])+63))" office:value-type="string" office:string-value="D" calcext:value-type="string">
            <text:p>D</text:p>
          </table:table-cell>
          <table:table-cell table:style-name="ce5" table:formula="of:=CHAR(IF(ROW([.AE1])+COLUMN([.AE1])+63&gt;90;ROW([.AE1])+COLUMN([.AE1])+63-26;ROW([.AE1])+COLUMN([.AE1])+63))" office:value-type="string" office:string-value="E" calcext:value-type="string">
            <text:p>E</text:p>
          </table:table-cell>
          <table:table-cell table:style-name="ce6" table:formula="of:=CHAR(IF(ROW([.AF1])+COLUMN([.AF1])+63&gt;90;ROW([.AF1])+COLUMN([.AF1])+63-26;ROW([.AF1])+COLUMN([.AF1])+63))" office:value-type="string" office:string-value="F" calcext:value-type="string">
            <text:p>F</text:p>
          </table:table-cell>
          <table:table-cell table:style-name="ce7" table:formula="of:=CHAR(IF(ROW([.AG1])+COLUMN([.AG1])+63&gt;90;ROW([.AG1])+COLUMN([.AG1])+63-26;ROW([.AG1])+COLUMN([.AG1])+63))" office:value-type="string" office:string-value="G" calcext:value-type="string">
            <text:p>G</text:p>
          </table:table-cell>
          <table:table-cell table:style-name="ce8" table:formula="of:=CHAR(IF(ROW([.AH1])+COLUMN([.AH1])+63&gt;90;ROW([.AH1])+COLUMN([.AH1])+63-26;ROW([.AH1])+COLUMN([.AH1])+63))" office:value-type="string" office:string-value="H" calcext:value-type="string">
            <text:p>H</text:p>
          </table:table-cell>
          <table:table-cell table:style-name="ce9" table:formula="of:=CHAR(IF(ROW([.AI1])+COLUMN([.AI1])+63&gt;90;ROW([.AI1])+COLUMN([.AI1])+63-26;ROW([.AI1])+COLUMN([.AI1])+63))" office:value-type="string" office:string-value="I" calcext:value-type="string">
            <text:p>I</text:p>
          </table:table-cell>
          <table:table-cell table:style-name="ce10" table:formula="of:=CHAR(IF(ROW([.AJ1])+COLUMN([.AJ1])+63&gt;90;ROW([.AJ1])+COLUMN([.AJ1])+63-26;ROW([.AJ1])+COLUMN([.AJ1])+63))" office:value-type="string" office:string-value="J" calcext:value-type="string">
            <text:p>J</text:p>
          </table:table-cell>
          <table:table-cell table:style-name="ce11" table:formula="of:=CHAR(IF(ROW([.AK1])+COLUMN([.AK1])+63&gt;90;ROW([.AK1])+COLUMN([.AK1])+63-26;ROW([.AK1])+COLUMN([.AK1])+63))" office:value-type="string" office:string-value="K" calcext:value-type="string">
            <text:p>K</text:p>
          </table:table-cell>
          <table:table-cell table:style-name="ce12" table:formula="of:=CHAR(IF(ROW([.AL1])+COLUMN([.AL1])+63&gt;90;ROW([.AL1])+COLUMN([.AL1])+63-26;ROW([.AL1])+COLUMN([.AL1])+63))" office:value-type="string" office:string-value="L" calcext:value-type="string">
            <text:p>L</text:p>
          </table:table-cell>
          <table:table-cell table:style-name="ce13" table:formula="of:=CHAR(IF(ROW([.AM1])+COLUMN([.AM1])+63&gt;90;ROW([.AM1])+COLUMN([.AM1])+63-26;ROW([.AM1])+COLUMN([.AM1])+63))" office:value-type="string" office:string-value="M" calcext:value-type="string">
            <text:p>M</text:p>
          </table:table-cell>
          <table:table-cell table:style-name="ce14" table:formula="of:=CHAR(IF(ROW([.AN1])+COLUMN([.AN1])+63&gt;90;ROW([.AN1])+COLUMN([.AN1])+63-26;ROW([.AN1])+COLUMN([.AN1])+63))" office:value-type="string" office:string-value="N" calcext:value-type="string">
            <text:p>N</text:p>
          </table:table-cell>
          <table:table-cell table:style-name="ce15" table:formula="of:=CHAR(IF(ROW([.AO1])+COLUMN([.AO1])+63&gt;90;ROW([.AO1])+COLUMN([.AO1])+63-26;ROW([.AO1])+COLUMN([.AO1])+63))" office:value-type="string" office:string-value="O" calcext:value-type="string">
            <text:p>O</text:p>
          </table:table-cell>
          <table:table-cell table:style-name="ce16" table:formula="of:=CHAR(IF(ROW([.AP1])+COLUMN([.AP1])+63&gt;90;ROW([.AP1])+COLUMN([.AP1])+63-26;ROW([.AP1])+COLUMN([.AP1])+63))" office:value-type="string" office:string-value="P" calcext:value-type="string">
            <text:p>P</text:p>
          </table:table-cell>
          <table:table-cell table:style-name="ce15" table:formula="of:=CHAR(IF(ROW([.AQ1])+COLUMN([.AQ1])+63&gt;90;ROW([.AQ1])+COLUMN([.AQ1])+63-26;ROW([.AQ1])+COLUMN([.AQ1])+63))" office:value-type="string" office:string-value="Q" calcext:value-type="string">
            <text:p>Q</text:p>
          </table:table-cell>
          <table:table-cell table:style-name="ce17" table:formula="of:=CHAR(IF(ROW([.AR1])+COLUMN([.AR1])+63&gt;90;ROW([.AR1])+COLUMN([.AR1])+63-26;ROW([.AR1])+COLUMN([.AR1])+63))" office:value-type="string" office:string-value="R" calcext:value-type="string">
            <text:p>R</text:p>
          </table:table-cell>
          <table:table-cell table:style-name="ce18" table:formula="of:=CHAR(IF(ROW([.AS1])+COLUMN([.AS1])+63&gt;90;ROW([.AS1])+COLUMN([.AS1])+63-26;ROW([.AS1])+COLUMN([.AS1])+63))" office:value-type="string" office:string-value="S" calcext:value-type="string">
            <text:p>S</text:p>
          </table:table-cell>
          <table:table-cell table:style-name="ce19" table:formula="of:=CHAR(IF(ROW([.AT1])+COLUMN([.AT1])+63&gt;90;ROW([.AT1])+COLUMN([.AT1])+63-26;ROW([.AT1])+COLUMN([.AT1])+63))" office:value-type="string" office:string-value="T" calcext:value-type="string">
            <text:p>T</text:p>
          </table:table-cell>
          <table:table-cell table:style-name="ce20" table:formula="of:=CHAR(IF(ROW([.AU1])+COLUMN([.AU1])+63&gt;90;ROW([.AU1])+COLUMN([.AU1])+63-26;ROW([.AU1])+COLUMN([.AU1])+63))" office:value-type="string" office:string-value="U" calcext:value-type="string">
            <text:p>U</text:p>
          </table:table-cell>
          <table:table-cell table:style-name="ce21" table:formula="of:=CHAR(IF(ROW([.AV1])+COLUMN([.AV1])+63&gt;90;ROW([.AV1])+COLUMN([.AV1])+63-26;ROW([.AV1])+COLUMN([.AV1])+63))" office:value-type="string" office:string-value="V" calcext:value-type="string">
            <text:p>V</text:p>
          </table:table-cell>
          <table:table-cell table:style-name="ce22" table:formula="of:=CHAR(IF(ROW([.AW1])+COLUMN([.AW1])+63&gt;90;ROW([.AW1])+COLUMN([.AW1])+63-26;ROW([.AW1])+COLUMN([.AW1])+63))" office:value-type="string" office:string-value="W" calcext:value-type="string">
            <text:p>W</text:p>
          </table:table-cell>
          <table:table-cell table:style-name="ce4" table:formula="of:=CHAR(IF(ROW([.AX1])+COLUMN([.AX1])+63&gt;90;ROW([.AX1])+COLUMN([.AX1])+63-26;ROW([.AX1])+COLUMN([.AX1])+63))" office:value-type="string" office:string-value="X" calcext:value-type="string">
            <text:p>X</text:p>
          </table:table-cell>
          <table:table-cell table:style-name="ce3" table:formula="of:=CHAR(IF(ROW([.AY1])+COLUMN([.AY1])+63&gt;90;ROW([.AY1])+COLUMN([.AY1])+63-26;ROW([.AY1])+COLUMN([.AY1])+63))" office:value-type="string" office:string-value="Y" calcext:value-type="string">
            <text:p>Y</text:p>
          </table:table-cell>
          <table:table-cell table:style-name="ce23" table:formula="of:=CHAR(IF(ROW([.AZ1])+COLUMN([.AZ1])+63&gt;90;ROW([.AZ1])+COLUMN([.AZ1])+63-26;ROW([.AZ1])+COLUMN([.AZ1])+63))" office:value-type="string" office:string-value="Z" calcext:value-type="string">
            <text:p>Z</text:p>
          </table:table-cell>
          <table:table-cell table:style-name="ce1" table:formula="of:=CHAR(IF(ROW([.BA1])+COLUMN([.BA1])+63&gt;90;ROW([.BA1])+COLUMN([.BA1])+63-26;ROW([.BA1])+COLUMN([.BA1])+63))" office:value-type="string" office:string-value="[" calcext:value-type="string">
            <text:p>[</text:p>
          </table:table-cell>
          <table:table-cell table:style-name="ce2" table:formula="of:=CHAR(IF(ROW([.BB1])+COLUMN([.BB1])+63&gt;90;ROW([.BB1])+COLUMN([.BB1])+63-26;ROW([.BB1])+COLUMN([.BB1])+63))" office:value-type="string" office:string-value="\" calcext:value-type="string">
            <text:p>\</text:p>
          </table:table-cell>
          <table:table-cell table:style-name="ce3" table:formula="of:=CHAR(IF(ROW([.BC1])+COLUMN([.BC1])+63&gt;90;ROW([.BC1])+COLUMN([.BC1])+63-26;ROW([.BC1])+COLUMN([.BC1])+63))" office:value-type="string" office:string-value="]" calcext:value-type="string">
            <text:p>]</text:p>
          </table:table-cell>
          <table:table-cell table:style-name="ce4" table:formula="of:=CHAR(IF(ROW([.BD1])+COLUMN([.BD1])+63&gt;90;ROW([.BD1])+COLUMN([.BD1])+63-26;ROW([.BD1])+COLUMN([.BD1])+63))" office:value-type="string" office:string-value="^" calcext:value-type="string">
            <text:p>^</text:p>
          </table:table-cell>
          <table:table-cell table:style-name="ce5" table:formula="of:=CHAR(IF(ROW([.BE1])+COLUMN([.BE1])+63&gt;90;ROW([.BE1])+COLUMN([.BE1])+63-26;ROW([.BE1])+COLUMN([.BE1])+63))" office:value-type="string" office:string-value="_" calcext:value-type="string">
            <text:p>_</text:p>
          </table:table-cell>
          <table:table-cell table:style-name="ce6" table:formula="of:=CHAR(IF(ROW([.BF1])+COLUMN([.BF1])+63&gt;90;ROW([.BF1])+COLUMN([.BF1])+63-26;ROW([.BF1])+COLUMN([.BF1])+63))" office:value-type="string" office:string-value="`" calcext:value-type="string">
            <text:p>`</text:p>
          </table:table-cell>
          <table:table-cell table:style-name="ce7" table:formula="of:=CHAR(IF(ROW([.BG1])+COLUMN([.BG1])+63&gt;90;ROW([.BG1])+COLUMN([.BG1])+63-26;ROW([.BG1])+COLUMN([.BG1])+63))" office:value-type="string" office:string-value="a" calcext:value-type="string">
            <text:p>a</text:p>
          </table:table-cell>
          <table:table-cell table:style-name="ce8" table:formula="of:=CHAR(IF(ROW([.BH1])+COLUMN([.BH1])+63&gt;90;ROW([.BH1])+COLUMN([.BH1])+63-26;ROW([.BH1])+COLUMN([.BH1])+63))" office:value-type="string" office:string-value="b" calcext:value-type="string">
            <text:p>b</text:p>
          </table:table-cell>
          <table:table-cell table:style-name="ce9" table:formula="of:=CHAR(IF(ROW([.BI1])+COLUMN([.BI1])+63&gt;90;ROW([.BI1])+COLUMN([.BI1])+63-26;ROW([.BI1])+COLUMN([.BI1])+63))" office:value-type="string" office:string-value="c" calcext:value-type="string">
            <text:p>c</text:p>
          </table:table-cell>
          <table:table-cell table:style-name="ce10" table:formula="of:=CHAR(IF(ROW([.BJ1])+COLUMN([.BJ1])+63&gt;90;ROW([.BJ1])+COLUMN([.BJ1])+63-26;ROW([.BJ1])+COLUMN([.BJ1])+63))" office:value-type="string" office:string-value="d" calcext:value-type="string">
            <text:p>d</text:p>
          </table:table-cell>
          <table:table-cell table:style-name="ce11" table:formula="of:=CHAR(IF(ROW([.BK1])+COLUMN([.BK1])+63&gt;90;ROW([.BK1])+COLUMN([.BK1])+63-26;ROW([.BK1])+COLUMN([.BK1])+63))" office:value-type="string" office:string-value="e" calcext:value-type="string">
            <text:p>e</text:p>
          </table:table-cell>
          <table:table-cell table:style-name="ce12" table:formula="of:=CHAR(IF(ROW([.BL1])+COLUMN([.BL1])+63&gt;90;ROW([.BL1])+COLUMN([.BL1])+63-26;ROW([.BL1])+COLUMN([.BL1])+63))" office:value-type="string" office:string-value="f" calcext:value-type="string">
            <text:p>f</text:p>
          </table:table-cell>
          <table:table-cell table:style-name="ce13" table:formula="of:=CHAR(IF(ROW([.BM1])+COLUMN([.BM1])+63&gt;90;ROW([.BM1])+COLUMN([.BM1])+63-26;ROW([.BM1])+COLUMN([.BM1])+63))" office:value-type="string" office:string-value="g" calcext:value-type="string">
            <text:p>g</text:p>
          </table:table-cell>
          <table:table-cell table:style-name="ce14" table:formula="of:=CHAR(IF(ROW([.BN1])+COLUMN([.BN1])+63&gt;90;ROW([.BN1])+COLUMN([.BN1])+63-26;ROW([.BN1])+COLUMN([.BN1])+63))" office:value-type="string" office:string-value="h" calcext:value-type="string">
            <text:p>h</text:p>
          </table:table-cell>
          <table:table-cell table:style-name="ce15" table:formula="of:=CHAR(IF(ROW([.BO1])+COLUMN([.BO1])+63&gt;90;ROW([.BO1])+COLUMN([.BO1])+63-26;ROW([.BO1])+COLUMN([.BO1])+63))" office:value-type="string" office:string-value="i" calcext:value-type="string">
            <text:p>i</text:p>
          </table:table-cell>
          <table:table-cell table:style-name="ce16" table:formula="of:=CHAR(IF(ROW([.BP1])+COLUMN([.BP1])+63&gt;90;ROW([.BP1])+COLUMN([.BP1])+63-26;ROW([.BP1])+COLUMN([.BP1])+63))" office:value-type="string" office:string-value="j" calcext:value-type="string">
            <text:p>j</text:p>
          </table:table-cell>
          <table:table-cell table:style-name="ce15" table:formula="of:=CHAR(IF(ROW([.BQ1])+COLUMN([.BQ1])+63&gt;90;ROW([.BQ1])+COLUMN([.BQ1])+63-26;ROW([.BQ1])+COLUMN([.BQ1])+63))" office:value-type="string" office:string-value="k" calcext:value-type="string">
            <text:p>k</text:p>
          </table:table-cell>
          <table:table-cell table:style-name="ce17" table:formula="of:=CHAR(IF(ROW([.BR1])+COLUMN([.BR1])+63&gt;90;ROW([.BR1])+COLUMN([.BR1])+63-26;ROW([.BR1])+COLUMN([.BR1])+63))" office:value-type="string" office:string-value="l" calcext:value-type="string">
            <text:p>l</text:p>
          </table:table-cell>
          <table:table-cell table:style-name="ce18" table:formula="of:=CHAR(IF(ROW([.BS1])+COLUMN([.BS1])+63&gt;90;ROW([.BS1])+COLUMN([.BS1])+63-26;ROW([.BS1])+COLUMN([.BS1])+63))" office:value-type="string" office:string-value="m" calcext:value-type="string">
            <text:p>m</text:p>
          </table:table-cell>
          <table:table-cell table:style-name="ce19" table:formula="of:=CHAR(IF(ROW([.BT1])+COLUMN([.BT1])+63&gt;90;ROW([.BT1])+COLUMN([.BT1])+63-26;ROW([.BT1])+COLUMN([.BT1])+63))" office:value-type="string" office:string-value="n" calcext:value-type="string">
            <text:p>n</text:p>
          </table:table-cell>
          <table:table-cell table:style-name="ce20" table:formula="of:=CHAR(IF(ROW([.BU1])+COLUMN([.BU1])+63&gt;90;ROW([.BU1])+COLUMN([.BU1])+63-26;ROW([.BU1])+COLUMN([.BU1])+63))" office:value-type="string" office:string-value="o" calcext:value-type="string">
            <text:p>o</text:p>
          </table:table-cell>
          <table:table-cell table:style-name="ce21" table:formula="of:=CHAR(IF(ROW([.BV1])+COLUMN([.BV1])+63&gt;90;ROW([.BV1])+COLUMN([.BV1])+63-26;ROW([.BV1])+COLUMN([.BV1])+63))" office:value-type="string" office:string-value="p" calcext:value-type="string">
            <text:p>p</text:p>
          </table:table-cell>
          <table:table-cell table:style-name="ce22" table:formula="of:=CHAR(IF(ROW([.BW1])+COLUMN([.BW1])+63&gt;90;ROW([.BW1])+COLUMN([.BW1])+63-26;ROW([.BW1])+COLUMN([.BW1])+63))" office:value-type="string" office:string-value="q" calcext:value-type="string">
            <text:p>q</text:p>
          </table:table-cell>
          <table:table-cell table:style-name="ce4" table:formula="of:=CHAR(IF(ROW([.BX1])+COLUMN([.BX1])+63&gt;90;ROW([.BX1])+COLUMN([.BX1])+63-26;ROW([.BX1])+COLUMN([.BX1])+63))" office:value-type="string" office:string-value="r" calcext:value-type="string">
            <text:p>r</text:p>
          </table:table-cell>
          <table:table-cell table:style-name="ce3" table:formula="of:=CHAR(IF(ROW([.BY1])+COLUMN([.BY1])+63&gt;90;ROW([.BY1])+COLUMN([.BY1])+63-26;ROW([.BY1])+COLUMN([.BY1])+63))" office:value-type="string" office:string-value="s" calcext:value-type="string">
            <text:p>s</text:p>
          </table:table-cell>
          <table:table-cell table:style-name="ce23" table:formula="of:=CHAR(IF(ROW([.BZ1])+COLUMN([.BZ1])+63&gt;90;ROW([.BZ1])+COLUMN([.BZ1])+63-26;ROW([.BZ1])+COLUMN([.BZ1])+63))" office:value-type="string" office:string-value="t" calcext:value-type="string">
            <text:p>t</text:p>
          </table:table-cell>
          <table:table-cell table:number-columns-repeated="946"/>
        </table:table-row>
        <table:table-row table:style-name="ro1">
          <table:table-cell table:style-name="ce2"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style-name="ce26"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style-name="ce27"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style-name="ce28"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style-name="ce29"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style-name="ce30"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style-name="ce31"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style-name="ce32"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style-name="ce33"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style-name="ce34"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style-name="ce35"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style-name="ce37"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style-name="ce36"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style-name="ce38"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style-name="ce39"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style-name="ce40"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style-name="ce41"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style-name="ce42"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style-name="ce43"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style-name="ce44"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table:formula="of:=CHAR(IF(ROW([.AA2])+COLUMN([.AA2])+63&gt;90;ROW([.AA2])+COLUMN([.AA2])+63-26;ROW([.AA2])+COLUMN([.AA2])+63))" office:value-type="string" office:string-value="B" calcext:value-type="string">
            <text:p>B</text:p>
          </table:table-cell>
          <table:table-cell table:formula="of:=CHAR(IF(ROW([.AB2])+COLUMN([.AB2])+63&gt;90;ROW([.AB2])+COLUMN([.AB2])+63-26;ROW([.AB2])+COLUMN([.AB2])+63))" office:value-type="string" office:string-value="C" calcext:value-type="string">
            <text:p>C</text:p>
          </table:table-cell>
          <table:table-cell table:formula="of:=CHAR(IF(ROW([.AC2])+COLUMN([.AC2])+63&gt;90;ROW([.AC2])+COLUMN([.AC2])+63-26;ROW([.AC2])+COLUMN([.AC2])+63))" office:value-type="string" office:string-value="D" calcext:value-type="string">
            <text:p>D</text:p>
          </table:table-cell>
          <table:table-cell table:style-name="ce26" table:formula="of:=CHAR(IF(ROW([.AD2])+COLUMN([.AD2])+63&gt;90;ROW([.AD2])+COLUMN([.AD2])+63-26;ROW([.AD2])+COLUMN([.AD2])+63))" office:value-type="string" office:string-value="E" calcext:value-type="string">
            <text:p>E</text:p>
          </table:table-cell>
          <table:table-cell table:style-name="ce27" table:formula="of:=CHAR(IF(ROW([.AE2])+COLUMN([.AE2])+63&gt;90;ROW([.AE2])+COLUMN([.AE2])+63-26;ROW([.AE2])+COLUMN([.AE2])+63))" office:value-type="string" office:string-value="F" calcext:value-type="string">
            <text:p>F</text:p>
          </table:table-cell>
          <table:table-cell table:style-name="ce28" table:formula="of:=CHAR(IF(ROW([.AF2])+COLUMN([.AF2])+63&gt;90;ROW([.AF2])+COLUMN([.AF2])+63-26;ROW([.AF2])+COLUMN([.AF2])+63))" office:value-type="string" office:string-value="G" calcext:value-type="string">
            <text:p>G</text:p>
          </table:table-cell>
          <table:table-cell table:style-name="ce29" table:formula="of:=CHAR(IF(ROW([.AG2])+COLUMN([.AG2])+63&gt;90;ROW([.AG2])+COLUMN([.AG2])+63-26;ROW([.AG2])+COLUMN([.AG2])+63))" office:value-type="string" office:string-value="H" calcext:value-type="string">
            <text:p>H</text:p>
          </table:table-cell>
          <table:table-cell table:style-name="ce30" table:formula="of:=CHAR(IF(ROW([.AH2])+COLUMN([.AH2])+63&gt;90;ROW([.AH2])+COLUMN([.AH2])+63-26;ROW([.AH2])+COLUMN([.AH2])+63))" office:value-type="string" office:string-value="I" calcext:value-type="string">
            <text:p>I</text:p>
          </table:table-cell>
          <table:table-cell table:style-name="ce31" table:formula="of:=CHAR(IF(ROW([.AI2])+COLUMN([.AI2])+63&gt;90;ROW([.AI2])+COLUMN([.AI2])+63-26;ROW([.AI2])+COLUMN([.AI2])+63))" office:value-type="string" office:string-value="J" calcext:value-type="string">
            <text:p>J</text:p>
          </table:table-cell>
          <table:table-cell table:style-name="ce32" table:formula="of:=CHAR(IF(ROW([.AJ2])+COLUMN([.AJ2])+63&gt;90;ROW([.AJ2])+COLUMN([.AJ2])+63-26;ROW([.AJ2])+COLUMN([.AJ2])+63))" office:value-type="string" office:string-value="K" calcext:value-type="string">
            <text:p>K</text:p>
          </table:table-cell>
          <table:table-cell table:style-name="ce33" table:formula="of:=CHAR(IF(ROW([.AK2])+COLUMN([.AK2])+63&gt;90;ROW([.AK2])+COLUMN([.AK2])+63-26;ROW([.AK2])+COLUMN([.AK2])+63))" office:value-type="string" office:string-value="L" calcext:value-type="string">
            <text:p>L</text:p>
          </table:table-cell>
          <table:table-cell table:style-name="ce34" table:formula="of:=CHAR(IF(ROW([.AL2])+COLUMN([.AL2])+63&gt;90;ROW([.AL2])+COLUMN([.AL2])+63-26;ROW([.AL2])+COLUMN([.AL2])+63))" office:value-type="string" office:string-value="M" calcext:value-type="string">
            <text:p>M</text:p>
          </table:table-cell>
          <table:table-cell table:style-name="ce35" table:formula="of:=CHAR(IF(ROW([.AM2])+COLUMN([.AM2])+63&gt;90;ROW([.AM2])+COLUMN([.AM2])+63-26;ROW([.AM2])+COLUMN([.AM2])+63))" office:value-type="string" office:string-value="N" calcext:value-type="string">
            <text:p>N</text:p>
          </table:table-cell>
          <table:table-cell table:formula="of:=CHAR(IF(ROW([.AN2])+COLUMN([.AN2])+63&gt;90;ROW([.AN2])+COLUMN([.AN2])+63-26;ROW([.AN2])+COLUMN([.AN2])+63))" office:value-type="string" office:string-value="O" calcext:value-type="string">
            <text:p>O</text:p>
          </table:table-cell>
          <table:table-cell table:style-name="ce37" table:formula="of:=CHAR(IF(ROW([.AO2])+COLUMN([.AO2])+63&gt;90;ROW([.AO2])+COLUMN([.AO2])+63-26;ROW([.AO2])+COLUMN([.AO2])+63))" office:value-type="string" office:string-value="P" calcext:value-type="string">
            <text:p>P</text:p>
          </table:table-cell>
          <table:table-cell table:style-name="ce36" table:formula="of:=CHAR(IF(ROW([.AP2])+COLUMN([.AP2])+63&gt;90;ROW([.AP2])+COLUMN([.AP2])+63-26;ROW([.AP2])+COLUMN([.AP2])+63))" office:value-type="string" office:string-value="Q" calcext:value-type="string">
            <text:p>Q</text:p>
          </table:table-cell>
          <table:table-cell table:style-name="ce38" table:formula="of:=CHAR(IF(ROW([.AQ2])+COLUMN([.AQ2])+63&gt;90;ROW([.AQ2])+COLUMN([.AQ2])+63-26;ROW([.AQ2])+COLUMN([.AQ2])+63))" office:value-type="string" office:string-value="R" calcext:value-type="string">
            <text:p>R</text:p>
          </table:table-cell>
          <table:table-cell table:style-name="ce39" table:formula="of:=CHAR(IF(ROW([.AR2])+COLUMN([.AR2])+63&gt;90;ROW([.AR2])+COLUMN([.AR2])+63-26;ROW([.AR2])+COLUMN([.AR2])+63))" office:value-type="string" office:string-value="S" calcext:value-type="string">
            <text:p>S</text:p>
          </table:table-cell>
          <table:table-cell table:style-name="ce40" table:formula="of:=CHAR(IF(ROW([.AS2])+COLUMN([.AS2])+63&gt;90;ROW([.AS2])+COLUMN([.AS2])+63-26;ROW([.AS2])+COLUMN([.AS2])+63))" office:value-type="string" office:string-value="T" calcext:value-type="string">
            <text:p>T</text:p>
          </table:table-cell>
          <table:table-cell table:style-name="ce41" table:formula="of:=CHAR(IF(ROW([.AT2])+COLUMN([.AT2])+63&gt;90;ROW([.AT2])+COLUMN([.AT2])+63-26;ROW([.AT2])+COLUMN([.AT2])+63))" office:value-type="string" office:string-value="U" calcext:value-type="string">
            <text:p>U</text:p>
          </table:table-cell>
          <table:table-cell table:style-name="ce42" table:formula="of:=CHAR(IF(ROW([.AU2])+COLUMN([.AU2])+63&gt;90;ROW([.AU2])+COLUMN([.AU2])+63-26;ROW([.AU2])+COLUMN([.AU2])+63))" office:value-type="string" office:string-value="V" calcext:value-type="string">
            <text:p>V</text:p>
          </table:table-cell>
          <table:table-cell table:style-name="ce43" table:formula="of:=CHAR(IF(ROW([.AV2])+COLUMN([.AV2])+63&gt;90;ROW([.AV2])+COLUMN([.AV2])+63-26;ROW([.AV2])+COLUMN([.AV2])+63))" office:value-type="string" office:string-value="W" calcext:value-type="string">
            <text:p>W</text:p>
          </table:table-cell>
          <table:table-cell table:formula="of:=CHAR(IF(ROW([.AW2])+COLUMN([.AW2])+63&gt;90;ROW([.AW2])+COLUMN([.AW2])+63-26;ROW([.AW2])+COLUMN([.AW2])+63))" office:value-type="string" office:string-value="X" calcext:value-type="string">
            <text:p>X</text:p>
          </table:table-cell>
          <table:table-cell table:formula="of:=CHAR(IF(ROW([.AX2])+COLUMN([.AX2])+63&gt;90;ROW([.AX2])+COLUMN([.AX2])+63-26;ROW([.AX2])+COLUMN([.AX2])+63))" office:value-type="string" office:string-value="Y" calcext:value-type="string">
            <text:p>Y</text:p>
          </table:table-cell>
          <table:table-cell table:style-name="ce44" table:formula="of:=CHAR(IF(ROW([.AY2])+COLUMN([.AY2])+63&gt;90;ROW([.AY2])+COLUMN([.AY2])+63-26;ROW([.AY2])+COLUMN([.AY2])+63))" office:value-type="string" office:string-value="Z" calcext:value-type="string">
            <text:p>Z</text:p>
          </table:table-cell>
          <table:table-cell table:style-name="ce1" table:formula="of:=CHAR(IF(ROW([.AZ2])+COLUMN([.AZ2])+63&gt;90;ROW([.AZ2])+COLUMN([.AZ2])+63-26;ROW([.AZ2])+COLUMN([.AZ2])+63))" office:value-type="string" office:string-value="[" calcext:value-type="string">
            <text:p>[</text:p>
          </table:table-cell>
          <table:table-cell table:style-name="ce2" table:formula="of:=CHAR(IF(ROW([.BA2])+COLUMN([.BA2])+63&gt;90;ROW([.BA2])+COLUMN([.BA2])+63-26;ROW([.BA2])+COLUMN([.BA2])+63))" office:value-type="string" office:string-value="\" calcext:value-type="string">
            <text:p>\</text:p>
          </table:table-cell>
          <table:table-cell table:formula="of:=CHAR(IF(ROW([.BB2])+COLUMN([.BB2])+63&gt;90;ROW([.BB2])+COLUMN([.BB2])+63-26;ROW([.BB2])+COLUMN([.BB2])+63))" office:value-type="string" office:string-value="]" calcext:value-type="string">
            <text:p>]</text:p>
          </table:table-cell>
          <table:table-cell table:formula="of:=CHAR(IF(ROW([.BC2])+COLUMN([.BC2])+63&gt;90;ROW([.BC2])+COLUMN([.BC2])+63-26;ROW([.BC2])+COLUMN([.BC2])+63))" office:value-type="string" office:string-value="^" calcext:value-type="string">
            <text:p>^</text:p>
          </table:table-cell>
          <table:table-cell table:style-name="ce26" table:formula="of:=CHAR(IF(ROW([.BD2])+COLUMN([.BD2])+63&gt;90;ROW([.BD2])+COLUMN([.BD2])+63-26;ROW([.BD2])+COLUMN([.BD2])+63))" office:value-type="string" office:string-value="_" calcext:value-type="string">
            <text:p>_</text:p>
          </table:table-cell>
          <table:table-cell table:style-name="ce27" table:formula="of:=CHAR(IF(ROW([.BE2])+COLUMN([.BE2])+63&gt;90;ROW([.BE2])+COLUMN([.BE2])+63-26;ROW([.BE2])+COLUMN([.BE2])+63))" office:value-type="string" office:string-value="`" calcext:value-type="string">
            <text:p>`</text:p>
          </table:table-cell>
          <table:table-cell table:style-name="ce28" table:formula="of:=CHAR(IF(ROW([.BF2])+COLUMN([.BF2])+63&gt;90;ROW([.BF2])+COLUMN([.BF2])+63-26;ROW([.BF2])+COLUMN([.BF2])+63))" office:value-type="string" office:string-value="a" calcext:value-type="string">
            <text:p>a</text:p>
          </table:table-cell>
          <table:table-cell table:style-name="ce29" table:formula="of:=CHAR(IF(ROW([.BG2])+COLUMN([.BG2])+63&gt;90;ROW([.BG2])+COLUMN([.BG2])+63-26;ROW([.BG2])+COLUMN([.BG2])+63))" office:value-type="string" office:string-value="b" calcext:value-type="string">
            <text:p>b</text:p>
          </table:table-cell>
          <table:table-cell table:style-name="ce30" table:formula="of:=CHAR(IF(ROW([.BH2])+COLUMN([.BH2])+63&gt;90;ROW([.BH2])+COLUMN([.BH2])+63-26;ROW([.BH2])+COLUMN([.BH2])+63))" office:value-type="string" office:string-value="c" calcext:value-type="string">
            <text:p>c</text:p>
          </table:table-cell>
          <table:table-cell table:style-name="ce31" table:formula="of:=CHAR(IF(ROW([.BI2])+COLUMN([.BI2])+63&gt;90;ROW([.BI2])+COLUMN([.BI2])+63-26;ROW([.BI2])+COLUMN([.BI2])+63))" office:value-type="string" office:string-value="d" calcext:value-type="string">
            <text:p>d</text:p>
          </table:table-cell>
          <table:table-cell table:style-name="ce32" table:formula="of:=CHAR(IF(ROW([.BJ2])+COLUMN([.BJ2])+63&gt;90;ROW([.BJ2])+COLUMN([.BJ2])+63-26;ROW([.BJ2])+COLUMN([.BJ2])+63))" office:value-type="string" office:string-value="e" calcext:value-type="string">
            <text:p>e</text:p>
          </table:table-cell>
          <table:table-cell table:style-name="ce33" table:formula="of:=CHAR(IF(ROW([.BK2])+COLUMN([.BK2])+63&gt;90;ROW([.BK2])+COLUMN([.BK2])+63-26;ROW([.BK2])+COLUMN([.BK2])+63))" office:value-type="string" office:string-value="f" calcext:value-type="string">
            <text:p>f</text:p>
          </table:table-cell>
          <table:table-cell table:style-name="ce34" table:formula="of:=CHAR(IF(ROW([.BL2])+COLUMN([.BL2])+63&gt;90;ROW([.BL2])+COLUMN([.BL2])+63-26;ROW([.BL2])+COLUMN([.BL2])+63))" office:value-type="string" office:string-value="g" calcext:value-type="string">
            <text:p>g</text:p>
          </table:table-cell>
          <table:table-cell table:style-name="ce35" table:formula="of:=CHAR(IF(ROW([.BM2])+COLUMN([.BM2])+63&gt;90;ROW([.BM2])+COLUMN([.BM2])+63-26;ROW([.BM2])+COLUMN([.BM2])+63))" office:value-type="string" office:string-value="h" calcext:value-type="string">
            <text:p>h</text:p>
          </table:table-cell>
          <table:table-cell table:formula="of:=CHAR(IF(ROW([.BN2])+COLUMN([.BN2])+63&gt;90;ROW([.BN2])+COLUMN([.BN2])+63-26;ROW([.BN2])+COLUMN([.BN2])+63))" office:value-type="string" office:string-value="i" calcext:value-type="string">
            <text:p>i</text:p>
          </table:table-cell>
          <table:table-cell table:style-name="ce37" table:formula="of:=CHAR(IF(ROW([.BO2])+COLUMN([.BO2])+63&gt;90;ROW([.BO2])+COLUMN([.BO2])+63-26;ROW([.BO2])+COLUMN([.BO2])+63))" office:value-type="string" office:string-value="j" calcext:value-type="string">
            <text:p>j</text:p>
          </table:table-cell>
          <table:table-cell table:style-name="ce36" table:formula="of:=CHAR(IF(ROW([.BP2])+COLUMN([.BP2])+63&gt;90;ROW([.BP2])+COLUMN([.BP2])+63-26;ROW([.BP2])+COLUMN([.BP2])+63))" office:value-type="string" office:string-value="k" calcext:value-type="string">
            <text:p>k</text:p>
          </table:table-cell>
          <table:table-cell table:style-name="ce38" table:formula="of:=CHAR(IF(ROW([.BQ2])+COLUMN([.BQ2])+63&gt;90;ROW([.BQ2])+COLUMN([.BQ2])+63-26;ROW([.BQ2])+COLUMN([.BQ2])+63))" office:value-type="string" office:string-value="l" calcext:value-type="string">
            <text:p>l</text:p>
          </table:table-cell>
          <table:table-cell table:style-name="ce39" table:formula="of:=CHAR(IF(ROW([.BR2])+COLUMN([.BR2])+63&gt;90;ROW([.BR2])+COLUMN([.BR2])+63-26;ROW([.BR2])+COLUMN([.BR2])+63))" office:value-type="string" office:string-value="m" calcext:value-type="string">
            <text:p>m</text:p>
          </table:table-cell>
          <table:table-cell table:style-name="ce40" table:formula="of:=CHAR(IF(ROW([.BS2])+COLUMN([.BS2])+63&gt;90;ROW([.BS2])+COLUMN([.BS2])+63-26;ROW([.BS2])+COLUMN([.BS2])+63))" office:value-type="string" office:string-value="n" calcext:value-type="string">
            <text:p>n</text:p>
          </table:table-cell>
          <table:table-cell table:style-name="ce41" table:formula="of:=CHAR(IF(ROW([.BT2])+COLUMN([.BT2])+63&gt;90;ROW([.BT2])+COLUMN([.BT2])+63-26;ROW([.BT2])+COLUMN([.BT2])+63))" office:value-type="string" office:string-value="o" calcext:value-type="string">
            <text:p>o</text:p>
          </table:table-cell>
          <table:table-cell table:style-name="ce42" table:formula="of:=CHAR(IF(ROW([.BU2])+COLUMN([.BU2])+63&gt;90;ROW([.BU2])+COLUMN([.BU2])+63-26;ROW([.BU2])+COLUMN([.BU2])+63))" office:value-type="string" office:string-value="p" calcext:value-type="string">
            <text:p>p</text:p>
          </table:table-cell>
          <table:table-cell table:style-name="ce43" table:formula="of:=CHAR(IF(ROW([.BV2])+COLUMN([.BV2])+63&gt;90;ROW([.BV2])+COLUMN([.BV2])+63-26;ROW([.BV2])+COLUMN([.BV2])+63))" office:value-type="string" office:string-value="q" calcext:value-type="string">
            <text:p>q</text:p>
          </table:table-cell>
          <table:table-cell table:formula="of:=CHAR(IF(ROW([.BW2])+COLUMN([.BW2])+63&gt;90;ROW([.BW2])+COLUMN([.BW2])+63-26;ROW([.BW2])+COLUMN([.BW2])+63))" office:value-type="string" office:string-value="r" calcext:value-type="string">
            <text:p>r</text:p>
          </table:table-cell>
          <table:table-cell table:formula="of:=CHAR(IF(ROW([.BX2])+COLUMN([.BX2])+63&gt;90;ROW([.BX2])+COLUMN([.BX2])+63-26;ROW([.BX2])+COLUMN([.BX2])+63))" office:value-type="string" office:string-value="s" calcext:value-type="string">
            <text:p>s</text:p>
          </table:table-cell>
          <table:table-cell table:style-name="ce44" table:formula="of:=CHAR(IF(ROW([.BY2])+COLUMN([.BY2])+63&gt;90;ROW([.BY2])+COLUMN([.BY2])+63-26;ROW([.BY2])+COLUMN([.BY2])+63))" office:value-type="string" office:string-value="t" calcext:value-type="string">
            <text:p>t</text:p>
          </table:table-cell>
          <table:table-cell table:style-name="ce1" table:formula="of:=CHAR(IF(ROW([.BZ2])+COLUMN([.BZ2])+63&gt;90;ROW([.BZ2])+COLUMN([.BZ2])+63-26;ROW([.BZ2])+COLUMN([.BZ2])+63))" office:value-type="string" office:string-value="u" calcext:value-type="string">
            <text:p>u</text:p>
          </table:table-cell>
          <table:table-cell table:number-columns-repeated="94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style-name="ce25"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style-name="ce26"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style-name="ce27"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style-name="ce28"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style-name="ce29"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style-name="ce30"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style-name="ce31"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style-name="ce32"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style-name="ce33"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style-name="ce34"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style-name="ce35"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style-name="ce37"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style-name="ce36"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style-name="ce38"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style-name="ce39"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style-name="ce40"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style-name="ce41"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style-name="ce42"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style-name="ce43"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style-name="ce24"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style-name="ce44"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style-name="ce45"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style-name="ce2"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CHAR(IF(ROW([.AA3])+COLUMN([.AA3])+63&gt;90;ROW([.AA3])+COLUMN([.AA3])+63-26;ROW([.AA3])+COLUMN([.AA3])+63))" office:value-type="string" office:string-value="C" calcext:value-type="string">
            <text:p>C</text:p>
          </table:table-cell>
          <table:table-cell table:style-name="ce25" table:formula="of:=CHAR(IF(ROW([.AB3])+COLUMN([.AB3])+63&gt;90;ROW([.AB3])+COLUMN([.AB3])+63-26;ROW([.AB3])+COLUMN([.AB3])+63))" office:value-type="string" office:string-value="D" calcext:value-type="string">
            <text:p>D</text:p>
          </table:table-cell>
          <table:table-cell table:style-name="ce26" table:formula="of:=CHAR(IF(ROW([.AC3])+COLUMN([.AC3])+63&gt;90;ROW([.AC3])+COLUMN([.AC3])+63-26;ROW([.AC3])+COLUMN([.AC3])+63))" office:value-type="string" office:string-value="E" calcext:value-type="string">
            <text:p>E</text:p>
          </table:table-cell>
          <table:table-cell table:style-name="ce27" table:formula="of:=CHAR(IF(ROW([.AD3])+COLUMN([.AD3])+63&gt;90;ROW([.AD3])+COLUMN([.AD3])+63-26;ROW([.AD3])+COLUMN([.AD3])+63))" office:value-type="string" office:string-value="F" calcext:value-type="string">
            <text:p>F</text:p>
          </table:table-cell>
          <table:table-cell table:style-name="ce28" table:formula="of:=CHAR(IF(ROW([.AE3])+COLUMN([.AE3])+63&gt;90;ROW([.AE3])+COLUMN([.AE3])+63-26;ROW([.AE3])+COLUMN([.AE3])+63))" office:value-type="string" office:string-value="G" calcext:value-type="string">
            <text:p>G</text:p>
          </table:table-cell>
          <table:table-cell table:style-name="ce29" table:formula="of:=CHAR(IF(ROW([.AF3])+COLUMN([.AF3])+63&gt;90;ROW([.AF3])+COLUMN([.AF3])+63-26;ROW([.AF3])+COLUMN([.AF3])+63))" office:value-type="string" office:string-value="H" calcext:value-type="string">
            <text:p>H</text:p>
          </table:table-cell>
          <table:table-cell table:style-name="ce30" table:formula="of:=CHAR(IF(ROW([.AG3])+COLUMN([.AG3])+63&gt;90;ROW([.AG3])+COLUMN([.AG3])+63-26;ROW([.AG3])+COLUMN([.AG3])+63))" office:value-type="string" office:string-value="I" calcext:value-type="string">
            <text:p>I</text:p>
          </table:table-cell>
          <table:table-cell table:style-name="ce31" table:formula="of:=CHAR(IF(ROW([.AH3])+COLUMN([.AH3])+63&gt;90;ROW([.AH3])+COLUMN([.AH3])+63-26;ROW([.AH3])+COLUMN([.AH3])+63))" office:value-type="string" office:string-value="J" calcext:value-type="string">
            <text:p>J</text:p>
          </table:table-cell>
          <table:table-cell table:style-name="ce32" table:formula="of:=CHAR(IF(ROW([.AI3])+COLUMN([.AI3])+63&gt;90;ROW([.AI3])+COLUMN([.AI3])+63-26;ROW([.AI3])+COLUMN([.AI3])+63))" office:value-type="string" office:string-value="K" calcext:value-type="string">
            <text:p>K</text:p>
          </table:table-cell>
          <table:table-cell table:style-name="ce33" table:formula="of:=CHAR(IF(ROW([.AJ3])+COLUMN([.AJ3])+63&gt;90;ROW([.AJ3])+COLUMN([.AJ3])+63-26;ROW([.AJ3])+COLUMN([.AJ3])+63))" office:value-type="string" office:string-value="L" calcext:value-type="string">
            <text:p>L</text:p>
          </table:table-cell>
          <table:table-cell table:style-name="ce34" table:formula="of:=CHAR(IF(ROW([.AK3])+COLUMN([.AK3])+63&gt;90;ROW([.AK3])+COLUMN([.AK3])+63-26;ROW([.AK3])+COLUMN([.AK3])+63))" office:value-type="string" office:string-value="M" calcext:value-type="string">
            <text:p>M</text:p>
          </table:table-cell>
          <table:table-cell table:style-name="ce35" table:formula="of:=CHAR(IF(ROW([.AL3])+COLUMN([.AL3])+63&gt;90;ROW([.AL3])+COLUMN([.AL3])+63-26;ROW([.AL3])+COLUMN([.AL3])+63))" office:value-type="string" office:string-value="N" calcext:value-type="string">
            <text:p>N</text:p>
          </table:table-cell>
          <table:table-cell table:formula="of:=CHAR(IF(ROW([.AM3])+COLUMN([.AM3])+63&gt;90;ROW([.AM3])+COLUMN([.AM3])+63-26;ROW([.AM3])+COLUMN([.AM3])+63))" office:value-type="string" office:string-value="O" calcext:value-type="string">
            <text:p>O</text:p>
          </table:table-cell>
          <table:table-cell table:style-name="ce37" table:formula="of:=CHAR(IF(ROW([.AN3])+COLUMN([.AN3])+63&gt;90;ROW([.AN3])+COLUMN([.AN3])+63-26;ROW([.AN3])+COLUMN([.AN3])+63))" office:value-type="string" office:string-value="P" calcext:value-type="string">
            <text:p>P</text:p>
          </table:table-cell>
          <table:table-cell table:style-name="ce36" table:formula="of:=CHAR(IF(ROW([.AO3])+COLUMN([.AO3])+63&gt;90;ROW([.AO3])+COLUMN([.AO3])+63-26;ROW([.AO3])+COLUMN([.AO3])+63))" office:value-type="string" office:string-value="Q" calcext:value-type="string">
            <text:p>Q</text:p>
          </table:table-cell>
          <table:table-cell table:style-name="ce38" table:formula="of:=CHAR(IF(ROW([.AP3])+COLUMN([.AP3])+63&gt;90;ROW([.AP3])+COLUMN([.AP3])+63-26;ROW([.AP3])+COLUMN([.AP3])+63))" office:value-type="string" office:string-value="R" calcext:value-type="string">
            <text:p>R</text:p>
          </table:table-cell>
          <table:table-cell table:style-name="ce39" table:formula="of:=CHAR(IF(ROW([.AQ3])+COLUMN([.AQ3])+63&gt;90;ROW([.AQ3])+COLUMN([.AQ3])+63-26;ROW([.AQ3])+COLUMN([.AQ3])+63))" office:value-type="string" office:string-value="S" calcext:value-type="string">
            <text:p>S</text:p>
          </table:table-cell>
          <table:table-cell table:style-name="ce40" table:formula="of:=CHAR(IF(ROW([.AR3])+COLUMN([.AR3])+63&gt;90;ROW([.AR3])+COLUMN([.AR3])+63-26;ROW([.AR3])+COLUMN([.AR3])+63))" office:value-type="string" office:string-value="T" calcext:value-type="string">
            <text:p>T</text:p>
          </table:table-cell>
          <table:table-cell table:style-name="ce41" table:formula="of:=CHAR(IF(ROW([.AS3])+COLUMN([.AS3])+63&gt;90;ROW([.AS3])+COLUMN([.AS3])+63-26;ROW([.AS3])+COLUMN([.AS3])+63))" office:value-type="string" office:string-value="U" calcext:value-type="string">
            <text:p>U</text:p>
          </table:table-cell>
          <table:table-cell table:style-name="ce42" table:formula="of:=CHAR(IF(ROW([.AT3])+COLUMN([.AT3])+63&gt;90;ROW([.AT3])+COLUMN([.AT3])+63-26;ROW([.AT3])+COLUMN([.AT3])+63))" office:value-type="string" office:string-value="V" calcext:value-type="string">
            <text:p>V</text:p>
          </table:table-cell>
          <table:table-cell table:style-name="ce43" table:formula="of:=CHAR(IF(ROW([.AU3])+COLUMN([.AU3])+63&gt;90;ROW([.AU3])+COLUMN([.AU3])+63-26;ROW([.AU3])+COLUMN([.AU3])+63))" office:value-type="string" office:string-value="W" calcext:value-type="string">
            <text:p>W</text:p>
          </table:table-cell>
          <table:table-cell table:formula="of:=CHAR(IF(ROW([.AV3])+COLUMN([.AV3])+63&gt;90;ROW([.AV3])+COLUMN([.AV3])+63-26;ROW([.AV3])+COLUMN([.AV3])+63))" office:value-type="string" office:string-value="X" calcext:value-type="string">
            <text:p>X</text:p>
          </table:table-cell>
          <table:table-cell table:style-name="ce24" table:formula="of:=CHAR(IF(ROW([.AW3])+COLUMN([.AW3])+63&gt;90;ROW([.AW3])+COLUMN([.AW3])+63-26;ROW([.AW3])+COLUMN([.AW3])+63))" office:value-type="string" office:string-value="Y" calcext:value-type="string">
            <text:p>Y</text:p>
          </table:table-cell>
          <table:table-cell table:style-name="ce44" table:formula="of:=CHAR(IF(ROW([.AX3])+COLUMN([.AX3])+63&gt;90;ROW([.AX3])+COLUMN([.AX3])+63-26;ROW([.AX3])+COLUMN([.AX3])+63))" office:value-type="string" office:string-value="Z" calcext:value-type="string">
            <text:p>Z</text:p>
          </table:table-cell>
          <table:table-cell table:style-name="ce45" table:formula="of:=CHAR(IF(ROW([.AY3])+COLUMN([.AY3])+63&gt;90;ROW([.AY3])+COLUMN([.AY3])+63-26;ROW([.AY3])+COLUMN([.AY3])+63))" office:value-type="string" office:string-value="[" calcext:value-type="string">
            <text:p>[</text:p>
          </table:table-cell>
          <table:table-cell table:style-name="ce2" table:formula="of:=CHAR(IF(ROW([.AZ3])+COLUMN([.AZ3])+63&gt;90;ROW([.AZ3])+COLUMN([.AZ3])+63-26;ROW([.AZ3])+COLUMN([.AZ3])+63))" office:value-type="string" office:string-value="\" calcext:value-type="string">
            <text:p>\</text:p>
          </table:table-cell>
          <table:table-cell table:formula="of:=CHAR(IF(ROW([.BA3])+COLUMN([.BA3])+63&gt;90;ROW([.BA3])+COLUMN([.BA3])+63-26;ROW([.BA3])+COLUMN([.BA3])+63))" office:value-type="string" office:string-value="]" calcext:value-type="string">
            <text:p>]</text:p>
          </table:table-cell>
          <table:table-cell table:style-name="ce25" table:formula="of:=CHAR(IF(ROW([.BB3])+COLUMN([.BB3])+63&gt;90;ROW([.BB3])+COLUMN([.BB3])+63-26;ROW([.BB3])+COLUMN([.BB3])+63))" office:value-type="string" office:string-value="^" calcext:value-type="string">
            <text:p>^</text:p>
          </table:table-cell>
          <table:table-cell table:style-name="ce26" table:formula="of:=CHAR(IF(ROW([.BC3])+COLUMN([.BC3])+63&gt;90;ROW([.BC3])+COLUMN([.BC3])+63-26;ROW([.BC3])+COLUMN([.BC3])+63))" office:value-type="string" office:string-value="_" calcext:value-type="string">
            <text:p>_</text:p>
          </table:table-cell>
          <table:table-cell table:style-name="ce27" table:formula="of:=CHAR(IF(ROW([.BD3])+COLUMN([.BD3])+63&gt;90;ROW([.BD3])+COLUMN([.BD3])+63-26;ROW([.BD3])+COLUMN([.BD3])+63))" office:value-type="string" office:string-value="`" calcext:value-type="string">
            <text:p>`</text:p>
          </table:table-cell>
          <table:table-cell table:style-name="ce28" table:formula="of:=CHAR(IF(ROW([.BE3])+COLUMN([.BE3])+63&gt;90;ROW([.BE3])+COLUMN([.BE3])+63-26;ROW([.BE3])+COLUMN([.BE3])+63))" office:value-type="string" office:string-value="a" calcext:value-type="string">
            <text:p>a</text:p>
          </table:table-cell>
          <table:table-cell table:style-name="ce29" table:formula="of:=CHAR(IF(ROW([.BF3])+COLUMN([.BF3])+63&gt;90;ROW([.BF3])+COLUMN([.BF3])+63-26;ROW([.BF3])+COLUMN([.BF3])+63))" office:value-type="string" office:string-value="b" calcext:value-type="string">
            <text:p>b</text:p>
          </table:table-cell>
          <table:table-cell table:style-name="ce30" table:formula="of:=CHAR(IF(ROW([.BG3])+COLUMN([.BG3])+63&gt;90;ROW([.BG3])+COLUMN([.BG3])+63-26;ROW([.BG3])+COLUMN([.BG3])+63))" office:value-type="string" office:string-value="c" calcext:value-type="string">
            <text:p>c</text:p>
          </table:table-cell>
          <table:table-cell table:style-name="ce31" table:formula="of:=CHAR(IF(ROW([.BH3])+COLUMN([.BH3])+63&gt;90;ROW([.BH3])+COLUMN([.BH3])+63-26;ROW([.BH3])+COLUMN([.BH3])+63))" office:value-type="string" office:string-value="d" calcext:value-type="string">
            <text:p>d</text:p>
          </table:table-cell>
          <table:table-cell table:style-name="ce32" table:formula="of:=CHAR(IF(ROW([.BI3])+COLUMN([.BI3])+63&gt;90;ROW([.BI3])+COLUMN([.BI3])+63-26;ROW([.BI3])+COLUMN([.BI3])+63))" office:value-type="string" office:string-value="e" calcext:value-type="string">
            <text:p>e</text:p>
          </table:table-cell>
          <table:table-cell table:style-name="ce33" table:formula="of:=CHAR(IF(ROW([.BJ3])+COLUMN([.BJ3])+63&gt;90;ROW([.BJ3])+COLUMN([.BJ3])+63-26;ROW([.BJ3])+COLUMN([.BJ3])+63))" office:value-type="string" office:string-value="f" calcext:value-type="string">
            <text:p>f</text:p>
          </table:table-cell>
          <table:table-cell table:style-name="ce34" table:formula="of:=CHAR(IF(ROW([.BK3])+COLUMN([.BK3])+63&gt;90;ROW([.BK3])+COLUMN([.BK3])+63-26;ROW([.BK3])+COLUMN([.BK3])+63))" office:value-type="string" office:string-value="g" calcext:value-type="string">
            <text:p>g</text:p>
          </table:table-cell>
          <table:table-cell table:style-name="ce35" table:formula="of:=CHAR(IF(ROW([.BL3])+COLUMN([.BL3])+63&gt;90;ROW([.BL3])+COLUMN([.BL3])+63-26;ROW([.BL3])+COLUMN([.BL3])+63))" office:value-type="string" office:string-value="h" calcext:value-type="string">
            <text:p>h</text:p>
          </table:table-cell>
          <table:table-cell table:formula="of:=CHAR(IF(ROW([.BM3])+COLUMN([.BM3])+63&gt;90;ROW([.BM3])+COLUMN([.BM3])+63-26;ROW([.BM3])+COLUMN([.BM3])+63))" office:value-type="string" office:string-value="i" calcext:value-type="string">
            <text:p>i</text:p>
          </table:table-cell>
          <table:table-cell table:style-name="ce37" table:formula="of:=CHAR(IF(ROW([.BN3])+COLUMN([.BN3])+63&gt;90;ROW([.BN3])+COLUMN([.BN3])+63-26;ROW([.BN3])+COLUMN([.BN3])+63))" office:value-type="string" office:string-value="j" calcext:value-type="string">
            <text:p>j</text:p>
          </table:table-cell>
          <table:table-cell table:style-name="ce36" table:formula="of:=CHAR(IF(ROW([.BO3])+COLUMN([.BO3])+63&gt;90;ROW([.BO3])+COLUMN([.BO3])+63-26;ROW([.BO3])+COLUMN([.BO3])+63))" office:value-type="string" office:string-value="k" calcext:value-type="string">
            <text:p>k</text:p>
          </table:table-cell>
          <table:table-cell table:style-name="ce38" table:formula="of:=CHAR(IF(ROW([.BP3])+COLUMN([.BP3])+63&gt;90;ROW([.BP3])+COLUMN([.BP3])+63-26;ROW([.BP3])+COLUMN([.BP3])+63))" office:value-type="string" office:string-value="l" calcext:value-type="string">
            <text:p>l</text:p>
          </table:table-cell>
          <table:table-cell table:style-name="ce39" table:formula="of:=CHAR(IF(ROW([.BQ3])+COLUMN([.BQ3])+63&gt;90;ROW([.BQ3])+COLUMN([.BQ3])+63-26;ROW([.BQ3])+COLUMN([.BQ3])+63))" office:value-type="string" office:string-value="m" calcext:value-type="string">
            <text:p>m</text:p>
          </table:table-cell>
          <table:table-cell table:style-name="ce40" table:formula="of:=CHAR(IF(ROW([.BR3])+COLUMN([.BR3])+63&gt;90;ROW([.BR3])+COLUMN([.BR3])+63-26;ROW([.BR3])+COLUMN([.BR3])+63))" office:value-type="string" office:string-value="n" calcext:value-type="string">
            <text:p>n</text:p>
          </table:table-cell>
          <table:table-cell table:style-name="ce41" table:formula="of:=CHAR(IF(ROW([.BS3])+COLUMN([.BS3])+63&gt;90;ROW([.BS3])+COLUMN([.BS3])+63-26;ROW([.BS3])+COLUMN([.BS3])+63))" office:value-type="string" office:string-value="o" calcext:value-type="string">
            <text:p>o</text:p>
          </table:table-cell>
          <table:table-cell table:style-name="ce42" table:formula="of:=CHAR(IF(ROW([.BT3])+COLUMN([.BT3])+63&gt;90;ROW([.BT3])+COLUMN([.BT3])+63-26;ROW([.BT3])+COLUMN([.BT3])+63))" office:value-type="string" office:string-value="p" calcext:value-type="string">
            <text:p>p</text:p>
          </table:table-cell>
          <table:table-cell table:style-name="ce43" table:formula="of:=CHAR(IF(ROW([.BU3])+COLUMN([.BU3])+63&gt;90;ROW([.BU3])+COLUMN([.BU3])+63-26;ROW([.BU3])+COLUMN([.BU3])+63))" office:value-type="string" office:string-value="q" calcext:value-type="string">
            <text:p>q</text:p>
          </table:table-cell>
          <table:table-cell table:formula="of:=CHAR(IF(ROW([.BV3])+COLUMN([.BV3])+63&gt;90;ROW([.BV3])+COLUMN([.BV3])+63-26;ROW([.BV3])+COLUMN([.BV3])+63))" office:value-type="string" office:string-value="r" calcext:value-type="string">
            <text:p>r</text:p>
          </table:table-cell>
          <table:table-cell table:style-name="ce24" table:formula="of:=CHAR(IF(ROW([.BW3])+COLUMN([.BW3])+63&gt;90;ROW([.BW3])+COLUMN([.BW3])+63-26;ROW([.BW3])+COLUMN([.BW3])+63))" office:value-type="string" office:string-value="s" calcext:value-type="string">
            <text:p>s</text:p>
          </table:table-cell>
          <table:table-cell table:style-name="ce44" table:formula="of:=CHAR(IF(ROW([.BX3])+COLUMN([.BX3])+63&gt;90;ROW([.BX3])+COLUMN([.BX3])+63-26;ROW([.BX3])+COLUMN([.BX3])+63))" office:value-type="string" office:string-value="t" calcext:value-type="string">
            <text:p>t</text:p>
          </table:table-cell>
          <table:table-cell table:style-name="ce45" table:formula="of:=CHAR(IF(ROW([.BY3])+COLUMN([.BY3])+63&gt;90;ROW([.BY3])+COLUMN([.BY3])+63-26;ROW([.BY3])+COLUMN([.BY3])+63))" office:value-type="string" office:string-value="u" calcext:value-type="string">
            <text:p>u</text:p>
          </table:table-cell>
          <table:table-cell table:style-name="ce2" table:formula="of:=CHAR(IF(ROW([.BZ3])+COLUMN([.BZ3])+63&gt;90;ROW([.BZ3])+COLUMN([.BZ3])+63-26;ROW([.BZ3])+COLUMN([.BZ3])+63))" office:value-type="string" office:string-value="v" calcext:value-type="string">
            <text:p>v</text:p>
          </table:table-cell>
          <table:table-cell table:number-columns-repeated="946"/>
        </table:table-row>
        <table:table-row table:style-name="ro1">
          <table:table-cell table:style-name="ce4"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style-name="ce26"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style-name="ce27"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style-name="ce28"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style-name="ce29"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style-name="ce30"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style-name="ce31"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style-name="ce32"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style-name="ce33"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style-name="ce34"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style-name="ce35"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style-name="ce37"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style-name="ce38"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style-name="ce39"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style-name="ce40"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style-name="ce41"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style-name="ce42"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style-name="ce43"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style-name="ce24"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style-name="ce44"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style-name="ce45"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style-name="ce46"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HAR(IF(ROW([.AA4])+COLUMN([.AA4])+63&gt;90;ROW([.AA4])+COLUMN([.AA4])+63-26;ROW([.AA4])+COLUMN([.AA4])+63))" office:value-type="string" office:string-value="D" calcext:value-type="string">
            <text:p>D</text:p>
          </table:table-cell>
          <table:table-cell table:style-name="ce26" table:formula="of:=CHAR(IF(ROW([.AB4])+COLUMN([.AB4])+63&gt;90;ROW([.AB4])+COLUMN([.AB4])+63-26;ROW([.AB4])+COLUMN([.AB4])+63))" office:value-type="string" office:string-value="E" calcext:value-type="string">
            <text:p>E</text:p>
          </table:table-cell>
          <table:table-cell table:style-name="ce27" table:formula="of:=CHAR(IF(ROW([.AC4])+COLUMN([.AC4])+63&gt;90;ROW([.AC4])+COLUMN([.AC4])+63-26;ROW([.AC4])+COLUMN([.AC4])+63))" office:value-type="string" office:string-value="F" calcext:value-type="string">
            <text:p>F</text:p>
          </table:table-cell>
          <table:table-cell table:style-name="ce28" table:formula="of:=CHAR(IF(ROW([.AD4])+COLUMN([.AD4])+63&gt;90;ROW([.AD4])+COLUMN([.AD4])+63-26;ROW([.AD4])+COLUMN([.AD4])+63))" office:value-type="string" office:string-value="G" calcext:value-type="string">
            <text:p>G</text:p>
          </table:table-cell>
          <table:table-cell table:style-name="ce29" table:formula="of:=CHAR(IF(ROW([.AE4])+COLUMN([.AE4])+63&gt;90;ROW([.AE4])+COLUMN([.AE4])+63-26;ROW([.AE4])+COLUMN([.AE4])+63))" office:value-type="string" office:string-value="H" calcext:value-type="string">
            <text:p>H</text:p>
          </table:table-cell>
          <table:table-cell table:style-name="ce30" table:formula="of:=CHAR(IF(ROW([.AF4])+COLUMN([.AF4])+63&gt;90;ROW([.AF4])+COLUMN([.AF4])+63-26;ROW([.AF4])+COLUMN([.AF4])+63))" office:value-type="string" office:string-value="I" calcext:value-type="string">
            <text:p>I</text:p>
          </table:table-cell>
          <table:table-cell table:style-name="ce31" table:formula="of:=CHAR(IF(ROW([.AG4])+COLUMN([.AG4])+63&gt;90;ROW([.AG4])+COLUMN([.AG4])+63-26;ROW([.AG4])+COLUMN([.AG4])+63))" office:value-type="string" office:string-value="J" calcext:value-type="string">
            <text:p>J</text:p>
          </table:table-cell>
          <table:table-cell table:style-name="ce32" table:formula="of:=CHAR(IF(ROW([.AH4])+COLUMN([.AH4])+63&gt;90;ROW([.AH4])+COLUMN([.AH4])+63-26;ROW([.AH4])+COLUMN([.AH4])+63))" office:value-type="string" office:string-value="K" calcext:value-type="string">
            <text:p>K</text:p>
          </table:table-cell>
          <table:table-cell table:style-name="ce33" table:formula="of:=CHAR(IF(ROW([.AI4])+COLUMN([.AI4])+63&gt;90;ROW([.AI4])+COLUMN([.AI4])+63-26;ROW([.AI4])+COLUMN([.AI4])+63))" office:value-type="string" office:string-value="L" calcext:value-type="string">
            <text:p>L</text:p>
          </table:table-cell>
          <table:table-cell table:style-name="ce34" table:formula="of:=CHAR(IF(ROW([.AJ4])+COLUMN([.AJ4])+63&gt;90;ROW([.AJ4])+COLUMN([.AJ4])+63-26;ROW([.AJ4])+COLUMN([.AJ4])+63))" office:value-type="string" office:string-value="M" calcext:value-type="string">
            <text:p>M</text:p>
          </table:table-cell>
          <table:table-cell table:style-name="ce35" table:formula="of:=CHAR(IF(ROW([.AK4])+COLUMN([.AK4])+63&gt;90;ROW([.AK4])+COLUMN([.AK4])+63-26;ROW([.AK4])+COLUMN([.AK4])+63))" office:value-type="string" office:string-value="N" calcext:value-type="string">
            <text:p>N</text:p>
          </table:table-cell>
          <table:table-cell table:formula="of:=CHAR(IF(ROW([.AL4])+COLUMN([.AL4])+63&gt;90;ROW([.AL4])+COLUMN([.AL4])+63-26;ROW([.AL4])+COLUMN([.AL4])+63))" office:value-type="string" office:string-value="O" calcext:value-type="string">
            <text:p>O</text:p>
          </table:table-cell>
          <table:table-cell table:style-name="ce37" table:formula="of:=CHAR(IF(ROW([.AM4])+COLUMN([.AM4])+63&gt;90;ROW([.AM4])+COLUMN([.AM4])+63-26;ROW([.AM4])+COLUMN([.AM4])+63))" office:value-type="string" office:string-value="P" calcext:value-type="string">
            <text:p>P</text:p>
          </table:table-cell>
          <table:table-cell table:formula="of:=CHAR(IF(ROW([.AN4])+COLUMN([.AN4])+63&gt;90;ROW([.AN4])+COLUMN([.AN4])+63-26;ROW([.AN4])+COLUMN([.AN4])+63))" office:value-type="string" office:string-value="Q" calcext:value-type="string">
            <text:p>Q</text:p>
          </table:table-cell>
          <table:table-cell table:style-name="ce38" table:formula="of:=CHAR(IF(ROW([.AO4])+COLUMN([.AO4])+63&gt;90;ROW([.AO4])+COLUMN([.AO4])+63-26;ROW([.AO4])+COLUMN([.AO4])+63))" office:value-type="string" office:string-value="R" calcext:value-type="string">
            <text:p>R</text:p>
          </table:table-cell>
          <table:table-cell table:style-name="ce39" table:formula="of:=CHAR(IF(ROW([.AP4])+COLUMN([.AP4])+63&gt;90;ROW([.AP4])+COLUMN([.AP4])+63-26;ROW([.AP4])+COLUMN([.AP4])+63))" office:value-type="string" office:string-value="S" calcext:value-type="string">
            <text:p>S</text:p>
          </table:table-cell>
          <table:table-cell table:style-name="ce40" table:formula="of:=CHAR(IF(ROW([.AQ4])+COLUMN([.AQ4])+63&gt;90;ROW([.AQ4])+COLUMN([.AQ4])+63-26;ROW([.AQ4])+COLUMN([.AQ4])+63))" office:value-type="string" office:string-value="T" calcext:value-type="string">
            <text:p>T</text:p>
          </table:table-cell>
          <table:table-cell table:style-name="ce41" table:formula="of:=CHAR(IF(ROW([.AR4])+COLUMN([.AR4])+63&gt;90;ROW([.AR4])+COLUMN([.AR4])+63-26;ROW([.AR4])+COLUMN([.AR4])+63))" office:value-type="string" office:string-value="U" calcext:value-type="string">
            <text:p>U</text:p>
          </table:table-cell>
          <table:table-cell table:style-name="ce42" table:formula="of:=CHAR(IF(ROW([.AS4])+COLUMN([.AS4])+63&gt;90;ROW([.AS4])+COLUMN([.AS4])+63-26;ROW([.AS4])+COLUMN([.AS4])+63))" office:value-type="string" office:string-value="V" calcext:value-type="string">
            <text:p>V</text:p>
          </table:table-cell>
          <table:table-cell table:style-name="ce43" table:formula="of:=CHAR(IF(ROW([.AT4])+COLUMN([.AT4])+63&gt;90;ROW([.AT4])+COLUMN([.AT4])+63-26;ROW([.AT4])+COLUMN([.AT4])+63))" office:value-type="string" office:string-value="W" calcext:value-type="string">
            <text:p>W</text:p>
          </table:table-cell>
          <table:table-cell table:formula="of:=CHAR(IF(ROW([.AU4])+COLUMN([.AU4])+63&gt;90;ROW([.AU4])+COLUMN([.AU4])+63-26;ROW([.AU4])+COLUMN([.AU4])+63))" office:value-type="string" office:string-value="X" calcext:value-type="string">
            <text:p>X</text:p>
          </table:table-cell>
          <table:table-cell table:style-name="ce24" table:formula="of:=CHAR(IF(ROW([.AV4])+COLUMN([.AV4])+63&gt;90;ROW([.AV4])+COLUMN([.AV4])+63-26;ROW([.AV4])+COLUMN([.AV4])+63))" office:value-type="string" office:string-value="Y" calcext:value-type="string">
            <text:p>Y</text:p>
          </table:table-cell>
          <table:table-cell table:style-name="ce44" table:formula="of:=CHAR(IF(ROW([.AW4])+COLUMN([.AW4])+63&gt;90;ROW([.AW4])+COLUMN([.AW4])+63-26;ROW([.AW4])+COLUMN([.AW4])+63))" office:value-type="string" office:string-value="Z" calcext:value-type="string">
            <text:p>Z</text:p>
          </table:table-cell>
          <table:table-cell table:style-name="ce45" table:formula="of:=CHAR(IF(ROW([.AX4])+COLUMN([.AX4])+63&gt;90;ROW([.AX4])+COLUMN([.AX4])+63-26;ROW([.AX4])+COLUMN([.AX4])+63))" office:value-type="string" office:string-value="[" calcext:value-type="string">
            <text:p>[</text:p>
          </table:table-cell>
          <table:table-cell table:style-name="ce46" table:formula="of:=CHAR(IF(ROW([.AY4])+COLUMN([.AY4])+63&gt;90;ROW([.AY4])+COLUMN([.AY4])+63-26;ROW([.AY4])+COLUMN([.AY4])+63))" office:value-type="string" office:string-value="\" calcext:value-type="string">
            <text:p>\</text:p>
          </table:table-cell>
          <table:table-cell table:formula="of:=CHAR(IF(ROW([.AZ4])+COLUMN([.AZ4])+63&gt;90;ROW([.AZ4])+COLUMN([.AZ4])+63-26;ROW([.AZ4])+COLUMN([.AZ4])+63))" office:value-type="string" office:string-value="]" calcext:value-type="string">
            <text:p>]</text:p>
          </table:table-cell>
          <table:table-cell table:style-name="ce4" table:formula="of:=CHAR(IF(ROW([.BA4])+COLUMN([.BA4])+63&gt;90;ROW([.BA4])+COLUMN([.BA4])+63-26;ROW([.BA4])+COLUMN([.BA4])+63))" office:value-type="string" office:string-value="^" calcext:value-type="string">
            <text:p>^</text:p>
          </table:table-cell>
          <table:table-cell table:style-name="ce26" table:formula="of:=CHAR(IF(ROW([.BB4])+COLUMN([.BB4])+63&gt;90;ROW([.BB4])+COLUMN([.BB4])+63-26;ROW([.BB4])+COLUMN([.BB4])+63))" office:value-type="string" office:string-value="_" calcext:value-type="string">
            <text:p>_</text:p>
          </table:table-cell>
          <table:table-cell table:style-name="ce27" table:formula="of:=CHAR(IF(ROW([.BC4])+COLUMN([.BC4])+63&gt;90;ROW([.BC4])+COLUMN([.BC4])+63-26;ROW([.BC4])+COLUMN([.BC4])+63))" office:value-type="string" office:string-value="`" calcext:value-type="string">
            <text:p>`</text:p>
          </table:table-cell>
          <table:table-cell table:style-name="ce28" table:formula="of:=CHAR(IF(ROW([.BD4])+COLUMN([.BD4])+63&gt;90;ROW([.BD4])+COLUMN([.BD4])+63-26;ROW([.BD4])+COLUMN([.BD4])+63))" office:value-type="string" office:string-value="a" calcext:value-type="string">
            <text:p>a</text:p>
          </table:table-cell>
          <table:table-cell table:style-name="ce29" table:formula="of:=CHAR(IF(ROW([.BE4])+COLUMN([.BE4])+63&gt;90;ROW([.BE4])+COLUMN([.BE4])+63-26;ROW([.BE4])+COLUMN([.BE4])+63))" office:value-type="string" office:string-value="b" calcext:value-type="string">
            <text:p>b</text:p>
          </table:table-cell>
          <table:table-cell table:style-name="ce30" table:formula="of:=CHAR(IF(ROW([.BF4])+COLUMN([.BF4])+63&gt;90;ROW([.BF4])+COLUMN([.BF4])+63-26;ROW([.BF4])+COLUMN([.BF4])+63))" office:value-type="string" office:string-value="c" calcext:value-type="string">
            <text:p>c</text:p>
          </table:table-cell>
          <table:table-cell table:style-name="ce31" table:formula="of:=CHAR(IF(ROW([.BG4])+COLUMN([.BG4])+63&gt;90;ROW([.BG4])+COLUMN([.BG4])+63-26;ROW([.BG4])+COLUMN([.BG4])+63))" office:value-type="string" office:string-value="d" calcext:value-type="string">
            <text:p>d</text:p>
          </table:table-cell>
          <table:table-cell table:style-name="ce32" table:formula="of:=CHAR(IF(ROW([.BH4])+COLUMN([.BH4])+63&gt;90;ROW([.BH4])+COLUMN([.BH4])+63-26;ROW([.BH4])+COLUMN([.BH4])+63))" office:value-type="string" office:string-value="e" calcext:value-type="string">
            <text:p>e</text:p>
          </table:table-cell>
          <table:table-cell table:style-name="ce33" table:formula="of:=CHAR(IF(ROW([.BI4])+COLUMN([.BI4])+63&gt;90;ROW([.BI4])+COLUMN([.BI4])+63-26;ROW([.BI4])+COLUMN([.BI4])+63))" office:value-type="string" office:string-value="f" calcext:value-type="string">
            <text:p>f</text:p>
          </table:table-cell>
          <table:table-cell table:style-name="ce34" table:formula="of:=CHAR(IF(ROW([.BJ4])+COLUMN([.BJ4])+63&gt;90;ROW([.BJ4])+COLUMN([.BJ4])+63-26;ROW([.BJ4])+COLUMN([.BJ4])+63))" office:value-type="string" office:string-value="g" calcext:value-type="string">
            <text:p>g</text:p>
          </table:table-cell>
          <table:table-cell table:style-name="ce35" table:formula="of:=CHAR(IF(ROW([.BK4])+COLUMN([.BK4])+63&gt;90;ROW([.BK4])+COLUMN([.BK4])+63-26;ROW([.BK4])+COLUMN([.BK4])+63))" office:value-type="string" office:string-value="h" calcext:value-type="string">
            <text:p>h</text:p>
          </table:table-cell>
          <table:table-cell table:formula="of:=CHAR(IF(ROW([.BL4])+COLUMN([.BL4])+63&gt;90;ROW([.BL4])+COLUMN([.BL4])+63-26;ROW([.BL4])+COLUMN([.BL4])+63))" office:value-type="string" office:string-value="i" calcext:value-type="string">
            <text:p>i</text:p>
          </table:table-cell>
          <table:table-cell table:style-name="ce37" table:formula="of:=CHAR(IF(ROW([.BM4])+COLUMN([.BM4])+63&gt;90;ROW([.BM4])+COLUMN([.BM4])+63-26;ROW([.BM4])+COLUMN([.BM4])+63))" office:value-type="string" office:string-value="j" calcext:value-type="string">
            <text:p>j</text:p>
          </table:table-cell>
          <table:table-cell table:formula="of:=CHAR(IF(ROW([.BN4])+COLUMN([.BN4])+63&gt;90;ROW([.BN4])+COLUMN([.BN4])+63-26;ROW([.BN4])+COLUMN([.BN4])+63))" office:value-type="string" office:string-value="k" calcext:value-type="string">
            <text:p>k</text:p>
          </table:table-cell>
          <table:table-cell table:style-name="ce38" table:formula="of:=CHAR(IF(ROW([.BO4])+COLUMN([.BO4])+63&gt;90;ROW([.BO4])+COLUMN([.BO4])+63-26;ROW([.BO4])+COLUMN([.BO4])+63))" office:value-type="string" office:string-value="l" calcext:value-type="string">
            <text:p>l</text:p>
          </table:table-cell>
          <table:table-cell table:style-name="ce39" table:formula="of:=CHAR(IF(ROW([.BP4])+COLUMN([.BP4])+63&gt;90;ROW([.BP4])+COLUMN([.BP4])+63-26;ROW([.BP4])+COLUMN([.BP4])+63))" office:value-type="string" office:string-value="m" calcext:value-type="string">
            <text:p>m</text:p>
          </table:table-cell>
          <table:table-cell table:style-name="ce40" table:formula="of:=CHAR(IF(ROW([.BQ4])+COLUMN([.BQ4])+63&gt;90;ROW([.BQ4])+COLUMN([.BQ4])+63-26;ROW([.BQ4])+COLUMN([.BQ4])+63))" office:value-type="string" office:string-value="n" calcext:value-type="string">
            <text:p>n</text:p>
          </table:table-cell>
          <table:table-cell table:style-name="ce41" table:formula="of:=CHAR(IF(ROW([.BR4])+COLUMN([.BR4])+63&gt;90;ROW([.BR4])+COLUMN([.BR4])+63-26;ROW([.BR4])+COLUMN([.BR4])+63))" office:value-type="string" office:string-value="o" calcext:value-type="string">
            <text:p>o</text:p>
          </table:table-cell>
          <table:table-cell table:style-name="ce42" table:formula="of:=CHAR(IF(ROW([.BS4])+COLUMN([.BS4])+63&gt;90;ROW([.BS4])+COLUMN([.BS4])+63-26;ROW([.BS4])+COLUMN([.BS4])+63))" office:value-type="string" office:string-value="p" calcext:value-type="string">
            <text:p>p</text:p>
          </table:table-cell>
          <table:table-cell table:style-name="ce43" table:formula="of:=CHAR(IF(ROW([.BT4])+COLUMN([.BT4])+63&gt;90;ROW([.BT4])+COLUMN([.BT4])+63-26;ROW([.BT4])+COLUMN([.BT4])+63))" office:value-type="string" office:string-value="q" calcext:value-type="string">
            <text:p>q</text:p>
          </table:table-cell>
          <table:table-cell table:formula="of:=CHAR(IF(ROW([.BU4])+COLUMN([.BU4])+63&gt;90;ROW([.BU4])+COLUMN([.BU4])+63-26;ROW([.BU4])+COLUMN([.BU4])+63))" office:value-type="string" office:string-value="r" calcext:value-type="string">
            <text:p>r</text:p>
          </table:table-cell>
          <table:table-cell table:style-name="ce24" table:formula="of:=CHAR(IF(ROW([.BV4])+COLUMN([.BV4])+63&gt;90;ROW([.BV4])+COLUMN([.BV4])+63-26;ROW([.BV4])+COLUMN([.BV4])+63))" office:value-type="string" office:string-value="s" calcext:value-type="string">
            <text:p>s</text:p>
          </table:table-cell>
          <table:table-cell table:style-name="ce44" table:formula="of:=CHAR(IF(ROW([.BW4])+COLUMN([.BW4])+63&gt;90;ROW([.BW4])+COLUMN([.BW4])+63-26;ROW([.BW4])+COLUMN([.BW4])+63))" office:value-type="string" office:string-value="t" calcext:value-type="string">
            <text:p>t</text:p>
          </table:table-cell>
          <table:table-cell table:style-name="ce45" table:formula="of:=CHAR(IF(ROW([.BX4])+COLUMN([.BX4])+63&gt;90;ROW([.BX4])+COLUMN([.BX4])+63-26;ROW([.BX4])+COLUMN([.BX4])+63))" office:value-type="string" office:string-value="u" calcext:value-type="string">
            <text:p>u</text:p>
          </table:table-cell>
          <table:table-cell table:style-name="ce46" table:formula="of:=CHAR(IF(ROW([.BY4])+COLUMN([.BY4])+63&gt;90;ROW([.BY4])+COLUMN([.BY4])+63-26;ROW([.BY4])+COLUMN([.BY4])+63))" office:value-type="string" office:string-value="v" calcext:value-type="string">
            <text:p>v</text:p>
          </table:table-cell>
          <table:table-cell table:formula="of:=CHAR(IF(ROW([.BZ4])+COLUMN([.BZ4])+63&gt;90;ROW([.BZ4])+COLUMN([.BZ4])+63-26;ROW([.BZ4])+COLUMN([.BZ4])+63))" office:value-type="string" office:string-value="w" calcext:value-type="string">
            <text:p>w</text:p>
          </table:table-cell>
          <table:table-cell table:number-columns-repeated="946"/>
        </table:table-row>
        <table:table-row table:style-name="ro1">
          <table:table-cell table:style-name="ce5"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style-name="ce27"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style-name="ce28"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style-name="ce29"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style-name="ce30"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style-name="ce31"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style-name="ce32"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style-name="ce33"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style-name="ce34"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style-name="ce35"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style-name="ce37"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style-name="ce38"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style-name="ce39"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style-name="ce40"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style-name="ce41"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style-name="ce42"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style-name="ce43"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style-name="ce24"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style-name="ce44"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style-name="ce45"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style-name="ce46"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style-name="ce24"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style-name="ce4"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CHAR(IF(ROW([.AA5])+COLUMN([.AA5])+63&gt;90;ROW([.AA5])+COLUMN([.AA5])+63-26;ROW([.AA5])+COLUMN([.AA5])+63))" office:value-type="string" office:string-value="E" calcext:value-type="string">
            <text:p>E</text:p>
          </table:table-cell>
          <table:table-cell table:style-name="ce27" table:formula="of:=CHAR(IF(ROW([.AB5])+COLUMN([.AB5])+63&gt;90;ROW([.AB5])+COLUMN([.AB5])+63-26;ROW([.AB5])+COLUMN([.AB5])+63))" office:value-type="string" office:string-value="F" calcext:value-type="string">
            <text:p>F</text:p>
          </table:table-cell>
          <table:table-cell table:style-name="ce28" table:formula="of:=CHAR(IF(ROW([.AC5])+COLUMN([.AC5])+63&gt;90;ROW([.AC5])+COLUMN([.AC5])+63-26;ROW([.AC5])+COLUMN([.AC5])+63))" office:value-type="string" office:string-value="G" calcext:value-type="string">
            <text:p>G</text:p>
          </table:table-cell>
          <table:table-cell table:style-name="ce29" table:formula="of:=CHAR(IF(ROW([.AD5])+COLUMN([.AD5])+63&gt;90;ROW([.AD5])+COLUMN([.AD5])+63-26;ROW([.AD5])+COLUMN([.AD5])+63))" office:value-type="string" office:string-value="H" calcext:value-type="string">
            <text:p>H</text:p>
          </table:table-cell>
          <table:table-cell table:style-name="ce30" table:formula="of:=CHAR(IF(ROW([.AE5])+COLUMN([.AE5])+63&gt;90;ROW([.AE5])+COLUMN([.AE5])+63-26;ROW([.AE5])+COLUMN([.AE5])+63))" office:value-type="string" office:string-value="I" calcext:value-type="string">
            <text:p>I</text:p>
          </table:table-cell>
          <table:table-cell table:style-name="ce31" table:formula="of:=CHAR(IF(ROW([.AF5])+COLUMN([.AF5])+63&gt;90;ROW([.AF5])+COLUMN([.AF5])+63-26;ROW([.AF5])+COLUMN([.AF5])+63))" office:value-type="string" office:string-value="J" calcext:value-type="string">
            <text:p>J</text:p>
          </table:table-cell>
          <table:table-cell table:style-name="ce32" table:formula="of:=CHAR(IF(ROW([.AG5])+COLUMN([.AG5])+63&gt;90;ROW([.AG5])+COLUMN([.AG5])+63-26;ROW([.AG5])+COLUMN([.AG5])+63))" office:value-type="string" office:string-value="K" calcext:value-type="string">
            <text:p>K</text:p>
          </table:table-cell>
          <table:table-cell table:style-name="ce33" table:formula="of:=CHAR(IF(ROW([.AH5])+COLUMN([.AH5])+63&gt;90;ROW([.AH5])+COLUMN([.AH5])+63-26;ROW([.AH5])+COLUMN([.AH5])+63))" office:value-type="string" office:string-value="L" calcext:value-type="string">
            <text:p>L</text:p>
          </table:table-cell>
          <table:table-cell table:style-name="ce34" table:formula="of:=CHAR(IF(ROW([.AI5])+COLUMN([.AI5])+63&gt;90;ROW([.AI5])+COLUMN([.AI5])+63-26;ROW([.AI5])+COLUMN([.AI5])+63))" office:value-type="string" office:string-value="M" calcext:value-type="string">
            <text:p>M</text:p>
          </table:table-cell>
          <table:table-cell table:style-name="ce35" table:formula="of:=CHAR(IF(ROW([.AJ5])+COLUMN([.AJ5])+63&gt;90;ROW([.AJ5])+COLUMN([.AJ5])+63-26;ROW([.AJ5])+COLUMN([.AJ5])+63))" office:value-type="string" office:string-value="N" calcext:value-type="string">
            <text:p>N</text:p>
          </table:table-cell>
          <table:table-cell table:formula="of:=CHAR(IF(ROW([.AK5])+COLUMN([.AK5])+63&gt;90;ROW([.AK5])+COLUMN([.AK5])+63-26;ROW([.AK5])+COLUMN([.AK5])+63))" office:value-type="string" office:string-value="O" calcext:value-type="string">
            <text:p>O</text:p>
          </table:table-cell>
          <table:table-cell table:style-name="ce37" table:formula="of:=CHAR(IF(ROW([.AL5])+COLUMN([.AL5])+63&gt;90;ROW([.AL5])+COLUMN([.AL5])+63-26;ROW([.AL5])+COLUMN([.AL5])+63))" office:value-type="string" office:string-value="P" calcext:value-type="string">
            <text:p>P</text:p>
          </table:table-cell>
          <table:table-cell table:formula="of:=CHAR(IF(ROW([.AM5])+COLUMN([.AM5])+63&gt;90;ROW([.AM5])+COLUMN([.AM5])+63-26;ROW([.AM5])+COLUMN([.AM5])+63))" office:value-type="string" office:string-value="Q" calcext:value-type="string">
            <text:p>Q</text:p>
          </table:table-cell>
          <table:table-cell table:style-name="ce38" table:formula="of:=CHAR(IF(ROW([.AN5])+COLUMN([.AN5])+63&gt;90;ROW([.AN5])+COLUMN([.AN5])+63-26;ROW([.AN5])+COLUMN([.AN5])+63))" office:value-type="string" office:string-value="R" calcext:value-type="string">
            <text:p>R</text:p>
          </table:table-cell>
          <table:table-cell table:style-name="ce39" table:formula="of:=CHAR(IF(ROW([.AO5])+COLUMN([.AO5])+63&gt;90;ROW([.AO5])+COLUMN([.AO5])+63-26;ROW([.AO5])+COLUMN([.AO5])+63))" office:value-type="string" office:string-value="S" calcext:value-type="string">
            <text:p>S</text:p>
          </table:table-cell>
          <table:table-cell table:style-name="ce40" table:formula="of:=CHAR(IF(ROW([.AP5])+COLUMN([.AP5])+63&gt;90;ROW([.AP5])+COLUMN([.AP5])+63-26;ROW([.AP5])+COLUMN([.AP5])+63))" office:value-type="string" office:string-value="T" calcext:value-type="string">
            <text:p>T</text:p>
          </table:table-cell>
          <table:table-cell table:style-name="ce41" table:formula="of:=CHAR(IF(ROW([.AQ5])+COLUMN([.AQ5])+63&gt;90;ROW([.AQ5])+COLUMN([.AQ5])+63-26;ROW([.AQ5])+COLUMN([.AQ5])+63))" office:value-type="string" office:string-value="U" calcext:value-type="string">
            <text:p>U</text:p>
          </table:table-cell>
          <table:table-cell table:style-name="ce42" table:formula="of:=CHAR(IF(ROW([.AR5])+COLUMN([.AR5])+63&gt;90;ROW([.AR5])+COLUMN([.AR5])+63-26;ROW([.AR5])+COLUMN([.AR5])+63))" office:value-type="string" office:string-value="V" calcext:value-type="string">
            <text:p>V</text:p>
          </table:table-cell>
          <table:table-cell table:style-name="ce43" table:formula="of:=CHAR(IF(ROW([.AS5])+COLUMN([.AS5])+63&gt;90;ROW([.AS5])+COLUMN([.AS5])+63-26;ROW([.AS5])+COLUMN([.AS5])+63))" office:value-type="string" office:string-value="W" calcext:value-type="string">
            <text:p>W</text:p>
          </table:table-cell>
          <table:table-cell table:formula="of:=CHAR(IF(ROW([.AT5])+COLUMN([.AT5])+63&gt;90;ROW([.AT5])+COLUMN([.AT5])+63-26;ROW([.AT5])+COLUMN([.AT5])+63))" office:value-type="string" office:string-value="X" calcext:value-type="string">
            <text:p>X</text:p>
          </table:table-cell>
          <table:table-cell table:style-name="ce24" table:formula="of:=CHAR(IF(ROW([.AU5])+COLUMN([.AU5])+63&gt;90;ROW([.AU5])+COLUMN([.AU5])+63-26;ROW([.AU5])+COLUMN([.AU5])+63))" office:value-type="string" office:string-value="Y" calcext:value-type="string">
            <text:p>Y</text:p>
          </table:table-cell>
          <table:table-cell table:style-name="ce44" table:formula="of:=CHAR(IF(ROW([.AV5])+COLUMN([.AV5])+63&gt;90;ROW([.AV5])+COLUMN([.AV5])+63-26;ROW([.AV5])+COLUMN([.AV5])+63))" office:value-type="string" office:string-value="Z" calcext:value-type="string">
            <text:p>Z</text:p>
          </table:table-cell>
          <table:table-cell table:style-name="ce45" table:formula="of:=CHAR(IF(ROW([.AW5])+COLUMN([.AW5])+63&gt;90;ROW([.AW5])+COLUMN([.AW5])+63-26;ROW([.AW5])+COLUMN([.AW5])+63))" office:value-type="string" office:string-value="[" calcext:value-type="string">
            <text:p>[</text:p>
          </table:table-cell>
          <table:table-cell table:style-name="ce46" table:formula="of:=CHAR(IF(ROW([.AX5])+COLUMN([.AX5])+63&gt;90;ROW([.AX5])+COLUMN([.AX5])+63-26;ROW([.AX5])+COLUMN([.AX5])+63))" office:value-type="string" office:string-value="\" calcext:value-type="string">
            <text:p>\</text:p>
          </table:table-cell>
          <table:table-cell table:style-name="ce24" table:formula="of:=CHAR(IF(ROW([.AY5])+COLUMN([.AY5])+63&gt;90;ROW([.AY5])+COLUMN([.AY5])+63-26;ROW([.AY5])+COLUMN([.AY5])+63))" office:value-type="string" office:string-value="]" calcext:value-type="string">
            <text:p>]</text:p>
          </table:table-cell>
          <table:table-cell table:style-name="ce4" table:formula="of:=CHAR(IF(ROW([.AZ5])+COLUMN([.AZ5])+63&gt;90;ROW([.AZ5])+COLUMN([.AZ5])+63-26;ROW([.AZ5])+COLUMN([.AZ5])+63))" office:value-type="string" office:string-value="^" calcext:value-type="string">
            <text:p>^</text:p>
          </table:table-cell>
          <table:table-cell table:style-name="ce5" table:formula="of:=CHAR(IF(ROW([.BA5])+COLUMN([.BA5])+63&gt;90;ROW([.BA5])+COLUMN([.BA5])+63-26;ROW([.BA5])+COLUMN([.BA5])+63))" office:value-type="string" office:string-value="_" calcext:value-type="string">
            <text:p>_</text:p>
          </table:table-cell>
          <table:table-cell table:style-name="ce27" table:formula="of:=CHAR(IF(ROW([.BB5])+COLUMN([.BB5])+63&gt;90;ROW([.BB5])+COLUMN([.BB5])+63-26;ROW([.BB5])+COLUMN([.BB5])+63))" office:value-type="string" office:string-value="`" calcext:value-type="string">
            <text:p>`</text:p>
          </table:table-cell>
          <table:table-cell table:style-name="ce28" table:formula="of:=CHAR(IF(ROW([.BC5])+COLUMN([.BC5])+63&gt;90;ROW([.BC5])+COLUMN([.BC5])+63-26;ROW([.BC5])+COLUMN([.BC5])+63))" office:value-type="string" office:string-value="a" calcext:value-type="string">
            <text:p>a</text:p>
          </table:table-cell>
          <table:table-cell table:style-name="ce29" table:formula="of:=CHAR(IF(ROW([.BD5])+COLUMN([.BD5])+63&gt;90;ROW([.BD5])+COLUMN([.BD5])+63-26;ROW([.BD5])+COLUMN([.BD5])+63))" office:value-type="string" office:string-value="b" calcext:value-type="string">
            <text:p>b</text:p>
          </table:table-cell>
          <table:table-cell table:style-name="ce30" table:formula="of:=CHAR(IF(ROW([.BE5])+COLUMN([.BE5])+63&gt;90;ROW([.BE5])+COLUMN([.BE5])+63-26;ROW([.BE5])+COLUMN([.BE5])+63))" office:value-type="string" office:string-value="c" calcext:value-type="string">
            <text:p>c</text:p>
          </table:table-cell>
          <table:table-cell table:style-name="ce31" table:formula="of:=CHAR(IF(ROW([.BF5])+COLUMN([.BF5])+63&gt;90;ROW([.BF5])+COLUMN([.BF5])+63-26;ROW([.BF5])+COLUMN([.BF5])+63))" office:value-type="string" office:string-value="d" calcext:value-type="string">
            <text:p>d</text:p>
          </table:table-cell>
          <table:table-cell table:style-name="ce32" table:formula="of:=CHAR(IF(ROW([.BG5])+COLUMN([.BG5])+63&gt;90;ROW([.BG5])+COLUMN([.BG5])+63-26;ROW([.BG5])+COLUMN([.BG5])+63))" office:value-type="string" office:string-value="e" calcext:value-type="string">
            <text:p>e</text:p>
          </table:table-cell>
          <table:table-cell table:style-name="ce33" table:formula="of:=CHAR(IF(ROW([.BH5])+COLUMN([.BH5])+63&gt;90;ROW([.BH5])+COLUMN([.BH5])+63-26;ROW([.BH5])+COLUMN([.BH5])+63))" office:value-type="string" office:string-value="f" calcext:value-type="string">
            <text:p>f</text:p>
          </table:table-cell>
          <table:table-cell table:style-name="ce34" table:formula="of:=CHAR(IF(ROW([.BI5])+COLUMN([.BI5])+63&gt;90;ROW([.BI5])+COLUMN([.BI5])+63-26;ROW([.BI5])+COLUMN([.BI5])+63))" office:value-type="string" office:string-value="g" calcext:value-type="string">
            <text:p>g</text:p>
          </table:table-cell>
          <table:table-cell table:style-name="ce35" table:formula="of:=CHAR(IF(ROW([.BJ5])+COLUMN([.BJ5])+63&gt;90;ROW([.BJ5])+COLUMN([.BJ5])+63-26;ROW([.BJ5])+COLUMN([.BJ5])+63))" office:value-type="string" office:string-value="h" calcext:value-type="string">
            <text:p>h</text:p>
          </table:table-cell>
          <table:table-cell table:formula="of:=CHAR(IF(ROW([.BK5])+COLUMN([.BK5])+63&gt;90;ROW([.BK5])+COLUMN([.BK5])+63-26;ROW([.BK5])+COLUMN([.BK5])+63))" office:value-type="string" office:string-value="i" calcext:value-type="string">
            <text:p>i</text:p>
          </table:table-cell>
          <table:table-cell table:style-name="ce37" table:formula="of:=CHAR(IF(ROW([.BL5])+COLUMN([.BL5])+63&gt;90;ROW([.BL5])+COLUMN([.BL5])+63-26;ROW([.BL5])+COLUMN([.BL5])+63))" office:value-type="string" office:string-value="j" calcext:value-type="string">
            <text:p>j</text:p>
          </table:table-cell>
          <table:table-cell table:formula="of:=CHAR(IF(ROW([.BM5])+COLUMN([.BM5])+63&gt;90;ROW([.BM5])+COLUMN([.BM5])+63-26;ROW([.BM5])+COLUMN([.BM5])+63))" office:value-type="string" office:string-value="k" calcext:value-type="string">
            <text:p>k</text:p>
          </table:table-cell>
          <table:table-cell table:style-name="ce38" table:formula="of:=CHAR(IF(ROW([.BN5])+COLUMN([.BN5])+63&gt;90;ROW([.BN5])+COLUMN([.BN5])+63-26;ROW([.BN5])+COLUMN([.BN5])+63))" office:value-type="string" office:string-value="l" calcext:value-type="string">
            <text:p>l</text:p>
          </table:table-cell>
          <table:table-cell table:style-name="ce39" table:formula="of:=CHAR(IF(ROW([.BO5])+COLUMN([.BO5])+63&gt;90;ROW([.BO5])+COLUMN([.BO5])+63-26;ROW([.BO5])+COLUMN([.BO5])+63))" office:value-type="string" office:string-value="m" calcext:value-type="string">
            <text:p>m</text:p>
          </table:table-cell>
          <table:table-cell table:style-name="ce40" table:formula="of:=CHAR(IF(ROW([.BP5])+COLUMN([.BP5])+63&gt;90;ROW([.BP5])+COLUMN([.BP5])+63-26;ROW([.BP5])+COLUMN([.BP5])+63))" office:value-type="string" office:string-value="n" calcext:value-type="string">
            <text:p>n</text:p>
          </table:table-cell>
          <table:table-cell table:style-name="ce41" table:formula="of:=CHAR(IF(ROW([.BQ5])+COLUMN([.BQ5])+63&gt;90;ROW([.BQ5])+COLUMN([.BQ5])+63-26;ROW([.BQ5])+COLUMN([.BQ5])+63))" office:value-type="string" office:string-value="o" calcext:value-type="string">
            <text:p>o</text:p>
          </table:table-cell>
          <table:table-cell table:style-name="ce42" table:formula="of:=CHAR(IF(ROW([.BR5])+COLUMN([.BR5])+63&gt;90;ROW([.BR5])+COLUMN([.BR5])+63-26;ROW([.BR5])+COLUMN([.BR5])+63))" office:value-type="string" office:string-value="p" calcext:value-type="string">
            <text:p>p</text:p>
          </table:table-cell>
          <table:table-cell table:style-name="ce43" table:formula="of:=CHAR(IF(ROW([.BS5])+COLUMN([.BS5])+63&gt;90;ROW([.BS5])+COLUMN([.BS5])+63-26;ROW([.BS5])+COLUMN([.BS5])+63))" office:value-type="string" office:string-value="q" calcext:value-type="string">
            <text:p>q</text:p>
          </table:table-cell>
          <table:table-cell table:formula="of:=CHAR(IF(ROW([.BT5])+COLUMN([.BT5])+63&gt;90;ROW([.BT5])+COLUMN([.BT5])+63-26;ROW([.BT5])+COLUMN([.BT5])+63))" office:value-type="string" office:string-value="r" calcext:value-type="string">
            <text:p>r</text:p>
          </table:table-cell>
          <table:table-cell table:style-name="ce24" table:formula="of:=CHAR(IF(ROW([.BU5])+COLUMN([.BU5])+63&gt;90;ROW([.BU5])+COLUMN([.BU5])+63-26;ROW([.BU5])+COLUMN([.BU5])+63))" office:value-type="string" office:string-value="s" calcext:value-type="string">
            <text:p>s</text:p>
          </table:table-cell>
          <table:table-cell table:style-name="ce44" table:formula="of:=CHAR(IF(ROW([.BV5])+COLUMN([.BV5])+63&gt;90;ROW([.BV5])+COLUMN([.BV5])+63-26;ROW([.BV5])+COLUMN([.BV5])+63))" office:value-type="string" office:string-value="t" calcext:value-type="string">
            <text:p>t</text:p>
          </table:table-cell>
          <table:table-cell table:style-name="ce45" table:formula="of:=CHAR(IF(ROW([.BW5])+COLUMN([.BW5])+63&gt;90;ROW([.BW5])+COLUMN([.BW5])+63-26;ROW([.BW5])+COLUMN([.BW5])+63))" office:value-type="string" office:string-value="u" calcext:value-type="string">
            <text:p>u</text:p>
          </table:table-cell>
          <table:table-cell table:style-name="ce46" table:formula="of:=CHAR(IF(ROW([.BX5])+COLUMN([.BX5])+63&gt;90;ROW([.BX5])+COLUMN([.BX5])+63-26;ROW([.BX5])+COLUMN([.BX5])+63))" office:value-type="string" office:string-value="v" calcext:value-type="string">
            <text:p>v</text:p>
          </table:table-cell>
          <table:table-cell table:style-name="ce24" table:formula="of:=CHAR(IF(ROW([.BY5])+COLUMN([.BY5])+63&gt;90;ROW([.BY5])+COLUMN([.BY5])+63-26;ROW([.BY5])+COLUMN([.BY5])+63))" office:value-type="string" office:string-value="w" calcext:value-type="string">
            <text:p>w</text:p>
          </table:table-cell>
          <table:table-cell table:style-name="ce4" table:formula="of:=CHAR(IF(ROW([.BZ5])+COLUMN([.BZ5])+63&gt;90;ROW([.BZ5])+COLUMN([.BZ5])+63-26;ROW([.BZ5])+COLUMN([.BZ5])+63))" office:value-type="string" office:string-value="x" calcext:value-type="string">
            <text:p>x</text:p>
          </table:table-cell>
          <table:table-cell table:number-columns-repeated="946"/>
        </table:table-row>
        <table:table-row table:style-name="ro1">
          <table:table-cell table:style-name="ce6"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style-name="ce28"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style-name="ce29"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style-name="ce30"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style-name="ce31"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style-name="ce32"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style-name="ce33"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style-name="ce34"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style-name="ce35"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style-name="ce37"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style-name="ce38"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style-name="ce39"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style-name="ce40"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style-name="ce41"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style-name="ce42"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style-name="ce43"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style-name="ce24"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style-name="ce44"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style-name="ce45"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style-name="ce46"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style-name="ce25"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style-name="ce5"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formula="of:=CHAR(IF(ROW([.AA6])+COLUMN([.AA6])+63&gt;90;ROW([.AA6])+COLUMN([.AA6])+63-26;ROW([.AA6])+COLUMN([.AA6])+63))" office:value-type="string" office:string-value="F" calcext:value-type="string">
            <text:p>F</text:p>
          </table:table-cell>
          <table:table-cell table:style-name="ce28" table:formula="of:=CHAR(IF(ROW([.AB6])+COLUMN([.AB6])+63&gt;90;ROW([.AB6])+COLUMN([.AB6])+63-26;ROW([.AB6])+COLUMN([.AB6])+63))" office:value-type="string" office:string-value="G" calcext:value-type="string">
            <text:p>G</text:p>
          </table:table-cell>
          <table:table-cell table:style-name="ce29" table:formula="of:=CHAR(IF(ROW([.AC6])+COLUMN([.AC6])+63&gt;90;ROW([.AC6])+COLUMN([.AC6])+63-26;ROW([.AC6])+COLUMN([.AC6])+63))" office:value-type="string" office:string-value="H" calcext:value-type="string">
            <text:p>H</text:p>
          </table:table-cell>
          <table:table-cell table:style-name="ce30" table:formula="of:=CHAR(IF(ROW([.AD6])+COLUMN([.AD6])+63&gt;90;ROW([.AD6])+COLUMN([.AD6])+63-26;ROW([.AD6])+COLUMN([.AD6])+63))" office:value-type="string" office:string-value="I" calcext:value-type="string">
            <text:p>I</text:p>
          </table:table-cell>
          <table:table-cell table:style-name="ce31" table:formula="of:=CHAR(IF(ROW([.AE6])+COLUMN([.AE6])+63&gt;90;ROW([.AE6])+COLUMN([.AE6])+63-26;ROW([.AE6])+COLUMN([.AE6])+63))" office:value-type="string" office:string-value="J" calcext:value-type="string">
            <text:p>J</text:p>
          </table:table-cell>
          <table:table-cell table:style-name="ce32" table:formula="of:=CHAR(IF(ROW([.AF6])+COLUMN([.AF6])+63&gt;90;ROW([.AF6])+COLUMN([.AF6])+63-26;ROW([.AF6])+COLUMN([.AF6])+63))" office:value-type="string" office:string-value="K" calcext:value-type="string">
            <text:p>K</text:p>
          </table:table-cell>
          <table:table-cell table:style-name="ce33" table:formula="of:=CHAR(IF(ROW([.AG6])+COLUMN([.AG6])+63&gt;90;ROW([.AG6])+COLUMN([.AG6])+63-26;ROW([.AG6])+COLUMN([.AG6])+63))" office:value-type="string" office:string-value="L" calcext:value-type="string">
            <text:p>L</text:p>
          </table:table-cell>
          <table:table-cell table:style-name="ce34" table:formula="of:=CHAR(IF(ROW([.AH6])+COLUMN([.AH6])+63&gt;90;ROW([.AH6])+COLUMN([.AH6])+63-26;ROW([.AH6])+COLUMN([.AH6])+63))" office:value-type="string" office:string-value="M" calcext:value-type="string">
            <text:p>M</text:p>
          </table:table-cell>
          <table:table-cell table:style-name="ce35" table:formula="of:=CHAR(IF(ROW([.AI6])+COLUMN([.AI6])+63&gt;90;ROW([.AI6])+COLUMN([.AI6])+63-26;ROW([.AI6])+COLUMN([.AI6])+63))" office:value-type="string" office:string-value="N" calcext:value-type="string">
            <text:p>N</text:p>
          </table:table-cell>
          <table:table-cell table:formula="of:=CHAR(IF(ROW([.AJ6])+COLUMN([.AJ6])+63&gt;90;ROW([.AJ6])+COLUMN([.AJ6])+63-26;ROW([.AJ6])+COLUMN([.AJ6])+63))" office:value-type="string" office:string-value="O" calcext:value-type="string">
            <text:p>O</text:p>
          </table:table-cell>
          <table:table-cell table:style-name="ce37" table:formula="of:=CHAR(IF(ROW([.AK6])+COLUMN([.AK6])+63&gt;90;ROW([.AK6])+COLUMN([.AK6])+63-26;ROW([.AK6])+COLUMN([.AK6])+63))" office:value-type="string" office:string-value="P" calcext:value-type="string">
            <text:p>P</text:p>
          </table:table-cell>
          <table:table-cell table:formula="of:=CHAR(IF(ROW([.AL6])+COLUMN([.AL6])+63&gt;90;ROW([.AL6])+COLUMN([.AL6])+63-26;ROW([.AL6])+COLUMN([.AL6])+63))" office:value-type="string" office:string-value="Q" calcext:value-type="string">
            <text:p>Q</text:p>
          </table:table-cell>
          <table:table-cell table:style-name="ce38" table:formula="of:=CHAR(IF(ROW([.AM6])+COLUMN([.AM6])+63&gt;90;ROW([.AM6])+COLUMN([.AM6])+63-26;ROW([.AM6])+COLUMN([.AM6])+63))" office:value-type="string" office:string-value="R" calcext:value-type="string">
            <text:p>R</text:p>
          </table:table-cell>
          <table:table-cell table:style-name="ce39" table:formula="of:=CHAR(IF(ROW([.AN6])+COLUMN([.AN6])+63&gt;90;ROW([.AN6])+COLUMN([.AN6])+63-26;ROW([.AN6])+COLUMN([.AN6])+63))" office:value-type="string" office:string-value="S" calcext:value-type="string">
            <text:p>S</text:p>
          </table:table-cell>
          <table:table-cell table:style-name="ce40" table:formula="of:=CHAR(IF(ROW([.AO6])+COLUMN([.AO6])+63&gt;90;ROW([.AO6])+COLUMN([.AO6])+63-26;ROW([.AO6])+COLUMN([.AO6])+63))" office:value-type="string" office:string-value="T" calcext:value-type="string">
            <text:p>T</text:p>
          </table:table-cell>
          <table:table-cell table:style-name="ce41" table:formula="of:=CHAR(IF(ROW([.AP6])+COLUMN([.AP6])+63&gt;90;ROW([.AP6])+COLUMN([.AP6])+63-26;ROW([.AP6])+COLUMN([.AP6])+63))" office:value-type="string" office:string-value="U" calcext:value-type="string">
            <text:p>U</text:p>
          </table:table-cell>
          <table:table-cell table:style-name="ce42" table:formula="of:=CHAR(IF(ROW([.AQ6])+COLUMN([.AQ6])+63&gt;90;ROW([.AQ6])+COLUMN([.AQ6])+63-26;ROW([.AQ6])+COLUMN([.AQ6])+63))" office:value-type="string" office:string-value="V" calcext:value-type="string">
            <text:p>V</text:p>
          </table:table-cell>
          <table:table-cell table:style-name="ce43" table:formula="of:=CHAR(IF(ROW([.AR6])+COLUMN([.AR6])+63&gt;90;ROW([.AR6])+COLUMN([.AR6])+63-26;ROW([.AR6])+COLUMN([.AR6])+63))" office:value-type="string" office:string-value="W" calcext:value-type="string">
            <text:p>W</text:p>
          </table:table-cell>
          <table:table-cell table:formula="of:=CHAR(IF(ROW([.AS6])+COLUMN([.AS6])+63&gt;90;ROW([.AS6])+COLUMN([.AS6])+63-26;ROW([.AS6])+COLUMN([.AS6])+63))" office:value-type="string" office:string-value="X" calcext:value-type="string">
            <text:p>X</text:p>
          </table:table-cell>
          <table:table-cell table:style-name="ce24" table:formula="of:=CHAR(IF(ROW([.AT6])+COLUMN([.AT6])+63&gt;90;ROW([.AT6])+COLUMN([.AT6])+63-26;ROW([.AT6])+COLUMN([.AT6])+63))" office:value-type="string" office:string-value="Y" calcext:value-type="string">
            <text:p>Y</text:p>
          </table:table-cell>
          <table:table-cell table:style-name="ce44" table:formula="of:=CHAR(IF(ROW([.AU6])+COLUMN([.AU6])+63&gt;90;ROW([.AU6])+COLUMN([.AU6])+63-26;ROW([.AU6])+COLUMN([.AU6])+63))" office:value-type="string" office:string-value="Z" calcext:value-type="string">
            <text:p>Z</text:p>
          </table:table-cell>
          <table:table-cell table:style-name="ce45" table:formula="of:=CHAR(IF(ROW([.AV6])+COLUMN([.AV6])+63&gt;90;ROW([.AV6])+COLUMN([.AV6])+63-26;ROW([.AV6])+COLUMN([.AV6])+63))" office:value-type="string" office:string-value="[" calcext:value-type="string">
            <text:p>[</text:p>
          </table:table-cell>
          <table:table-cell table:style-name="ce46" table:formula="of:=CHAR(IF(ROW([.AW6])+COLUMN([.AW6])+63&gt;90;ROW([.AW6])+COLUMN([.AW6])+63-26;ROW([.AW6])+COLUMN([.AW6])+63))" office:value-type="string" office:string-value="\" calcext:value-type="string">
            <text:p>\</text:p>
          </table:table-cell>
          <table:table-cell table:formula="of:=CHAR(IF(ROW([.AX6])+COLUMN([.AX6])+63&gt;90;ROW([.AX6])+COLUMN([.AX6])+63-26;ROW([.AX6])+COLUMN([.AX6])+63))" office:value-type="string" office:string-value="]" calcext:value-type="string">
            <text:p>]</text:p>
          </table:table-cell>
          <table:table-cell table:style-name="ce25" table:formula="of:=CHAR(IF(ROW([.AY6])+COLUMN([.AY6])+63&gt;90;ROW([.AY6])+COLUMN([.AY6])+63-26;ROW([.AY6])+COLUMN([.AY6])+63))" office:value-type="string" office:string-value="^" calcext:value-type="string">
            <text:p>^</text:p>
          </table:table-cell>
          <table:table-cell table:style-name="ce5" table:formula="of:=CHAR(IF(ROW([.AZ6])+COLUMN([.AZ6])+63&gt;90;ROW([.AZ6])+COLUMN([.AZ6])+63-26;ROW([.AZ6])+COLUMN([.AZ6])+63))" office:value-type="string" office:string-value="_" calcext:value-type="string">
            <text:p>_</text:p>
          </table:table-cell>
          <table:table-cell table:style-name="ce6" table:formula="of:=CHAR(IF(ROW([.BA6])+COLUMN([.BA6])+63&gt;90;ROW([.BA6])+COLUMN([.BA6])+63-26;ROW([.BA6])+COLUMN([.BA6])+63))" office:value-type="string" office:string-value="`" calcext:value-type="string">
            <text:p>`</text:p>
          </table:table-cell>
          <table:table-cell table:style-name="ce28" table:formula="of:=CHAR(IF(ROW([.BB6])+COLUMN([.BB6])+63&gt;90;ROW([.BB6])+COLUMN([.BB6])+63-26;ROW([.BB6])+COLUMN([.BB6])+63))" office:value-type="string" office:string-value="a" calcext:value-type="string">
            <text:p>a</text:p>
          </table:table-cell>
          <table:table-cell table:style-name="ce29" table:formula="of:=CHAR(IF(ROW([.BC6])+COLUMN([.BC6])+63&gt;90;ROW([.BC6])+COLUMN([.BC6])+63-26;ROW([.BC6])+COLUMN([.BC6])+63))" office:value-type="string" office:string-value="b" calcext:value-type="string">
            <text:p>b</text:p>
          </table:table-cell>
          <table:table-cell table:style-name="ce30" table:formula="of:=CHAR(IF(ROW([.BD6])+COLUMN([.BD6])+63&gt;90;ROW([.BD6])+COLUMN([.BD6])+63-26;ROW([.BD6])+COLUMN([.BD6])+63))" office:value-type="string" office:string-value="c" calcext:value-type="string">
            <text:p>c</text:p>
          </table:table-cell>
          <table:table-cell table:style-name="ce31" table:formula="of:=CHAR(IF(ROW([.BE6])+COLUMN([.BE6])+63&gt;90;ROW([.BE6])+COLUMN([.BE6])+63-26;ROW([.BE6])+COLUMN([.BE6])+63))" office:value-type="string" office:string-value="d" calcext:value-type="string">
            <text:p>d</text:p>
          </table:table-cell>
          <table:table-cell table:style-name="ce32" table:formula="of:=CHAR(IF(ROW([.BF6])+COLUMN([.BF6])+63&gt;90;ROW([.BF6])+COLUMN([.BF6])+63-26;ROW([.BF6])+COLUMN([.BF6])+63))" office:value-type="string" office:string-value="e" calcext:value-type="string">
            <text:p>e</text:p>
          </table:table-cell>
          <table:table-cell table:style-name="ce33" table:formula="of:=CHAR(IF(ROW([.BG6])+COLUMN([.BG6])+63&gt;90;ROW([.BG6])+COLUMN([.BG6])+63-26;ROW([.BG6])+COLUMN([.BG6])+63))" office:value-type="string" office:string-value="f" calcext:value-type="string">
            <text:p>f</text:p>
          </table:table-cell>
          <table:table-cell table:style-name="ce34" table:formula="of:=CHAR(IF(ROW([.BH6])+COLUMN([.BH6])+63&gt;90;ROW([.BH6])+COLUMN([.BH6])+63-26;ROW([.BH6])+COLUMN([.BH6])+63))" office:value-type="string" office:string-value="g" calcext:value-type="string">
            <text:p>g</text:p>
          </table:table-cell>
          <table:table-cell table:style-name="ce35" table:formula="of:=CHAR(IF(ROW([.BI6])+COLUMN([.BI6])+63&gt;90;ROW([.BI6])+COLUMN([.BI6])+63-26;ROW([.BI6])+COLUMN([.BI6])+63))" office:value-type="string" office:string-value="h" calcext:value-type="string">
            <text:p>h</text:p>
          </table:table-cell>
          <table:table-cell table:formula="of:=CHAR(IF(ROW([.BJ6])+COLUMN([.BJ6])+63&gt;90;ROW([.BJ6])+COLUMN([.BJ6])+63-26;ROW([.BJ6])+COLUMN([.BJ6])+63))" office:value-type="string" office:string-value="i" calcext:value-type="string">
            <text:p>i</text:p>
          </table:table-cell>
          <table:table-cell table:style-name="ce37" table:formula="of:=CHAR(IF(ROW([.BK6])+COLUMN([.BK6])+63&gt;90;ROW([.BK6])+COLUMN([.BK6])+63-26;ROW([.BK6])+COLUMN([.BK6])+63))" office:value-type="string" office:string-value="j" calcext:value-type="string">
            <text:p>j</text:p>
          </table:table-cell>
          <table:table-cell table:formula="of:=CHAR(IF(ROW([.BL6])+COLUMN([.BL6])+63&gt;90;ROW([.BL6])+COLUMN([.BL6])+63-26;ROW([.BL6])+COLUMN([.BL6])+63))" office:value-type="string" office:string-value="k" calcext:value-type="string">
            <text:p>k</text:p>
          </table:table-cell>
          <table:table-cell table:style-name="ce38" table:formula="of:=CHAR(IF(ROW([.BM6])+COLUMN([.BM6])+63&gt;90;ROW([.BM6])+COLUMN([.BM6])+63-26;ROW([.BM6])+COLUMN([.BM6])+63))" office:value-type="string" office:string-value="l" calcext:value-type="string">
            <text:p>l</text:p>
          </table:table-cell>
          <table:table-cell table:style-name="ce39" table:formula="of:=CHAR(IF(ROW([.BN6])+COLUMN([.BN6])+63&gt;90;ROW([.BN6])+COLUMN([.BN6])+63-26;ROW([.BN6])+COLUMN([.BN6])+63))" office:value-type="string" office:string-value="m" calcext:value-type="string">
            <text:p>m</text:p>
          </table:table-cell>
          <table:table-cell table:style-name="ce40" table:formula="of:=CHAR(IF(ROW([.BO6])+COLUMN([.BO6])+63&gt;90;ROW([.BO6])+COLUMN([.BO6])+63-26;ROW([.BO6])+COLUMN([.BO6])+63))" office:value-type="string" office:string-value="n" calcext:value-type="string">
            <text:p>n</text:p>
          </table:table-cell>
          <table:table-cell table:style-name="ce41" table:formula="of:=CHAR(IF(ROW([.BP6])+COLUMN([.BP6])+63&gt;90;ROW([.BP6])+COLUMN([.BP6])+63-26;ROW([.BP6])+COLUMN([.BP6])+63))" office:value-type="string" office:string-value="o" calcext:value-type="string">
            <text:p>o</text:p>
          </table:table-cell>
          <table:table-cell table:style-name="ce42" table:formula="of:=CHAR(IF(ROW([.BQ6])+COLUMN([.BQ6])+63&gt;90;ROW([.BQ6])+COLUMN([.BQ6])+63-26;ROW([.BQ6])+COLUMN([.BQ6])+63))" office:value-type="string" office:string-value="p" calcext:value-type="string">
            <text:p>p</text:p>
          </table:table-cell>
          <table:table-cell table:style-name="ce43" table:formula="of:=CHAR(IF(ROW([.BR6])+COLUMN([.BR6])+63&gt;90;ROW([.BR6])+COLUMN([.BR6])+63-26;ROW([.BR6])+COLUMN([.BR6])+63))" office:value-type="string" office:string-value="q" calcext:value-type="string">
            <text:p>q</text:p>
          </table:table-cell>
          <table:table-cell table:formula="of:=CHAR(IF(ROW([.BS6])+COLUMN([.BS6])+63&gt;90;ROW([.BS6])+COLUMN([.BS6])+63-26;ROW([.BS6])+COLUMN([.BS6])+63))" office:value-type="string" office:string-value="r" calcext:value-type="string">
            <text:p>r</text:p>
          </table:table-cell>
          <table:table-cell table:style-name="ce24" table:formula="of:=CHAR(IF(ROW([.BT6])+COLUMN([.BT6])+63&gt;90;ROW([.BT6])+COLUMN([.BT6])+63-26;ROW([.BT6])+COLUMN([.BT6])+63))" office:value-type="string" office:string-value="s" calcext:value-type="string">
            <text:p>s</text:p>
          </table:table-cell>
          <table:table-cell table:style-name="ce44" table:formula="of:=CHAR(IF(ROW([.BU6])+COLUMN([.BU6])+63&gt;90;ROW([.BU6])+COLUMN([.BU6])+63-26;ROW([.BU6])+COLUMN([.BU6])+63))" office:value-type="string" office:string-value="t" calcext:value-type="string">
            <text:p>t</text:p>
          </table:table-cell>
          <table:table-cell table:style-name="ce45" table:formula="of:=CHAR(IF(ROW([.BV6])+COLUMN([.BV6])+63&gt;90;ROW([.BV6])+COLUMN([.BV6])+63-26;ROW([.BV6])+COLUMN([.BV6])+63))" office:value-type="string" office:string-value="u" calcext:value-type="string">
            <text:p>u</text:p>
          </table:table-cell>
          <table:table-cell table:style-name="ce46" table:formula="of:=CHAR(IF(ROW([.BW6])+COLUMN([.BW6])+63&gt;90;ROW([.BW6])+COLUMN([.BW6])+63-26;ROW([.BW6])+COLUMN([.BW6])+63))" office:value-type="string" office:string-value="v" calcext:value-type="string">
            <text:p>v</text:p>
          </table:table-cell>
          <table:table-cell table:formula="of:=CHAR(IF(ROW([.BX6])+COLUMN([.BX6])+63&gt;90;ROW([.BX6])+COLUMN([.BX6])+63-26;ROW([.BX6])+COLUMN([.BX6])+63))" office:value-type="string" office:string-value="w" calcext:value-type="string">
            <text:p>w</text:p>
          </table:table-cell>
          <table:table-cell table:style-name="ce25" table:formula="of:=CHAR(IF(ROW([.BY6])+COLUMN([.BY6])+63&gt;90;ROW([.BY6])+COLUMN([.BY6])+63-26;ROW([.BY6])+COLUMN([.BY6])+63))" office:value-type="string" office:string-value="x" calcext:value-type="string">
            <text:p>x</text:p>
          </table:table-cell>
          <table:table-cell table:style-name="ce5" table:formula="of:=CHAR(IF(ROW([.BZ6])+COLUMN([.BZ6])+63&gt;90;ROW([.BZ6])+COLUMN([.BZ6])+63-26;ROW([.BZ6])+COLUMN([.BZ6])+63))" office:value-type="string" office:string-value="y" calcext:value-type="string">
            <text:p>y</text:p>
          </table:table-cell>
          <table:table-cell table:number-columns-repeated="946"/>
        </table:table-row>
        <table:table-row table:style-name="ro1">
          <table:table-cell table:style-name="ce7"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style-name="ce29"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style-name="ce30"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style-name="ce31"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style-name="ce32"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style-name="ce33"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style-name="ce34"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style-name="ce35"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style-name="ce37"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style-name="ce38"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style-name="ce39"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style-name="ce40"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style-name="ce41"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style-name="ce42"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style-name="ce43"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style-name="ce24"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style-name="ce44"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style-name="ce45"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style-name="ce46"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style-name="ce24"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style-name="ce25"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style-name="ce26"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style-name="ce6"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7" table:formula="of:=CHAR(IF(ROW([.AA7])+COLUMN([.AA7])+63&gt;90;ROW([.AA7])+COLUMN([.AA7])+63-26;ROW([.AA7])+COLUMN([.AA7])+63))" office:value-type="string" office:string-value="G" calcext:value-type="string">
            <text:p>G</text:p>
          </table:table-cell>
          <table:table-cell table:style-name="ce29" table:formula="of:=CHAR(IF(ROW([.AB7])+COLUMN([.AB7])+63&gt;90;ROW([.AB7])+COLUMN([.AB7])+63-26;ROW([.AB7])+COLUMN([.AB7])+63))" office:value-type="string" office:string-value="H" calcext:value-type="string">
            <text:p>H</text:p>
          </table:table-cell>
          <table:table-cell table:style-name="ce30" table:formula="of:=CHAR(IF(ROW([.AC7])+COLUMN([.AC7])+63&gt;90;ROW([.AC7])+COLUMN([.AC7])+63-26;ROW([.AC7])+COLUMN([.AC7])+63))" office:value-type="string" office:string-value="I" calcext:value-type="string">
            <text:p>I</text:p>
          </table:table-cell>
          <table:table-cell table:style-name="ce31" table:formula="of:=CHAR(IF(ROW([.AD7])+COLUMN([.AD7])+63&gt;90;ROW([.AD7])+COLUMN([.AD7])+63-26;ROW([.AD7])+COLUMN([.AD7])+63))" office:value-type="string" office:string-value="J" calcext:value-type="string">
            <text:p>J</text:p>
          </table:table-cell>
          <table:table-cell table:style-name="ce32" table:formula="of:=CHAR(IF(ROW([.AE7])+COLUMN([.AE7])+63&gt;90;ROW([.AE7])+COLUMN([.AE7])+63-26;ROW([.AE7])+COLUMN([.AE7])+63))" office:value-type="string" office:string-value="K" calcext:value-type="string">
            <text:p>K</text:p>
          </table:table-cell>
          <table:table-cell table:style-name="ce33" table:formula="of:=CHAR(IF(ROW([.AF7])+COLUMN([.AF7])+63&gt;90;ROW([.AF7])+COLUMN([.AF7])+63-26;ROW([.AF7])+COLUMN([.AF7])+63))" office:value-type="string" office:string-value="L" calcext:value-type="string">
            <text:p>L</text:p>
          </table:table-cell>
          <table:table-cell table:style-name="ce34" table:formula="of:=CHAR(IF(ROW([.AG7])+COLUMN([.AG7])+63&gt;90;ROW([.AG7])+COLUMN([.AG7])+63-26;ROW([.AG7])+COLUMN([.AG7])+63))" office:value-type="string" office:string-value="M" calcext:value-type="string">
            <text:p>M</text:p>
          </table:table-cell>
          <table:table-cell table:style-name="ce35" table:formula="of:=CHAR(IF(ROW([.AH7])+COLUMN([.AH7])+63&gt;90;ROW([.AH7])+COLUMN([.AH7])+63-26;ROW([.AH7])+COLUMN([.AH7])+63))" office:value-type="string" office:string-value="N" calcext:value-type="string">
            <text:p>N</text:p>
          </table:table-cell>
          <table:table-cell table:formula="of:=CHAR(IF(ROW([.AI7])+COLUMN([.AI7])+63&gt;90;ROW([.AI7])+COLUMN([.AI7])+63-26;ROW([.AI7])+COLUMN([.AI7])+63))" office:value-type="string" office:string-value="O" calcext:value-type="string">
            <text:p>O</text:p>
          </table:table-cell>
          <table:table-cell table:style-name="ce37" table:formula="of:=CHAR(IF(ROW([.AJ7])+COLUMN([.AJ7])+63&gt;90;ROW([.AJ7])+COLUMN([.AJ7])+63-26;ROW([.AJ7])+COLUMN([.AJ7])+63))" office:value-type="string" office:string-value="P" calcext:value-type="string">
            <text:p>P</text:p>
          </table:table-cell>
          <table:table-cell table:formula="of:=CHAR(IF(ROW([.AK7])+COLUMN([.AK7])+63&gt;90;ROW([.AK7])+COLUMN([.AK7])+63-26;ROW([.AK7])+COLUMN([.AK7])+63))" office:value-type="string" office:string-value="Q" calcext:value-type="string">
            <text:p>Q</text:p>
          </table:table-cell>
          <table:table-cell table:style-name="ce38" table:formula="of:=CHAR(IF(ROW([.AL7])+COLUMN([.AL7])+63&gt;90;ROW([.AL7])+COLUMN([.AL7])+63-26;ROW([.AL7])+COLUMN([.AL7])+63))" office:value-type="string" office:string-value="R" calcext:value-type="string">
            <text:p>R</text:p>
          </table:table-cell>
          <table:table-cell table:style-name="ce39" table:formula="of:=CHAR(IF(ROW([.AM7])+COLUMN([.AM7])+63&gt;90;ROW([.AM7])+COLUMN([.AM7])+63-26;ROW([.AM7])+COLUMN([.AM7])+63))" office:value-type="string" office:string-value="S" calcext:value-type="string">
            <text:p>S</text:p>
          </table:table-cell>
          <table:table-cell table:style-name="ce40" table:formula="of:=CHAR(IF(ROW([.AN7])+COLUMN([.AN7])+63&gt;90;ROW([.AN7])+COLUMN([.AN7])+63-26;ROW([.AN7])+COLUMN([.AN7])+63))" office:value-type="string" office:string-value="T" calcext:value-type="string">
            <text:p>T</text:p>
          </table:table-cell>
          <table:table-cell table:style-name="ce41" table:formula="of:=CHAR(IF(ROW([.AO7])+COLUMN([.AO7])+63&gt;90;ROW([.AO7])+COLUMN([.AO7])+63-26;ROW([.AO7])+COLUMN([.AO7])+63))" office:value-type="string" office:string-value="U" calcext:value-type="string">
            <text:p>U</text:p>
          </table:table-cell>
          <table:table-cell table:style-name="ce42" table:formula="of:=CHAR(IF(ROW([.AP7])+COLUMN([.AP7])+63&gt;90;ROW([.AP7])+COLUMN([.AP7])+63-26;ROW([.AP7])+COLUMN([.AP7])+63))" office:value-type="string" office:string-value="V" calcext:value-type="string">
            <text:p>V</text:p>
          </table:table-cell>
          <table:table-cell table:style-name="ce43" table:formula="of:=CHAR(IF(ROW([.AQ7])+COLUMN([.AQ7])+63&gt;90;ROW([.AQ7])+COLUMN([.AQ7])+63-26;ROW([.AQ7])+COLUMN([.AQ7])+63))" office:value-type="string" office:string-value="W" calcext:value-type="string">
            <text:p>W</text:p>
          </table:table-cell>
          <table:table-cell table:formula="of:=CHAR(IF(ROW([.AR7])+COLUMN([.AR7])+63&gt;90;ROW([.AR7])+COLUMN([.AR7])+63-26;ROW([.AR7])+COLUMN([.AR7])+63))" office:value-type="string" office:string-value="X" calcext:value-type="string">
            <text:p>X</text:p>
          </table:table-cell>
          <table:table-cell table:style-name="ce24" table:formula="of:=CHAR(IF(ROW([.AS7])+COLUMN([.AS7])+63&gt;90;ROW([.AS7])+COLUMN([.AS7])+63-26;ROW([.AS7])+COLUMN([.AS7])+63))" office:value-type="string" office:string-value="Y" calcext:value-type="string">
            <text:p>Y</text:p>
          </table:table-cell>
          <table:table-cell table:style-name="ce44" table:formula="of:=CHAR(IF(ROW([.AT7])+COLUMN([.AT7])+63&gt;90;ROW([.AT7])+COLUMN([.AT7])+63-26;ROW([.AT7])+COLUMN([.AT7])+63))" office:value-type="string" office:string-value="Z" calcext:value-type="string">
            <text:p>Z</text:p>
          </table:table-cell>
          <table:table-cell table:style-name="ce45" table:formula="of:=CHAR(IF(ROW([.AU7])+COLUMN([.AU7])+63&gt;90;ROW([.AU7])+COLUMN([.AU7])+63-26;ROW([.AU7])+COLUMN([.AU7])+63))" office:value-type="string" office:string-value="[" calcext:value-type="string">
            <text:p>[</text:p>
          </table:table-cell>
          <table:table-cell table:style-name="ce46" table:formula="of:=CHAR(IF(ROW([.AV7])+COLUMN([.AV7])+63&gt;90;ROW([.AV7])+COLUMN([.AV7])+63-26;ROW([.AV7])+COLUMN([.AV7])+63))" office:value-type="string" office:string-value="\" calcext:value-type="string">
            <text:p>\</text:p>
          </table:table-cell>
          <table:table-cell table:style-name="ce24" table:formula="of:=CHAR(IF(ROW([.AW7])+COLUMN([.AW7])+63&gt;90;ROW([.AW7])+COLUMN([.AW7])+63-26;ROW([.AW7])+COLUMN([.AW7])+63))" office:value-type="string" office:string-value="]" calcext:value-type="string">
            <text:p>]</text:p>
          </table:table-cell>
          <table:table-cell table:style-name="ce25" table:formula="of:=CHAR(IF(ROW([.AX7])+COLUMN([.AX7])+63&gt;90;ROW([.AX7])+COLUMN([.AX7])+63-26;ROW([.AX7])+COLUMN([.AX7])+63))" office:value-type="string" office:string-value="^" calcext:value-type="string">
            <text:p>^</text:p>
          </table:table-cell>
          <table:table-cell table:style-name="ce26" table:formula="of:=CHAR(IF(ROW([.AY7])+COLUMN([.AY7])+63&gt;90;ROW([.AY7])+COLUMN([.AY7])+63-26;ROW([.AY7])+COLUMN([.AY7])+63))" office:value-type="string" office:string-value="_" calcext:value-type="string">
            <text:p>_</text:p>
          </table:table-cell>
          <table:table-cell table:style-name="ce6" table:formula="of:=CHAR(IF(ROW([.AZ7])+COLUMN([.AZ7])+63&gt;90;ROW([.AZ7])+COLUMN([.AZ7])+63-26;ROW([.AZ7])+COLUMN([.AZ7])+63))" office:value-type="string" office:string-value="`" calcext:value-type="string">
            <text:p>`</text:p>
          </table:table-cell>
          <table:table-cell table:style-name="ce7" table:formula="of:=CHAR(IF(ROW([.BA7])+COLUMN([.BA7])+63&gt;90;ROW([.BA7])+COLUMN([.BA7])+63-26;ROW([.BA7])+COLUMN([.BA7])+63))" office:value-type="string" office:string-value="a" calcext:value-type="string">
            <text:p>a</text:p>
          </table:table-cell>
          <table:table-cell table:style-name="ce29" table:formula="of:=CHAR(IF(ROW([.BB7])+COLUMN([.BB7])+63&gt;90;ROW([.BB7])+COLUMN([.BB7])+63-26;ROW([.BB7])+COLUMN([.BB7])+63))" office:value-type="string" office:string-value="b" calcext:value-type="string">
            <text:p>b</text:p>
          </table:table-cell>
          <table:table-cell table:style-name="ce30" table:formula="of:=CHAR(IF(ROW([.BC7])+COLUMN([.BC7])+63&gt;90;ROW([.BC7])+COLUMN([.BC7])+63-26;ROW([.BC7])+COLUMN([.BC7])+63))" office:value-type="string" office:string-value="c" calcext:value-type="string">
            <text:p>c</text:p>
          </table:table-cell>
          <table:table-cell table:style-name="ce31" table:formula="of:=CHAR(IF(ROW([.BD7])+COLUMN([.BD7])+63&gt;90;ROW([.BD7])+COLUMN([.BD7])+63-26;ROW([.BD7])+COLUMN([.BD7])+63))" office:value-type="string" office:string-value="d" calcext:value-type="string">
            <text:p>d</text:p>
          </table:table-cell>
          <table:table-cell table:style-name="ce32" table:formula="of:=CHAR(IF(ROW([.BE7])+COLUMN([.BE7])+63&gt;90;ROW([.BE7])+COLUMN([.BE7])+63-26;ROW([.BE7])+COLUMN([.BE7])+63))" office:value-type="string" office:string-value="e" calcext:value-type="string">
            <text:p>e</text:p>
          </table:table-cell>
          <table:table-cell table:style-name="ce33" table:formula="of:=CHAR(IF(ROW([.BF7])+COLUMN([.BF7])+63&gt;90;ROW([.BF7])+COLUMN([.BF7])+63-26;ROW([.BF7])+COLUMN([.BF7])+63))" office:value-type="string" office:string-value="f" calcext:value-type="string">
            <text:p>f</text:p>
          </table:table-cell>
          <table:table-cell table:style-name="ce34" table:formula="of:=CHAR(IF(ROW([.BG7])+COLUMN([.BG7])+63&gt;90;ROW([.BG7])+COLUMN([.BG7])+63-26;ROW([.BG7])+COLUMN([.BG7])+63))" office:value-type="string" office:string-value="g" calcext:value-type="string">
            <text:p>g</text:p>
          </table:table-cell>
          <table:table-cell table:style-name="ce35" table:formula="of:=CHAR(IF(ROW([.BH7])+COLUMN([.BH7])+63&gt;90;ROW([.BH7])+COLUMN([.BH7])+63-26;ROW([.BH7])+COLUMN([.BH7])+63))" office:value-type="string" office:string-value="h" calcext:value-type="string">
            <text:p>h</text:p>
          </table:table-cell>
          <table:table-cell table:formula="of:=CHAR(IF(ROW([.BI7])+COLUMN([.BI7])+63&gt;90;ROW([.BI7])+COLUMN([.BI7])+63-26;ROW([.BI7])+COLUMN([.BI7])+63))" office:value-type="string" office:string-value="i" calcext:value-type="string">
            <text:p>i</text:p>
          </table:table-cell>
          <table:table-cell table:style-name="ce37" table:formula="of:=CHAR(IF(ROW([.BJ7])+COLUMN([.BJ7])+63&gt;90;ROW([.BJ7])+COLUMN([.BJ7])+63-26;ROW([.BJ7])+COLUMN([.BJ7])+63))" office:value-type="string" office:string-value="j" calcext:value-type="string">
            <text:p>j</text:p>
          </table:table-cell>
          <table:table-cell table:formula="of:=CHAR(IF(ROW([.BK7])+COLUMN([.BK7])+63&gt;90;ROW([.BK7])+COLUMN([.BK7])+63-26;ROW([.BK7])+COLUMN([.BK7])+63))" office:value-type="string" office:string-value="k" calcext:value-type="string">
            <text:p>k</text:p>
          </table:table-cell>
          <table:table-cell table:style-name="ce38" table:formula="of:=CHAR(IF(ROW([.BL7])+COLUMN([.BL7])+63&gt;90;ROW([.BL7])+COLUMN([.BL7])+63-26;ROW([.BL7])+COLUMN([.BL7])+63))" office:value-type="string" office:string-value="l" calcext:value-type="string">
            <text:p>l</text:p>
          </table:table-cell>
          <table:table-cell table:style-name="ce39" table:formula="of:=CHAR(IF(ROW([.BM7])+COLUMN([.BM7])+63&gt;90;ROW([.BM7])+COLUMN([.BM7])+63-26;ROW([.BM7])+COLUMN([.BM7])+63))" office:value-type="string" office:string-value="m" calcext:value-type="string">
            <text:p>m</text:p>
          </table:table-cell>
          <table:table-cell table:style-name="ce40" table:formula="of:=CHAR(IF(ROW([.BN7])+COLUMN([.BN7])+63&gt;90;ROW([.BN7])+COLUMN([.BN7])+63-26;ROW([.BN7])+COLUMN([.BN7])+63))" office:value-type="string" office:string-value="n" calcext:value-type="string">
            <text:p>n</text:p>
          </table:table-cell>
          <table:table-cell table:style-name="ce41" table:formula="of:=CHAR(IF(ROW([.BO7])+COLUMN([.BO7])+63&gt;90;ROW([.BO7])+COLUMN([.BO7])+63-26;ROW([.BO7])+COLUMN([.BO7])+63))" office:value-type="string" office:string-value="o" calcext:value-type="string">
            <text:p>o</text:p>
          </table:table-cell>
          <table:table-cell table:style-name="ce42" table:formula="of:=CHAR(IF(ROW([.BP7])+COLUMN([.BP7])+63&gt;90;ROW([.BP7])+COLUMN([.BP7])+63-26;ROW([.BP7])+COLUMN([.BP7])+63))" office:value-type="string" office:string-value="p" calcext:value-type="string">
            <text:p>p</text:p>
          </table:table-cell>
          <table:table-cell table:style-name="ce43" table:formula="of:=CHAR(IF(ROW([.BQ7])+COLUMN([.BQ7])+63&gt;90;ROW([.BQ7])+COLUMN([.BQ7])+63-26;ROW([.BQ7])+COLUMN([.BQ7])+63))" office:value-type="string" office:string-value="q" calcext:value-type="string">
            <text:p>q</text:p>
          </table:table-cell>
          <table:table-cell table:formula="of:=CHAR(IF(ROW([.BR7])+COLUMN([.BR7])+63&gt;90;ROW([.BR7])+COLUMN([.BR7])+63-26;ROW([.BR7])+COLUMN([.BR7])+63))" office:value-type="string" office:string-value="r" calcext:value-type="string">
            <text:p>r</text:p>
          </table:table-cell>
          <table:table-cell table:style-name="ce24" table:formula="of:=CHAR(IF(ROW([.BS7])+COLUMN([.BS7])+63&gt;90;ROW([.BS7])+COLUMN([.BS7])+63-26;ROW([.BS7])+COLUMN([.BS7])+63))" office:value-type="string" office:string-value="s" calcext:value-type="string">
            <text:p>s</text:p>
          </table:table-cell>
          <table:table-cell table:style-name="ce44" table:formula="of:=CHAR(IF(ROW([.BT7])+COLUMN([.BT7])+63&gt;90;ROW([.BT7])+COLUMN([.BT7])+63-26;ROW([.BT7])+COLUMN([.BT7])+63))" office:value-type="string" office:string-value="t" calcext:value-type="string">
            <text:p>t</text:p>
          </table:table-cell>
          <table:table-cell table:style-name="ce45" table:formula="of:=CHAR(IF(ROW([.BU7])+COLUMN([.BU7])+63&gt;90;ROW([.BU7])+COLUMN([.BU7])+63-26;ROW([.BU7])+COLUMN([.BU7])+63))" office:value-type="string" office:string-value="u" calcext:value-type="string">
            <text:p>u</text:p>
          </table:table-cell>
          <table:table-cell table:style-name="ce46" table:formula="of:=CHAR(IF(ROW([.BV7])+COLUMN([.BV7])+63&gt;90;ROW([.BV7])+COLUMN([.BV7])+63-26;ROW([.BV7])+COLUMN([.BV7])+63))" office:value-type="string" office:string-value="v" calcext:value-type="string">
            <text:p>v</text:p>
          </table:table-cell>
          <table:table-cell table:style-name="ce24" table:formula="of:=CHAR(IF(ROW([.BW7])+COLUMN([.BW7])+63&gt;90;ROW([.BW7])+COLUMN([.BW7])+63-26;ROW([.BW7])+COLUMN([.BW7])+63))" office:value-type="string" office:string-value="w" calcext:value-type="string">
            <text:p>w</text:p>
          </table:table-cell>
          <table:table-cell table:style-name="ce25" table:formula="of:=CHAR(IF(ROW([.BX7])+COLUMN([.BX7])+63&gt;90;ROW([.BX7])+COLUMN([.BX7])+63-26;ROW([.BX7])+COLUMN([.BX7])+63))" office:value-type="string" office:string-value="x" calcext:value-type="string">
            <text:p>x</text:p>
          </table:table-cell>
          <table:table-cell table:style-name="ce26" table:formula="of:=CHAR(IF(ROW([.BY7])+COLUMN([.BY7])+63&gt;90;ROW([.BY7])+COLUMN([.BY7])+63-26;ROW([.BY7])+COLUMN([.BY7])+63))" office:value-type="string" office:string-value="y" calcext:value-type="string">
            <text:p>y</text:p>
          </table:table-cell>
          <table:table-cell table:style-name="ce6" table:formula="of:=CHAR(IF(ROW([.BZ7])+COLUMN([.BZ7])+63&gt;90;ROW([.BZ7])+COLUMN([.BZ7])+63-26;ROW([.BZ7])+COLUMN([.BZ7])+63))" office:value-type="string" office:string-value="z" calcext:value-type="string">
            <text:p>z</text:p>
          </table:table-cell>
          <table:table-cell table:number-columns-repeated="946"/>
        </table:table-row>
        <table:table-row table:style-name="ro1">
          <table:table-cell table:style-name="ce8"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style-name="ce30"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style-name="ce31"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style-name="ce32"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style-name="ce33"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style-name="ce34"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style-name="ce35"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style-name="ce37"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style-name="ce38"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style-name="ce39"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style-name="ce40"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style-name="ce41"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style-name="ce42"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style-name="ce43"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style-name="ce24"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style-name="ce44"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style-name="ce45"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style-name="ce46"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style-name="ce24"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style-name="ce26"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style-name="ce27"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style-name="ce7"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style-name="ce8" table:formula="of:=CHAR(IF(ROW([.AA8])+COLUMN([.AA8])+63&gt;90;ROW([.AA8])+COLUMN([.AA8])+63-26;ROW([.AA8])+COLUMN([.AA8])+63))" office:value-type="string" office:string-value="H" calcext:value-type="string">
            <text:p>H</text:p>
          </table:table-cell>
          <table:table-cell table:style-name="ce30" table:formula="of:=CHAR(IF(ROW([.AB8])+COLUMN([.AB8])+63&gt;90;ROW([.AB8])+COLUMN([.AB8])+63-26;ROW([.AB8])+COLUMN([.AB8])+63))" office:value-type="string" office:string-value="I" calcext:value-type="string">
            <text:p>I</text:p>
          </table:table-cell>
          <table:table-cell table:style-name="ce31" table:formula="of:=CHAR(IF(ROW([.AC8])+COLUMN([.AC8])+63&gt;90;ROW([.AC8])+COLUMN([.AC8])+63-26;ROW([.AC8])+COLUMN([.AC8])+63))" office:value-type="string" office:string-value="J" calcext:value-type="string">
            <text:p>J</text:p>
          </table:table-cell>
          <table:table-cell table:style-name="ce32" table:formula="of:=CHAR(IF(ROW([.AD8])+COLUMN([.AD8])+63&gt;90;ROW([.AD8])+COLUMN([.AD8])+63-26;ROW([.AD8])+COLUMN([.AD8])+63))" office:value-type="string" office:string-value="K" calcext:value-type="string">
            <text:p>K</text:p>
          </table:table-cell>
          <table:table-cell table:style-name="ce33" table:formula="of:=CHAR(IF(ROW([.AE8])+COLUMN([.AE8])+63&gt;90;ROW([.AE8])+COLUMN([.AE8])+63-26;ROW([.AE8])+COLUMN([.AE8])+63))" office:value-type="string" office:string-value="L" calcext:value-type="string">
            <text:p>L</text:p>
          </table:table-cell>
          <table:table-cell table:style-name="ce34" table:formula="of:=CHAR(IF(ROW([.AF8])+COLUMN([.AF8])+63&gt;90;ROW([.AF8])+COLUMN([.AF8])+63-26;ROW([.AF8])+COLUMN([.AF8])+63))" office:value-type="string" office:string-value="M" calcext:value-type="string">
            <text:p>M</text:p>
          </table:table-cell>
          <table:table-cell table:style-name="ce35" table:formula="of:=CHAR(IF(ROW([.AG8])+COLUMN([.AG8])+63&gt;90;ROW([.AG8])+COLUMN([.AG8])+63-26;ROW([.AG8])+COLUMN([.AG8])+63))" office:value-type="string" office:string-value="N" calcext:value-type="string">
            <text:p>N</text:p>
          </table:table-cell>
          <table:table-cell table:formula="of:=CHAR(IF(ROW([.AH8])+COLUMN([.AH8])+63&gt;90;ROW([.AH8])+COLUMN([.AH8])+63-26;ROW([.AH8])+COLUMN([.AH8])+63))" office:value-type="string" office:string-value="O" calcext:value-type="string">
            <text:p>O</text:p>
          </table:table-cell>
          <table:table-cell table:style-name="ce37" table:formula="of:=CHAR(IF(ROW([.AI8])+COLUMN([.AI8])+63&gt;90;ROW([.AI8])+COLUMN([.AI8])+63-26;ROW([.AI8])+COLUMN([.AI8])+63))" office:value-type="string" office:string-value="P" calcext:value-type="string">
            <text:p>P</text:p>
          </table:table-cell>
          <table:table-cell table:formula="of:=CHAR(IF(ROW([.AJ8])+COLUMN([.AJ8])+63&gt;90;ROW([.AJ8])+COLUMN([.AJ8])+63-26;ROW([.AJ8])+COLUMN([.AJ8])+63))" office:value-type="string" office:string-value="Q" calcext:value-type="string">
            <text:p>Q</text:p>
          </table:table-cell>
          <table:table-cell table:style-name="ce38" table:formula="of:=CHAR(IF(ROW([.AK8])+COLUMN([.AK8])+63&gt;90;ROW([.AK8])+COLUMN([.AK8])+63-26;ROW([.AK8])+COLUMN([.AK8])+63))" office:value-type="string" office:string-value="R" calcext:value-type="string">
            <text:p>R</text:p>
          </table:table-cell>
          <table:table-cell table:style-name="ce39" table:formula="of:=CHAR(IF(ROW([.AL8])+COLUMN([.AL8])+63&gt;90;ROW([.AL8])+COLUMN([.AL8])+63-26;ROW([.AL8])+COLUMN([.AL8])+63))" office:value-type="string" office:string-value="S" calcext:value-type="string">
            <text:p>S</text:p>
          </table:table-cell>
          <table:table-cell table:style-name="ce40" table:formula="of:=CHAR(IF(ROW([.AM8])+COLUMN([.AM8])+63&gt;90;ROW([.AM8])+COLUMN([.AM8])+63-26;ROW([.AM8])+COLUMN([.AM8])+63))" office:value-type="string" office:string-value="T" calcext:value-type="string">
            <text:p>T</text:p>
          </table:table-cell>
          <table:table-cell table:style-name="ce41" table:formula="of:=CHAR(IF(ROW([.AN8])+COLUMN([.AN8])+63&gt;90;ROW([.AN8])+COLUMN([.AN8])+63-26;ROW([.AN8])+COLUMN([.AN8])+63))" office:value-type="string" office:string-value="U" calcext:value-type="string">
            <text:p>U</text:p>
          </table:table-cell>
          <table:table-cell table:style-name="ce42" table:formula="of:=CHAR(IF(ROW([.AO8])+COLUMN([.AO8])+63&gt;90;ROW([.AO8])+COLUMN([.AO8])+63-26;ROW([.AO8])+COLUMN([.AO8])+63))" office:value-type="string" office:string-value="V" calcext:value-type="string">
            <text:p>V</text:p>
          </table:table-cell>
          <table:table-cell table:style-name="ce43" table:formula="of:=CHAR(IF(ROW([.AP8])+COLUMN([.AP8])+63&gt;90;ROW([.AP8])+COLUMN([.AP8])+63-26;ROW([.AP8])+COLUMN([.AP8])+63))" office:value-type="string" office:string-value="W" calcext:value-type="string">
            <text:p>W</text:p>
          </table:table-cell>
          <table:table-cell table:formula="of:=CHAR(IF(ROW([.AQ8])+COLUMN([.AQ8])+63&gt;90;ROW([.AQ8])+COLUMN([.AQ8])+63-26;ROW([.AQ8])+COLUMN([.AQ8])+63))" office:value-type="string" office:string-value="X" calcext:value-type="string">
            <text:p>X</text:p>
          </table:table-cell>
          <table:table-cell table:style-name="ce24" table:formula="of:=CHAR(IF(ROW([.AR8])+COLUMN([.AR8])+63&gt;90;ROW([.AR8])+COLUMN([.AR8])+63-26;ROW([.AR8])+COLUMN([.AR8])+63))" office:value-type="string" office:string-value="Y" calcext:value-type="string">
            <text:p>Y</text:p>
          </table:table-cell>
          <table:table-cell table:style-name="ce44" table:formula="of:=CHAR(IF(ROW([.AS8])+COLUMN([.AS8])+63&gt;90;ROW([.AS8])+COLUMN([.AS8])+63-26;ROW([.AS8])+COLUMN([.AS8])+63))" office:value-type="string" office:string-value="Z" calcext:value-type="string">
            <text:p>Z</text:p>
          </table:table-cell>
          <table:table-cell table:style-name="ce45" table:formula="of:=CHAR(IF(ROW([.AT8])+COLUMN([.AT8])+63&gt;90;ROW([.AT8])+COLUMN([.AT8])+63-26;ROW([.AT8])+COLUMN([.AT8])+63))" office:value-type="string" office:string-value="[" calcext:value-type="string">
            <text:p>[</text:p>
          </table:table-cell>
          <table:table-cell table:style-name="ce46" table:formula="of:=CHAR(IF(ROW([.AU8])+COLUMN([.AU8])+63&gt;90;ROW([.AU8])+COLUMN([.AU8])+63-26;ROW([.AU8])+COLUMN([.AU8])+63))" office:value-type="string" office:string-value="\" calcext:value-type="string">
            <text:p>\</text:p>
          </table:table-cell>
          <table:table-cell table:style-name="ce24" table:formula="of:=CHAR(IF(ROW([.AV8])+COLUMN([.AV8])+63&gt;90;ROW([.AV8])+COLUMN([.AV8])+63-26;ROW([.AV8])+COLUMN([.AV8])+63))" office:value-type="string" office:string-value="]" calcext:value-type="string">
            <text:p>]</text:p>
          </table:table-cell>
          <table:table-cell table:formula="of:=CHAR(IF(ROW([.AW8])+COLUMN([.AW8])+63&gt;90;ROW([.AW8])+COLUMN([.AW8])+63-26;ROW([.AW8])+COLUMN([.AW8])+63))" office:value-type="string" office:string-value="^" calcext:value-type="string">
            <text:p>^</text:p>
          </table:table-cell>
          <table:table-cell table:style-name="ce26" table:formula="of:=CHAR(IF(ROW([.AX8])+COLUMN([.AX8])+63&gt;90;ROW([.AX8])+COLUMN([.AX8])+63-26;ROW([.AX8])+COLUMN([.AX8])+63))" office:value-type="string" office:string-value="_" calcext:value-type="string">
            <text:p>_</text:p>
          </table:table-cell>
          <table:table-cell table:style-name="ce27" table:formula="of:=CHAR(IF(ROW([.AY8])+COLUMN([.AY8])+63&gt;90;ROW([.AY8])+COLUMN([.AY8])+63-26;ROW([.AY8])+COLUMN([.AY8])+63))" office:value-type="string" office:string-value="`" calcext:value-type="string">
            <text:p>`</text:p>
          </table:table-cell>
          <table:table-cell table:style-name="ce7" table:formula="of:=CHAR(IF(ROW([.AZ8])+COLUMN([.AZ8])+63&gt;90;ROW([.AZ8])+COLUMN([.AZ8])+63-26;ROW([.AZ8])+COLUMN([.AZ8])+63))" office:value-type="string" office:string-value="a" calcext:value-type="string">
            <text:p>a</text:p>
          </table:table-cell>
          <table:table-cell table:style-name="ce8" table:formula="of:=CHAR(IF(ROW([.BA8])+COLUMN([.BA8])+63&gt;90;ROW([.BA8])+COLUMN([.BA8])+63-26;ROW([.BA8])+COLUMN([.BA8])+63))" office:value-type="string" office:string-value="b" calcext:value-type="string">
            <text:p>b</text:p>
          </table:table-cell>
          <table:table-cell table:style-name="ce30" table:formula="of:=CHAR(IF(ROW([.BB8])+COLUMN([.BB8])+63&gt;90;ROW([.BB8])+COLUMN([.BB8])+63-26;ROW([.BB8])+COLUMN([.BB8])+63))" office:value-type="string" office:string-value="c" calcext:value-type="string">
            <text:p>c</text:p>
          </table:table-cell>
          <table:table-cell table:style-name="ce31" table:formula="of:=CHAR(IF(ROW([.BC8])+COLUMN([.BC8])+63&gt;90;ROW([.BC8])+COLUMN([.BC8])+63-26;ROW([.BC8])+COLUMN([.BC8])+63))" office:value-type="string" office:string-value="d" calcext:value-type="string">
            <text:p>d</text:p>
          </table:table-cell>
          <table:table-cell table:style-name="ce32" table:formula="of:=CHAR(IF(ROW([.BD8])+COLUMN([.BD8])+63&gt;90;ROW([.BD8])+COLUMN([.BD8])+63-26;ROW([.BD8])+COLUMN([.BD8])+63))" office:value-type="string" office:string-value="e" calcext:value-type="string">
            <text:p>e</text:p>
          </table:table-cell>
          <table:table-cell table:style-name="ce33" table:formula="of:=CHAR(IF(ROW([.BE8])+COLUMN([.BE8])+63&gt;90;ROW([.BE8])+COLUMN([.BE8])+63-26;ROW([.BE8])+COLUMN([.BE8])+63))" office:value-type="string" office:string-value="f" calcext:value-type="string">
            <text:p>f</text:p>
          </table:table-cell>
          <table:table-cell table:style-name="ce34" table:formula="of:=CHAR(IF(ROW([.BF8])+COLUMN([.BF8])+63&gt;90;ROW([.BF8])+COLUMN([.BF8])+63-26;ROW([.BF8])+COLUMN([.BF8])+63))" office:value-type="string" office:string-value="g" calcext:value-type="string">
            <text:p>g</text:p>
          </table:table-cell>
          <table:table-cell table:style-name="ce35" table:formula="of:=CHAR(IF(ROW([.BG8])+COLUMN([.BG8])+63&gt;90;ROW([.BG8])+COLUMN([.BG8])+63-26;ROW([.BG8])+COLUMN([.BG8])+63))" office:value-type="string" office:string-value="h" calcext:value-type="string">
            <text:p>h</text:p>
          </table:table-cell>
          <table:table-cell table:formula="of:=CHAR(IF(ROW([.BH8])+COLUMN([.BH8])+63&gt;90;ROW([.BH8])+COLUMN([.BH8])+63-26;ROW([.BH8])+COLUMN([.BH8])+63))" office:value-type="string" office:string-value="i" calcext:value-type="string">
            <text:p>i</text:p>
          </table:table-cell>
          <table:table-cell table:style-name="ce37" table:formula="of:=CHAR(IF(ROW([.BI8])+COLUMN([.BI8])+63&gt;90;ROW([.BI8])+COLUMN([.BI8])+63-26;ROW([.BI8])+COLUMN([.BI8])+63))" office:value-type="string" office:string-value="j" calcext:value-type="string">
            <text:p>j</text:p>
          </table:table-cell>
          <table:table-cell table:formula="of:=CHAR(IF(ROW([.BJ8])+COLUMN([.BJ8])+63&gt;90;ROW([.BJ8])+COLUMN([.BJ8])+63-26;ROW([.BJ8])+COLUMN([.BJ8])+63))" office:value-type="string" office:string-value="k" calcext:value-type="string">
            <text:p>k</text:p>
          </table:table-cell>
          <table:table-cell table:style-name="ce38" table:formula="of:=CHAR(IF(ROW([.BK8])+COLUMN([.BK8])+63&gt;90;ROW([.BK8])+COLUMN([.BK8])+63-26;ROW([.BK8])+COLUMN([.BK8])+63))" office:value-type="string" office:string-value="l" calcext:value-type="string">
            <text:p>l</text:p>
          </table:table-cell>
          <table:table-cell table:style-name="ce39" table:formula="of:=CHAR(IF(ROW([.BL8])+COLUMN([.BL8])+63&gt;90;ROW([.BL8])+COLUMN([.BL8])+63-26;ROW([.BL8])+COLUMN([.BL8])+63))" office:value-type="string" office:string-value="m" calcext:value-type="string">
            <text:p>m</text:p>
          </table:table-cell>
          <table:table-cell table:style-name="ce40" table:formula="of:=CHAR(IF(ROW([.BM8])+COLUMN([.BM8])+63&gt;90;ROW([.BM8])+COLUMN([.BM8])+63-26;ROW([.BM8])+COLUMN([.BM8])+63))" office:value-type="string" office:string-value="n" calcext:value-type="string">
            <text:p>n</text:p>
          </table:table-cell>
          <table:table-cell table:style-name="ce41" table:formula="of:=CHAR(IF(ROW([.BN8])+COLUMN([.BN8])+63&gt;90;ROW([.BN8])+COLUMN([.BN8])+63-26;ROW([.BN8])+COLUMN([.BN8])+63))" office:value-type="string" office:string-value="o" calcext:value-type="string">
            <text:p>o</text:p>
          </table:table-cell>
          <table:table-cell table:style-name="ce42" table:formula="of:=CHAR(IF(ROW([.BO8])+COLUMN([.BO8])+63&gt;90;ROW([.BO8])+COLUMN([.BO8])+63-26;ROW([.BO8])+COLUMN([.BO8])+63))" office:value-type="string" office:string-value="p" calcext:value-type="string">
            <text:p>p</text:p>
          </table:table-cell>
          <table:table-cell table:style-name="ce43" table:formula="of:=CHAR(IF(ROW([.BP8])+COLUMN([.BP8])+63&gt;90;ROW([.BP8])+COLUMN([.BP8])+63-26;ROW([.BP8])+COLUMN([.BP8])+63))" office:value-type="string" office:string-value="q" calcext:value-type="string">
            <text:p>q</text:p>
          </table:table-cell>
          <table:table-cell table:formula="of:=CHAR(IF(ROW([.BQ8])+COLUMN([.BQ8])+63&gt;90;ROW([.BQ8])+COLUMN([.BQ8])+63-26;ROW([.BQ8])+COLUMN([.BQ8])+63))" office:value-type="string" office:string-value="r" calcext:value-type="string">
            <text:p>r</text:p>
          </table:table-cell>
          <table:table-cell table:style-name="ce24" table:formula="of:=CHAR(IF(ROW([.BR8])+COLUMN([.BR8])+63&gt;90;ROW([.BR8])+COLUMN([.BR8])+63-26;ROW([.BR8])+COLUMN([.BR8])+63))" office:value-type="string" office:string-value="s" calcext:value-type="string">
            <text:p>s</text:p>
          </table:table-cell>
          <table:table-cell table:style-name="ce44" table:formula="of:=CHAR(IF(ROW([.BS8])+COLUMN([.BS8])+63&gt;90;ROW([.BS8])+COLUMN([.BS8])+63-26;ROW([.BS8])+COLUMN([.BS8])+63))" office:value-type="string" office:string-value="t" calcext:value-type="string">
            <text:p>t</text:p>
          </table:table-cell>
          <table:table-cell table:style-name="ce45" table:formula="of:=CHAR(IF(ROW([.BT8])+COLUMN([.BT8])+63&gt;90;ROW([.BT8])+COLUMN([.BT8])+63-26;ROW([.BT8])+COLUMN([.BT8])+63))" office:value-type="string" office:string-value="u" calcext:value-type="string">
            <text:p>u</text:p>
          </table:table-cell>
          <table:table-cell table:style-name="ce46" table:formula="of:=CHAR(IF(ROW([.BU8])+COLUMN([.BU8])+63&gt;90;ROW([.BU8])+COLUMN([.BU8])+63-26;ROW([.BU8])+COLUMN([.BU8])+63))" office:value-type="string" office:string-value="v" calcext:value-type="string">
            <text:p>v</text:p>
          </table:table-cell>
          <table:table-cell table:style-name="ce24" table:formula="of:=CHAR(IF(ROW([.BV8])+COLUMN([.BV8])+63&gt;90;ROW([.BV8])+COLUMN([.BV8])+63-26;ROW([.BV8])+COLUMN([.BV8])+63))" office:value-type="string" office:string-value="w" calcext:value-type="string">
            <text:p>w</text:p>
          </table:table-cell>
          <table:table-cell table:formula="of:=CHAR(IF(ROW([.BW8])+COLUMN([.BW8])+63&gt;90;ROW([.BW8])+COLUMN([.BW8])+63-26;ROW([.BW8])+COLUMN([.BW8])+63))" office:value-type="string" office:string-value="x" calcext:value-type="string">
            <text:p>x</text:p>
          </table:table-cell>
          <table:table-cell table:style-name="ce26" table:formula="of:=CHAR(IF(ROW([.BX8])+COLUMN([.BX8])+63&gt;90;ROW([.BX8])+COLUMN([.BX8])+63-26;ROW([.BX8])+COLUMN([.BX8])+63))" office:value-type="string" office:string-value="y" calcext:value-type="string">
            <text:p>y</text:p>
          </table:table-cell>
          <table:table-cell table:style-name="ce27" table:formula="of:=CHAR(IF(ROW([.BY8])+COLUMN([.BY8])+63&gt;90;ROW([.BY8])+COLUMN([.BY8])+63-26;ROW([.BY8])+COLUMN([.BY8])+63))" office:value-type="string" office:string-value="z" calcext:value-type="string">
            <text:p>z</text:p>
          </table:table-cell>
          <table:table-cell table:style-name="ce7" table:formula="of:=CHAR(IF(ROW([.BZ8])+COLUMN([.BZ8])+63&gt;90;ROW([.BZ8])+COLUMN([.BZ8])+63-26;ROW([.BZ8])+COLUMN([.BZ8])+63))" office:value-type="string" office:string-value="{" calcext:value-type="string">
            <text:p>{</text:p>
          </table:table-cell>
          <table:table-cell table:number-columns-repeated="946"/>
        </table:table-row>
        <table:table-row table:style-name="ro1">
          <table:table-cell table:style-name="ce9"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style-name="ce31"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style-name="ce32"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style-name="ce33"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style-name="ce34"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style-name="ce35"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style-name="ce37"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style-name="ce38"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style-name="ce39"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style-name="ce40"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style-name="ce41"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style-name="ce42"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style-name="ce43"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style-name="ce24"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style-name="ce44"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style-name="ce45"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style-name="ce46"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style-name="ce24"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style-name="ce26"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style-name="ce27"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style-name="ce28"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style-name="ce8"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style-name="ce9" table:formula="of:=CHAR(IF(ROW([.AA9])+COLUMN([.AA9])+63&gt;90;ROW([.AA9])+COLUMN([.AA9])+63-26;ROW([.AA9])+COLUMN([.AA9])+63))" office:value-type="string" office:string-value="I" calcext:value-type="string">
            <text:p>I</text:p>
          </table:table-cell>
          <table:table-cell table:style-name="ce31" table:formula="of:=CHAR(IF(ROW([.AB9])+COLUMN([.AB9])+63&gt;90;ROW([.AB9])+COLUMN([.AB9])+63-26;ROW([.AB9])+COLUMN([.AB9])+63))" office:value-type="string" office:string-value="J" calcext:value-type="string">
            <text:p>J</text:p>
          </table:table-cell>
          <table:table-cell table:style-name="ce32" table:formula="of:=CHAR(IF(ROW([.AC9])+COLUMN([.AC9])+63&gt;90;ROW([.AC9])+COLUMN([.AC9])+63-26;ROW([.AC9])+COLUMN([.AC9])+63))" office:value-type="string" office:string-value="K" calcext:value-type="string">
            <text:p>K</text:p>
          </table:table-cell>
          <table:table-cell table:style-name="ce33" table:formula="of:=CHAR(IF(ROW([.AD9])+COLUMN([.AD9])+63&gt;90;ROW([.AD9])+COLUMN([.AD9])+63-26;ROW([.AD9])+COLUMN([.AD9])+63))" office:value-type="string" office:string-value="L" calcext:value-type="string">
            <text:p>L</text:p>
          </table:table-cell>
          <table:table-cell table:style-name="ce34" table:formula="of:=CHAR(IF(ROW([.AE9])+COLUMN([.AE9])+63&gt;90;ROW([.AE9])+COLUMN([.AE9])+63-26;ROW([.AE9])+COLUMN([.AE9])+63))" office:value-type="string" office:string-value="M" calcext:value-type="string">
            <text:p>M</text:p>
          </table:table-cell>
          <table:table-cell table:style-name="ce35" table:formula="of:=CHAR(IF(ROW([.AF9])+COLUMN([.AF9])+63&gt;90;ROW([.AF9])+COLUMN([.AF9])+63-26;ROW([.AF9])+COLUMN([.AF9])+63))" office:value-type="string" office:string-value="N" calcext:value-type="string">
            <text:p>N</text:p>
          </table:table-cell>
          <table:table-cell table:formula="of:=CHAR(IF(ROW([.AG9])+COLUMN([.AG9])+63&gt;90;ROW([.AG9])+COLUMN([.AG9])+63-26;ROW([.AG9])+COLUMN([.AG9])+63))" office:value-type="string" office:string-value="O" calcext:value-type="string">
            <text:p>O</text:p>
          </table:table-cell>
          <table:table-cell table:style-name="ce37" table:formula="of:=CHAR(IF(ROW([.AH9])+COLUMN([.AH9])+63&gt;90;ROW([.AH9])+COLUMN([.AH9])+63-26;ROW([.AH9])+COLUMN([.AH9])+63))" office:value-type="string" office:string-value="P" calcext:value-type="string">
            <text:p>P</text:p>
          </table:table-cell>
          <table:table-cell table:formula="of:=CHAR(IF(ROW([.AI9])+COLUMN([.AI9])+63&gt;90;ROW([.AI9])+COLUMN([.AI9])+63-26;ROW([.AI9])+COLUMN([.AI9])+63))" office:value-type="string" office:string-value="Q" calcext:value-type="string">
            <text:p>Q</text:p>
          </table:table-cell>
          <table:table-cell table:style-name="ce38" table:formula="of:=CHAR(IF(ROW([.AJ9])+COLUMN([.AJ9])+63&gt;90;ROW([.AJ9])+COLUMN([.AJ9])+63-26;ROW([.AJ9])+COLUMN([.AJ9])+63))" office:value-type="string" office:string-value="R" calcext:value-type="string">
            <text:p>R</text:p>
          </table:table-cell>
          <table:table-cell table:style-name="ce39" table:formula="of:=CHAR(IF(ROW([.AK9])+COLUMN([.AK9])+63&gt;90;ROW([.AK9])+COLUMN([.AK9])+63-26;ROW([.AK9])+COLUMN([.AK9])+63))" office:value-type="string" office:string-value="S" calcext:value-type="string">
            <text:p>S</text:p>
          </table:table-cell>
          <table:table-cell table:style-name="ce40" table:formula="of:=CHAR(IF(ROW([.AL9])+COLUMN([.AL9])+63&gt;90;ROW([.AL9])+COLUMN([.AL9])+63-26;ROW([.AL9])+COLUMN([.AL9])+63))" office:value-type="string" office:string-value="T" calcext:value-type="string">
            <text:p>T</text:p>
          </table:table-cell>
          <table:table-cell table:style-name="ce41" table:formula="of:=CHAR(IF(ROW([.AM9])+COLUMN([.AM9])+63&gt;90;ROW([.AM9])+COLUMN([.AM9])+63-26;ROW([.AM9])+COLUMN([.AM9])+63))" office:value-type="string" office:string-value="U" calcext:value-type="string">
            <text:p>U</text:p>
          </table:table-cell>
          <table:table-cell table:style-name="ce42" table:formula="of:=CHAR(IF(ROW([.AN9])+COLUMN([.AN9])+63&gt;90;ROW([.AN9])+COLUMN([.AN9])+63-26;ROW([.AN9])+COLUMN([.AN9])+63))" office:value-type="string" office:string-value="V" calcext:value-type="string">
            <text:p>V</text:p>
          </table:table-cell>
          <table:table-cell table:style-name="ce43" table:formula="of:=CHAR(IF(ROW([.AO9])+COLUMN([.AO9])+63&gt;90;ROW([.AO9])+COLUMN([.AO9])+63-26;ROW([.AO9])+COLUMN([.AO9])+63))" office:value-type="string" office:string-value="W" calcext:value-type="string">
            <text:p>W</text:p>
          </table:table-cell>
          <table:table-cell table:formula="of:=CHAR(IF(ROW([.AP9])+COLUMN([.AP9])+63&gt;90;ROW([.AP9])+COLUMN([.AP9])+63-26;ROW([.AP9])+COLUMN([.AP9])+63))" office:value-type="string" office:string-value="X" calcext:value-type="string">
            <text:p>X</text:p>
          </table:table-cell>
          <table:table-cell table:style-name="ce24" table:formula="of:=CHAR(IF(ROW([.AQ9])+COLUMN([.AQ9])+63&gt;90;ROW([.AQ9])+COLUMN([.AQ9])+63-26;ROW([.AQ9])+COLUMN([.AQ9])+63))" office:value-type="string" office:string-value="Y" calcext:value-type="string">
            <text:p>Y</text:p>
          </table:table-cell>
          <table:table-cell table:style-name="ce44" table:formula="of:=CHAR(IF(ROW([.AR9])+COLUMN([.AR9])+63&gt;90;ROW([.AR9])+COLUMN([.AR9])+63-26;ROW([.AR9])+COLUMN([.AR9])+63))" office:value-type="string" office:string-value="Z" calcext:value-type="string">
            <text:p>Z</text:p>
          </table:table-cell>
          <table:table-cell table:style-name="ce45" table:formula="of:=CHAR(IF(ROW([.AS9])+COLUMN([.AS9])+63&gt;90;ROW([.AS9])+COLUMN([.AS9])+63-26;ROW([.AS9])+COLUMN([.AS9])+63))" office:value-type="string" office:string-value="[" calcext:value-type="string">
            <text:p>[</text:p>
          </table:table-cell>
          <table:table-cell table:style-name="ce46" table:formula="of:=CHAR(IF(ROW([.AT9])+COLUMN([.AT9])+63&gt;90;ROW([.AT9])+COLUMN([.AT9])+63-26;ROW([.AT9])+COLUMN([.AT9])+63))" office:value-type="string" office:string-value="\" calcext:value-type="string">
            <text:p>\</text:p>
          </table:table-cell>
          <table:table-cell table:style-name="ce24" table:formula="of:=CHAR(IF(ROW([.AU9])+COLUMN([.AU9])+63&gt;90;ROW([.AU9])+COLUMN([.AU9])+63-26;ROW([.AU9])+COLUMN([.AU9])+63))" office:value-type="string" office:string-value="]" calcext:value-type="string">
            <text:p>]</text:p>
          </table:table-cell>
          <table:table-cell table:formula="of:=CHAR(IF(ROW([.AV9])+COLUMN([.AV9])+63&gt;90;ROW([.AV9])+COLUMN([.AV9])+63-26;ROW([.AV9])+COLUMN([.AV9])+63))" office:value-type="string" office:string-value="^" calcext:value-type="string">
            <text:p>^</text:p>
          </table:table-cell>
          <table:table-cell table:style-name="ce26" table:formula="of:=CHAR(IF(ROW([.AW9])+COLUMN([.AW9])+63&gt;90;ROW([.AW9])+COLUMN([.AW9])+63-26;ROW([.AW9])+COLUMN([.AW9])+63))" office:value-type="string" office:string-value="_" calcext:value-type="string">
            <text:p>_</text:p>
          </table:table-cell>
          <table:table-cell table:style-name="ce27" table:formula="of:=CHAR(IF(ROW([.AX9])+COLUMN([.AX9])+63&gt;90;ROW([.AX9])+COLUMN([.AX9])+63-26;ROW([.AX9])+COLUMN([.AX9])+63))" office:value-type="string" office:string-value="`" calcext:value-type="string">
            <text:p>`</text:p>
          </table:table-cell>
          <table:table-cell table:style-name="ce28" table:formula="of:=CHAR(IF(ROW([.AY9])+COLUMN([.AY9])+63&gt;90;ROW([.AY9])+COLUMN([.AY9])+63-26;ROW([.AY9])+COLUMN([.AY9])+63))" office:value-type="string" office:string-value="a" calcext:value-type="string">
            <text:p>a</text:p>
          </table:table-cell>
          <table:table-cell table:style-name="ce8" table:formula="of:=CHAR(IF(ROW([.AZ9])+COLUMN([.AZ9])+63&gt;90;ROW([.AZ9])+COLUMN([.AZ9])+63-26;ROW([.AZ9])+COLUMN([.AZ9])+63))" office:value-type="string" office:string-value="b" calcext:value-type="string">
            <text:p>b</text:p>
          </table:table-cell>
          <table:table-cell table:style-name="ce9" table:formula="of:=CHAR(IF(ROW([.BA9])+COLUMN([.BA9])+63&gt;90;ROW([.BA9])+COLUMN([.BA9])+63-26;ROW([.BA9])+COLUMN([.BA9])+63))" office:value-type="string" office:string-value="c" calcext:value-type="string">
            <text:p>c</text:p>
          </table:table-cell>
          <table:table-cell table:style-name="ce31" table:formula="of:=CHAR(IF(ROW([.BB9])+COLUMN([.BB9])+63&gt;90;ROW([.BB9])+COLUMN([.BB9])+63-26;ROW([.BB9])+COLUMN([.BB9])+63))" office:value-type="string" office:string-value="d" calcext:value-type="string">
            <text:p>d</text:p>
          </table:table-cell>
          <table:table-cell table:style-name="ce32" table:formula="of:=CHAR(IF(ROW([.BC9])+COLUMN([.BC9])+63&gt;90;ROW([.BC9])+COLUMN([.BC9])+63-26;ROW([.BC9])+COLUMN([.BC9])+63))" office:value-type="string" office:string-value="e" calcext:value-type="string">
            <text:p>e</text:p>
          </table:table-cell>
          <table:table-cell table:style-name="ce33" table:formula="of:=CHAR(IF(ROW([.BD9])+COLUMN([.BD9])+63&gt;90;ROW([.BD9])+COLUMN([.BD9])+63-26;ROW([.BD9])+COLUMN([.BD9])+63))" office:value-type="string" office:string-value="f" calcext:value-type="string">
            <text:p>f</text:p>
          </table:table-cell>
          <table:table-cell table:style-name="ce34" table:formula="of:=CHAR(IF(ROW([.BE9])+COLUMN([.BE9])+63&gt;90;ROW([.BE9])+COLUMN([.BE9])+63-26;ROW([.BE9])+COLUMN([.BE9])+63))" office:value-type="string" office:string-value="g" calcext:value-type="string">
            <text:p>g</text:p>
          </table:table-cell>
          <table:table-cell table:style-name="ce35" table:formula="of:=CHAR(IF(ROW([.BF9])+COLUMN([.BF9])+63&gt;90;ROW([.BF9])+COLUMN([.BF9])+63-26;ROW([.BF9])+COLUMN([.BF9])+63))" office:value-type="string" office:string-value="h" calcext:value-type="string">
            <text:p>h</text:p>
          </table:table-cell>
          <table:table-cell table:formula="of:=CHAR(IF(ROW([.BG9])+COLUMN([.BG9])+63&gt;90;ROW([.BG9])+COLUMN([.BG9])+63-26;ROW([.BG9])+COLUMN([.BG9])+63))" office:value-type="string" office:string-value="i" calcext:value-type="string">
            <text:p>i</text:p>
          </table:table-cell>
          <table:table-cell table:style-name="ce37" table:formula="of:=CHAR(IF(ROW([.BH9])+COLUMN([.BH9])+63&gt;90;ROW([.BH9])+COLUMN([.BH9])+63-26;ROW([.BH9])+COLUMN([.BH9])+63))" office:value-type="string" office:string-value="j" calcext:value-type="string">
            <text:p>j</text:p>
          </table:table-cell>
          <table:table-cell table:formula="of:=CHAR(IF(ROW([.BI9])+COLUMN([.BI9])+63&gt;90;ROW([.BI9])+COLUMN([.BI9])+63-26;ROW([.BI9])+COLUMN([.BI9])+63))" office:value-type="string" office:string-value="k" calcext:value-type="string">
            <text:p>k</text:p>
          </table:table-cell>
          <table:table-cell table:style-name="ce38" table:formula="of:=CHAR(IF(ROW([.BJ9])+COLUMN([.BJ9])+63&gt;90;ROW([.BJ9])+COLUMN([.BJ9])+63-26;ROW([.BJ9])+COLUMN([.BJ9])+63))" office:value-type="string" office:string-value="l" calcext:value-type="string">
            <text:p>l</text:p>
          </table:table-cell>
          <table:table-cell table:style-name="ce39" table:formula="of:=CHAR(IF(ROW([.BK9])+COLUMN([.BK9])+63&gt;90;ROW([.BK9])+COLUMN([.BK9])+63-26;ROW([.BK9])+COLUMN([.BK9])+63))" office:value-type="string" office:string-value="m" calcext:value-type="string">
            <text:p>m</text:p>
          </table:table-cell>
          <table:table-cell table:style-name="ce40" table:formula="of:=CHAR(IF(ROW([.BL9])+COLUMN([.BL9])+63&gt;90;ROW([.BL9])+COLUMN([.BL9])+63-26;ROW([.BL9])+COLUMN([.BL9])+63))" office:value-type="string" office:string-value="n" calcext:value-type="string">
            <text:p>n</text:p>
          </table:table-cell>
          <table:table-cell table:style-name="ce41" table:formula="of:=CHAR(IF(ROW([.BM9])+COLUMN([.BM9])+63&gt;90;ROW([.BM9])+COLUMN([.BM9])+63-26;ROW([.BM9])+COLUMN([.BM9])+63))" office:value-type="string" office:string-value="o" calcext:value-type="string">
            <text:p>o</text:p>
          </table:table-cell>
          <table:table-cell table:style-name="ce42" table:formula="of:=CHAR(IF(ROW([.BN9])+COLUMN([.BN9])+63&gt;90;ROW([.BN9])+COLUMN([.BN9])+63-26;ROW([.BN9])+COLUMN([.BN9])+63))" office:value-type="string" office:string-value="p" calcext:value-type="string">
            <text:p>p</text:p>
          </table:table-cell>
          <table:table-cell table:style-name="ce43" table:formula="of:=CHAR(IF(ROW([.BO9])+COLUMN([.BO9])+63&gt;90;ROW([.BO9])+COLUMN([.BO9])+63-26;ROW([.BO9])+COLUMN([.BO9])+63))" office:value-type="string" office:string-value="q" calcext:value-type="string">
            <text:p>q</text:p>
          </table:table-cell>
          <table:table-cell table:formula="of:=CHAR(IF(ROW([.BP9])+COLUMN([.BP9])+63&gt;90;ROW([.BP9])+COLUMN([.BP9])+63-26;ROW([.BP9])+COLUMN([.BP9])+63))" office:value-type="string" office:string-value="r" calcext:value-type="string">
            <text:p>r</text:p>
          </table:table-cell>
          <table:table-cell table:style-name="ce24" table:formula="of:=CHAR(IF(ROW([.BQ9])+COLUMN([.BQ9])+63&gt;90;ROW([.BQ9])+COLUMN([.BQ9])+63-26;ROW([.BQ9])+COLUMN([.BQ9])+63))" office:value-type="string" office:string-value="s" calcext:value-type="string">
            <text:p>s</text:p>
          </table:table-cell>
          <table:table-cell table:style-name="ce44" table:formula="of:=CHAR(IF(ROW([.BR9])+COLUMN([.BR9])+63&gt;90;ROW([.BR9])+COLUMN([.BR9])+63-26;ROW([.BR9])+COLUMN([.BR9])+63))" office:value-type="string" office:string-value="t" calcext:value-type="string">
            <text:p>t</text:p>
          </table:table-cell>
          <table:table-cell table:style-name="ce45" table:formula="of:=CHAR(IF(ROW([.BS9])+COLUMN([.BS9])+63&gt;90;ROW([.BS9])+COLUMN([.BS9])+63-26;ROW([.BS9])+COLUMN([.BS9])+63))" office:value-type="string" office:string-value="u" calcext:value-type="string">
            <text:p>u</text:p>
          </table:table-cell>
          <table:table-cell table:style-name="ce46" table:formula="of:=CHAR(IF(ROW([.BT9])+COLUMN([.BT9])+63&gt;90;ROW([.BT9])+COLUMN([.BT9])+63-26;ROW([.BT9])+COLUMN([.BT9])+63))" office:value-type="string" office:string-value="v" calcext:value-type="string">
            <text:p>v</text:p>
          </table:table-cell>
          <table:table-cell table:style-name="ce24" table:formula="of:=CHAR(IF(ROW([.BU9])+COLUMN([.BU9])+63&gt;90;ROW([.BU9])+COLUMN([.BU9])+63-26;ROW([.BU9])+COLUMN([.BU9])+63))" office:value-type="string" office:string-value="w" calcext:value-type="string">
            <text:p>w</text:p>
          </table:table-cell>
          <table:table-cell table:formula="of:=CHAR(IF(ROW([.BV9])+COLUMN([.BV9])+63&gt;90;ROW([.BV9])+COLUMN([.BV9])+63-26;ROW([.BV9])+COLUMN([.BV9])+63))" office:value-type="string" office:string-value="x" calcext:value-type="string">
            <text:p>x</text:p>
          </table:table-cell>
          <table:table-cell table:style-name="ce26" table:formula="of:=CHAR(IF(ROW([.BW9])+COLUMN([.BW9])+63&gt;90;ROW([.BW9])+COLUMN([.BW9])+63-26;ROW([.BW9])+COLUMN([.BW9])+63))" office:value-type="string" office:string-value="y" calcext:value-type="string">
            <text:p>y</text:p>
          </table:table-cell>
          <table:table-cell table:style-name="ce27" table:formula="of:=CHAR(IF(ROW([.BX9])+COLUMN([.BX9])+63&gt;90;ROW([.BX9])+COLUMN([.BX9])+63-26;ROW([.BX9])+COLUMN([.BX9])+63))" office:value-type="string" office:string-value="z" calcext:value-type="string">
            <text:p>z</text:p>
          </table:table-cell>
          <table:table-cell table:style-name="ce28" table:formula="of:=CHAR(IF(ROW([.BY9])+COLUMN([.BY9])+63&gt;90;ROW([.BY9])+COLUMN([.BY9])+63-26;ROW([.BY9])+COLUMN([.BY9])+63))" office:value-type="string" office:string-value="{" calcext:value-type="string">
            <text:p>{</text:p>
          </table:table-cell>
          <table:table-cell table:style-name="ce8" table:formula="of:=CHAR(IF(ROW([.BZ9])+COLUMN([.BZ9])+63&gt;90;ROW([.BZ9])+COLUMN([.BZ9])+63-26;ROW([.BZ9])+COLUMN([.BZ9])+63))" office:value-type="string" office:string-value="|" calcext:value-type="string">
            <text:p>|</text:p>
          </table:table-cell>
          <table:table-cell table:number-columns-repeated="946"/>
        </table:table-row>
        <table:table-row table:style-name="ro1">
          <table:table-cell table:style-name="ce10"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style-name="ce32"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style-name="ce33"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style-name="ce34"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style-name="ce35"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style-name="ce37"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style-name="ce38"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style-name="ce39"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style-name="ce40"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style-name="ce41"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style-name="ce42"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style-name="ce43"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style-name="ce24"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style-name="ce44"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style-name="ce45"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style-name="ce46"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style-name="ce24"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style-name="ce26"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style-name="ce27"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style-name="ce28"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style-name="ce29"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style-name="ce9"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10" table:formula="of:=CHAR(IF(ROW([.AA10])+COLUMN([.AA10])+63&gt;90;ROW([.AA10])+COLUMN([.AA10])+63-26;ROW([.AA10])+COLUMN([.AA10])+63))" office:value-type="string" office:string-value="J" calcext:value-type="string">
            <text:p>J</text:p>
          </table:table-cell>
          <table:table-cell table:style-name="ce32" table:formula="of:=CHAR(IF(ROW([.AB10])+COLUMN([.AB10])+63&gt;90;ROW([.AB10])+COLUMN([.AB10])+63-26;ROW([.AB10])+COLUMN([.AB10])+63))" office:value-type="string" office:string-value="K" calcext:value-type="string">
            <text:p>K</text:p>
          </table:table-cell>
          <table:table-cell table:style-name="ce33" table:formula="of:=CHAR(IF(ROW([.AC10])+COLUMN([.AC10])+63&gt;90;ROW([.AC10])+COLUMN([.AC10])+63-26;ROW([.AC10])+COLUMN([.AC10])+63))" office:value-type="string" office:string-value="L" calcext:value-type="string">
            <text:p>L</text:p>
          </table:table-cell>
          <table:table-cell table:style-name="ce34" table:formula="of:=CHAR(IF(ROW([.AD10])+COLUMN([.AD10])+63&gt;90;ROW([.AD10])+COLUMN([.AD10])+63-26;ROW([.AD10])+COLUMN([.AD10])+63))" office:value-type="string" office:string-value="M" calcext:value-type="string">
            <text:p>M</text:p>
          </table:table-cell>
          <table:table-cell table:style-name="ce35" table:formula="of:=CHAR(IF(ROW([.AE10])+COLUMN([.AE10])+63&gt;90;ROW([.AE10])+COLUMN([.AE10])+63-26;ROW([.AE10])+COLUMN([.AE10])+63))" office:value-type="string" office:string-value="N" calcext:value-type="string">
            <text:p>N</text:p>
          </table:table-cell>
          <table:table-cell table:formula="of:=CHAR(IF(ROW([.AF10])+COLUMN([.AF10])+63&gt;90;ROW([.AF10])+COLUMN([.AF10])+63-26;ROW([.AF10])+COLUMN([.AF10])+63))" office:value-type="string" office:string-value="O" calcext:value-type="string">
            <text:p>O</text:p>
          </table:table-cell>
          <table:table-cell table:style-name="ce37" table:formula="of:=CHAR(IF(ROW([.AG10])+COLUMN([.AG10])+63&gt;90;ROW([.AG10])+COLUMN([.AG10])+63-26;ROW([.AG10])+COLUMN([.AG10])+63))" office:value-type="string" office:string-value="P" calcext:value-type="string">
            <text:p>P</text:p>
          </table:table-cell>
          <table:table-cell table:formula="of:=CHAR(IF(ROW([.AH10])+COLUMN([.AH10])+63&gt;90;ROW([.AH10])+COLUMN([.AH10])+63-26;ROW([.AH10])+COLUMN([.AH10])+63))" office:value-type="string" office:string-value="Q" calcext:value-type="string">
            <text:p>Q</text:p>
          </table:table-cell>
          <table:table-cell table:style-name="ce38" table:formula="of:=CHAR(IF(ROW([.AI10])+COLUMN([.AI10])+63&gt;90;ROW([.AI10])+COLUMN([.AI10])+63-26;ROW([.AI10])+COLUMN([.AI10])+63))" office:value-type="string" office:string-value="R" calcext:value-type="string">
            <text:p>R</text:p>
          </table:table-cell>
          <table:table-cell table:style-name="ce39" table:formula="of:=CHAR(IF(ROW([.AJ10])+COLUMN([.AJ10])+63&gt;90;ROW([.AJ10])+COLUMN([.AJ10])+63-26;ROW([.AJ10])+COLUMN([.AJ10])+63))" office:value-type="string" office:string-value="S" calcext:value-type="string">
            <text:p>S</text:p>
          </table:table-cell>
          <table:table-cell table:style-name="ce40" table:formula="of:=CHAR(IF(ROW([.AK10])+COLUMN([.AK10])+63&gt;90;ROW([.AK10])+COLUMN([.AK10])+63-26;ROW([.AK10])+COLUMN([.AK10])+63))" office:value-type="string" office:string-value="T" calcext:value-type="string">
            <text:p>T</text:p>
          </table:table-cell>
          <table:table-cell table:style-name="ce41" table:formula="of:=CHAR(IF(ROW([.AL10])+COLUMN([.AL10])+63&gt;90;ROW([.AL10])+COLUMN([.AL10])+63-26;ROW([.AL10])+COLUMN([.AL10])+63))" office:value-type="string" office:string-value="U" calcext:value-type="string">
            <text:p>U</text:p>
          </table:table-cell>
          <table:table-cell table:style-name="ce42" table:formula="of:=CHAR(IF(ROW([.AM10])+COLUMN([.AM10])+63&gt;90;ROW([.AM10])+COLUMN([.AM10])+63-26;ROW([.AM10])+COLUMN([.AM10])+63))" office:value-type="string" office:string-value="V" calcext:value-type="string">
            <text:p>V</text:p>
          </table:table-cell>
          <table:table-cell table:style-name="ce43" table:formula="of:=CHAR(IF(ROW([.AN10])+COLUMN([.AN10])+63&gt;90;ROW([.AN10])+COLUMN([.AN10])+63-26;ROW([.AN10])+COLUMN([.AN10])+63))" office:value-type="string" office:string-value="W" calcext:value-type="string">
            <text:p>W</text:p>
          </table:table-cell>
          <table:table-cell table:formula="of:=CHAR(IF(ROW([.AO10])+COLUMN([.AO10])+63&gt;90;ROW([.AO10])+COLUMN([.AO10])+63-26;ROW([.AO10])+COLUMN([.AO10])+63))" office:value-type="string" office:string-value="X" calcext:value-type="string">
            <text:p>X</text:p>
          </table:table-cell>
          <table:table-cell table:style-name="ce24" table:formula="of:=CHAR(IF(ROW([.AP10])+COLUMN([.AP10])+63&gt;90;ROW([.AP10])+COLUMN([.AP10])+63-26;ROW([.AP10])+COLUMN([.AP10])+63))" office:value-type="string" office:string-value="Y" calcext:value-type="string">
            <text:p>Y</text:p>
          </table:table-cell>
          <table:table-cell table:style-name="ce44" table:formula="of:=CHAR(IF(ROW([.AQ10])+COLUMN([.AQ10])+63&gt;90;ROW([.AQ10])+COLUMN([.AQ10])+63-26;ROW([.AQ10])+COLUMN([.AQ10])+63))" office:value-type="string" office:string-value="Z" calcext:value-type="string">
            <text:p>Z</text:p>
          </table:table-cell>
          <table:table-cell table:style-name="ce45" table:formula="of:=CHAR(IF(ROW([.AR10])+COLUMN([.AR10])+63&gt;90;ROW([.AR10])+COLUMN([.AR10])+63-26;ROW([.AR10])+COLUMN([.AR10])+63))" office:value-type="string" office:string-value="[" calcext:value-type="string">
            <text:p>[</text:p>
          </table:table-cell>
          <table:table-cell table:style-name="ce46" table:formula="of:=CHAR(IF(ROW([.AS10])+COLUMN([.AS10])+63&gt;90;ROW([.AS10])+COLUMN([.AS10])+63-26;ROW([.AS10])+COLUMN([.AS10])+63))" office:value-type="string" office:string-value="\" calcext:value-type="string">
            <text:p>\</text:p>
          </table:table-cell>
          <table:table-cell table:style-name="ce24" table:formula="of:=CHAR(IF(ROW([.AT10])+COLUMN([.AT10])+63&gt;90;ROW([.AT10])+COLUMN([.AT10])+63-26;ROW([.AT10])+COLUMN([.AT10])+63))" office:value-type="string" office:string-value="]" calcext:value-type="string">
            <text:p>]</text:p>
          </table:table-cell>
          <table:table-cell table:formula="of:=CHAR(IF(ROW([.AU10])+COLUMN([.AU10])+63&gt;90;ROW([.AU10])+COLUMN([.AU10])+63-26;ROW([.AU10])+COLUMN([.AU10])+63))" office:value-type="string" office:string-value="^" calcext:value-type="string">
            <text:p>^</text:p>
          </table:table-cell>
          <table:table-cell table:style-name="ce26" table:formula="of:=CHAR(IF(ROW([.AV10])+COLUMN([.AV10])+63&gt;90;ROW([.AV10])+COLUMN([.AV10])+63-26;ROW([.AV10])+COLUMN([.AV10])+63))" office:value-type="string" office:string-value="_" calcext:value-type="string">
            <text:p>_</text:p>
          </table:table-cell>
          <table:table-cell table:style-name="ce27" table:formula="of:=CHAR(IF(ROW([.AW10])+COLUMN([.AW10])+63&gt;90;ROW([.AW10])+COLUMN([.AW10])+63-26;ROW([.AW10])+COLUMN([.AW10])+63))" office:value-type="string" office:string-value="`" calcext:value-type="string">
            <text:p>`</text:p>
          </table:table-cell>
          <table:table-cell table:style-name="ce28" table:formula="of:=CHAR(IF(ROW([.AX10])+COLUMN([.AX10])+63&gt;90;ROW([.AX10])+COLUMN([.AX10])+63-26;ROW([.AX10])+COLUMN([.AX10])+63))" office:value-type="string" office:string-value="a" calcext:value-type="string">
            <text:p>a</text:p>
          </table:table-cell>
          <table:table-cell table:style-name="ce29" table:formula="of:=CHAR(IF(ROW([.AY10])+COLUMN([.AY10])+63&gt;90;ROW([.AY10])+COLUMN([.AY10])+63-26;ROW([.AY10])+COLUMN([.AY10])+63))" office:value-type="string" office:string-value="b" calcext:value-type="string">
            <text:p>b</text:p>
          </table:table-cell>
          <table:table-cell table:style-name="ce9" table:formula="of:=CHAR(IF(ROW([.AZ10])+COLUMN([.AZ10])+63&gt;90;ROW([.AZ10])+COLUMN([.AZ10])+63-26;ROW([.AZ10])+COLUMN([.AZ10])+63))" office:value-type="string" office:string-value="c" calcext:value-type="string">
            <text:p>c</text:p>
          </table:table-cell>
          <table:table-cell table:style-name="ce10" table:formula="of:=CHAR(IF(ROW([.BA10])+COLUMN([.BA10])+63&gt;90;ROW([.BA10])+COLUMN([.BA10])+63-26;ROW([.BA10])+COLUMN([.BA10])+63))" office:value-type="string" office:string-value="d" calcext:value-type="string">
            <text:p>d</text:p>
          </table:table-cell>
          <table:table-cell table:style-name="ce32" table:formula="of:=CHAR(IF(ROW([.BB10])+COLUMN([.BB10])+63&gt;90;ROW([.BB10])+COLUMN([.BB10])+63-26;ROW([.BB10])+COLUMN([.BB10])+63))" office:value-type="string" office:string-value="e" calcext:value-type="string">
            <text:p>e</text:p>
          </table:table-cell>
          <table:table-cell table:style-name="ce33" table:formula="of:=CHAR(IF(ROW([.BC10])+COLUMN([.BC10])+63&gt;90;ROW([.BC10])+COLUMN([.BC10])+63-26;ROW([.BC10])+COLUMN([.BC10])+63))" office:value-type="string" office:string-value="f" calcext:value-type="string">
            <text:p>f</text:p>
          </table:table-cell>
          <table:table-cell table:style-name="ce34" table:formula="of:=CHAR(IF(ROW([.BD10])+COLUMN([.BD10])+63&gt;90;ROW([.BD10])+COLUMN([.BD10])+63-26;ROW([.BD10])+COLUMN([.BD10])+63))" office:value-type="string" office:string-value="g" calcext:value-type="string">
            <text:p>g</text:p>
          </table:table-cell>
          <table:table-cell table:style-name="ce35" table:formula="of:=CHAR(IF(ROW([.BE10])+COLUMN([.BE10])+63&gt;90;ROW([.BE10])+COLUMN([.BE10])+63-26;ROW([.BE10])+COLUMN([.BE10])+63))" office:value-type="string" office:string-value="h" calcext:value-type="string">
            <text:p>h</text:p>
          </table:table-cell>
          <table:table-cell table:formula="of:=CHAR(IF(ROW([.BF10])+COLUMN([.BF10])+63&gt;90;ROW([.BF10])+COLUMN([.BF10])+63-26;ROW([.BF10])+COLUMN([.BF10])+63))" office:value-type="string" office:string-value="i" calcext:value-type="string">
            <text:p>i</text:p>
          </table:table-cell>
          <table:table-cell table:style-name="ce37" table:formula="of:=CHAR(IF(ROW([.BG10])+COLUMN([.BG10])+63&gt;90;ROW([.BG10])+COLUMN([.BG10])+63-26;ROW([.BG10])+COLUMN([.BG10])+63))" office:value-type="string" office:string-value="j" calcext:value-type="string">
            <text:p>j</text:p>
          </table:table-cell>
          <table:table-cell table:formula="of:=CHAR(IF(ROW([.BH10])+COLUMN([.BH10])+63&gt;90;ROW([.BH10])+COLUMN([.BH10])+63-26;ROW([.BH10])+COLUMN([.BH10])+63))" office:value-type="string" office:string-value="k" calcext:value-type="string">
            <text:p>k</text:p>
          </table:table-cell>
          <table:table-cell table:style-name="ce38" table:formula="of:=CHAR(IF(ROW([.BI10])+COLUMN([.BI10])+63&gt;90;ROW([.BI10])+COLUMN([.BI10])+63-26;ROW([.BI10])+COLUMN([.BI10])+63))" office:value-type="string" office:string-value="l" calcext:value-type="string">
            <text:p>l</text:p>
          </table:table-cell>
          <table:table-cell table:style-name="ce39" table:formula="of:=CHAR(IF(ROW([.BJ10])+COLUMN([.BJ10])+63&gt;90;ROW([.BJ10])+COLUMN([.BJ10])+63-26;ROW([.BJ10])+COLUMN([.BJ10])+63))" office:value-type="string" office:string-value="m" calcext:value-type="string">
            <text:p>m</text:p>
          </table:table-cell>
          <table:table-cell table:style-name="ce40" table:formula="of:=CHAR(IF(ROW([.BK10])+COLUMN([.BK10])+63&gt;90;ROW([.BK10])+COLUMN([.BK10])+63-26;ROW([.BK10])+COLUMN([.BK10])+63))" office:value-type="string" office:string-value="n" calcext:value-type="string">
            <text:p>n</text:p>
          </table:table-cell>
          <table:table-cell table:style-name="ce41" table:formula="of:=CHAR(IF(ROW([.BL10])+COLUMN([.BL10])+63&gt;90;ROW([.BL10])+COLUMN([.BL10])+63-26;ROW([.BL10])+COLUMN([.BL10])+63))" office:value-type="string" office:string-value="o" calcext:value-type="string">
            <text:p>o</text:p>
          </table:table-cell>
          <table:table-cell table:style-name="ce42" table:formula="of:=CHAR(IF(ROW([.BM10])+COLUMN([.BM10])+63&gt;90;ROW([.BM10])+COLUMN([.BM10])+63-26;ROW([.BM10])+COLUMN([.BM10])+63))" office:value-type="string" office:string-value="p" calcext:value-type="string">
            <text:p>p</text:p>
          </table:table-cell>
          <table:table-cell table:style-name="ce43" table:formula="of:=CHAR(IF(ROW([.BN10])+COLUMN([.BN10])+63&gt;90;ROW([.BN10])+COLUMN([.BN10])+63-26;ROW([.BN10])+COLUMN([.BN10])+63))" office:value-type="string" office:string-value="q" calcext:value-type="string">
            <text:p>q</text:p>
          </table:table-cell>
          <table:table-cell table:formula="of:=CHAR(IF(ROW([.BO10])+COLUMN([.BO10])+63&gt;90;ROW([.BO10])+COLUMN([.BO10])+63-26;ROW([.BO10])+COLUMN([.BO10])+63))" office:value-type="string" office:string-value="r" calcext:value-type="string">
            <text:p>r</text:p>
          </table:table-cell>
          <table:table-cell table:style-name="ce24" table:formula="of:=CHAR(IF(ROW([.BP10])+COLUMN([.BP10])+63&gt;90;ROW([.BP10])+COLUMN([.BP10])+63-26;ROW([.BP10])+COLUMN([.BP10])+63))" office:value-type="string" office:string-value="s" calcext:value-type="string">
            <text:p>s</text:p>
          </table:table-cell>
          <table:table-cell table:style-name="ce44" table:formula="of:=CHAR(IF(ROW([.BQ10])+COLUMN([.BQ10])+63&gt;90;ROW([.BQ10])+COLUMN([.BQ10])+63-26;ROW([.BQ10])+COLUMN([.BQ10])+63))" office:value-type="string" office:string-value="t" calcext:value-type="string">
            <text:p>t</text:p>
          </table:table-cell>
          <table:table-cell table:style-name="ce45" table:formula="of:=CHAR(IF(ROW([.BR10])+COLUMN([.BR10])+63&gt;90;ROW([.BR10])+COLUMN([.BR10])+63-26;ROW([.BR10])+COLUMN([.BR10])+63))" office:value-type="string" office:string-value="u" calcext:value-type="string">
            <text:p>u</text:p>
          </table:table-cell>
          <table:table-cell table:style-name="ce46" table:formula="of:=CHAR(IF(ROW([.BS10])+COLUMN([.BS10])+63&gt;90;ROW([.BS10])+COLUMN([.BS10])+63-26;ROW([.BS10])+COLUMN([.BS10])+63))" office:value-type="string" office:string-value="v" calcext:value-type="string">
            <text:p>v</text:p>
          </table:table-cell>
          <table:table-cell table:style-name="ce24" table:formula="of:=CHAR(IF(ROW([.BT10])+COLUMN([.BT10])+63&gt;90;ROW([.BT10])+COLUMN([.BT10])+63-26;ROW([.BT10])+COLUMN([.BT10])+63))" office:value-type="string" office:string-value="w" calcext:value-type="string">
            <text:p>w</text:p>
          </table:table-cell>
          <table:table-cell table:formula="of:=CHAR(IF(ROW([.BU10])+COLUMN([.BU10])+63&gt;90;ROW([.BU10])+COLUMN([.BU10])+63-26;ROW([.BU10])+COLUMN([.BU10])+63))" office:value-type="string" office:string-value="x" calcext:value-type="string">
            <text:p>x</text:p>
          </table:table-cell>
          <table:table-cell table:style-name="ce26" table:formula="of:=CHAR(IF(ROW([.BV10])+COLUMN([.BV10])+63&gt;90;ROW([.BV10])+COLUMN([.BV10])+63-26;ROW([.BV10])+COLUMN([.BV10])+63))" office:value-type="string" office:string-value="y" calcext:value-type="string">
            <text:p>y</text:p>
          </table:table-cell>
          <table:table-cell table:style-name="ce27" table:formula="of:=CHAR(IF(ROW([.BW10])+COLUMN([.BW10])+63&gt;90;ROW([.BW10])+COLUMN([.BW10])+63-26;ROW([.BW10])+COLUMN([.BW10])+63))" office:value-type="string" office:string-value="z" calcext:value-type="string">
            <text:p>z</text:p>
          </table:table-cell>
          <table:table-cell table:style-name="ce28" table:formula="of:=CHAR(IF(ROW([.BX10])+COLUMN([.BX10])+63&gt;90;ROW([.BX10])+COLUMN([.BX10])+63-26;ROW([.BX10])+COLUMN([.BX10])+63))" office:value-type="string" office:string-value="{" calcext:value-type="string">
            <text:p>{</text:p>
          </table:table-cell>
          <table:table-cell table:style-name="ce29" table:formula="of:=CHAR(IF(ROW([.BY10])+COLUMN([.BY10])+63&gt;90;ROW([.BY10])+COLUMN([.BY10])+63-26;ROW([.BY10])+COLUMN([.BY10])+63))" office:value-type="string" office:string-value="|" calcext:value-type="string">
            <text:p>|</text:p>
          </table:table-cell>
          <table:table-cell table:style-name="ce9" table:formula="of:=CHAR(IF(ROW([.BZ10])+COLUMN([.BZ10])+63&gt;90;ROW([.BZ10])+COLUMN([.BZ10])+63-26;ROW([.BZ10])+COLUMN([.BZ10])+63))" office:value-type="string" office:string-value="}" calcext:value-type="string">
            <text:p>}</text:p>
          </table:table-cell>
          <table:table-cell table:number-columns-repeated="946"/>
        </table:table-row>
        <table:table-row table:style-name="ro1">
          <table:table-cell table:style-name="ce11"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style-name="ce33"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style-name="ce34"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style-name="ce35"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style-name="ce37"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style-name="ce38"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style-name="ce39"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style-name="ce40"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style-name="ce41"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style-name="ce42"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style-name="ce43"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style-name="ce25"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style-name="ce24"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style-name="ce44"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style-name="ce45"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style-name="ce46"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style-name="ce24"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style-name="ce26"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style-name="ce27"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style-name="ce28"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style-name="ce29"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style-name="ce30"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style-name="ce10"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11" table:formula="of:=CHAR(IF(ROW([.AA11])+COLUMN([.AA11])+63&gt;90;ROW([.AA11])+COLUMN([.AA11])+63-26;ROW([.AA11])+COLUMN([.AA11])+63))" office:value-type="string" office:string-value="K" calcext:value-type="string">
            <text:p>K</text:p>
          </table:table-cell>
          <table:table-cell table:style-name="ce33" table:formula="of:=CHAR(IF(ROW([.AB11])+COLUMN([.AB11])+63&gt;90;ROW([.AB11])+COLUMN([.AB11])+63-26;ROW([.AB11])+COLUMN([.AB11])+63))" office:value-type="string" office:string-value="L" calcext:value-type="string">
            <text:p>L</text:p>
          </table:table-cell>
          <table:table-cell table:style-name="ce34" table:formula="of:=CHAR(IF(ROW([.AC11])+COLUMN([.AC11])+63&gt;90;ROW([.AC11])+COLUMN([.AC11])+63-26;ROW([.AC11])+COLUMN([.AC11])+63))" office:value-type="string" office:string-value="M" calcext:value-type="string">
            <text:p>M</text:p>
          </table:table-cell>
          <table:table-cell table:style-name="ce35" table:formula="of:=CHAR(IF(ROW([.AD11])+COLUMN([.AD11])+63&gt;90;ROW([.AD11])+COLUMN([.AD11])+63-26;ROW([.AD11])+COLUMN([.AD11])+63))" office:value-type="string" office:string-value="N" calcext:value-type="string">
            <text:p>N</text:p>
          </table:table-cell>
          <table:table-cell table:formula="of:=CHAR(IF(ROW([.AE11])+COLUMN([.AE11])+63&gt;90;ROW([.AE11])+COLUMN([.AE11])+63-26;ROW([.AE11])+COLUMN([.AE11])+63))" office:value-type="string" office:string-value="O" calcext:value-type="string">
            <text:p>O</text:p>
          </table:table-cell>
          <table:table-cell table:style-name="ce37" table:formula="of:=CHAR(IF(ROW([.AF11])+COLUMN([.AF11])+63&gt;90;ROW([.AF11])+COLUMN([.AF11])+63-26;ROW([.AF11])+COLUMN([.AF11])+63))" office:value-type="string" office:string-value="P" calcext:value-type="string">
            <text:p>P</text:p>
          </table:table-cell>
          <table:table-cell table:formula="of:=CHAR(IF(ROW([.AG11])+COLUMN([.AG11])+63&gt;90;ROW([.AG11])+COLUMN([.AG11])+63-26;ROW([.AG11])+COLUMN([.AG11])+63))" office:value-type="string" office:string-value="Q" calcext:value-type="string">
            <text:p>Q</text:p>
          </table:table-cell>
          <table:table-cell table:style-name="ce38" table:formula="of:=CHAR(IF(ROW([.AH11])+COLUMN([.AH11])+63&gt;90;ROW([.AH11])+COLUMN([.AH11])+63-26;ROW([.AH11])+COLUMN([.AH11])+63))" office:value-type="string" office:string-value="R" calcext:value-type="string">
            <text:p>R</text:p>
          </table:table-cell>
          <table:table-cell table:style-name="ce39" table:formula="of:=CHAR(IF(ROW([.AI11])+COLUMN([.AI11])+63&gt;90;ROW([.AI11])+COLUMN([.AI11])+63-26;ROW([.AI11])+COLUMN([.AI11])+63))" office:value-type="string" office:string-value="S" calcext:value-type="string">
            <text:p>S</text:p>
          </table:table-cell>
          <table:table-cell table:style-name="ce40" table:formula="of:=CHAR(IF(ROW([.AJ11])+COLUMN([.AJ11])+63&gt;90;ROW([.AJ11])+COLUMN([.AJ11])+63-26;ROW([.AJ11])+COLUMN([.AJ11])+63))" office:value-type="string" office:string-value="T" calcext:value-type="string">
            <text:p>T</text:p>
          </table:table-cell>
          <table:table-cell table:style-name="ce41" table:formula="of:=CHAR(IF(ROW([.AK11])+COLUMN([.AK11])+63&gt;90;ROW([.AK11])+COLUMN([.AK11])+63-26;ROW([.AK11])+COLUMN([.AK11])+63))" office:value-type="string" office:string-value="U" calcext:value-type="string">
            <text:p>U</text:p>
          </table:table-cell>
          <table:table-cell table:style-name="ce42" table:formula="of:=CHAR(IF(ROW([.AL11])+COLUMN([.AL11])+63&gt;90;ROW([.AL11])+COLUMN([.AL11])+63-26;ROW([.AL11])+COLUMN([.AL11])+63))" office:value-type="string" office:string-value="V" calcext:value-type="string">
            <text:p>V</text:p>
          </table:table-cell>
          <table:table-cell table:style-name="ce43" table:formula="of:=CHAR(IF(ROW([.AM11])+COLUMN([.AM11])+63&gt;90;ROW([.AM11])+COLUMN([.AM11])+63-26;ROW([.AM11])+COLUMN([.AM11])+63))" office:value-type="string" office:string-value="W" calcext:value-type="string">
            <text:p>W</text:p>
          </table:table-cell>
          <table:table-cell table:style-name="ce25" table:formula="of:=CHAR(IF(ROW([.AN11])+COLUMN([.AN11])+63&gt;90;ROW([.AN11])+COLUMN([.AN11])+63-26;ROW([.AN11])+COLUMN([.AN11])+63))" office:value-type="string" office:string-value="X" calcext:value-type="string">
            <text:p>X</text:p>
          </table:table-cell>
          <table:table-cell table:style-name="ce24" table:formula="of:=CHAR(IF(ROW([.AO11])+COLUMN([.AO11])+63&gt;90;ROW([.AO11])+COLUMN([.AO11])+63-26;ROW([.AO11])+COLUMN([.AO11])+63))" office:value-type="string" office:string-value="Y" calcext:value-type="string">
            <text:p>Y</text:p>
          </table:table-cell>
          <table:table-cell table:style-name="ce44" table:formula="of:=CHAR(IF(ROW([.AP11])+COLUMN([.AP11])+63&gt;90;ROW([.AP11])+COLUMN([.AP11])+63-26;ROW([.AP11])+COLUMN([.AP11])+63))" office:value-type="string" office:string-value="Z" calcext:value-type="string">
            <text:p>Z</text:p>
          </table:table-cell>
          <table:table-cell table:style-name="ce45" table:formula="of:=CHAR(IF(ROW([.AQ11])+COLUMN([.AQ11])+63&gt;90;ROW([.AQ11])+COLUMN([.AQ11])+63-26;ROW([.AQ11])+COLUMN([.AQ11])+63))" office:value-type="string" office:string-value="[" calcext:value-type="string">
            <text:p>[</text:p>
          </table:table-cell>
          <table:table-cell table:style-name="ce46" table:formula="of:=CHAR(IF(ROW([.AR11])+COLUMN([.AR11])+63&gt;90;ROW([.AR11])+COLUMN([.AR11])+63-26;ROW([.AR11])+COLUMN([.AR11])+63))" office:value-type="string" office:string-value="\" calcext:value-type="string">
            <text:p>\</text:p>
          </table:table-cell>
          <table:table-cell table:style-name="ce24" table:formula="of:=CHAR(IF(ROW([.AS11])+COLUMN([.AS11])+63&gt;90;ROW([.AS11])+COLUMN([.AS11])+63-26;ROW([.AS11])+COLUMN([.AS11])+63))" office:value-type="string" office:string-value="]" calcext:value-type="string">
            <text:p>]</text:p>
          </table:table-cell>
          <table:table-cell table:formula="of:=CHAR(IF(ROW([.AT11])+COLUMN([.AT11])+63&gt;90;ROW([.AT11])+COLUMN([.AT11])+63-26;ROW([.AT11])+COLUMN([.AT11])+63))" office:value-type="string" office:string-value="^" calcext:value-type="string">
            <text:p>^</text:p>
          </table:table-cell>
          <table:table-cell table:style-name="ce26" table:formula="of:=CHAR(IF(ROW([.AU11])+COLUMN([.AU11])+63&gt;90;ROW([.AU11])+COLUMN([.AU11])+63-26;ROW([.AU11])+COLUMN([.AU11])+63))" office:value-type="string" office:string-value="_" calcext:value-type="string">
            <text:p>_</text:p>
          </table:table-cell>
          <table:table-cell table:style-name="ce27" table:formula="of:=CHAR(IF(ROW([.AV11])+COLUMN([.AV11])+63&gt;90;ROW([.AV11])+COLUMN([.AV11])+63-26;ROW([.AV11])+COLUMN([.AV11])+63))" office:value-type="string" office:string-value="`" calcext:value-type="string">
            <text:p>`</text:p>
          </table:table-cell>
          <table:table-cell table:style-name="ce28" table:formula="of:=CHAR(IF(ROW([.AW11])+COLUMN([.AW11])+63&gt;90;ROW([.AW11])+COLUMN([.AW11])+63-26;ROW([.AW11])+COLUMN([.AW11])+63))" office:value-type="string" office:string-value="a" calcext:value-type="string">
            <text:p>a</text:p>
          </table:table-cell>
          <table:table-cell table:style-name="ce29" table:formula="of:=CHAR(IF(ROW([.AX11])+COLUMN([.AX11])+63&gt;90;ROW([.AX11])+COLUMN([.AX11])+63-26;ROW([.AX11])+COLUMN([.AX11])+63))" office:value-type="string" office:string-value="b" calcext:value-type="string">
            <text:p>b</text:p>
          </table:table-cell>
          <table:table-cell table:style-name="ce30" table:formula="of:=CHAR(IF(ROW([.AY11])+COLUMN([.AY11])+63&gt;90;ROW([.AY11])+COLUMN([.AY11])+63-26;ROW([.AY11])+COLUMN([.AY11])+63))" office:value-type="string" office:string-value="c" calcext:value-type="string">
            <text:p>c</text:p>
          </table:table-cell>
          <table:table-cell table:style-name="ce10" table:formula="of:=CHAR(IF(ROW([.AZ11])+COLUMN([.AZ11])+63&gt;90;ROW([.AZ11])+COLUMN([.AZ11])+63-26;ROW([.AZ11])+COLUMN([.AZ11])+63))" office:value-type="string" office:string-value="d" calcext:value-type="string">
            <text:p>d</text:p>
          </table:table-cell>
          <table:table-cell table:style-name="ce11" table:formula="of:=CHAR(IF(ROW([.BA11])+COLUMN([.BA11])+63&gt;90;ROW([.BA11])+COLUMN([.BA11])+63-26;ROW([.BA11])+COLUMN([.BA11])+63))" office:value-type="string" office:string-value="e" calcext:value-type="string">
            <text:p>e</text:p>
          </table:table-cell>
          <table:table-cell table:style-name="ce33" table:formula="of:=CHAR(IF(ROW([.BB11])+COLUMN([.BB11])+63&gt;90;ROW([.BB11])+COLUMN([.BB11])+63-26;ROW([.BB11])+COLUMN([.BB11])+63))" office:value-type="string" office:string-value="f" calcext:value-type="string">
            <text:p>f</text:p>
          </table:table-cell>
          <table:table-cell table:style-name="ce34" table:formula="of:=CHAR(IF(ROW([.BC11])+COLUMN([.BC11])+63&gt;90;ROW([.BC11])+COLUMN([.BC11])+63-26;ROW([.BC11])+COLUMN([.BC11])+63))" office:value-type="string" office:string-value="g" calcext:value-type="string">
            <text:p>g</text:p>
          </table:table-cell>
          <table:table-cell table:style-name="ce35" table:formula="of:=CHAR(IF(ROW([.BD11])+COLUMN([.BD11])+63&gt;90;ROW([.BD11])+COLUMN([.BD11])+63-26;ROW([.BD11])+COLUMN([.BD11])+63))" office:value-type="string" office:string-value="h" calcext:value-type="string">
            <text:p>h</text:p>
          </table:table-cell>
          <table:table-cell table:formula="of:=CHAR(IF(ROW([.BE11])+COLUMN([.BE11])+63&gt;90;ROW([.BE11])+COLUMN([.BE11])+63-26;ROW([.BE11])+COLUMN([.BE11])+63))" office:value-type="string" office:string-value="i" calcext:value-type="string">
            <text:p>i</text:p>
          </table:table-cell>
          <table:table-cell table:style-name="ce37" table:formula="of:=CHAR(IF(ROW([.BF11])+COLUMN([.BF11])+63&gt;90;ROW([.BF11])+COLUMN([.BF11])+63-26;ROW([.BF11])+COLUMN([.BF11])+63))" office:value-type="string" office:string-value="j" calcext:value-type="string">
            <text:p>j</text:p>
          </table:table-cell>
          <table:table-cell table:formula="of:=CHAR(IF(ROW([.BG11])+COLUMN([.BG11])+63&gt;90;ROW([.BG11])+COLUMN([.BG11])+63-26;ROW([.BG11])+COLUMN([.BG11])+63))" office:value-type="string" office:string-value="k" calcext:value-type="string">
            <text:p>k</text:p>
          </table:table-cell>
          <table:table-cell table:style-name="ce38" table:formula="of:=CHAR(IF(ROW([.BH11])+COLUMN([.BH11])+63&gt;90;ROW([.BH11])+COLUMN([.BH11])+63-26;ROW([.BH11])+COLUMN([.BH11])+63))" office:value-type="string" office:string-value="l" calcext:value-type="string">
            <text:p>l</text:p>
          </table:table-cell>
          <table:table-cell table:style-name="ce39" table:formula="of:=CHAR(IF(ROW([.BI11])+COLUMN([.BI11])+63&gt;90;ROW([.BI11])+COLUMN([.BI11])+63-26;ROW([.BI11])+COLUMN([.BI11])+63))" office:value-type="string" office:string-value="m" calcext:value-type="string">
            <text:p>m</text:p>
          </table:table-cell>
          <table:table-cell table:style-name="ce40" table:formula="of:=CHAR(IF(ROW([.BJ11])+COLUMN([.BJ11])+63&gt;90;ROW([.BJ11])+COLUMN([.BJ11])+63-26;ROW([.BJ11])+COLUMN([.BJ11])+63))" office:value-type="string" office:string-value="n" calcext:value-type="string">
            <text:p>n</text:p>
          </table:table-cell>
          <table:table-cell table:style-name="ce41" table:formula="of:=CHAR(IF(ROW([.BK11])+COLUMN([.BK11])+63&gt;90;ROW([.BK11])+COLUMN([.BK11])+63-26;ROW([.BK11])+COLUMN([.BK11])+63))" office:value-type="string" office:string-value="o" calcext:value-type="string">
            <text:p>o</text:p>
          </table:table-cell>
          <table:table-cell table:style-name="ce42" table:formula="of:=CHAR(IF(ROW([.BL11])+COLUMN([.BL11])+63&gt;90;ROW([.BL11])+COLUMN([.BL11])+63-26;ROW([.BL11])+COLUMN([.BL11])+63))" office:value-type="string" office:string-value="p" calcext:value-type="string">
            <text:p>p</text:p>
          </table:table-cell>
          <table:table-cell table:style-name="ce43" table:formula="of:=CHAR(IF(ROW([.BM11])+COLUMN([.BM11])+63&gt;90;ROW([.BM11])+COLUMN([.BM11])+63-26;ROW([.BM11])+COLUMN([.BM11])+63))" office:value-type="string" office:string-value="q" calcext:value-type="string">
            <text:p>q</text:p>
          </table:table-cell>
          <table:table-cell table:style-name="ce25" table:formula="of:=CHAR(IF(ROW([.BN11])+COLUMN([.BN11])+63&gt;90;ROW([.BN11])+COLUMN([.BN11])+63-26;ROW([.BN11])+COLUMN([.BN11])+63))" office:value-type="string" office:string-value="r" calcext:value-type="string">
            <text:p>r</text:p>
          </table:table-cell>
          <table:table-cell table:style-name="ce24" table:formula="of:=CHAR(IF(ROW([.BO11])+COLUMN([.BO11])+63&gt;90;ROW([.BO11])+COLUMN([.BO11])+63-26;ROW([.BO11])+COLUMN([.BO11])+63))" office:value-type="string" office:string-value="s" calcext:value-type="string">
            <text:p>s</text:p>
          </table:table-cell>
          <table:table-cell table:style-name="ce44" table:formula="of:=CHAR(IF(ROW([.BP11])+COLUMN([.BP11])+63&gt;90;ROW([.BP11])+COLUMN([.BP11])+63-26;ROW([.BP11])+COLUMN([.BP11])+63))" office:value-type="string" office:string-value="t" calcext:value-type="string">
            <text:p>t</text:p>
          </table:table-cell>
          <table:table-cell table:style-name="ce45" table:formula="of:=CHAR(IF(ROW([.BQ11])+COLUMN([.BQ11])+63&gt;90;ROW([.BQ11])+COLUMN([.BQ11])+63-26;ROW([.BQ11])+COLUMN([.BQ11])+63))" office:value-type="string" office:string-value="u" calcext:value-type="string">
            <text:p>u</text:p>
          </table:table-cell>
          <table:table-cell table:style-name="ce46" table:formula="of:=CHAR(IF(ROW([.BR11])+COLUMN([.BR11])+63&gt;90;ROW([.BR11])+COLUMN([.BR11])+63-26;ROW([.BR11])+COLUMN([.BR11])+63))" office:value-type="string" office:string-value="v" calcext:value-type="string">
            <text:p>v</text:p>
          </table:table-cell>
          <table:table-cell table:style-name="ce24" table:formula="of:=CHAR(IF(ROW([.BS11])+COLUMN([.BS11])+63&gt;90;ROW([.BS11])+COLUMN([.BS11])+63-26;ROW([.BS11])+COLUMN([.BS11])+63))" office:value-type="string" office:string-value="w" calcext:value-type="string">
            <text:p>w</text:p>
          </table:table-cell>
          <table:table-cell table:formula="of:=CHAR(IF(ROW([.BT11])+COLUMN([.BT11])+63&gt;90;ROW([.BT11])+COLUMN([.BT11])+63-26;ROW([.BT11])+COLUMN([.BT11])+63))" office:value-type="string" office:string-value="x" calcext:value-type="string">
            <text:p>x</text:p>
          </table:table-cell>
          <table:table-cell table:style-name="ce26" table:formula="of:=CHAR(IF(ROW([.BU11])+COLUMN([.BU11])+63&gt;90;ROW([.BU11])+COLUMN([.BU11])+63-26;ROW([.BU11])+COLUMN([.BU11])+63))" office:value-type="string" office:string-value="y" calcext:value-type="string">
            <text:p>y</text:p>
          </table:table-cell>
          <table:table-cell table:style-name="ce27" table:formula="of:=CHAR(IF(ROW([.BV11])+COLUMN([.BV11])+63&gt;90;ROW([.BV11])+COLUMN([.BV11])+63-26;ROW([.BV11])+COLUMN([.BV11])+63))" office:value-type="string" office:string-value="z" calcext:value-type="string">
            <text:p>z</text:p>
          </table:table-cell>
          <table:table-cell table:style-name="ce28" table:formula="of:=CHAR(IF(ROW([.BW11])+COLUMN([.BW11])+63&gt;90;ROW([.BW11])+COLUMN([.BW11])+63-26;ROW([.BW11])+COLUMN([.BW11])+63))" office:value-type="string" office:string-value="{" calcext:value-type="string">
            <text:p>{</text:p>
          </table:table-cell>
          <table:table-cell table:style-name="ce29" table:formula="of:=CHAR(IF(ROW([.BX11])+COLUMN([.BX11])+63&gt;90;ROW([.BX11])+COLUMN([.BX11])+63-26;ROW([.BX11])+COLUMN([.BX11])+63))" office:value-type="string" office:string-value="|" calcext:value-type="string">
            <text:p>|</text:p>
          </table:table-cell>
          <table:table-cell table:style-name="ce30" table:formula="of:=CHAR(IF(ROW([.BY11])+COLUMN([.BY11])+63&gt;90;ROW([.BY11])+COLUMN([.BY11])+63-26;ROW([.BY11])+COLUMN([.BY11])+63))" office:value-type="string" office:string-value="}" calcext:value-type="string">
            <text:p>}</text:p>
          </table:table-cell>
          <table:table-cell table:style-name="ce10" table:formula="of:=CHAR(IF(ROW([.BZ11])+COLUMN([.BZ11])+63&gt;90;ROW([.BZ11])+COLUMN([.BZ11])+63-26;ROW([.BZ11])+COLUMN([.BZ11])+63))" office:value-type="string" office:string-value="~" calcext:value-type="string">
            <text:p>~</text:p>
          </table:table-cell>
          <table:table-cell table:number-columns-repeated="946"/>
        </table:table-row>
        <table:table-row table:style-name="ro1">
          <table:table-cell table:style-name="ce12"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style-name="ce34"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style-name="ce35"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style-name="ce37"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style-name="ce38"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style-name="ce39"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style-name="ce40"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style-name="ce41"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style-name="ce42"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style-name="ce43"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style-name="ce25"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style-name="ce24"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style-name="ce44"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style-name="ce45"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style-name="ce46"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style-name="ce24"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style-name="ce26"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style-name="ce27"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style-name="ce28"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style-name="ce29"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style-name="ce30"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style-name="ce31"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style-name="ce11"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12" table:formula="of:=CHAR(IF(ROW([.AA12])+COLUMN([.AA12])+63&gt;90;ROW([.AA12])+COLUMN([.AA12])+63-26;ROW([.AA12])+COLUMN([.AA12])+63))" office:value-type="string" office:string-value="L" calcext:value-type="string">
            <text:p>L</text:p>
          </table:table-cell>
          <table:table-cell table:style-name="ce34" table:formula="of:=CHAR(IF(ROW([.AB12])+COLUMN([.AB12])+63&gt;90;ROW([.AB12])+COLUMN([.AB12])+63-26;ROW([.AB12])+COLUMN([.AB12])+63))" office:value-type="string" office:string-value="M" calcext:value-type="string">
            <text:p>M</text:p>
          </table:table-cell>
          <table:table-cell table:style-name="ce35" table:formula="of:=CHAR(IF(ROW([.AC12])+COLUMN([.AC12])+63&gt;90;ROW([.AC12])+COLUMN([.AC12])+63-26;ROW([.AC12])+COLUMN([.AC12])+63))" office:value-type="string" office:string-value="N" calcext:value-type="string">
            <text:p>N</text:p>
          </table:table-cell>
          <table:table-cell table:formula="of:=CHAR(IF(ROW([.AD12])+COLUMN([.AD12])+63&gt;90;ROW([.AD12])+COLUMN([.AD12])+63-26;ROW([.AD12])+COLUMN([.AD12])+63))" office:value-type="string" office:string-value="O" calcext:value-type="string">
            <text:p>O</text:p>
          </table:table-cell>
          <table:table-cell table:style-name="ce37" table:formula="of:=CHAR(IF(ROW([.AE12])+COLUMN([.AE12])+63&gt;90;ROW([.AE12])+COLUMN([.AE12])+63-26;ROW([.AE12])+COLUMN([.AE12])+63))" office:value-type="string" office:string-value="P" calcext:value-type="string">
            <text:p>P</text:p>
          </table:table-cell>
          <table:table-cell table:formula="of:=CHAR(IF(ROW([.AF12])+COLUMN([.AF12])+63&gt;90;ROW([.AF12])+COLUMN([.AF12])+63-26;ROW([.AF12])+COLUMN([.AF12])+63))" office:value-type="string" office:string-value="Q" calcext:value-type="string">
            <text:p>Q</text:p>
          </table:table-cell>
          <table:table-cell table:style-name="ce38" table:formula="of:=CHAR(IF(ROW([.AG12])+COLUMN([.AG12])+63&gt;90;ROW([.AG12])+COLUMN([.AG12])+63-26;ROW([.AG12])+COLUMN([.AG12])+63))" office:value-type="string" office:string-value="R" calcext:value-type="string">
            <text:p>R</text:p>
          </table:table-cell>
          <table:table-cell table:style-name="ce39" table:formula="of:=CHAR(IF(ROW([.AH12])+COLUMN([.AH12])+63&gt;90;ROW([.AH12])+COLUMN([.AH12])+63-26;ROW([.AH12])+COLUMN([.AH12])+63))" office:value-type="string" office:string-value="S" calcext:value-type="string">
            <text:p>S</text:p>
          </table:table-cell>
          <table:table-cell table:style-name="ce40" table:formula="of:=CHAR(IF(ROW([.AI12])+COLUMN([.AI12])+63&gt;90;ROW([.AI12])+COLUMN([.AI12])+63-26;ROW([.AI12])+COLUMN([.AI12])+63))" office:value-type="string" office:string-value="T" calcext:value-type="string">
            <text:p>T</text:p>
          </table:table-cell>
          <table:table-cell table:style-name="ce41" table:formula="of:=CHAR(IF(ROW([.AJ12])+COLUMN([.AJ12])+63&gt;90;ROW([.AJ12])+COLUMN([.AJ12])+63-26;ROW([.AJ12])+COLUMN([.AJ12])+63))" office:value-type="string" office:string-value="U" calcext:value-type="string">
            <text:p>U</text:p>
          </table:table-cell>
          <table:table-cell table:style-name="ce42" table:formula="of:=CHAR(IF(ROW([.AK12])+COLUMN([.AK12])+63&gt;90;ROW([.AK12])+COLUMN([.AK12])+63-26;ROW([.AK12])+COLUMN([.AK12])+63))" office:value-type="string" office:string-value="V" calcext:value-type="string">
            <text:p>V</text:p>
          </table:table-cell>
          <table:table-cell table:style-name="ce43" table:formula="of:=CHAR(IF(ROW([.AL12])+COLUMN([.AL12])+63&gt;90;ROW([.AL12])+COLUMN([.AL12])+63-26;ROW([.AL12])+COLUMN([.AL12])+63))" office:value-type="string" office:string-value="W" calcext:value-type="string">
            <text:p>W</text:p>
          </table:table-cell>
          <table:table-cell table:style-name="ce25" table:formula="of:=CHAR(IF(ROW([.AM12])+COLUMN([.AM12])+63&gt;90;ROW([.AM12])+COLUMN([.AM12])+63-26;ROW([.AM12])+COLUMN([.AM12])+63))" office:value-type="string" office:string-value="X" calcext:value-type="string">
            <text:p>X</text:p>
          </table:table-cell>
          <table:table-cell table:style-name="ce24" table:formula="of:=CHAR(IF(ROW([.AN12])+COLUMN([.AN12])+63&gt;90;ROW([.AN12])+COLUMN([.AN12])+63-26;ROW([.AN12])+COLUMN([.AN12])+63))" office:value-type="string" office:string-value="Y" calcext:value-type="string">
            <text:p>Y</text:p>
          </table:table-cell>
          <table:table-cell table:style-name="ce44" table:formula="of:=CHAR(IF(ROW([.AO12])+COLUMN([.AO12])+63&gt;90;ROW([.AO12])+COLUMN([.AO12])+63-26;ROW([.AO12])+COLUMN([.AO12])+63))" office:value-type="string" office:string-value="Z" calcext:value-type="string">
            <text:p>Z</text:p>
          </table:table-cell>
          <table:table-cell table:style-name="ce45" table:formula="of:=CHAR(IF(ROW([.AP12])+COLUMN([.AP12])+63&gt;90;ROW([.AP12])+COLUMN([.AP12])+63-26;ROW([.AP12])+COLUMN([.AP12])+63))" office:value-type="string" office:string-value="[" calcext:value-type="string">
            <text:p>[</text:p>
          </table:table-cell>
          <table:table-cell table:style-name="ce46" table:formula="of:=CHAR(IF(ROW([.AQ12])+COLUMN([.AQ12])+63&gt;90;ROW([.AQ12])+COLUMN([.AQ12])+63-26;ROW([.AQ12])+COLUMN([.AQ12])+63))" office:value-type="string" office:string-value="\" calcext:value-type="string">
            <text:p>\</text:p>
          </table:table-cell>
          <table:table-cell table:style-name="ce24" table:formula="of:=CHAR(IF(ROW([.AR12])+COLUMN([.AR12])+63&gt;90;ROW([.AR12])+COLUMN([.AR12])+63-26;ROW([.AR12])+COLUMN([.AR12])+63))" office:value-type="string" office:string-value="]" calcext:value-type="string">
            <text:p>]</text:p>
          </table:table-cell>
          <table:table-cell table:formula="of:=CHAR(IF(ROW([.AS12])+COLUMN([.AS12])+63&gt;90;ROW([.AS12])+COLUMN([.AS12])+63-26;ROW([.AS12])+COLUMN([.AS12])+63))" office:value-type="string" office:string-value="^" calcext:value-type="string">
            <text:p>^</text:p>
          </table:table-cell>
          <table:table-cell table:style-name="ce26" table:formula="of:=CHAR(IF(ROW([.AT12])+COLUMN([.AT12])+63&gt;90;ROW([.AT12])+COLUMN([.AT12])+63-26;ROW([.AT12])+COLUMN([.AT12])+63))" office:value-type="string" office:string-value="_" calcext:value-type="string">
            <text:p>_</text:p>
          </table:table-cell>
          <table:table-cell table:style-name="ce27" table:formula="of:=CHAR(IF(ROW([.AU12])+COLUMN([.AU12])+63&gt;90;ROW([.AU12])+COLUMN([.AU12])+63-26;ROW([.AU12])+COLUMN([.AU12])+63))" office:value-type="string" office:string-value="`" calcext:value-type="string">
            <text:p>`</text:p>
          </table:table-cell>
          <table:table-cell table:style-name="ce28" table:formula="of:=CHAR(IF(ROW([.AV12])+COLUMN([.AV12])+63&gt;90;ROW([.AV12])+COLUMN([.AV12])+63-26;ROW([.AV12])+COLUMN([.AV12])+63))" office:value-type="string" office:string-value="a" calcext:value-type="string">
            <text:p>a</text:p>
          </table:table-cell>
          <table:table-cell table:style-name="ce29" table:formula="of:=CHAR(IF(ROW([.AW12])+COLUMN([.AW12])+63&gt;90;ROW([.AW12])+COLUMN([.AW12])+63-26;ROW([.AW12])+COLUMN([.AW12])+63))" office:value-type="string" office:string-value="b" calcext:value-type="string">
            <text:p>b</text:p>
          </table:table-cell>
          <table:table-cell table:style-name="ce30" table:formula="of:=CHAR(IF(ROW([.AX12])+COLUMN([.AX12])+63&gt;90;ROW([.AX12])+COLUMN([.AX12])+63-26;ROW([.AX12])+COLUMN([.AX12])+63))" office:value-type="string" office:string-value="c" calcext:value-type="string">
            <text:p>c</text:p>
          </table:table-cell>
          <table:table-cell table:style-name="ce31" table:formula="of:=CHAR(IF(ROW([.AY12])+COLUMN([.AY12])+63&gt;90;ROW([.AY12])+COLUMN([.AY12])+63-26;ROW([.AY12])+COLUMN([.AY12])+63))" office:value-type="string" office:string-value="d" calcext:value-type="string">
            <text:p>d</text:p>
          </table:table-cell>
          <table:table-cell table:style-name="ce11" table:formula="of:=CHAR(IF(ROW([.AZ12])+COLUMN([.AZ12])+63&gt;90;ROW([.AZ12])+COLUMN([.AZ12])+63-26;ROW([.AZ12])+COLUMN([.AZ12])+63))" office:value-type="string" office:string-value="e" calcext:value-type="string">
            <text:p>e</text:p>
          </table:table-cell>
          <table:table-cell table:style-name="ce12" table:formula="of:=CHAR(IF(ROW([.BA12])+COLUMN([.BA12])+63&gt;90;ROW([.BA12])+COLUMN([.BA12])+63-26;ROW([.BA12])+COLUMN([.BA12])+63))" office:value-type="string" office:string-value="f" calcext:value-type="string">
            <text:p>f</text:p>
          </table:table-cell>
          <table:table-cell table:style-name="ce34" table:formula="of:=CHAR(IF(ROW([.BB12])+COLUMN([.BB12])+63&gt;90;ROW([.BB12])+COLUMN([.BB12])+63-26;ROW([.BB12])+COLUMN([.BB12])+63))" office:value-type="string" office:string-value="g" calcext:value-type="string">
            <text:p>g</text:p>
          </table:table-cell>
          <table:table-cell table:style-name="ce35" table:formula="of:=CHAR(IF(ROW([.BC12])+COLUMN([.BC12])+63&gt;90;ROW([.BC12])+COLUMN([.BC12])+63-26;ROW([.BC12])+COLUMN([.BC12])+63))" office:value-type="string" office:string-value="h" calcext:value-type="string">
            <text:p>h</text:p>
          </table:table-cell>
          <table:table-cell table:formula="of:=CHAR(IF(ROW([.BD12])+COLUMN([.BD12])+63&gt;90;ROW([.BD12])+COLUMN([.BD12])+63-26;ROW([.BD12])+COLUMN([.BD12])+63))" office:value-type="string" office:string-value="i" calcext:value-type="string">
            <text:p>i</text:p>
          </table:table-cell>
          <table:table-cell table:style-name="ce37" table:formula="of:=CHAR(IF(ROW([.BE12])+COLUMN([.BE12])+63&gt;90;ROW([.BE12])+COLUMN([.BE12])+63-26;ROW([.BE12])+COLUMN([.BE12])+63))" office:value-type="string" office:string-value="j" calcext:value-type="string">
            <text:p>j</text:p>
          </table:table-cell>
          <table:table-cell table:formula="of:=CHAR(IF(ROW([.BF12])+COLUMN([.BF12])+63&gt;90;ROW([.BF12])+COLUMN([.BF12])+63-26;ROW([.BF12])+COLUMN([.BF12])+63))" office:value-type="string" office:string-value="k" calcext:value-type="string">
            <text:p>k</text:p>
          </table:table-cell>
          <table:table-cell table:style-name="ce38" table:formula="of:=CHAR(IF(ROW([.BG12])+COLUMN([.BG12])+63&gt;90;ROW([.BG12])+COLUMN([.BG12])+63-26;ROW([.BG12])+COLUMN([.BG12])+63))" office:value-type="string" office:string-value="l" calcext:value-type="string">
            <text:p>l</text:p>
          </table:table-cell>
          <table:table-cell table:style-name="ce39" table:formula="of:=CHAR(IF(ROW([.BH12])+COLUMN([.BH12])+63&gt;90;ROW([.BH12])+COLUMN([.BH12])+63-26;ROW([.BH12])+COLUMN([.BH12])+63))" office:value-type="string" office:string-value="m" calcext:value-type="string">
            <text:p>m</text:p>
          </table:table-cell>
          <table:table-cell table:style-name="ce40" table:formula="of:=CHAR(IF(ROW([.BI12])+COLUMN([.BI12])+63&gt;90;ROW([.BI12])+COLUMN([.BI12])+63-26;ROW([.BI12])+COLUMN([.BI12])+63))" office:value-type="string" office:string-value="n" calcext:value-type="string">
            <text:p>n</text:p>
          </table:table-cell>
          <table:table-cell table:style-name="ce41" table:formula="of:=CHAR(IF(ROW([.BJ12])+COLUMN([.BJ12])+63&gt;90;ROW([.BJ12])+COLUMN([.BJ12])+63-26;ROW([.BJ12])+COLUMN([.BJ12])+63))" office:value-type="string" office:string-value="o" calcext:value-type="string">
            <text:p>o</text:p>
          </table:table-cell>
          <table:table-cell table:style-name="ce42" table:formula="of:=CHAR(IF(ROW([.BK12])+COLUMN([.BK12])+63&gt;90;ROW([.BK12])+COLUMN([.BK12])+63-26;ROW([.BK12])+COLUMN([.BK12])+63))" office:value-type="string" office:string-value="p" calcext:value-type="string">
            <text:p>p</text:p>
          </table:table-cell>
          <table:table-cell table:style-name="ce43" table:formula="of:=CHAR(IF(ROW([.BL12])+COLUMN([.BL12])+63&gt;90;ROW([.BL12])+COLUMN([.BL12])+63-26;ROW([.BL12])+COLUMN([.BL12])+63))" office:value-type="string" office:string-value="q" calcext:value-type="string">
            <text:p>q</text:p>
          </table:table-cell>
          <table:table-cell table:style-name="ce25" table:formula="of:=CHAR(IF(ROW([.BM12])+COLUMN([.BM12])+63&gt;90;ROW([.BM12])+COLUMN([.BM12])+63-26;ROW([.BM12])+COLUMN([.BM12])+63))" office:value-type="string" office:string-value="r" calcext:value-type="string">
            <text:p>r</text:p>
          </table:table-cell>
          <table:table-cell table:style-name="ce24" table:formula="of:=CHAR(IF(ROW([.BN12])+COLUMN([.BN12])+63&gt;90;ROW([.BN12])+COLUMN([.BN12])+63-26;ROW([.BN12])+COLUMN([.BN12])+63))" office:value-type="string" office:string-value="s" calcext:value-type="string">
            <text:p>s</text:p>
          </table:table-cell>
          <table:table-cell table:style-name="ce44" table:formula="of:=CHAR(IF(ROW([.BO12])+COLUMN([.BO12])+63&gt;90;ROW([.BO12])+COLUMN([.BO12])+63-26;ROW([.BO12])+COLUMN([.BO12])+63))" office:value-type="string" office:string-value="t" calcext:value-type="string">
            <text:p>t</text:p>
          </table:table-cell>
          <table:table-cell table:style-name="ce45" table:formula="of:=CHAR(IF(ROW([.BP12])+COLUMN([.BP12])+63&gt;90;ROW([.BP12])+COLUMN([.BP12])+63-26;ROW([.BP12])+COLUMN([.BP12])+63))" office:value-type="string" office:string-value="u" calcext:value-type="string">
            <text:p>u</text:p>
          </table:table-cell>
          <table:table-cell table:style-name="ce46" table:formula="of:=CHAR(IF(ROW([.BQ12])+COLUMN([.BQ12])+63&gt;90;ROW([.BQ12])+COLUMN([.BQ12])+63-26;ROW([.BQ12])+COLUMN([.BQ12])+63))" office:value-type="string" office:string-value="v" calcext:value-type="string">
            <text:p>v</text:p>
          </table:table-cell>
          <table:table-cell table:style-name="ce24" table:formula="of:=CHAR(IF(ROW([.BR12])+COLUMN([.BR12])+63&gt;90;ROW([.BR12])+COLUMN([.BR12])+63-26;ROW([.BR12])+COLUMN([.BR12])+63))" office:value-type="string" office:string-value="w" calcext:value-type="string">
            <text:p>w</text:p>
          </table:table-cell>
          <table:table-cell table:formula="of:=CHAR(IF(ROW([.BS12])+COLUMN([.BS12])+63&gt;90;ROW([.BS12])+COLUMN([.BS12])+63-26;ROW([.BS12])+COLUMN([.BS12])+63))" office:value-type="string" office:string-value="x" calcext:value-type="string">
            <text:p>x</text:p>
          </table:table-cell>
          <table:table-cell table:style-name="ce26" table:formula="of:=CHAR(IF(ROW([.BT12])+COLUMN([.BT12])+63&gt;90;ROW([.BT12])+COLUMN([.BT12])+63-26;ROW([.BT12])+COLUMN([.BT12])+63))" office:value-type="string" office:string-value="y" calcext:value-type="string">
            <text:p>y</text:p>
          </table:table-cell>
          <table:table-cell table:style-name="ce27" table:formula="of:=CHAR(IF(ROW([.BU12])+COLUMN([.BU12])+63&gt;90;ROW([.BU12])+COLUMN([.BU12])+63-26;ROW([.BU12])+COLUMN([.BU12])+63))" office:value-type="string" office:string-value="z" calcext:value-type="string">
            <text:p>z</text:p>
          </table:table-cell>
          <table:table-cell table:style-name="ce28" table:formula="of:=CHAR(IF(ROW([.BV12])+COLUMN([.BV12])+63&gt;90;ROW([.BV12])+COLUMN([.BV12])+63-26;ROW([.BV12])+COLUMN([.BV12])+63))" office:value-type="string" office:string-value="{" calcext:value-type="string">
            <text:p>{</text:p>
          </table:table-cell>
          <table:table-cell table:style-name="ce29" table:formula="of:=CHAR(IF(ROW([.BW12])+COLUMN([.BW12])+63&gt;90;ROW([.BW12])+COLUMN([.BW12])+63-26;ROW([.BW12])+COLUMN([.BW12])+63))" office:value-type="string" office:string-value="|" calcext:value-type="string">
            <text:p>|</text:p>
          </table:table-cell>
          <table:table-cell table:style-name="ce30" table:formula="of:=CHAR(IF(ROW([.BX12])+COLUMN([.BX12])+63&gt;90;ROW([.BX12])+COLUMN([.BX12])+63-26;ROW([.BX12])+COLUMN([.BX12])+63))" office:value-type="string" office:string-value="}" calcext:value-type="string">
            <text:p>}</text:p>
          </table:table-cell>
          <table:table-cell table:style-name="ce31" table:formula="of:=CHAR(IF(ROW([.BY12])+COLUMN([.BY12])+63&gt;90;ROW([.BY12])+COLUMN([.BY12])+63-26;ROW([.BY12])+COLUMN([.BY12])+63))" office:value-type="string" office:string-value="~" calcext:value-type="string">
            <text:p>~</text:p>
          </table:table-cell>
          <table:table-cell table:style-name="ce11" table:formula="of:=CHAR(IF(ROW([.BZ12])+COLUMN([.BZ12])+63&gt;90;ROW([.BZ12])+COLUMN([.BZ12])+63-26;ROW([.BZ12])+COLUMN([.BZ12])+63))" office:value-type="string" office:string-value="" calcext:value-type="string">
            <text:p></text:p>
          </table:table-cell>
          <table:table-cell table:number-columns-repeated="946"/>
        </table:table-row>
        <table:table-row table:style-name="ro1">
          <table:table-cell table:style-name="ce13"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style-name="ce35"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style-name="ce36"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style-name="ce37"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style-name="ce38"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style-name="ce39"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style-name="ce40"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style-name="ce41"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style-name="ce42"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style-name="ce43"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style-name="ce25"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style-name="ce24"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style-name="ce44"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style-name="ce45"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style-name="ce46"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style-name="ce24"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style-name="ce26"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style-name="ce27"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style-name="ce28"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style-name="ce29"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style-name="ce30"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style-name="ce31"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style-name="ce32"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style-name="ce12"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style-name="ce13" table:formula="of:=CHAR(IF(ROW([.AA13])+COLUMN([.AA13])+63&gt;90;ROW([.AA13])+COLUMN([.AA13])+63-26;ROW([.AA13])+COLUMN([.AA13])+63))" office:value-type="string" office:string-value="M" calcext:value-type="string">
            <text:p>M</text:p>
          </table:table-cell>
          <table:table-cell table:style-name="ce35" table:formula="of:=CHAR(IF(ROW([.AB13])+COLUMN([.AB13])+63&gt;90;ROW([.AB13])+COLUMN([.AB13])+63-26;ROW([.AB13])+COLUMN([.AB13])+63))" office:value-type="string" office:string-value="N" calcext:value-type="string">
            <text:p>N</text:p>
          </table:table-cell>
          <table:table-cell table:style-name="ce36" table:formula="of:=CHAR(IF(ROW([.AC13])+COLUMN([.AC13])+63&gt;90;ROW([.AC13])+COLUMN([.AC13])+63-26;ROW([.AC13])+COLUMN([.AC13])+63))" office:value-type="string" office:string-value="O" calcext:value-type="string">
            <text:p>O</text:p>
          </table:table-cell>
          <table:table-cell table:style-name="ce37" table:formula="of:=CHAR(IF(ROW([.AD13])+COLUMN([.AD13])+63&gt;90;ROW([.AD13])+COLUMN([.AD13])+63-26;ROW([.AD13])+COLUMN([.AD13])+63))" office:value-type="string" office:string-value="P" calcext:value-type="string">
            <text:p>P</text:p>
          </table:table-cell>
          <table:table-cell table:formula="of:=CHAR(IF(ROW([.AE13])+COLUMN([.AE13])+63&gt;90;ROW([.AE13])+COLUMN([.AE13])+63-26;ROW([.AE13])+COLUMN([.AE13])+63))" office:value-type="string" office:string-value="Q" calcext:value-type="string">
            <text:p>Q</text:p>
          </table:table-cell>
          <table:table-cell table:style-name="ce38" table:formula="of:=CHAR(IF(ROW([.AF13])+COLUMN([.AF13])+63&gt;90;ROW([.AF13])+COLUMN([.AF13])+63-26;ROW([.AF13])+COLUMN([.AF13])+63))" office:value-type="string" office:string-value="R" calcext:value-type="string">
            <text:p>R</text:p>
          </table:table-cell>
          <table:table-cell table:style-name="ce39" table:formula="of:=CHAR(IF(ROW([.AG13])+COLUMN([.AG13])+63&gt;90;ROW([.AG13])+COLUMN([.AG13])+63-26;ROW([.AG13])+COLUMN([.AG13])+63))" office:value-type="string" office:string-value="S" calcext:value-type="string">
            <text:p>S</text:p>
          </table:table-cell>
          <table:table-cell table:style-name="ce40" table:formula="of:=CHAR(IF(ROW([.AH13])+COLUMN([.AH13])+63&gt;90;ROW([.AH13])+COLUMN([.AH13])+63-26;ROW([.AH13])+COLUMN([.AH13])+63))" office:value-type="string" office:string-value="T" calcext:value-type="string">
            <text:p>T</text:p>
          </table:table-cell>
          <table:table-cell table:style-name="ce41" table:formula="of:=CHAR(IF(ROW([.AI13])+COLUMN([.AI13])+63&gt;90;ROW([.AI13])+COLUMN([.AI13])+63-26;ROW([.AI13])+COLUMN([.AI13])+63))" office:value-type="string" office:string-value="U" calcext:value-type="string">
            <text:p>U</text:p>
          </table:table-cell>
          <table:table-cell table:style-name="ce42" table:formula="of:=CHAR(IF(ROW([.AJ13])+COLUMN([.AJ13])+63&gt;90;ROW([.AJ13])+COLUMN([.AJ13])+63-26;ROW([.AJ13])+COLUMN([.AJ13])+63))" office:value-type="string" office:string-value="V" calcext:value-type="string">
            <text:p>V</text:p>
          </table:table-cell>
          <table:table-cell table:style-name="ce43" table:formula="of:=CHAR(IF(ROW([.AK13])+COLUMN([.AK13])+63&gt;90;ROW([.AK13])+COLUMN([.AK13])+63-26;ROW([.AK13])+COLUMN([.AK13])+63))" office:value-type="string" office:string-value="W" calcext:value-type="string">
            <text:p>W</text:p>
          </table:table-cell>
          <table:table-cell table:style-name="ce25" table:formula="of:=CHAR(IF(ROW([.AL13])+COLUMN([.AL13])+63&gt;90;ROW([.AL13])+COLUMN([.AL13])+63-26;ROW([.AL13])+COLUMN([.AL13])+63))" office:value-type="string" office:string-value="X" calcext:value-type="string">
            <text:p>X</text:p>
          </table:table-cell>
          <table:table-cell table:style-name="ce24" table:formula="of:=CHAR(IF(ROW([.AM13])+COLUMN([.AM13])+63&gt;90;ROW([.AM13])+COLUMN([.AM13])+63-26;ROW([.AM13])+COLUMN([.AM13])+63))" office:value-type="string" office:string-value="Y" calcext:value-type="string">
            <text:p>Y</text:p>
          </table:table-cell>
          <table:table-cell table:style-name="ce44" table:formula="of:=CHAR(IF(ROW([.AN13])+COLUMN([.AN13])+63&gt;90;ROW([.AN13])+COLUMN([.AN13])+63-26;ROW([.AN13])+COLUMN([.AN13])+63))" office:value-type="string" office:string-value="Z" calcext:value-type="string">
            <text:p>Z</text:p>
          </table:table-cell>
          <table:table-cell table:style-name="ce45" table:formula="of:=CHAR(IF(ROW([.AO13])+COLUMN([.AO13])+63&gt;90;ROW([.AO13])+COLUMN([.AO13])+63-26;ROW([.AO13])+COLUMN([.AO13])+63))" office:value-type="string" office:string-value="[" calcext:value-type="string">
            <text:p>[</text:p>
          </table:table-cell>
          <table:table-cell table:style-name="ce46" table:formula="of:=CHAR(IF(ROW([.AP13])+COLUMN([.AP13])+63&gt;90;ROW([.AP13])+COLUMN([.AP13])+63-26;ROW([.AP13])+COLUMN([.AP13])+63))" office:value-type="string" office:string-value="\" calcext:value-type="string">
            <text:p>\</text:p>
          </table:table-cell>
          <table:table-cell table:style-name="ce24" table:formula="of:=CHAR(IF(ROW([.AQ13])+COLUMN([.AQ13])+63&gt;90;ROW([.AQ13])+COLUMN([.AQ13])+63-26;ROW([.AQ13])+COLUMN([.AQ13])+63))" office:value-type="string" office:string-value="]" calcext:value-type="string">
            <text:p>]</text:p>
          </table:table-cell>
          <table:table-cell table:formula="of:=CHAR(IF(ROW([.AR13])+COLUMN([.AR13])+63&gt;90;ROW([.AR13])+COLUMN([.AR13])+63-26;ROW([.AR13])+COLUMN([.AR13])+63))" office:value-type="string" office:string-value="^" calcext:value-type="string">
            <text:p>^</text:p>
          </table:table-cell>
          <table:table-cell table:style-name="ce26" table:formula="of:=CHAR(IF(ROW([.AS13])+COLUMN([.AS13])+63&gt;90;ROW([.AS13])+COLUMN([.AS13])+63-26;ROW([.AS13])+COLUMN([.AS13])+63))" office:value-type="string" office:string-value="_" calcext:value-type="string">
            <text:p>_</text:p>
          </table:table-cell>
          <table:table-cell table:style-name="ce27" table:formula="of:=CHAR(IF(ROW([.AT13])+COLUMN([.AT13])+63&gt;90;ROW([.AT13])+COLUMN([.AT13])+63-26;ROW([.AT13])+COLUMN([.AT13])+63))" office:value-type="string" office:string-value="`" calcext:value-type="string">
            <text:p>`</text:p>
          </table:table-cell>
          <table:table-cell table:style-name="ce28" table:formula="of:=CHAR(IF(ROW([.AU13])+COLUMN([.AU13])+63&gt;90;ROW([.AU13])+COLUMN([.AU13])+63-26;ROW([.AU13])+COLUMN([.AU13])+63))" office:value-type="string" office:string-value="a" calcext:value-type="string">
            <text:p>a</text:p>
          </table:table-cell>
          <table:table-cell table:style-name="ce29" table:formula="of:=CHAR(IF(ROW([.AV13])+COLUMN([.AV13])+63&gt;90;ROW([.AV13])+COLUMN([.AV13])+63-26;ROW([.AV13])+COLUMN([.AV13])+63))" office:value-type="string" office:string-value="b" calcext:value-type="string">
            <text:p>b</text:p>
          </table:table-cell>
          <table:table-cell table:style-name="ce30" table:formula="of:=CHAR(IF(ROW([.AW13])+COLUMN([.AW13])+63&gt;90;ROW([.AW13])+COLUMN([.AW13])+63-26;ROW([.AW13])+COLUMN([.AW13])+63))" office:value-type="string" office:string-value="c" calcext:value-type="string">
            <text:p>c</text:p>
          </table:table-cell>
          <table:table-cell table:style-name="ce31" table:formula="of:=CHAR(IF(ROW([.AX13])+COLUMN([.AX13])+63&gt;90;ROW([.AX13])+COLUMN([.AX13])+63-26;ROW([.AX13])+COLUMN([.AX13])+63))" office:value-type="string" office:string-value="d" calcext:value-type="string">
            <text:p>d</text:p>
          </table:table-cell>
          <table:table-cell table:style-name="ce32" table:formula="of:=CHAR(IF(ROW([.AY13])+COLUMN([.AY13])+63&gt;90;ROW([.AY13])+COLUMN([.AY13])+63-26;ROW([.AY13])+COLUMN([.AY13])+63))" office:value-type="string" office:string-value="e" calcext:value-type="string">
            <text:p>e</text:p>
          </table:table-cell>
          <table:table-cell table:style-name="ce12" table:formula="of:=CHAR(IF(ROW([.AZ13])+COLUMN([.AZ13])+63&gt;90;ROW([.AZ13])+COLUMN([.AZ13])+63-26;ROW([.AZ13])+COLUMN([.AZ13])+63))" office:value-type="string" office:string-value="f" calcext:value-type="string">
            <text:p>f</text:p>
          </table:table-cell>
          <table:table-cell table:style-name="ce13" table:formula="of:=CHAR(IF(ROW([.BA13])+COLUMN([.BA13])+63&gt;90;ROW([.BA13])+COLUMN([.BA13])+63-26;ROW([.BA13])+COLUMN([.BA13])+63))" office:value-type="string" office:string-value="g" calcext:value-type="string">
            <text:p>g</text:p>
          </table:table-cell>
          <table:table-cell table:style-name="ce35" table:formula="of:=CHAR(IF(ROW([.BB13])+COLUMN([.BB13])+63&gt;90;ROW([.BB13])+COLUMN([.BB13])+63-26;ROW([.BB13])+COLUMN([.BB13])+63))" office:value-type="string" office:string-value="h" calcext:value-type="string">
            <text:p>h</text:p>
          </table:table-cell>
          <table:table-cell table:style-name="ce36" table:formula="of:=CHAR(IF(ROW([.BC13])+COLUMN([.BC13])+63&gt;90;ROW([.BC13])+COLUMN([.BC13])+63-26;ROW([.BC13])+COLUMN([.BC13])+63))" office:value-type="string" office:string-value="i" calcext:value-type="string">
            <text:p>i</text:p>
          </table:table-cell>
          <table:table-cell table:style-name="ce37" table:formula="of:=CHAR(IF(ROW([.BD13])+COLUMN([.BD13])+63&gt;90;ROW([.BD13])+COLUMN([.BD13])+63-26;ROW([.BD13])+COLUMN([.BD13])+63))" office:value-type="string" office:string-value="j" calcext:value-type="string">
            <text:p>j</text:p>
          </table:table-cell>
          <table:table-cell table:formula="of:=CHAR(IF(ROW([.BE13])+COLUMN([.BE13])+63&gt;90;ROW([.BE13])+COLUMN([.BE13])+63-26;ROW([.BE13])+COLUMN([.BE13])+63))" office:value-type="string" office:string-value="k" calcext:value-type="string">
            <text:p>k</text:p>
          </table:table-cell>
          <table:table-cell table:style-name="ce38" table:formula="of:=CHAR(IF(ROW([.BF13])+COLUMN([.BF13])+63&gt;90;ROW([.BF13])+COLUMN([.BF13])+63-26;ROW([.BF13])+COLUMN([.BF13])+63))" office:value-type="string" office:string-value="l" calcext:value-type="string">
            <text:p>l</text:p>
          </table:table-cell>
          <table:table-cell table:style-name="ce39" table:formula="of:=CHAR(IF(ROW([.BG13])+COLUMN([.BG13])+63&gt;90;ROW([.BG13])+COLUMN([.BG13])+63-26;ROW([.BG13])+COLUMN([.BG13])+63))" office:value-type="string" office:string-value="m" calcext:value-type="string">
            <text:p>m</text:p>
          </table:table-cell>
          <table:table-cell table:style-name="ce40" table:formula="of:=CHAR(IF(ROW([.BH13])+COLUMN([.BH13])+63&gt;90;ROW([.BH13])+COLUMN([.BH13])+63-26;ROW([.BH13])+COLUMN([.BH13])+63))" office:value-type="string" office:string-value="n" calcext:value-type="string">
            <text:p>n</text:p>
          </table:table-cell>
          <table:table-cell table:style-name="ce41" table:formula="of:=CHAR(IF(ROW([.BI13])+COLUMN([.BI13])+63&gt;90;ROW([.BI13])+COLUMN([.BI13])+63-26;ROW([.BI13])+COLUMN([.BI13])+63))" office:value-type="string" office:string-value="o" calcext:value-type="string">
            <text:p>o</text:p>
          </table:table-cell>
          <table:table-cell table:style-name="ce42" table:formula="of:=CHAR(IF(ROW([.BJ13])+COLUMN([.BJ13])+63&gt;90;ROW([.BJ13])+COLUMN([.BJ13])+63-26;ROW([.BJ13])+COLUMN([.BJ13])+63))" office:value-type="string" office:string-value="p" calcext:value-type="string">
            <text:p>p</text:p>
          </table:table-cell>
          <table:table-cell table:style-name="ce43" table:formula="of:=CHAR(IF(ROW([.BK13])+COLUMN([.BK13])+63&gt;90;ROW([.BK13])+COLUMN([.BK13])+63-26;ROW([.BK13])+COLUMN([.BK13])+63))" office:value-type="string" office:string-value="q" calcext:value-type="string">
            <text:p>q</text:p>
          </table:table-cell>
          <table:table-cell table:style-name="ce25" table:formula="of:=CHAR(IF(ROW([.BL13])+COLUMN([.BL13])+63&gt;90;ROW([.BL13])+COLUMN([.BL13])+63-26;ROW([.BL13])+COLUMN([.BL13])+63))" office:value-type="string" office:string-value="r" calcext:value-type="string">
            <text:p>r</text:p>
          </table:table-cell>
          <table:table-cell table:style-name="ce24" table:formula="of:=CHAR(IF(ROW([.BM13])+COLUMN([.BM13])+63&gt;90;ROW([.BM13])+COLUMN([.BM13])+63-26;ROW([.BM13])+COLUMN([.BM13])+63))" office:value-type="string" office:string-value="s" calcext:value-type="string">
            <text:p>s</text:p>
          </table:table-cell>
          <table:table-cell table:style-name="ce44" table:formula="of:=CHAR(IF(ROW([.BN13])+COLUMN([.BN13])+63&gt;90;ROW([.BN13])+COLUMN([.BN13])+63-26;ROW([.BN13])+COLUMN([.BN13])+63))" office:value-type="string" office:string-value="t" calcext:value-type="string">
            <text:p>t</text:p>
          </table:table-cell>
          <table:table-cell table:style-name="ce45" table:formula="of:=CHAR(IF(ROW([.BO13])+COLUMN([.BO13])+63&gt;90;ROW([.BO13])+COLUMN([.BO13])+63-26;ROW([.BO13])+COLUMN([.BO13])+63))" office:value-type="string" office:string-value="u" calcext:value-type="string">
            <text:p>u</text:p>
          </table:table-cell>
          <table:table-cell table:style-name="ce46" table:formula="of:=CHAR(IF(ROW([.BP13])+COLUMN([.BP13])+63&gt;90;ROW([.BP13])+COLUMN([.BP13])+63-26;ROW([.BP13])+COLUMN([.BP13])+63))" office:value-type="string" office:string-value="v" calcext:value-type="string">
            <text:p>v</text:p>
          </table:table-cell>
          <table:table-cell table:style-name="ce24" table:formula="of:=CHAR(IF(ROW([.BQ13])+COLUMN([.BQ13])+63&gt;90;ROW([.BQ13])+COLUMN([.BQ13])+63-26;ROW([.BQ13])+COLUMN([.BQ13])+63))" office:value-type="string" office:string-value="w" calcext:value-type="string">
            <text:p>w</text:p>
          </table:table-cell>
          <table:table-cell table:formula="of:=CHAR(IF(ROW([.BR13])+COLUMN([.BR13])+63&gt;90;ROW([.BR13])+COLUMN([.BR13])+63-26;ROW([.BR13])+COLUMN([.BR13])+63))" office:value-type="string" office:string-value="x" calcext:value-type="string">
            <text:p>x</text:p>
          </table:table-cell>
          <table:table-cell table:style-name="ce26" table:formula="of:=CHAR(IF(ROW([.BS13])+COLUMN([.BS13])+63&gt;90;ROW([.BS13])+COLUMN([.BS13])+63-26;ROW([.BS13])+COLUMN([.BS13])+63))" office:value-type="string" office:string-value="y" calcext:value-type="string">
            <text:p>y</text:p>
          </table:table-cell>
          <table:table-cell table:style-name="ce27" table:formula="of:=CHAR(IF(ROW([.BT13])+COLUMN([.BT13])+63&gt;90;ROW([.BT13])+COLUMN([.BT13])+63-26;ROW([.BT13])+COLUMN([.BT13])+63))" office:value-type="string" office:string-value="z" calcext:value-type="string">
            <text:p>z</text:p>
          </table:table-cell>
          <table:table-cell table:style-name="ce28" table:formula="of:=CHAR(IF(ROW([.BU13])+COLUMN([.BU13])+63&gt;90;ROW([.BU13])+COLUMN([.BU13])+63-26;ROW([.BU13])+COLUMN([.BU13])+63))" office:value-type="string" office:string-value="{" calcext:value-type="string">
            <text:p>{</text:p>
          </table:table-cell>
          <table:table-cell table:style-name="ce29" table:formula="of:=CHAR(IF(ROW([.BV13])+COLUMN([.BV13])+63&gt;90;ROW([.BV13])+COLUMN([.BV13])+63-26;ROW([.BV13])+COLUMN([.BV13])+63))" office:value-type="string" office:string-value="|" calcext:value-type="string">
            <text:p>|</text:p>
          </table:table-cell>
          <table:table-cell table:style-name="ce30" table:formula="of:=CHAR(IF(ROW([.BW13])+COLUMN([.BW13])+63&gt;90;ROW([.BW13])+COLUMN([.BW13])+63-26;ROW([.BW13])+COLUMN([.BW13])+63))" office:value-type="string" office:string-value="}" calcext:value-type="string">
            <text:p>}</text:p>
          </table:table-cell>
          <table:table-cell table:style-name="ce31" table:formula="of:=CHAR(IF(ROW([.BX13])+COLUMN([.BX13])+63&gt;90;ROW([.BX13])+COLUMN([.BX13])+63-26;ROW([.BX13])+COLUMN([.BX13])+63))" office:value-type="string" office:string-value="~" calcext:value-type="string">
            <text:p>~</text:p>
          </table:table-cell>
          <table:table-cell table:style-name="ce32" table:formula="of:=CHAR(IF(ROW([.BY13])+COLUMN([.BY13])+63&gt;90;ROW([.BY13])+COLUMN([.BY13])+63-26;ROW([.BY13])+COLUMN([.BY13])+63))" office:value-type="string" office:string-value="" calcext:value-type="string">
            <text:p></text:p>
          </table:table-cell>
          <table:table-cell table:style-name="ce12" table:formula="of:=CHAR(IF(ROW([.BZ13])+COLUMN([.BZ13])+63&gt;90;ROW([.BZ13])+COLUMN([.BZ13])+63-26;ROW([.BZ13])+COLUMN([.BZ13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4"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style-name="ce36"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style-name="ce37"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style-name="ce38"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style-name="ce39"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style-name="ce40"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style-name="ce41"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style-name="ce42"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style-name="ce43"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style-name="ce25"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style-name="ce24"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style-name="ce44"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style-name="ce45"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style-name="ce46"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style-name="ce24"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style-name="ce26"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style-name="ce27"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style-name="ce28"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style-name="ce29"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style-name="ce30"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style-name="ce31"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style-name="ce32"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style-name="ce33"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style-name="ce13"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14" table:formula="of:=CHAR(IF(ROW([.AA14])+COLUMN([.AA14])+63&gt;90;ROW([.AA14])+COLUMN([.AA14])+63-26;ROW([.AA14])+COLUMN([.AA14])+63))" office:value-type="string" office:string-value="N" calcext:value-type="string">
            <text:p>N</text:p>
          </table:table-cell>
          <table:table-cell table:style-name="ce36" table:formula="of:=CHAR(IF(ROW([.AB14])+COLUMN([.AB14])+63&gt;90;ROW([.AB14])+COLUMN([.AB14])+63-26;ROW([.AB14])+COLUMN([.AB14])+63))" office:value-type="string" office:string-value="O" calcext:value-type="string">
            <text:p>O</text:p>
          </table:table-cell>
          <table:table-cell table:style-name="ce37" table:formula="of:=CHAR(IF(ROW([.AC14])+COLUMN([.AC14])+63&gt;90;ROW([.AC14])+COLUMN([.AC14])+63-26;ROW([.AC14])+COLUMN([.AC14])+63))" office:value-type="string" office:string-value="P" calcext:value-type="string">
            <text:p>P</text:p>
          </table:table-cell>
          <table:table-cell table:formula="of:=CHAR(IF(ROW([.AD14])+COLUMN([.AD14])+63&gt;90;ROW([.AD14])+COLUMN([.AD14])+63-26;ROW([.AD14])+COLUMN([.AD14])+63))" office:value-type="string" office:string-value="Q" calcext:value-type="string">
            <text:p>Q</text:p>
          </table:table-cell>
          <table:table-cell table:style-name="ce38" table:formula="of:=CHAR(IF(ROW([.AE14])+COLUMN([.AE14])+63&gt;90;ROW([.AE14])+COLUMN([.AE14])+63-26;ROW([.AE14])+COLUMN([.AE14])+63))" office:value-type="string" office:string-value="R" calcext:value-type="string">
            <text:p>R</text:p>
          </table:table-cell>
          <table:table-cell table:style-name="ce39" table:formula="of:=CHAR(IF(ROW([.AF14])+COLUMN([.AF14])+63&gt;90;ROW([.AF14])+COLUMN([.AF14])+63-26;ROW([.AF14])+COLUMN([.AF14])+63))" office:value-type="string" office:string-value="S" calcext:value-type="string">
            <text:p>S</text:p>
          </table:table-cell>
          <table:table-cell table:style-name="ce40" table:formula="of:=CHAR(IF(ROW([.AG14])+COLUMN([.AG14])+63&gt;90;ROW([.AG14])+COLUMN([.AG14])+63-26;ROW([.AG14])+COLUMN([.AG14])+63))" office:value-type="string" office:string-value="T" calcext:value-type="string">
            <text:p>T</text:p>
          </table:table-cell>
          <table:table-cell table:style-name="ce41" table:formula="of:=CHAR(IF(ROW([.AH14])+COLUMN([.AH14])+63&gt;90;ROW([.AH14])+COLUMN([.AH14])+63-26;ROW([.AH14])+COLUMN([.AH14])+63))" office:value-type="string" office:string-value="U" calcext:value-type="string">
            <text:p>U</text:p>
          </table:table-cell>
          <table:table-cell table:style-name="ce42" table:formula="of:=CHAR(IF(ROW([.AI14])+COLUMN([.AI14])+63&gt;90;ROW([.AI14])+COLUMN([.AI14])+63-26;ROW([.AI14])+COLUMN([.AI14])+63))" office:value-type="string" office:string-value="V" calcext:value-type="string">
            <text:p>V</text:p>
          </table:table-cell>
          <table:table-cell table:style-name="ce43" table:formula="of:=CHAR(IF(ROW([.AJ14])+COLUMN([.AJ14])+63&gt;90;ROW([.AJ14])+COLUMN([.AJ14])+63-26;ROW([.AJ14])+COLUMN([.AJ14])+63))" office:value-type="string" office:string-value="W" calcext:value-type="string">
            <text:p>W</text:p>
          </table:table-cell>
          <table:table-cell table:style-name="ce25" table:formula="of:=CHAR(IF(ROW([.AK14])+COLUMN([.AK14])+63&gt;90;ROW([.AK14])+COLUMN([.AK14])+63-26;ROW([.AK14])+COLUMN([.AK14])+63))" office:value-type="string" office:string-value="X" calcext:value-type="string">
            <text:p>X</text:p>
          </table:table-cell>
          <table:table-cell table:style-name="ce24" table:formula="of:=CHAR(IF(ROW([.AL14])+COLUMN([.AL14])+63&gt;90;ROW([.AL14])+COLUMN([.AL14])+63-26;ROW([.AL14])+COLUMN([.AL14])+63))" office:value-type="string" office:string-value="Y" calcext:value-type="string">
            <text:p>Y</text:p>
          </table:table-cell>
          <table:table-cell table:style-name="ce44" table:formula="of:=CHAR(IF(ROW([.AM14])+COLUMN([.AM14])+63&gt;90;ROW([.AM14])+COLUMN([.AM14])+63-26;ROW([.AM14])+COLUMN([.AM14])+63))" office:value-type="string" office:string-value="Z" calcext:value-type="string">
            <text:p>Z</text:p>
          </table:table-cell>
          <table:table-cell table:style-name="ce45" table:formula="of:=CHAR(IF(ROW([.AN14])+COLUMN([.AN14])+63&gt;90;ROW([.AN14])+COLUMN([.AN14])+63-26;ROW([.AN14])+COLUMN([.AN14])+63))" office:value-type="string" office:string-value="[" calcext:value-type="string">
            <text:p>[</text:p>
          </table:table-cell>
          <table:table-cell table:style-name="ce46" table:formula="of:=CHAR(IF(ROW([.AO14])+COLUMN([.AO14])+63&gt;90;ROW([.AO14])+COLUMN([.AO14])+63-26;ROW([.AO14])+COLUMN([.AO14])+63))" office:value-type="string" office:string-value="\" calcext:value-type="string">
            <text:p>\</text:p>
          </table:table-cell>
          <table:table-cell table:style-name="ce24" table:formula="of:=CHAR(IF(ROW([.AP14])+COLUMN([.AP14])+63&gt;90;ROW([.AP14])+COLUMN([.AP14])+63-26;ROW([.AP14])+COLUMN([.AP14])+63))" office:value-type="string" office:string-value="]" calcext:value-type="string">
            <text:p>]</text:p>
          </table:table-cell>
          <table:table-cell table:formula="of:=CHAR(IF(ROW([.AQ14])+COLUMN([.AQ14])+63&gt;90;ROW([.AQ14])+COLUMN([.AQ14])+63-26;ROW([.AQ14])+COLUMN([.AQ14])+63))" office:value-type="string" office:string-value="^" calcext:value-type="string">
            <text:p>^</text:p>
          </table:table-cell>
          <table:table-cell table:style-name="ce26" table:formula="of:=CHAR(IF(ROW([.AR14])+COLUMN([.AR14])+63&gt;90;ROW([.AR14])+COLUMN([.AR14])+63-26;ROW([.AR14])+COLUMN([.AR14])+63))" office:value-type="string" office:string-value="_" calcext:value-type="string">
            <text:p>_</text:p>
          </table:table-cell>
          <table:table-cell table:style-name="ce27" table:formula="of:=CHAR(IF(ROW([.AS14])+COLUMN([.AS14])+63&gt;90;ROW([.AS14])+COLUMN([.AS14])+63-26;ROW([.AS14])+COLUMN([.AS14])+63))" office:value-type="string" office:string-value="`" calcext:value-type="string">
            <text:p>`</text:p>
          </table:table-cell>
          <table:table-cell table:style-name="ce28" table:formula="of:=CHAR(IF(ROW([.AT14])+COLUMN([.AT14])+63&gt;90;ROW([.AT14])+COLUMN([.AT14])+63-26;ROW([.AT14])+COLUMN([.AT14])+63))" office:value-type="string" office:string-value="a" calcext:value-type="string">
            <text:p>a</text:p>
          </table:table-cell>
          <table:table-cell table:style-name="ce29" table:formula="of:=CHAR(IF(ROW([.AU14])+COLUMN([.AU14])+63&gt;90;ROW([.AU14])+COLUMN([.AU14])+63-26;ROW([.AU14])+COLUMN([.AU14])+63))" office:value-type="string" office:string-value="b" calcext:value-type="string">
            <text:p>b</text:p>
          </table:table-cell>
          <table:table-cell table:style-name="ce30" table:formula="of:=CHAR(IF(ROW([.AV14])+COLUMN([.AV14])+63&gt;90;ROW([.AV14])+COLUMN([.AV14])+63-26;ROW([.AV14])+COLUMN([.AV14])+63))" office:value-type="string" office:string-value="c" calcext:value-type="string">
            <text:p>c</text:p>
          </table:table-cell>
          <table:table-cell table:style-name="ce31" table:formula="of:=CHAR(IF(ROW([.AW14])+COLUMN([.AW14])+63&gt;90;ROW([.AW14])+COLUMN([.AW14])+63-26;ROW([.AW14])+COLUMN([.AW14])+63))" office:value-type="string" office:string-value="d" calcext:value-type="string">
            <text:p>d</text:p>
          </table:table-cell>
          <table:table-cell table:style-name="ce32" table:formula="of:=CHAR(IF(ROW([.AX14])+COLUMN([.AX14])+63&gt;90;ROW([.AX14])+COLUMN([.AX14])+63-26;ROW([.AX14])+COLUMN([.AX14])+63))" office:value-type="string" office:string-value="e" calcext:value-type="string">
            <text:p>e</text:p>
          </table:table-cell>
          <table:table-cell table:style-name="ce33" table:formula="of:=CHAR(IF(ROW([.AY14])+COLUMN([.AY14])+63&gt;90;ROW([.AY14])+COLUMN([.AY14])+63-26;ROW([.AY14])+COLUMN([.AY14])+63))" office:value-type="string" office:string-value="f" calcext:value-type="string">
            <text:p>f</text:p>
          </table:table-cell>
          <table:table-cell table:style-name="ce13" table:formula="of:=CHAR(IF(ROW([.AZ14])+COLUMN([.AZ14])+63&gt;90;ROW([.AZ14])+COLUMN([.AZ14])+63-26;ROW([.AZ14])+COLUMN([.AZ14])+63))" office:value-type="string" office:string-value="g" calcext:value-type="string">
            <text:p>g</text:p>
          </table:table-cell>
          <table:table-cell table:style-name="ce14" table:formula="of:=CHAR(IF(ROW([.BA14])+COLUMN([.BA14])+63&gt;90;ROW([.BA14])+COLUMN([.BA14])+63-26;ROW([.BA14])+COLUMN([.BA14])+63))" office:value-type="string" office:string-value="h" calcext:value-type="string">
            <text:p>h</text:p>
          </table:table-cell>
          <table:table-cell table:style-name="ce36" table:formula="of:=CHAR(IF(ROW([.BB14])+COLUMN([.BB14])+63&gt;90;ROW([.BB14])+COLUMN([.BB14])+63-26;ROW([.BB14])+COLUMN([.BB14])+63))" office:value-type="string" office:string-value="i" calcext:value-type="string">
            <text:p>i</text:p>
          </table:table-cell>
          <table:table-cell table:style-name="ce37" table:formula="of:=CHAR(IF(ROW([.BC14])+COLUMN([.BC14])+63&gt;90;ROW([.BC14])+COLUMN([.BC14])+63-26;ROW([.BC14])+COLUMN([.BC14])+63))" office:value-type="string" office:string-value="j" calcext:value-type="string">
            <text:p>j</text:p>
          </table:table-cell>
          <table:table-cell table:formula="of:=CHAR(IF(ROW([.BD14])+COLUMN([.BD14])+63&gt;90;ROW([.BD14])+COLUMN([.BD14])+63-26;ROW([.BD14])+COLUMN([.BD14])+63))" office:value-type="string" office:string-value="k" calcext:value-type="string">
            <text:p>k</text:p>
          </table:table-cell>
          <table:table-cell table:style-name="ce38" table:formula="of:=CHAR(IF(ROW([.BE14])+COLUMN([.BE14])+63&gt;90;ROW([.BE14])+COLUMN([.BE14])+63-26;ROW([.BE14])+COLUMN([.BE14])+63))" office:value-type="string" office:string-value="l" calcext:value-type="string">
            <text:p>l</text:p>
          </table:table-cell>
          <table:table-cell table:style-name="ce39" table:formula="of:=CHAR(IF(ROW([.BF14])+COLUMN([.BF14])+63&gt;90;ROW([.BF14])+COLUMN([.BF14])+63-26;ROW([.BF14])+COLUMN([.BF14])+63))" office:value-type="string" office:string-value="m" calcext:value-type="string">
            <text:p>m</text:p>
          </table:table-cell>
          <table:table-cell table:style-name="ce40" table:formula="of:=CHAR(IF(ROW([.BG14])+COLUMN([.BG14])+63&gt;90;ROW([.BG14])+COLUMN([.BG14])+63-26;ROW([.BG14])+COLUMN([.BG14])+63))" office:value-type="string" office:string-value="n" calcext:value-type="string">
            <text:p>n</text:p>
          </table:table-cell>
          <table:table-cell table:style-name="ce41" table:formula="of:=CHAR(IF(ROW([.BH14])+COLUMN([.BH14])+63&gt;90;ROW([.BH14])+COLUMN([.BH14])+63-26;ROW([.BH14])+COLUMN([.BH14])+63))" office:value-type="string" office:string-value="o" calcext:value-type="string">
            <text:p>o</text:p>
          </table:table-cell>
          <table:table-cell table:style-name="ce42" table:formula="of:=CHAR(IF(ROW([.BI14])+COLUMN([.BI14])+63&gt;90;ROW([.BI14])+COLUMN([.BI14])+63-26;ROW([.BI14])+COLUMN([.BI14])+63))" office:value-type="string" office:string-value="p" calcext:value-type="string">
            <text:p>p</text:p>
          </table:table-cell>
          <table:table-cell table:style-name="ce43" table:formula="of:=CHAR(IF(ROW([.BJ14])+COLUMN([.BJ14])+63&gt;90;ROW([.BJ14])+COLUMN([.BJ14])+63-26;ROW([.BJ14])+COLUMN([.BJ14])+63))" office:value-type="string" office:string-value="q" calcext:value-type="string">
            <text:p>q</text:p>
          </table:table-cell>
          <table:table-cell table:style-name="ce25" table:formula="of:=CHAR(IF(ROW([.BK14])+COLUMN([.BK14])+63&gt;90;ROW([.BK14])+COLUMN([.BK14])+63-26;ROW([.BK14])+COLUMN([.BK14])+63))" office:value-type="string" office:string-value="r" calcext:value-type="string">
            <text:p>r</text:p>
          </table:table-cell>
          <table:table-cell table:style-name="ce24" table:formula="of:=CHAR(IF(ROW([.BL14])+COLUMN([.BL14])+63&gt;90;ROW([.BL14])+COLUMN([.BL14])+63-26;ROW([.BL14])+COLUMN([.BL14])+63))" office:value-type="string" office:string-value="s" calcext:value-type="string">
            <text:p>s</text:p>
          </table:table-cell>
          <table:table-cell table:style-name="ce44" table:formula="of:=CHAR(IF(ROW([.BM14])+COLUMN([.BM14])+63&gt;90;ROW([.BM14])+COLUMN([.BM14])+63-26;ROW([.BM14])+COLUMN([.BM14])+63))" office:value-type="string" office:string-value="t" calcext:value-type="string">
            <text:p>t</text:p>
          </table:table-cell>
          <table:table-cell table:style-name="ce45" table:formula="of:=CHAR(IF(ROW([.BN14])+COLUMN([.BN14])+63&gt;90;ROW([.BN14])+COLUMN([.BN14])+63-26;ROW([.BN14])+COLUMN([.BN14])+63))" office:value-type="string" office:string-value="u" calcext:value-type="string">
            <text:p>u</text:p>
          </table:table-cell>
          <table:table-cell table:style-name="ce46" table:formula="of:=CHAR(IF(ROW([.BO14])+COLUMN([.BO14])+63&gt;90;ROW([.BO14])+COLUMN([.BO14])+63-26;ROW([.BO14])+COLUMN([.BO14])+63))" office:value-type="string" office:string-value="v" calcext:value-type="string">
            <text:p>v</text:p>
          </table:table-cell>
          <table:table-cell table:style-name="ce24" table:formula="of:=CHAR(IF(ROW([.BP14])+COLUMN([.BP14])+63&gt;90;ROW([.BP14])+COLUMN([.BP14])+63-26;ROW([.BP14])+COLUMN([.BP14])+63))" office:value-type="string" office:string-value="w" calcext:value-type="string">
            <text:p>w</text:p>
          </table:table-cell>
          <table:table-cell table:formula="of:=CHAR(IF(ROW([.BQ14])+COLUMN([.BQ14])+63&gt;90;ROW([.BQ14])+COLUMN([.BQ14])+63-26;ROW([.BQ14])+COLUMN([.BQ14])+63))" office:value-type="string" office:string-value="x" calcext:value-type="string">
            <text:p>x</text:p>
          </table:table-cell>
          <table:table-cell table:style-name="ce26" table:formula="of:=CHAR(IF(ROW([.BR14])+COLUMN([.BR14])+63&gt;90;ROW([.BR14])+COLUMN([.BR14])+63-26;ROW([.BR14])+COLUMN([.BR14])+63))" office:value-type="string" office:string-value="y" calcext:value-type="string">
            <text:p>y</text:p>
          </table:table-cell>
          <table:table-cell table:style-name="ce27" table:formula="of:=CHAR(IF(ROW([.BS14])+COLUMN([.BS14])+63&gt;90;ROW([.BS14])+COLUMN([.BS14])+63-26;ROW([.BS14])+COLUMN([.BS14])+63))" office:value-type="string" office:string-value="z" calcext:value-type="string">
            <text:p>z</text:p>
          </table:table-cell>
          <table:table-cell table:style-name="ce28" table:formula="of:=CHAR(IF(ROW([.BT14])+COLUMN([.BT14])+63&gt;90;ROW([.BT14])+COLUMN([.BT14])+63-26;ROW([.BT14])+COLUMN([.BT14])+63))" office:value-type="string" office:string-value="{" calcext:value-type="string">
            <text:p>{</text:p>
          </table:table-cell>
          <table:table-cell table:style-name="ce29" table:formula="of:=CHAR(IF(ROW([.BU14])+COLUMN([.BU14])+63&gt;90;ROW([.BU14])+COLUMN([.BU14])+63-26;ROW([.BU14])+COLUMN([.BU14])+63))" office:value-type="string" office:string-value="|" calcext:value-type="string">
            <text:p>|</text:p>
          </table:table-cell>
          <table:table-cell table:style-name="ce30" table:formula="of:=CHAR(IF(ROW([.BV14])+COLUMN([.BV14])+63&gt;90;ROW([.BV14])+COLUMN([.BV14])+63-26;ROW([.BV14])+COLUMN([.BV14])+63))" office:value-type="string" office:string-value="}" calcext:value-type="string">
            <text:p>}</text:p>
          </table:table-cell>
          <table:table-cell table:style-name="ce31" table:formula="of:=CHAR(IF(ROW([.BW14])+COLUMN([.BW14])+63&gt;90;ROW([.BW14])+COLUMN([.BW14])+63-26;ROW([.BW14])+COLUMN([.BW14])+63))" office:value-type="string" office:string-value="~" calcext:value-type="string">
            <text:p>~</text:p>
          </table:table-cell>
          <table:table-cell table:style-name="ce32" table:formula="of:=CHAR(IF(ROW([.BX14])+COLUMN([.BX14])+63&gt;90;ROW([.BX14])+COLUMN([.BX14])+63-26;ROW([.BX14])+COLUMN([.BX14])+63))" office:value-type="string" office:string-value="" calcext:value-type="string">
            <text:p></text:p>
          </table:table-cell>
          <table:table-cell table:style-name="ce33" table:formula="of:=CHAR(IF(ROW([.BY14])+COLUMN([.BY14])+63&gt;90;ROW([.BY14])+COLUMN([.BY14])+63-26;ROW([.BY14])+COLUMN([.BY14])+63))" office:value-type="string" office:string-value="�" calcext:value-type="string">
            <text:p>�</text:p>
          </table:table-cell>
          <table:table-cell table:style-name="ce13" table:formula="of:=CHAR(IF(ROW([.BZ14])+COLUMN([.BZ14])+63&gt;90;ROW([.BZ14])+COLUMN([.BZ14])+63-26;ROW([.BZ14])+COLUMN([.BZ14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5"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style-name="ce37"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style-name="ce36"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style-name="ce38"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style-name="ce39"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style-name="ce40"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style-name="ce41"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style-name="ce42"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style-name="ce43"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style-name="ce25"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style-name="ce24"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style-name="ce44"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style-name="ce45"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style-name="ce46"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style-name="ce24"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style-name="ce26"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style-name="ce27"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style-name="ce28"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style-name="ce29"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style-name="ce30"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style-name="ce31"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style-name="ce32"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style-name="ce33"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style-name="ce34"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style-name="ce14"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style-name="ce15" table:formula="of:=CHAR(IF(ROW([.AA15])+COLUMN([.AA15])+63&gt;90;ROW([.AA15])+COLUMN([.AA15])+63-26;ROW([.AA15])+COLUMN([.AA15])+63))" office:value-type="string" office:string-value="O" calcext:value-type="string">
            <text:p>O</text:p>
          </table:table-cell>
          <table:table-cell table:style-name="ce37" table:formula="of:=CHAR(IF(ROW([.AB15])+COLUMN([.AB15])+63&gt;90;ROW([.AB15])+COLUMN([.AB15])+63-26;ROW([.AB15])+COLUMN([.AB15])+63))" office:value-type="string" office:string-value="P" calcext:value-type="string">
            <text:p>P</text:p>
          </table:table-cell>
          <table:table-cell table:style-name="ce36" table:formula="of:=CHAR(IF(ROW([.AC15])+COLUMN([.AC15])+63&gt;90;ROW([.AC15])+COLUMN([.AC15])+63-26;ROW([.AC15])+COLUMN([.AC15])+63))" office:value-type="string" office:string-value="Q" calcext:value-type="string">
            <text:p>Q</text:p>
          </table:table-cell>
          <table:table-cell table:style-name="ce38" table:formula="of:=CHAR(IF(ROW([.AD15])+COLUMN([.AD15])+63&gt;90;ROW([.AD15])+COLUMN([.AD15])+63-26;ROW([.AD15])+COLUMN([.AD15])+63))" office:value-type="string" office:string-value="R" calcext:value-type="string">
            <text:p>R</text:p>
          </table:table-cell>
          <table:table-cell table:style-name="ce39" table:formula="of:=CHAR(IF(ROW([.AE15])+COLUMN([.AE15])+63&gt;90;ROW([.AE15])+COLUMN([.AE15])+63-26;ROW([.AE15])+COLUMN([.AE15])+63))" office:value-type="string" office:string-value="S" calcext:value-type="string">
            <text:p>S</text:p>
          </table:table-cell>
          <table:table-cell table:style-name="ce40" table:formula="of:=CHAR(IF(ROW([.AF15])+COLUMN([.AF15])+63&gt;90;ROW([.AF15])+COLUMN([.AF15])+63-26;ROW([.AF15])+COLUMN([.AF15])+63))" office:value-type="string" office:string-value="T" calcext:value-type="string">
            <text:p>T</text:p>
          </table:table-cell>
          <table:table-cell table:style-name="ce41" table:formula="of:=CHAR(IF(ROW([.AG15])+COLUMN([.AG15])+63&gt;90;ROW([.AG15])+COLUMN([.AG15])+63-26;ROW([.AG15])+COLUMN([.AG15])+63))" office:value-type="string" office:string-value="U" calcext:value-type="string">
            <text:p>U</text:p>
          </table:table-cell>
          <table:table-cell table:style-name="ce42" table:formula="of:=CHAR(IF(ROW([.AH15])+COLUMN([.AH15])+63&gt;90;ROW([.AH15])+COLUMN([.AH15])+63-26;ROW([.AH15])+COLUMN([.AH15])+63))" office:value-type="string" office:string-value="V" calcext:value-type="string">
            <text:p>V</text:p>
          </table:table-cell>
          <table:table-cell table:style-name="ce43" table:formula="of:=CHAR(IF(ROW([.AI15])+COLUMN([.AI15])+63&gt;90;ROW([.AI15])+COLUMN([.AI15])+63-26;ROW([.AI15])+COLUMN([.AI15])+63))" office:value-type="string" office:string-value="W" calcext:value-type="string">
            <text:p>W</text:p>
          </table:table-cell>
          <table:table-cell table:style-name="ce25" table:formula="of:=CHAR(IF(ROW([.AJ15])+COLUMN([.AJ15])+63&gt;90;ROW([.AJ15])+COLUMN([.AJ15])+63-26;ROW([.AJ15])+COLUMN([.AJ15])+63))" office:value-type="string" office:string-value="X" calcext:value-type="string">
            <text:p>X</text:p>
          </table:table-cell>
          <table:table-cell table:style-name="ce24" table:formula="of:=CHAR(IF(ROW([.AK15])+COLUMN([.AK15])+63&gt;90;ROW([.AK15])+COLUMN([.AK15])+63-26;ROW([.AK15])+COLUMN([.AK15])+63))" office:value-type="string" office:string-value="Y" calcext:value-type="string">
            <text:p>Y</text:p>
          </table:table-cell>
          <table:table-cell table:style-name="ce44" table:formula="of:=CHAR(IF(ROW([.AL15])+COLUMN([.AL15])+63&gt;90;ROW([.AL15])+COLUMN([.AL15])+63-26;ROW([.AL15])+COLUMN([.AL15])+63))" office:value-type="string" office:string-value="Z" calcext:value-type="string">
            <text:p>Z</text:p>
          </table:table-cell>
          <table:table-cell table:style-name="ce45" table:formula="of:=CHAR(IF(ROW([.AM15])+COLUMN([.AM15])+63&gt;90;ROW([.AM15])+COLUMN([.AM15])+63-26;ROW([.AM15])+COLUMN([.AM15])+63))" office:value-type="string" office:string-value="[" calcext:value-type="string">
            <text:p>[</text:p>
          </table:table-cell>
          <table:table-cell table:style-name="ce46" table:formula="of:=CHAR(IF(ROW([.AN15])+COLUMN([.AN15])+63&gt;90;ROW([.AN15])+COLUMN([.AN15])+63-26;ROW([.AN15])+COLUMN([.AN15])+63))" office:value-type="string" office:string-value="\" calcext:value-type="string">
            <text:p>\</text:p>
          </table:table-cell>
          <table:table-cell table:style-name="ce24" table:formula="of:=CHAR(IF(ROW([.AO15])+COLUMN([.AO15])+63&gt;90;ROW([.AO15])+COLUMN([.AO15])+63-26;ROW([.AO15])+COLUMN([.AO15])+63))" office:value-type="string" office:string-value="]" calcext:value-type="string">
            <text:p>]</text:p>
          </table:table-cell>
          <table:table-cell table:formula="of:=CHAR(IF(ROW([.AP15])+COLUMN([.AP15])+63&gt;90;ROW([.AP15])+COLUMN([.AP15])+63-26;ROW([.AP15])+COLUMN([.AP15])+63))" office:value-type="string" office:string-value="^" calcext:value-type="string">
            <text:p>^</text:p>
          </table:table-cell>
          <table:table-cell table:style-name="ce26" table:formula="of:=CHAR(IF(ROW([.AQ15])+COLUMN([.AQ15])+63&gt;90;ROW([.AQ15])+COLUMN([.AQ15])+63-26;ROW([.AQ15])+COLUMN([.AQ15])+63))" office:value-type="string" office:string-value="_" calcext:value-type="string">
            <text:p>_</text:p>
          </table:table-cell>
          <table:table-cell table:style-name="ce27" table:formula="of:=CHAR(IF(ROW([.AR15])+COLUMN([.AR15])+63&gt;90;ROW([.AR15])+COLUMN([.AR15])+63-26;ROW([.AR15])+COLUMN([.AR15])+63))" office:value-type="string" office:string-value="`" calcext:value-type="string">
            <text:p>`</text:p>
          </table:table-cell>
          <table:table-cell table:style-name="ce28" table:formula="of:=CHAR(IF(ROW([.AS15])+COLUMN([.AS15])+63&gt;90;ROW([.AS15])+COLUMN([.AS15])+63-26;ROW([.AS15])+COLUMN([.AS15])+63))" office:value-type="string" office:string-value="a" calcext:value-type="string">
            <text:p>a</text:p>
          </table:table-cell>
          <table:table-cell table:style-name="ce29" table:formula="of:=CHAR(IF(ROW([.AT15])+COLUMN([.AT15])+63&gt;90;ROW([.AT15])+COLUMN([.AT15])+63-26;ROW([.AT15])+COLUMN([.AT15])+63))" office:value-type="string" office:string-value="b" calcext:value-type="string">
            <text:p>b</text:p>
          </table:table-cell>
          <table:table-cell table:style-name="ce30" table:formula="of:=CHAR(IF(ROW([.AU15])+COLUMN([.AU15])+63&gt;90;ROW([.AU15])+COLUMN([.AU15])+63-26;ROW([.AU15])+COLUMN([.AU15])+63))" office:value-type="string" office:string-value="c" calcext:value-type="string">
            <text:p>c</text:p>
          </table:table-cell>
          <table:table-cell table:style-name="ce31" table:formula="of:=CHAR(IF(ROW([.AV15])+COLUMN([.AV15])+63&gt;90;ROW([.AV15])+COLUMN([.AV15])+63-26;ROW([.AV15])+COLUMN([.AV15])+63))" office:value-type="string" office:string-value="d" calcext:value-type="string">
            <text:p>d</text:p>
          </table:table-cell>
          <table:table-cell table:style-name="ce32" table:formula="of:=CHAR(IF(ROW([.AW15])+COLUMN([.AW15])+63&gt;90;ROW([.AW15])+COLUMN([.AW15])+63-26;ROW([.AW15])+COLUMN([.AW15])+63))" office:value-type="string" office:string-value="e" calcext:value-type="string">
            <text:p>e</text:p>
          </table:table-cell>
          <table:table-cell table:style-name="ce33" table:formula="of:=CHAR(IF(ROW([.AX15])+COLUMN([.AX15])+63&gt;90;ROW([.AX15])+COLUMN([.AX15])+63-26;ROW([.AX15])+COLUMN([.AX15])+63))" office:value-type="string" office:string-value="f" calcext:value-type="string">
            <text:p>f</text:p>
          </table:table-cell>
          <table:table-cell table:style-name="ce34" table:formula="of:=CHAR(IF(ROW([.AY15])+COLUMN([.AY15])+63&gt;90;ROW([.AY15])+COLUMN([.AY15])+63-26;ROW([.AY15])+COLUMN([.AY15])+63))" office:value-type="string" office:string-value="g" calcext:value-type="string">
            <text:p>g</text:p>
          </table:table-cell>
          <table:table-cell table:style-name="ce14" table:formula="of:=CHAR(IF(ROW([.AZ15])+COLUMN([.AZ15])+63&gt;90;ROW([.AZ15])+COLUMN([.AZ15])+63-26;ROW([.AZ15])+COLUMN([.AZ15])+63))" office:value-type="string" office:string-value="h" calcext:value-type="string">
            <text:p>h</text:p>
          </table:table-cell>
          <table:table-cell table:style-name="ce15" table:formula="of:=CHAR(IF(ROW([.BA15])+COLUMN([.BA15])+63&gt;90;ROW([.BA15])+COLUMN([.BA15])+63-26;ROW([.BA15])+COLUMN([.BA15])+63))" office:value-type="string" office:string-value="i" calcext:value-type="string">
            <text:p>i</text:p>
          </table:table-cell>
          <table:table-cell table:style-name="ce37" table:formula="of:=CHAR(IF(ROW([.BB15])+COLUMN([.BB15])+63&gt;90;ROW([.BB15])+COLUMN([.BB15])+63-26;ROW([.BB15])+COLUMN([.BB15])+63))" office:value-type="string" office:string-value="j" calcext:value-type="string">
            <text:p>j</text:p>
          </table:table-cell>
          <table:table-cell table:style-name="ce36" table:formula="of:=CHAR(IF(ROW([.BC15])+COLUMN([.BC15])+63&gt;90;ROW([.BC15])+COLUMN([.BC15])+63-26;ROW([.BC15])+COLUMN([.BC15])+63))" office:value-type="string" office:string-value="k" calcext:value-type="string">
            <text:p>k</text:p>
          </table:table-cell>
          <table:table-cell table:style-name="ce38" table:formula="of:=CHAR(IF(ROW([.BD15])+COLUMN([.BD15])+63&gt;90;ROW([.BD15])+COLUMN([.BD15])+63-26;ROW([.BD15])+COLUMN([.BD15])+63))" office:value-type="string" office:string-value="l" calcext:value-type="string">
            <text:p>l</text:p>
          </table:table-cell>
          <table:table-cell table:style-name="ce39" table:formula="of:=CHAR(IF(ROW([.BE15])+COLUMN([.BE15])+63&gt;90;ROW([.BE15])+COLUMN([.BE15])+63-26;ROW([.BE15])+COLUMN([.BE15])+63))" office:value-type="string" office:string-value="m" calcext:value-type="string">
            <text:p>m</text:p>
          </table:table-cell>
          <table:table-cell table:style-name="ce40" table:formula="of:=CHAR(IF(ROW([.BF15])+COLUMN([.BF15])+63&gt;90;ROW([.BF15])+COLUMN([.BF15])+63-26;ROW([.BF15])+COLUMN([.BF15])+63))" office:value-type="string" office:string-value="n" calcext:value-type="string">
            <text:p>n</text:p>
          </table:table-cell>
          <table:table-cell table:style-name="ce41" table:formula="of:=CHAR(IF(ROW([.BG15])+COLUMN([.BG15])+63&gt;90;ROW([.BG15])+COLUMN([.BG15])+63-26;ROW([.BG15])+COLUMN([.BG15])+63))" office:value-type="string" office:string-value="o" calcext:value-type="string">
            <text:p>o</text:p>
          </table:table-cell>
          <table:table-cell table:style-name="ce42" table:formula="of:=CHAR(IF(ROW([.BH15])+COLUMN([.BH15])+63&gt;90;ROW([.BH15])+COLUMN([.BH15])+63-26;ROW([.BH15])+COLUMN([.BH15])+63))" office:value-type="string" office:string-value="p" calcext:value-type="string">
            <text:p>p</text:p>
          </table:table-cell>
          <table:table-cell table:style-name="ce43" table:formula="of:=CHAR(IF(ROW([.BI15])+COLUMN([.BI15])+63&gt;90;ROW([.BI15])+COLUMN([.BI15])+63-26;ROW([.BI15])+COLUMN([.BI15])+63))" office:value-type="string" office:string-value="q" calcext:value-type="string">
            <text:p>q</text:p>
          </table:table-cell>
          <table:table-cell table:style-name="ce25" table:formula="of:=CHAR(IF(ROW([.BJ15])+COLUMN([.BJ15])+63&gt;90;ROW([.BJ15])+COLUMN([.BJ15])+63-26;ROW([.BJ15])+COLUMN([.BJ15])+63))" office:value-type="string" office:string-value="r" calcext:value-type="string">
            <text:p>r</text:p>
          </table:table-cell>
          <table:table-cell table:style-name="ce24" table:formula="of:=CHAR(IF(ROW([.BK15])+COLUMN([.BK15])+63&gt;90;ROW([.BK15])+COLUMN([.BK15])+63-26;ROW([.BK15])+COLUMN([.BK15])+63))" office:value-type="string" office:string-value="s" calcext:value-type="string">
            <text:p>s</text:p>
          </table:table-cell>
          <table:table-cell table:style-name="ce44" table:formula="of:=CHAR(IF(ROW([.BL15])+COLUMN([.BL15])+63&gt;90;ROW([.BL15])+COLUMN([.BL15])+63-26;ROW([.BL15])+COLUMN([.BL15])+63))" office:value-type="string" office:string-value="t" calcext:value-type="string">
            <text:p>t</text:p>
          </table:table-cell>
          <table:table-cell table:style-name="ce45" table:formula="of:=CHAR(IF(ROW([.BM15])+COLUMN([.BM15])+63&gt;90;ROW([.BM15])+COLUMN([.BM15])+63-26;ROW([.BM15])+COLUMN([.BM15])+63))" office:value-type="string" office:string-value="u" calcext:value-type="string">
            <text:p>u</text:p>
          </table:table-cell>
          <table:table-cell table:style-name="ce46" table:formula="of:=CHAR(IF(ROW([.BN15])+COLUMN([.BN15])+63&gt;90;ROW([.BN15])+COLUMN([.BN15])+63-26;ROW([.BN15])+COLUMN([.BN15])+63))" office:value-type="string" office:string-value="v" calcext:value-type="string">
            <text:p>v</text:p>
          </table:table-cell>
          <table:table-cell table:style-name="ce24" table:formula="of:=CHAR(IF(ROW([.BO15])+COLUMN([.BO15])+63&gt;90;ROW([.BO15])+COLUMN([.BO15])+63-26;ROW([.BO15])+COLUMN([.BO15])+63))" office:value-type="string" office:string-value="w" calcext:value-type="string">
            <text:p>w</text:p>
          </table:table-cell>
          <table:table-cell table:formula="of:=CHAR(IF(ROW([.BP15])+COLUMN([.BP15])+63&gt;90;ROW([.BP15])+COLUMN([.BP15])+63-26;ROW([.BP15])+COLUMN([.BP15])+63))" office:value-type="string" office:string-value="x" calcext:value-type="string">
            <text:p>x</text:p>
          </table:table-cell>
          <table:table-cell table:style-name="ce26" table:formula="of:=CHAR(IF(ROW([.BQ15])+COLUMN([.BQ15])+63&gt;90;ROW([.BQ15])+COLUMN([.BQ15])+63-26;ROW([.BQ15])+COLUMN([.BQ15])+63))" office:value-type="string" office:string-value="y" calcext:value-type="string">
            <text:p>y</text:p>
          </table:table-cell>
          <table:table-cell table:style-name="ce27" table:formula="of:=CHAR(IF(ROW([.BR15])+COLUMN([.BR15])+63&gt;90;ROW([.BR15])+COLUMN([.BR15])+63-26;ROW([.BR15])+COLUMN([.BR15])+63))" office:value-type="string" office:string-value="z" calcext:value-type="string">
            <text:p>z</text:p>
          </table:table-cell>
          <table:table-cell table:style-name="ce28" table:formula="of:=CHAR(IF(ROW([.BS15])+COLUMN([.BS15])+63&gt;90;ROW([.BS15])+COLUMN([.BS15])+63-26;ROW([.BS15])+COLUMN([.BS15])+63))" office:value-type="string" office:string-value="{" calcext:value-type="string">
            <text:p>{</text:p>
          </table:table-cell>
          <table:table-cell table:style-name="ce29" table:formula="of:=CHAR(IF(ROW([.BT15])+COLUMN([.BT15])+63&gt;90;ROW([.BT15])+COLUMN([.BT15])+63-26;ROW([.BT15])+COLUMN([.BT15])+63))" office:value-type="string" office:string-value="|" calcext:value-type="string">
            <text:p>|</text:p>
          </table:table-cell>
          <table:table-cell table:style-name="ce30" table:formula="of:=CHAR(IF(ROW([.BU15])+COLUMN([.BU15])+63&gt;90;ROW([.BU15])+COLUMN([.BU15])+63-26;ROW([.BU15])+COLUMN([.BU15])+63))" office:value-type="string" office:string-value="}" calcext:value-type="string">
            <text:p>}</text:p>
          </table:table-cell>
          <table:table-cell table:style-name="ce31" table:formula="of:=CHAR(IF(ROW([.BV15])+COLUMN([.BV15])+63&gt;90;ROW([.BV15])+COLUMN([.BV15])+63-26;ROW([.BV15])+COLUMN([.BV15])+63))" office:value-type="string" office:string-value="~" calcext:value-type="string">
            <text:p>~</text:p>
          </table:table-cell>
          <table:table-cell table:style-name="ce32" table:formula="of:=CHAR(IF(ROW([.BW15])+COLUMN([.BW15])+63&gt;90;ROW([.BW15])+COLUMN([.BW15])+63-26;ROW([.BW15])+COLUMN([.BW15])+63))" office:value-type="string" office:string-value="" calcext:value-type="string">
            <text:p></text:p>
          </table:table-cell>
          <table:table-cell table:style-name="ce33" table:formula="of:=CHAR(IF(ROW([.BX15])+COLUMN([.BX15])+63&gt;90;ROW([.BX15])+COLUMN([.BX15])+63-26;ROW([.BX15])+COLUMN([.BX15])+63))" office:value-type="string" office:string-value="�" calcext:value-type="string">
            <text:p>�</text:p>
          </table:table-cell>
          <table:table-cell table:style-name="ce34" table:formula="of:=CHAR(IF(ROW([.BY15])+COLUMN([.BY15])+63&gt;90;ROW([.BY15])+COLUMN([.BY15])+63-26;ROW([.BY15])+COLUMN([.BY15])+63))" office:value-type="string" office:string-value="�" calcext:value-type="string">
            <text:p>�</text:p>
          </table:table-cell>
          <table:table-cell table:style-name="ce14" table:formula="of:=CHAR(IF(ROW([.BZ15])+COLUMN([.BZ15])+63&gt;90;ROW([.BZ15])+COLUMN([.BZ15])+63-26;ROW([.BZ15])+COLUMN([.BZ15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6"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style-name="ce36"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style-name="ce38"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style-name="ce39"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style-name="ce40"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style-name="ce41"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style-name="ce42"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style-name="ce43"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style-name="ce25"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style-name="ce24"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style-name="ce44"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style-name="ce45"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style-name="ce46"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style-name="ce24"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style-name="ce26"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style-name="ce27"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style-name="ce28"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style-name="ce29"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style-name="ce30"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style-name="ce31"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style-name="ce32"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style-name="ce33"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style-name="ce34"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style-name="ce35"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style-name="ce15"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style-name="ce16" table:formula="of:=CHAR(IF(ROW([.AA16])+COLUMN([.AA16])+63&gt;90;ROW([.AA16])+COLUMN([.AA16])+63-26;ROW([.AA16])+COLUMN([.AA16])+63))" office:value-type="string" office:string-value="P" calcext:value-type="string">
            <text:p>P</text:p>
          </table:table-cell>
          <table:table-cell table:style-name="ce36" table:formula="of:=CHAR(IF(ROW([.AB16])+COLUMN([.AB16])+63&gt;90;ROW([.AB16])+COLUMN([.AB16])+63-26;ROW([.AB16])+COLUMN([.AB16])+63))" office:value-type="string" office:string-value="Q" calcext:value-type="string">
            <text:p>Q</text:p>
          </table:table-cell>
          <table:table-cell table:style-name="ce38" table:formula="of:=CHAR(IF(ROW([.AC16])+COLUMN([.AC16])+63&gt;90;ROW([.AC16])+COLUMN([.AC16])+63-26;ROW([.AC16])+COLUMN([.AC16])+63))" office:value-type="string" office:string-value="R" calcext:value-type="string">
            <text:p>R</text:p>
          </table:table-cell>
          <table:table-cell table:style-name="ce39" table:formula="of:=CHAR(IF(ROW([.AD16])+COLUMN([.AD16])+63&gt;90;ROW([.AD16])+COLUMN([.AD16])+63-26;ROW([.AD16])+COLUMN([.AD16])+63))" office:value-type="string" office:string-value="S" calcext:value-type="string">
            <text:p>S</text:p>
          </table:table-cell>
          <table:table-cell table:style-name="ce40" table:formula="of:=CHAR(IF(ROW([.AE16])+COLUMN([.AE16])+63&gt;90;ROW([.AE16])+COLUMN([.AE16])+63-26;ROW([.AE16])+COLUMN([.AE16])+63))" office:value-type="string" office:string-value="T" calcext:value-type="string">
            <text:p>T</text:p>
          </table:table-cell>
          <table:table-cell table:style-name="ce41" table:formula="of:=CHAR(IF(ROW([.AF16])+COLUMN([.AF16])+63&gt;90;ROW([.AF16])+COLUMN([.AF16])+63-26;ROW([.AF16])+COLUMN([.AF16])+63))" office:value-type="string" office:string-value="U" calcext:value-type="string">
            <text:p>U</text:p>
          </table:table-cell>
          <table:table-cell table:style-name="ce42" table:formula="of:=CHAR(IF(ROW([.AG16])+COLUMN([.AG16])+63&gt;90;ROW([.AG16])+COLUMN([.AG16])+63-26;ROW([.AG16])+COLUMN([.AG16])+63))" office:value-type="string" office:string-value="V" calcext:value-type="string">
            <text:p>V</text:p>
          </table:table-cell>
          <table:table-cell table:style-name="ce43" table:formula="of:=CHAR(IF(ROW([.AH16])+COLUMN([.AH16])+63&gt;90;ROW([.AH16])+COLUMN([.AH16])+63-26;ROW([.AH16])+COLUMN([.AH16])+63))" office:value-type="string" office:string-value="W" calcext:value-type="string">
            <text:p>W</text:p>
          </table:table-cell>
          <table:table-cell table:style-name="ce25" table:formula="of:=CHAR(IF(ROW([.AI16])+COLUMN([.AI16])+63&gt;90;ROW([.AI16])+COLUMN([.AI16])+63-26;ROW([.AI16])+COLUMN([.AI16])+63))" office:value-type="string" office:string-value="X" calcext:value-type="string">
            <text:p>X</text:p>
          </table:table-cell>
          <table:table-cell table:style-name="ce24" table:formula="of:=CHAR(IF(ROW([.AJ16])+COLUMN([.AJ16])+63&gt;90;ROW([.AJ16])+COLUMN([.AJ16])+63-26;ROW([.AJ16])+COLUMN([.AJ16])+63))" office:value-type="string" office:string-value="Y" calcext:value-type="string">
            <text:p>Y</text:p>
          </table:table-cell>
          <table:table-cell table:style-name="ce44" table:formula="of:=CHAR(IF(ROW([.AK16])+COLUMN([.AK16])+63&gt;90;ROW([.AK16])+COLUMN([.AK16])+63-26;ROW([.AK16])+COLUMN([.AK16])+63))" office:value-type="string" office:string-value="Z" calcext:value-type="string">
            <text:p>Z</text:p>
          </table:table-cell>
          <table:table-cell table:style-name="ce45" table:formula="of:=CHAR(IF(ROW([.AL16])+COLUMN([.AL16])+63&gt;90;ROW([.AL16])+COLUMN([.AL16])+63-26;ROW([.AL16])+COLUMN([.AL16])+63))" office:value-type="string" office:string-value="[" calcext:value-type="string">
            <text:p>[</text:p>
          </table:table-cell>
          <table:table-cell table:style-name="ce46" table:formula="of:=CHAR(IF(ROW([.AM16])+COLUMN([.AM16])+63&gt;90;ROW([.AM16])+COLUMN([.AM16])+63-26;ROW([.AM16])+COLUMN([.AM16])+63))" office:value-type="string" office:string-value="\" calcext:value-type="string">
            <text:p>\</text:p>
          </table:table-cell>
          <table:table-cell table:style-name="ce24" table:formula="of:=CHAR(IF(ROW([.AN16])+COLUMN([.AN16])+63&gt;90;ROW([.AN16])+COLUMN([.AN16])+63-26;ROW([.AN16])+COLUMN([.AN16])+63))" office:value-type="string" office:string-value="]" calcext:value-type="string">
            <text:p>]</text:p>
          </table:table-cell>
          <table:table-cell table:formula="of:=CHAR(IF(ROW([.AO16])+COLUMN([.AO16])+63&gt;90;ROW([.AO16])+COLUMN([.AO16])+63-26;ROW([.AO16])+COLUMN([.AO16])+63))" office:value-type="string" office:string-value="^" calcext:value-type="string">
            <text:p>^</text:p>
          </table:table-cell>
          <table:table-cell table:style-name="ce26" table:formula="of:=CHAR(IF(ROW([.AP16])+COLUMN([.AP16])+63&gt;90;ROW([.AP16])+COLUMN([.AP16])+63-26;ROW([.AP16])+COLUMN([.AP16])+63))" office:value-type="string" office:string-value="_" calcext:value-type="string">
            <text:p>_</text:p>
          </table:table-cell>
          <table:table-cell table:style-name="ce27" table:formula="of:=CHAR(IF(ROW([.AQ16])+COLUMN([.AQ16])+63&gt;90;ROW([.AQ16])+COLUMN([.AQ16])+63-26;ROW([.AQ16])+COLUMN([.AQ16])+63))" office:value-type="string" office:string-value="`" calcext:value-type="string">
            <text:p>`</text:p>
          </table:table-cell>
          <table:table-cell table:style-name="ce28" table:formula="of:=CHAR(IF(ROW([.AR16])+COLUMN([.AR16])+63&gt;90;ROW([.AR16])+COLUMN([.AR16])+63-26;ROW([.AR16])+COLUMN([.AR16])+63))" office:value-type="string" office:string-value="a" calcext:value-type="string">
            <text:p>a</text:p>
          </table:table-cell>
          <table:table-cell table:style-name="ce29" table:formula="of:=CHAR(IF(ROW([.AS16])+COLUMN([.AS16])+63&gt;90;ROW([.AS16])+COLUMN([.AS16])+63-26;ROW([.AS16])+COLUMN([.AS16])+63))" office:value-type="string" office:string-value="b" calcext:value-type="string">
            <text:p>b</text:p>
          </table:table-cell>
          <table:table-cell table:style-name="ce30" table:formula="of:=CHAR(IF(ROW([.AT16])+COLUMN([.AT16])+63&gt;90;ROW([.AT16])+COLUMN([.AT16])+63-26;ROW([.AT16])+COLUMN([.AT16])+63))" office:value-type="string" office:string-value="c" calcext:value-type="string">
            <text:p>c</text:p>
          </table:table-cell>
          <table:table-cell table:style-name="ce31" table:formula="of:=CHAR(IF(ROW([.AU16])+COLUMN([.AU16])+63&gt;90;ROW([.AU16])+COLUMN([.AU16])+63-26;ROW([.AU16])+COLUMN([.AU16])+63))" office:value-type="string" office:string-value="d" calcext:value-type="string">
            <text:p>d</text:p>
          </table:table-cell>
          <table:table-cell table:style-name="ce32" table:formula="of:=CHAR(IF(ROW([.AV16])+COLUMN([.AV16])+63&gt;90;ROW([.AV16])+COLUMN([.AV16])+63-26;ROW([.AV16])+COLUMN([.AV16])+63))" office:value-type="string" office:string-value="e" calcext:value-type="string">
            <text:p>e</text:p>
          </table:table-cell>
          <table:table-cell table:style-name="ce33" table:formula="of:=CHAR(IF(ROW([.AW16])+COLUMN([.AW16])+63&gt;90;ROW([.AW16])+COLUMN([.AW16])+63-26;ROW([.AW16])+COLUMN([.AW16])+63))" office:value-type="string" office:string-value="f" calcext:value-type="string">
            <text:p>f</text:p>
          </table:table-cell>
          <table:table-cell table:style-name="ce34" table:formula="of:=CHAR(IF(ROW([.AX16])+COLUMN([.AX16])+63&gt;90;ROW([.AX16])+COLUMN([.AX16])+63-26;ROW([.AX16])+COLUMN([.AX16])+63))" office:value-type="string" office:string-value="g" calcext:value-type="string">
            <text:p>g</text:p>
          </table:table-cell>
          <table:table-cell table:style-name="ce35" table:formula="of:=CHAR(IF(ROW([.AY16])+COLUMN([.AY16])+63&gt;90;ROW([.AY16])+COLUMN([.AY16])+63-26;ROW([.AY16])+COLUMN([.AY16])+63))" office:value-type="string" office:string-value="h" calcext:value-type="string">
            <text:p>h</text:p>
          </table:table-cell>
          <table:table-cell table:style-name="ce15" table:formula="of:=CHAR(IF(ROW([.AZ16])+COLUMN([.AZ16])+63&gt;90;ROW([.AZ16])+COLUMN([.AZ16])+63-26;ROW([.AZ16])+COLUMN([.AZ16])+63))" office:value-type="string" office:string-value="i" calcext:value-type="string">
            <text:p>i</text:p>
          </table:table-cell>
          <table:table-cell table:style-name="ce16" table:formula="of:=CHAR(IF(ROW([.BA16])+COLUMN([.BA16])+63&gt;90;ROW([.BA16])+COLUMN([.BA16])+63-26;ROW([.BA16])+COLUMN([.BA16])+63))" office:value-type="string" office:string-value="j" calcext:value-type="string">
            <text:p>j</text:p>
          </table:table-cell>
          <table:table-cell table:style-name="ce36" table:formula="of:=CHAR(IF(ROW([.BB16])+COLUMN([.BB16])+63&gt;90;ROW([.BB16])+COLUMN([.BB16])+63-26;ROW([.BB16])+COLUMN([.BB16])+63))" office:value-type="string" office:string-value="k" calcext:value-type="string">
            <text:p>k</text:p>
          </table:table-cell>
          <table:table-cell table:style-name="ce38" table:formula="of:=CHAR(IF(ROW([.BC16])+COLUMN([.BC16])+63&gt;90;ROW([.BC16])+COLUMN([.BC16])+63-26;ROW([.BC16])+COLUMN([.BC16])+63))" office:value-type="string" office:string-value="l" calcext:value-type="string">
            <text:p>l</text:p>
          </table:table-cell>
          <table:table-cell table:style-name="ce39" table:formula="of:=CHAR(IF(ROW([.BD16])+COLUMN([.BD16])+63&gt;90;ROW([.BD16])+COLUMN([.BD16])+63-26;ROW([.BD16])+COLUMN([.BD16])+63))" office:value-type="string" office:string-value="m" calcext:value-type="string">
            <text:p>m</text:p>
          </table:table-cell>
          <table:table-cell table:style-name="ce40" table:formula="of:=CHAR(IF(ROW([.BE16])+COLUMN([.BE16])+63&gt;90;ROW([.BE16])+COLUMN([.BE16])+63-26;ROW([.BE16])+COLUMN([.BE16])+63))" office:value-type="string" office:string-value="n" calcext:value-type="string">
            <text:p>n</text:p>
          </table:table-cell>
          <table:table-cell table:style-name="ce41" table:formula="of:=CHAR(IF(ROW([.BF16])+COLUMN([.BF16])+63&gt;90;ROW([.BF16])+COLUMN([.BF16])+63-26;ROW([.BF16])+COLUMN([.BF16])+63))" office:value-type="string" office:string-value="o" calcext:value-type="string">
            <text:p>o</text:p>
          </table:table-cell>
          <table:table-cell table:style-name="ce42" table:formula="of:=CHAR(IF(ROW([.BG16])+COLUMN([.BG16])+63&gt;90;ROW([.BG16])+COLUMN([.BG16])+63-26;ROW([.BG16])+COLUMN([.BG16])+63))" office:value-type="string" office:string-value="p" calcext:value-type="string">
            <text:p>p</text:p>
          </table:table-cell>
          <table:table-cell table:style-name="ce43" table:formula="of:=CHAR(IF(ROW([.BH16])+COLUMN([.BH16])+63&gt;90;ROW([.BH16])+COLUMN([.BH16])+63-26;ROW([.BH16])+COLUMN([.BH16])+63))" office:value-type="string" office:string-value="q" calcext:value-type="string">
            <text:p>q</text:p>
          </table:table-cell>
          <table:table-cell table:style-name="ce25" table:formula="of:=CHAR(IF(ROW([.BI16])+COLUMN([.BI16])+63&gt;90;ROW([.BI16])+COLUMN([.BI16])+63-26;ROW([.BI16])+COLUMN([.BI16])+63))" office:value-type="string" office:string-value="r" calcext:value-type="string">
            <text:p>r</text:p>
          </table:table-cell>
          <table:table-cell table:style-name="ce24" table:formula="of:=CHAR(IF(ROW([.BJ16])+COLUMN([.BJ16])+63&gt;90;ROW([.BJ16])+COLUMN([.BJ16])+63-26;ROW([.BJ16])+COLUMN([.BJ16])+63))" office:value-type="string" office:string-value="s" calcext:value-type="string">
            <text:p>s</text:p>
          </table:table-cell>
          <table:table-cell table:style-name="ce44" table:formula="of:=CHAR(IF(ROW([.BK16])+COLUMN([.BK16])+63&gt;90;ROW([.BK16])+COLUMN([.BK16])+63-26;ROW([.BK16])+COLUMN([.BK16])+63))" office:value-type="string" office:string-value="t" calcext:value-type="string">
            <text:p>t</text:p>
          </table:table-cell>
          <table:table-cell table:style-name="ce45" table:formula="of:=CHAR(IF(ROW([.BL16])+COLUMN([.BL16])+63&gt;90;ROW([.BL16])+COLUMN([.BL16])+63-26;ROW([.BL16])+COLUMN([.BL16])+63))" office:value-type="string" office:string-value="u" calcext:value-type="string">
            <text:p>u</text:p>
          </table:table-cell>
          <table:table-cell table:style-name="ce46" table:formula="of:=CHAR(IF(ROW([.BM16])+COLUMN([.BM16])+63&gt;90;ROW([.BM16])+COLUMN([.BM16])+63-26;ROW([.BM16])+COLUMN([.BM16])+63))" office:value-type="string" office:string-value="v" calcext:value-type="string">
            <text:p>v</text:p>
          </table:table-cell>
          <table:table-cell table:style-name="ce24" table:formula="of:=CHAR(IF(ROW([.BN16])+COLUMN([.BN16])+63&gt;90;ROW([.BN16])+COLUMN([.BN16])+63-26;ROW([.BN16])+COLUMN([.BN16])+63))" office:value-type="string" office:string-value="w" calcext:value-type="string">
            <text:p>w</text:p>
          </table:table-cell>
          <table:table-cell table:formula="of:=CHAR(IF(ROW([.BO16])+COLUMN([.BO16])+63&gt;90;ROW([.BO16])+COLUMN([.BO16])+63-26;ROW([.BO16])+COLUMN([.BO16])+63))" office:value-type="string" office:string-value="x" calcext:value-type="string">
            <text:p>x</text:p>
          </table:table-cell>
          <table:table-cell table:style-name="ce26" table:formula="of:=CHAR(IF(ROW([.BP16])+COLUMN([.BP16])+63&gt;90;ROW([.BP16])+COLUMN([.BP16])+63-26;ROW([.BP16])+COLUMN([.BP16])+63))" office:value-type="string" office:string-value="y" calcext:value-type="string">
            <text:p>y</text:p>
          </table:table-cell>
          <table:table-cell table:style-name="ce27" table:formula="of:=CHAR(IF(ROW([.BQ16])+COLUMN([.BQ16])+63&gt;90;ROW([.BQ16])+COLUMN([.BQ16])+63-26;ROW([.BQ16])+COLUMN([.BQ16])+63))" office:value-type="string" office:string-value="z" calcext:value-type="string">
            <text:p>z</text:p>
          </table:table-cell>
          <table:table-cell table:style-name="ce28" table:formula="of:=CHAR(IF(ROW([.BR16])+COLUMN([.BR16])+63&gt;90;ROW([.BR16])+COLUMN([.BR16])+63-26;ROW([.BR16])+COLUMN([.BR16])+63))" office:value-type="string" office:string-value="{" calcext:value-type="string">
            <text:p>{</text:p>
          </table:table-cell>
          <table:table-cell table:style-name="ce29" table:formula="of:=CHAR(IF(ROW([.BS16])+COLUMN([.BS16])+63&gt;90;ROW([.BS16])+COLUMN([.BS16])+63-26;ROW([.BS16])+COLUMN([.BS16])+63))" office:value-type="string" office:string-value="|" calcext:value-type="string">
            <text:p>|</text:p>
          </table:table-cell>
          <table:table-cell table:style-name="ce30" table:formula="of:=CHAR(IF(ROW([.BT16])+COLUMN([.BT16])+63&gt;90;ROW([.BT16])+COLUMN([.BT16])+63-26;ROW([.BT16])+COLUMN([.BT16])+63))" office:value-type="string" office:string-value="}" calcext:value-type="string">
            <text:p>}</text:p>
          </table:table-cell>
          <table:table-cell table:style-name="ce31" table:formula="of:=CHAR(IF(ROW([.BU16])+COLUMN([.BU16])+63&gt;90;ROW([.BU16])+COLUMN([.BU16])+63-26;ROW([.BU16])+COLUMN([.BU16])+63))" office:value-type="string" office:string-value="~" calcext:value-type="string">
            <text:p>~</text:p>
          </table:table-cell>
          <table:table-cell table:style-name="ce32" table:formula="of:=CHAR(IF(ROW([.BV16])+COLUMN([.BV16])+63&gt;90;ROW([.BV16])+COLUMN([.BV16])+63-26;ROW([.BV16])+COLUMN([.BV16])+63))" office:value-type="string" office:string-value="" calcext:value-type="string">
            <text:p></text:p>
          </table:table-cell>
          <table:table-cell table:style-name="ce33" table:formula="of:=CHAR(IF(ROW([.BW16])+COLUMN([.BW16])+63&gt;90;ROW([.BW16])+COLUMN([.BW16])+63-26;ROW([.BW16])+COLUMN([.BW16])+63))" office:value-type="string" office:string-value="�" calcext:value-type="string">
            <text:p>�</text:p>
          </table:table-cell>
          <table:table-cell table:style-name="ce34" table:formula="of:=CHAR(IF(ROW([.BX16])+COLUMN([.BX16])+63&gt;90;ROW([.BX16])+COLUMN([.BX16])+63-26;ROW([.BX16])+COLUMN([.BX16])+63))" office:value-type="string" office:string-value="�" calcext:value-type="string">
            <text:p>�</text:p>
          </table:table-cell>
          <table:table-cell table:style-name="ce35" table:formula="of:=CHAR(IF(ROW([.BY16])+COLUMN([.BY16])+63&gt;90;ROW([.BY16])+COLUMN([.BY16])+63-26;ROW([.BY16])+COLUMN([.BY16])+63))" office:value-type="string" office:string-value="�" calcext:value-type="string">
            <text:p>�</text:p>
          </table:table-cell>
          <table:table-cell table:style-name="ce15" table:formula="of:=CHAR(IF(ROW([.BZ16])+COLUMN([.BZ16])+63&gt;90;ROW([.BZ16])+COLUMN([.BZ16])+63-26;ROW([.BZ16])+COLUMN([.BZ16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5"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style-name="ce38"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style-name="ce39"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style-name="ce40"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style-name="ce41"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style-name="ce42"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style-name="ce43"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style-name="ce25"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style-name="ce24"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style-name="ce44"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style-name="ce45"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style-name="ce46"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style-name="ce24"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style-name="ce25"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style-name="ce26"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style-name="ce27"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style-name="ce28"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style-name="ce29"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style-name="ce30"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style-name="ce31"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style-name="ce32"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style-name="ce33"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style-name="ce34"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style-name="ce35"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style-name="ce16"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style-name="ce15" table:formula="of:=CHAR(IF(ROW([.AA17])+COLUMN([.AA17])+63&gt;90;ROW([.AA17])+COLUMN([.AA17])+63-26;ROW([.AA17])+COLUMN([.AA17])+63))" office:value-type="string" office:string-value="Q" calcext:value-type="string">
            <text:p>Q</text:p>
          </table:table-cell>
          <table:table-cell table:style-name="ce38" table:formula="of:=CHAR(IF(ROW([.AB17])+COLUMN([.AB17])+63&gt;90;ROW([.AB17])+COLUMN([.AB17])+63-26;ROW([.AB17])+COLUMN([.AB17])+63))" office:value-type="string" office:string-value="R" calcext:value-type="string">
            <text:p>R</text:p>
          </table:table-cell>
          <table:table-cell table:style-name="ce39" table:formula="of:=CHAR(IF(ROW([.AC17])+COLUMN([.AC17])+63&gt;90;ROW([.AC17])+COLUMN([.AC17])+63-26;ROW([.AC17])+COLUMN([.AC17])+63))" office:value-type="string" office:string-value="S" calcext:value-type="string">
            <text:p>S</text:p>
          </table:table-cell>
          <table:table-cell table:style-name="ce40" table:formula="of:=CHAR(IF(ROW([.AD17])+COLUMN([.AD17])+63&gt;90;ROW([.AD17])+COLUMN([.AD17])+63-26;ROW([.AD17])+COLUMN([.AD17])+63))" office:value-type="string" office:string-value="T" calcext:value-type="string">
            <text:p>T</text:p>
          </table:table-cell>
          <table:table-cell table:style-name="ce41" table:formula="of:=CHAR(IF(ROW([.AE17])+COLUMN([.AE17])+63&gt;90;ROW([.AE17])+COLUMN([.AE17])+63-26;ROW([.AE17])+COLUMN([.AE17])+63))" office:value-type="string" office:string-value="U" calcext:value-type="string">
            <text:p>U</text:p>
          </table:table-cell>
          <table:table-cell table:style-name="ce42" table:formula="of:=CHAR(IF(ROW([.AF17])+COLUMN([.AF17])+63&gt;90;ROW([.AF17])+COLUMN([.AF17])+63-26;ROW([.AF17])+COLUMN([.AF17])+63))" office:value-type="string" office:string-value="V" calcext:value-type="string">
            <text:p>V</text:p>
          </table:table-cell>
          <table:table-cell table:style-name="ce43" table:formula="of:=CHAR(IF(ROW([.AG17])+COLUMN([.AG17])+63&gt;90;ROW([.AG17])+COLUMN([.AG17])+63-26;ROW([.AG17])+COLUMN([.AG17])+63))" office:value-type="string" office:string-value="W" calcext:value-type="string">
            <text:p>W</text:p>
          </table:table-cell>
          <table:table-cell table:style-name="ce25" table:formula="of:=CHAR(IF(ROW([.AH17])+COLUMN([.AH17])+63&gt;90;ROW([.AH17])+COLUMN([.AH17])+63-26;ROW([.AH17])+COLUMN([.AH17])+63))" office:value-type="string" office:string-value="X" calcext:value-type="string">
            <text:p>X</text:p>
          </table:table-cell>
          <table:table-cell table:style-name="ce24" table:formula="of:=CHAR(IF(ROW([.AI17])+COLUMN([.AI17])+63&gt;90;ROW([.AI17])+COLUMN([.AI17])+63-26;ROW([.AI17])+COLUMN([.AI17])+63))" office:value-type="string" office:string-value="Y" calcext:value-type="string">
            <text:p>Y</text:p>
          </table:table-cell>
          <table:table-cell table:style-name="ce44" table:formula="of:=CHAR(IF(ROW([.AJ17])+COLUMN([.AJ17])+63&gt;90;ROW([.AJ17])+COLUMN([.AJ17])+63-26;ROW([.AJ17])+COLUMN([.AJ17])+63))" office:value-type="string" office:string-value="Z" calcext:value-type="string">
            <text:p>Z</text:p>
          </table:table-cell>
          <table:table-cell table:style-name="ce45" table:formula="of:=CHAR(IF(ROW([.AK17])+COLUMN([.AK17])+63&gt;90;ROW([.AK17])+COLUMN([.AK17])+63-26;ROW([.AK17])+COLUMN([.AK17])+63))" office:value-type="string" office:string-value="[" calcext:value-type="string">
            <text:p>[</text:p>
          </table:table-cell>
          <table:table-cell table:style-name="ce46" table:formula="of:=CHAR(IF(ROW([.AL17])+COLUMN([.AL17])+63&gt;90;ROW([.AL17])+COLUMN([.AL17])+63-26;ROW([.AL17])+COLUMN([.AL17])+63))" office:value-type="string" office:string-value="\" calcext:value-type="string">
            <text:p>\</text:p>
          </table:table-cell>
          <table:table-cell table:style-name="ce24" table:formula="of:=CHAR(IF(ROW([.AM17])+COLUMN([.AM17])+63&gt;90;ROW([.AM17])+COLUMN([.AM17])+63-26;ROW([.AM17])+COLUMN([.AM17])+63))" office:value-type="string" office:string-value="]" calcext:value-type="string">
            <text:p>]</text:p>
          </table:table-cell>
          <table:table-cell table:style-name="ce25" table:formula="of:=CHAR(IF(ROW([.AN17])+COLUMN([.AN17])+63&gt;90;ROW([.AN17])+COLUMN([.AN17])+63-26;ROW([.AN17])+COLUMN([.AN17])+63))" office:value-type="string" office:string-value="^" calcext:value-type="string">
            <text:p>^</text:p>
          </table:table-cell>
          <table:table-cell table:style-name="ce26" table:formula="of:=CHAR(IF(ROW([.AO17])+COLUMN([.AO17])+63&gt;90;ROW([.AO17])+COLUMN([.AO17])+63-26;ROW([.AO17])+COLUMN([.AO17])+63))" office:value-type="string" office:string-value="_" calcext:value-type="string">
            <text:p>_</text:p>
          </table:table-cell>
          <table:table-cell table:style-name="ce27" table:formula="of:=CHAR(IF(ROW([.AP17])+COLUMN([.AP17])+63&gt;90;ROW([.AP17])+COLUMN([.AP17])+63-26;ROW([.AP17])+COLUMN([.AP17])+63))" office:value-type="string" office:string-value="`" calcext:value-type="string">
            <text:p>`</text:p>
          </table:table-cell>
          <table:table-cell table:style-name="ce28" table:formula="of:=CHAR(IF(ROW([.AQ17])+COLUMN([.AQ17])+63&gt;90;ROW([.AQ17])+COLUMN([.AQ17])+63-26;ROW([.AQ17])+COLUMN([.AQ17])+63))" office:value-type="string" office:string-value="a" calcext:value-type="string">
            <text:p>a</text:p>
          </table:table-cell>
          <table:table-cell table:style-name="ce29" table:formula="of:=CHAR(IF(ROW([.AR17])+COLUMN([.AR17])+63&gt;90;ROW([.AR17])+COLUMN([.AR17])+63-26;ROW([.AR17])+COLUMN([.AR17])+63))" office:value-type="string" office:string-value="b" calcext:value-type="string">
            <text:p>b</text:p>
          </table:table-cell>
          <table:table-cell table:style-name="ce30" table:formula="of:=CHAR(IF(ROW([.AS17])+COLUMN([.AS17])+63&gt;90;ROW([.AS17])+COLUMN([.AS17])+63-26;ROW([.AS17])+COLUMN([.AS17])+63))" office:value-type="string" office:string-value="c" calcext:value-type="string">
            <text:p>c</text:p>
          </table:table-cell>
          <table:table-cell table:style-name="ce31" table:formula="of:=CHAR(IF(ROW([.AT17])+COLUMN([.AT17])+63&gt;90;ROW([.AT17])+COLUMN([.AT17])+63-26;ROW([.AT17])+COLUMN([.AT17])+63))" office:value-type="string" office:string-value="d" calcext:value-type="string">
            <text:p>d</text:p>
          </table:table-cell>
          <table:table-cell table:style-name="ce32" table:formula="of:=CHAR(IF(ROW([.AU17])+COLUMN([.AU17])+63&gt;90;ROW([.AU17])+COLUMN([.AU17])+63-26;ROW([.AU17])+COLUMN([.AU17])+63))" office:value-type="string" office:string-value="e" calcext:value-type="string">
            <text:p>e</text:p>
          </table:table-cell>
          <table:table-cell table:style-name="ce33" table:formula="of:=CHAR(IF(ROW([.AV17])+COLUMN([.AV17])+63&gt;90;ROW([.AV17])+COLUMN([.AV17])+63-26;ROW([.AV17])+COLUMN([.AV17])+63))" office:value-type="string" office:string-value="f" calcext:value-type="string">
            <text:p>f</text:p>
          </table:table-cell>
          <table:table-cell table:style-name="ce34" table:formula="of:=CHAR(IF(ROW([.AW17])+COLUMN([.AW17])+63&gt;90;ROW([.AW17])+COLUMN([.AW17])+63-26;ROW([.AW17])+COLUMN([.AW17])+63))" office:value-type="string" office:string-value="g" calcext:value-type="string">
            <text:p>g</text:p>
          </table:table-cell>
          <table:table-cell table:style-name="ce35" table:formula="of:=CHAR(IF(ROW([.AX17])+COLUMN([.AX17])+63&gt;90;ROW([.AX17])+COLUMN([.AX17])+63-26;ROW([.AX17])+COLUMN([.AX17])+63))" office:value-type="string" office:string-value="h" calcext:value-type="string">
            <text:p>h</text:p>
          </table:table-cell>
          <table:table-cell table:formula="of:=CHAR(IF(ROW([.AY17])+COLUMN([.AY17])+63&gt;90;ROW([.AY17])+COLUMN([.AY17])+63-26;ROW([.AY17])+COLUMN([.AY17])+63))" office:value-type="string" office:string-value="i" calcext:value-type="string">
            <text:p>i</text:p>
          </table:table-cell>
          <table:table-cell table:style-name="ce16" table:formula="of:=CHAR(IF(ROW([.AZ17])+COLUMN([.AZ17])+63&gt;90;ROW([.AZ17])+COLUMN([.AZ17])+63-26;ROW([.AZ17])+COLUMN([.AZ17])+63))" office:value-type="string" office:string-value="j" calcext:value-type="string">
            <text:p>j</text:p>
          </table:table-cell>
          <table:table-cell table:style-name="ce15" table:formula="of:=CHAR(IF(ROW([.BA17])+COLUMN([.BA17])+63&gt;90;ROW([.BA17])+COLUMN([.BA17])+63-26;ROW([.BA17])+COLUMN([.BA17])+63))" office:value-type="string" office:string-value="k" calcext:value-type="string">
            <text:p>k</text:p>
          </table:table-cell>
          <table:table-cell table:style-name="ce38" table:formula="of:=CHAR(IF(ROW([.BB17])+COLUMN([.BB17])+63&gt;90;ROW([.BB17])+COLUMN([.BB17])+63-26;ROW([.BB17])+COLUMN([.BB17])+63))" office:value-type="string" office:string-value="l" calcext:value-type="string">
            <text:p>l</text:p>
          </table:table-cell>
          <table:table-cell table:style-name="ce39" table:formula="of:=CHAR(IF(ROW([.BC17])+COLUMN([.BC17])+63&gt;90;ROW([.BC17])+COLUMN([.BC17])+63-26;ROW([.BC17])+COLUMN([.BC17])+63))" office:value-type="string" office:string-value="m" calcext:value-type="string">
            <text:p>m</text:p>
          </table:table-cell>
          <table:table-cell table:style-name="ce40" table:formula="of:=CHAR(IF(ROW([.BD17])+COLUMN([.BD17])+63&gt;90;ROW([.BD17])+COLUMN([.BD17])+63-26;ROW([.BD17])+COLUMN([.BD17])+63))" office:value-type="string" office:string-value="n" calcext:value-type="string">
            <text:p>n</text:p>
          </table:table-cell>
          <table:table-cell table:style-name="ce41" table:formula="of:=CHAR(IF(ROW([.BE17])+COLUMN([.BE17])+63&gt;90;ROW([.BE17])+COLUMN([.BE17])+63-26;ROW([.BE17])+COLUMN([.BE17])+63))" office:value-type="string" office:string-value="o" calcext:value-type="string">
            <text:p>o</text:p>
          </table:table-cell>
          <table:table-cell table:style-name="ce42" table:formula="of:=CHAR(IF(ROW([.BF17])+COLUMN([.BF17])+63&gt;90;ROW([.BF17])+COLUMN([.BF17])+63-26;ROW([.BF17])+COLUMN([.BF17])+63))" office:value-type="string" office:string-value="p" calcext:value-type="string">
            <text:p>p</text:p>
          </table:table-cell>
          <table:table-cell table:style-name="ce43" table:formula="of:=CHAR(IF(ROW([.BG17])+COLUMN([.BG17])+63&gt;90;ROW([.BG17])+COLUMN([.BG17])+63-26;ROW([.BG17])+COLUMN([.BG17])+63))" office:value-type="string" office:string-value="q" calcext:value-type="string">
            <text:p>q</text:p>
          </table:table-cell>
          <table:table-cell table:style-name="ce25" table:formula="of:=CHAR(IF(ROW([.BH17])+COLUMN([.BH17])+63&gt;90;ROW([.BH17])+COLUMN([.BH17])+63-26;ROW([.BH17])+COLUMN([.BH17])+63))" office:value-type="string" office:string-value="r" calcext:value-type="string">
            <text:p>r</text:p>
          </table:table-cell>
          <table:table-cell table:style-name="ce24" table:formula="of:=CHAR(IF(ROW([.BI17])+COLUMN([.BI17])+63&gt;90;ROW([.BI17])+COLUMN([.BI17])+63-26;ROW([.BI17])+COLUMN([.BI17])+63))" office:value-type="string" office:string-value="s" calcext:value-type="string">
            <text:p>s</text:p>
          </table:table-cell>
          <table:table-cell table:style-name="ce44" table:formula="of:=CHAR(IF(ROW([.BJ17])+COLUMN([.BJ17])+63&gt;90;ROW([.BJ17])+COLUMN([.BJ17])+63-26;ROW([.BJ17])+COLUMN([.BJ17])+63))" office:value-type="string" office:string-value="t" calcext:value-type="string">
            <text:p>t</text:p>
          </table:table-cell>
          <table:table-cell table:style-name="ce45" table:formula="of:=CHAR(IF(ROW([.BK17])+COLUMN([.BK17])+63&gt;90;ROW([.BK17])+COLUMN([.BK17])+63-26;ROW([.BK17])+COLUMN([.BK17])+63))" office:value-type="string" office:string-value="u" calcext:value-type="string">
            <text:p>u</text:p>
          </table:table-cell>
          <table:table-cell table:style-name="ce46" table:formula="of:=CHAR(IF(ROW([.BL17])+COLUMN([.BL17])+63&gt;90;ROW([.BL17])+COLUMN([.BL17])+63-26;ROW([.BL17])+COLUMN([.BL17])+63))" office:value-type="string" office:string-value="v" calcext:value-type="string">
            <text:p>v</text:p>
          </table:table-cell>
          <table:table-cell table:style-name="ce24" table:formula="of:=CHAR(IF(ROW([.BM17])+COLUMN([.BM17])+63&gt;90;ROW([.BM17])+COLUMN([.BM17])+63-26;ROW([.BM17])+COLUMN([.BM17])+63))" office:value-type="string" office:string-value="w" calcext:value-type="string">
            <text:p>w</text:p>
          </table:table-cell>
          <table:table-cell table:style-name="ce25" table:formula="of:=CHAR(IF(ROW([.BN17])+COLUMN([.BN17])+63&gt;90;ROW([.BN17])+COLUMN([.BN17])+63-26;ROW([.BN17])+COLUMN([.BN17])+63))" office:value-type="string" office:string-value="x" calcext:value-type="string">
            <text:p>x</text:p>
          </table:table-cell>
          <table:table-cell table:style-name="ce26" table:formula="of:=CHAR(IF(ROW([.BO17])+COLUMN([.BO17])+63&gt;90;ROW([.BO17])+COLUMN([.BO17])+63-26;ROW([.BO17])+COLUMN([.BO17])+63))" office:value-type="string" office:string-value="y" calcext:value-type="string">
            <text:p>y</text:p>
          </table:table-cell>
          <table:table-cell table:style-name="ce27" table:formula="of:=CHAR(IF(ROW([.BP17])+COLUMN([.BP17])+63&gt;90;ROW([.BP17])+COLUMN([.BP17])+63-26;ROW([.BP17])+COLUMN([.BP17])+63))" office:value-type="string" office:string-value="z" calcext:value-type="string">
            <text:p>z</text:p>
          </table:table-cell>
          <table:table-cell table:style-name="ce28" table:formula="of:=CHAR(IF(ROW([.BQ17])+COLUMN([.BQ17])+63&gt;90;ROW([.BQ17])+COLUMN([.BQ17])+63-26;ROW([.BQ17])+COLUMN([.BQ17])+63))" office:value-type="string" office:string-value="{" calcext:value-type="string">
            <text:p>{</text:p>
          </table:table-cell>
          <table:table-cell table:style-name="ce29" table:formula="of:=CHAR(IF(ROW([.BR17])+COLUMN([.BR17])+63&gt;90;ROW([.BR17])+COLUMN([.BR17])+63-26;ROW([.BR17])+COLUMN([.BR17])+63))" office:value-type="string" office:string-value="|" calcext:value-type="string">
            <text:p>|</text:p>
          </table:table-cell>
          <table:table-cell table:style-name="ce30" table:formula="of:=CHAR(IF(ROW([.BS17])+COLUMN([.BS17])+63&gt;90;ROW([.BS17])+COLUMN([.BS17])+63-26;ROW([.BS17])+COLUMN([.BS17])+63))" office:value-type="string" office:string-value="}" calcext:value-type="string">
            <text:p>}</text:p>
          </table:table-cell>
          <table:table-cell table:style-name="ce31" table:formula="of:=CHAR(IF(ROW([.BT17])+COLUMN([.BT17])+63&gt;90;ROW([.BT17])+COLUMN([.BT17])+63-26;ROW([.BT17])+COLUMN([.BT17])+63))" office:value-type="string" office:string-value="~" calcext:value-type="string">
            <text:p>~</text:p>
          </table:table-cell>
          <table:table-cell table:style-name="ce32" table:formula="of:=CHAR(IF(ROW([.BU17])+COLUMN([.BU17])+63&gt;90;ROW([.BU17])+COLUMN([.BU17])+63-26;ROW([.BU17])+COLUMN([.BU17])+63))" office:value-type="string" office:string-value="" calcext:value-type="string">
            <text:p></text:p>
          </table:table-cell>
          <table:table-cell table:style-name="ce33" table:formula="of:=CHAR(IF(ROW([.BV17])+COLUMN([.BV17])+63&gt;90;ROW([.BV17])+COLUMN([.BV17])+63-26;ROW([.BV17])+COLUMN([.BV17])+63))" office:value-type="string" office:string-value="�" calcext:value-type="string">
            <text:p>�</text:p>
          </table:table-cell>
          <table:table-cell table:style-name="ce34" table:formula="of:=CHAR(IF(ROW([.BW17])+COLUMN([.BW17])+63&gt;90;ROW([.BW17])+COLUMN([.BW17])+63-26;ROW([.BW17])+COLUMN([.BW17])+63))" office:value-type="string" office:string-value="�" calcext:value-type="string">
            <text:p>�</text:p>
          </table:table-cell>
          <table:table-cell table:style-name="ce35" table:formula="of:=CHAR(IF(ROW([.BX17])+COLUMN([.BX17])+63&gt;90;ROW([.BX17])+COLUMN([.BX17])+63-26;ROW([.BX17])+COLUMN([.BX17])+63))" office:value-type="string" office:string-value="�" calcext:value-type="string">
            <text:p>�</text:p>
          </table:table-cell>
          <table:table-cell table:formula="of:=CHAR(IF(ROW([.BY17])+COLUMN([.BY17])+63&gt;90;ROW([.BY17])+COLUMN([.BY17])+63-26;ROW([.BY17])+COLUMN([.BY17])+63))" office:value-type="string" office:string-value="�" calcext:value-type="string">
            <text:p>�</text:p>
          </table:table-cell>
          <table:table-cell table:style-name="ce16" table:formula="of:=CHAR(IF(ROW([.BZ17])+COLUMN([.BZ17])+63&gt;90;ROW([.BZ17])+COLUMN([.BZ17])+63-26;ROW([.BZ17])+COLUMN([.BZ17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7"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style-name="ce39"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style-name="ce40"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style-name="ce41"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style-name="ce42"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style-name="ce43"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style-name="ce25"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style-name="ce24"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style-name="ce44"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style-name="ce45"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style-name="ce46"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style-name="ce24"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style-name="ce25"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style-name="ce26"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style-name="ce27"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style-name="ce28"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style-name="ce29"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style-name="ce30"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style-name="ce31"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style-name="ce32"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style-name="ce33"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style-name="ce34"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style-name="ce35"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style-name="ce36"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style-name="ce37"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style-name="ce15"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style-name="ce17" table:formula="of:=CHAR(IF(ROW([.AA18])+COLUMN([.AA18])+63&gt;90;ROW([.AA18])+COLUMN([.AA18])+63-26;ROW([.AA18])+COLUMN([.AA18])+63))" office:value-type="string" office:string-value="R" calcext:value-type="string">
            <text:p>R</text:p>
          </table:table-cell>
          <table:table-cell table:style-name="ce39" table:formula="of:=CHAR(IF(ROW([.AB18])+COLUMN([.AB18])+63&gt;90;ROW([.AB18])+COLUMN([.AB18])+63-26;ROW([.AB18])+COLUMN([.AB18])+63))" office:value-type="string" office:string-value="S" calcext:value-type="string">
            <text:p>S</text:p>
          </table:table-cell>
          <table:table-cell table:style-name="ce40" table:formula="of:=CHAR(IF(ROW([.AC18])+COLUMN([.AC18])+63&gt;90;ROW([.AC18])+COLUMN([.AC18])+63-26;ROW([.AC18])+COLUMN([.AC18])+63))" office:value-type="string" office:string-value="T" calcext:value-type="string">
            <text:p>T</text:p>
          </table:table-cell>
          <table:table-cell table:style-name="ce41" table:formula="of:=CHAR(IF(ROW([.AD18])+COLUMN([.AD18])+63&gt;90;ROW([.AD18])+COLUMN([.AD18])+63-26;ROW([.AD18])+COLUMN([.AD18])+63))" office:value-type="string" office:string-value="U" calcext:value-type="string">
            <text:p>U</text:p>
          </table:table-cell>
          <table:table-cell table:style-name="ce42" table:formula="of:=CHAR(IF(ROW([.AE18])+COLUMN([.AE18])+63&gt;90;ROW([.AE18])+COLUMN([.AE18])+63-26;ROW([.AE18])+COLUMN([.AE18])+63))" office:value-type="string" office:string-value="V" calcext:value-type="string">
            <text:p>V</text:p>
          </table:table-cell>
          <table:table-cell table:style-name="ce43" table:formula="of:=CHAR(IF(ROW([.AF18])+COLUMN([.AF18])+63&gt;90;ROW([.AF18])+COLUMN([.AF18])+63-26;ROW([.AF18])+COLUMN([.AF18])+63))" office:value-type="string" office:string-value="W" calcext:value-type="string">
            <text:p>W</text:p>
          </table:table-cell>
          <table:table-cell table:style-name="ce25" table:formula="of:=CHAR(IF(ROW([.AG18])+COLUMN([.AG18])+63&gt;90;ROW([.AG18])+COLUMN([.AG18])+63-26;ROW([.AG18])+COLUMN([.AG18])+63))" office:value-type="string" office:string-value="X" calcext:value-type="string">
            <text:p>X</text:p>
          </table:table-cell>
          <table:table-cell table:style-name="ce24" table:formula="of:=CHAR(IF(ROW([.AH18])+COLUMN([.AH18])+63&gt;90;ROW([.AH18])+COLUMN([.AH18])+63-26;ROW([.AH18])+COLUMN([.AH18])+63))" office:value-type="string" office:string-value="Y" calcext:value-type="string">
            <text:p>Y</text:p>
          </table:table-cell>
          <table:table-cell table:style-name="ce44" table:formula="of:=CHAR(IF(ROW([.AI18])+COLUMN([.AI18])+63&gt;90;ROW([.AI18])+COLUMN([.AI18])+63-26;ROW([.AI18])+COLUMN([.AI18])+63))" office:value-type="string" office:string-value="Z" calcext:value-type="string">
            <text:p>Z</text:p>
          </table:table-cell>
          <table:table-cell table:style-name="ce45" table:formula="of:=CHAR(IF(ROW([.AJ18])+COLUMN([.AJ18])+63&gt;90;ROW([.AJ18])+COLUMN([.AJ18])+63-26;ROW([.AJ18])+COLUMN([.AJ18])+63))" office:value-type="string" office:string-value="[" calcext:value-type="string">
            <text:p>[</text:p>
          </table:table-cell>
          <table:table-cell table:style-name="ce46" table:formula="of:=CHAR(IF(ROW([.AK18])+COLUMN([.AK18])+63&gt;90;ROW([.AK18])+COLUMN([.AK18])+63-26;ROW([.AK18])+COLUMN([.AK18])+63))" office:value-type="string" office:string-value="\" calcext:value-type="string">
            <text:p>\</text:p>
          </table:table-cell>
          <table:table-cell table:style-name="ce24" table:formula="of:=CHAR(IF(ROW([.AL18])+COLUMN([.AL18])+63&gt;90;ROW([.AL18])+COLUMN([.AL18])+63-26;ROW([.AL18])+COLUMN([.AL18])+63))" office:value-type="string" office:string-value="]" calcext:value-type="string">
            <text:p>]</text:p>
          </table:table-cell>
          <table:table-cell table:style-name="ce25" table:formula="of:=CHAR(IF(ROW([.AM18])+COLUMN([.AM18])+63&gt;90;ROW([.AM18])+COLUMN([.AM18])+63-26;ROW([.AM18])+COLUMN([.AM18])+63))" office:value-type="string" office:string-value="^" calcext:value-type="string">
            <text:p>^</text:p>
          </table:table-cell>
          <table:table-cell table:style-name="ce26" table:formula="of:=CHAR(IF(ROW([.AN18])+COLUMN([.AN18])+63&gt;90;ROW([.AN18])+COLUMN([.AN18])+63-26;ROW([.AN18])+COLUMN([.AN18])+63))" office:value-type="string" office:string-value="_" calcext:value-type="string">
            <text:p>_</text:p>
          </table:table-cell>
          <table:table-cell table:style-name="ce27" table:formula="of:=CHAR(IF(ROW([.AO18])+COLUMN([.AO18])+63&gt;90;ROW([.AO18])+COLUMN([.AO18])+63-26;ROW([.AO18])+COLUMN([.AO18])+63))" office:value-type="string" office:string-value="`" calcext:value-type="string">
            <text:p>`</text:p>
          </table:table-cell>
          <table:table-cell table:style-name="ce28" table:formula="of:=CHAR(IF(ROW([.AP18])+COLUMN([.AP18])+63&gt;90;ROW([.AP18])+COLUMN([.AP18])+63-26;ROW([.AP18])+COLUMN([.AP18])+63))" office:value-type="string" office:string-value="a" calcext:value-type="string">
            <text:p>a</text:p>
          </table:table-cell>
          <table:table-cell table:style-name="ce29" table:formula="of:=CHAR(IF(ROW([.AQ18])+COLUMN([.AQ18])+63&gt;90;ROW([.AQ18])+COLUMN([.AQ18])+63-26;ROW([.AQ18])+COLUMN([.AQ18])+63))" office:value-type="string" office:string-value="b" calcext:value-type="string">
            <text:p>b</text:p>
          </table:table-cell>
          <table:table-cell table:style-name="ce30" table:formula="of:=CHAR(IF(ROW([.AR18])+COLUMN([.AR18])+63&gt;90;ROW([.AR18])+COLUMN([.AR18])+63-26;ROW([.AR18])+COLUMN([.AR18])+63))" office:value-type="string" office:string-value="c" calcext:value-type="string">
            <text:p>c</text:p>
          </table:table-cell>
          <table:table-cell table:style-name="ce31" table:formula="of:=CHAR(IF(ROW([.AS18])+COLUMN([.AS18])+63&gt;90;ROW([.AS18])+COLUMN([.AS18])+63-26;ROW([.AS18])+COLUMN([.AS18])+63))" office:value-type="string" office:string-value="d" calcext:value-type="string">
            <text:p>d</text:p>
          </table:table-cell>
          <table:table-cell table:style-name="ce32" table:formula="of:=CHAR(IF(ROW([.AT18])+COLUMN([.AT18])+63&gt;90;ROW([.AT18])+COLUMN([.AT18])+63-26;ROW([.AT18])+COLUMN([.AT18])+63))" office:value-type="string" office:string-value="e" calcext:value-type="string">
            <text:p>e</text:p>
          </table:table-cell>
          <table:table-cell table:style-name="ce33" table:formula="of:=CHAR(IF(ROW([.AU18])+COLUMN([.AU18])+63&gt;90;ROW([.AU18])+COLUMN([.AU18])+63-26;ROW([.AU18])+COLUMN([.AU18])+63))" office:value-type="string" office:string-value="f" calcext:value-type="string">
            <text:p>f</text:p>
          </table:table-cell>
          <table:table-cell table:style-name="ce34" table:formula="of:=CHAR(IF(ROW([.AV18])+COLUMN([.AV18])+63&gt;90;ROW([.AV18])+COLUMN([.AV18])+63-26;ROW([.AV18])+COLUMN([.AV18])+63))" office:value-type="string" office:string-value="g" calcext:value-type="string">
            <text:p>g</text:p>
          </table:table-cell>
          <table:table-cell table:style-name="ce35" table:formula="of:=CHAR(IF(ROW([.AW18])+COLUMN([.AW18])+63&gt;90;ROW([.AW18])+COLUMN([.AW18])+63-26;ROW([.AW18])+COLUMN([.AW18])+63))" office:value-type="string" office:string-value="h" calcext:value-type="string">
            <text:p>h</text:p>
          </table:table-cell>
          <table:table-cell table:style-name="ce36" table:formula="of:=CHAR(IF(ROW([.AX18])+COLUMN([.AX18])+63&gt;90;ROW([.AX18])+COLUMN([.AX18])+63-26;ROW([.AX18])+COLUMN([.AX18])+63))" office:value-type="string" office:string-value="i" calcext:value-type="string">
            <text:p>i</text:p>
          </table:table-cell>
          <table:table-cell table:style-name="ce37" table:formula="of:=CHAR(IF(ROW([.AY18])+COLUMN([.AY18])+63&gt;90;ROW([.AY18])+COLUMN([.AY18])+63-26;ROW([.AY18])+COLUMN([.AY18])+63))" office:value-type="string" office:string-value="j" calcext:value-type="string">
            <text:p>j</text:p>
          </table:table-cell>
          <table:table-cell table:style-name="ce15" table:formula="of:=CHAR(IF(ROW([.AZ18])+COLUMN([.AZ18])+63&gt;90;ROW([.AZ18])+COLUMN([.AZ18])+63-26;ROW([.AZ18])+COLUMN([.AZ18])+63))" office:value-type="string" office:string-value="k" calcext:value-type="string">
            <text:p>k</text:p>
          </table:table-cell>
          <table:table-cell table:style-name="ce17" table:formula="of:=CHAR(IF(ROW([.BA18])+COLUMN([.BA18])+63&gt;90;ROW([.BA18])+COLUMN([.BA18])+63-26;ROW([.BA18])+COLUMN([.BA18])+63))" office:value-type="string" office:string-value="l" calcext:value-type="string">
            <text:p>l</text:p>
          </table:table-cell>
          <table:table-cell table:style-name="ce39" table:formula="of:=CHAR(IF(ROW([.BB18])+COLUMN([.BB18])+63&gt;90;ROW([.BB18])+COLUMN([.BB18])+63-26;ROW([.BB18])+COLUMN([.BB18])+63))" office:value-type="string" office:string-value="m" calcext:value-type="string">
            <text:p>m</text:p>
          </table:table-cell>
          <table:table-cell table:style-name="ce40" table:formula="of:=CHAR(IF(ROW([.BC18])+COLUMN([.BC18])+63&gt;90;ROW([.BC18])+COLUMN([.BC18])+63-26;ROW([.BC18])+COLUMN([.BC18])+63))" office:value-type="string" office:string-value="n" calcext:value-type="string">
            <text:p>n</text:p>
          </table:table-cell>
          <table:table-cell table:style-name="ce41" table:formula="of:=CHAR(IF(ROW([.BD18])+COLUMN([.BD18])+63&gt;90;ROW([.BD18])+COLUMN([.BD18])+63-26;ROW([.BD18])+COLUMN([.BD18])+63))" office:value-type="string" office:string-value="o" calcext:value-type="string">
            <text:p>o</text:p>
          </table:table-cell>
          <table:table-cell table:style-name="ce42" table:formula="of:=CHAR(IF(ROW([.BE18])+COLUMN([.BE18])+63&gt;90;ROW([.BE18])+COLUMN([.BE18])+63-26;ROW([.BE18])+COLUMN([.BE18])+63))" office:value-type="string" office:string-value="p" calcext:value-type="string">
            <text:p>p</text:p>
          </table:table-cell>
          <table:table-cell table:style-name="ce43" table:formula="of:=CHAR(IF(ROW([.BF18])+COLUMN([.BF18])+63&gt;90;ROW([.BF18])+COLUMN([.BF18])+63-26;ROW([.BF18])+COLUMN([.BF18])+63))" office:value-type="string" office:string-value="q" calcext:value-type="string">
            <text:p>q</text:p>
          </table:table-cell>
          <table:table-cell table:style-name="ce25" table:formula="of:=CHAR(IF(ROW([.BG18])+COLUMN([.BG18])+63&gt;90;ROW([.BG18])+COLUMN([.BG18])+63-26;ROW([.BG18])+COLUMN([.BG18])+63))" office:value-type="string" office:string-value="r" calcext:value-type="string">
            <text:p>r</text:p>
          </table:table-cell>
          <table:table-cell table:style-name="ce24" table:formula="of:=CHAR(IF(ROW([.BH18])+COLUMN([.BH18])+63&gt;90;ROW([.BH18])+COLUMN([.BH18])+63-26;ROW([.BH18])+COLUMN([.BH18])+63))" office:value-type="string" office:string-value="s" calcext:value-type="string">
            <text:p>s</text:p>
          </table:table-cell>
          <table:table-cell table:style-name="ce44" table:formula="of:=CHAR(IF(ROW([.BI18])+COLUMN([.BI18])+63&gt;90;ROW([.BI18])+COLUMN([.BI18])+63-26;ROW([.BI18])+COLUMN([.BI18])+63))" office:value-type="string" office:string-value="t" calcext:value-type="string">
            <text:p>t</text:p>
          </table:table-cell>
          <table:table-cell table:style-name="ce45" table:formula="of:=CHAR(IF(ROW([.BJ18])+COLUMN([.BJ18])+63&gt;90;ROW([.BJ18])+COLUMN([.BJ18])+63-26;ROW([.BJ18])+COLUMN([.BJ18])+63))" office:value-type="string" office:string-value="u" calcext:value-type="string">
            <text:p>u</text:p>
          </table:table-cell>
          <table:table-cell table:style-name="ce46" table:formula="of:=CHAR(IF(ROW([.BK18])+COLUMN([.BK18])+63&gt;90;ROW([.BK18])+COLUMN([.BK18])+63-26;ROW([.BK18])+COLUMN([.BK18])+63))" office:value-type="string" office:string-value="v" calcext:value-type="string">
            <text:p>v</text:p>
          </table:table-cell>
          <table:table-cell table:style-name="ce24" table:formula="of:=CHAR(IF(ROW([.BL18])+COLUMN([.BL18])+63&gt;90;ROW([.BL18])+COLUMN([.BL18])+63-26;ROW([.BL18])+COLUMN([.BL18])+63))" office:value-type="string" office:string-value="w" calcext:value-type="string">
            <text:p>w</text:p>
          </table:table-cell>
          <table:table-cell table:style-name="ce25" table:formula="of:=CHAR(IF(ROW([.BM18])+COLUMN([.BM18])+63&gt;90;ROW([.BM18])+COLUMN([.BM18])+63-26;ROW([.BM18])+COLUMN([.BM18])+63))" office:value-type="string" office:string-value="x" calcext:value-type="string">
            <text:p>x</text:p>
          </table:table-cell>
          <table:table-cell table:style-name="ce26" table:formula="of:=CHAR(IF(ROW([.BN18])+COLUMN([.BN18])+63&gt;90;ROW([.BN18])+COLUMN([.BN18])+63-26;ROW([.BN18])+COLUMN([.BN18])+63))" office:value-type="string" office:string-value="y" calcext:value-type="string">
            <text:p>y</text:p>
          </table:table-cell>
          <table:table-cell table:style-name="ce27" table:formula="of:=CHAR(IF(ROW([.BO18])+COLUMN([.BO18])+63&gt;90;ROW([.BO18])+COLUMN([.BO18])+63-26;ROW([.BO18])+COLUMN([.BO18])+63))" office:value-type="string" office:string-value="z" calcext:value-type="string">
            <text:p>z</text:p>
          </table:table-cell>
          <table:table-cell table:style-name="ce28" table:formula="of:=CHAR(IF(ROW([.BP18])+COLUMN([.BP18])+63&gt;90;ROW([.BP18])+COLUMN([.BP18])+63-26;ROW([.BP18])+COLUMN([.BP18])+63))" office:value-type="string" office:string-value="{" calcext:value-type="string">
            <text:p>{</text:p>
          </table:table-cell>
          <table:table-cell table:style-name="ce29" table:formula="of:=CHAR(IF(ROW([.BQ18])+COLUMN([.BQ18])+63&gt;90;ROW([.BQ18])+COLUMN([.BQ18])+63-26;ROW([.BQ18])+COLUMN([.BQ18])+63))" office:value-type="string" office:string-value="|" calcext:value-type="string">
            <text:p>|</text:p>
          </table:table-cell>
          <table:table-cell table:style-name="ce30" table:formula="of:=CHAR(IF(ROW([.BR18])+COLUMN([.BR18])+63&gt;90;ROW([.BR18])+COLUMN([.BR18])+63-26;ROW([.BR18])+COLUMN([.BR18])+63))" office:value-type="string" office:string-value="}" calcext:value-type="string">
            <text:p>}</text:p>
          </table:table-cell>
          <table:table-cell table:style-name="ce31" table:formula="of:=CHAR(IF(ROW([.BS18])+COLUMN([.BS18])+63&gt;90;ROW([.BS18])+COLUMN([.BS18])+63-26;ROW([.BS18])+COLUMN([.BS18])+63))" office:value-type="string" office:string-value="~" calcext:value-type="string">
            <text:p>~</text:p>
          </table:table-cell>
          <table:table-cell table:style-name="ce32" table:formula="of:=CHAR(IF(ROW([.BT18])+COLUMN([.BT18])+63&gt;90;ROW([.BT18])+COLUMN([.BT18])+63-26;ROW([.BT18])+COLUMN([.BT18])+63))" office:value-type="string" office:string-value="" calcext:value-type="string">
            <text:p></text:p>
          </table:table-cell>
          <table:table-cell table:style-name="ce33" table:formula="of:=CHAR(IF(ROW([.BU18])+COLUMN([.BU18])+63&gt;90;ROW([.BU18])+COLUMN([.BU18])+63-26;ROW([.BU18])+COLUMN([.BU18])+63))" office:value-type="string" office:string-value="�" calcext:value-type="string">
            <text:p>�</text:p>
          </table:table-cell>
          <table:table-cell table:style-name="ce34" table:formula="of:=CHAR(IF(ROW([.BV18])+COLUMN([.BV18])+63&gt;90;ROW([.BV18])+COLUMN([.BV18])+63-26;ROW([.BV18])+COLUMN([.BV18])+63))" office:value-type="string" office:string-value="�" calcext:value-type="string">
            <text:p>�</text:p>
          </table:table-cell>
          <table:table-cell table:style-name="ce35" table:formula="of:=CHAR(IF(ROW([.BW18])+COLUMN([.BW18])+63&gt;90;ROW([.BW18])+COLUMN([.BW18])+63-26;ROW([.BW18])+COLUMN([.BW18])+63))" office:value-type="string" office:string-value="�" calcext:value-type="string">
            <text:p>�</text:p>
          </table:table-cell>
          <table:table-cell table:style-name="ce36" table:formula="of:=CHAR(IF(ROW([.BX18])+COLUMN([.BX18])+63&gt;90;ROW([.BX18])+COLUMN([.BX18])+63-26;ROW([.BX18])+COLUMN([.BX18])+63))" office:value-type="string" office:string-value="�" calcext:value-type="string">
            <text:p>�</text:p>
          </table:table-cell>
          <table:table-cell table:style-name="ce37" table:formula="of:=CHAR(IF(ROW([.BY18])+COLUMN([.BY18])+63&gt;90;ROW([.BY18])+COLUMN([.BY18])+63-26;ROW([.BY18])+COLUMN([.BY18])+63))" office:value-type="string" office:string-value="�" calcext:value-type="string">
            <text:p>�</text:p>
          </table:table-cell>
          <table:table-cell table:style-name="ce15" table:formula="of:=CHAR(IF(ROW([.BZ18])+COLUMN([.BZ18])+63&gt;90;ROW([.BZ18])+COLUMN([.BZ18])+63-26;ROW([.BZ18])+COLUMN([.BZ18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8"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style-name="ce40"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style-name="ce41"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style-name="ce42"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style-name="ce43"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style-name="ce25"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style-name="ce24"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style-name="ce44"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style-name="ce45"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style-name="ce46"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style-name="ce24"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style-name="ce25"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style-name="ce26"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style-name="ce27"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style-name="ce28"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style-name="ce29"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style-name="ce30"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style-name="ce31"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style-name="ce32"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style-name="ce33"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style-name="ce34"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style-name="ce35"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style-name="ce36"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style-name="ce37"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style-name="ce17"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style-name="ce18" table:formula="of:=CHAR(IF(ROW([.AA19])+COLUMN([.AA19])+63&gt;90;ROW([.AA19])+COLUMN([.AA19])+63-26;ROW([.AA19])+COLUMN([.AA19])+63))" office:value-type="string" office:string-value="S" calcext:value-type="string">
            <text:p>S</text:p>
          </table:table-cell>
          <table:table-cell table:style-name="ce40" table:formula="of:=CHAR(IF(ROW([.AB19])+COLUMN([.AB19])+63&gt;90;ROW([.AB19])+COLUMN([.AB19])+63-26;ROW([.AB19])+COLUMN([.AB19])+63))" office:value-type="string" office:string-value="T" calcext:value-type="string">
            <text:p>T</text:p>
          </table:table-cell>
          <table:table-cell table:style-name="ce41" table:formula="of:=CHAR(IF(ROW([.AC19])+COLUMN([.AC19])+63&gt;90;ROW([.AC19])+COLUMN([.AC19])+63-26;ROW([.AC19])+COLUMN([.AC19])+63))" office:value-type="string" office:string-value="U" calcext:value-type="string">
            <text:p>U</text:p>
          </table:table-cell>
          <table:table-cell table:style-name="ce42" table:formula="of:=CHAR(IF(ROW([.AD19])+COLUMN([.AD19])+63&gt;90;ROW([.AD19])+COLUMN([.AD19])+63-26;ROW([.AD19])+COLUMN([.AD19])+63))" office:value-type="string" office:string-value="V" calcext:value-type="string">
            <text:p>V</text:p>
          </table:table-cell>
          <table:table-cell table:style-name="ce43" table:formula="of:=CHAR(IF(ROW([.AE19])+COLUMN([.AE19])+63&gt;90;ROW([.AE19])+COLUMN([.AE19])+63-26;ROW([.AE19])+COLUMN([.AE19])+63))" office:value-type="string" office:string-value="W" calcext:value-type="string">
            <text:p>W</text:p>
          </table:table-cell>
          <table:table-cell table:style-name="ce25" table:formula="of:=CHAR(IF(ROW([.AF19])+COLUMN([.AF19])+63&gt;90;ROW([.AF19])+COLUMN([.AF19])+63-26;ROW([.AF19])+COLUMN([.AF19])+63))" office:value-type="string" office:string-value="X" calcext:value-type="string">
            <text:p>X</text:p>
          </table:table-cell>
          <table:table-cell table:style-name="ce24" table:formula="of:=CHAR(IF(ROW([.AG19])+COLUMN([.AG19])+63&gt;90;ROW([.AG19])+COLUMN([.AG19])+63-26;ROW([.AG19])+COLUMN([.AG19])+63))" office:value-type="string" office:string-value="Y" calcext:value-type="string">
            <text:p>Y</text:p>
          </table:table-cell>
          <table:table-cell table:style-name="ce44" table:formula="of:=CHAR(IF(ROW([.AH19])+COLUMN([.AH19])+63&gt;90;ROW([.AH19])+COLUMN([.AH19])+63-26;ROW([.AH19])+COLUMN([.AH19])+63))" office:value-type="string" office:string-value="Z" calcext:value-type="string">
            <text:p>Z</text:p>
          </table:table-cell>
          <table:table-cell table:style-name="ce45" table:formula="of:=CHAR(IF(ROW([.AI19])+COLUMN([.AI19])+63&gt;90;ROW([.AI19])+COLUMN([.AI19])+63-26;ROW([.AI19])+COLUMN([.AI19])+63))" office:value-type="string" office:string-value="[" calcext:value-type="string">
            <text:p>[</text:p>
          </table:table-cell>
          <table:table-cell table:style-name="ce46" table:formula="of:=CHAR(IF(ROW([.AJ19])+COLUMN([.AJ19])+63&gt;90;ROW([.AJ19])+COLUMN([.AJ19])+63-26;ROW([.AJ19])+COLUMN([.AJ19])+63))" office:value-type="string" office:string-value="\" calcext:value-type="string">
            <text:p>\</text:p>
          </table:table-cell>
          <table:table-cell table:style-name="ce24" table:formula="of:=CHAR(IF(ROW([.AK19])+COLUMN([.AK19])+63&gt;90;ROW([.AK19])+COLUMN([.AK19])+63-26;ROW([.AK19])+COLUMN([.AK19])+63))" office:value-type="string" office:string-value="]" calcext:value-type="string">
            <text:p>]</text:p>
          </table:table-cell>
          <table:table-cell table:style-name="ce25" table:formula="of:=CHAR(IF(ROW([.AL19])+COLUMN([.AL19])+63&gt;90;ROW([.AL19])+COLUMN([.AL19])+63-26;ROW([.AL19])+COLUMN([.AL19])+63))" office:value-type="string" office:string-value="^" calcext:value-type="string">
            <text:p>^</text:p>
          </table:table-cell>
          <table:table-cell table:style-name="ce26" table:formula="of:=CHAR(IF(ROW([.AM19])+COLUMN([.AM19])+63&gt;90;ROW([.AM19])+COLUMN([.AM19])+63-26;ROW([.AM19])+COLUMN([.AM19])+63))" office:value-type="string" office:string-value="_" calcext:value-type="string">
            <text:p>_</text:p>
          </table:table-cell>
          <table:table-cell table:style-name="ce27" table:formula="of:=CHAR(IF(ROW([.AN19])+COLUMN([.AN19])+63&gt;90;ROW([.AN19])+COLUMN([.AN19])+63-26;ROW([.AN19])+COLUMN([.AN19])+63))" office:value-type="string" office:string-value="`" calcext:value-type="string">
            <text:p>`</text:p>
          </table:table-cell>
          <table:table-cell table:style-name="ce28" table:formula="of:=CHAR(IF(ROW([.AO19])+COLUMN([.AO19])+63&gt;90;ROW([.AO19])+COLUMN([.AO19])+63-26;ROW([.AO19])+COLUMN([.AO19])+63))" office:value-type="string" office:string-value="a" calcext:value-type="string">
            <text:p>a</text:p>
          </table:table-cell>
          <table:table-cell table:style-name="ce29" table:formula="of:=CHAR(IF(ROW([.AP19])+COLUMN([.AP19])+63&gt;90;ROW([.AP19])+COLUMN([.AP19])+63-26;ROW([.AP19])+COLUMN([.AP19])+63))" office:value-type="string" office:string-value="b" calcext:value-type="string">
            <text:p>b</text:p>
          </table:table-cell>
          <table:table-cell table:style-name="ce30" table:formula="of:=CHAR(IF(ROW([.AQ19])+COLUMN([.AQ19])+63&gt;90;ROW([.AQ19])+COLUMN([.AQ19])+63-26;ROW([.AQ19])+COLUMN([.AQ19])+63))" office:value-type="string" office:string-value="c" calcext:value-type="string">
            <text:p>c</text:p>
          </table:table-cell>
          <table:table-cell table:style-name="ce31" table:formula="of:=CHAR(IF(ROW([.AR19])+COLUMN([.AR19])+63&gt;90;ROW([.AR19])+COLUMN([.AR19])+63-26;ROW([.AR19])+COLUMN([.AR19])+63))" office:value-type="string" office:string-value="d" calcext:value-type="string">
            <text:p>d</text:p>
          </table:table-cell>
          <table:table-cell table:style-name="ce32" table:formula="of:=CHAR(IF(ROW([.AS19])+COLUMN([.AS19])+63&gt;90;ROW([.AS19])+COLUMN([.AS19])+63-26;ROW([.AS19])+COLUMN([.AS19])+63))" office:value-type="string" office:string-value="e" calcext:value-type="string">
            <text:p>e</text:p>
          </table:table-cell>
          <table:table-cell table:style-name="ce33" table:formula="of:=CHAR(IF(ROW([.AT19])+COLUMN([.AT19])+63&gt;90;ROW([.AT19])+COLUMN([.AT19])+63-26;ROW([.AT19])+COLUMN([.AT19])+63))" office:value-type="string" office:string-value="f" calcext:value-type="string">
            <text:p>f</text:p>
          </table:table-cell>
          <table:table-cell table:style-name="ce34" table:formula="of:=CHAR(IF(ROW([.AU19])+COLUMN([.AU19])+63&gt;90;ROW([.AU19])+COLUMN([.AU19])+63-26;ROW([.AU19])+COLUMN([.AU19])+63))" office:value-type="string" office:string-value="g" calcext:value-type="string">
            <text:p>g</text:p>
          </table:table-cell>
          <table:table-cell table:style-name="ce35" table:formula="of:=CHAR(IF(ROW([.AV19])+COLUMN([.AV19])+63&gt;90;ROW([.AV19])+COLUMN([.AV19])+63-26;ROW([.AV19])+COLUMN([.AV19])+63))" office:value-type="string" office:string-value="h" calcext:value-type="string">
            <text:p>h</text:p>
          </table:table-cell>
          <table:table-cell table:style-name="ce36" table:formula="of:=CHAR(IF(ROW([.AW19])+COLUMN([.AW19])+63&gt;90;ROW([.AW19])+COLUMN([.AW19])+63-26;ROW([.AW19])+COLUMN([.AW19])+63))" office:value-type="string" office:string-value="i" calcext:value-type="string">
            <text:p>i</text:p>
          </table:table-cell>
          <table:table-cell table:style-name="ce37" table:formula="of:=CHAR(IF(ROW([.AX19])+COLUMN([.AX19])+63&gt;90;ROW([.AX19])+COLUMN([.AX19])+63-26;ROW([.AX19])+COLUMN([.AX19])+63))" office:value-type="string" office:string-value="j" calcext:value-type="string">
            <text:p>j</text:p>
          </table:table-cell>
          <table:table-cell table:formula="of:=CHAR(IF(ROW([.AY19])+COLUMN([.AY19])+63&gt;90;ROW([.AY19])+COLUMN([.AY19])+63-26;ROW([.AY19])+COLUMN([.AY19])+63))" office:value-type="string" office:string-value="k" calcext:value-type="string">
            <text:p>k</text:p>
          </table:table-cell>
          <table:table-cell table:style-name="ce17" table:formula="of:=CHAR(IF(ROW([.AZ19])+COLUMN([.AZ19])+63&gt;90;ROW([.AZ19])+COLUMN([.AZ19])+63-26;ROW([.AZ19])+COLUMN([.AZ19])+63))" office:value-type="string" office:string-value="l" calcext:value-type="string">
            <text:p>l</text:p>
          </table:table-cell>
          <table:table-cell table:style-name="ce18" table:formula="of:=CHAR(IF(ROW([.BA19])+COLUMN([.BA19])+63&gt;90;ROW([.BA19])+COLUMN([.BA19])+63-26;ROW([.BA19])+COLUMN([.BA19])+63))" office:value-type="string" office:string-value="m" calcext:value-type="string">
            <text:p>m</text:p>
          </table:table-cell>
          <table:table-cell table:style-name="ce40" table:formula="of:=CHAR(IF(ROW([.BB19])+COLUMN([.BB19])+63&gt;90;ROW([.BB19])+COLUMN([.BB19])+63-26;ROW([.BB19])+COLUMN([.BB19])+63))" office:value-type="string" office:string-value="n" calcext:value-type="string">
            <text:p>n</text:p>
          </table:table-cell>
          <table:table-cell table:style-name="ce41" table:formula="of:=CHAR(IF(ROW([.BC19])+COLUMN([.BC19])+63&gt;90;ROW([.BC19])+COLUMN([.BC19])+63-26;ROW([.BC19])+COLUMN([.BC19])+63))" office:value-type="string" office:string-value="o" calcext:value-type="string">
            <text:p>o</text:p>
          </table:table-cell>
          <table:table-cell table:style-name="ce42" table:formula="of:=CHAR(IF(ROW([.BD19])+COLUMN([.BD19])+63&gt;90;ROW([.BD19])+COLUMN([.BD19])+63-26;ROW([.BD19])+COLUMN([.BD19])+63))" office:value-type="string" office:string-value="p" calcext:value-type="string">
            <text:p>p</text:p>
          </table:table-cell>
          <table:table-cell table:style-name="ce43" table:formula="of:=CHAR(IF(ROW([.BE19])+COLUMN([.BE19])+63&gt;90;ROW([.BE19])+COLUMN([.BE19])+63-26;ROW([.BE19])+COLUMN([.BE19])+63))" office:value-type="string" office:string-value="q" calcext:value-type="string">
            <text:p>q</text:p>
          </table:table-cell>
          <table:table-cell table:style-name="ce25" table:formula="of:=CHAR(IF(ROW([.BF19])+COLUMN([.BF19])+63&gt;90;ROW([.BF19])+COLUMN([.BF19])+63-26;ROW([.BF19])+COLUMN([.BF19])+63))" office:value-type="string" office:string-value="r" calcext:value-type="string">
            <text:p>r</text:p>
          </table:table-cell>
          <table:table-cell table:style-name="ce24" table:formula="of:=CHAR(IF(ROW([.BG19])+COLUMN([.BG19])+63&gt;90;ROW([.BG19])+COLUMN([.BG19])+63-26;ROW([.BG19])+COLUMN([.BG19])+63))" office:value-type="string" office:string-value="s" calcext:value-type="string">
            <text:p>s</text:p>
          </table:table-cell>
          <table:table-cell table:style-name="ce44" table:formula="of:=CHAR(IF(ROW([.BH19])+COLUMN([.BH19])+63&gt;90;ROW([.BH19])+COLUMN([.BH19])+63-26;ROW([.BH19])+COLUMN([.BH19])+63))" office:value-type="string" office:string-value="t" calcext:value-type="string">
            <text:p>t</text:p>
          </table:table-cell>
          <table:table-cell table:style-name="ce45" table:formula="of:=CHAR(IF(ROW([.BI19])+COLUMN([.BI19])+63&gt;90;ROW([.BI19])+COLUMN([.BI19])+63-26;ROW([.BI19])+COLUMN([.BI19])+63))" office:value-type="string" office:string-value="u" calcext:value-type="string">
            <text:p>u</text:p>
          </table:table-cell>
          <table:table-cell table:style-name="ce46" table:formula="of:=CHAR(IF(ROW([.BJ19])+COLUMN([.BJ19])+63&gt;90;ROW([.BJ19])+COLUMN([.BJ19])+63-26;ROW([.BJ19])+COLUMN([.BJ19])+63))" office:value-type="string" office:string-value="v" calcext:value-type="string">
            <text:p>v</text:p>
          </table:table-cell>
          <table:table-cell table:style-name="ce24" table:formula="of:=CHAR(IF(ROW([.BK19])+COLUMN([.BK19])+63&gt;90;ROW([.BK19])+COLUMN([.BK19])+63-26;ROW([.BK19])+COLUMN([.BK19])+63))" office:value-type="string" office:string-value="w" calcext:value-type="string">
            <text:p>w</text:p>
          </table:table-cell>
          <table:table-cell table:style-name="ce25" table:formula="of:=CHAR(IF(ROW([.BL19])+COLUMN([.BL19])+63&gt;90;ROW([.BL19])+COLUMN([.BL19])+63-26;ROW([.BL19])+COLUMN([.BL19])+63))" office:value-type="string" office:string-value="x" calcext:value-type="string">
            <text:p>x</text:p>
          </table:table-cell>
          <table:table-cell table:style-name="ce26" table:formula="of:=CHAR(IF(ROW([.BM19])+COLUMN([.BM19])+63&gt;90;ROW([.BM19])+COLUMN([.BM19])+63-26;ROW([.BM19])+COLUMN([.BM19])+63))" office:value-type="string" office:string-value="y" calcext:value-type="string">
            <text:p>y</text:p>
          </table:table-cell>
          <table:table-cell table:style-name="ce27" table:formula="of:=CHAR(IF(ROW([.BN19])+COLUMN([.BN19])+63&gt;90;ROW([.BN19])+COLUMN([.BN19])+63-26;ROW([.BN19])+COLUMN([.BN19])+63))" office:value-type="string" office:string-value="z" calcext:value-type="string">
            <text:p>z</text:p>
          </table:table-cell>
          <table:table-cell table:style-name="ce28" table:formula="of:=CHAR(IF(ROW([.BO19])+COLUMN([.BO19])+63&gt;90;ROW([.BO19])+COLUMN([.BO19])+63-26;ROW([.BO19])+COLUMN([.BO19])+63))" office:value-type="string" office:string-value="{" calcext:value-type="string">
            <text:p>{</text:p>
          </table:table-cell>
          <table:table-cell table:style-name="ce29" table:formula="of:=CHAR(IF(ROW([.BP19])+COLUMN([.BP19])+63&gt;90;ROW([.BP19])+COLUMN([.BP19])+63-26;ROW([.BP19])+COLUMN([.BP19])+63))" office:value-type="string" office:string-value="|" calcext:value-type="string">
            <text:p>|</text:p>
          </table:table-cell>
          <table:table-cell table:style-name="ce30" table:formula="of:=CHAR(IF(ROW([.BQ19])+COLUMN([.BQ19])+63&gt;90;ROW([.BQ19])+COLUMN([.BQ19])+63-26;ROW([.BQ19])+COLUMN([.BQ19])+63))" office:value-type="string" office:string-value="}" calcext:value-type="string">
            <text:p>}</text:p>
          </table:table-cell>
          <table:table-cell table:style-name="ce31" table:formula="of:=CHAR(IF(ROW([.BR19])+COLUMN([.BR19])+63&gt;90;ROW([.BR19])+COLUMN([.BR19])+63-26;ROW([.BR19])+COLUMN([.BR19])+63))" office:value-type="string" office:string-value="~" calcext:value-type="string">
            <text:p>~</text:p>
          </table:table-cell>
          <table:table-cell table:style-name="ce32" table:formula="of:=CHAR(IF(ROW([.BS19])+COLUMN([.BS19])+63&gt;90;ROW([.BS19])+COLUMN([.BS19])+63-26;ROW([.BS19])+COLUMN([.BS19])+63))" office:value-type="string" office:string-value="" calcext:value-type="string">
            <text:p></text:p>
          </table:table-cell>
          <table:table-cell table:style-name="ce33" table:formula="of:=CHAR(IF(ROW([.BT19])+COLUMN([.BT19])+63&gt;90;ROW([.BT19])+COLUMN([.BT19])+63-26;ROW([.BT19])+COLUMN([.BT19])+63))" office:value-type="string" office:string-value="�" calcext:value-type="string">
            <text:p>�</text:p>
          </table:table-cell>
          <table:table-cell table:style-name="ce34" table:formula="of:=CHAR(IF(ROW([.BU19])+COLUMN([.BU19])+63&gt;90;ROW([.BU19])+COLUMN([.BU19])+63-26;ROW([.BU19])+COLUMN([.BU19])+63))" office:value-type="string" office:string-value="�" calcext:value-type="string">
            <text:p>�</text:p>
          </table:table-cell>
          <table:table-cell table:style-name="ce35" table:formula="of:=CHAR(IF(ROW([.BV19])+COLUMN([.BV19])+63&gt;90;ROW([.BV19])+COLUMN([.BV19])+63-26;ROW([.BV19])+COLUMN([.BV19])+63))" office:value-type="string" office:string-value="�" calcext:value-type="string">
            <text:p>�</text:p>
          </table:table-cell>
          <table:table-cell table:style-name="ce36" table:formula="of:=CHAR(IF(ROW([.BW19])+COLUMN([.BW19])+63&gt;90;ROW([.BW19])+COLUMN([.BW19])+63-26;ROW([.BW19])+COLUMN([.BW19])+63))" office:value-type="string" office:string-value="�" calcext:value-type="string">
            <text:p>�</text:p>
          </table:table-cell>
          <table:table-cell table:style-name="ce37" table:formula="of:=CHAR(IF(ROW([.BX19])+COLUMN([.BX19])+63&gt;90;ROW([.BX19])+COLUMN([.BX19])+63-26;ROW([.BX19])+COLUMN([.BX19])+63))" office:value-type="string" office:string-value="�" calcext:value-type="string">
            <text:p>�</text:p>
          </table:table-cell>
          <table:table-cell table:formula="of:=CHAR(IF(ROW([.BY19])+COLUMN([.BY19])+63&gt;90;ROW([.BY19])+COLUMN([.BY19])+63-26;ROW([.BY19])+COLUMN([.BY19])+63))" office:value-type="string" office:string-value="�" calcext:value-type="string">
            <text:p>�</text:p>
          </table:table-cell>
          <table:table-cell table:style-name="ce17" table:formula="of:=CHAR(IF(ROW([.BZ19])+COLUMN([.BZ19])+63&gt;90;ROW([.BZ19])+COLUMN([.BZ19])+63-26;ROW([.BZ19])+COLUMN([.BZ19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9"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style-name="ce41"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style-name="ce42"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style-name="ce43"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style-name="ce25"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style-name="ce24"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style-name="ce44"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style-name="ce45"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style-name="ce46"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style-name="ce24"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style-name="ce25"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style-name="ce26"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style-name="ce27"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style-name="ce28"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style-name="ce29"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style-name="ce30"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style-name="ce31"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style-name="ce32"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style-name="ce33"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style-name="ce34"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style-name="ce35"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style-name="ce36"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style-name="ce37"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style-name="ce36"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style-name="ce38"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style-name="ce18"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style-name="ce19" table:formula="of:=CHAR(IF(ROW([.AA20])+COLUMN([.AA20])+63&gt;90;ROW([.AA20])+COLUMN([.AA20])+63-26;ROW([.AA20])+COLUMN([.AA20])+63))" office:value-type="string" office:string-value="T" calcext:value-type="string">
            <text:p>T</text:p>
          </table:table-cell>
          <table:table-cell table:style-name="ce41" table:formula="of:=CHAR(IF(ROW([.AB20])+COLUMN([.AB20])+63&gt;90;ROW([.AB20])+COLUMN([.AB20])+63-26;ROW([.AB20])+COLUMN([.AB20])+63))" office:value-type="string" office:string-value="U" calcext:value-type="string">
            <text:p>U</text:p>
          </table:table-cell>
          <table:table-cell table:style-name="ce42" table:formula="of:=CHAR(IF(ROW([.AC20])+COLUMN([.AC20])+63&gt;90;ROW([.AC20])+COLUMN([.AC20])+63-26;ROW([.AC20])+COLUMN([.AC20])+63))" office:value-type="string" office:string-value="V" calcext:value-type="string">
            <text:p>V</text:p>
          </table:table-cell>
          <table:table-cell table:style-name="ce43" table:formula="of:=CHAR(IF(ROW([.AD20])+COLUMN([.AD20])+63&gt;90;ROW([.AD20])+COLUMN([.AD20])+63-26;ROW([.AD20])+COLUMN([.AD20])+63))" office:value-type="string" office:string-value="W" calcext:value-type="string">
            <text:p>W</text:p>
          </table:table-cell>
          <table:table-cell table:style-name="ce25" table:formula="of:=CHAR(IF(ROW([.AE20])+COLUMN([.AE20])+63&gt;90;ROW([.AE20])+COLUMN([.AE20])+63-26;ROW([.AE20])+COLUMN([.AE20])+63))" office:value-type="string" office:string-value="X" calcext:value-type="string">
            <text:p>X</text:p>
          </table:table-cell>
          <table:table-cell table:style-name="ce24" table:formula="of:=CHAR(IF(ROW([.AF20])+COLUMN([.AF20])+63&gt;90;ROW([.AF20])+COLUMN([.AF20])+63-26;ROW([.AF20])+COLUMN([.AF20])+63))" office:value-type="string" office:string-value="Y" calcext:value-type="string">
            <text:p>Y</text:p>
          </table:table-cell>
          <table:table-cell table:style-name="ce44" table:formula="of:=CHAR(IF(ROW([.AG20])+COLUMN([.AG20])+63&gt;90;ROW([.AG20])+COLUMN([.AG20])+63-26;ROW([.AG20])+COLUMN([.AG20])+63))" office:value-type="string" office:string-value="Z" calcext:value-type="string">
            <text:p>Z</text:p>
          </table:table-cell>
          <table:table-cell table:style-name="ce45" table:formula="of:=CHAR(IF(ROW([.AH20])+COLUMN([.AH20])+63&gt;90;ROW([.AH20])+COLUMN([.AH20])+63-26;ROW([.AH20])+COLUMN([.AH20])+63))" office:value-type="string" office:string-value="[" calcext:value-type="string">
            <text:p>[</text:p>
          </table:table-cell>
          <table:table-cell table:style-name="ce46" table:formula="of:=CHAR(IF(ROW([.AI20])+COLUMN([.AI20])+63&gt;90;ROW([.AI20])+COLUMN([.AI20])+63-26;ROW([.AI20])+COLUMN([.AI20])+63))" office:value-type="string" office:string-value="\" calcext:value-type="string">
            <text:p>\</text:p>
          </table:table-cell>
          <table:table-cell table:style-name="ce24" table:formula="of:=CHAR(IF(ROW([.AJ20])+COLUMN([.AJ20])+63&gt;90;ROW([.AJ20])+COLUMN([.AJ20])+63-26;ROW([.AJ20])+COLUMN([.AJ20])+63))" office:value-type="string" office:string-value="]" calcext:value-type="string">
            <text:p>]</text:p>
          </table:table-cell>
          <table:table-cell table:style-name="ce25" table:formula="of:=CHAR(IF(ROW([.AK20])+COLUMN([.AK20])+63&gt;90;ROW([.AK20])+COLUMN([.AK20])+63-26;ROW([.AK20])+COLUMN([.AK20])+63))" office:value-type="string" office:string-value="^" calcext:value-type="string">
            <text:p>^</text:p>
          </table:table-cell>
          <table:table-cell table:style-name="ce26" table:formula="of:=CHAR(IF(ROW([.AL20])+COLUMN([.AL20])+63&gt;90;ROW([.AL20])+COLUMN([.AL20])+63-26;ROW([.AL20])+COLUMN([.AL20])+63))" office:value-type="string" office:string-value="_" calcext:value-type="string">
            <text:p>_</text:p>
          </table:table-cell>
          <table:table-cell table:style-name="ce27" table:formula="of:=CHAR(IF(ROW([.AM20])+COLUMN([.AM20])+63&gt;90;ROW([.AM20])+COLUMN([.AM20])+63-26;ROW([.AM20])+COLUMN([.AM20])+63))" office:value-type="string" office:string-value="`" calcext:value-type="string">
            <text:p>`</text:p>
          </table:table-cell>
          <table:table-cell table:style-name="ce28" table:formula="of:=CHAR(IF(ROW([.AN20])+COLUMN([.AN20])+63&gt;90;ROW([.AN20])+COLUMN([.AN20])+63-26;ROW([.AN20])+COLUMN([.AN20])+63))" office:value-type="string" office:string-value="a" calcext:value-type="string">
            <text:p>a</text:p>
          </table:table-cell>
          <table:table-cell table:style-name="ce29" table:formula="of:=CHAR(IF(ROW([.AO20])+COLUMN([.AO20])+63&gt;90;ROW([.AO20])+COLUMN([.AO20])+63-26;ROW([.AO20])+COLUMN([.AO20])+63))" office:value-type="string" office:string-value="b" calcext:value-type="string">
            <text:p>b</text:p>
          </table:table-cell>
          <table:table-cell table:style-name="ce30" table:formula="of:=CHAR(IF(ROW([.AP20])+COLUMN([.AP20])+63&gt;90;ROW([.AP20])+COLUMN([.AP20])+63-26;ROW([.AP20])+COLUMN([.AP20])+63))" office:value-type="string" office:string-value="c" calcext:value-type="string">
            <text:p>c</text:p>
          </table:table-cell>
          <table:table-cell table:style-name="ce31" table:formula="of:=CHAR(IF(ROW([.AQ20])+COLUMN([.AQ20])+63&gt;90;ROW([.AQ20])+COLUMN([.AQ20])+63-26;ROW([.AQ20])+COLUMN([.AQ20])+63))" office:value-type="string" office:string-value="d" calcext:value-type="string">
            <text:p>d</text:p>
          </table:table-cell>
          <table:table-cell table:style-name="ce32" table:formula="of:=CHAR(IF(ROW([.AR20])+COLUMN([.AR20])+63&gt;90;ROW([.AR20])+COLUMN([.AR20])+63-26;ROW([.AR20])+COLUMN([.AR20])+63))" office:value-type="string" office:string-value="e" calcext:value-type="string">
            <text:p>e</text:p>
          </table:table-cell>
          <table:table-cell table:style-name="ce33" table:formula="of:=CHAR(IF(ROW([.AS20])+COLUMN([.AS20])+63&gt;90;ROW([.AS20])+COLUMN([.AS20])+63-26;ROW([.AS20])+COLUMN([.AS20])+63))" office:value-type="string" office:string-value="f" calcext:value-type="string">
            <text:p>f</text:p>
          </table:table-cell>
          <table:table-cell table:style-name="ce34" table:formula="of:=CHAR(IF(ROW([.AT20])+COLUMN([.AT20])+63&gt;90;ROW([.AT20])+COLUMN([.AT20])+63-26;ROW([.AT20])+COLUMN([.AT20])+63))" office:value-type="string" office:string-value="g" calcext:value-type="string">
            <text:p>g</text:p>
          </table:table-cell>
          <table:table-cell table:style-name="ce35" table:formula="of:=CHAR(IF(ROW([.AU20])+COLUMN([.AU20])+63&gt;90;ROW([.AU20])+COLUMN([.AU20])+63-26;ROW([.AU20])+COLUMN([.AU20])+63))" office:value-type="string" office:string-value="h" calcext:value-type="string">
            <text:p>h</text:p>
          </table:table-cell>
          <table:table-cell table:style-name="ce36" table:formula="of:=CHAR(IF(ROW([.AV20])+COLUMN([.AV20])+63&gt;90;ROW([.AV20])+COLUMN([.AV20])+63-26;ROW([.AV20])+COLUMN([.AV20])+63))" office:value-type="string" office:string-value="i" calcext:value-type="string">
            <text:p>i</text:p>
          </table:table-cell>
          <table:table-cell table:style-name="ce37" table:formula="of:=CHAR(IF(ROW([.AW20])+COLUMN([.AW20])+63&gt;90;ROW([.AW20])+COLUMN([.AW20])+63-26;ROW([.AW20])+COLUMN([.AW20])+63))" office:value-type="string" office:string-value="j" calcext:value-type="string">
            <text:p>j</text:p>
          </table:table-cell>
          <table:table-cell table:style-name="ce36" table:formula="of:=CHAR(IF(ROW([.AX20])+COLUMN([.AX20])+63&gt;90;ROW([.AX20])+COLUMN([.AX20])+63-26;ROW([.AX20])+COLUMN([.AX20])+63))" office:value-type="string" office:string-value="k" calcext:value-type="string">
            <text:p>k</text:p>
          </table:table-cell>
          <table:table-cell table:style-name="ce38" table:formula="of:=CHAR(IF(ROW([.AY20])+COLUMN([.AY20])+63&gt;90;ROW([.AY20])+COLUMN([.AY20])+63-26;ROW([.AY20])+COLUMN([.AY20])+63))" office:value-type="string" office:string-value="l" calcext:value-type="string">
            <text:p>l</text:p>
          </table:table-cell>
          <table:table-cell table:style-name="ce18" table:formula="of:=CHAR(IF(ROW([.AZ20])+COLUMN([.AZ20])+63&gt;90;ROW([.AZ20])+COLUMN([.AZ20])+63-26;ROW([.AZ20])+COLUMN([.AZ20])+63))" office:value-type="string" office:string-value="m" calcext:value-type="string">
            <text:p>m</text:p>
          </table:table-cell>
          <table:table-cell table:style-name="ce19" table:formula="of:=CHAR(IF(ROW([.BA20])+COLUMN([.BA20])+63&gt;90;ROW([.BA20])+COLUMN([.BA20])+63-26;ROW([.BA20])+COLUMN([.BA20])+63))" office:value-type="string" office:string-value="n" calcext:value-type="string">
            <text:p>n</text:p>
          </table:table-cell>
          <table:table-cell table:style-name="ce41" table:formula="of:=CHAR(IF(ROW([.BB20])+COLUMN([.BB20])+63&gt;90;ROW([.BB20])+COLUMN([.BB20])+63-26;ROW([.BB20])+COLUMN([.BB20])+63))" office:value-type="string" office:string-value="o" calcext:value-type="string">
            <text:p>o</text:p>
          </table:table-cell>
          <table:table-cell table:style-name="ce42" table:formula="of:=CHAR(IF(ROW([.BC20])+COLUMN([.BC20])+63&gt;90;ROW([.BC20])+COLUMN([.BC20])+63-26;ROW([.BC20])+COLUMN([.BC20])+63))" office:value-type="string" office:string-value="p" calcext:value-type="string">
            <text:p>p</text:p>
          </table:table-cell>
          <table:table-cell table:style-name="ce43" table:formula="of:=CHAR(IF(ROW([.BD20])+COLUMN([.BD20])+63&gt;90;ROW([.BD20])+COLUMN([.BD20])+63-26;ROW([.BD20])+COLUMN([.BD20])+63))" office:value-type="string" office:string-value="q" calcext:value-type="string">
            <text:p>q</text:p>
          </table:table-cell>
          <table:table-cell table:style-name="ce25" table:formula="of:=CHAR(IF(ROW([.BE20])+COLUMN([.BE20])+63&gt;90;ROW([.BE20])+COLUMN([.BE20])+63-26;ROW([.BE20])+COLUMN([.BE20])+63))" office:value-type="string" office:string-value="r" calcext:value-type="string">
            <text:p>r</text:p>
          </table:table-cell>
          <table:table-cell table:style-name="ce24" table:formula="of:=CHAR(IF(ROW([.BF20])+COLUMN([.BF20])+63&gt;90;ROW([.BF20])+COLUMN([.BF20])+63-26;ROW([.BF20])+COLUMN([.BF20])+63))" office:value-type="string" office:string-value="s" calcext:value-type="string">
            <text:p>s</text:p>
          </table:table-cell>
          <table:table-cell table:style-name="ce44" table:formula="of:=CHAR(IF(ROW([.BG20])+COLUMN([.BG20])+63&gt;90;ROW([.BG20])+COLUMN([.BG20])+63-26;ROW([.BG20])+COLUMN([.BG20])+63))" office:value-type="string" office:string-value="t" calcext:value-type="string">
            <text:p>t</text:p>
          </table:table-cell>
          <table:table-cell table:style-name="ce45" table:formula="of:=CHAR(IF(ROW([.BH20])+COLUMN([.BH20])+63&gt;90;ROW([.BH20])+COLUMN([.BH20])+63-26;ROW([.BH20])+COLUMN([.BH20])+63))" office:value-type="string" office:string-value="u" calcext:value-type="string">
            <text:p>u</text:p>
          </table:table-cell>
          <table:table-cell table:style-name="ce46" table:formula="of:=CHAR(IF(ROW([.BI20])+COLUMN([.BI20])+63&gt;90;ROW([.BI20])+COLUMN([.BI20])+63-26;ROW([.BI20])+COLUMN([.BI20])+63))" office:value-type="string" office:string-value="v" calcext:value-type="string">
            <text:p>v</text:p>
          </table:table-cell>
          <table:table-cell table:style-name="ce24" table:formula="of:=CHAR(IF(ROW([.BJ20])+COLUMN([.BJ20])+63&gt;90;ROW([.BJ20])+COLUMN([.BJ20])+63-26;ROW([.BJ20])+COLUMN([.BJ20])+63))" office:value-type="string" office:string-value="w" calcext:value-type="string">
            <text:p>w</text:p>
          </table:table-cell>
          <table:table-cell table:style-name="ce25" table:formula="of:=CHAR(IF(ROW([.BK20])+COLUMN([.BK20])+63&gt;90;ROW([.BK20])+COLUMN([.BK20])+63-26;ROW([.BK20])+COLUMN([.BK20])+63))" office:value-type="string" office:string-value="x" calcext:value-type="string">
            <text:p>x</text:p>
          </table:table-cell>
          <table:table-cell table:style-name="ce26" table:formula="of:=CHAR(IF(ROW([.BL20])+COLUMN([.BL20])+63&gt;90;ROW([.BL20])+COLUMN([.BL20])+63-26;ROW([.BL20])+COLUMN([.BL20])+63))" office:value-type="string" office:string-value="y" calcext:value-type="string">
            <text:p>y</text:p>
          </table:table-cell>
          <table:table-cell table:style-name="ce27" table:formula="of:=CHAR(IF(ROW([.BM20])+COLUMN([.BM20])+63&gt;90;ROW([.BM20])+COLUMN([.BM20])+63-26;ROW([.BM20])+COLUMN([.BM20])+63))" office:value-type="string" office:string-value="z" calcext:value-type="string">
            <text:p>z</text:p>
          </table:table-cell>
          <table:table-cell table:style-name="ce28" table:formula="of:=CHAR(IF(ROW([.BN20])+COLUMN([.BN20])+63&gt;90;ROW([.BN20])+COLUMN([.BN20])+63-26;ROW([.BN20])+COLUMN([.BN20])+63))" office:value-type="string" office:string-value="{" calcext:value-type="string">
            <text:p>{</text:p>
          </table:table-cell>
          <table:table-cell table:style-name="ce29" table:formula="of:=CHAR(IF(ROW([.BO20])+COLUMN([.BO20])+63&gt;90;ROW([.BO20])+COLUMN([.BO20])+63-26;ROW([.BO20])+COLUMN([.BO20])+63))" office:value-type="string" office:string-value="|" calcext:value-type="string">
            <text:p>|</text:p>
          </table:table-cell>
          <table:table-cell table:style-name="ce30" table:formula="of:=CHAR(IF(ROW([.BP20])+COLUMN([.BP20])+63&gt;90;ROW([.BP20])+COLUMN([.BP20])+63-26;ROW([.BP20])+COLUMN([.BP20])+63))" office:value-type="string" office:string-value="}" calcext:value-type="string">
            <text:p>}</text:p>
          </table:table-cell>
          <table:table-cell table:style-name="ce31" table:formula="of:=CHAR(IF(ROW([.BQ20])+COLUMN([.BQ20])+63&gt;90;ROW([.BQ20])+COLUMN([.BQ20])+63-26;ROW([.BQ20])+COLUMN([.BQ20])+63))" office:value-type="string" office:string-value="~" calcext:value-type="string">
            <text:p>~</text:p>
          </table:table-cell>
          <table:table-cell table:style-name="ce32" table:formula="of:=CHAR(IF(ROW([.BR20])+COLUMN([.BR20])+63&gt;90;ROW([.BR20])+COLUMN([.BR20])+63-26;ROW([.BR20])+COLUMN([.BR20])+63))" office:value-type="string" office:string-value="" calcext:value-type="string">
            <text:p></text:p>
          </table:table-cell>
          <table:table-cell table:style-name="ce33" table:formula="of:=CHAR(IF(ROW([.BS20])+COLUMN([.BS20])+63&gt;90;ROW([.BS20])+COLUMN([.BS20])+63-26;ROW([.BS20])+COLUMN([.BS20])+63))" office:value-type="string" office:string-value="�" calcext:value-type="string">
            <text:p>�</text:p>
          </table:table-cell>
          <table:table-cell table:style-name="ce34" table:formula="of:=CHAR(IF(ROW([.BT20])+COLUMN([.BT20])+63&gt;90;ROW([.BT20])+COLUMN([.BT20])+63-26;ROW([.BT20])+COLUMN([.BT20])+63))" office:value-type="string" office:string-value="�" calcext:value-type="string">
            <text:p>�</text:p>
          </table:table-cell>
          <table:table-cell table:style-name="ce35" table:formula="of:=CHAR(IF(ROW([.BU20])+COLUMN([.BU20])+63&gt;90;ROW([.BU20])+COLUMN([.BU20])+63-26;ROW([.BU20])+COLUMN([.BU20])+63))" office:value-type="string" office:string-value="�" calcext:value-type="string">
            <text:p>�</text:p>
          </table:table-cell>
          <table:table-cell table:style-name="ce36" table:formula="of:=CHAR(IF(ROW([.BV20])+COLUMN([.BV20])+63&gt;90;ROW([.BV20])+COLUMN([.BV20])+63-26;ROW([.BV20])+COLUMN([.BV20])+63))" office:value-type="string" office:string-value="�" calcext:value-type="string">
            <text:p>�</text:p>
          </table:table-cell>
          <table:table-cell table:style-name="ce37" table:formula="of:=CHAR(IF(ROW([.BW20])+COLUMN([.BW20])+63&gt;90;ROW([.BW20])+COLUMN([.BW20])+63-26;ROW([.BW20])+COLUMN([.BW20])+63))" office:value-type="string" office:string-value="�" calcext:value-type="string">
            <text:p>�</text:p>
          </table:table-cell>
          <table:table-cell table:style-name="ce36" table:formula="of:=CHAR(IF(ROW([.BX20])+COLUMN([.BX20])+63&gt;90;ROW([.BX20])+COLUMN([.BX20])+63-26;ROW([.BX20])+COLUMN([.BX20])+63))" office:value-type="string" office:string-value="�" calcext:value-type="string">
            <text:p>�</text:p>
          </table:table-cell>
          <table:table-cell table:style-name="ce38" table:formula="of:=CHAR(IF(ROW([.BY20])+COLUMN([.BY20])+63&gt;90;ROW([.BY20])+COLUMN([.BY20])+63-26;ROW([.BY20])+COLUMN([.BY20])+63))" office:value-type="string" office:string-value="�" calcext:value-type="string">
            <text:p>�</text:p>
          </table:table-cell>
          <table:table-cell table:style-name="ce18" table:formula="of:=CHAR(IF(ROW([.BZ20])+COLUMN([.BZ20])+63&gt;90;ROW([.BZ20])+COLUMN([.BZ20])+63-26;ROW([.BZ20])+COLUMN([.BZ20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0"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style-name="ce42"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style-name="ce43"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style-name="ce25"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style-name="ce24"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style-name="ce44"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style-name="ce45"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style-name="ce46"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style-name="ce24"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style-name="ce25"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style-name="ce26"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style-name="ce27"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style-name="ce28"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style-name="ce29"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style-name="ce30"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style-name="ce31"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style-name="ce32"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style-name="ce33"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style-name="ce34"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style-name="ce35"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style-name="ce36"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style-name="ce37"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style-name="ce36"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style-name="ce38"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style-name="ce39"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style-name="ce19"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style-name="ce20" table:formula="of:=CHAR(IF(ROW([.AA21])+COLUMN([.AA21])+63&gt;90;ROW([.AA21])+COLUMN([.AA21])+63-26;ROW([.AA21])+COLUMN([.AA21])+63))" office:value-type="string" office:string-value="U" calcext:value-type="string">
            <text:p>U</text:p>
          </table:table-cell>
          <table:table-cell table:style-name="ce42" table:formula="of:=CHAR(IF(ROW([.AB21])+COLUMN([.AB21])+63&gt;90;ROW([.AB21])+COLUMN([.AB21])+63-26;ROW([.AB21])+COLUMN([.AB21])+63))" office:value-type="string" office:string-value="V" calcext:value-type="string">
            <text:p>V</text:p>
          </table:table-cell>
          <table:table-cell table:style-name="ce43" table:formula="of:=CHAR(IF(ROW([.AC21])+COLUMN([.AC21])+63&gt;90;ROW([.AC21])+COLUMN([.AC21])+63-26;ROW([.AC21])+COLUMN([.AC21])+63))" office:value-type="string" office:string-value="W" calcext:value-type="string">
            <text:p>W</text:p>
          </table:table-cell>
          <table:table-cell table:style-name="ce25" table:formula="of:=CHAR(IF(ROW([.AD21])+COLUMN([.AD21])+63&gt;90;ROW([.AD21])+COLUMN([.AD21])+63-26;ROW([.AD21])+COLUMN([.AD21])+63))" office:value-type="string" office:string-value="X" calcext:value-type="string">
            <text:p>X</text:p>
          </table:table-cell>
          <table:table-cell table:style-name="ce24" table:formula="of:=CHAR(IF(ROW([.AE21])+COLUMN([.AE21])+63&gt;90;ROW([.AE21])+COLUMN([.AE21])+63-26;ROW([.AE21])+COLUMN([.AE21])+63))" office:value-type="string" office:string-value="Y" calcext:value-type="string">
            <text:p>Y</text:p>
          </table:table-cell>
          <table:table-cell table:style-name="ce44" table:formula="of:=CHAR(IF(ROW([.AF21])+COLUMN([.AF21])+63&gt;90;ROW([.AF21])+COLUMN([.AF21])+63-26;ROW([.AF21])+COLUMN([.AF21])+63))" office:value-type="string" office:string-value="Z" calcext:value-type="string">
            <text:p>Z</text:p>
          </table:table-cell>
          <table:table-cell table:style-name="ce45" table:formula="of:=CHAR(IF(ROW([.AG21])+COLUMN([.AG21])+63&gt;90;ROW([.AG21])+COLUMN([.AG21])+63-26;ROW([.AG21])+COLUMN([.AG21])+63))" office:value-type="string" office:string-value="[" calcext:value-type="string">
            <text:p>[</text:p>
          </table:table-cell>
          <table:table-cell table:style-name="ce46" table:formula="of:=CHAR(IF(ROW([.AH21])+COLUMN([.AH21])+63&gt;90;ROW([.AH21])+COLUMN([.AH21])+63-26;ROW([.AH21])+COLUMN([.AH21])+63))" office:value-type="string" office:string-value="\" calcext:value-type="string">
            <text:p>\</text:p>
          </table:table-cell>
          <table:table-cell table:style-name="ce24" table:formula="of:=CHAR(IF(ROW([.AI21])+COLUMN([.AI21])+63&gt;90;ROW([.AI21])+COLUMN([.AI21])+63-26;ROW([.AI21])+COLUMN([.AI21])+63))" office:value-type="string" office:string-value="]" calcext:value-type="string">
            <text:p>]</text:p>
          </table:table-cell>
          <table:table-cell table:style-name="ce25" table:formula="of:=CHAR(IF(ROW([.AJ21])+COLUMN([.AJ21])+63&gt;90;ROW([.AJ21])+COLUMN([.AJ21])+63-26;ROW([.AJ21])+COLUMN([.AJ21])+63))" office:value-type="string" office:string-value="^" calcext:value-type="string">
            <text:p>^</text:p>
          </table:table-cell>
          <table:table-cell table:style-name="ce26" table:formula="of:=CHAR(IF(ROW([.AK21])+COLUMN([.AK21])+63&gt;90;ROW([.AK21])+COLUMN([.AK21])+63-26;ROW([.AK21])+COLUMN([.AK21])+63))" office:value-type="string" office:string-value="_" calcext:value-type="string">
            <text:p>_</text:p>
          </table:table-cell>
          <table:table-cell table:style-name="ce27" table:formula="of:=CHAR(IF(ROW([.AL21])+COLUMN([.AL21])+63&gt;90;ROW([.AL21])+COLUMN([.AL21])+63-26;ROW([.AL21])+COLUMN([.AL21])+63))" office:value-type="string" office:string-value="`" calcext:value-type="string">
            <text:p>`</text:p>
          </table:table-cell>
          <table:table-cell table:style-name="ce28" table:formula="of:=CHAR(IF(ROW([.AM21])+COLUMN([.AM21])+63&gt;90;ROW([.AM21])+COLUMN([.AM21])+63-26;ROW([.AM21])+COLUMN([.AM21])+63))" office:value-type="string" office:string-value="a" calcext:value-type="string">
            <text:p>a</text:p>
          </table:table-cell>
          <table:table-cell table:style-name="ce29" table:formula="of:=CHAR(IF(ROW([.AN21])+COLUMN([.AN21])+63&gt;90;ROW([.AN21])+COLUMN([.AN21])+63-26;ROW([.AN21])+COLUMN([.AN21])+63))" office:value-type="string" office:string-value="b" calcext:value-type="string">
            <text:p>b</text:p>
          </table:table-cell>
          <table:table-cell table:style-name="ce30" table:formula="of:=CHAR(IF(ROW([.AO21])+COLUMN([.AO21])+63&gt;90;ROW([.AO21])+COLUMN([.AO21])+63-26;ROW([.AO21])+COLUMN([.AO21])+63))" office:value-type="string" office:string-value="c" calcext:value-type="string">
            <text:p>c</text:p>
          </table:table-cell>
          <table:table-cell table:style-name="ce31" table:formula="of:=CHAR(IF(ROW([.AP21])+COLUMN([.AP21])+63&gt;90;ROW([.AP21])+COLUMN([.AP21])+63-26;ROW([.AP21])+COLUMN([.AP21])+63))" office:value-type="string" office:string-value="d" calcext:value-type="string">
            <text:p>d</text:p>
          </table:table-cell>
          <table:table-cell table:style-name="ce32" table:formula="of:=CHAR(IF(ROW([.AQ21])+COLUMN([.AQ21])+63&gt;90;ROW([.AQ21])+COLUMN([.AQ21])+63-26;ROW([.AQ21])+COLUMN([.AQ21])+63))" office:value-type="string" office:string-value="e" calcext:value-type="string">
            <text:p>e</text:p>
          </table:table-cell>
          <table:table-cell table:style-name="ce33" table:formula="of:=CHAR(IF(ROW([.AR21])+COLUMN([.AR21])+63&gt;90;ROW([.AR21])+COLUMN([.AR21])+63-26;ROW([.AR21])+COLUMN([.AR21])+63))" office:value-type="string" office:string-value="f" calcext:value-type="string">
            <text:p>f</text:p>
          </table:table-cell>
          <table:table-cell table:style-name="ce34" table:formula="of:=CHAR(IF(ROW([.AS21])+COLUMN([.AS21])+63&gt;90;ROW([.AS21])+COLUMN([.AS21])+63-26;ROW([.AS21])+COLUMN([.AS21])+63))" office:value-type="string" office:string-value="g" calcext:value-type="string">
            <text:p>g</text:p>
          </table:table-cell>
          <table:table-cell table:style-name="ce35" table:formula="of:=CHAR(IF(ROW([.AT21])+COLUMN([.AT21])+63&gt;90;ROW([.AT21])+COLUMN([.AT21])+63-26;ROW([.AT21])+COLUMN([.AT21])+63))" office:value-type="string" office:string-value="h" calcext:value-type="string">
            <text:p>h</text:p>
          </table:table-cell>
          <table:table-cell table:style-name="ce36" table:formula="of:=CHAR(IF(ROW([.AU21])+COLUMN([.AU21])+63&gt;90;ROW([.AU21])+COLUMN([.AU21])+63-26;ROW([.AU21])+COLUMN([.AU21])+63))" office:value-type="string" office:string-value="i" calcext:value-type="string">
            <text:p>i</text:p>
          </table:table-cell>
          <table:table-cell table:style-name="ce37" table:formula="of:=CHAR(IF(ROW([.AV21])+COLUMN([.AV21])+63&gt;90;ROW([.AV21])+COLUMN([.AV21])+63-26;ROW([.AV21])+COLUMN([.AV21])+63))" office:value-type="string" office:string-value="j" calcext:value-type="string">
            <text:p>j</text:p>
          </table:table-cell>
          <table:table-cell table:style-name="ce36" table:formula="of:=CHAR(IF(ROW([.AW21])+COLUMN([.AW21])+63&gt;90;ROW([.AW21])+COLUMN([.AW21])+63-26;ROW([.AW21])+COLUMN([.AW21])+63))" office:value-type="string" office:string-value="k" calcext:value-type="string">
            <text:p>k</text:p>
          </table:table-cell>
          <table:table-cell table:style-name="ce38" table:formula="of:=CHAR(IF(ROW([.AX21])+COLUMN([.AX21])+63&gt;90;ROW([.AX21])+COLUMN([.AX21])+63-26;ROW([.AX21])+COLUMN([.AX21])+63))" office:value-type="string" office:string-value="l" calcext:value-type="string">
            <text:p>l</text:p>
          </table:table-cell>
          <table:table-cell table:style-name="ce39" table:formula="of:=CHAR(IF(ROW([.AY21])+COLUMN([.AY21])+63&gt;90;ROW([.AY21])+COLUMN([.AY21])+63-26;ROW([.AY21])+COLUMN([.AY21])+63))" office:value-type="string" office:string-value="m" calcext:value-type="string">
            <text:p>m</text:p>
          </table:table-cell>
          <table:table-cell table:style-name="ce19" table:formula="of:=CHAR(IF(ROW([.AZ21])+COLUMN([.AZ21])+63&gt;90;ROW([.AZ21])+COLUMN([.AZ21])+63-26;ROW([.AZ21])+COLUMN([.AZ21])+63))" office:value-type="string" office:string-value="n" calcext:value-type="string">
            <text:p>n</text:p>
          </table:table-cell>
          <table:table-cell table:style-name="ce20" table:formula="of:=CHAR(IF(ROW([.BA21])+COLUMN([.BA21])+63&gt;90;ROW([.BA21])+COLUMN([.BA21])+63-26;ROW([.BA21])+COLUMN([.BA21])+63))" office:value-type="string" office:string-value="o" calcext:value-type="string">
            <text:p>o</text:p>
          </table:table-cell>
          <table:table-cell table:style-name="ce42" table:formula="of:=CHAR(IF(ROW([.BB21])+COLUMN([.BB21])+63&gt;90;ROW([.BB21])+COLUMN([.BB21])+63-26;ROW([.BB21])+COLUMN([.BB21])+63))" office:value-type="string" office:string-value="p" calcext:value-type="string">
            <text:p>p</text:p>
          </table:table-cell>
          <table:table-cell table:style-name="ce43" table:formula="of:=CHAR(IF(ROW([.BC21])+COLUMN([.BC21])+63&gt;90;ROW([.BC21])+COLUMN([.BC21])+63-26;ROW([.BC21])+COLUMN([.BC21])+63))" office:value-type="string" office:string-value="q" calcext:value-type="string">
            <text:p>q</text:p>
          </table:table-cell>
          <table:table-cell table:style-name="ce25" table:formula="of:=CHAR(IF(ROW([.BD21])+COLUMN([.BD21])+63&gt;90;ROW([.BD21])+COLUMN([.BD21])+63-26;ROW([.BD21])+COLUMN([.BD21])+63))" office:value-type="string" office:string-value="r" calcext:value-type="string">
            <text:p>r</text:p>
          </table:table-cell>
          <table:table-cell table:style-name="ce24" table:formula="of:=CHAR(IF(ROW([.BE21])+COLUMN([.BE21])+63&gt;90;ROW([.BE21])+COLUMN([.BE21])+63-26;ROW([.BE21])+COLUMN([.BE21])+63))" office:value-type="string" office:string-value="s" calcext:value-type="string">
            <text:p>s</text:p>
          </table:table-cell>
          <table:table-cell table:style-name="ce44" table:formula="of:=CHAR(IF(ROW([.BF21])+COLUMN([.BF21])+63&gt;90;ROW([.BF21])+COLUMN([.BF21])+63-26;ROW([.BF21])+COLUMN([.BF21])+63))" office:value-type="string" office:string-value="t" calcext:value-type="string">
            <text:p>t</text:p>
          </table:table-cell>
          <table:table-cell table:style-name="ce45" table:formula="of:=CHAR(IF(ROW([.BG21])+COLUMN([.BG21])+63&gt;90;ROW([.BG21])+COLUMN([.BG21])+63-26;ROW([.BG21])+COLUMN([.BG21])+63))" office:value-type="string" office:string-value="u" calcext:value-type="string">
            <text:p>u</text:p>
          </table:table-cell>
          <table:table-cell table:style-name="ce46" table:formula="of:=CHAR(IF(ROW([.BH21])+COLUMN([.BH21])+63&gt;90;ROW([.BH21])+COLUMN([.BH21])+63-26;ROW([.BH21])+COLUMN([.BH21])+63))" office:value-type="string" office:string-value="v" calcext:value-type="string">
            <text:p>v</text:p>
          </table:table-cell>
          <table:table-cell table:style-name="ce24" table:formula="of:=CHAR(IF(ROW([.BI21])+COLUMN([.BI21])+63&gt;90;ROW([.BI21])+COLUMN([.BI21])+63-26;ROW([.BI21])+COLUMN([.BI21])+63))" office:value-type="string" office:string-value="w" calcext:value-type="string">
            <text:p>w</text:p>
          </table:table-cell>
          <table:table-cell table:style-name="ce25" table:formula="of:=CHAR(IF(ROW([.BJ21])+COLUMN([.BJ21])+63&gt;90;ROW([.BJ21])+COLUMN([.BJ21])+63-26;ROW([.BJ21])+COLUMN([.BJ21])+63))" office:value-type="string" office:string-value="x" calcext:value-type="string">
            <text:p>x</text:p>
          </table:table-cell>
          <table:table-cell table:style-name="ce26" table:formula="of:=CHAR(IF(ROW([.BK21])+COLUMN([.BK21])+63&gt;90;ROW([.BK21])+COLUMN([.BK21])+63-26;ROW([.BK21])+COLUMN([.BK21])+63))" office:value-type="string" office:string-value="y" calcext:value-type="string">
            <text:p>y</text:p>
          </table:table-cell>
          <table:table-cell table:style-name="ce27" table:formula="of:=CHAR(IF(ROW([.BL21])+COLUMN([.BL21])+63&gt;90;ROW([.BL21])+COLUMN([.BL21])+63-26;ROW([.BL21])+COLUMN([.BL21])+63))" office:value-type="string" office:string-value="z" calcext:value-type="string">
            <text:p>z</text:p>
          </table:table-cell>
          <table:table-cell table:style-name="ce28" table:formula="of:=CHAR(IF(ROW([.BM21])+COLUMN([.BM21])+63&gt;90;ROW([.BM21])+COLUMN([.BM21])+63-26;ROW([.BM21])+COLUMN([.BM21])+63))" office:value-type="string" office:string-value="{" calcext:value-type="string">
            <text:p>{</text:p>
          </table:table-cell>
          <table:table-cell table:style-name="ce29" table:formula="of:=CHAR(IF(ROW([.BN21])+COLUMN([.BN21])+63&gt;90;ROW([.BN21])+COLUMN([.BN21])+63-26;ROW([.BN21])+COLUMN([.BN21])+63))" office:value-type="string" office:string-value="|" calcext:value-type="string">
            <text:p>|</text:p>
          </table:table-cell>
          <table:table-cell table:style-name="ce30" table:formula="of:=CHAR(IF(ROW([.BO21])+COLUMN([.BO21])+63&gt;90;ROW([.BO21])+COLUMN([.BO21])+63-26;ROW([.BO21])+COLUMN([.BO21])+63))" office:value-type="string" office:string-value="}" calcext:value-type="string">
            <text:p>}</text:p>
          </table:table-cell>
          <table:table-cell table:style-name="ce31" table:formula="of:=CHAR(IF(ROW([.BP21])+COLUMN([.BP21])+63&gt;90;ROW([.BP21])+COLUMN([.BP21])+63-26;ROW([.BP21])+COLUMN([.BP21])+63))" office:value-type="string" office:string-value="~" calcext:value-type="string">
            <text:p>~</text:p>
          </table:table-cell>
          <table:table-cell table:style-name="ce32" table:formula="of:=CHAR(IF(ROW([.BQ21])+COLUMN([.BQ21])+63&gt;90;ROW([.BQ21])+COLUMN([.BQ21])+63-26;ROW([.BQ21])+COLUMN([.BQ21])+63))" office:value-type="string" office:string-value="" calcext:value-type="string">
            <text:p></text:p>
          </table:table-cell>
          <table:table-cell table:style-name="ce33" table:formula="of:=CHAR(IF(ROW([.BR21])+COLUMN([.BR21])+63&gt;90;ROW([.BR21])+COLUMN([.BR21])+63-26;ROW([.BR21])+COLUMN([.BR21])+63))" office:value-type="string" office:string-value="�" calcext:value-type="string">
            <text:p>�</text:p>
          </table:table-cell>
          <table:table-cell table:style-name="ce34" table:formula="of:=CHAR(IF(ROW([.BS21])+COLUMN([.BS21])+63&gt;90;ROW([.BS21])+COLUMN([.BS21])+63-26;ROW([.BS21])+COLUMN([.BS21])+63))" office:value-type="string" office:string-value="�" calcext:value-type="string">
            <text:p>�</text:p>
          </table:table-cell>
          <table:table-cell table:style-name="ce35" table:formula="of:=CHAR(IF(ROW([.BT21])+COLUMN([.BT21])+63&gt;90;ROW([.BT21])+COLUMN([.BT21])+63-26;ROW([.BT21])+COLUMN([.BT21])+63))" office:value-type="string" office:string-value="�" calcext:value-type="string">
            <text:p>�</text:p>
          </table:table-cell>
          <table:table-cell table:style-name="ce36" table:formula="of:=CHAR(IF(ROW([.BU21])+COLUMN([.BU21])+63&gt;90;ROW([.BU21])+COLUMN([.BU21])+63-26;ROW([.BU21])+COLUMN([.BU21])+63))" office:value-type="string" office:string-value="�" calcext:value-type="string">
            <text:p>�</text:p>
          </table:table-cell>
          <table:table-cell table:style-name="ce37" table:formula="of:=CHAR(IF(ROW([.BV21])+COLUMN([.BV21])+63&gt;90;ROW([.BV21])+COLUMN([.BV21])+63-26;ROW([.BV21])+COLUMN([.BV21])+63))" office:value-type="string" office:string-value="�" calcext:value-type="string">
            <text:p>�</text:p>
          </table:table-cell>
          <table:table-cell table:style-name="ce36" table:formula="of:=CHAR(IF(ROW([.BW21])+COLUMN([.BW21])+63&gt;90;ROW([.BW21])+COLUMN([.BW21])+63-26;ROW([.BW21])+COLUMN([.BW21])+63))" office:value-type="string" office:string-value="�" calcext:value-type="string">
            <text:p>�</text:p>
          </table:table-cell>
          <table:table-cell table:style-name="ce38" table:formula="of:=CHAR(IF(ROW([.BX21])+COLUMN([.BX21])+63&gt;90;ROW([.BX21])+COLUMN([.BX21])+63-26;ROW([.BX21])+COLUMN([.BX21])+63))" office:value-type="string" office:string-value="�" calcext:value-type="string">
            <text:p>�</text:p>
          </table:table-cell>
          <table:table-cell table:style-name="ce39" table:formula="of:=CHAR(IF(ROW([.BY21])+COLUMN([.BY21])+63&gt;90;ROW([.BY21])+COLUMN([.BY21])+63-26;ROW([.BY21])+COLUMN([.BY21])+63))" office:value-type="string" office:string-value="�" calcext:value-type="string">
            <text:p>�</text:p>
          </table:table-cell>
          <table:table-cell table:style-name="ce19" table:formula="of:=CHAR(IF(ROW([.BZ21])+COLUMN([.BZ21])+63&gt;90;ROW([.BZ21])+COLUMN([.BZ21])+63-26;ROW([.BZ21])+COLUMN([.BZ21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1"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style-name="ce43"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style-name="ce24"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style-name="ce44"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style-name="ce45"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style-name="ce46"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style-name="ce24"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style-name="ce25"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style-name="ce26"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style-name="ce27"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style-name="ce28"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style-name="ce29"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style-name="ce30"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style-name="ce31"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style-name="ce32"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style-name="ce33"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style-name="ce34"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style-name="ce35"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style-name="ce36"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style-name="ce37"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style-name="ce36"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style-name="ce38"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style-name="ce39"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style-name="ce40"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style-name="ce20"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style-name="ce21" table:formula="of:=CHAR(IF(ROW([.AA22])+COLUMN([.AA22])+63&gt;90;ROW([.AA22])+COLUMN([.AA22])+63-26;ROW([.AA22])+COLUMN([.AA22])+63))" office:value-type="string" office:string-value="V" calcext:value-type="string">
            <text:p>V</text:p>
          </table:table-cell>
          <table:table-cell table:style-name="ce43" table:formula="of:=CHAR(IF(ROW([.AB22])+COLUMN([.AB22])+63&gt;90;ROW([.AB22])+COLUMN([.AB22])+63-26;ROW([.AB22])+COLUMN([.AB22])+63))" office:value-type="string" office:string-value="W" calcext:value-type="string">
            <text:p>W</text:p>
          </table:table-cell>
          <table:table-cell table:formula="of:=CHAR(IF(ROW([.AC22])+COLUMN([.AC22])+63&gt;90;ROW([.AC22])+COLUMN([.AC22])+63-26;ROW([.AC22])+COLUMN([.AC22])+63))" office:value-type="string" office:string-value="X" calcext:value-type="string">
            <text:p>X</text:p>
          </table:table-cell>
          <table:table-cell table:style-name="ce24" table:formula="of:=CHAR(IF(ROW([.AD22])+COLUMN([.AD22])+63&gt;90;ROW([.AD22])+COLUMN([.AD22])+63-26;ROW([.AD22])+COLUMN([.AD22])+63))" office:value-type="string" office:string-value="Y" calcext:value-type="string">
            <text:p>Y</text:p>
          </table:table-cell>
          <table:table-cell table:style-name="ce44" table:formula="of:=CHAR(IF(ROW([.AE22])+COLUMN([.AE22])+63&gt;90;ROW([.AE22])+COLUMN([.AE22])+63-26;ROW([.AE22])+COLUMN([.AE22])+63))" office:value-type="string" office:string-value="Z" calcext:value-type="string">
            <text:p>Z</text:p>
          </table:table-cell>
          <table:table-cell table:style-name="ce45" table:formula="of:=CHAR(IF(ROW([.AF22])+COLUMN([.AF22])+63&gt;90;ROW([.AF22])+COLUMN([.AF22])+63-26;ROW([.AF22])+COLUMN([.AF22])+63))" office:value-type="string" office:string-value="[" calcext:value-type="string">
            <text:p>[</text:p>
          </table:table-cell>
          <table:table-cell table:style-name="ce46" table:formula="of:=CHAR(IF(ROW([.AG22])+COLUMN([.AG22])+63&gt;90;ROW([.AG22])+COLUMN([.AG22])+63-26;ROW([.AG22])+COLUMN([.AG22])+63))" office:value-type="string" office:string-value="\" calcext:value-type="string">
            <text:p>\</text:p>
          </table:table-cell>
          <table:table-cell table:style-name="ce24" table:formula="of:=CHAR(IF(ROW([.AH22])+COLUMN([.AH22])+63&gt;90;ROW([.AH22])+COLUMN([.AH22])+63-26;ROW([.AH22])+COLUMN([.AH22])+63))" office:value-type="string" office:string-value="]" calcext:value-type="string">
            <text:p>]</text:p>
          </table:table-cell>
          <table:table-cell table:style-name="ce25" table:formula="of:=CHAR(IF(ROW([.AI22])+COLUMN([.AI22])+63&gt;90;ROW([.AI22])+COLUMN([.AI22])+63-26;ROW([.AI22])+COLUMN([.AI22])+63))" office:value-type="string" office:string-value="^" calcext:value-type="string">
            <text:p>^</text:p>
          </table:table-cell>
          <table:table-cell table:style-name="ce26" table:formula="of:=CHAR(IF(ROW([.AJ22])+COLUMN([.AJ22])+63&gt;90;ROW([.AJ22])+COLUMN([.AJ22])+63-26;ROW([.AJ22])+COLUMN([.AJ22])+63))" office:value-type="string" office:string-value="_" calcext:value-type="string">
            <text:p>_</text:p>
          </table:table-cell>
          <table:table-cell table:style-name="ce27" table:formula="of:=CHAR(IF(ROW([.AK22])+COLUMN([.AK22])+63&gt;90;ROW([.AK22])+COLUMN([.AK22])+63-26;ROW([.AK22])+COLUMN([.AK22])+63))" office:value-type="string" office:string-value="`" calcext:value-type="string">
            <text:p>`</text:p>
          </table:table-cell>
          <table:table-cell table:style-name="ce28" table:formula="of:=CHAR(IF(ROW([.AL22])+COLUMN([.AL22])+63&gt;90;ROW([.AL22])+COLUMN([.AL22])+63-26;ROW([.AL22])+COLUMN([.AL22])+63))" office:value-type="string" office:string-value="a" calcext:value-type="string">
            <text:p>a</text:p>
          </table:table-cell>
          <table:table-cell table:style-name="ce29" table:formula="of:=CHAR(IF(ROW([.AM22])+COLUMN([.AM22])+63&gt;90;ROW([.AM22])+COLUMN([.AM22])+63-26;ROW([.AM22])+COLUMN([.AM22])+63))" office:value-type="string" office:string-value="b" calcext:value-type="string">
            <text:p>b</text:p>
          </table:table-cell>
          <table:table-cell table:style-name="ce30" table:formula="of:=CHAR(IF(ROW([.AN22])+COLUMN([.AN22])+63&gt;90;ROW([.AN22])+COLUMN([.AN22])+63-26;ROW([.AN22])+COLUMN([.AN22])+63))" office:value-type="string" office:string-value="c" calcext:value-type="string">
            <text:p>c</text:p>
          </table:table-cell>
          <table:table-cell table:style-name="ce31" table:formula="of:=CHAR(IF(ROW([.AO22])+COLUMN([.AO22])+63&gt;90;ROW([.AO22])+COLUMN([.AO22])+63-26;ROW([.AO22])+COLUMN([.AO22])+63))" office:value-type="string" office:string-value="d" calcext:value-type="string">
            <text:p>d</text:p>
          </table:table-cell>
          <table:table-cell table:style-name="ce32" table:formula="of:=CHAR(IF(ROW([.AP22])+COLUMN([.AP22])+63&gt;90;ROW([.AP22])+COLUMN([.AP22])+63-26;ROW([.AP22])+COLUMN([.AP22])+63))" office:value-type="string" office:string-value="e" calcext:value-type="string">
            <text:p>e</text:p>
          </table:table-cell>
          <table:table-cell table:style-name="ce33" table:formula="of:=CHAR(IF(ROW([.AQ22])+COLUMN([.AQ22])+63&gt;90;ROW([.AQ22])+COLUMN([.AQ22])+63-26;ROW([.AQ22])+COLUMN([.AQ22])+63))" office:value-type="string" office:string-value="f" calcext:value-type="string">
            <text:p>f</text:p>
          </table:table-cell>
          <table:table-cell table:style-name="ce34" table:formula="of:=CHAR(IF(ROW([.AR22])+COLUMN([.AR22])+63&gt;90;ROW([.AR22])+COLUMN([.AR22])+63-26;ROW([.AR22])+COLUMN([.AR22])+63))" office:value-type="string" office:string-value="g" calcext:value-type="string">
            <text:p>g</text:p>
          </table:table-cell>
          <table:table-cell table:style-name="ce35" table:formula="of:=CHAR(IF(ROW([.AS22])+COLUMN([.AS22])+63&gt;90;ROW([.AS22])+COLUMN([.AS22])+63-26;ROW([.AS22])+COLUMN([.AS22])+63))" office:value-type="string" office:string-value="h" calcext:value-type="string">
            <text:p>h</text:p>
          </table:table-cell>
          <table:table-cell table:style-name="ce36" table:formula="of:=CHAR(IF(ROW([.AT22])+COLUMN([.AT22])+63&gt;90;ROW([.AT22])+COLUMN([.AT22])+63-26;ROW([.AT22])+COLUMN([.AT22])+63))" office:value-type="string" office:string-value="i" calcext:value-type="string">
            <text:p>i</text:p>
          </table:table-cell>
          <table:table-cell table:style-name="ce37" table:formula="of:=CHAR(IF(ROW([.AU22])+COLUMN([.AU22])+63&gt;90;ROW([.AU22])+COLUMN([.AU22])+63-26;ROW([.AU22])+COLUMN([.AU22])+63))" office:value-type="string" office:string-value="j" calcext:value-type="string">
            <text:p>j</text:p>
          </table:table-cell>
          <table:table-cell table:style-name="ce36" table:formula="of:=CHAR(IF(ROW([.AV22])+COLUMN([.AV22])+63&gt;90;ROW([.AV22])+COLUMN([.AV22])+63-26;ROW([.AV22])+COLUMN([.AV22])+63))" office:value-type="string" office:string-value="k" calcext:value-type="string">
            <text:p>k</text:p>
          </table:table-cell>
          <table:table-cell table:style-name="ce38" table:formula="of:=CHAR(IF(ROW([.AW22])+COLUMN([.AW22])+63&gt;90;ROW([.AW22])+COLUMN([.AW22])+63-26;ROW([.AW22])+COLUMN([.AW22])+63))" office:value-type="string" office:string-value="l" calcext:value-type="string">
            <text:p>l</text:p>
          </table:table-cell>
          <table:table-cell table:style-name="ce39" table:formula="of:=CHAR(IF(ROW([.AX22])+COLUMN([.AX22])+63&gt;90;ROW([.AX22])+COLUMN([.AX22])+63-26;ROW([.AX22])+COLUMN([.AX22])+63))" office:value-type="string" office:string-value="m" calcext:value-type="string">
            <text:p>m</text:p>
          </table:table-cell>
          <table:table-cell table:style-name="ce40" table:formula="of:=CHAR(IF(ROW([.AY22])+COLUMN([.AY22])+63&gt;90;ROW([.AY22])+COLUMN([.AY22])+63-26;ROW([.AY22])+COLUMN([.AY22])+63))" office:value-type="string" office:string-value="n" calcext:value-type="string">
            <text:p>n</text:p>
          </table:table-cell>
          <table:table-cell table:style-name="ce20" table:formula="of:=CHAR(IF(ROW([.AZ22])+COLUMN([.AZ22])+63&gt;90;ROW([.AZ22])+COLUMN([.AZ22])+63-26;ROW([.AZ22])+COLUMN([.AZ22])+63))" office:value-type="string" office:string-value="o" calcext:value-type="string">
            <text:p>o</text:p>
          </table:table-cell>
          <table:table-cell table:style-name="ce21" table:formula="of:=CHAR(IF(ROW([.BA22])+COLUMN([.BA22])+63&gt;90;ROW([.BA22])+COLUMN([.BA22])+63-26;ROW([.BA22])+COLUMN([.BA22])+63))" office:value-type="string" office:string-value="p" calcext:value-type="string">
            <text:p>p</text:p>
          </table:table-cell>
          <table:table-cell table:style-name="ce43" table:formula="of:=CHAR(IF(ROW([.BB22])+COLUMN([.BB22])+63&gt;90;ROW([.BB22])+COLUMN([.BB22])+63-26;ROW([.BB22])+COLUMN([.BB22])+63))" office:value-type="string" office:string-value="q" calcext:value-type="string">
            <text:p>q</text:p>
          </table:table-cell>
          <table:table-cell table:formula="of:=CHAR(IF(ROW([.BC22])+COLUMN([.BC22])+63&gt;90;ROW([.BC22])+COLUMN([.BC22])+63-26;ROW([.BC22])+COLUMN([.BC22])+63))" office:value-type="string" office:string-value="r" calcext:value-type="string">
            <text:p>r</text:p>
          </table:table-cell>
          <table:table-cell table:style-name="ce24" table:formula="of:=CHAR(IF(ROW([.BD22])+COLUMN([.BD22])+63&gt;90;ROW([.BD22])+COLUMN([.BD22])+63-26;ROW([.BD22])+COLUMN([.BD22])+63))" office:value-type="string" office:string-value="s" calcext:value-type="string">
            <text:p>s</text:p>
          </table:table-cell>
          <table:table-cell table:style-name="ce44" table:formula="of:=CHAR(IF(ROW([.BE22])+COLUMN([.BE22])+63&gt;90;ROW([.BE22])+COLUMN([.BE22])+63-26;ROW([.BE22])+COLUMN([.BE22])+63))" office:value-type="string" office:string-value="t" calcext:value-type="string">
            <text:p>t</text:p>
          </table:table-cell>
          <table:table-cell table:style-name="ce45" table:formula="of:=CHAR(IF(ROW([.BF22])+COLUMN([.BF22])+63&gt;90;ROW([.BF22])+COLUMN([.BF22])+63-26;ROW([.BF22])+COLUMN([.BF22])+63))" office:value-type="string" office:string-value="u" calcext:value-type="string">
            <text:p>u</text:p>
          </table:table-cell>
          <table:table-cell table:style-name="ce46" table:formula="of:=CHAR(IF(ROW([.BG22])+COLUMN([.BG22])+63&gt;90;ROW([.BG22])+COLUMN([.BG22])+63-26;ROW([.BG22])+COLUMN([.BG22])+63))" office:value-type="string" office:string-value="v" calcext:value-type="string">
            <text:p>v</text:p>
          </table:table-cell>
          <table:table-cell table:style-name="ce24" table:formula="of:=CHAR(IF(ROW([.BH22])+COLUMN([.BH22])+63&gt;90;ROW([.BH22])+COLUMN([.BH22])+63-26;ROW([.BH22])+COLUMN([.BH22])+63))" office:value-type="string" office:string-value="w" calcext:value-type="string">
            <text:p>w</text:p>
          </table:table-cell>
          <table:table-cell table:style-name="ce25" table:formula="of:=CHAR(IF(ROW([.BI22])+COLUMN([.BI22])+63&gt;90;ROW([.BI22])+COLUMN([.BI22])+63-26;ROW([.BI22])+COLUMN([.BI22])+63))" office:value-type="string" office:string-value="x" calcext:value-type="string">
            <text:p>x</text:p>
          </table:table-cell>
          <table:table-cell table:style-name="ce26" table:formula="of:=CHAR(IF(ROW([.BJ22])+COLUMN([.BJ22])+63&gt;90;ROW([.BJ22])+COLUMN([.BJ22])+63-26;ROW([.BJ22])+COLUMN([.BJ22])+63))" office:value-type="string" office:string-value="y" calcext:value-type="string">
            <text:p>y</text:p>
          </table:table-cell>
          <table:table-cell table:style-name="ce27" table:formula="of:=CHAR(IF(ROW([.BK22])+COLUMN([.BK22])+63&gt;90;ROW([.BK22])+COLUMN([.BK22])+63-26;ROW([.BK22])+COLUMN([.BK22])+63))" office:value-type="string" office:string-value="z" calcext:value-type="string">
            <text:p>z</text:p>
          </table:table-cell>
          <table:table-cell table:style-name="ce28" table:formula="of:=CHAR(IF(ROW([.BL22])+COLUMN([.BL22])+63&gt;90;ROW([.BL22])+COLUMN([.BL22])+63-26;ROW([.BL22])+COLUMN([.BL22])+63))" office:value-type="string" office:string-value="{" calcext:value-type="string">
            <text:p>{</text:p>
          </table:table-cell>
          <table:table-cell table:style-name="ce29" table:formula="of:=CHAR(IF(ROW([.BM22])+COLUMN([.BM22])+63&gt;90;ROW([.BM22])+COLUMN([.BM22])+63-26;ROW([.BM22])+COLUMN([.BM22])+63))" office:value-type="string" office:string-value="|" calcext:value-type="string">
            <text:p>|</text:p>
          </table:table-cell>
          <table:table-cell table:style-name="ce30" table:formula="of:=CHAR(IF(ROW([.BN22])+COLUMN([.BN22])+63&gt;90;ROW([.BN22])+COLUMN([.BN22])+63-26;ROW([.BN22])+COLUMN([.BN22])+63))" office:value-type="string" office:string-value="}" calcext:value-type="string">
            <text:p>}</text:p>
          </table:table-cell>
          <table:table-cell table:style-name="ce31" table:formula="of:=CHAR(IF(ROW([.BO22])+COLUMN([.BO22])+63&gt;90;ROW([.BO22])+COLUMN([.BO22])+63-26;ROW([.BO22])+COLUMN([.BO22])+63))" office:value-type="string" office:string-value="~" calcext:value-type="string">
            <text:p>~</text:p>
          </table:table-cell>
          <table:table-cell table:style-name="ce32" table:formula="of:=CHAR(IF(ROW([.BP22])+COLUMN([.BP22])+63&gt;90;ROW([.BP22])+COLUMN([.BP22])+63-26;ROW([.BP22])+COLUMN([.BP22])+63))" office:value-type="string" office:string-value="" calcext:value-type="string">
            <text:p></text:p>
          </table:table-cell>
          <table:table-cell table:style-name="ce33" table:formula="of:=CHAR(IF(ROW([.BQ22])+COLUMN([.BQ22])+63&gt;90;ROW([.BQ22])+COLUMN([.BQ22])+63-26;ROW([.BQ22])+COLUMN([.BQ22])+63))" office:value-type="string" office:string-value="�" calcext:value-type="string">
            <text:p>�</text:p>
          </table:table-cell>
          <table:table-cell table:style-name="ce34" table:formula="of:=CHAR(IF(ROW([.BR22])+COLUMN([.BR22])+63&gt;90;ROW([.BR22])+COLUMN([.BR22])+63-26;ROW([.BR22])+COLUMN([.BR22])+63))" office:value-type="string" office:string-value="�" calcext:value-type="string">
            <text:p>�</text:p>
          </table:table-cell>
          <table:table-cell table:style-name="ce35" table:formula="of:=CHAR(IF(ROW([.BS22])+COLUMN([.BS22])+63&gt;90;ROW([.BS22])+COLUMN([.BS22])+63-26;ROW([.BS22])+COLUMN([.BS22])+63))" office:value-type="string" office:string-value="�" calcext:value-type="string">
            <text:p>�</text:p>
          </table:table-cell>
          <table:table-cell table:style-name="ce36" table:formula="of:=CHAR(IF(ROW([.BT22])+COLUMN([.BT22])+63&gt;90;ROW([.BT22])+COLUMN([.BT22])+63-26;ROW([.BT22])+COLUMN([.BT22])+63))" office:value-type="string" office:string-value="�" calcext:value-type="string">
            <text:p>�</text:p>
          </table:table-cell>
          <table:table-cell table:style-name="ce37" table:formula="of:=CHAR(IF(ROW([.BU22])+COLUMN([.BU22])+63&gt;90;ROW([.BU22])+COLUMN([.BU22])+63-26;ROW([.BU22])+COLUMN([.BU22])+63))" office:value-type="string" office:string-value="�" calcext:value-type="string">
            <text:p>�</text:p>
          </table:table-cell>
          <table:table-cell table:style-name="ce36" table:formula="of:=CHAR(IF(ROW([.BV22])+COLUMN([.BV22])+63&gt;90;ROW([.BV22])+COLUMN([.BV22])+63-26;ROW([.BV22])+COLUMN([.BV22])+63))" office:value-type="string" office:string-value="�" calcext:value-type="string">
            <text:p>�</text:p>
          </table:table-cell>
          <table:table-cell table:style-name="ce38" table:formula="of:=CHAR(IF(ROW([.BW22])+COLUMN([.BW22])+63&gt;90;ROW([.BW22])+COLUMN([.BW22])+63-26;ROW([.BW22])+COLUMN([.BW22])+63))" office:value-type="string" office:string-value="�" calcext:value-type="string">
            <text:p>�</text:p>
          </table:table-cell>
          <table:table-cell table:style-name="ce39" table:formula="of:=CHAR(IF(ROW([.BX22])+COLUMN([.BX22])+63&gt;90;ROW([.BX22])+COLUMN([.BX22])+63-26;ROW([.BX22])+COLUMN([.BX22])+63))" office:value-type="string" office:string-value="�" calcext:value-type="string">
            <text:p>�</text:p>
          </table:table-cell>
          <table:table-cell table:style-name="ce40" table:formula="of:=CHAR(IF(ROW([.BY22])+COLUMN([.BY22])+63&gt;90;ROW([.BY22])+COLUMN([.BY22])+63-26;ROW([.BY22])+COLUMN([.BY22])+63))" office:value-type="string" office:string-value="�" calcext:value-type="string">
            <text:p>�</text:p>
          </table:table-cell>
          <table:table-cell table:style-name="ce20" table:formula="of:=CHAR(IF(ROW([.BZ22])+COLUMN([.BZ22])+63&gt;90;ROW([.BZ22])+COLUMN([.BZ22])+63-26;ROW([.BZ22])+COLUMN([.BZ22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2"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style-name="ce25"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style-name="ce24"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style-name="ce44"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style-name="ce45"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style-name="ce46"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style-name="ce24"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style-name="ce25"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style-name="ce26"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style-name="ce27"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style-name="ce28"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style-name="ce29"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style-name="ce30"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style-name="ce31"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style-name="ce32"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style-name="ce33"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style-name="ce34"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style-name="ce35"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style-name="ce36"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style-name="ce37"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style-name="ce36"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style-name="ce38"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style-name="ce39"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style-name="ce40"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style-name="ce41"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style-name="ce21"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style-name="ce22" table:formula="of:=CHAR(IF(ROW([.AA23])+COLUMN([.AA23])+63&gt;90;ROW([.AA23])+COLUMN([.AA23])+63-26;ROW([.AA23])+COLUMN([.AA23])+63))" office:value-type="string" office:string-value="W" calcext:value-type="string">
            <text:p>W</text:p>
          </table:table-cell>
          <table:table-cell table:style-name="ce25" table:formula="of:=CHAR(IF(ROW([.AB23])+COLUMN([.AB23])+63&gt;90;ROW([.AB23])+COLUMN([.AB23])+63-26;ROW([.AB23])+COLUMN([.AB23])+63))" office:value-type="string" office:string-value="X" calcext:value-type="string">
            <text:p>X</text:p>
          </table:table-cell>
          <table:table-cell table:style-name="ce24" table:formula="of:=CHAR(IF(ROW([.AC23])+COLUMN([.AC23])+63&gt;90;ROW([.AC23])+COLUMN([.AC23])+63-26;ROW([.AC23])+COLUMN([.AC23])+63))" office:value-type="string" office:string-value="Y" calcext:value-type="string">
            <text:p>Y</text:p>
          </table:table-cell>
          <table:table-cell table:style-name="ce44" table:formula="of:=CHAR(IF(ROW([.AD23])+COLUMN([.AD23])+63&gt;90;ROW([.AD23])+COLUMN([.AD23])+63-26;ROW([.AD23])+COLUMN([.AD23])+63))" office:value-type="string" office:string-value="Z" calcext:value-type="string">
            <text:p>Z</text:p>
          </table:table-cell>
          <table:table-cell table:style-name="ce45" table:formula="of:=CHAR(IF(ROW([.AE23])+COLUMN([.AE23])+63&gt;90;ROW([.AE23])+COLUMN([.AE23])+63-26;ROW([.AE23])+COLUMN([.AE23])+63))" office:value-type="string" office:string-value="[" calcext:value-type="string">
            <text:p>[</text:p>
          </table:table-cell>
          <table:table-cell table:style-name="ce46" table:formula="of:=CHAR(IF(ROW([.AF23])+COLUMN([.AF23])+63&gt;90;ROW([.AF23])+COLUMN([.AF23])+63-26;ROW([.AF23])+COLUMN([.AF23])+63))" office:value-type="string" office:string-value="\" calcext:value-type="string">
            <text:p>\</text:p>
          </table:table-cell>
          <table:table-cell table:style-name="ce24" table:formula="of:=CHAR(IF(ROW([.AG23])+COLUMN([.AG23])+63&gt;90;ROW([.AG23])+COLUMN([.AG23])+63-26;ROW([.AG23])+COLUMN([.AG23])+63))" office:value-type="string" office:string-value="]" calcext:value-type="string">
            <text:p>]</text:p>
          </table:table-cell>
          <table:table-cell table:style-name="ce25" table:formula="of:=CHAR(IF(ROW([.AH23])+COLUMN([.AH23])+63&gt;90;ROW([.AH23])+COLUMN([.AH23])+63-26;ROW([.AH23])+COLUMN([.AH23])+63))" office:value-type="string" office:string-value="^" calcext:value-type="string">
            <text:p>^</text:p>
          </table:table-cell>
          <table:table-cell table:style-name="ce26" table:formula="of:=CHAR(IF(ROW([.AI23])+COLUMN([.AI23])+63&gt;90;ROW([.AI23])+COLUMN([.AI23])+63-26;ROW([.AI23])+COLUMN([.AI23])+63))" office:value-type="string" office:string-value="_" calcext:value-type="string">
            <text:p>_</text:p>
          </table:table-cell>
          <table:table-cell table:style-name="ce27" table:formula="of:=CHAR(IF(ROW([.AJ23])+COLUMN([.AJ23])+63&gt;90;ROW([.AJ23])+COLUMN([.AJ23])+63-26;ROW([.AJ23])+COLUMN([.AJ23])+63))" office:value-type="string" office:string-value="`" calcext:value-type="string">
            <text:p>`</text:p>
          </table:table-cell>
          <table:table-cell table:style-name="ce28" table:formula="of:=CHAR(IF(ROW([.AK23])+COLUMN([.AK23])+63&gt;90;ROW([.AK23])+COLUMN([.AK23])+63-26;ROW([.AK23])+COLUMN([.AK23])+63))" office:value-type="string" office:string-value="a" calcext:value-type="string">
            <text:p>a</text:p>
          </table:table-cell>
          <table:table-cell table:style-name="ce29" table:formula="of:=CHAR(IF(ROW([.AL23])+COLUMN([.AL23])+63&gt;90;ROW([.AL23])+COLUMN([.AL23])+63-26;ROW([.AL23])+COLUMN([.AL23])+63))" office:value-type="string" office:string-value="b" calcext:value-type="string">
            <text:p>b</text:p>
          </table:table-cell>
          <table:table-cell table:style-name="ce30" table:formula="of:=CHAR(IF(ROW([.AM23])+COLUMN([.AM23])+63&gt;90;ROW([.AM23])+COLUMN([.AM23])+63-26;ROW([.AM23])+COLUMN([.AM23])+63))" office:value-type="string" office:string-value="c" calcext:value-type="string">
            <text:p>c</text:p>
          </table:table-cell>
          <table:table-cell table:style-name="ce31" table:formula="of:=CHAR(IF(ROW([.AN23])+COLUMN([.AN23])+63&gt;90;ROW([.AN23])+COLUMN([.AN23])+63-26;ROW([.AN23])+COLUMN([.AN23])+63))" office:value-type="string" office:string-value="d" calcext:value-type="string">
            <text:p>d</text:p>
          </table:table-cell>
          <table:table-cell table:style-name="ce32" table:formula="of:=CHAR(IF(ROW([.AO23])+COLUMN([.AO23])+63&gt;90;ROW([.AO23])+COLUMN([.AO23])+63-26;ROW([.AO23])+COLUMN([.AO23])+63))" office:value-type="string" office:string-value="e" calcext:value-type="string">
            <text:p>e</text:p>
          </table:table-cell>
          <table:table-cell table:style-name="ce33" table:formula="of:=CHAR(IF(ROW([.AP23])+COLUMN([.AP23])+63&gt;90;ROW([.AP23])+COLUMN([.AP23])+63-26;ROW([.AP23])+COLUMN([.AP23])+63))" office:value-type="string" office:string-value="f" calcext:value-type="string">
            <text:p>f</text:p>
          </table:table-cell>
          <table:table-cell table:style-name="ce34" table:formula="of:=CHAR(IF(ROW([.AQ23])+COLUMN([.AQ23])+63&gt;90;ROW([.AQ23])+COLUMN([.AQ23])+63-26;ROW([.AQ23])+COLUMN([.AQ23])+63))" office:value-type="string" office:string-value="g" calcext:value-type="string">
            <text:p>g</text:p>
          </table:table-cell>
          <table:table-cell table:style-name="ce35" table:formula="of:=CHAR(IF(ROW([.AR23])+COLUMN([.AR23])+63&gt;90;ROW([.AR23])+COLUMN([.AR23])+63-26;ROW([.AR23])+COLUMN([.AR23])+63))" office:value-type="string" office:string-value="h" calcext:value-type="string">
            <text:p>h</text:p>
          </table:table-cell>
          <table:table-cell table:style-name="ce36" table:formula="of:=CHAR(IF(ROW([.AS23])+COLUMN([.AS23])+63&gt;90;ROW([.AS23])+COLUMN([.AS23])+63-26;ROW([.AS23])+COLUMN([.AS23])+63))" office:value-type="string" office:string-value="i" calcext:value-type="string">
            <text:p>i</text:p>
          </table:table-cell>
          <table:table-cell table:style-name="ce37" table:formula="of:=CHAR(IF(ROW([.AT23])+COLUMN([.AT23])+63&gt;90;ROW([.AT23])+COLUMN([.AT23])+63-26;ROW([.AT23])+COLUMN([.AT23])+63))" office:value-type="string" office:string-value="j" calcext:value-type="string">
            <text:p>j</text:p>
          </table:table-cell>
          <table:table-cell table:style-name="ce36" table:formula="of:=CHAR(IF(ROW([.AU23])+COLUMN([.AU23])+63&gt;90;ROW([.AU23])+COLUMN([.AU23])+63-26;ROW([.AU23])+COLUMN([.AU23])+63))" office:value-type="string" office:string-value="k" calcext:value-type="string">
            <text:p>k</text:p>
          </table:table-cell>
          <table:table-cell table:style-name="ce38" table:formula="of:=CHAR(IF(ROW([.AV23])+COLUMN([.AV23])+63&gt;90;ROW([.AV23])+COLUMN([.AV23])+63-26;ROW([.AV23])+COLUMN([.AV23])+63))" office:value-type="string" office:string-value="l" calcext:value-type="string">
            <text:p>l</text:p>
          </table:table-cell>
          <table:table-cell table:style-name="ce39" table:formula="of:=CHAR(IF(ROW([.AW23])+COLUMN([.AW23])+63&gt;90;ROW([.AW23])+COLUMN([.AW23])+63-26;ROW([.AW23])+COLUMN([.AW23])+63))" office:value-type="string" office:string-value="m" calcext:value-type="string">
            <text:p>m</text:p>
          </table:table-cell>
          <table:table-cell table:style-name="ce40" table:formula="of:=CHAR(IF(ROW([.AX23])+COLUMN([.AX23])+63&gt;90;ROW([.AX23])+COLUMN([.AX23])+63-26;ROW([.AX23])+COLUMN([.AX23])+63))" office:value-type="string" office:string-value="n" calcext:value-type="string">
            <text:p>n</text:p>
          </table:table-cell>
          <table:table-cell table:style-name="ce41" table:formula="of:=CHAR(IF(ROW([.AY23])+COLUMN([.AY23])+63&gt;90;ROW([.AY23])+COLUMN([.AY23])+63-26;ROW([.AY23])+COLUMN([.AY23])+63))" office:value-type="string" office:string-value="o" calcext:value-type="string">
            <text:p>o</text:p>
          </table:table-cell>
          <table:table-cell table:style-name="ce21" table:formula="of:=CHAR(IF(ROW([.AZ23])+COLUMN([.AZ23])+63&gt;90;ROW([.AZ23])+COLUMN([.AZ23])+63-26;ROW([.AZ23])+COLUMN([.AZ23])+63))" office:value-type="string" office:string-value="p" calcext:value-type="string">
            <text:p>p</text:p>
          </table:table-cell>
          <table:table-cell table:style-name="ce22" table:formula="of:=CHAR(IF(ROW([.BA23])+COLUMN([.BA23])+63&gt;90;ROW([.BA23])+COLUMN([.BA23])+63-26;ROW([.BA23])+COLUMN([.BA23])+63))" office:value-type="string" office:string-value="q" calcext:value-type="string">
            <text:p>q</text:p>
          </table:table-cell>
          <table:table-cell table:style-name="ce25" table:formula="of:=CHAR(IF(ROW([.BB23])+COLUMN([.BB23])+63&gt;90;ROW([.BB23])+COLUMN([.BB23])+63-26;ROW([.BB23])+COLUMN([.BB23])+63))" office:value-type="string" office:string-value="r" calcext:value-type="string">
            <text:p>r</text:p>
          </table:table-cell>
          <table:table-cell table:style-name="ce24" table:formula="of:=CHAR(IF(ROW([.BC23])+COLUMN([.BC23])+63&gt;90;ROW([.BC23])+COLUMN([.BC23])+63-26;ROW([.BC23])+COLUMN([.BC23])+63))" office:value-type="string" office:string-value="s" calcext:value-type="string">
            <text:p>s</text:p>
          </table:table-cell>
          <table:table-cell table:style-name="ce44" table:formula="of:=CHAR(IF(ROW([.BD23])+COLUMN([.BD23])+63&gt;90;ROW([.BD23])+COLUMN([.BD23])+63-26;ROW([.BD23])+COLUMN([.BD23])+63))" office:value-type="string" office:string-value="t" calcext:value-type="string">
            <text:p>t</text:p>
          </table:table-cell>
          <table:table-cell table:style-name="ce45" table:formula="of:=CHAR(IF(ROW([.BE23])+COLUMN([.BE23])+63&gt;90;ROW([.BE23])+COLUMN([.BE23])+63-26;ROW([.BE23])+COLUMN([.BE23])+63))" office:value-type="string" office:string-value="u" calcext:value-type="string">
            <text:p>u</text:p>
          </table:table-cell>
          <table:table-cell table:style-name="ce46" table:formula="of:=CHAR(IF(ROW([.BF23])+COLUMN([.BF23])+63&gt;90;ROW([.BF23])+COLUMN([.BF23])+63-26;ROW([.BF23])+COLUMN([.BF23])+63))" office:value-type="string" office:string-value="v" calcext:value-type="string">
            <text:p>v</text:p>
          </table:table-cell>
          <table:table-cell table:style-name="ce24" table:formula="of:=CHAR(IF(ROW([.BG23])+COLUMN([.BG23])+63&gt;90;ROW([.BG23])+COLUMN([.BG23])+63-26;ROW([.BG23])+COLUMN([.BG23])+63))" office:value-type="string" office:string-value="w" calcext:value-type="string">
            <text:p>w</text:p>
          </table:table-cell>
          <table:table-cell table:style-name="ce25" table:formula="of:=CHAR(IF(ROW([.BH23])+COLUMN([.BH23])+63&gt;90;ROW([.BH23])+COLUMN([.BH23])+63-26;ROW([.BH23])+COLUMN([.BH23])+63))" office:value-type="string" office:string-value="x" calcext:value-type="string">
            <text:p>x</text:p>
          </table:table-cell>
          <table:table-cell table:style-name="ce26" table:formula="of:=CHAR(IF(ROW([.BI23])+COLUMN([.BI23])+63&gt;90;ROW([.BI23])+COLUMN([.BI23])+63-26;ROW([.BI23])+COLUMN([.BI23])+63))" office:value-type="string" office:string-value="y" calcext:value-type="string">
            <text:p>y</text:p>
          </table:table-cell>
          <table:table-cell table:style-name="ce27" table:formula="of:=CHAR(IF(ROW([.BJ23])+COLUMN([.BJ23])+63&gt;90;ROW([.BJ23])+COLUMN([.BJ23])+63-26;ROW([.BJ23])+COLUMN([.BJ23])+63))" office:value-type="string" office:string-value="z" calcext:value-type="string">
            <text:p>z</text:p>
          </table:table-cell>
          <table:table-cell table:style-name="ce28" table:formula="of:=CHAR(IF(ROW([.BK23])+COLUMN([.BK23])+63&gt;90;ROW([.BK23])+COLUMN([.BK23])+63-26;ROW([.BK23])+COLUMN([.BK23])+63))" office:value-type="string" office:string-value="{" calcext:value-type="string">
            <text:p>{</text:p>
          </table:table-cell>
          <table:table-cell table:style-name="ce29" table:formula="of:=CHAR(IF(ROW([.BL23])+COLUMN([.BL23])+63&gt;90;ROW([.BL23])+COLUMN([.BL23])+63-26;ROW([.BL23])+COLUMN([.BL23])+63))" office:value-type="string" office:string-value="|" calcext:value-type="string">
            <text:p>|</text:p>
          </table:table-cell>
          <table:table-cell table:style-name="ce30" table:formula="of:=CHAR(IF(ROW([.BM23])+COLUMN([.BM23])+63&gt;90;ROW([.BM23])+COLUMN([.BM23])+63-26;ROW([.BM23])+COLUMN([.BM23])+63))" office:value-type="string" office:string-value="}" calcext:value-type="string">
            <text:p>}</text:p>
          </table:table-cell>
          <table:table-cell table:style-name="ce31" table:formula="of:=CHAR(IF(ROW([.BN23])+COLUMN([.BN23])+63&gt;90;ROW([.BN23])+COLUMN([.BN23])+63-26;ROW([.BN23])+COLUMN([.BN23])+63))" office:value-type="string" office:string-value="~" calcext:value-type="string">
            <text:p>~</text:p>
          </table:table-cell>
          <table:table-cell table:style-name="ce32" table:formula="of:=CHAR(IF(ROW([.BO23])+COLUMN([.BO23])+63&gt;90;ROW([.BO23])+COLUMN([.BO23])+63-26;ROW([.BO23])+COLUMN([.BO23])+63))" office:value-type="string" office:string-value="" calcext:value-type="string">
            <text:p></text:p>
          </table:table-cell>
          <table:table-cell table:style-name="ce33" table:formula="of:=CHAR(IF(ROW([.BP23])+COLUMN([.BP23])+63&gt;90;ROW([.BP23])+COLUMN([.BP23])+63-26;ROW([.BP23])+COLUMN([.BP23])+63))" office:value-type="string" office:string-value="�" calcext:value-type="string">
            <text:p>�</text:p>
          </table:table-cell>
          <table:table-cell table:style-name="ce34" table:formula="of:=CHAR(IF(ROW([.BQ23])+COLUMN([.BQ23])+63&gt;90;ROW([.BQ23])+COLUMN([.BQ23])+63-26;ROW([.BQ23])+COLUMN([.BQ23])+63))" office:value-type="string" office:string-value="�" calcext:value-type="string">
            <text:p>�</text:p>
          </table:table-cell>
          <table:table-cell table:style-name="ce35" table:formula="of:=CHAR(IF(ROW([.BR23])+COLUMN([.BR23])+63&gt;90;ROW([.BR23])+COLUMN([.BR23])+63-26;ROW([.BR23])+COLUMN([.BR23])+63))" office:value-type="string" office:string-value="�" calcext:value-type="string">
            <text:p>�</text:p>
          </table:table-cell>
          <table:table-cell table:style-name="ce36" table:formula="of:=CHAR(IF(ROW([.BS23])+COLUMN([.BS23])+63&gt;90;ROW([.BS23])+COLUMN([.BS23])+63-26;ROW([.BS23])+COLUMN([.BS23])+63))" office:value-type="string" office:string-value="�" calcext:value-type="string">
            <text:p>�</text:p>
          </table:table-cell>
          <table:table-cell table:style-name="ce37" table:formula="of:=CHAR(IF(ROW([.BT23])+COLUMN([.BT23])+63&gt;90;ROW([.BT23])+COLUMN([.BT23])+63-26;ROW([.BT23])+COLUMN([.BT23])+63))" office:value-type="string" office:string-value="�" calcext:value-type="string">
            <text:p>�</text:p>
          </table:table-cell>
          <table:table-cell table:style-name="ce36" table:formula="of:=CHAR(IF(ROW([.BU23])+COLUMN([.BU23])+63&gt;90;ROW([.BU23])+COLUMN([.BU23])+63-26;ROW([.BU23])+COLUMN([.BU23])+63))" office:value-type="string" office:string-value="�" calcext:value-type="string">
            <text:p>�</text:p>
          </table:table-cell>
          <table:table-cell table:style-name="ce38" table:formula="of:=CHAR(IF(ROW([.BV23])+COLUMN([.BV23])+63&gt;90;ROW([.BV23])+COLUMN([.BV23])+63-26;ROW([.BV23])+COLUMN([.BV23])+63))" office:value-type="string" office:string-value="�" calcext:value-type="string">
            <text:p>�</text:p>
          </table:table-cell>
          <table:table-cell table:style-name="ce39" table:formula="of:=CHAR(IF(ROW([.BW23])+COLUMN([.BW23])+63&gt;90;ROW([.BW23])+COLUMN([.BW23])+63-26;ROW([.BW23])+COLUMN([.BW23])+63))" office:value-type="string" office:string-value="�" calcext:value-type="string">
            <text:p>�</text:p>
          </table:table-cell>
          <table:table-cell table:style-name="ce40" table:formula="of:=CHAR(IF(ROW([.BX23])+COLUMN([.BX23])+63&gt;90;ROW([.BX23])+COLUMN([.BX23])+63-26;ROW([.BX23])+COLUMN([.BX23])+63))" office:value-type="string" office:string-value="�" calcext:value-type="string">
            <text:p>�</text:p>
          </table:table-cell>
          <table:table-cell table:style-name="ce41" table:formula="of:=CHAR(IF(ROW([.BY23])+COLUMN([.BY23])+63&gt;90;ROW([.BY23])+COLUMN([.BY23])+63-26;ROW([.BY23])+COLUMN([.BY23])+63))" office:value-type="string" office:string-value="�" calcext:value-type="string">
            <text:p>�</text:p>
          </table:table-cell>
          <table:table-cell table:style-name="ce21" table:formula="of:=CHAR(IF(ROW([.BZ23])+COLUMN([.BZ23])+63&gt;90;ROW([.BZ23])+COLUMN([.BZ23])+63-26;ROW([.BZ23])+COLUMN([.BZ23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4"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style-name="ce44"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style-name="ce45"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style-name="ce46"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style-name="ce24"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style-name="ce25"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style-name="ce26"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style-name="ce27"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style-name="ce28"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style-name="ce29"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style-name="ce30"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style-name="ce31"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style-name="ce32"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style-name="ce33"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style-name="ce34"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style-name="ce35"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style-name="ce36"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style-name="ce37"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style-name="ce36"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style-name="ce38"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style-name="ce39"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style-name="ce40"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style-name="ce41"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style-name="ce42"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style-name="ce22"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style-name="ce4" table:formula="of:=CHAR(IF(ROW([.AA24])+COLUMN([.AA24])+63&gt;90;ROW([.AA24])+COLUMN([.AA24])+63-26;ROW([.AA24])+COLUMN([.AA24])+63))" office:value-type="string" office:string-value="X" calcext:value-type="string">
            <text:p>X</text:p>
          </table:table-cell>
          <table:table-cell table:formula="of:=CHAR(IF(ROW([.AB24])+COLUMN([.AB24])+63&gt;90;ROW([.AB24])+COLUMN([.AB24])+63-26;ROW([.AB24])+COLUMN([.AB24])+63))" office:value-type="string" office:string-value="Y" calcext:value-type="string">
            <text:p>Y</text:p>
          </table:table-cell>
          <table:table-cell table:style-name="ce44" table:formula="of:=CHAR(IF(ROW([.AC24])+COLUMN([.AC24])+63&gt;90;ROW([.AC24])+COLUMN([.AC24])+63-26;ROW([.AC24])+COLUMN([.AC24])+63))" office:value-type="string" office:string-value="Z" calcext:value-type="string">
            <text:p>Z</text:p>
          </table:table-cell>
          <table:table-cell table:style-name="ce45" table:formula="of:=CHAR(IF(ROW([.AD24])+COLUMN([.AD24])+63&gt;90;ROW([.AD24])+COLUMN([.AD24])+63-26;ROW([.AD24])+COLUMN([.AD24])+63))" office:value-type="string" office:string-value="[" calcext:value-type="string">
            <text:p>[</text:p>
          </table:table-cell>
          <table:table-cell table:style-name="ce46" table:formula="of:=CHAR(IF(ROW([.AE24])+COLUMN([.AE24])+63&gt;90;ROW([.AE24])+COLUMN([.AE24])+63-26;ROW([.AE24])+COLUMN([.AE24])+63))" office:value-type="string" office:string-value="\" calcext:value-type="string">
            <text:p>\</text:p>
          </table:table-cell>
          <table:table-cell table:style-name="ce24" table:formula="of:=CHAR(IF(ROW([.AF24])+COLUMN([.AF24])+63&gt;90;ROW([.AF24])+COLUMN([.AF24])+63-26;ROW([.AF24])+COLUMN([.AF24])+63))" office:value-type="string" office:string-value="]" calcext:value-type="string">
            <text:p>]</text:p>
          </table:table-cell>
          <table:table-cell table:style-name="ce25" table:formula="of:=CHAR(IF(ROW([.AG24])+COLUMN([.AG24])+63&gt;90;ROW([.AG24])+COLUMN([.AG24])+63-26;ROW([.AG24])+COLUMN([.AG24])+63))" office:value-type="string" office:string-value="^" calcext:value-type="string">
            <text:p>^</text:p>
          </table:table-cell>
          <table:table-cell table:style-name="ce26" table:formula="of:=CHAR(IF(ROW([.AH24])+COLUMN([.AH24])+63&gt;90;ROW([.AH24])+COLUMN([.AH24])+63-26;ROW([.AH24])+COLUMN([.AH24])+63))" office:value-type="string" office:string-value="_" calcext:value-type="string">
            <text:p>_</text:p>
          </table:table-cell>
          <table:table-cell table:style-name="ce27" table:formula="of:=CHAR(IF(ROW([.AI24])+COLUMN([.AI24])+63&gt;90;ROW([.AI24])+COLUMN([.AI24])+63-26;ROW([.AI24])+COLUMN([.AI24])+63))" office:value-type="string" office:string-value="`" calcext:value-type="string">
            <text:p>`</text:p>
          </table:table-cell>
          <table:table-cell table:style-name="ce28" table:formula="of:=CHAR(IF(ROW([.AJ24])+COLUMN([.AJ24])+63&gt;90;ROW([.AJ24])+COLUMN([.AJ24])+63-26;ROW([.AJ24])+COLUMN([.AJ24])+63))" office:value-type="string" office:string-value="a" calcext:value-type="string">
            <text:p>a</text:p>
          </table:table-cell>
          <table:table-cell table:style-name="ce29" table:formula="of:=CHAR(IF(ROW([.AK24])+COLUMN([.AK24])+63&gt;90;ROW([.AK24])+COLUMN([.AK24])+63-26;ROW([.AK24])+COLUMN([.AK24])+63))" office:value-type="string" office:string-value="b" calcext:value-type="string">
            <text:p>b</text:p>
          </table:table-cell>
          <table:table-cell table:style-name="ce30" table:formula="of:=CHAR(IF(ROW([.AL24])+COLUMN([.AL24])+63&gt;90;ROW([.AL24])+COLUMN([.AL24])+63-26;ROW([.AL24])+COLUMN([.AL24])+63))" office:value-type="string" office:string-value="c" calcext:value-type="string">
            <text:p>c</text:p>
          </table:table-cell>
          <table:table-cell table:style-name="ce31" table:formula="of:=CHAR(IF(ROW([.AM24])+COLUMN([.AM24])+63&gt;90;ROW([.AM24])+COLUMN([.AM24])+63-26;ROW([.AM24])+COLUMN([.AM24])+63))" office:value-type="string" office:string-value="d" calcext:value-type="string">
            <text:p>d</text:p>
          </table:table-cell>
          <table:table-cell table:style-name="ce32" table:formula="of:=CHAR(IF(ROW([.AN24])+COLUMN([.AN24])+63&gt;90;ROW([.AN24])+COLUMN([.AN24])+63-26;ROW([.AN24])+COLUMN([.AN24])+63))" office:value-type="string" office:string-value="e" calcext:value-type="string">
            <text:p>e</text:p>
          </table:table-cell>
          <table:table-cell table:style-name="ce33" table:formula="of:=CHAR(IF(ROW([.AO24])+COLUMN([.AO24])+63&gt;90;ROW([.AO24])+COLUMN([.AO24])+63-26;ROW([.AO24])+COLUMN([.AO24])+63))" office:value-type="string" office:string-value="f" calcext:value-type="string">
            <text:p>f</text:p>
          </table:table-cell>
          <table:table-cell table:style-name="ce34" table:formula="of:=CHAR(IF(ROW([.AP24])+COLUMN([.AP24])+63&gt;90;ROW([.AP24])+COLUMN([.AP24])+63-26;ROW([.AP24])+COLUMN([.AP24])+63))" office:value-type="string" office:string-value="g" calcext:value-type="string">
            <text:p>g</text:p>
          </table:table-cell>
          <table:table-cell table:style-name="ce35" table:formula="of:=CHAR(IF(ROW([.AQ24])+COLUMN([.AQ24])+63&gt;90;ROW([.AQ24])+COLUMN([.AQ24])+63-26;ROW([.AQ24])+COLUMN([.AQ24])+63))" office:value-type="string" office:string-value="h" calcext:value-type="string">
            <text:p>h</text:p>
          </table:table-cell>
          <table:table-cell table:style-name="ce36" table:formula="of:=CHAR(IF(ROW([.AR24])+COLUMN([.AR24])+63&gt;90;ROW([.AR24])+COLUMN([.AR24])+63-26;ROW([.AR24])+COLUMN([.AR24])+63))" office:value-type="string" office:string-value="i" calcext:value-type="string">
            <text:p>i</text:p>
          </table:table-cell>
          <table:table-cell table:style-name="ce37" table:formula="of:=CHAR(IF(ROW([.AS24])+COLUMN([.AS24])+63&gt;90;ROW([.AS24])+COLUMN([.AS24])+63-26;ROW([.AS24])+COLUMN([.AS24])+63))" office:value-type="string" office:string-value="j" calcext:value-type="string">
            <text:p>j</text:p>
          </table:table-cell>
          <table:table-cell table:style-name="ce36" table:formula="of:=CHAR(IF(ROW([.AT24])+COLUMN([.AT24])+63&gt;90;ROW([.AT24])+COLUMN([.AT24])+63-26;ROW([.AT24])+COLUMN([.AT24])+63))" office:value-type="string" office:string-value="k" calcext:value-type="string">
            <text:p>k</text:p>
          </table:table-cell>
          <table:table-cell table:style-name="ce38" table:formula="of:=CHAR(IF(ROW([.AU24])+COLUMN([.AU24])+63&gt;90;ROW([.AU24])+COLUMN([.AU24])+63-26;ROW([.AU24])+COLUMN([.AU24])+63))" office:value-type="string" office:string-value="l" calcext:value-type="string">
            <text:p>l</text:p>
          </table:table-cell>
          <table:table-cell table:style-name="ce39" table:formula="of:=CHAR(IF(ROW([.AV24])+COLUMN([.AV24])+63&gt;90;ROW([.AV24])+COLUMN([.AV24])+63-26;ROW([.AV24])+COLUMN([.AV24])+63))" office:value-type="string" office:string-value="m" calcext:value-type="string">
            <text:p>m</text:p>
          </table:table-cell>
          <table:table-cell table:style-name="ce40" table:formula="of:=CHAR(IF(ROW([.AW24])+COLUMN([.AW24])+63&gt;90;ROW([.AW24])+COLUMN([.AW24])+63-26;ROW([.AW24])+COLUMN([.AW24])+63))" office:value-type="string" office:string-value="n" calcext:value-type="string">
            <text:p>n</text:p>
          </table:table-cell>
          <table:table-cell table:style-name="ce41" table:formula="of:=CHAR(IF(ROW([.AX24])+COLUMN([.AX24])+63&gt;90;ROW([.AX24])+COLUMN([.AX24])+63-26;ROW([.AX24])+COLUMN([.AX24])+63))" office:value-type="string" office:string-value="o" calcext:value-type="string">
            <text:p>o</text:p>
          </table:table-cell>
          <table:table-cell table:style-name="ce42" table:formula="of:=CHAR(IF(ROW([.AY24])+COLUMN([.AY24])+63&gt;90;ROW([.AY24])+COLUMN([.AY24])+63-26;ROW([.AY24])+COLUMN([.AY24])+63))" office:value-type="string" office:string-value="p" calcext:value-type="string">
            <text:p>p</text:p>
          </table:table-cell>
          <table:table-cell table:style-name="ce22" table:formula="of:=CHAR(IF(ROW([.AZ24])+COLUMN([.AZ24])+63&gt;90;ROW([.AZ24])+COLUMN([.AZ24])+63-26;ROW([.AZ24])+COLUMN([.AZ24])+63))" office:value-type="string" office:string-value="q" calcext:value-type="string">
            <text:p>q</text:p>
          </table:table-cell>
          <table:table-cell table:style-name="ce4" table:formula="of:=CHAR(IF(ROW([.BA24])+COLUMN([.BA24])+63&gt;90;ROW([.BA24])+COLUMN([.BA24])+63-26;ROW([.BA24])+COLUMN([.BA24])+63))" office:value-type="string" office:string-value="r" calcext:value-type="string">
            <text:p>r</text:p>
          </table:table-cell>
          <table:table-cell table:formula="of:=CHAR(IF(ROW([.BB24])+COLUMN([.BB24])+63&gt;90;ROW([.BB24])+COLUMN([.BB24])+63-26;ROW([.BB24])+COLUMN([.BB24])+63))" office:value-type="string" office:string-value="s" calcext:value-type="string">
            <text:p>s</text:p>
          </table:table-cell>
          <table:table-cell table:style-name="ce44" table:formula="of:=CHAR(IF(ROW([.BC24])+COLUMN([.BC24])+63&gt;90;ROW([.BC24])+COLUMN([.BC24])+63-26;ROW([.BC24])+COLUMN([.BC24])+63))" office:value-type="string" office:string-value="t" calcext:value-type="string">
            <text:p>t</text:p>
          </table:table-cell>
          <table:table-cell table:style-name="ce45" table:formula="of:=CHAR(IF(ROW([.BD24])+COLUMN([.BD24])+63&gt;90;ROW([.BD24])+COLUMN([.BD24])+63-26;ROW([.BD24])+COLUMN([.BD24])+63))" office:value-type="string" office:string-value="u" calcext:value-type="string">
            <text:p>u</text:p>
          </table:table-cell>
          <table:table-cell table:style-name="ce46" table:formula="of:=CHAR(IF(ROW([.BE24])+COLUMN([.BE24])+63&gt;90;ROW([.BE24])+COLUMN([.BE24])+63-26;ROW([.BE24])+COLUMN([.BE24])+63))" office:value-type="string" office:string-value="v" calcext:value-type="string">
            <text:p>v</text:p>
          </table:table-cell>
          <table:table-cell table:style-name="ce24" table:formula="of:=CHAR(IF(ROW([.BF24])+COLUMN([.BF24])+63&gt;90;ROW([.BF24])+COLUMN([.BF24])+63-26;ROW([.BF24])+COLUMN([.BF24])+63))" office:value-type="string" office:string-value="w" calcext:value-type="string">
            <text:p>w</text:p>
          </table:table-cell>
          <table:table-cell table:style-name="ce25" table:formula="of:=CHAR(IF(ROW([.BG24])+COLUMN([.BG24])+63&gt;90;ROW([.BG24])+COLUMN([.BG24])+63-26;ROW([.BG24])+COLUMN([.BG24])+63))" office:value-type="string" office:string-value="x" calcext:value-type="string">
            <text:p>x</text:p>
          </table:table-cell>
          <table:table-cell table:style-name="ce26" table:formula="of:=CHAR(IF(ROW([.BH24])+COLUMN([.BH24])+63&gt;90;ROW([.BH24])+COLUMN([.BH24])+63-26;ROW([.BH24])+COLUMN([.BH24])+63))" office:value-type="string" office:string-value="y" calcext:value-type="string">
            <text:p>y</text:p>
          </table:table-cell>
          <table:table-cell table:style-name="ce27" table:formula="of:=CHAR(IF(ROW([.BI24])+COLUMN([.BI24])+63&gt;90;ROW([.BI24])+COLUMN([.BI24])+63-26;ROW([.BI24])+COLUMN([.BI24])+63))" office:value-type="string" office:string-value="z" calcext:value-type="string">
            <text:p>z</text:p>
          </table:table-cell>
          <table:table-cell table:style-name="ce28" table:formula="of:=CHAR(IF(ROW([.BJ24])+COLUMN([.BJ24])+63&gt;90;ROW([.BJ24])+COLUMN([.BJ24])+63-26;ROW([.BJ24])+COLUMN([.BJ24])+63))" office:value-type="string" office:string-value="{" calcext:value-type="string">
            <text:p>{</text:p>
          </table:table-cell>
          <table:table-cell table:style-name="ce29" table:formula="of:=CHAR(IF(ROW([.BK24])+COLUMN([.BK24])+63&gt;90;ROW([.BK24])+COLUMN([.BK24])+63-26;ROW([.BK24])+COLUMN([.BK24])+63))" office:value-type="string" office:string-value="|" calcext:value-type="string">
            <text:p>|</text:p>
          </table:table-cell>
          <table:table-cell table:style-name="ce30" table:formula="of:=CHAR(IF(ROW([.BL24])+COLUMN([.BL24])+63&gt;90;ROW([.BL24])+COLUMN([.BL24])+63-26;ROW([.BL24])+COLUMN([.BL24])+63))" office:value-type="string" office:string-value="}" calcext:value-type="string">
            <text:p>}</text:p>
          </table:table-cell>
          <table:table-cell table:style-name="ce31" table:formula="of:=CHAR(IF(ROW([.BM24])+COLUMN([.BM24])+63&gt;90;ROW([.BM24])+COLUMN([.BM24])+63-26;ROW([.BM24])+COLUMN([.BM24])+63))" office:value-type="string" office:string-value="~" calcext:value-type="string">
            <text:p>~</text:p>
          </table:table-cell>
          <table:table-cell table:style-name="ce32" table:formula="of:=CHAR(IF(ROW([.BN24])+COLUMN([.BN24])+63&gt;90;ROW([.BN24])+COLUMN([.BN24])+63-26;ROW([.BN24])+COLUMN([.BN24])+63))" office:value-type="string" office:string-value="" calcext:value-type="string">
            <text:p></text:p>
          </table:table-cell>
          <table:table-cell table:style-name="ce33" table:formula="of:=CHAR(IF(ROW([.BO24])+COLUMN([.BO24])+63&gt;90;ROW([.BO24])+COLUMN([.BO24])+63-26;ROW([.BO24])+COLUMN([.BO24])+63))" office:value-type="string" office:string-value="�" calcext:value-type="string">
            <text:p>�</text:p>
          </table:table-cell>
          <table:table-cell table:style-name="ce34" table:formula="of:=CHAR(IF(ROW([.BP24])+COLUMN([.BP24])+63&gt;90;ROW([.BP24])+COLUMN([.BP24])+63-26;ROW([.BP24])+COLUMN([.BP24])+63))" office:value-type="string" office:string-value="�" calcext:value-type="string">
            <text:p>�</text:p>
          </table:table-cell>
          <table:table-cell table:style-name="ce35" table:formula="of:=CHAR(IF(ROW([.BQ24])+COLUMN([.BQ24])+63&gt;90;ROW([.BQ24])+COLUMN([.BQ24])+63-26;ROW([.BQ24])+COLUMN([.BQ24])+63))" office:value-type="string" office:string-value="�" calcext:value-type="string">
            <text:p>�</text:p>
          </table:table-cell>
          <table:table-cell table:style-name="ce36" table:formula="of:=CHAR(IF(ROW([.BR24])+COLUMN([.BR24])+63&gt;90;ROW([.BR24])+COLUMN([.BR24])+63-26;ROW([.BR24])+COLUMN([.BR24])+63))" office:value-type="string" office:string-value="�" calcext:value-type="string">
            <text:p>�</text:p>
          </table:table-cell>
          <table:table-cell table:style-name="ce37" table:formula="of:=CHAR(IF(ROW([.BS24])+COLUMN([.BS24])+63&gt;90;ROW([.BS24])+COLUMN([.BS24])+63-26;ROW([.BS24])+COLUMN([.BS24])+63))" office:value-type="string" office:string-value="�" calcext:value-type="string">
            <text:p>�</text:p>
          </table:table-cell>
          <table:table-cell table:style-name="ce36" table:formula="of:=CHAR(IF(ROW([.BT24])+COLUMN([.BT24])+63&gt;90;ROW([.BT24])+COLUMN([.BT24])+63-26;ROW([.BT24])+COLUMN([.BT24])+63))" office:value-type="string" office:string-value="�" calcext:value-type="string">
            <text:p>�</text:p>
          </table:table-cell>
          <table:table-cell table:style-name="ce38" table:formula="of:=CHAR(IF(ROW([.BU24])+COLUMN([.BU24])+63&gt;90;ROW([.BU24])+COLUMN([.BU24])+63-26;ROW([.BU24])+COLUMN([.BU24])+63))" office:value-type="string" office:string-value="�" calcext:value-type="string">
            <text:p>�</text:p>
          </table:table-cell>
          <table:table-cell table:style-name="ce39" table:formula="of:=CHAR(IF(ROW([.BV24])+COLUMN([.BV24])+63&gt;90;ROW([.BV24])+COLUMN([.BV24])+63-26;ROW([.BV24])+COLUMN([.BV24])+63))" office:value-type="string" office:string-value="�" calcext:value-type="string">
            <text:p>�</text:p>
          </table:table-cell>
          <table:table-cell table:style-name="ce40" table:formula="of:=CHAR(IF(ROW([.BW24])+COLUMN([.BW24])+63&gt;90;ROW([.BW24])+COLUMN([.BW24])+63-26;ROW([.BW24])+COLUMN([.BW24])+63))" office:value-type="string" office:string-value="�" calcext:value-type="string">
            <text:p>�</text:p>
          </table:table-cell>
          <table:table-cell table:style-name="ce41" table:formula="of:=CHAR(IF(ROW([.BX24])+COLUMN([.BX24])+63&gt;90;ROW([.BX24])+COLUMN([.BX24])+63-26;ROW([.BX24])+COLUMN([.BX24])+63))" office:value-type="string" office:string-value="�" calcext:value-type="string">
            <text:p>�</text:p>
          </table:table-cell>
          <table:table-cell table:style-name="ce42" table:formula="of:=CHAR(IF(ROW([.BY24])+COLUMN([.BY24])+63&gt;90;ROW([.BY24])+COLUMN([.BY24])+63-26;ROW([.BY24])+COLUMN([.BY24])+63))" office:value-type="string" office:string-value="�" calcext:value-type="string">
            <text:p>�</text:p>
          </table:table-cell>
          <table:table-cell table:style-name="ce22" table:formula="of:=CHAR(IF(ROW([.BZ24])+COLUMN([.BZ24])+63&gt;90;ROW([.BZ24])+COLUMN([.BZ24])+63-26;ROW([.BZ24])+COLUMN([.BZ24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style-name="ce44"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style-name="ce45"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style-name="ce46"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style-name="ce24"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style-name="ce25"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style-name="ce26"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style-name="ce27"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style-name="ce28"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style-name="ce29"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style-name="ce30"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style-name="ce31"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style-name="ce32"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style-name="ce33"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style-name="ce34"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style-name="ce35"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style-name="ce36"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style-name="ce37"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style-name="ce36"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style-name="ce38"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style-name="ce39"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style-name="ce40"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style-name="ce41"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style-name="ce42"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style-name="ce43"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style-name="ce4"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formula="of:=CHAR(IF(ROW([.AA25])+COLUMN([.AA25])+63&gt;90;ROW([.AA25])+COLUMN([.AA25])+63-26;ROW([.AA25])+COLUMN([.AA25])+63))" office:value-type="string" office:string-value="Y" calcext:value-type="string">
            <text:p>Y</text:p>
          </table:table-cell>
          <table:table-cell table:style-name="ce44" table:formula="of:=CHAR(IF(ROW([.AB25])+COLUMN([.AB25])+63&gt;90;ROW([.AB25])+COLUMN([.AB25])+63-26;ROW([.AB25])+COLUMN([.AB25])+63))" office:value-type="string" office:string-value="Z" calcext:value-type="string">
            <text:p>Z</text:p>
          </table:table-cell>
          <table:table-cell table:style-name="ce45" table:formula="of:=CHAR(IF(ROW([.AC25])+COLUMN([.AC25])+63&gt;90;ROW([.AC25])+COLUMN([.AC25])+63-26;ROW([.AC25])+COLUMN([.AC25])+63))" office:value-type="string" office:string-value="[" calcext:value-type="string">
            <text:p>[</text:p>
          </table:table-cell>
          <table:table-cell table:style-name="ce46" table:formula="of:=CHAR(IF(ROW([.AD25])+COLUMN([.AD25])+63&gt;90;ROW([.AD25])+COLUMN([.AD25])+63-26;ROW([.AD25])+COLUMN([.AD25])+63))" office:value-type="string" office:string-value="\" calcext:value-type="string">
            <text:p>\</text:p>
          </table:table-cell>
          <table:table-cell table:style-name="ce24" table:formula="of:=CHAR(IF(ROW([.AE25])+COLUMN([.AE25])+63&gt;90;ROW([.AE25])+COLUMN([.AE25])+63-26;ROW([.AE25])+COLUMN([.AE25])+63))" office:value-type="string" office:string-value="]" calcext:value-type="string">
            <text:p>]</text:p>
          </table:table-cell>
          <table:table-cell table:style-name="ce25" table:formula="of:=CHAR(IF(ROW([.AF25])+COLUMN([.AF25])+63&gt;90;ROW([.AF25])+COLUMN([.AF25])+63-26;ROW([.AF25])+COLUMN([.AF25])+63))" office:value-type="string" office:string-value="^" calcext:value-type="string">
            <text:p>^</text:p>
          </table:table-cell>
          <table:table-cell table:style-name="ce26" table:formula="of:=CHAR(IF(ROW([.AG25])+COLUMN([.AG25])+63&gt;90;ROW([.AG25])+COLUMN([.AG25])+63-26;ROW([.AG25])+COLUMN([.AG25])+63))" office:value-type="string" office:string-value="_" calcext:value-type="string">
            <text:p>_</text:p>
          </table:table-cell>
          <table:table-cell table:style-name="ce27" table:formula="of:=CHAR(IF(ROW([.AH25])+COLUMN([.AH25])+63&gt;90;ROW([.AH25])+COLUMN([.AH25])+63-26;ROW([.AH25])+COLUMN([.AH25])+63))" office:value-type="string" office:string-value="`" calcext:value-type="string">
            <text:p>`</text:p>
          </table:table-cell>
          <table:table-cell table:style-name="ce28" table:formula="of:=CHAR(IF(ROW([.AI25])+COLUMN([.AI25])+63&gt;90;ROW([.AI25])+COLUMN([.AI25])+63-26;ROW([.AI25])+COLUMN([.AI25])+63))" office:value-type="string" office:string-value="a" calcext:value-type="string">
            <text:p>a</text:p>
          </table:table-cell>
          <table:table-cell table:style-name="ce29" table:formula="of:=CHAR(IF(ROW([.AJ25])+COLUMN([.AJ25])+63&gt;90;ROW([.AJ25])+COLUMN([.AJ25])+63-26;ROW([.AJ25])+COLUMN([.AJ25])+63))" office:value-type="string" office:string-value="b" calcext:value-type="string">
            <text:p>b</text:p>
          </table:table-cell>
          <table:table-cell table:style-name="ce30" table:formula="of:=CHAR(IF(ROW([.AK25])+COLUMN([.AK25])+63&gt;90;ROW([.AK25])+COLUMN([.AK25])+63-26;ROW([.AK25])+COLUMN([.AK25])+63))" office:value-type="string" office:string-value="c" calcext:value-type="string">
            <text:p>c</text:p>
          </table:table-cell>
          <table:table-cell table:style-name="ce31" table:formula="of:=CHAR(IF(ROW([.AL25])+COLUMN([.AL25])+63&gt;90;ROW([.AL25])+COLUMN([.AL25])+63-26;ROW([.AL25])+COLUMN([.AL25])+63))" office:value-type="string" office:string-value="d" calcext:value-type="string">
            <text:p>d</text:p>
          </table:table-cell>
          <table:table-cell table:style-name="ce32" table:formula="of:=CHAR(IF(ROW([.AM25])+COLUMN([.AM25])+63&gt;90;ROW([.AM25])+COLUMN([.AM25])+63-26;ROW([.AM25])+COLUMN([.AM25])+63))" office:value-type="string" office:string-value="e" calcext:value-type="string">
            <text:p>e</text:p>
          </table:table-cell>
          <table:table-cell table:style-name="ce33" table:formula="of:=CHAR(IF(ROW([.AN25])+COLUMN([.AN25])+63&gt;90;ROW([.AN25])+COLUMN([.AN25])+63-26;ROW([.AN25])+COLUMN([.AN25])+63))" office:value-type="string" office:string-value="f" calcext:value-type="string">
            <text:p>f</text:p>
          </table:table-cell>
          <table:table-cell table:style-name="ce34" table:formula="of:=CHAR(IF(ROW([.AO25])+COLUMN([.AO25])+63&gt;90;ROW([.AO25])+COLUMN([.AO25])+63-26;ROW([.AO25])+COLUMN([.AO25])+63))" office:value-type="string" office:string-value="g" calcext:value-type="string">
            <text:p>g</text:p>
          </table:table-cell>
          <table:table-cell table:style-name="ce35" table:formula="of:=CHAR(IF(ROW([.AP25])+COLUMN([.AP25])+63&gt;90;ROW([.AP25])+COLUMN([.AP25])+63-26;ROW([.AP25])+COLUMN([.AP25])+63))" office:value-type="string" office:string-value="h" calcext:value-type="string">
            <text:p>h</text:p>
          </table:table-cell>
          <table:table-cell table:style-name="ce36" table:formula="of:=CHAR(IF(ROW([.AQ25])+COLUMN([.AQ25])+63&gt;90;ROW([.AQ25])+COLUMN([.AQ25])+63-26;ROW([.AQ25])+COLUMN([.AQ25])+63))" office:value-type="string" office:string-value="i" calcext:value-type="string">
            <text:p>i</text:p>
          </table:table-cell>
          <table:table-cell table:style-name="ce37" table:formula="of:=CHAR(IF(ROW([.AR25])+COLUMN([.AR25])+63&gt;90;ROW([.AR25])+COLUMN([.AR25])+63-26;ROW([.AR25])+COLUMN([.AR25])+63))" office:value-type="string" office:string-value="j" calcext:value-type="string">
            <text:p>j</text:p>
          </table:table-cell>
          <table:table-cell table:style-name="ce36" table:formula="of:=CHAR(IF(ROW([.AS25])+COLUMN([.AS25])+63&gt;90;ROW([.AS25])+COLUMN([.AS25])+63-26;ROW([.AS25])+COLUMN([.AS25])+63))" office:value-type="string" office:string-value="k" calcext:value-type="string">
            <text:p>k</text:p>
          </table:table-cell>
          <table:table-cell table:style-name="ce38" table:formula="of:=CHAR(IF(ROW([.AT25])+COLUMN([.AT25])+63&gt;90;ROW([.AT25])+COLUMN([.AT25])+63-26;ROW([.AT25])+COLUMN([.AT25])+63))" office:value-type="string" office:string-value="l" calcext:value-type="string">
            <text:p>l</text:p>
          </table:table-cell>
          <table:table-cell table:style-name="ce39" table:formula="of:=CHAR(IF(ROW([.AU25])+COLUMN([.AU25])+63&gt;90;ROW([.AU25])+COLUMN([.AU25])+63-26;ROW([.AU25])+COLUMN([.AU25])+63))" office:value-type="string" office:string-value="m" calcext:value-type="string">
            <text:p>m</text:p>
          </table:table-cell>
          <table:table-cell table:style-name="ce40" table:formula="of:=CHAR(IF(ROW([.AV25])+COLUMN([.AV25])+63&gt;90;ROW([.AV25])+COLUMN([.AV25])+63-26;ROW([.AV25])+COLUMN([.AV25])+63))" office:value-type="string" office:string-value="n" calcext:value-type="string">
            <text:p>n</text:p>
          </table:table-cell>
          <table:table-cell table:style-name="ce41" table:formula="of:=CHAR(IF(ROW([.AW25])+COLUMN([.AW25])+63&gt;90;ROW([.AW25])+COLUMN([.AW25])+63-26;ROW([.AW25])+COLUMN([.AW25])+63))" office:value-type="string" office:string-value="o" calcext:value-type="string">
            <text:p>o</text:p>
          </table:table-cell>
          <table:table-cell table:style-name="ce42" table:formula="of:=CHAR(IF(ROW([.AX25])+COLUMN([.AX25])+63&gt;90;ROW([.AX25])+COLUMN([.AX25])+63-26;ROW([.AX25])+COLUMN([.AX25])+63))" office:value-type="string" office:string-value="p" calcext:value-type="string">
            <text:p>p</text:p>
          </table:table-cell>
          <table:table-cell table:style-name="ce43" table:formula="of:=CHAR(IF(ROW([.AY25])+COLUMN([.AY25])+63&gt;90;ROW([.AY25])+COLUMN([.AY25])+63-26;ROW([.AY25])+COLUMN([.AY25])+63))" office:value-type="string" office:string-value="q" calcext:value-type="string">
            <text:p>q</text:p>
          </table:table-cell>
          <table:table-cell table:style-name="ce4" table:formula="of:=CHAR(IF(ROW([.AZ25])+COLUMN([.AZ25])+63&gt;90;ROW([.AZ25])+COLUMN([.AZ25])+63-26;ROW([.AZ25])+COLUMN([.AZ25])+63))" office:value-type="string" office:string-value="r" calcext:value-type="string">
            <text:p>r</text:p>
          </table:table-cell>
          <table:table-cell table:formula="of:=CHAR(IF(ROW([.BA25])+COLUMN([.BA25])+63&gt;90;ROW([.BA25])+COLUMN([.BA25])+63-26;ROW([.BA25])+COLUMN([.BA25])+63))" office:value-type="string" office:string-value="s" calcext:value-type="string">
            <text:p>s</text:p>
          </table:table-cell>
          <table:table-cell table:style-name="ce44" table:formula="of:=CHAR(IF(ROW([.BB25])+COLUMN([.BB25])+63&gt;90;ROW([.BB25])+COLUMN([.BB25])+63-26;ROW([.BB25])+COLUMN([.BB25])+63))" office:value-type="string" office:string-value="t" calcext:value-type="string">
            <text:p>t</text:p>
          </table:table-cell>
          <table:table-cell table:style-name="ce45" table:formula="of:=CHAR(IF(ROW([.BC25])+COLUMN([.BC25])+63&gt;90;ROW([.BC25])+COLUMN([.BC25])+63-26;ROW([.BC25])+COLUMN([.BC25])+63))" office:value-type="string" office:string-value="u" calcext:value-type="string">
            <text:p>u</text:p>
          </table:table-cell>
          <table:table-cell table:style-name="ce46" table:formula="of:=CHAR(IF(ROW([.BD25])+COLUMN([.BD25])+63&gt;90;ROW([.BD25])+COLUMN([.BD25])+63-26;ROW([.BD25])+COLUMN([.BD25])+63))" office:value-type="string" office:string-value="v" calcext:value-type="string">
            <text:p>v</text:p>
          </table:table-cell>
          <table:table-cell table:style-name="ce24" table:formula="of:=CHAR(IF(ROW([.BE25])+COLUMN([.BE25])+63&gt;90;ROW([.BE25])+COLUMN([.BE25])+63-26;ROW([.BE25])+COLUMN([.BE25])+63))" office:value-type="string" office:string-value="w" calcext:value-type="string">
            <text:p>w</text:p>
          </table:table-cell>
          <table:table-cell table:style-name="ce25" table:formula="of:=CHAR(IF(ROW([.BF25])+COLUMN([.BF25])+63&gt;90;ROW([.BF25])+COLUMN([.BF25])+63-26;ROW([.BF25])+COLUMN([.BF25])+63))" office:value-type="string" office:string-value="x" calcext:value-type="string">
            <text:p>x</text:p>
          </table:table-cell>
          <table:table-cell table:style-name="ce26" table:formula="of:=CHAR(IF(ROW([.BG25])+COLUMN([.BG25])+63&gt;90;ROW([.BG25])+COLUMN([.BG25])+63-26;ROW([.BG25])+COLUMN([.BG25])+63))" office:value-type="string" office:string-value="y" calcext:value-type="string">
            <text:p>y</text:p>
          </table:table-cell>
          <table:table-cell table:style-name="ce27" table:formula="of:=CHAR(IF(ROW([.BH25])+COLUMN([.BH25])+63&gt;90;ROW([.BH25])+COLUMN([.BH25])+63-26;ROW([.BH25])+COLUMN([.BH25])+63))" office:value-type="string" office:string-value="z" calcext:value-type="string">
            <text:p>z</text:p>
          </table:table-cell>
          <table:table-cell table:style-name="ce28" table:formula="of:=CHAR(IF(ROW([.BI25])+COLUMN([.BI25])+63&gt;90;ROW([.BI25])+COLUMN([.BI25])+63-26;ROW([.BI25])+COLUMN([.BI25])+63))" office:value-type="string" office:string-value="{" calcext:value-type="string">
            <text:p>{</text:p>
          </table:table-cell>
          <table:table-cell table:style-name="ce29" table:formula="of:=CHAR(IF(ROW([.BJ25])+COLUMN([.BJ25])+63&gt;90;ROW([.BJ25])+COLUMN([.BJ25])+63-26;ROW([.BJ25])+COLUMN([.BJ25])+63))" office:value-type="string" office:string-value="|" calcext:value-type="string">
            <text:p>|</text:p>
          </table:table-cell>
          <table:table-cell table:style-name="ce30" table:formula="of:=CHAR(IF(ROW([.BK25])+COLUMN([.BK25])+63&gt;90;ROW([.BK25])+COLUMN([.BK25])+63-26;ROW([.BK25])+COLUMN([.BK25])+63))" office:value-type="string" office:string-value="}" calcext:value-type="string">
            <text:p>}</text:p>
          </table:table-cell>
          <table:table-cell table:style-name="ce31" table:formula="of:=CHAR(IF(ROW([.BL25])+COLUMN([.BL25])+63&gt;90;ROW([.BL25])+COLUMN([.BL25])+63-26;ROW([.BL25])+COLUMN([.BL25])+63))" office:value-type="string" office:string-value="~" calcext:value-type="string">
            <text:p>~</text:p>
          </table:table-cell>
          <table:table-cell table:style-name="ce32" table:formula="of:=CHAR(IF(ROW([.BM25])+COLUMN([.BM25])+63&gt;90;ROW([.BM25])+COLUMN([.BM25])+63-26;ROW([.BM25])+COLUMN([.BM25])+63))" office:value-type="string" office:string-value="" calcext:value-type="string">
            <text:p></text:p>
          </table:table-cell>
          <table:table-cell table:style-name="ce33" table:formula="of:=CHAR(IF(ROW([.BN25])+COLUMN([.BN25])+63&gt;90;ROW([.BN25])+COLUMN([.BN25])+63-26;ROW([.BN25])+COLUMN([.BN25])+63))" office:value-type="string" office:string-value="�" calcext:value-type="string">
            <text:p>�</text:p>
          </table:table-cell>
          <table:table-cell table:style-name="ce34" table:formula="of:=CHAR(IF(ROW([.BO25])+COLUMN([.BO25])+63&gt;90;ROW([.BO25])+COLUMN([.BO25])+63-26;ROW([.BO25])+COLUMN([.BO25])+63))" office:value-type="string" office:string-value="�" calcext:value-type="string">
            <text:p>�</text:p>
          </table:table-cell>
          <table:table-cell table:style-name="ce35" table:formula="of:=CHAR(IF(ROW([.BP25])+COLUMN([.BP25])+63&gt;90;ROW([.BP25])+COLUMN([.BP25])+63-26;ROW([.BP25])+COLUMN([.BP25])+63))" office:value-type="string" office:string-value="�" calcext:value-type="string">
            <text:p>�</text:p>
          </table:table-cell>
          <table:table-cell table:style-name="ce36" table:formula="of:=CHAR(IF(ROW([.BQ25])+COLUMN([.BQ25])+63&gt;90;ROW([.BQ25])+COLUMN([.BQ25])+63-26;ROW([.BQ25])+COLUMN([.BQ25])+63))" office:value-type="string" office:string-value="�" calcext:value-type="string">
            <text:p>�</text:p>
          </table:table-cell>
          <table:table-cell table:style-name="ce37" table:formula="of:=CHAR(IF(ROW([.BR25])+COLUMN([.BR25])+63&gt;90;ROW([.BR25])+COLUMN([.BR25])+63-26;ROW([.BR25])+COLUMN([.BR25])+63))" office:value-type="string" office:string-value="�" calcext:value-type="string">
            <text:p>�</text:p>
          </table:table-cell>
          <table:table-cell table:style-name="ce36" table:formula="of:=CHAR(IF(ROW([.BS25])+COLUMN([.BS25])+63&gt;90;ROW([.BS25])+COLUMN([.BS25])+63-26;ROW([.BS25])+COLUMN([.BS25])+63))" office:value-type="string" office:string-value="�" calcext:value-type="string">
            <text:p>�</text:p>
          </table:table-cell>
          <table:table-cell table:style-name="ce38" table:formula="of:=CHAR(IF(ROW([.BT25])+COLUMN([.BT25])+63&gt;90;ROW([.BT25])+COLUMN([.BT25])+63-26;ROW([.BT25])+COLUMN([.BT25])+63))" office:value-type="string" office:string-value="�" calcext:value-type="string">
            <text:p>�</text:p>
          </table:table-cell>
          <table:table-cell table:style-name="ce39" table:formula="of:=CHAR(IF(ROW([.BU25])+COLUMN([.BU25])+63&gt;90;ROW([.BU25])+COLUMN([.BU25])+63-26;ROW([.BU25])+COLUMN([.BU25])+63))" office:value-type="string" office:string-value="�" calcext:value-type="string">
            <text:p>�</text:p>
          </table:table-cell>
          <table:table-cell table:style-name="ce40" table:formula="of:=CHAR(IF(ROW([.BV25])+COLUMN([.BV25])+63&gt;90;ROW([.BV25])+COLUMN([.BV25])+63-26;ROW([.BV25])+COLUMN([.BV25])+63))" office:value-type="string" office:string-value="�" calcext:value-type="string">
            <text:p>�</text:p>
          </table:table-cell>
          <table:table-cell table:style-name="ce41" table:formula="of:=CHAR(IF(ROW([.BW25])+COLUMN([.BW25])+63&gt;90;ROW([.BW25])+COLUMN([.BW25])+63-26;ROW([.BW25])+COLUMN([.BW25])+63))" office:value-type="string" office:string-value="�" calcext:value-type="string">
            <text:p>�</text:p>
          </table:table-cell>
          <table:table-cell table:style-name="ce42" table:formula="of:=CHAR(IF(ROW([.BX25])+COLUMN([.BX25])+63&gt;90;ROW([.BX25])+COLUMN([.BX25])+63-26;ROW([.BX25])+COLUMN([.BX25])+63))" office:value-type="string" office:string-value="�" calcext:value-type="string">
            <text:p>�</text:p>
          </table:table-cell>
          <table:table-cell table:style-name="ce43" table:formula="of:=CHAR(IF(ROW([.BY25])+COLUMN([.BY25])+63&gt;90;ROW([.BY25])+COLUMN([.BY25])+63-26;ROW([.BY25])+COLUMN([.BY25])+63))" office:value-type="string" office:string-value="�" calcext:value-type="string">
            <text:p>�</text:p>
          </table:table-cell>
          <table:table-cell table:style-name="ce4" table:formula="of:=CHAR(IF(ROW([.BZ25])+COLUMN([.BZ25])+63&gt;90;ROW([.BZ25])+COLUMN([.BZ25])+63-26;ROW([.BZ25])+COLUMN([.BZ25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3"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style-name="ce1"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style-name="ce2"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style-name="ce3"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style-name="ce4"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style-name="ce5"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style-name="ce6"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style-name="ce7"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style-name="ce8"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style-name="ce9"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style-name="ce10"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style-name="ce11"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style-name="ce12"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style-name="ce13"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style-name="ce14"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style-name="ce15"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style-name="ce16"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style-name="ce15"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style-name="ce17"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style-name="ce18"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style-name="ce19"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style-name="ce20"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style-name="ce21"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style-name="ce22"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style-name="ce4"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style-name="ce23" table:formula="of:=CHAR(IF(ROW([.AA26])+COLUMN([.AA26])+63&gt;90;ROW([.AA26])+COLUMN([.AA26])+63-26;ROW([.AA26])+COLUMN([.AA26])+63))" office:value-type="string" office:string-value="Z" calcext:value-type="string">
            <text:p>Z</text:p>
          </table:table-cell>
          <table:table-cell table:style-name="ce1" table:formula="of:=CHAR(IF(ROW([.AB26])+COLUMN([.AB26])+63&gt;90;ROW([.AB26])+COLUMN([.AB26])+63-26;ROW([.AB26])+COLUMN([.AB26])+63))" office:value-type="string" office:string-value="[" calcext:value-type="string">
            <text:p>[</text:p>
          </table:table-cell>
          <table:table-cell table:style-name="ce2" table:formula="of:=CHAR(IF(ROW([.AC26])+COLUMN([.AC26])+63&gt;90;ROW([.AC26])+COLUMN([.AC26])+63-26;ROW([.AC26])+COLUMN([.AC26])+63))" office:value-type="string" office:string-value="\" calcext:value-type="string">
            <text:p>\</text:p>
          </table:table-cell>
          <table:table-cell table:style-name="ce3" table:formula="of:=CHAR(IF(ROW([.AD26])+COLUMN([.AD26])+63&gt;90;ROW([.AD26])+COLUMN([.AD26])+63-26;ROW([.AD26])+COLUMN([.AD26])+63))" office:value-type="string" office:string-value="]" calcext:value-type="string">
            <text:p>]</text:p>
          </table:table-cell>
          <table:table-cell table:style-name="ce4" table:formula="of:=CHAR(IF(ROW([.AE26])+COLUMN([.AE26])+63&gt;90;ROW([.AE26])+COLUMN([.AE26])+63-26;ROW([.AE26])+COLUMN([.AE26])+63))" office:value-type="string" office:string-value="^" calcext:value-type="string">
            <text:p>^</text:p>
          </table:table-cell>
          <table:table-cell table:style-name="ce5" table:formula="of:=CHAR(IF(ROW([.AF26])+COLUMN([.AF26])+63&gt;90;ROW([.AF26])+COLUMN([.AF26])+63-26;ROW([.AF26])+COLUMN([.AF26])+63))" office:value-type="string" office:string-value="_" calcext:value-type="string">
            <text:p>_</text:p>
          </table:table-cell>
          <table:table-cell table:style-name="ce6" table:formula="of:=CHAR(IF(ROW([.AG26])+COLUMN([.AG26])+63&gt;90;ROW([.AG26])+COLUMN([.AG26])+63-26;ROW([.AG26])+COLUMN([.AG26])+63))" office:value-type="string" office:string-value="`" calcext:value-type="string">
            <text:p>`</text:p>
          </table:table-cell>
          <table:table-cell table:style-name="ce7" table:formula="of:=CHAR(IF(ROW([.AH26])+COLUMN([.AH26])+63&gt;90;ROW([.AH26])+COLUMN([.AH26])+63-26;ROW([.AH26])+COLUMN([.AH26])+63))" office:value-type="string" office:string-value="a" calcext:value-type="string">
            <text:p>a</text:p>
          </table:table-cell>
          <table:table-cell table:style-name="ce8" table:formula="of:=CHAR(IF(ROW([.AI26])+COLUMN([.AI26])+63&gt;90;ROW([.AI26])+COLUMN([.AI26])+63-26;ROW([.AI26])+COLUMN([.AI26])+63))" office:value-type="string" office:string-value="b" calcext:value-type="string">
            <text:p>b</text:p>
          </table:table-cell>
          <table:table-cell table:style-name="ce9" table:formula="of:=CHAR(IF(ROW([.AJ26])+COLUMN([.AJ26])+63&gt;90;ROW([.AJ26])+COLUMN([.AJ26])+63-26;ROW([.AJ26])+COLUMN([.AJ26])+63))" office:value-type="string" office:string-value="c" calcext:value-type="string">
            <text:p>c</text:p>
          </table:table-cell>
          <table:table-cell table:style-name="ce10" table:formula="of:=CHAR(IF(ROW([.AK26])+COLUMN([.AK26])+63&gt;90;ROW([.AK26])+COLUMN([.AK26])+63-26;ROW([.AK26])+COLUMN([.AK26])+63))" office:value-type="string" office:string-value="d" calcext:value-type="string">
            <text:p>d</text:p>
          </table:table-cell>
          <table:table-cell table:style-name="ce11" table:formula="of:=CHAR(IF(ROW([.AL26])+COLUMN([.AL26])+63&gt;90;ROW([.AL26])+COLUMN([.AL26])+63-26;ROW([.AL26])+COLUMN([.AL26])+63))" office:value-type="string" office:string-value="e" calcext:value-type="string">
            <text:p>e</text:p>
          </table:table-cell>
          <table:table-cell table:style-name="ce12" table:formula="of:=CHAR(IF(ROW([.AM26])+COLUMN([.AM26])+63&gt;90;ROW([.AM26])+COLUMN([.AM26])+63-26;ROW([.AM26])+COLUMN([.AM26])+63))" office:value-type="string" office:string-value="f" calcext:value-type="string">
            <text:p>f</text:p>
          </table:table-cell>
          <table:table-cell table:style-name="ce13" table:formula="of:=CHAR(IF(ROW([.AN26])+COLUMN([.AN26])+63&gt;90;ROW([.AN26])+COLUMN([.AN26])+63-26;ROW([.AN26])+COLUMN([.AN26])+63))" office:value-type="string" office:string-value="g" calcext:value-type="string">
            <text:p>g</text:p>
          </table:table-cell>
          <table:table-cell table:style-name="ce14" table:formula="of:=CHAR(IF(ROW([.AO26])+COLUMN([.AO26])+63&gt;90;ROW([.AO26])+COLUMN([.AO26])+63-26;ROW([.AO26])+COLUMN([.AO26])+63))" office:value-type="string" office:string-value="h" calcext:value-type="string">
            <text:p>h</text:p>
          </table:table-cell>
          <table:table-cell table:style-name="ce15" table:formula="of:=CHAR(IF(ROW([.AP26])+COLUMN([.AP26])+63&gt;90;ROW([.AP26])+COLUMN([.AP26])+63-26;ROW([.AP26])+COLUMN([.AP26])+63))" office:value-type="string" office:string-value="i" calcext:value-type="string">
            <text:p>i</text:p>
          </table:table-cell>
          <table:table-cell table:style-name="ce16" table:formula="of:=CHAR(IF(ROW([.AQ26])+COLUMN([.AQ26])+63&gt;90;ROW([.AQ26])+COLUMN([.AQ26])+63-26;ROW([.AQ26])+COLUMN([.AQ26])+63))" office:value-type="string" office:string-value="j" calcext:value-type="string">
            <text:p>j</text:p>
          </table:table-cell>
          <table:table-cell table:style-name="ce15" table:formula="of:=CHAR(IF(ROW([.AR26])+COLUMN([.AR26])+63&gt;90;ROW([.AR26])+COLUMN([.AR26])+63-26;ROW([.AR26])+COLUMN([.AR26])+63))" office:value-type="string" office:string-value="k" calcext:value-type="string">
            <text:p>k</text:p>
          </table:table-cell>
          <table:table-cell table:style-name="ce17" table:formula="of:=CHAR(IF(ROW([.AS26])+COLUMN([.AS26])+63&gt;90;ROW([.AS26])+COLUMN([.AS26])+63-26;ROW([.AS26])+COLUMN([.AS26])+63))" office:value-type="string" office:string-value="l" calcext:value-type="string">
            <text:p>l</text:p>
          </table:table-cell>
          <table:table-cell table:style-name="ce18" table:formula="of:=CHAR(IF(ROW([.AT26])+COLUMN([.AT26])+63&gt;90;ROW([.AT26])+COLUMN([.AT26])+63-26;ROW([.AT26])+COLUMN([.AT26])+63))" office:value-type="string" office:string-value="m" calcext:value-type="string">
            <text:p>m</text:p>
          </table:table-cell>
          <table:table-cell table:style-name="ce19" table:formula="of:=CHAR(IF(ROW([.AU26])+COLUMN([.AU26])+63&gt;90;ROW([.AU26])+COLUMN([.AU26])+63-26;ROW([.AU26])+COLUMN([.AU26])+63))" office:value-type="string" office:string-value="n" calcext:value-type="string">
            <text:p>n</text:p>
          </table:table-cell>
          <table:table-cell table:style-name="ce20" table:formula="of:=CHAR(IF(ROW([.AV26])+COLUMN([.AV26])+63&gt;90;ROW([.AV26])+COLUMN([.AV26])+63-26;ROW([.AV26])+COLUMN([.AV26])+63))" office:value-type="string" office:string-value="o" calcext:value-type="string">
            <text:p>o</text:p>
          </table:table-cell>
          <table:table-cell table:style-name="ce21" table:formula="of:=CHAR(IF(ROW([.AW26])+COLUMN([.AW26])+63&gt;90;ROW([.AW26])+COLUMN([.AW26])+63-26;ROW([.AW26])+COLUMN([.AW26])+63))" office:value-type="string" office:string-value="p" calcext:value-type="string">
            <text:p>p</text:p>
          </table:table-cell>
          <table:table-cell table:style-name="ce22" table:formula="of:=CHAR(IF(ROW([.AX26])+COLUMN([.AX26])+63&gt;90;ROW([.AX26])+COLUMN([.AX26])+63-26;ROW([.AX26])+COLUMN([.AX26])+63))" office:value-type="string" office:string-value="q" calcext:value-type="string">
            <text:p>q</text:p>
          </table:table-cell>
          <table:table-cell table:style-name="ce4" table:formula="of:=CHAR(IF(ROW([.AY26])+COLUMN([.AY26])+63&gt;90;ROW([.AY26])+COLUMN([.AY26])+63-26;ROW([.AY26])+COLUMN([.AY26])+63))" office:value-type="string" office:string-value="r" calcext:value-type="string">
            <text:p>r</text:p>
          </table:table-cell>
          <table:table-cell table:formula="of:=CHAR(IF(ROW([.AZ26])+COLUMN([.AZ26])+63&gt;90;ROW([.AZ26])+COLUMN([.AZ26])+63-26;ROW([.AZ26])+COLUMN([.AZ26])+63))" office:value-type="string" office:string-value="s" calcext:value-type="string">
            <text:p>s</text:p>
          </table:table-cell>
          <table:table-cell table:style-name="ce23" table:formula="of:=CHAR(IF(ROW([.BA26])+COLUMN([.BA26])+63&gt;90;ROW([.BA26])+COLUMN([.BA26])+63-26;ROW([.BA26])+COLUMN([.BA26])+63))" office:value-type="string" office:string-value="t" calcext:value-type="string">
            <text:p>t</text:p>
          </table:table-cell>
          <table:table-cell table:style-name="ce1" table:formula="of:=CHAR(IF(ROW([.BB26])+COLUMN([.BB26])+63&gt;90;ROW([.BB26])+COLUMN([.BB26])+63-26;ROW([.BB26])+COLUMN([.BB26])+63))" office:value-type="string" office:string-value="u" calcext:value-type="string">
            <text:p>u</text:p>
          </table:table-cell>
          <table:table-cell table:style-name="ce2" table:formula="of:=CHAR(IF(ROW([.BC26])+COLUMN([.BC26])+63&gt;90;ROW([.BC26])+COLUMN([.BC26])+63-26;ROW([.BC26])+COLUMN([.BC26])+63))" office:value-type="string" office:string-value="v" calcext:value-type="string">
            <text:p>v</text:p>
          </table:table-cell>
          <table:table-cell table:style-name="ce3" table:formula="of:=CHAR(IF(ROW([.BD26])+COLUMN([.BD26])+63&gt;90;ROW([.BD26])+COLUMN([.BD26])+63-26;ROW([.BD26])+COLUMN([.BD26])+63))" office:value-type="string" office:string-value="w" calcext:value-type="string">
            <text:p>w</text:p>
          </table:table-cell>
          <table:table-cell table:style-name="ce4" table:formula="of:=CHAR(IF(ROW([.BE26])+COLUMN([.BE26])+63&gt;90;ROW([.BE26])+COLUMN([.BE26])+63-26;ROW([.BE26])+COLUMN([.BE26])+63))" office:value-type="string" office:string-value="x" calcext:value-type="string">
            <text:p>x</text:p>
          </table:table-cell>
          <table:table-cell table:style-name="ce5" table:formula="of:=CHAR(IF(ROW([.BF26])+COLUMN([.BF26])+63&gt;90;ROW([.BF26])+COLUMN([.BF26])+63-26;ROW([.BF26])+COLUMN([.BF26])+63))" office:value-type="string" office:string-value="y" calcext:value-type="string">
            <text:p>y</text:p>
          </table:table-cell>
          <table:table-cell table:style-name="ce6" table:formula="of:=CHAR(IF(ROW([.BG26])+COLUMN([.BG26])+63&gt;90;ROW([.BG26])+COLUMN([.BG26])+63-26;ROW([.BG26])+COLUMN([.BG26])+63))" office:value-type="string" office:string-value="z" calcext:value-type="string">
            <text:p>z</text:p>
          </table:table-cell>
          <table:table-cell table:style-name="ce7" table:formula="of:=CHAR(IF(ROW([.BH26])+COLUMN([.BH26])+63&gt;90;ROW([.BH26])+COLUMN([.BH26])+63-26;ROW([.BH26])+COLUMN([.BH26])+63))" office:value-type="string" office:string-value="{" calcext:value-type="string">
            <text:p>{</text:p>
          </table:table-cell>
          <table:table-cell table:style-name="ce8" table:formula="of:=CHAR(IF(ROW([.BI26])+COLUMN([.BI26])+63&gt;90;ROW([.BI26])+COLUMN([.BI26])+63-26;ROW([.BI26])+COLUMN([.BI26])+63))" office:value-type="string" office:string-value="|" calcext:value-type="string">
            <text:p>|</text:p>
          </table:table-cell>
          <table:table-cell table:style-name="ce9" table:formula="of:=CHAR(IF(ROW([.BJ26])+COLUMN([.BJ26])+63&gt;90;ROW([.BJ26])+COLUMN([.BJ26])+63-26;ROW([.BJ26])+COLUMN([.BJ26])+63))" office:value-type="string" office:string-value="}" calcext:value-type="string">
            <text:p>}</text:p>
          </table:table-cell>
          <table:table-cell table:style-name="ce10" table:formula="of:=CHAR(IF(ROW([.BK26])+COLUMN([.BK26])+63&gt;90;ROW([.BK26])+COLUMN([.BK26])+63-26;ROW([.BK26])+COLUMN([.BK26])+63))" office:value-type="string" office:string-value="~" calcext:value-type="string">
            <text:p>~</text:p>
          </table:table-cell>
          <table:table-cell table:style-name="ce11" table:formula="of:=CHAR(IF(ROW([.BL26])+COLUMN([.BL26])+63&gt;90;ROW([.BL26])+COLUMN([.BL26])+63-26;ROW([.BL26])+COLUMN([.BL26])+63))" office:value-type="string" office:string-value="" calcext:value-type="string">
            <text:p></text:p>
          </table:table-cell>
          <table:table-cell table:style-name="ce12" table:formula="of:=CHAR(IF(ROW([.BM26])+COLUMN([.BM26])+63&gt;90;ROW([.BM26])+COLUMN([.BM26])+63-26;ROW([.BM26])+COLUMN([.BM26])+63))" office:value-type="string" office:string-value="�" calcext:value-type="string">
            <text:p>�</text:p>
          </table:table-cell>
          <table:table-cell table:style-name="ce13" table:formula="of:=CHAR(IF(ROW([.BN26])+COLUMN([.BN26])+63&gt;90;ROW([.BN26])+COLUMN([.BN26])+63-26;ROW([.BN26])+COLUMN([.BN26])+63))" office:value-type="string" office:string-value="�" calcext:value-type="string">
            <text:p>�</text:p>
          </table:table-cell>
          <table:table-cell table:style-name="ce14" table:formula="of:=CHAR(IF(ROW([.BO26])+COLUMN([.BO26])+63&gt;90;ROW([.BO26])+COLUMN([.BO26])+63-26;ROW([.BO26])+COLUMN([.BO26])+63))" office:value-type="string" office:string-value="�" calcext:value-type="string">
            <text:p>�</text:p>
          </table:table-cell>
          <table:table-cell table:style-name="ce15" table:formula="of:=CHAR(IF(ROW([.BP26])+COLUMN([.BP26])+63&gt;90;ROW([.BP26])+COLUMN([.BP26])+63-26;ROW([.BP26])+COLUMN([.BP26])+63))" office:value-type="string" office:string-value="�" calcext:value-type="string">
            <text:p>�</text:p>
          </table:table-cell>
          <table:table-cell table:style-name="ce16" table:formula="of:=CHAR(IF(ROW([.BQ26])+COLUMN([.BQ26])+63&gt;90;ROW([.BQ26])+COLUMN([.BQ26])+63-26;ROW([.BQ26])+COLUMN([.BQ26])+63))" office:value-type="string" office:string-value="�" calcext:value-type="string">
            <text:p>�</text:p>
          </table:table-cell>
          <table:table-cell table:style-name="ce15" table:formula="of:=CHAR(IF(ROW([.BR26])+COLUMN([.BR26])+63&gt;90;ROW([.BR26])+COLUMN([.BR26])+63-26;ROW([.BR26])+COLUMN([.BR26])+63))" office:value-type="string" office:string-value="�" calcext:value-type="string">
            <text:p>�</text:p>
          </table:table-cell>
          <table:table-cell table:style-name="ce17" table:formula="of:=CHAR(IF(ROW([.BS26])+COLUMN([.BS26])+63&gt;90;ROW([.BS26])+COLUMN([.BS26])+63-26;ROW([.BS26])+COLUMN([.BS26])+63))" office:value-type="string" office:string-value="�" calcext:value-type="string">
            <text:p>�</text:p>
          </table:table-cell>
          <table:table-cell table:style-name="ce18" table:formula="of:=CHAR(IF(ROW([.BT26])+COLUMN([.BT26])+63&gt;90;ROW([.BT26])+COLUMN([.BT26])+63-26;ROW([.BT26])+COLUMN([.BT26])+63))" office:value-type="string" office:string-value="�" calcext:value-type="string">
            <text:p>�</text:p>
          </table:table-cell>
          <table:table-cell table:style-name="ce19" table:formula="of:=CHAR(IF(ROW([.BU26])+COLUMN([.BU26])+63&gt;90;ROW([.BU26])+COLUMN([.BU26])+63-26;ROW([.BU26])+COLUMN([.BU26])+63))" office:value-type="string" office:string-value="�" calcext:value-type="string">
            <text:p>�</text:p>
          </table:table-cell>
          <table:table-cell table:style-name="ce20" table:formula="of:=CHAR(IF(ROW([.BV26])+COLUMN([.BV26])+63&gt;90;ROW([.BV26])+COLUMN([.BV26])+63-26;ROW([.BV26])+COLUMN([.BV26])+63))" office:value-type="string" office:string-value="�" calcext:value-type="string">
            <text:p>�</text:p>
          </table:table-cell>
          <table:table-cell table:style-name="ce21" table:formula="of:=CHAR(IF(ROW([.BW26])+COLUMN([.BW26])+63&gt;90;ROW([.BW26])+COLUMN([.BW26])+63-26;ROW([.BW26])+COLUMN([.BW26])+63))" office:value-type="string" office:string-value="�" calcext:value-type="string">
            <text:p>�</text:p>
          </table:table-cell>
          <table:table-cell table:style-name="ce22" table:formula="of:=CHAR(IF(ROW([.BX26])+COLUMN([.BX26])+63&gt;90;ROW([.BX26])+COLUMN([.BX26])+63-26;ROW([.BX26])+COLUMN([.BX26])+63))" office:value-type="string" office:string-value="�" calcext:value-type="string">
            <text:p>�</text:p>
          </table:table-cell>
          <table:table-cell table:style-name="ce4" table:formula="of:=CHAR(IF(ROW([.BY26])+COLUMN([.BY26])+63&gt;90;ROW([.BY26])+COLUMN([.BY26])+63-26;ROW([.BY26])+COLUMN([.BY26])+63))" office:value-type="string" office:string-value="�" calcext:value-type="string">
            <text:p>�</text:p>
          </table:table-cell>
          <table:table-cell table:formula="of:=CHAR(IF(ROW([.BZ26])+COLUMN([.BZ26])+63&gt;90;ROW([.BZ26])+COLUMN([.BZ26])+63-26;ROW([.BZ26])+COLUMN([.BZ26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" table:formula="of:=CHAR(IF(ROW([.A27])+COLUMN([.A27])+63&gt;90;ROW([.A27])+COLUMN([.A27])+63-26;ROW([.A27])+COLUMN([.A27])+63))" office:value-type="string" office:string-value="A" calcext:value-type="string">
            <text:p>A</text:p>
          </table:table-cell>
          <table:table-cell table:style-name="ce2" table:formula="of:=CHAR(IF(ROW([.B27])+COLUMN([.B27])+63&gt;90;ROW([.B27])+COLUMN([.B27])+63-26;ROW([.B27])+COLUMN([.B27])+63))" office:value-type="string" office:string-value="B" calcext:value-type="string">
            <text:p>B</text:p>
          </table:table-cell>
          <table:table-cell table:style-name="ce3" table:formula="of:=CHAR(IF(ROW([.C27])+COLUMN([.C27])+63&gt;90;ROW([.C27])+COLUMN([.C27])+63-26;ROW([.C27])+COLUMN([.C27])+63))" office:value-type="string" office:string-value="C" calcext:value-type="string">
            <text:p>C</text:p>
          </table:table-cell>
          <table:table-cell table:style-name="ce4" table:formula="of:=CHAR(IF(ROW([.D27])+COLUMN([.D27])+63&gt;90;ROW([.D27])+COLUMN([.D27])+63-26;ROW([.D27])+COLUMN([.D27])+63))" office:value-type="string" office:string-value="D" calcext:value-type="string">
            <text:p>D</text:p>
          </table:table-cell>
          <table:table-cell table:style-name="ce5" table:formula="of:=CHAR(IF(ROW([.E27])+COLUMN([.E27])+63&gt;90;ROW([.E27])+COLUMN([.E27])+63-26;ROW([.E27])+COLUMN([.E27])+63))" office:value-type="string" office:string-value="E" calcext:value-type="string">
            <text:p>E</text:p>
          </table:table-cell>
          <table:table-cell table:style-name="ce6" table:formula="of:=CHAR(IF(ROW([.F27])+COLUMN([.F27])+63&gt;90;ROW([.F27])+COLUMN([.F27])+63-26;ROW([.F27])+COLUMN([.F27])+63))" office:value-type="string" office:string-value="F" calcext:value-type="string">
            <text:p>F</text:p>
          </table:table-cell>
          <table:table-cell table:style-name="ce7" table:formula="of:=CHAR(IF(ROW([.G27])+COLUMN([.G27])+63&gt;90;ROW([.G27])+COLUMN([.G27])+63-26;ROW([.G27])+COLUMN([.G27])+63))" office:value-type="string" office:string-value="G" calcext:value-type="string">
            <text:p>G</text:p>
          </table:table-cell>
          <table:table-cell table:style-name="ce8" table:formula="of:=CHAR(IF(ROW([.H27])+COLUMN([.H27])+63&gt;90;ROW([.H27])+COLUMN([.H27])+63-26;ROW([.H27])+COLUMN([.H27])+63))" office:value-type="string" office:string-value="H" calcext:value-type="string">
            <text:p>H</text:p>
          </table:table-cell>
          <table:table-cell table:style-name="ce9" table:formula="of:=CHAR(IF(ROW([.I27])+COLUMN([.I27])+63&gt;90;ROW([.I27])+COLUMN([.I27])+63-26;ROW([.I27])+COLUMN([.I27])+63))" office:value-type="string" office:string-value="I" calcext:value-type="string">
            <text:p>I</text:p>
          </table:table-cell>
          <table:table-cell table:style-name="ce10" table:formula="of:=CHAR(IF(ROW([.J27])+COLUMN([.J27])+63&gt;90;ROW([.J27])+COLUMN([.J27])+63-26;ROW([.J27])+COLUMN([.J27])+63))" office:value-type="string" office:string-value="J" calcext:value-type="string">
            <text:p>J</text:p>
          </table:table-cell>
          <table:table-cell table:style-name="ce11" table:formula="of:=CHAR(IF(ROW([.K27])+COLUMN([.K27])+63&gt;90;ROW([.K27])+COLUMN([.K27])+63-26;ROW([.K27])+COLUMN([.K27])+63))" office:value-type="string" office:string-value="K" calcext:value-type="string">
            <text:p>K</text:p>
          </table:table-cell>
          <table:table-cell table:style-name="ce12" table:formula="of:=CHAR(IF(ROW([.L27])+COLUMN([.L27])+63&gt;90;ROW([.L27])+COLUMN([.L27])+63-26;ROW([.L27])+COLUMN([.L27])+63))" office:value-type="string" office:string-value="L" calcext:value-type="string">
            <text:p>L</text:p>
          </table:table-cell>
          <table:table-cell table:style-name="ce13" table:formula="of:=CHAR(IF(ROW([.M27])+COLUMN([.M27])+63&gt;90;ROW([.M27])+COLUMN([.M27])+63-26;ROW([.M27])+COLUMN([.M27])+63))" office:value-type="string" office:string-value="M" calcext:value-type="string">
            <text:p>M</text:p>
          </table:table-cell>
          <table:table-cell table:style-name="ce14" table:formula="of:=CHAR(IF(ROW([.N27])+COLUMN([.N27])+63&gt;90;ROW([.N27])+COLUMN([.N27])+63-26;ROW([.N27])+COLUMN([.N27])+63))" office:value-type="string" office:string-value="N" calcext:value-type="string">
            <text:p>N</text:p>
          </table:table-cell>
          <table:table-cell table:style-name="ce15" table:formula="of:=CHAR(IF(ROW([.O27])+COLUMN([.O27])+63&gt;90;ROW([.O27])+COLUMN([.O27])+63-26;ROW([.O27])+COLUMN([.O27])+63))" office:value-type="string" office:string-value="O" calcext:value-type="string">
            <text:p>O</text:p>
          </table:table-cell>
          <table:table-cell table:style-name="ce16" table:formula="of:=CHAR(IF(ROW([.P27])+COLUMN([.P27])+63&gt;90;ROW([.P27])+COLUMN([.P27])+63-26;ROW([.P27])+COLUMN([.P27])+63))" office:value-type="string" office:string-value="P" calcext:value-type="string">
            <text:p>P</text:p>
          </table:table-cell>
          <table:table-cell table:style-name="ce15" table:formula="of:=CHAR(IF(ROW([.Q27])+COLUMN([.Q27])+63&gt;90;ROW([.Q27])+COLUMN([.Q27])+63-26;ROW([.Q27])+COLUMN([.Q27])+63))" office:value-type="string" office:string-value="Q" calcext:value-type="string">
            <text:p>Q</text:p>
          </table:table-cell>
          <table:table-cell table:style-name="ce17" table:formula="of:=CHAR(IF(ROW([.R27])+COLUMN([.R27])+63&gt;90;ROW([.R27])+COLUMN([.R27])+63-26;ROW([.R27])+COLUMN([.R27])+63))" office:value-type="string" office:string-value="R" calcext:value-type="string">
            <text:p>R</text:p>
          </table:table-cell>
          <table:table-cell table:style-name="ce18" table:formula="of:=CHAR(IF(ROW([.S27])+COLUMN([.S27])+63&gt;90;ROW([.S27])+COLUMN([.S27])+63-26;ROW([.S27])+COLUMN([.S27])+63))" office:value-type="string" office:string-value="S" calcext:value-type="string">
            <text:p>S</text:p>
          </table:table-cell>
          <table:table-cell table:style-name="ce19" table:formula="of:=CHAR(IF(ROW([.T27])+COLUMN([.T27])+63&gt;90;ROW([.T27])+COLUMN([.T27])+63-26;ROW([.T27])+COLUMN([.T27])+63))" office:value-type="string" office:string-value="T" calcext:value-type="string">
            <text:p>T</text:p>
          </table:table-cell>
          <table:table-cell table:style-name="ce20" table:formula="of:=CHAR(IF(ROW([.U27])+COLUMN([.U27])+63&gt;90;ROW([.U27])+COLUMN([.U27])+63-26;ROW([.U27])+COLUMN([.U27])+63))" office:value-type="string" office:string-value="U" calcext:value-type="string">
            <text:p>U</text:p>
          </table:table-cell>
          <table:table-cell table:style-name="ce21" table:formula="of:=CHAR(IF(ROW([.V27])+COLUMN([.V27])+63&gt;90;ROW([.V27])+COLUMN([.V27])+63-26;ROW([.V27])+COLUMN([.V27])+63))" office:value-type="string" office:string-value="V" calcext:value-type="string">
            <text:p>V</text:p>
          </table:table-cell>
          <table:table-cell table:style-name="ce22" table:formula="of:=CHAR(IF(ROW([.W27])+COLUMN([.W27])+63&gt;90;ROW([.W27])+COLUMN([.W27])+63-26;ROW([.W27])+COLUMN([.W27])+63))" office:value-type="string" office:string-value="W" calcext:value-type="string">
            <text:p>W</text:p>
          </table:table-cell>
          <table:table-cell table:style-name="ce4" table:formula="of:=CHAR(IF(ROW([.X27])+COLUMN([.X27])+63&gt;90;ROW([.X27])+COLUMN([.X27])+63-26;ROW([.X27])+COLUMN([.X27])+63))" office:value-type="string" office:string-value="X" calcext:value-type="string">
            <text:p>X</text:p>
          </table:table-cell>
          <table:table-cell table:style-name="ce3" table:formula="of:=CHAR(IF(ROW([.Y27])+COLUMN([.Y27])+63&gt;90;ROW([.Y27])+COLUMN([.Y27])+63-26;ROW([.Y27])+COLUMN([.Y27])+63))" office:value-type="string" office:string-value="Y" calcext:value-type="string">
            <text:p>Y</text:p>
          </table:table-cell>
          <table:table-cell table:style-name="ce23" table:formula="of:=CHAR(IF(ROW([.Z27])+COLUMN([.Z27])+63&gt;90;ROW([.Z27])+COLUMN([.Z27])+63-26;ROW([.Z27])+COLUMN([.Z27])+63))" office:value-type="string" office:string-value="Z" calcext:value-type="string">
            <text:p>Z</text:p>
          </table:table-cell>
          <table:table-cell table:style-name="ce1" table:formula="of:=CHAR(IF(ROW([.AA27])+COLUMN([.AA27])+63&gt;90;ROW([.AA27])+COLUMN([.AA27])+63-26;ROW([.AA27])+COLUMN([.AA27])+63))" office:value-type="string" office:string-value="[" calcext:value-type="string">
            <text:p>[</text:p>
          </table:table-cell>
          <table:table-cell table:style-name="ce2" table:formula="of:=CHAR(IF(ROW([.AB27])+COLUMN([.AB27])+63&gt;90;ROW([.AB27])+COLUMN([.AB27])+63-26;ROW([.AB27])+COLUMN([.AB27])+63))" office:value-type="string" office:string-value="\" calcext:value-type="string">
            <text:p>\</text:p>
          </table:table-cell>
          <table:table-cell table:style-name="ce3" table:formula="of:=CHAR(IF(ROW([.AC27])+COLUMN([.AC27])+63&gt;90;ROW([.AC27])+COLUMN([.AC27])+63-26;ROW([.AC27])+COLUMN([.AC27])+63))" office:value-type="string" office:string-value="]" calcext:value-type="string">
            <text:p>]</text:p>
          </table:table-cell>
          <table:table-cell table:style-name="ce4" table:formula="of:=CHAR(IF(ROW([.AD27])+COLUMN([.AD27])+63&gt;90;ROW([.AD27])+COLUMN([.AD27])+63-26;ROW([.AD27])+COLUMN([.AD27])+63))" office:value-type="string" office:string-value="^" calcext:value-type="string">
            <text:p>^</text:p>
          </table:table-cell>
          <table:table-cell table:style-name="ce5" table:formula="of:=CHAR(IF(ROW([.AE27])+COLUMN([.AE27])+63&gt;90;ROW([.AE27])+COLUMN([.AE27])+63-26;ROW([.AE27])+COLUMN([.AE27])+63))" office:value-type="string" office:string-value="_" calcext:value-type="string">
            <text:p>_</text:p>
          </table:table-cell>
          <table:table-cell table:style-name="ce6" table:formula="of:=CHAR(IF(ROW([.AF27])+COLUMN([.AF27])+63&gt;90;ROW([.AF27])+COLUMN([.AF27])+63-26;ROW([.AF27])+COLUMN([.AF27])+63))" office:value-type="string" office:string-value="`" calcext:value-type="string">
            <text:p>`</text:p>
          </table:table-cell>
          <table:table-cell table:style-name="ce7" table:formula="of:=CHAR(IF(ROW([.AG27])+COLUMN([.AG27])+63&gt;90;ROW([.AG27])+COLUMN([.AG27])+63-26;ROW([.AG27])+COLUMN([.AG27])+63))" office:value-type="string" office:string-value="a" calcext:value-type="string">
            <text:p>a</text:p>
          </table:table-cell>
          <table:table-cell table:style-name="ce8" table:formula="of:=CHAR(IF(ROW([.AH27])+COLUMN([.AH27])+63&gt;90;ROW([.AH27])+COLUMN([.AH27])+63-26;ROW([.AH27])+COLUMN([.AH27])+63))" office:value-type="string" office:string-value="b" calcext:value-type="string">
            <text:p>b</text:p>
          </table:table-cell>
          <table:table-cell table:style-name="ce9" table:formula="of:=CHAR(IF(ROW([.AI27])+COLUMN([.AI27])+63&gt;90;ROW([.AI27])+COLUMN([.AI27])+63-26;ROW([.AI27])+COLUMN([.AI27])+63))" office:value-type="string" office:string-value="c" calcext:value-type="string">
            <text:p>c</text:p>
          </table:table-cell>
          <table:table-cell table:style-name="ce10" table:formula="of:=CHAR(IF(ROW([.AJ27])+COLUMN([.AJ27])+63&gt;90;ROW([.AJ27])+COLUMN([.AJ27])+63-26;ROW([.AJ27])+COLUMN([.AJ27])+63))" office:value-type="string" office:string-value="d" calcext:value-type="string">
            <text:p>d</text:p>
          </table:table-cell>
          <table:table-cell table:style-name="ce11" table:formula="of:=CHAR(IF(ROW([.AK27])+COLUMN([.AK27])+63&gt;90;ROW([.AK27])+COLUMN([.AK27])+63-26;ROW([.AK27])+COLUMN([.AK27])+63))" office:value-type="string" office:string-value="e" calcext:value-type="string">
            <text:p>e</text:p>
          </table:table-cell>
          <table:table-cell table:style-name="ce12" table:formula="of:=CHAR(IF(ROW([.AL27])+COLUMN([.AL27])+63&gt;90;ROW([.AL27])+COLUMN([.AL27])+63-26;ROW([.AL27])+COLUMN([.AL27])+63))" office:value-type="string" office:string-value="f" calcext:value-type="string">
            <text:p>f</text:p>
          </table:table-cell>
          <table:table-cell table:style-name="ce13" table:formula="of:=CHAR(IF(ROW([.AM27])+COLUMN([.AM27])+63&gt;90;ROW([.AM27])+COLUMN([.AM27])+63-26;ROW([.AM27])+COLUMN([.AM27])+63))" office:value-type="string" office:string-value="g" calcext:value-type="string">
            <text:p>g</text:p>
          </table:table-cell>
          <table:table-cell table:style-name="ce14" table:formula="of:=CHAR(IF(ROW([.AN27])+COLUMN([.AN27])+63&gt;90;ROW([.AN27])+COLUMN([.AN27])+63-26;ROW([.AN27])+COLUMN([.AN27])+63))" office:value-type="string" office:string-value="h" calcext:value-type="string">
            <text:p>h</text:p>
          </table:table-cell>
          <table:table-cell table:style-name="ce15" table:formula="of:=CHAR(IF(ROW([.AO27])+COLUMN([.AO27])+63&gt;90;ROW([.AO27])+COLUMN([.AO27])+63-26;ROW([.AO27])+COLUMN([.AO27])+63))" office:value-type="string" office:string-value="i" calcext:value-type="string">
            <text:p>i</text:p>
          </table:table-cell>
          <table:table-cell table:style-name="ce16" table:formula="of:=CHAR(IF(ROW([.AP27])+COLUMN([.AP27])+63&gt;90;ROW([.AP27])+COLUMN([.AP27])+63-26;ROW([.AP27])+COLUMN([.AP27])+63))" office:value-type="string" office:string-value="j" calcext:value-type="string">
            <text:p>j</text:p>
          </table:table-cell>
          <table:table-cell table:style-name="ce15" table:formula="of:=CHAR(IF(ROW([.AQ27])+COLUMN([.AQ27])+63&gt;90;ROW([.AQ27])+COLUMN([.AQ27])+63-26;ROW([.AQ27])+COLUMN([.AQ27])+63))" office:value-type="string" office:string-value="k" calcext:value-type="string">
            <text:p>k</text:p>
          </table:table-cell>
          <table:table-cell table:style-name="ce17" table:formula="of:=CHAR(IF(ROW([.AR27])+COLUMN([.AR27])+63&gt;90;ROW([.AR27])+COLUMN([.AR27])+63-26;ROW([.AR27])+COLUMN([.AR27])+63))" office:value-type="string" office:string-value="l" calcext:value-type="string">
            <text:p>l</text:p>
          </table:table-cell>
          <table:table-cell table:style-name="ce18" table:formula="of:=CHAR(IF(ROW([.AS27])+COLUMN([.AS27])+63&gt;90;ROW([.AS27])+COLUMN([.AS27])+63-26;ROW([.AS27])+COLUMN([.AS27])+63))" office:value-type="string" office:string-value="m" calcext:value-type="string">
            <text:p>m</text:p>
          </table:table-cell>
          <table:table-cell table:style-name="ce19" table:formula="of:=CHAR(IF(ROW([.AT27])+COLUMN([.AT27])+63&gt;90;ROW([.AT27])+COLUMN([.AT27])+63-26;ROW([.AT27])+COLUMN([.AT27])+63))" office:value-type="string" office:string-value="n" calcext:value-type="string">
            <text:p>n</text:p>
          </table:table-cell>
          <table:table-cell table:style-name="ce20" table:formula="of:=CHAR(IF(ROW([.AU27])+COLUMN([.AU27])+63&gt;90;ROW([.AU27])+COLUMN([.AU27])+63-26;ROW([.AU27])+COLUMN([.AU27])+63))" office:value-type="string" office:string-value="o" calcext:value-type="string">
            <text:p>o</text:p>
          </table:table-cell>
          <table:table-cell table:style-name="ce21" table:formula="of:=CHAR(IF(ROW([.AV27])+COLUMN([.AV27])+63&gt;90;ROW([.AV27])+COLUMN([.AV27])+63-26;ROW([.AV27])+COLUMN([.AV27])+63))" office:value-type="string" office:string-value="p" calcext:value-type="string">
            <text:p>p</text:p>
          </table:table-cell>
          <table:table-cell table:style-name="ce22" table:formula="of:=CHAR(IF(ROW([.AW27])+COLUMN([.AW27])+63&gt;90;ROW([.AW27])+COLUMN([.AW27])+63-26;ROW([.AW27])+COLUMN([.AW27])+63))" office:value-type="string" office:string-value="q" calcext:value-type="string">
            <text:p>q</text:p>
          </table:table-cell>
          <table:table-cell table:style-name="ce4" table:formula="of:=CHAR(IF(ROW([.AX27])+COLUMN([.AX27])+63&gt;90;ROW([.AX27])+COLUMN([.AX27])+63-26;ROW([.AX27])+COLUMN([.AX27])+63))" office:value-type="string" office:string-value="r" calcext:value-type="string">
            <text:p>r</text:p>
          </table:table-cell>
          <table:table-cell table:style-name="ce3" table:formula="of:=CHAR(IF(ROW([.AY27])+COLUMN([.AY27])+63&gt;90;ROW([.AY27])+COLUMN([.AY27])+63-26;ROW([.AY27])+COLUMN([.AY27])+63))" office:value-type="string" office:string-value="s" calcext:value-type="string">
            <text:p>s</text:p>
          </table:table-cell>
          <table:table-cell table:style-name="ce23" table:formula="of:=CHAR(IF(ROW([.AZ27])+COLUMN([.AZ27])+63&gt;90;ROW([.AZ27])+COLUMN([.AZ27])+63-26;ROW([.AZ27])+COLUMN([.AZ27])+63))" office:value-type="string" office:string-value="t" calcext:value-type="string">
            <text:p>t</text:p>
          </table:table-cell>
          <table:table-cell table:style-name="ce1" table:formula="of:=CHAR(IF(ROW([.BA27])+COLUMN([.BA27])+63&gt;90;ROW([.BA27])+COLUMN([.BA27])+63-26;ROW([.BA27])+COLUMN([.BA27])+63))" office:value-type="string" office:string-value="u" calcext:value-type="string">
            <text:p>u</text:p>
          </table:table-cell>
          <table:table-cell table:style-name="ce2" table:formula="of:=CHAR(IF(ROW([.BB27])+COLUMN([.BB27])+63&gt;90;ROW([.BB27])+COLUMN([.BB27])+63-26;ROW([.BB27])+COLUMN([.BB27])+63))" office:value-type="string" office:string-value="v" calcext:value-type="string">
            <text:p>v</text:p>
          </table:table-cell>
          <table:table-cell table:style-name="ce3" table:formula="of:=CHAR(IF(ROW([.BC27])+COLUMN([.BC27])+63&gt;90;ROW([.BC27])+COLUMN([.BC27])+63-26;ROW([.BC27])+COLUMN([.BC27])+63))" office:value-type="string" office:string-value="w" calcext:value-type="string">
            <text:p>w</text:p>
          </table:table-cell>
          <table:table-cell table:style-name="ce4" table:formula="of:=CHAR(IF(ROW([.BD27])+COLUMN([.BD27])+63&gt;90;ROW([.BD27])+COLUMN([.BD27])+63-26;ROW([.BD27])+COLUMN([.BD27])+63))" office:value-type="string" office:string-value="x" calcext:value-type="string">
            <text:p>x</text:p>
          </table:table-cell>
          <table:table-cell table:style-name="ce5" table:formula="of:=CHAR(IF(ROW([.BE27])+COLUMN([.BE27])+63&gt;90;ROW([.BE27])+COLUMN([.BE27])+63-26;ROW([.BE27])+COLUMN([.BE27])+63))" office:value-type="string" office:string-value="y" calcext:value-type="string">
            <text:p>y</text:p>
          </table:table-cell>
          <table:table-cell table:style-name="ce6" table:formula="of:=CHAR(IF(ROW([.BF27])+COLUMN([.BF27])+63&gt;90;ROW([.BF27])+COLUMN([.BF27])+63-26;ROW([.BF27])+COLUMN([.BF27])+63))" office:value-type="string" office:string-value="z" calcext:value-type="string">
            <text:p>z</text:p>
          </table:table-cell>
          <table:table-cell table:style-name="ce7" table:formula="of:=CHAR(IF(ROW([.BG27])+COLUMN([.BG27])+63&gt;90;ROW([.BG27])+COLUMN([.BG27])+63-26;ROW([.BG27])+COLUMN([.BG27])+63))" office:value-type="string" office:string-value="{" calcext:value-type="string">
            <text:p>{</text:p>
          </table:table-cell>
          <table:table-cell table:style-name="ce8" table:formula="of:=CHAR(IF(ROW([.BH27])+COLUMN([.BH27])+63&gt;90;ROW([.BH27])+COLUMN([.BH27])+63-26;ROW([.BH27])+COLUMN([.BH27])+63))" office:value-type="string" office:string-value="|" calcext:value-type="string">
            <text:p>|</text:p>
          </table:table-cell>
          <table:table-cell table:style-name="ce9" table:formula="of:=CHAR(IF(ROW([.BI27])+COLUMN([.BI27])+63&gt;90;ROW([.BI27])+COLUMN([.BI27])+63-26;ROW([.BI27])+COLUMN([.BI27])+63))" office:value-type="string" office:string-value="}" calcext:value-type="string">
            <text:p>}</text:p>
          </table:table-cell>
          <table:table-cell table:style-name="ce10" table:formula="of:=CHAR(IF(ROW([.BJ27])+COLUMN([.BJ27])+63&gt;90;ROW([.BJ27])+COLUMN([.BJ27])+63-26;ROW([.BJ27])+COLUMN([.BJ27])+63))" office:value-type="string" office:string-value="~" calcext:value-type="string">
            <text:p>~</text:p>
          </table:table-cell>
          <table:table-cell table:style-name="ce11" table:formula="of:=CHAR(IF(ROW([.BK27])+COLUMN([.BK27])+63&gt;90;ROW([.BK27])+COLUMN([.BK27])+63-26;ROW([.BK27])+COLUMN([.BK27])+63))" office:value-type="string" office:string-value="" calcext:value-type="string">
            <text:p></text:p>
          </table:table-cell>
          <table:table-cell table:style-name="ce12" table:formula="of:=CHAR(IF(ROW([.BL27])+COLUMN([.BL27])+63&gt;90;ROW([.BL27])+COLUMN([.BL27])+63-26;ROW([.BL27])+COLUMN([.BL27])+63))" office:value-type="string" office:string-value="�" calcext:value-type="string">
            <text:p>�</text:p>
          </table:table-cell>
          <table:table-cell table:style-name="ce13" table:formula="of:=CHAR(IF(ROW([.BM27])+COLUMN([.BM27])+63&gt;90;ROW([.BM27])+COLUMN([.BM27])+63-26;ROW([.BM27])+COLUMN([.BM27])+63))" office:value-type="string" office:string-value="�" calcext:value-type="string">
            <text:p>�</text:p>
          </table:table-cell>
          <table:table-cell table:style-name="ce14" table:formula="of:=CHAR(IF(ROW([.BN27])+COLUMN([.BN27])+63&gt;90;ROW([.BN27])+COLUMN([.BN27])+63-26;ROW([.BN27])+COLUMN([.BN27])+63))" office:value-type="string" office:string-value="�" calcext:value-type="string">
            <text:p>�</text:p>
          </table:table-cell>
          <table:table-cell table:style-name="ce15" table:formula="of:=CHAR(IF(ROW([.BO27])+COLUMN([.BO27])+63&gt;90;ROW([.BO27])+COLUMN([.BO27])+63-26;ROW([.BO27])+COLUMN([.BO27])+63))" office:value-type="string" office:string-value="�" calcext:value-type="string">
            <text:p>�</text:p>
          </table:table-cell>
          <table:table-cell table:style-name="ce16" table:formula="of:=CHAR(IF(ROW([.BP27])+COLUMN([.BP27])+63&gt;90;ROW([.BP27])+COLUMN([.BP27])+63-26;ROW([.BP27])+COLUMN([.BP27])+63))" office:value-type="string" office:string-value="�" calcext:value-type="string">
            <text:p>�</text:p>
          </table:table-cell>
          <table:table-cell table:style-name="ce15" table:formula="of:=CHAR(IF(ROW([.BQ27])+COLUMN([.BQ27])+63&gt;90;ROW([.BQ27])+COLUMN([.BQ27])+63-26;ROW([.BQ27])+COLUMN([.BQ27])+63))" office:value-type="string" office:string-value="�" calcext:value-type="string">
            <text:p>�</text:p>
          </table:table-cell>
          <table:table-cell table:style-name="ce17" table:formula="of:=CHAR(IF(ROW([.BR27])+COLUMN([.BR27])+63&gt;90;ROW([.BR27])+COLUMN([.BR27])+63-26;ROW([.BR27])+COLUMN([.BR27])+63))" office:value-type="string" office:string-value="�" calcext:value-type="string">
            <text:p>�</text:p>
          </table:table-cell>
          <table:table-cell table:style-name="ce18" table:formula="of:=CHAR(IF(ROW([.BS27])+COLUMN([.BS27])+63&gt;90;ROW([.BS27])+COLUMN([.BS27])+63-26;ROW([.BS27])+COLUMN([.BS27])+63))" office:value-type="string" office:string-value="�" calcext:value-type="string">
            <text:p>�</text:p>
          </table:table-cell>
          <table:table-cell table:style-name="ce19" table:formula="of:=CHAR(IF(ROW([.BT27])+COLUMN([.BT27])+63&gt;90;ROW([.BT27])+COLUMN([.BT27])+63-26;ROW([.BT27])+COLUMN([.BT27])+63))" office:value-type="string" office:string-value="�" calcext:value-type="string">
            <text:p>�</text:p>
          </table:table-cell>
          <table:table-cell table:style-name="ce20" table:formula="of:=CHAR(IF(ROW([.BU27])+COLUMN([.BU27])+63&gt;90;ROW([.BU27])+COLUMN([.BU27])+63-26;ROW([.BU27])+COLUMN([.BU27])+63))" office:value-type="string" office:string-value="�" calcext:value-type="string">
            <text:p>�</text:p>
          </table:table-cell>
          <table:table-cell table:style-name="ce21" table:formula="of:=CHAR(IF(ROW([.BV27])+COLUMN([.BV27])+63&gt;90;ROW([.BV27])+COLUMN([.BV27])+63-26;ROW([.BV27])+COLUMN([.BV27])+63))" office:value-type="string" office:string-value="�" calcext:value-type="string">
            <text:p>�</text:p>
          </table:table-cell>
          <table:table-cell table:style-name="ce22" table:formula="of:=CHAR(IF(ROW([.BW27])+COLUMN([.BW27])+63&gt;90;ROW([.BW27])+COLUMN([.BW27])+63-26;ROW([.BW27])+COLUMN([.BW27])+63))" office:value-type="string" office:string-value="�" calcext:value-type="string">
            <text:p>�</text:p>
          </table:table-cell>
          <table:table-cell table:style-name="ce4" table:formula="of:=CHAR(IF(ROW([.BX27])+COLUMN([.BX27])+63&gt;90;ROW([.BX27])+COLUMN([.BX27])+63-26;ROW([.BX27])+COLUMN([.BX27])+63))" office:value-type="string" office:string-value="�" calcext:value-type="string">
            <text:p>�</text:p>
          </table:table-cell>
          <table:table-cell table:style-name="ce3" table:formula="of:=CHAR(IF(ROW([.BY27])+COLUMN([.BY27])+63&gt;90;ROW([.BY27])+COLUMN([.BY27])+63-26;ROW([.BY27])+COLUMN([.BY27])+63))" office:value-type="string" office:string-value="�" calcext:value-type="string">
            <text:p>�</text:p>
          </table:table-cell>
          <table:table-cell table:style-name="ce23" table:formula="of:=CHAR(IF(ROW([.BZ27])+COLUMN([.BZ27])+63&gt;90;ROW([.BZ27])+COLUMN([.BZ27])+63-26;ROW([.BZ27])+COLUMN([.BZ27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" table:formula="of:=CHAR(IF(ROW([.A28])+COLUMN([.A28])+63&gt;90;ROW([.A28])+COLUMN([.A28])+63-26;ROW([.A28])+COLUMN([.A28])+63))" office:value-type="string" office:string-value="B" calcext:value-type="string">
            <text:p>B</text:p>
          </table:table-cell>
          <table:table-cell table:formula="of:=CHAR(IF(ROW([.B28])+COLUMN([.B28])+63&gt;90;ROW([.B28])+COLUMN([.B28])+63-26;ROW([.B28])+COLUMN([.B28])+63))" office:value-type="string" office:string-value="C" calcext:value-type="string">
            <text:p>C</text:p>
          </table:table-cell>
          <table:table-cell table:formula="of:=CHAR(IF(ROW([.C28])+COLUMN([.C28])+63&gt;90;ROW([.C28])+COLUMN([.C28])+63-26;ROW([.C28])+COLUMN([.C28])+63))" office:value-type="string" office:string-value="D" calcext:value-type="string">
            <text:p>D</text:p>
          </table:table-cell>
          <table:table-cell table:style-name="ce26" table:formula="of:=CHAR(IF(ROW([.D28])+COLUMN([.D28])+63&gt;90;ROW([.D28])+COLUMN([.D28])+63-26;ROW([.D28])+COLUMN([.D28])+63))" office:value-type="string" office:string-value="E" calcext:value-type="string">
            <text:p>E</text:p>
          </table:table-cell>
          <table:table-cell table:style-name="ce27" table:formula="of:=CHAR(IF(ROW([.E28])+COLUMN([.E28])+63&gt;90;ROW([.E28])+COLUMN([.E28])+63-26;ROW([.E28])+COLUMN([.E28])+63))" office:value-type="string" office:string-value="F" calcext:value-type="string">
            <text:p>F</text:p>
          </table:table-cell>
          <table:table-cell table:style-name="ce28" table:formula="of:=CHAR(IF(ROW([.F28])+COLUMN([.F28])+63&gt;90;ROW([.F28])+COLUMN([.F28])+63-26;ROW([.F28])+COLUMN([.F28])+63))" office:value-type="string" office:string-value="G" calcext:value-type="string">
            <text:p>G</text:p>
          </table:table-cell>
          <table:table-cell table:style-name="ce29" table:formula="of:=CHAR(IF(ROW([.G28])+COLUMN([.G28])+63&gt;90;ROW([.G28])+COLUMN([.G28])+63-26;ROW([.G28])+COLUMN([.G28])+63))" office:value-type="string" office:string-value="H" calcext:value-type="string">
            <text:p>H</text:p>
          </table:table-cell>
          <table:table-cell table:style-name="ce30" table:formula="of:=CHAR(IF(ROW([.H28])+COLUMN([.H28])+63&gt;90;ROW([.H28])+COLUMN([.H28])+63-26;ROW([.H28])+COLUMN([.H28])+63))" office:value-type="string" office:string-value="I" calcext:value-type="string">
            <text:p>I</text:p>
          </table:table-cell>
          <table:table-cell table:style-name="ce31" table:formula="of:=CHAR(IF(ROW([.I28])+COLUMN([.I28])+63&gt;90;ROW([.I28])+COLUMN([.I28])+63-26;ROW([.I28])+COLUMN([.I28])+63))" office:value-type="string" office:string-value="J" calcext:value-type="string">
            <text:p>J</text:p>
          </table:table-cell>
          <table:table-cell table:style-name="ce32" table:formula="of:=CHAR(IF(ROW([.J28])+COLUMN([.J28])+63&gt;90;ROW([.J28])+COLUMN([.J28])+63-26;ROW([.J28])+COLUMN([.J28])+63))" office:value-type="string" office:string-value="K" calcext:value-type="string">
            <text:p>K</text:p>
          </table:table-cell>
          <table:table-cell table:style-name="ce33" table:formula="of:=CHAR(IF(ROW([.K28])+COLUMN([.K28])+63&gt;90;ROW([.K28])+COLUMN([.K28])+63-26;ROW([.K28])+COLUMN([.K28])+63))" office:value-type="string" office:string-value="L" calcext:value-type="string">
            <text:p>L</text:p>
          </table:table-cell>
          <table:table-cell table:style-name="ce34" table:formula="of:=CHAR(IF(ROW([.L28])+COLUMN([.L28])+63&gt;90;ROW([.L28])+COLUMN([.L28])+63-26;ROW([.L28])+COLUMN([.L28])+63))" office:value-type="string" office:string-value="M" calcext:value-type="string">
            <text:p>M</text:p>
          </table:table-cell>
          <table:table-cell table:style-name="ce35" table:formula="of:=CHAR(IF(ROW([.M28])+COLUMN([.M28])+63&gt;90;ROW([.M28])+COLUMN([.M28])+63-26;ROW([.M28])+COLUMN([.M28])+63))" office:value-type="string" office:string-value="N" calcext:value-type="string">
            <text:p>N</text:p>
          </table:table-cell>
          <table:table-cell table:formula="of:=CHAR(IF(ROW([.N28])+COLUMN([.N28])+63&gt;90;ROW([.N28])+COLUMN([.N28])+63-26;ROW([.N28])+COLUMN([.N28])+63))" office:value-type="string" office:string-value="O" calcext:value-type="string">
            <text:p>O</text:p>
          </table:table-cell>
          <table:table-cell table:style-name="ce37" table:formula="of:=CHAR(IF(ROW([.O28])+COLUMN([.O28])+63&gt;90;ROW([.O28])+COLUMN([.O28])+63-26;ROW([.O28])+COLUMN([.O28])+63))" office:value-type="string" office:string-value="P" calcext:value-type="string">
            <text:p>P</text:p>
          </table:table-cell>
          <table:table-cell table:style-name="ce36" table:formula="of:=CHAR(IF(ROW([.P28])+COLUMN([.P28])+63&gt;90;ROW([.P28])+COLUMN([.P28])+63-26;ROW([.P28])+COLUMN([.P28])+63))" office:value-type="string" office:string-value="Q" calcext:value-type="string">
            <text:p>Q</text:p>
          </table:table-cell>
          <table:table-cell table:style-name="ce38" table:formula="of:=CHAR(IF(ROW([.Q28])+COLUMN([.Q28])+63&gt;90;ROW([.Q28])+COLUMN([.Q28])+63-26;ROW([.Q28])+COLUMN([.Q28])+63))" office:value-type="string" office:string-value="R" calcext:value-type="string">
            <text:p>R</text:p>
          </table:table-cell>
          <table:table-cell table:style-name="ce39" table:formula="of:=CHAR(IF(ROW([.R28])+COLUMN([.R28])+63&gt;90;ROW([.R28])+COLUMN([.R28])+63-26;ROW([.R28])+COLUMN([.R28])+63))" office:value-type="string" office:string-value="S" calcext:value-type="string">
            <text:p>S</text:p>
          </table:table-cell>
          <table:table-cell table:style-name="ce40" table:formula="of:=CHAR(IF(ROW([.S28])+COLUMN([.S28])+63&gt;90;ROW([.S28])+COLUMN([.S28])+63-26;ROW([.S28])+COLUMN([.S28])+63))" office:value-type="string" office:string-value="T" calcext:value-type="string">
            <text:p>T</text:p>
          </table:table-cell>
          <table:table-cell table:style-name="ce41" table:formula="of:=CHAR(IF(ROW([.T28])+COLUMN([.T28])+63&gt;90;ROW([.T28])+COLUMN([.T28])+63-26;ROW([.T28])+COLUMN([.T28])+63))" office:value-type="string" office:string-value="U" calcext:value-type="string">
            <text:p>U</text:p>
          </table:table-cell>
          <table:table-cell table:style-name="ce42" table:formula="of:=CHAR(IF(ROW([.U28])+COLUMN([.U28])+63&gt;90;ROW([.U28])+COLUMN([.U28])+63-26;ROW([.U28])+COLUMN([.U28])+63))" office:value-type="string" office:string-value="V" calcext:value-type="string">
            <text:p>V</text:p>
          </table:table-cell>
          <table:table-cell table:style-name="ce43" table:formula="of:=CHAR(IF(ROW([.V28])+COLUMN([.V28])+63&gt;90;ROW([.V28])+COLUMN([.V28])+63-26;ROW([.V28])+COLUMN([.V28])+63))" office:value-type="string" office:string-value="W" calcext:value-type="string">
            <text:p>W</text:p>
          </table:table-cell>
          <table:table-cell table:formula="of:=CHAR(IF(ROW([.W28])+COLUMN([.W28])+63&gt;90;ROW([.W28])+COLUMN([.W28])+63-26;ROW([.W28])+COLUMN([.W28])+63))" office:value-type="string" office:string-value="X" calcext:value-type="string">
            <text:p>X</text:p>
          </table:table-cell>
          <table:table-cell table:formula="of:=CHAR(IF(ROW([.X28])+COLUMN([.X28])+63&gt;90;ROW([.X28])+COLUMN([.X28])+63-26;ROW([.X28])+COLUMN([.X28])+63))" office:value-type="string" office:string-value="Y" calcext:value-type="string">
            <text:p>Y</text:p>
          </table:table-cell>
          <table:table-cell table:style-name="ce44" table:formula="of:=CHAR(IF(ROW([.Y28])+COLUMN([.Y28])+63&gt;90;ROW([.Y28])+COLUMN([.Y28])+63-26;ROW([.Y28])+COLUMN([.Y28])+63))" office:value-type="string" office:string-value="Z" calcext:value-type="string">
            <text:p>Z</text:p>
          </table:table-cell>
          <table:table-cell table:style-name="ce1" table:formula="of:=CHAR(IF(ROW([.Z28])+COLUMN([.Z28])+63&gt;90;ROW([.Z28])+COLUMN([.Z28])+63-26;ROW([.Z28])+COLUMN([.Z28])+63))" office:value-type="string" office:string-value="[" calcext:value-type="string">
            <text:p>[</text:p>
          </table:table-cell>
          <table:table-cell table:style-name="ce2" table:formula="of:=CHAR(IF(ROW([.AA28])+COLUMN([.AA28])+63&gt;90;ROW([.AA28])+COLUMN([.AA28])+63-26;ROW([.AA28])+COLUMN([.AA28])+63))" office:value-type="string" office:string-value="\" calcext:value-type="string">
            <text:p>\</text:p>
          </table:table-cell>
          <table:table-cell table:formula="of:=CHAR(IF(ROW([.AB28])+COLUMN([.AB28])+63&gt;90;ROW([.AB28])+COLUMN([.AB28])+63-26;ROW([.AB28])+COLUMN([.AB28])+63))" office:value-type="string" office:string-value="]" calcext:value-type="string">
            <text:p>]</text:p>
          </table:table-cell>
          <table:table-cell table:formula="of:=CHAR(IF(ROW([.AC28])+COLUMN([.AC28])+63&gt;90;ROW([.AC28])+COLUMN([.AC28])+63-26;ROW([.AC28])+COLUMN([.AC28])+63))" office:value-type="string" office:string-value="^" calcext:value-type="string">
            <text:p>^</text:p>
          </table:table-cell>
          <table:table-cell table:style-name="ce26" table:formula="of:=CHAR(IF(ROW([.AD28])+COLUMN([.AD28])+63&gt;90;ROW([.AD28])+COLUMN([.AD28])+63-26;ROW([.AD28])+COLUMN([.AD28])+63))" office:value-type="string" office:string-value="_" calcext:value-type="string">
            <text:p>_</text:p>
          </table:table-cell>
          <table:table-cell table:style-name="ce27" table:formula="of:=CHAR(IF(ROW([.AE28])+COLUMN([.AE28])+63&gt;90;ROW([.AE28])+COLUMN([.AE28])+63-26;ROW([.AE28])+COLUMN([.AE28])+63))" office:value-type="string" office:string-value="`" calcext:value-type="string">
            <text:p>`</text:p>
          </table:table-cell>
          <table:table-cell table:style-name="ce28" table:formula="of:=CHAR(IF(ROW([.AF28])+COLUMN([.AF28])+63&gt;90;ROW([.AF28])+COLUMN([.AF28])+63-26;ROW([.AF28])+COLUMN([.AF28])+63))" office:value-type="string" office:string-value="a" calcext:value-type="string">
            <text:p>a</text:p>
          </table:table-cell>
          <table:table-cell table:style-name="ce29" table:formula="of:=CHAR(IF(ROW([.AG28])+COLUMN([.AG28])+63&gt;90;ROW([.AG28])+COLUMN([.AG28])+63-26;ROW([.AG28])+COLUMN([.AG28])+63))" office:value-type="string" office:string-value="b" calcext:value-type="string">
            <text:p>b</text:p>
          </table:table-cell>
          <table:table-cell table:style-name="ce30" table:formula="of:=CHAR(IF(ROW([.AH28])+COLUMN([.AH28])+63&gt;90;ROW([.AH28])+COLUMN([.AH28])+63-26;ROW([.AH28])+COLUMN([.AH28])+63))" office:value-type="string" office:string-value="c" calcext:value-type="string">
            <text:p>c</text:p>
          </table:table-cell>
          <table:table-cell table:style-name="ce31" table:formula="of:=CHAR(IF(ROW([.AI28])+COLUMN([.AI28])+63&gt;90;ROW([.AI28])+COLUMN([.AI28])+63-26;ROW([.AI28])+COLUMN([.AI28])+63))" office:value-type="string" office:string-value="d" calcext:value-type="string">
            <text:p>d</text:p>
          </table:table-cell>
          <table:table-cell table:style-name="ce32" table:formula="of:=CHAR(IF(ROW([.AJ28])+COLUMN([.AJ28])+63&gt;90;ROW([.AJ28])+COLUMN([.AJ28])+63-26;ROW([.AJ28])+COLUMN([.AJ28])+63))" office:value-type="string" office:string-value="e" calcext:value-type="string">
            <text:p>e</text:p>
          </table:table-cell>
          <table:table-cell table:style-name="ce33" table:formula="of:=CHAR(IF(ROW([.AK28])+COLUMN([.AK28])+63&gt;90;ROW([.AK28])+COLUMN([.AK28])+63-26;ROW([.AK28])+COLUMN([.AK28])+63))" office:value-type="string" office:string-value="f" calcext:value-type="string">
            <text:p>f</text:p>
          </table:table-cell>
          <table:table-cell table:style-name="ce34" table:formula="of:=CHAR(IF(ROW([.AL28])+COLUMN([.AL28])+63&gt;90;ROW([.AL28])+COLUMN([.AL28])+63-26;ROW([.AL28])+COLUMN([.AL28])+63))" office:value-type="string" office:string-value="g" calcext:value-type="string">
            <text:p>g</text:p>
          </table:table-cell>
          <table:table-cell table:style-name="ce35" table:formula="of:=CHAR(IF(ROW([.AM28])+COLUMN([.AM28])+63&gt;90;ROW([.AM28])+COLUMN([.AM28])+63-26;ROW([.AM28])+COLUMN([.AM28])+63))" office:value-type="string" office:string-value="h" calcext:value-type="string">
            <text:p>h</text:p>
          </table:table-cell>
          <table:table-cell table:formula="of:=CHAR(IF(ROW([.AN28])+COLUMN([.AN28])+63&gt;90;ROW([.AN28])+COLUMN([.AN28])+63-26;ROW([.AN28])+COLUMN([.AN28])+63))" office:value-type="string" office:string-value="i" calcext:value-type="string">
            <text:p>i</text:p>
          </table:table-cell>
          <table:table-cell table:style-name="ce37" table:formula="of:=CHAR(IF(ROW([.AO28])+COLUMN([.AO28])+63&gt;90;ROW([.AO28])+COLUMN([.AO28])+63-26;ROW([.AO28])+COLUMN([.AO28])+63))" office:value-type="string" office:string-value="j" calcext:value-type="string">
            <text:p>j</text:p>
          </table:table-cell>
          <table:table-cell table:style-name="ce36" table:formula="of:=CHAR(IF(ROW([.AP28])+COLUMN([.AP28])+63&gt;90;ROW([.AP28])+COLUMN([.AP28])+63-26;ROW([.AP28])+COLUMN([.AP28])+63))" office:value-type="string" office:string-value="k" calcext:value-type="string">
            <text:p>k</text:p>
          </table:table-cell>
          <table:table-cell table:style-name="ce38" table:formula="of:=CHAR(IF(ROW([.AQ28])+COLUMN([.AQ28])+63&gt;90;ROW([.AQ28])+COLUMN([.AQ28])+63-26;ROW([.AQ28])+COLUMN([.AQ28])+63))" office:value-type="string" office:string-value="l" calcext:value-type="string">
            <text:p>l</text:p>
          </table:table-cell>
          <table:table-cell table:style-name="ce39" table:formula="of:=CHAR(IF(ROW([.AR28])+COLUMN([.AR28])+63&gt;90;ROW([.AR28])+COLUMN([.AR28])+63-26;ROW([.AR28])+COLUMN([.AR28])+63))" office:value-type="string" office:string-value="m" calcext:value-type="string">
            <text:p>m</text:p>
          </table:table-cell>
          <table:table-cell table:style-name="ce40" table:formula="of:=CHAR(IF(ROW([.AS28])+COLUMN([.AS28])+63&gt;90;ROW([.AS28])+COLUMN([.AS28])+63-26;ROW([.AS28])+COLUMN([.AS28])+63))" office:value-type="string" office:string-value="n" calcext:value-type="string">
            <text:p>n</text:p>
          </table:table-cell>
          <table:table-cell table:style-name="ce41" table:formula="of:=CHAR(IF(ROW([.AT28])+COLUMN([.AT28])+63&gt;90;ROW([.AT28])+COLUMN([.AT28])+63-26;ROW([.AT28])+COLUMN([.AT28])+63))" office:value-type="string" office:string-value="o" calcext:value-type="string">
            <text:p>o</text:p>
          </table:table-cell>
          <table:table-cell table:style-name="ce42" table:formula="of:=CHAR(IF(ROW([.AU28])+COLUMN([.AU28])+63&gt;90;ROW([.AU28])+COLUMN([.AU28])+63-26;ROW([.AU28])+COLUMN([.AU28])+63))" office:value-type="string" office:string-value="p" calcext:value-type="string">
            <text:p>p</text:p>
          </table:table-cell>
          <table:table-cell table:style-name="ce43" table:formula="of:=CHAR(IF(ROW([.AV28])+COLUMN([.AV28])+63&gt;90;ROW([.AV28])+COLUMN([.AV28])+63-26;ROW([.AV28])+COLUMN([.AV28])+63))" office:value-type="string" office:string-value="q" calcext:value-type="string">
            <text:p>q</text:p>
          </table:table-cell>
          <table:table-cell table:formula="of:=CHAR(IF(ROW([.AW28])+COLUMN([.AW28])+63&gt;90;ROW([.AW28])+COLUMN([.AW28])+63-26;ROW([.AW28])+COLUMN([.AW28])+63))" office:value-type="string" office:string-value="r" calcext:value-type="string">
            <text:p>r</text:p>
          </table:table-cell>
          <table:table-cell table:formula="of:=CHAR(IF(ROW([.AX28])+COLUMN([.AX28])+63&gt;90;ROW([.AX28])+COLUMN([.AX28])+63-26;ROW([.AX28])+COLUMN([.AX28])+63))" office:value-type="string" office:string-value="s" calcext:value-type="string">
            <text:p>s</text:p>
          </table:table-cell>
          <table:table-cell table:style-name="ce44" table:formula="of:=CHAR(IF(ROW([.AY28])+COLUMN([.AY28])+63&gt;90;ROW([.AY28])+COLUMN([.AY28])+63-26;ROW([.AY28])+COLUMN([.AY28])+63))" office:value-type="string" office:string-value="t" calcext:value-type="string">
            <text:p>t</text:p>
          </table:table-cell>
          <table:table-cell table:style-name="ce1" table:formula="of:=CHAR(IF(ROW([.AZ28])+COLUMN([.AZ28])+63&gt;90;ROW([.AZ28])+COLUMN([.AZ28])+63-26;ROW([.AZ28])+COLUMN([.AZ28])+63))" office:value-type="string" office:string-value="u" calcext:value-type="string">
            <text:p>u</text:p>
          </table:table-cell>
          <table:table-cell table:style-name="ce2" table:formula="of:=CHAR(IF(ROW([.BA28])+COLUMN([.BA28])+63&gt;90;ROW([.BA28])+COLUMN([.BA28])+63-26;ROW([.BA28])+COLUMN([.BA28])+63))" office:value-type="string" office:string-value="v" calcext:value-type="string">
            <text:p>v</text:p>
          </table:table-cell>
          <table:table-cell table:formula="of:=CHAR(IF(ROW([.BB28])+COLUMN([.BB28])+63&gt;90;ROW([.BB28])+COLUMN([.BB28])+63-26;ROW([.BB28])+COLUMN([.BB28])+63))" office:value-type="string" office:string-value="w" calcext:value-type="string">
            <text:p>w</text:p>
          </table:table-cell>
          <table:table-cell table:formula="of:=CHAR(IF(ROW([.BC28])+COLUMN([.BC28])+63&gt;90;ROW([.BC28])+COLUMN([.BC28])+63-26;ROW([.BC28])+COLUMN([.BC28])+63))" office:value-type="string" office:string-value="x" calcext:value-type="string">
            <text:p>x</text:p>
          </table:table-cell>
          <table:table-cell table:style-name="ce26" table:formula="of:=CHAR(IF(ROW([.BD28])+COLUMN([.BD28])+63&gt;90;ROW([.BD28])+COLUMN([.BD28])+63-26;ROW([.BD28])+COLUMN([.BD28])+63))" office:value-type="string" office:string-value="y" calcext:value-type="string">
            <text:p>y</text:p>
          </table:table-cell>
          <table:table-cell table:style-name="ce27" table:formula="of:=CHAR(IF(ROW([.BE28])+COLUMN([.BE28])+63&gt;90;ROW([.BE28])+COLUMN([.BE28])+63-26;ROW([.BE28])+COLUMN([.BE28])+63))" office:value-type="string" office:string-value="z" calcext:value-type="string">
            <text:p>z</text:p>
          </table:table-cell>
          <table:table-cell table:style-name="ce28" table:formula="of:=CHAR(IF(ROW([.BF28])+COLUMN([.BF28])+63&gt;90;ROW([.BF28])+COLUMN([.BF28])+63-26;ROW([.BF28])+COLUMN([.BF28])+63))" office:value-type="string" office:string-value="{" calcext:value-type="string">
            <text:p>{</text:p>
          </table:table-cell>
          <table:table-cell table:style-name="ce29" table:formula="of:=CHAR(IF(ROW([.BG28])+COLUMN([.BG28])+63&gt;90;ROW([.BG28])+COLUMN([.BG28])+63-26;ROW([.BG28])+COLUMN([.BG28])+63))" office:value-type="string" office:string-value="|" calcext:value-type="string">
            <text:p>|</text:p>
          </table:table-cell>
          <table:table-cell table:style-name="ce30" table:formula="of:=CHAR(IF(ROW([.BH28])+COLUMN([.BH28])+63&gt;90;ROW([.BH28])+COLUMN([.BH28])+63-26;ROW([.BH28])+COLUMN([.BH28])+63))" office:value-type="string" office:string-value="}" calcext:value-type="string">
            <text:p>}</text:p>
          </table:table-cell>
          <table:table-cell table:style-name="ce31" table:formula="of:=CHAR(IF(ROW([.BI28])+COLUMN([.BI28])+63&gt;90;ROW([.BI28])+COLUMN([.BI28])+63-26;ROW([.BI28])+COLUMN([.BI28])+63))" office:value-type="string" office:string-value="~" calcext:value-type="string">
            <text:p>~</text:p>
          </table:table-cell>
          <table:table-cell table:style-name="ce32" table:formula="of:=CHAR(IF(ROW([.BJ28])+COLUMN([.BJ28])+63&gt;90;ROW([.BJ28])+COLUMN([.BJ28])+63-26;ROW([.BJ28])+COLUMN([.BJ28])+63))" office:value-type="string" office:string-value="" calcext:value-type="string">
            <text:p></text:p>
          </table:table-cell>
          <table:table-cell table:style-name="ce33" table:formula="of:=CHAR(IF(ROW([.BK28])+COLUMN([.BK28])+63&gt;90;ROW([.BK28])+COLUMN([.BK28])+63-26;ROW([.BK28])+COLUMN([.BK28])+63))" office:value-type="string" office:string-value="�" calcext:value-type="string">
            <text:p>�</text:p>
          </table:table-cell>
          <table:table-cell table:style-name="ce34" table:formula="of:=CHAR(IF(ROW([.BL28])+COLUMN([.BL28])+63&gt;90;ROW([.BL28])+COLUMN([.BL28])+63-26;ROW([.BL28])+COLUMN([.BL28])+63))" office:value-type="string" office:string-value="�" calcext:value-type="string">
            <text:p>�</text:p>
          </table:table-cell>
          <table:table-cell table:style-name="ce35" table:formula="of:=CHAR(IF(ROW([.BM28])+COLUMN([.BM28])+63&gt;90;ROW([.BM28])+COLUMN([.BM28])+63-26;ROW([.BM28])+COLUMN([.BM28])+63))" office:value-type="string" office:string-value="�" calcext:value-type="string">
            <text:p>�</text:p>
          </table:table-cell>
          <table:table-cell table:formula="of:=CHAR(IF(ROW([.BN28])+COLUMN([.BN28])+63&gt;90;ROW([.BN28])+COLUMN([.BN28])+63-26;ROW([.BN28])+COLUMN([.BN28])+63))" office:value-type="string" office:string-value="�" calcext:value-type="string">
            <text:p>�</text:p>
          </table:table-cell>
          <table:table-cell table:style-name="ce37" table:formula="of:=CHAR(IF(ROW([.BO28])+COLUMN([.BO28])+63&gt;90;ROW([.BO28])+COLUMN([.BO28])+63-26;ROW([.BO28])+COLUMN([.BO28])+63))" office:value-type="string" office:string-value="�" calcext:value-type="string">
            <text:p>�</text:p>
          </table:table-cell>
          <table:table-cell table:style-name="ce36" table:formula="of:=CHAR(IF(ROW([.BP28])+COLUMN([.BP28])+63&gt;90;ROW([.BP28])+COLUMN([.BP28])+63-26;ROW([.BP28])+COLUMN([.BP28])+63))" office:value-type="string" office:string-value="�" calcext:value-type="string">
            <text:p>�</text:p>
          </table:table-cell>
          <table:table-cell table:style-name="ce38" table:formula="of:=CHAR(IF(ROW([.BQ28])+COLUMN([.BQ28])+63&gt;90;ROW([.BQ28])+COLUMN([.BQ28])+63-26;ROW([.BQ28])+COLUMN([.BQ28])+63))" office:value-type="string" office:string-value="�" calcext:value-type="string">
            <text:p>�</text:p>
          </table:table-cell>
          <table:table-cell table:style-name="ce39" table:formula="of:=CHAR(IF(ROW([.BR28])+COLUMN([.BR28])+63&gt;90;ROW([.BR28])+COLUMN([.BR28])+63-26;ROW([.BR28])+COLUMN([.BR28])+63))" office:value-type="string" office:string-value="�" calcext:value-type="string">
            <text:p>�</text:p>
          </table:table-cell>
          <table:table-cell table:style-name="ce40" table:formula="of:=CHAR(IF(ROW([.BS28])+COLUMN([.BS28])+63&gt;90;ROW([.BS28])+COLUMN([.BS28])+63-26;ROW([.BS28])+COLUMN([.BS28])+63))" office:value-type="string" office:string-value="�" calcext:value-type="string">
            <text:p>�</text:p>
          </table:table-cell>
          <table:table-cell table:style-name="ce41" table:formula="of:=CHAR(IF(ROW([.BT28])+COLUMN([.BT28])+63&gt;90;ROW([.BT28])+COLUMN([.BT28])+63-26;ROW([.BT28])+COLUMN([.BT28])+63))" office:value-type="string" office:string-value="�" calcext:value-type="string">
            <text:p>�</text:p>
          </table:table-cell>
          <table:table-cell table:style-name="ce42" table:formula="of:=CHAR(IF(ROW([.BU28])+COLUMN([.BU28])+63&gt;90;ROW([.BU28])+COLUMN([.BU28])+63-26;ROW([.BU28])+COLUMN([.BU28])+63))" office:value-type="string" office:string-value="�" calcext:value-type="string">
            <text:p>�</text:p>
          </table:table-cell>
          <table:table-cell table:style-name="ce43" table:formula="of:=CHAR(IF(ROW([.BV28])+COLUMN([.BV28])+63&gt;90;ROW([.BV28])+COLUMN([.BV28])+63-26;ROW([.BV28])+COLUMN([.BV28])+63))" office:value-type="string" office:string-value="�" calcext:value-type="string">
            <text:p>�</text:p>
          </table:table-cell>
          <table:table-cell table:formula="of:=CHAR(IF(ROW([.BW28])+COLUMN([.BW28])+63&gt;90;ROW([.BW28])+COLUMN([.BW28])+63-26;ROW([.BW28])+COLUMN([.BW28])+63))" office:value-type="string" office:string-value="�" calcext:value-type="string">
            <text:p>�</text:p>
          </table:table-cell>
          <table:table-cell table:formula="of:=CHAR(IF(ROW([.BX28])+COLUMN([.BX28])+63&gt;90;ROW([.BX28])+COLUMN([.BX28])+63-26;ROW([.BX28])+COLUMN([.BX28])+63))" office:value-type="string" office:string-value="�" calcext:value-type="string">
            <text:p>�</text:p>
          </table:table-cell>
          <table:table-cell table:style-name="ce44" table:formula="of:=CHAR(IF(ROW([.BY28])+COLUMN([.BY28])+63&gt;90;ROW([.BY28])+COLUMN([.BY28])+63-26;ROW([.BY28])+COLUMN([.BY28])+63))" office:value-type="string" office:string-value="�" calcext:value-type="string">
            <text:p>�</text:p>
          </table:table-cell>
          <table:table-cell table:style-name="ce1" table:formula="of:=CHAR(IF(ROW([.BZ28])+COLUMN([.BZ28])+63&gt;90;ROW([.BZ28])+COLUMN([.BZ28])+63-26;ROW([.BZ28])+COLUMN([.BZ28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formula="of:=CHAR(IF(ROW([.A29])+COLUMN([.A29])+63&gt;90;ROW([.A29])+COLUMN([.A29])+63-26;ROW([.A29])+COLUMN([.A29])+63))" office:value-type="string" office:string-value="C" calcext:value-type="string">
            <text:p>C</text:p>
          </table:table-cell>
          <table:table-cell table:style-name="ce25" table:formula="of:=CHAR(IF(ROW([.B29])+COLUMN([.B29])+63&gt;90;ROW([.B29])+COLUMN([.B29])+63-26;ROW([.B29])+COLUMN([.B29])+63))" office:value-type="string" office:string-value="D" calcext:value-type="string">
            <text:p>D</text:p>
          </table:table-cell>
          <table:table-cell table:style-name="ce26" table:formula="of:=CHAR(IF(ROW([.C29])+COLUMN([.C29])+63&gt;90;ROW([.C29])+COLUMN([.C29])+63-26;ROW([.C29])+COLUMN([.C29])+63))" office:value-type="string" office:string-value="E" calcext:value-type="string">
            <text:p>E</text:p>
          </table:table-cell>
          <table:table-cell table:style-name="ce27" table:formula="of:=CHAR(IF(ROW([.D29])+COLUMN([.D29])+63&gt;90;ROW([.D29])+COLUMN([.D29])+63-26;ROW([.D29])+COLUMN([.D29])+63))" office:value-type="string" office:string-value="F" calcext:value-type="string">
            <text:p>F</text:p>
          </table:table-cell>
          <table:table-cell table:style-name="ce28" table:formula="of:=CHAR(IF(ROW([.E29])+COLUMN([.E29])+63&gt;90;ROW([.E29])+COLUMN([.E29])+63-26;ROW([.E29])+COLUMN([.E29])+63))" office:value-type="string" office:string-value="G" calcext:value-type="string">
            <text:p>G</text:p>
          </table:table-cell>
          <table:table-cell table:style-name="ce29" table:formula="of:=CHAR(IF(ROW([.F29])+COLUMN([.F29])+63&gt;90;ROW([.F29])+COLUMN([.F29])+63-26;ROW([.F29])+COLUMN([.F29])+63))" office:value-type="string" office:string-value="H" calcext:value-type="string">
            <text:p>H</text:p>
          </table:table-cell>
          <table:table-cell table:style-name="ce30" table:formula="of:=CHAR(IF(ROW([.G29])+COLUMN([.G29])+63&gt;90;ROW([.G29])+COLUMN([.G29])+63-26;ROW([.G29])+COLUMN([.G29])+63))" office:value-type="string" office:string-value="I" calcext:value-type="string">
            <text:p>I</text:p>
          </table:table-cell>
          <table:table-cell table:style-name="ce31" table:formula="of:=CHAR(IF(ROW([.H29])+COLUMN([.H29])+63&gt;90;ROW([.H29])+COLUMN([.H29])+63-26;ROW([.H29])+COLUMN([.H29])+63))" office:value-type="string" office:string-value="J" calcext:value-type="string">
            <text:p>J</text:p>
          </table:table-cell>
          <table:table-cell table:style-name="ce32" table:formula="of:=CHAR(IF(ROW([.I29])+COLUMN([.I29])+63&gt;90;ROW([.I29])+COLUMN([.I29])+63-26;ROW([.I29])+COLUMN([.I29])+63))" office:value-type="string" office:string-value="K" calcext:value-type="string">
            <text:p>K</text:p>
          </table:table-cell>
          <table:table-cell table:style-name="ce33" table:formula="of:=CHAR(IF(ROW([.J29])+COLUMN([.J29])+63&gt;90;ROW([.J29])+COLUMN([.J29])+63-26;ROW([.J29])+COLUMN([.J29])+63))" office:value-type="string" office:string-value="L" calcext:value-type="string">
            <text:p>L</text:p>
          </table:table-cell>
          <table:table-cell table:style-name="ce34" table:formula="of:=CHAR(IF(ROW([.K29])+COLUMN([.K29])+63&gt;90;ROW([.K29])+COLUMN([.K29])+63-26;ROW([.K29])+COLUMN([.K29])+63))" office:value-type="string" office:string-value="M" calcext:value-type="string">
            <text:p>M</text:p>
          </table:table-cell>
          <table:table-cell table:style-name="ce35" table:formula="of:=CHAR(IF(ROW([.L29])+COLUMN([.L29])+63&gt;90;ROW([.L29])+COLUMN([.L29])+63-26;ROW([.L29])+COLUMN([.L29])+63))" office:value-type="string" office:string-value="N" calcext:value-type="string">
            <text:p>N</text:p>
          </table:table-cell>
          <table:table-cell table:formula="of:=CHAR(IF(ROW([.M29])+COLUMN([.M29])+63&gt;90;ROW([.M29])+COLUMN([.M29])+63-26;ROW([.M29])+COLUMN([.M29])+63))" office:value-type="string" office:string-value="O" calcext:value-type="string">
            <text:p>O</text:p>
          </table:table-cell>
          <table:table-cell table:style-name="ce37" table:formula="of:=CHAR(IF(ROW([.N29])+COLUMN([.N29])+63&gt;90;ROW([.N29])+COLUMN([.N29])+63-26;ROW([.N29])+COLUMN([.N29])+63))" office:value-type="string" office:string-value="P" calcext:value-type="string">
            <text:p>P</text:p>
          </table:table-cell>
          <table:table-cell table:style-name="ce36" table:formula="of:=CHAR(IF(ROW([.O29])+COLUMN([.O29])+63&gt;90;ROW([.O29])+COLUMN([.O29])+63-26;ROW([.O29])+COLUMN([.O29])+63))" office:value-type="string" office:string-value="Q" calcext:value-type="string">
            <text:p>Q</text:p>
          </table:table-cell>
          <table:table-cell table:style-name="ce38" table:formula="of:=CHAR(IF(ROW([.P29])+COLUMN([.P29])+63&gt;90;ROW([.P29])+COLUMN([.P29])+63-26;ROW([.P29])+COLUMN([.P29])+63))" office:value-type="string" office:string-value="R" calcext:value-type="string">
            <text:p>R</text:p>
          </table:table-cell>
          <table:table-cell table:style-name="ce39" table:formula="of:=CHAR(IF(ROW([.Q29])+COLUMN([.Q29])+63&gt;90;ROW([.Q29])+COLUMN([.Q29])+63-26;ROW([.Q29])+COLUMN([.Q29])+63))" office:value-type="string" office:string-value="S" calcext:value-type="string">
            <text:p>S</text:p>
          </table:table-cell>
          <table:table-cell table:style-name="ce40" table:formula="of:=CHAR(IF(ROW([.R29])+COLUMN([.R29])+63&gt;90;ROW([.R29])+COLUMN([.R29])+63-26;ROW([.R29])+COLUMN([.R29])+63))" office:value-type="string" office:string-value="T" calcext:value-type="string">
            <text:p>T</text:p>
          </table:table-cell>
          <table:table-cell table:style-name="ce41" table:formula="of:=CHAR(IF(ROW([.S29])+COLUMN([.S29])+63&gt;90;ROW([.S29])+COLUMN([.S29])+63-26;ROW([.S29])+COLUMN([.S29])+63))" office:value-type="string" office:string-value="U" calcext:value-type="string">
            <text:p>U</text:p>
          </table:table-cell>
          <table:table-cell table:style-name="ce42" table:formula="of:=CHAR(IF(ROW([.T29])+COLUMN([.T29])+63&gt;90;ROW([.T29])+COLUMN([.T29])+63-26;ROW([.T29])+COLUMN([.T29])+63))" office:value-type="string" office:string-value="V" calcext:value-type="string">
            <text:p>V</text:p>
          </table:table-cell>
          <table:table-cell table:style-name="ce43" table:formula="of:=CHAR(IF(ROW([.U29])+COLUMN([.U29])+63&gt;90;ROW([.U29])+COLUMN([.U29])+63-26;ROW([.U29])+COLUMN([.U29])+63))" office:value-type="string" office:string-value="W" calcext:value-type="string">
            <text:p>W</text:p>
          </table:table-cell>
          <table:table-cell table:formula="of:=CHAR(IF(ROW([.V29])+COLUMN([.V29])+63&gt;90;ROW([.V29])+COLUMN([.V29])+63-26;ROW([.V29])+COLUMN([.V29])+63))" office:value-type="string" office:string-value="X" calcext:value-type="string">
            <text:p>X</text:p>
          </table:table-cell>
          <table:table-cell table:style-name="ce24" table:formula="of:=CHAR(IF(ROW([.W29])+COLUMN([.W29])+63&gt;90;ROW([.W29])+COLUMN([.W29])+63-26;ROW([.W29])+COLUMN([.W29])+63))" office:value-type="string" office:string-value="Y" calcext:value-type="string">
            <text:p>Y</text:p>
          </table:table-cell>
          <table:table-cell table:style-name="ce44" table:formula="of:=CHAR(IF(ROW([.X29])+COLUMN([.X29])+63&gt;90;ROW([.X29])+COLUMN([.X29])+63-26;ROW([.X29])+COLUMN([.X29])+63))" office:value-type="string" office:string-value="Z" calcext:value-type="string">
            <text:p>Z</text:p>
          </table:table-cell>
          <table:table-cell table:style-name="ce45" table:formula="of:=CHAR(IF(ROW([.Y29])+COLUMN([.Y29])+63&gt;90;ROW([.Y29])+COLUMN([.Y29])+63-26;ROW([.Y29])+COLUMN([.Y29])+63))" office:value-type="string" office:string-value="[" calcext:value-type="string">
            <text:p>[</text:p>
          </table:table-cell>
          <table:table-cell table:style-name="ce2" table:formula="of:=CHAR(IF(ROW([.Z29])+COLUMN([.Z29])+63&gt;90;ROW([.Z29])+COLUMN([.Z29])+63-26;ROW([.Z29])+COLUMN([.Z29])+63))" office:value-type="string" office:string-value="\" calcext:value-type="string">
            <text:p>\</text:p>
          </table:table-cell>
          <table:table-cell table:formula="of:=CHAR(IF(ROW([.AA29])+COLUMN([.AA29])+63&gt;90;ROW([.AA29])+COLUMN([.AA29])+63-26;ROW([.AA29])+COLUMN([.AA29])+63))" office:value-type="string" office:string-value="]" calcext:value-type="string">
            <text:p>]</text:p>
          </table:table-cell>
          <table:table-cell table:style-name="ce25" table:formula="of:=CHAR(IF(ROW([.AB29])+COLUMN([.AB29])+63&gt;90;ROW([.AB29])+COLUMN([.AB29])+63-26;ROW([.AB29])+COLUMN([.AB29])+63))" office:value-type="string" office:string-value="^" calcext:value-type="string">
            <text:p>^</text:p>
          </table:table-cell>
          <table:table-cell table:style-name="ce26" table:formula="of:=CHAR(IF(ROW([.AC29])+COLUMN([.AC29])+63&gt;90;ROW([.AC29])+COLUMN([.AC29])+63-26;ROW([.AC29])+COLUMN([.AC29])+63))" office:value-type="string" office:string-value="_" calcext:value-type="string">
            <text:p>_</text:p>
          </table:table-cell>
          <table:table-cell table:style-name="ce27" table:formula="of:=CHAR(IF(ROW([.AD29])+COLUMN([.AD29])+63&gt;90;ROW([.AD29])+COLUMN([.AD29])+63-26;ROW([.AD29])+COLUMN([.AD29])+63))" office:value-type="string" office:string-value="`" calcext:value-type="string">
            <text:p>`</text:p>
          </table:table-cell>
          <table:table-cell table:style-name="ce28" table:formula="of:=CHAR(IF(ROW([.AE29])+COLUMN([.AE29])+63&gt;90;ROW([.AE29])+COLUMN([.AE29])+63-26;ROW([.AE29])+COLUMN([.AE29])+63))" office:value-type="string" office:string-value="a" calcext:value-type="string">
            <text:p>a</text:p>
          </table:table-cell>
          <table:table-cell table:style-name="ce29" table:formula="of:=CHAR(IF(ROW([.AF29])+COLUMN([.AF29])+63&gt;90;ROW([.AF29])+COLUMN([.AF29])+63-26;ROW([.AF29])+COLUMN([.AF29])+63))" office:value-type="string" office:string-value="b" calcext:value-type="string">
            <text:p>b</text:p>
          </table:table-cell>
          <table:table-cell table:style-name="ce30" table:formula="of:=CHAR(IF(ROW([.AG29])+COLUMN([.AG29])+63&gt;90;ROW([.AG29])+COLUMN([.AG29])+63-26;ROW([.AG29])+COLUMN([.AG29])+63))" office:value-type="string" office:string-value="c" calcext:value-type="string">
            <text:p>c</text:p>
          </table:table-cell>
          <table:table-cell table:style-name="ce31" table:formula="of:=CHAR(IF(ROW([.AH29])+COLUMN([.AH29])+63&gt;90;ROW([.AH29])+COLUMN([.AH29])+63-26;ROW([.AH29])+COLUMN([.AH29])+63))" office:value-type="string" office:string-value="d" calcext:value-type="string">
            <text:p>d</text:p>
          </table:table-cell>
          <table:table-cell table:style-name="ce32" table:formula="of:=CHAR(IF(ROW([.AI29])+COLUMN([.AI29])+63&gt;90;ROW([.AI29])+COLUMN([.AI29])+63-26;ROW([.AI29])+COLUMN([.AI29])+63))" office:value-type="string" office:string-value="e" calcext:value-type="string">
            <text:p>e</text:p>
          </table:table-cell>
          <table:table-cell table:style-name="ce33" table:formula="of:=CHAR(IF(ROW([.AJ29])+COLUMN([.AJ29])+63&gt;90;ROW([.AJ29])+COLUMN([.AJ29])+63-26;ROW([.AJ29])+COLUMN([.AJ29])+63))" office:value-type="string" office:string-value="f" calcext:value-type="string">
            <text:p>f</text:p>
          </table:table-cell>
          <table:table-cell table:style-name="ce34" table:formula="of:=CHAR(IF(ROW([.AK29])+COLUMN([.AK29])+63&gt;90;ROW([.AK29])+COLUMN([.AK29])+63-26;ROW([.AK29])+COLUMN([.AK29])+63))" office:value-type="string" office:string-value="g" calcext:value-type="string">
            <text:p>g</text:p>
          </table:table-cell>
          <table:table-cell table:style-name="ce35" table:formula="of:=CHAR(IF(ROW([.AL29])+COLUMN([.AL29])+63&gt;90;ROW([.AL29])+COLUMN([.AL29])+63-26;ROW([.AL29])+COLUMN([.AL29])+63))" office:value-type="string" office:string-value="h" calcext:value-type="string">
            <text:p>h</text:p>
          </table:table-cell>
          <table:table-cell table:formula="of:=CHAR(IF(ROW([.AM29])+COLUMN([.AM29])+63&gt;90;ROW([.AM29])+COLUMN([.AM29])+63-26;ROW([.AM29])+COLUMN([.AM29])+63))" office:value-type="string" office:string-value="i" calcext:value-type="string">
            <text:p>i</text:p>
          </table:table-cell>
          <table:table-cell table:style-name="ce37" table:formula="of:=CHAR(IF(ROW([.AN29])+COLUMN([.AN29])+63&gt;90;ROW([.AN29])+COLUMN([.AN29])+63-26;ROW([.AN29])+COLUMN([.AN29])+63))" office:value-type="string" office:string-value="j" calcext:value-type="string">
            <text:p>j</text:p>
          </table:table-cell>
          <table:table-cell table:style-name="ce36" table:formula="of:=CHAR(IF(ROW([.AO29])+COLUMN([.AO29])+63&gt;90;ROW([.AO29])+COLUMN([.AO29])+63-26;ROW([.AO29])+COLUMN([.AO29])+63))" office:value-type="string" office:string-value="k" calcext:value-type="string">
            <text:p>k</text:p>
          </table:table-cell>
          <table:table-cell table:style-name="ce38" table:formula="of:=CHAR(IF(ROW([.AP29])+COLUMN([.AP29])+63&gt;90;ROW([.AP29])+COLUMN([.AP29])+63-26;ROW([.AP29])+COLUMN([.AP29])+63))" office:value-type="string" office:string-value="l" calcext:value-type="string">
            <text:p>l</text:p>
          </table:table-cell>
          <table:table-cell table:style-name="ce39" table:formula="of:=CHAR(IF(ROW([.AQ29])+COLUMN([.AQ29])+63&gt;90;ROW([.AQ29])+COLUMN([.AQ29])+63-26;ROW([.AQ29])+COLUMN([.AQ29])+63))" office:value-type="string" office:string-value="m" calcext:value-type="string">
            <text:p>m</text:p>
          </table:table-cell>
          <table:table-cell table:style-name="ce40" table:formula="of:=CHAR(IF(ROW([.AR29])+COLUMN([.AR29])+63&gt;90;ROW([.AR29])+COLUMN([.AR29])+63-26;ROW([.AR29])+COLUMN([.AR29])+63))" office:value-type="string" office:string-value="n" calcext:value-type="string">
            <text:p>n</text:p>
          </table:table-cell>
          <table:table-cell table:style-name="ce41" table:formula="of:=CHAR(IF(ROW([.AS29])+COLUMN([.AS29])+63&gt;90;ROW([.AS29])+COLUMN([.AS29])+63-26;ROW([.AS29])+COLUMN([.AS29])+63))" office:value-type="string" office:string-value="o" calcext:value-type="string">
            <text:p>o</text:p>
          </table:table-cell>
          <table:table-cell table:style-name="ce42" table:formula="of:=CHAR(IF(ROW([.AT29])+COLUMN([.AT29])+63&gt;90;ROW([.AT29])+COLUMN([.AT29])+63-26;ROW([.AT29])+COLUMN([.AT29])+63))" office:value-type="string" office:string-value="p" calcext:value-type="string">
            <text:p>p</text:p>
          </table:table-cell>
          <table:table-cell table:style-name="ce43" table:formula="of:=CHAR(IF(ROW([.AU29])+COLUMN([.AU29])+63&gt;90;ROW([.AU29])+COLUMN([.AU29])+63-26;ROW([.AU29])+COLUMN([.AU29])+63))" office:value-type="string" office:string-value="q" calcext:value-type="string">
            <text:p>q</text:p>
          </table:table-cell>
          <table:table-cell table:formula="of:=CHAR(IF(ROW([.AV29])+COLUMN([.AV29])+63&gt;90;ROW([.AV29])+COLUMN([.AV29])+63-26;ROW([.AV29])+COLUMN([.AV29])+63))" office:value-type="string" office:string-value="r" calcext:value-type="string">
            <text:p>r</text:p>
          </table:table-cell>
          <table:table-cell table:style-name="ce24" table:formula="of:=CHAR(IF(ROW([.AW29])+COLUMN([.AW29])+63&gt;90;ROW([.AW29])+COLUMN([.AW29])+63-26;ROW([.AW29])+COLUMN([.AW29])+63))" office:value-type="string" office:string-value="s" calcext:value-type="string">
            <text:p>s</text:p>
          </table:table-cell>
          <table:table-cell table:style-name="ce44" table:formula="of:=CHAR(IF(ROW([.AX29])+COLUMN([.AX29])+63&gt;90;ROW([.AX29])+COLUMN([.AX29])+63-26;ROW([.AX29])+COLUMN([.AX29])+63))" office:value-type="string" office:string-value="t" calcext:value-type="string">
            <text:p>t</text:p>
          </table:table-cell>
          <table:table-cell table:style-name="ce45" table:formula="of:=CHAR(IF(ROW([.AY29])+COLUMN([.AY29])+63&gt;90;ROW([.AY29])+COLUMN([.AY29])+63-26;ROW([.AY29])+COLUMN([.AY29])+63))" office:value-type="string" office:string-value="u" calcext:value-type="string">
            <text:p>u</text:p>
          </table:table-cell>
          <table:table-cell table:style-name="ce2" table:formula="of:=CHAR(IF(ROW([.AZ29])+COLUMN([.AZ29])+63&gt;90;ROW([.AZ29])+COLUMN([.AZ29])+63-26;ROW([.AZ29])+COLUMN([.AZ29])+63))" office:value-type="string" office:string-value="v" calcext:value-type="string">
            <text:p>v</text:p>
          </table:table-cell>
          <table:table-cell table:formula="of:=CHAR(IF(ROW([.BA29])+COLUMN([.BA29])+63&gt;90;ROW([.BA29])+COLUMN([.BA29])+63-26;ROW([.BA29])+COLUMN([.BA29])+63))" office:value-type="string" office:string-value="w" calcext:value-type="string">
            <text:p>w</text:p>
          </table:table-cell>
          <table:table-cell table:style-name="ce25" table:formula="of:=CHAR(IF(ROW([.BB29])+COLUMN([.BB29])+63&gt;90;ROW([.BB29])+COLUMN([.BB29])+63-26;ROW([.BB29])+COLUMN([.BB29])+63))" office:value-type="string" office:string-value="x" calcext:value-type="string">
            <text:p>x</text:p>
          </table:table-cell>
          <table:table-cell table:style-name="ce26" table:formula="of:=CHAR(IF(ROW([.BC29])+COLUMN([.BC29])+63&gt;90;ROW([.BC29])+COLUMN([.BC29])+63-26;ROW([.BC29])+COLUMN([.BC29])+63))" office:value-type="string" office:string-value="y" calcext:value-type="string">
            <text:p>y</text:p>
          </table:table-cell>
          <table:table-cell table:style-name="ce27" table:formula="of:=CHAR(IF(ROW([.BD29])+COLUMN([.BD29])+63&gt;90;ROW([.BD29])+COLUMN([.BD29])+63-26;ROW([.BD29])+COLUMN([.BD29])+63))" office:value-type="string" office:string-value="z" calcext:value-type="string">
            <text:p>z</text:p>
          </table:table-cell>
          <table:table-cell table:style-name="ce28" table:formula="of:=CHAR(IF(ROW([.BE29])+COLUMN([.BE29])+63&gt;90;ROW([.BE29])+COLUMN([.BE29])+63-26;ROW([.BE29])+COLUMN([.BE29])+63))" office:value-type="string" office:string-value="{" calcext:value-type="string">
            <text:p>{</text:p>
          </table:table-cell>
          <table:table-cell table:style-name="ce29" table:formula="of:=CHAR(IF(ROW([.BF29])+COLUMN([.BF29])+63&gt;90;ROW([.BF29])+COLUMN([.BF29])+63-26;ROW([.BF29])+COLUMN([.BF29])+63))" office:value-type="string" office:string-value="|" calcext:value-type="string">
            <text:p>|</text:p>
          </table:table-cell>
          <table:table-cell table:style-name="ce30" table:formula="of:=CHAR(IF(ROW([.BG29])+COLUMN([.BG29])+63&gt;90;ROW([.BG29])+COLUMN([.BG29])+63-26;ROW([.BG29])+COLUMN([.BG29])+63))" office:value-type="string" office:string-value="}" calcext:value-type="string">
            <text:p>}</text:p>
          </table:table-cell>
          <table:table-cell table:style-name="ce31" table:formula="of:=CHAR(IF(ROW([.BH29])+COLUMN([.BH29])+63&gt;90;ROW([.BH29])+COLUMN([.BH29])+63-26;ROW([.BH29])+COLUMN([.BH29])+63))" office:value-type="string" office:string-value="~" calcext:value-type="string">
            <text:p>~</text:p>
          </table:table-cell>
          <table:table-cell table:style-name="ce32" table:formula="of:=CHAR(IF(ROW([.BI29])+COLUMN([.BI29])+63&gt;90;ROW([.BI29])+COLUMN([.BI29])+63-26;ROW([.BI29])+COLUMN([.BI29])+63))" office:value-type="string" office:string-value="" calcext:value-type="string">
            <text:p></text:p>
          </table:table-cell>
          <table:table-cell table:style-name="ce33" table:formula="of:=CHAR(IF(ROW([.BJ29])+COLUMN([.BJ29])+63&gt;90;ROW([.BJ29])+COLUMN([.BJ29])+63-26;ROW([.BJ29])+COLUMN([.BJ29])+63))" office:value-type="string" office:string-value="�" calcext:value-type="string">
            <text:p>�</text:p>
          </table:table-cell>
          <table:table-cell table:style-name="ce34" table:formula="of:=CHAR(IF(ROW([.BK29])+COLUMN([.BK29])+63&gt;90;ROW([.BK29])+COLUMN([.BK29])+63-26;ROW([.BK29])+COLUMN([.BK29])+63))" office:value-type="string" office:string-value="�" calcext:value-type="string">
            <text:p>�</text:p>
          </table:table-cell>
          <table:table-cell table:style-name="ce35" table:formula="of:=CHAR(IF(ROW([.BL29])+COLUMN([.BL29])+63&gt;90;ROW([.BL29])+COLUMN([.BL29])+63-26;ROW([.BL29])+COLUMN([.BL29])+63))" office:value-type="string" office:string-value="�" calcext:value-type="string">
            <text:p>�</text:p>
          </table:table-cell>
          <table:table-cell table:formula="of:=CHAR(IF(ROW([.BM29])+COLUMN([.BM29])+63&gt;90;ROW([.BM29])+COLUMN([.BM29])+63-26;ROW([.BM29])+COLUMN([.BM29])+63))" office:value-type="string" office:string-value="�" calcext:value-type="string">
            <text:p>�</text:p>
          </table:table-cell>
          <table:table-cell table:style-name="ce37" table:formula="of:=CHAR(IF(ROW([.BN29])+COLUMN([.BN29])+63&gt;90;ROW([.BN29])+COLUMN([.BN29])+63-26;ROW([.BN29])+COLUMN([.BN29])+63))" office:value-type="string" office:string-value="�" calcext:value-type="string">
            <text:p>�</text:p>
          </table:table-cell>
          <table:table-cell table:style-name="ce36" table:formula="of:=CHAR(IF(ROW([.BO29])+COLUMN([.BO29])+63&gt;90;ROW([.BO29])+COLUMN([.BO29])+63-26;ROW([.BO29])+COLUMN([.BO29])+63))" office:value-type="string" office:string-value="�" calcext:value-type="string">
            <text:p>�</text:p>
          </table:table-cell>
          <table:table-cell table:style-name="ce38" table:formula="of:=CHAR(IF(ROW([.BP29])+COLUMN([.BP29])+63&gt;90;ROW([.BP29])+COLUMN([.BP29])+63-26;ROW([.BP29])+COLUMN([.BP29])+63))" office:value-type="string" office:string-value="�" calcext:value-type="string">
            <text:p>�</text:p>
          </table:table-cell>
          <table:table-cell table:style-name="ce39" table:formula="of:=CHAR(IF(ROW([.BQ29])+COLUMN([.BQ29])+63&gt;90;ROW([.BQ29])+COLUMN([.BQ29])+63-26;ROW([.BQ29])+COLUMN([.BQ29])+63))" office:value-type="string" office:string-value="�" calcext:value-type="string">
            <text:p>�</text:p>
          </table:table-cell>
          <table:table-cell table:style-name="ce40" table:formula="of:=CHAR(IF(ROW([.BR29])+COLUMN([.BR29])+63&gt;90;ROW([.BR29])+COLUMN([.BR29])+63-26;ROW([.BR29])+COLUMN([.BR29])+63))" office:value-type="string" office:string-value="�" calcext:value-type="string">
            <text:p>�</text:p>
          </table:table-cell>
          <table:table-cell table:style-name="ce41" table:formula="of:=CHAR(IF(ROW([.BS29])+COLUMN([.BS29])+63&gt;90;ROW([.BS29])+COLUMN([.BS29])+63-26;ROW([.BS29])+COLUMN([.BS29])+63))" office:value-type="string" office:string-value="�" calcext:value-type="string">
            <text:p>�</text:p>
          </table:table-cell>
          <table:table-cell table:style-name="ce42" table:formula="of:=CHAR(IF(ROW([.BT29])+COLUMN([.BT29])+63&gt;90;ROW([.BT29])+COLUMN([.BT29])+63-26;ROW([.BT29])+COLUMN([.BT29])+63))" office:value-type="string" office:string-value="�" calcext:value-type="string">
            <text:p>�</text:p>
          </table:table-cell>
          <table:table-cell table:style-name="ce43" table:formula="of:=CHAR(IF(ROW([.BU29])+COLUMN([.BU29])+63&gt;90;ROW([.BU29])+COLUMN([.BU29])+63-26;ROW([.BU29])+COLUMN([.BU29])+63))" office:value-type="string" office:string-value="�" calcext:value-type="string">
            <text:p>�</text:p>
          </table:table-cell>
          <table:table-cell table:formula="of:=CHAR(IF(ROW([.BV29])+COLUMN([.BV29])+63&gt;90;ROW([.BV29])+COLUMN([.BV29])+63-26;ROW([.BV29])+COLUMN([.BV29])+63))" office:value-type="string" office:string-value="�" calcext:value-type="string">
            <text:p>�</text:p>
          </table:table-cell>
          <table:table-cell table:style-name="ce24" table:formula="of:=CHAR(IF(ROW([.BW29])+COLUMN([.BW29])+63&gt;90;ROW([.BW29])+COLUMN([.BW29])+63-26;ROW([.BW29])+COLUMN([.BW29])+63))" office:value-type="string" office:string-value="�" calcext:value-type="string">
            <text:p>�</text:p>
          </table:table-cell>
          <table:table-cell table:style-name="ce44" table:formula="of:=CHAR(IF(ROW([.BX29])+COLUMN([.BX29])+63&gt;90;ROW([.BX29])+COLUMN([.BX29])+63-26;ROW([.BX29])+COLUMN([.BX29])+63))" office:value-type="string" office:string-value="�" calcext:value-type="string">
            <text:p>�</text:p>
          </table:table-cell>
          <table:table-cell table:style-name="ce45" table:formula="of:=CHAR(IF(ROW([.BY29])+COLUMN([.BY29])+63&gt;90;ROW([.BY29])+COLUMN([.BY29])+63-26;ROW([.BY29])+COLUMN([.BY29])+63))" office:value-type="string" office:string-value="�" calcext:value-type="string">
            <text:p>�</text:p>
          </table:table-cell>
          <table:table-cell table:style-name="ce2" table:formula="of:=CHAR(IF(ROW([.BZ29])+COLUMN([.BZ29])+63&gt;90;ROW([.BZ29])+COLUMN([.BZ29])+63-26;ROW([.BZ29])+COLUMN([.BZ29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4" table:formula="of:=CHAR(IF(ROW([.A30])+COLUMN([.A30])+63&gt;90;ROW([.A30])+COLUMN([.A30])+63-26;ROW([.A30])+COLUMN([.A30])+63))" office:value-type="string" office:string-value="D" calcext:value-type="string">
            <text:p>D</text:p>
          </table:table-cell>
          <table:table-cell table:style-name="ce26" table:formula="of:=CHAR(IF(ROW([.B30])+COLUMN([.B30])+63&gt;90;ROW([.B30])+COLUMN([.B30])+63-26;ROW([.B30])+COLUMN([.B30])+63))" office:value-type="string" office:string-value="E" calcext:value-type="string">
            <text:p>E</text:p>
          </table:table-cell>
          <table:table-cell table:style-name="ce27" table:formula="of:=CHAR(IF(ROW([.C30])+COLUMN([.C30])+63&gt;90;ROW([.C30])+COLUMN([.C30])+63-26;ROW([.C30])+COLUMN([.C30])+63))" office:value-type="string" office:string-value="F" calcext:value-type="string">
            <text:p>F</text:p>
          </table:table-cell>
          <table:table-cell table:style-name="ce28" table:formula="of:=CHAR(IF(ROW([.D30])+COLUMN([.D30])+63&gt;90;ROW([.D30])+COLUMN([.D30])+63-26;ROW([.D30])+COLUMN([.D30])+63))" office:value-type="string" office:string-value="G" calcext:value-type="string">
            <text:p>G</text:p>
          </table:table-cell>
          <table:table-cell table:style-name="ce29" table:formula="of:=CHAR(IF(ROW([.E30])+COLUMN([.E30])+63&gt;90;ROW([.E30])+COLUMN([.E30])+63-26;ROW([.E30])+COLUMN([.E30])+63))" office:value-type="string" office:string-value="H" calcext:value-type="string">
            <text:p>H</text:p>
          </table:table-cell>
          <table:table-cell table:style-name="ce30" table:formula="of:=CHAR(IF(ROW([.F30])+COLUMN([.F30])+63&gt;90;ROW([.F30])+COLUMN([.F30])+63-26;ROW([.F30])+COLUMN([.F30])+63))" office:value-type="string" office:string-value="I" calcext:value-type="string">
            <text:p>I</text:p>
          </table:table-cell>
          <table:table-cell table:style-name="ce31" table:formula="of:=CHAR(IF(ROW([.G30])+COLUMN([.G30])+63&gt;90;ROW([.G30])+COLUMN([.G30])+63-26;ROW([.G30])+COLUMN([.G30])+63))" office:value-type="string" office:string-value="J" calcext:value-type="string">
            <text:p>J</text:p>
          </table:table-cell>
          <table:table-cell table:style-name="ce32" table:formula="of:=CHAR(IF(ROW([.H30])+COLUMN([.H30])+63&gt;90;ROW([.H30])+COLUMN([.H30])+63-26;ROW([.H30])+COLUMN([.H30])+63))" office:value-type="string" office:string-value="K" calcext:value-type="string">
            <text:p>K</text:p>
          </table:table-cell>
          <table:table-cell table:style-name="ce33" table:formula="of:=CHAR(IF(ROW([.I30])+COLUMN([.I30])+63&gt;90;ROW([.I30])+COLUMN([.I30])+63-26;ROW([.I30])+COLUMN([.I30])+63))" office:value-type="string" office:string-value="L" calcext:value-type="string">
            <text:p>L</text:p>
          </table:table-cell>
          <table:table-cell table:style-name="ce34" table:formula="of:=CHAR(IF(ROW([.J30])+COLUMN([.J30])+63&gt;90;ROW([.J30])+COLUMN([.J30])+63-26;ROW([.J30])+COLUMN([.J30])+63))" office:value-type="string" office:string-value="M" calcext:value-type="string">
            <text:p>M</text:p>
          </table:table-cell>
          <table:table-cell table:style-name="ce35" table:formula="of:=CHAR(IF(ROW([.K30])+COLUMN([.K30])+63&gt;90;ROW([.K30])+COLUMN([.K30])+63-26;ROW([.K30])+COLUMN([.K30])+63))" office:value-type="string" office:string-value="N" calcext:value-type="string">
            <text:p>N</text:p>
          </table:table-cell>
          <table:table-cell table:formula="of:=CHAR(IF(ROW([.L30])+COLUMN([.L30])+63&gt;90;ROW([.L30])+COLUMN([.L30])+63-26;ROW([.L30])+COLUMN([.L30])+63))" office:value-type="string" office:string-value="O" calcext:value-type="string">
            <text:p>O</text:p>
          </table:table-cell>
          <table:table-cell table:style-name="ce37" table:formula="of:=CHAR(IF(ROW([.M30])+COLUMN([.M30])+63&gt;90;ROW([.M30])+COLUMN([.M30])+63-26;ROW([.M30])+COLUMN([.M30])+63))" office:value-type="string" office:string-value="P" calcext:value-type="string">
            <text:p>P</text:p>
          </table:table-cell>
          <table:table-cell table:formula="of:=CHAR(IF(ROW([.N30])+COLUMN([.N30])+63&gt;90;ROW([.N30])+COLUMN([.N30])+63-26;ROW([.N30])+COLUMN([.N30])+63))" office:value-type="string" office:string-value="Q" calcext:value-type="string">
            <text:p>Q</text:p>
          </table:table-cell>
          <table:table-cell table:style-name="ce38" table:formula="of:=CHAR(IF(ROW([.O30])+COLUMN([.O30])+63&gt;90;ROW([.O30])+COLUMN([.O30])+63-26;ROW([.O30])+COLUMN([.O30])+63))" office:value-type="string" office:string-value="R" calcext:value-type="string">
            <text:p>R</text:p>
          </table:table-cell>
          <table:table-cell table:style-name="ce39" table:formula="of:=CHAR(IF(ROW([.P30])+COLUMN([.P30])+63&gt;90;ROW([.P30])+COLUMN([.P30])+63-26;ROW([.P30])+COLUMN([.P30])+63))" office:value-type="string" office:string-value="S" calcext:value-type="string">
            <text:p>S</text:p>
          </table:table-cell>
          <table:table-cell table:style-name="ce40" table:formula="of:=CHAR(IF(ROW([.Q30])+COLUMN([.Q30])+63&gt;90;ROW([.Q30])+COLUMN([.Q30])+63-26;ROW([.Q30])+COLUMN([.Q30])+63))" office:value-type="string" office:string-value="T" calcext:value-type="string">
            <text:p>T</text:p>
          </table:table-cell>
          <table:table-cell table:style-name="ce41" table:formula="of:=CHAR(IF(ROW([.R30])+COLUMN([.R30])+63&gt;90;ROW([.R30])+COLUMN([.R30])+63-26;ROW([.R30])+COLUMN([.R30])+63))" office:value-type="string" office:string-value="U" calcext:value-type="string">
            <text:p>U</text:p>
          </table:table-cell>
          <table:table-cell table:style-name="ce42" table:formula="of:=CHAR(IF(ROW([.S30])+COLUMN([.S30])+63&gt;90;ROW([.S30])+COLUMN([.S30])+63-26;ROW([.S30])+COLUMN([.S30])+63))" office:value-type="string" office:string-value="V" calcext:value-type="string">
            <text:p>V</text:p>
          </table:table-cell>
          <table:table-cell table:style-name="ce43" table:formula="of:=CHAR(IF(ROW([.T30])+COLUMN([.T30])+63&gt;90;ROW([.T30])+COLUMN([.T30])+63-26;ROW([.T30])+COLUMN([.T30])+63))" office:value-type="string" office:string-value="W" calcext:value-type="string">
            <text:p>W</text:p>
          </table:table-cell>
          <table:table-cell table:formula="of:=CHAR(IF(ROW([.U30])+COLUMN([.U30])+63&gt;90;ROW([.U30])+COLUMN([.U30])+63-26;ROW([.U30])+COLUMN([.U30])+63))" office:value-type="string" office:string-value="X" calcext:value-type="string">
            <text:p>X</text:p>
          </table:table-cell>
          <table:table-cell table:style-name="ce24" table:formula="of:=CHAR(IF(ROW([.V30])+COLUMN([.V30])+63&gt;90;ROW([.V30])+COLUMN([.V30])+63-26;ROW([.V30])+COLUMN([.V30])+63))" office:value-type="string" office:string-value="Y" calcext:value-type="string">
            <text:p>Y</text:p>
          </table:table-cell>
          <table:table-cell table:style-name="ce44" table:formula="of:=CHAR(IF(ROW([.W30])+COLUMN([.W30])+63&gt;90;ROW([.W30])+COLUMN([.W30])+63-26;ROW([.W30])+COLUMN([.W30])+63))" office:value-type="string" office:string-value="Z" calcext:value-type="string">
            <text:p>Z</text:p>
          </table:table-cell>
          <table:table-cell table:style-name="ce45" table:formula="of:=CHAR(IF(ROW([.X30])+COLUMN([.X30])+63&gt;90;ROW([.X30])+COLUMN([.X30])+63-26;ROW([.X30])+COLUMN([.X30])+63))" office:value-type="string" office:string-value="[" calcext:value-type="string">
            <text:p>[</text:p>
          </table:table-cell>
          <table:table-cell table:style-name="ce46" table:formula="of:=CHAR(IF(ROW([.Y30])+COLUMN([.Y30])+63&gt;90;ROW([.Y30])+COLUMN([.Y30])+63-26;ROW([.Y30])+COLUMN([.Y30])+63))" office:value-type="string" office:string-value="\" calcext:value-type="string">
            <text:p>\</text:p>
          </table:table-cell>
          <table:table-cell table:formula="of:=CHAR(IF(ROW([.Z30])+COLUMN([.Z30])+63&gt;90;ROW([.Z30])+COLUMN([.Z30])+63-26;ROW([.Z30])+COLUMN([.Z30])+63))" office:value-type="string" office:string-value="]" calcext:value-type="string">
            <text:p>]</text:p>
          </table:table-cell>
          <table:table-cell table:style-name="ce4" table:formula="of:=CHAR(IF(ROW([.AA30])+COLUMN([.AA30])+63&gt;90;ROW([.AA30])+COLUMN([.AA30])+63-26;ROW([.AA30])+COLUMN([.AA30])+63))" office:value-type="string" office:string-value="^" calcext:value-type="string">
            <text:p>^</text:p>
          </table:table-cell>
          <table:table-cell table:style-name="ce26" table:formula="of:=CHAR(IF(ROW([.AB30])+COLUMN([.AB30])+63&gt;90;ROW([.AB30])+COLUMN([.AB30])+63-26;ROW([.AB30])+COLUMN([.AB30])+63))" office:value-type="string" office:string-value="_" calcext:value-type="string">
            <text:p>_</text:p>
          </table:table-cell>
          <table:table-cell table:style-name="ce27" table:formula="of:=CHAR(IF(ROW([.AC30])+COLUMN([.AC30])+63&gt;90;ROW([.AC30])+COLUMN([.AC30])+63-26;ROW([.AC30])+COLUMN([.AC30])+63))" office:value-type="string" office:string-value="`" calcext:value-type="string">
            <text:p>`</text:p>
          </table:table-cell>
          <table:table-cell table:style-name="ce28" table:formula="of:=CHAR(IF(ROW([.AD30])+COLUMN([.AD30])+63&gt;90;ROW([.AD30])+COLUMN([.AD30])+63-26;ROW([.AD30])+COLUMN([.AD30])+63))" office:value-type="string" office:string-value="a" calcext:value-type="string">
            <text:p>a</text:p>
          </table:table-cell>
          <table:table-cell table:style-name="ce29" table:formula="of:=CHAR(IF(ROW([.AE30])+COLUMN([.AE30])+63&gt;90;ROW([.AE30])+COLUMN([.AE30])+63-26;ROW([.AE30])+COLUMN([.AE30])+63))" office:value-type="string" office:string-value="b" calcext:value-type="string">
            <text:p>b</text:p>
          </table:table-cell>
          <table:table-cell table:style-name="ce30" table:formula="of:=CHAR(IF(ROW([.AF30])+COLUMN([.AF30])+63&gt;90;ROW([.AF30])+COLUMN([.AF30])+63-26;ROW([.AF30])+COLUMN([.AF30])+63))" office:value-type="string" office:string-value="c" calcext:value-type="string">
            <text:p>c</text:p>
          </table:table-cell>
          <table:table-cell table:style-name="ce31" table:formula="of:=CHAR(IF(ROW([.AG30])+COLUMN([.AG30])+63&gt;90;ROW([.AG30])+COLUMN([.AG30])+63-26;ROW([.AG30])+COLUMN([.AG30])+63))" office:value-type="string" office:string-value="d" calcext:value-type="string">
            <text:p>d</text:p>
          </table:table-cell>
          <table:table-cell table:style-name="ce32" table:formula="of:=CHAR(IF(ROW([.AH30])+COLUMN([.AH30])+63&gt;90;ROW([.AH30])+COLUMN([.AH30])+63-26;ROW([.AH30])+COLUMN([.AH30])+63))" office:value-type="string" office:string-value="e" calcext:value-type="string">
            <text:p>e</text:p>
          </table:table-cell>
          <table:table-cell table:style-name="ce33" table:formula="of:=CHAR(IF(ROW([.AI30])+COLUMN([.AI30])+63&gt;90;ROW([.AI30])+COLUMN([.AI30])+63-26;ROW([.AI30])+COLUMN([.AI30])+63))" office:value-type="string" office:string-value="f" calcext:value-type="string">
            <text:p>f</text:p>
          </table:table-cell>
          <table:table-cell table:style-name="ce34" table:formula="of:=CHAR(IF(ROW([.AJ30])+COLUMN([.AJ30])+63&gt;90;ROW([.AJ30])+COLUMN([.AJ30])+63-26;ROW([.AJ30])+COLUMN([.AJ30])+63))" office:value-type="string" office:string-value="g" calcext:value-type="string">
            <text:p>g</text:p>
          </table:table-cell>
          <table:table-cell table:style-name="ce35" table:formula="of:=CHAR(IF(ROW([.AK30])+COLUMN([.AK30])+63&gt;90;ROW([.AK30])+COLUMN([.AK30])+63-26;ROW([.AK30])+COLUMN([.AK30])+63))" office:value-type="string" office:string-value="h" calcext:value-type="string">
            <text:p>h</text:p>
          </table:table-cell>
          <table:table-cell table:formula="of:=CHAR(IF(ROW([.AL30])+COLUMN([.AL30])+63&gt;90;ROW([.AL30])+COLUMN([.AL30])+63-26;ROW([.AL30])+COLUMN([.AL30])+63))" office:value-type="string" office:string-value="i" calcext:value-type="string">
            <text:p>i</text:p>
          </table:table-cell>
          <table:table-cell table:style-name="ce37" table:formula="of:=CHAR(IF(ROW([.AM30])+COLUMN([.AM30])+63&gt;90;ROW([.AM30])+COLUMN([.AM30])+63-26;ROW([.AM30])+COLUMN([.AM30])+63))" office:value-type="string" office:string-value="j" calcext:value-type="string">
            <text:p>j</text:p>
          </table:table-cell>
          <table:table-cell table:formula="of:=CHAR(IF(ROW([.AN30])+COLUMN([.AN30])+63&gt;90;ROW([.AN30])+COLUMN([.AN30])+63-26;ROW([.AN30])+COLUMN([.AN30])+63))" office:value-type="string" office:string-value="k" calcext:value-type="string">
            <text:p>k</text:p>
          </table:table-cell>
          <table:table-cell table:style-name="ce38" table:formula="of:=CHAR(IF(ROW([.AO30])+COLUMN([.AO30])+63&gt;90;ROW([.AO30])+COLUMN([.AO30])+63-26;ROW([.AO30])+COLUMN([.AO30])+63))" office:value-type="string" office:string-value="l" calcext:value-type="string">
            <text:p>l</text:p>
          </table:table-cell>
          <table:table-cell table:style-name="ce39" table:formula="of:=CHAR(IF(ROW([.AP30])+COLUMN([.AP30])+63&gt;90;ROW([.AP30])+COLUMN([.AP30])+63-26;ROW([.AP30])+COLUMN([.AP30])+63))" office:value-type="string" office:string-value="m" calcext:value-type="string">
            <text:p>m</text:p>
          </table:table-cell>
          <table:table-cell table:style-name="ce40" table:formula="of:=CHAR(IF(ROW([.AQ30])+COLUMN([.AQ30])+63&gt;90;ROW([.AQ30])+COLUMN([.AQ30])+63-26;ROW([.AQ30])+COLUMN([.AQ30])+63))" office:value-type="string" office:string-value="n" calcext:value-type="string">
            <text:p>n</text:p>
          </table:table-cell>
          <table:table-cell table:style-name="ce41" table:formula="of:=CHAR(IF(ROW([.AR30])+COLUMN([.AR30])+63&gt;90;ROW([.AR30])+COLUMN([.AR30])+63-26;ROW([.AR30])+COLUMN([.AR30])+63))" office:value-type="string" office:string-value="o" calcext:value-type="string">
            <text:p>o</text:p>
          </table:table-cell>
          <table:table-cell table:style-name="ce42" table:formula="of:=CHAR(IF(ROW([.AS30])+COLUMN([.AS30])+63&gt;90;ROW([.AS30])+COLUMN([.AS30])+63-26;ROW([.AS30])+COLUMN([.AS30])+63))" office:value-type="string" office:string-value="p" calcext:value-type="string">
            <text:p>p</text:p>
          </table:table-cell>
          <table:table-cell table:style-name="ce43" table:formula="of:=CHAR(IF(ROW([.AT30])+COLUMN([.AT30])+63&gt;90;ROW([.AT30])+COLUMN([.AT30])+63-26;ROW([.AT30])+COLUMN([.AT30])+63))" office:value-type="string" office:string-value="q" calcext:value-type="string">
            <text:p>q</text:p>
          </table:table-cell>
          <table:table-cell table:formula="of:=CHAR(IF(ROW([.AU30])+COLUMN([.AU30])+63&gt;90;ROW([.AU30])+COLUMN([.AU30])+63-26;ROW([.AU30])+COLUMN([.AU30])+63))" office:value-type="string" office:string-value="r" calcext:value-type="string">
            <text:p>r</text:p>
          </table:table-cell>
          <table:table-cell table:style-name="ce24" table:formula="of:=CHAR(IF(ROW([.AV30])+COLUMN([.AV30])+63&gt;90;ROW([.AV30])+COLUMN([.AV30])+63-26;ROW([.AV30])+COLUMN([.AV30])+63))" office:value-type="string" office:string-value="s" calcext:value-type="string">
            <text:p>s</text:p>
          </table:table-cell>
          <table:table-cell table:style-name="ce44" table:formula="of:=CHAR(IF(ROW([.AW30])+COLUMN([.AW30])+63&gt;90;ROW([.AW30])+COLUMN([.AW30])+63-26;ROW([.AW30])+COLUMN([.AW30])+63))" office:value-type="string" office:string-value="t" calcext:value-type="string">
            <text:p>t</text:p>
          </table:table-cell>
          <table:table-cell table:style-name="ce45" table:formula="of:=CHAR(IF(ROW([.AX30])+COLUMN([.AX30])+63&gt;90;ROW([.AX30])+COLUMN([.AX30])+63-26;ROW([.AX30])+COLUMN([.AX30])+63))" office:value-type="string" office:string-value="u" calcext:value-type="string">
            <text:p>u</text:p>
          </table:table-cell>
          <table:table-cell table:style-name="ce46" table:formula="of:=CHAR(IF(ROW([.AY30])+COLUMN([.AY30])+63&gt;90;ROW([.AY30])+COLUMN([.AY30])+63-26;ROW([.AY30])+COLUMN([.AY30])+63))" office:value-type="string" office:string-value="v" calcext:value-type="string">
            <text:p>v</text:p>
          </table:table-cell>
          <table:table-cell table:formula="of:=CHAR(IF(ROW([.AZ30])+COLUMN([.AZ30])+63&gt;90;ROW([.AZ30])+COLUMN([.AZ30])+63-26;ROW([.AZ30])+COLUMN([.AZ30])+63))" office:value-type="string" office:string-value="w" calcext:value-type="string">
            <text:p>w</text:p>
          </table:table-cell>
          <table:table-cell table:style-name="ce4" table:formula="of:=CHAR(IF(ROW([.BA30])+COLUMN([.BA30])+63&gt;90;ROW([.BA30])+COLUMN([.BA30])+63-26;ROW([.BA30])+COLUMN([.BA30])+63))" office:value-type="string" office:string-value="x" calcext:value-type="string">
            <text:p>x</text:p>
          </table:table-cell>
          <table:table-cell table:style-name="ce26" table:formula="of:=CHAR(IF(ROW([.BB30])+COLUMN([.BB30])+63&gt;90;ROW([.BB30])+COLUMN([.BB30])+63-26;ROW([.BB30])+COLUMN([.BB30])+63))" office:value-type="string" office:string-value="y" calcext:value-type="string">
            <text:p>y</text:p>
          </table:table-cell>
          <table:table-cell table:style-name="ce27" table:formula="of:=CHAR(IF(ROW([.BC30])+COLUMN([.BC30])+63&gt;90;ROW([.BC30])+COLUMN([.BC30])+63-26;ROW([.BC30])+COLUMN([.BC30])+63))" office:value-type="string" office:string-value="z" calcext:value-type="string">
            <text:p>z</text:p>
          </table:table-cell>
          <table:table-cell table:style-name="ce28" table:formula="of:=CHAR(IF(ROW([.BD30])+COLUMN([.BD30])+63&gt;90;ROW([.BD30])+COLUMN([.BD30])+63-26;ROW([.BD30])+COLUMN([.BD30])+63))" office:value-type="string" office:string-value="{" calcext:value-type="string">
            <text:p>{</text:p>
          </table:table-cell>
          <table:table-cell table:style-name="ce29" table:formula="of:=CHAR(IF(ROW([.BE30])+COLUMN([.BE30])+63&gt;90;ROW([.BE30])+COLUMN([.BE30])+63-26;ROW([.BE30])+COLUMN([.BE30])+63))" office:value-type="string" office:string-value="|" calcext:value-type="string">
            <text:p>|</text:p>
          </table:table-cell>
          <table:table-cell table:style-name="ce30" table:formula="of:=CHAR(IF(ROW([.BF30])+COLUMN([.BF30])+63&gt;90;ROW([.BF30])+COLUMN([.BF30])+63-26;ROW([.BF30])+COLUMN([.BF30])+63))" office:value-type="string" office:string-value="}" calcext:value-type="string">
            <text:p>}</text:p>
          </table:table-cell>
          <table:table-cell table:style-name="ce31" table:formula="of:=CHAR(IF(ROW([.BG30])+COLUMN([.BG30])+63&gt;90;ROW([.BG30])+COLUMN([.BG30])+63-26;ROW([.BG30])+COLUMN([.BG30])+63))" office:value-type="string" office:string-value="~" calcext:value-type="string">
            <text:p>~</text:p>
          </table:table-cell>
          <table:table-cell table:style-name="ce32" table:formula="of:=CHAR(IF(ROW([.BH30])+COLUMN([.BH30])+63&gt;90;ROW([.BH30])+COLUMN([.BH30])+63-26;ROW([.BH30])+COLUMN([.BH30])+63))" office:value-type="string" office:string-value="" calcext:value-type="string">
            <text:p></text:p>
          </table:table-cell>
          <table:table-cell table:style-name="ce33" table:formula="of:=CHAR(IF(ROW([.BI30])+COLUMN([.BI30])+63&gt;90;ROW([.BI30])+COLUMN([.BI30])+63-26;ROW([.BI30])+COLUMN([.BI30])+63))" office:value-type="string" office:string-value="�" calcext:value-type="string">
            <text:p>�</text:p>
          </table:table-cell>
          <table:table-cell table:style-name="ce34" table:formula="of:=CHAR(IF(ROW([.BJ30])+COLUMN([.BJ30])+63&gt;90;ROW([.BJ30])+COLUMN([.BJ30])+63-26;ROW([.BJ30])+COLUMN([.BJ30])+63))" office:value-type="string" office:string-value="�" calcext:value-type="string">
            <text:p>�</text:p>
          </table:table-cell>
          <table:table-cell table:style-name="ce35" table:formula="of:=CHAR(IF(ROW([.BK30])+COLUMN([.BK30])+63&gt;90;ROW([.BK30])+COLUMN([.BK30])+63-26;ROW([.BK30])+COLUMN([.BK30])+63))" office:value-type="string" office:string-value="�" calcext:value-type="string">
            <text:p>�</text:p>
          </table:table-cell>
          <table:table-cell table:formula="of:=CHAR(IF(ROW([.BL30])+COLUMN([.BL30])+63&gt;90;ROW([.BL30])+COLUMN([.BL30])+63-26;ROW([.BL30])+COLUMN([.BL30])+63))" office:value-type="string" office:string-value="�" calcext:value-type="string">
            <text:p>�</text:p>
          </table:table-cell>
          <table:table-cell table:style-name="ce37" table:formula="of:=CHAR(IF(ROW([.BM30])+COLUMN([.BM30])+63&gt;90;ROW([.BM30])+COLUMN([.BM30])+63-26;ROW([.BM30])+COLUMN([.BM30])+63))" office:value-type="string" office:string-value="�" calcext:value-type="string">
            <text:p>�</text:p>
          </table:table-cell>
          <table:table-cell table:formula="of:=CHAR(IF(ROW([.BN30])+COLUMN([.BN30])+63&gt;90;ROW([.BN30])+COLUMN([.BN30])+63-26;ROW([.BN30])+COLUMN([.BN30])+63))" office:value-type="string" office:string-value="�" calcext:value-type="string">
            <text:p>�</text:p>
          </table:table-cell>
          <table:table-cell table:style-name="ce38" table:formula="of:=CHAR(IF(ROW([.BO30])+COLUMN([.BO30])+63&gt;90;ROW([.BO30])+COLUMN([.BO30])+63-26;ROW([.BO30])+COLUMN([.BO30])+63))" office:value-type="string" office:string-value="�" calcext:value-type="string">
            <text:p>�</text:p>
          </table:table-cell>
          <table:table-cell table:style-name="ce39" table:formula="of:=CHAR(IF(ROW([.BP30])+COLUMN([.BP30])+63&gt;90;ROW([.BP30])+COLUMN([.BP30])+63-26;ROW([.BP30])+COLUMN([.BP30])+63))" office:value-type="string" office:string-value="�" calcext:value-type="string">
            <text:p>�</text:p>
          </table:table-cell>
          <table:table-cell table:style-name="ce40" table:formula="of:=CHAR(IF(ROW([.BQ30])+COLUMN([.BQ30])+63&gt;90;ROW([.BQ30])+COLUMN([.BQ30])+63-26;ROW([.BQ30])+COLUMN([.BQ30])+63))" office:value-type="string" office:string-value="�" calcext:value-type="string">
            <text:p>�</text:p>
          </table:table-cell>
          <table:table-cell table:style-name="ce41" table:formula="of:=CHAR(IF(ROW([.BR30])+COLUMN([.BR30])+63&gt;90;ROW([.BR30])+COLUMN([.BR30])+63-26;ROW([.BR30])+COLUMN([.BR30])+63))" office:value-type="string" office:string-value="�" calcext:value-type="string">
            <text:p>�</text:p>
          </table:table-cell>
          <table:table-cell table:style-name="ce42" table:formula="of:=CHAR(IF(ROW([.BS30])+COLUMN([.BS30])+63&gt;90;ROW([.BS30])+COLUMN([.BS30])+63-26;ROW([.BS30])+COLUMN([.BS30])+63))" office:value-type="string" office:string-value="�" calcext:value-type="string">
            <text:p>�</text:p>
          </table:table-cell>
          <table:table-cell table:style-name="ce43" table:formula="of:=CHAR(IF(ROW([.BT30])+COLUMN([.BT30])+63&gt;90;ROW([.BT30])+COLUMN([.BT30])+63-26;ROW([.BT30])+COLUMN([.BT30])+63))" office:value-type="string" office:string-value="�" calcext:value-type="string">
            <text:p>�</text:p>
          </table:table-cell>
          <table:table-cell table:formula="of:=CHAR(IF(ROW([.BU30])+COLUMN([.BU30])+63&gt;90;ROW([.BU30])+COLUMN([.BU30])+63-26;ROW([.BU30])+COLUMN([.BU30])+63))" office:value-type="string" office:string-value="�" calcext:value-type="string">
            <text:p>�</text:p>
          </table:table-cell>
          <table:table-cell table:style-name="ce24" table:formula="of:=CHAR(IF(ROW([.BV30])+COLUMN([.BV30])+63&gt;90;ROW([.BV30])+COLUMN([.BV30])+63-26;ROW([.BV30])+COLUMN([.BV30])+63))" office:value-type="string" office:string-value="�" calcext:value-type="string">
            <text:p>�</text:p>
          </table:table-cell>
          <table:table-cell table:style-name="ce44" table:formula="of:=CHAR(IF(ROW([.BW30])+COLUMN([.BW30])+63&gt;90;ROW([.BW30])+COLUMN([.BW30])+63-26;ROW([.BW30])+COLUMN([.BW30])+63))" office:value-type="string" office:string-value="�" calcext:value-type="string">
            <text:p>�</text:p>
          </table:table-cell>
          <table:table-cell table:style-name="ce45" table:formula="of:=CHAR(IF(ROW([.BX30])+COLUMN([.BX30])+63&gt;90;ROW([.BX30])+COLUMN([.BX30])+63-26;ROW([.BX30])+COLUMN([.BX30])+63))" office:value-type="string" office:string-value="�" calcext:value-type="string">
            <text:p>�</text:p>
          </table:table-cell>
          <table:table-cell table:style-name="ce46" table:formula="of:=CHAR(IF(ROW([.BY30])+COLUMN([.BY30])+63&gt;90;ROW([.BY30])+COLUMN([.BY30])+63-26;ROW([.BY30])+COLUMN([.BY30])+63))" office:value-type="string" office:string-value="�" calcext:value-type="string">
            <text:p>�</text:p>
          </table:table-cell>
          <table:table-cell table:formula="of:=CHAR(IF(ROW([.BZ30])+COLUMN([.BZ30])+63&gt;90;ROW([.BZ30])+COLUMN([.BZ30])+63-26;ROW([.BZ30])+COLUMN([.BZ30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5" table:formula="of:=CHAR(IF(ROW([.A31])+COLUMN([.A31])+63&gt;90;ROW([.A31])+COLUMN([.A31])+63-26;ROW([.A31])+COLUMN([.A31])+63))" office:value-type="string" office:string-value="E" calcext:value-type="string">
            <text:p>E</text:p>
          </table:table-cell>
          <table:table-cell table:style-name="ce27" table:formula="of:=CHAR(IF(ROW([.B31])+COLUMN([.B31])+63&gt;90;ROW([.B31])+COLUMN([.B31])+63-26;ROW([.B31])+COLUMN([.B31])+63))" office:value-type="string" office:string-value="F" calcext:value-type="string">
            <text:p>F</text:p>
          </table:table-cell>
          <table:table-cell table:style-name="ce28" table:formula="of:=CHAR(IF(ROW([.C31])+COLUMN([.C31])+63&gt;90;ROW([.C31])+COLUMN([.C31])+63-26;ROW([.C31])+COLUMN([.C31])+63))" office:value-type="string" office:string-value="G" calcext:value-type="string">
            <text:p>G</text:p>
          </table:table-cell>
          <table:table-cell table:style-name="ce29" table:formula="of:=CHAR(IF(ROW([.D31])+COLUMN([.D31])+63&gt;90;ROW([.D31])+COLUMN([.D31])+63-26;ROW([.D31])+COLUMN([.D31])+63))" office:value-type="string" office:string-value="H" calcext:value-type="string">
            <text:p>H</text:p>
          </table:table-cell>
          <table:table-cell table:style-name="ce30" table:formula="of:=CHAR(IF(ROW([.E31])+COLUMN([.E31])+63&gt;90;ROW([.E31])+COLUMN([.E31])+63-26;ROW([.E31])+COLUMN([.E31])+63))" office:value-type="string" office:string-value="I" calcext:value-type="string">
            <text:p>I</text:p>
          </table:table-cell>
          <table:table-cell table:style-name="ce31" table:formula="of:=CHAR(IF(ROW([.F31])+COLUMN([.F31])+63&gt;90;ROW([.F31])+COLUMN([.F31])+63-26;ROW([.F31])+COLUMN([.F31])+63))" office:value-type="string" office:string-value="J" calcext:value-type="string">
            <text:p>J</text:p>
          </table:table-cell>
          <table:table-cell table:style-name="ce32" table:formula="of:=CHAR(IF(ROW([.G31])+COLUMN([.G31])+63&gt;90;ROW([.G31])+COLUMN([.G31])+63-26;ROW([.G31])+COLUMN([.G31])+63))" office:value-type="string" office:string-value="K" calcext:value-type="string">
            <text:p>K</text:p>
          </table:table-cell>
          <table:table-cell table:style-name="ce33" table:formula="of:=CHAR(IF(ROW([.H31])+COLUMN([.H31])+63&gt;90;ROW([.H31])+COLUMN([.H31])+63-26;ROW([.H31])+COLUMN([.H31])+63))" office:value-type="string" office:string-value="L" calcext:value-type="string">
            <text:p>L</text:p>
          </table:table-cell>
          <table:table-cell table:style-name="ce34" table:formula="of:=CHAR(IF(ROW([.I31])+COLUMN([.I31])+63&gt;90;ROW([.I31])+COLUMN([.I31])+63-26;ROW([.I31])+COLUMN([.I31])+63))" office:value-type="string" office:string-value="M" calcext:value-type="string">
            <text:p>M</text:p>
          </table:table-cell>
          <table:table-cell table:style-name="ce35" table:formula="of:=CHAR(IF(ROW([.J31])+COLUMN([.J31])+63&gt;90;ROW([.J31])+COLUMN([.J31])+63-26;ROW([.J31])+COLUMN([.J31])+63))" office:value-type="string" office:string-value="N" calcext:value-type="string">
            <text:p>N</text:p>
          </table:table-cell>
          <table:table-cell table:formula="of:=CHAR(IF(ROW([.K31])+COLUMN([.K31])+63&gt;90;ROW([.K31])+COLUMN([.K31])+63-26;ROW([.K31])+COLUMN([.K31])+63))" office:value-type="string" office:string-value="O" calcext:value-type="string">
            <text:p>O</text:p>
          </table:table-cell>
          <table:table-cell table:style-name="ce37" table:formula="of:=CHAR(IF(ROW([.L31])+COLUMN([.L31])+63&gt;90;ROW([.L31])+COLUMN([.L31])+63-26;ROW([.L31])+COLUMN([.L31])+63))" office:value-type="string" office:string-value="P" calcext:value-type="string">
            <text:p>P</text:p>
          </table:table-cell>
          <table:table-cell table:formula="of:=CHAR(IF(ROW([.M31])+COLUMN([.M31])+63&gt;90;ROW([.M31])+COLUMN([.M31])+63-26;ROW([.M31])+COLUMN([.M31])+63))" office:value-type="string" office:string-value="Q" calcext:value-type="string">
            <text:p>Q</text:p>
          </table:table-cell>
          <table:table-cell table:style-name="ce38" table:formula="of:=CHAR(IF(ROW([.N31])+COLUMN([.N31])+63&gt;90;ROW([.N31])+COLUMN([.N31])+63-26;ROW([.N31])+COLUMN([.N31])+63))" office:value-type="string" office:string-value="R" calcext:value-type="string">
            <text:p>R</text:p>
          </table:table-cell>
          <table:table-cell table:style-name="ce39" table:formula="of:=CHAR(IF(ROW([.O31])+COLUMN([.O31])+63&gt;90;ROW([.O31])+COLUMN([.O31])+63-26;ROW([.O31])+COLUMN([.O31])+63))" office:value-type="string" office:string-value="S" calcext:value-type="string">
            <text:p>S</text:p>
          </table:table-cell>
          <table:table-cell table:style-name="ce40" table:formula="of:=CHAR(IF(ROW([.P31])+COLUMN([.P31])+63&gt;90;ROW([.P31])+COLUMN([.P31])+63-26;ROW([.P31])+COLUMN([.P31])+63))" office:value-type="string" office:string-value="T" calcext:value-type="string">
            <text:p>T</text:p>
          </table:table-cell>
          <table:table-cell table:style-name="ce41" table:formula="of:=CHAR(IF(ROW([.Q31])+COLUMN([.Q31])+63&gt;90;ROW([.Q31])+COLUMN([.Q31])+63-26;ROW([.Q31])+COLUMN([.Q31])+63))" office:value-type="string" office:string-value="U" calcext:value-type="string">
            <text:p>U</text:p>
          </table:table-cell>
          <table:table-cell table:style-name="ce42" table:formula="of:=CHAR(IF(ROW([.R31])+COLUMN([.R31])+63&gt;90;ROW([.R31])+COLUMN([.R31])+63-26;ROW([.R31])+COLUMN([.R31])+63))" office:value-type="string" office:string-value="V" calcext:value-type="string">
            <text:p>V</text:p>
          </table:table-cell>
          <table:table-cell table:style-name="ce43" table:formula="of:=CHAR(IF(ROW([.S31])+COLUMN([.S31])+63&gt;90;ROW([.S31])+COLUMN([.S31])+63-26;ROW([.S31])+COLUMN([.S31])+63))" office:value-type="string" office:string-value="W" calcext:value-type="string">
            <text:p>W</text:p>
          </table:table-cell>
          <table:table-cell table:formula="of:=CHAR(IF(ROW([.T31])+COLUMN([.T31])+63&gt;90;ROW([.T31])+COLUMN([.T31])+63-26;ROW([.T31])+COLUMN([.T31])+63))" office:value-type="string" office:string-value="X" calcext:value-type="string">
            <text:p>X</text:p>
          </table:table-cell>
          <table:table-cell table:style-name="ce24" table:formula="of:=CHAR(IF(ROW([.U31])+COLUMN([.U31])+63&gt;90;ROW([.U31])+COLUMN([.U31])+63-26;ROW([.U31])+COLUMN([.U31])+63))" office:value-type="string" office:string-value="Y" calcext:value-type="string">
            <text:p>Y</text:p>
          </table:table-cell>
          <table:table-cell table:style-name="ce44" table:formula="of:=CHAR(IF(ROW([.V31])+COLUMN([.V31])+63&gt;90;ROW([.V31])+COLUMN([.V31])+63-26;ROW([.V31])+COLUMN([.V31])+63))" office:value-type="string" office:string-value="Z" calcext:value-type="string">
            <text:p>Z</text:p>
          </table:table-cell>
          <table:table-cell table:style-name="ce45" table:formula="of:=CHAR(IF(ROW([.W31])+COLUMN([.W31])+63&gt;90;ROW([.W31])+COLUMN([.W31])+63-26;ROW([.W31])+COLUMN([.W31])+63))" office:value-type="string" office:string-value="[" calcext:value-type="string">
            <text:p>[</text:p>
          </table:table-cell>
          <table:table-cell table:style-name="ce46" table:formula="of:=CHAR(IF(ROW([.X31])+COLUMN([.X31])+63&gt;90;ROW([.X31])+COLUMN([.X31])+63-26;ROW([.X31])+COLUMN([.X31])+63))" office:value-type="string" office:string-value="\" calcext:value-type="string">
            <text:p>\</text:p>
          </table:table-cell>
          <table:table-cell table:style-name="ce24" table:formula="of:=CHAR(IF(ROW([.Y31])+COLUMN([.Y31])+63&gt;90;ROW([.Y31])+COLUMN([.Y31])+63-26;ROW([.Y31])+COLUMN([.Y31])+63))" office:value-type="string" office:string-value="]" calcext:value-type="string">
            <text:p>]</text:p>
          </table:table-cell>
          <table:table-cell table:style-name="ce4" table:formula="of:=CHAR(IF(ROW([.Z31])+COLUMN([.Z31])+63&gt;90;ROW([.Z31])+COLUMN([.Z31])+63-26;ROW([.Z31])+COLUMN([.Z31])+63))" office:value-type="string" office:string-value="^" calcext:value-type="string">
            <text:p>^</text:p>
          </table:table-cell>
          <table:table-cell table:style-name="ce5" table:formula="of:=CHAR(IF(ROW([.AA31])+COLUMN([.AA31])+63&gt;90;ROW([.AA31])+COLUMN([.AA31])+63-26;ROW([.AA31])+COLUMN([.AA31])+63))" office:value-type="string" office:string-value="_" calcext:value-type="string">
            <text:p>_</text:p>
          </table:table-cell>
          <table:table-cell table:style-name="ce27" table:formula="of:=CHAR(IF(ROW([.AB31])+COLUMN([.AB31])+63&gt;90;ROW([.AB31])+COLUMN([.AB31])+63-26;ROW([.AB31])+COLUMN([.AB31])+63))" office:value-type="string" office:string-value="`" calcext:value-type="string">
            <text:p>`</text:p>
          </table:table-cell>
          <table:table-cell table:style-name="ce28" table:formula="of:=CHAR(IF(ROW([.AC31])+COLUMN([.AC31])+63&gt;90;ROW([.AC31])+COLUMN([.AC31])+63-26;ROW([.AC31])+COLUMN([.AC31])+63))" office:value-type="string" office:string-value="a" calcext:value-type="string">
            <text:p>a</text:p>
          </table:table-cell>
          <table:table-cell table:style-name="ce29" table:formula="of:=CHAR(IF(ROW([.AD31])+COLUMN([.AD31])+63&gt;90;ROW([.AD31])+COLUMN([.AD31])+63-26;ROW([.AD31])+COLUMN([.AD31])+63))" office:value-type="string" office:string-value="b" calcext:value-type="string">
            <text:p>b</text:p>
          </table:table-cell>
          <table:table-cell table:style-name="ce30" table:formula="of:=CHAR(IF(ROW([.AE31])+COLUMN([.AE31])+63&gt;90;ROW([.AE31])+COLUMN([.AE31])+63-26;ROW([.AE31])+COLUMN([.AE31])+63))" office:value-type="string" office:string-value="c" calcext:value-type="string">
            <text:p>c</text:p>
          </table:table-cell>
          <table:table-cell table:style-name="ce31" table:formula="of:=CHAR(IF(ROW([.AF31])+COLUMN([.AF31])+63&gt;90;ROW([.AF31])+COLUMN([.AF31])+63-26;ROW([.AF31])+COLUMN([.AF31])+63))" office:value-type="string" office:string-value="d" calcext:value-type="string">
            <text:p>d</text:p>
          </table:table-cell>
          <table:table-cell table:style-name="ce32" table:formula="of:=CHAR(IF(ROW([.AG31])+COLUMN([.AG31])+63&gt;90;ROW([.AG31])+COLUMN([.AG31])+63-26;ROW([.AG31])+COLUMN([.AG31])+63))" office:value-type="string" office:string-value="e" calcext:value-type="string">
            <text:p>e</text:p>
          </table:table-cell>
          <table:table-cell table:style-name="ce33" table:formula="of:=CHAR(IF(ROW([.AH31])+COLUMN([.AH31])+63&gt;90;ROW([.AH31])+COLUMN([.AH31])+63-26;ROW([.AH31])+COLUMN([.AH31])+63))" office:value-type="string" office:string-value="f" calcext:value-type="string">
            <text:p>f</text:p>
          </table:table-cell>
          <table:table-cell table:style-name="ce34" table:formula="of:=CHAR(IF(ROW([.AI31])+COLUMN([.AI31])+63&gt;90;ROW([.AI31])+COLUMN([.AI31])+63-26;ROW([.AI31])+COLUMN([.AI31])+63))" office:value-type="string" office:string-value="g" calcext:value-type="string">
            <text:p>g</text:p>
          </table:table-cell>
          <table:table-cell table:style-name="ce35" table:formula="of:=CHAR(IF(ROW([.AJ31])+COLUMN([.AJ31])+63&gt;90;ROW([.AJ31])+COLUMN([.AJ31])+63-26;ROW([.AJ31])+COLUMN([.AJ31])+63))" office:value-type="string" office:string-value="h" calcext:value-type="string">
            <text:p>h</text:p>
          </table:table-cell>
          <table:table-cell table:formula="of:=CHAR(IF(ROW([.AK31])+COLUMN([.AK31])+63&gt;90;ROW([.AK31])+COLUMN([.AK31])+63-26;ROW([.AK31])+COLUMN([.AK31])+63))" office:value-type="string" office:string-value="i" calcext:value-type="string">
            <text:p>i</text:p>
          </table:table-cell>
          <table:table-cell table:style-name="ce37" table:formula="of:=CHAR(IF(ROW([.AL31])+COLUMN([.AL31])+63&gt;90;ROW([.AL31])+COLUMN([.AL31])+63-26;ROW([.AL31])+COLUMN([.AL31])+63))" office:value-type="string" office:string-value="j" calcext:value-type="string">
            <text:p>j</text:p>
          </table:table-cell>
          <table:table-cell table:formula="of:=CHAR(IF(ROW([.AM31])+COLUMN([.AM31])+63&gt;90;ROW([.AM31])+COLUMN([.AM31])+63-26;ROW([.AM31])+COLUMN([.AM31])+63))" office:value-type="string" office:string-value="k" calcext:value-type="string">
            <text:p>k</text:p>
          </table:table-cell>
          <table:table-cell table:style-name="ce38" table:formula="of:=CHAR(IF(ROW([.AN31])+COLUMN([.AN31])+63&gt;90;ROW([.AN31])+COLUMN([.AN31])+63-26;ROW([.AN31])+COLUMN([.AN31])+63))" office:value-type="string" office:string-value="l" calcext:value-type="string">
            <text:p>l</text:p>
          </table:table-cell>
          <table:table-cell table:style-name="ce39" table:formula="of:=CHAR(IF(ROW([.AO31])+COLUMN([.AO31])+63&gt;90;ROW([.AO31])+COLUMN([.AO31])+63-26;ROW([.AO31])+COLUMN([.AO31])+63))" office:value-type="string" office:string-value="m" calcext:value-type="string">
            <text:p>m</text:p>
          </table:table-cell>
          <table:table-cell table:style-name="ce40" table:formula="of:=CHAR(IF(ROW([.AP31])+COLUMN([.AP31])+63&gt;90;ROW([.AP31])+COLUMN([.AP31])+63-26;ROW([.AP31])+COLUMN([.AP31])+63))" office:value-type="string" office:string-value="n" calcext:value-type="string">
            <text:p>n</text:p>
          </table:table-cell>
          <table:table-cell table:style-name="ce41" table:formula="of:=CHAR(IF(ROW([.AQ31])+COLUMN([.AQ31])+63&gt;90;ROW([.AQ31])+COLUMN([.AQ31])+63-26;ROW([.AQ31])+COLUMN([.AQ31])+63))" office:value-type="string" office:string-value="o" calcext:value-type="string">
            <text:p>o</text:p>
          </table:table-cell>
          <table:table-cell table:style-name="ce42" table:formula="of:=CHAR(IF(ROW([.AR31])+COLUMN([.AR31])+63&gt;90;ROW([.AR31])+COLUMN([.AR31])+63-26;ROW([.AR31])+COLUMN([.AR31])+63))" office:value-type="string" office:string-value="p" calcext:value-type="string">
            <text:p>p</text:p>
          </table:table-cell>
          <table:table-cell table:style-name="ce43" table:formula="of:=CHAR(IF(ROW([.AS31])+COLUMN([.AS31])+63&gt;90;ROW([.AS31])+COLUMN([.AS31])+63-26;ROW([.AS31])+COLUMN([.AS31])+63))" office:value-type="string" office:string-value="q" calcext:value-type="string">
            <text:p>q</text:p>
          </table:table-cell>
          <table:table-cell table:formula="of:=CHAR(IF(ROW([.AT31])+COLUMN([.AT31])+63&gt;90;ROW([.AT31])+COLUMN([.AT31])+63-26;ROW([.AT31])+COLUMN([.AT31])+63))" office:value-type="string" office:string-value="r" calcext:value-type="string">
            <text:p>r</text:p>
          </table:table-cell>
          <table:table-cell table:style-name="ce24" table:formula="of:=CHAR(IF(ROW([.AU31])+COLUMN([.AU31])+63&gt;90;ROW([.AU31])+COLUMN([.AU31])+63-26;ROW([.AU31])+COLUMN([.AU31])+63))" office:value-type="string" office:string-value="s" calcext:value-type="string">
            <text:p>s</text:p>
          </table:table-cell>
          <table:table-cell table:style-name="ce44" table:formula="of:=CHAR(IF(ROW([.AV31])+COLUMN([.AV31])+63&gt;90;ROW([.AV31])+COLUMN([.AV31])+63-26;ROW([.AV31])+COLUMN([.AV31])+63))" office:value-type="string" office:string-value="t" calcext:value-type="string">
            <text:p>t</text:p>
          </table:table-cell>
          <table:table-cell table:style-name="ce45" table:formula="of:=CHAR(IF(ROW([.AW31])+COLUMN([.AW31])+63&gt;90;ROW([.AW31])+COLUMN([.AW31])+63-26;ROW([.AW31])+COLUMN([.AW31])+63))" office:value-type="string" office:string-value="u" calcext:value-type="string">
            <text:p>u</text:p>
          </table:table-cell>
          <table:table-cell table:style-name="ce46" table:formula="of:=CHAR(IF(ROW([.AX31])+COLUMN([.AX31])+63&gt;90;ROW([.AX31])+COLUMN([.AX31])+63-26;ROW([.AX31])+COLUMN([.AX31])+63))" office:value-type="string" office:string-value="v" calcext:value-type="string">
            <text:p>v</text:p>
          </table:table-cell>
          <table:table-cell table:style-name="ce24" table:formula="of:=CHAR(IF(ROW([.AY31])+COLUMN([.AY31])+63&gt;90;ROW([.AY31])+COLUMN([.AY31])+63-26;ROW([.AY31])+COLUMN([.AY31])+63))" office:value-type="string" office:string-value="w" calcext:value-type="string">
            <text:p>w</text:p>
          </table:table-cell>
          <table:table-cell table:style-name="ce4" table:formula="of:=CHAR(IF(ROW([.AZ31])+COLUMN([.AZ31])+63&gt;90;ROW([.AZ31])+COLUMN([.AZ31])+63-26;ROW([.AZ31])+COLUMN([.AZ31])+63))" office:value-type="string" office:string-value="x" calcext:value-type="string">
            <text:p>x</text:p>
          </table:table-cell>
          <table:table-cell table:style-name="ce5" table:formula="of:=CHAR(IF(ROW([.BA31])+COLUMN([.BA31])+63&gt;90;ROW([.BA31])+COLUMN([.BA31])+63-26;ROW([.BA31])+COLUMN([.BA31])+63))" office:value-type="string" office:string-value="y" calcext:value-type="string">
            <text:p>y</text:p>
          </table:table-cell>
          <table:table-cell table:style-name="ce27" table:formula="of:=CHAR(IF(ROW([.BB31])+COLUMN([.BB31])+63&gt;90;ROW([.BB31])+COLUMN([.BB31])+63-26;ROW([.BB31])+COLUMN([.BB31])+63))" office:value-type="string" office:string-value="z" calcext:value-type="string">
            <text:p>z</text:p>
          </table:table-cell>
          <table:table-cell table:style-name="ce28" table:formula="of:=CHAR(IF(ROW([.BC31])+COLUMN([.BC31])+63&gt;90;ROW([.BC31])+COLUMN([.BC31])+63-26;ROW([.BC31])+COLUMN([.BC31])+63))" office:value-type="string" office:string-value="{" calcext:value-type="string">
            <text:p>{</text:p>
          </table:table-cell>
          <table:table-cell table:style-name="ce29" table:formula="of:=CHAR(IF(ROW([.BD31])+COLUMN([.BD31])+63&gt;90;ROW([.BD31])+COLUMN([.BD31])+63-26;ROW([.BD31])+COLUMN([.BD31])+63))" office:value-type="string" office:string-value="|" calcext:value-type="string">
            <text:p>|</text:p>
          </table:table-cell>
          <table:table-cell table:style-name="ce30" table:formula="of:=CHAR(IF(ROW([.BE31])+COLUMN([.BE31])+63&gt;90;ROW([.BE31])+COLUMN([.BE31])+63-26;ROW([.BE31])+COLUMN([.BE31])+63))" office:value-type="string" office:string-value="}" calcext:value-type="string">
            <text:p>}</text:p>
          </table:table-cell>
          <table:table-cell table:style-name="ce31" table:formula="of:=CHAR(IF(ROW([.BF31])+COLUMN([.BF31])+63&gt;90;ROW([.BF31])+COLUMN([.BF31])+63-26;ROW([.BF31])+COLUMN([.BF31])+63))" office:value-type="string" office:string-value="~" calcext:value-type="string">
            <text:p>~</text:p>
          </table:table-cell>
          <table:table-cell table:style-name="ce32" table:formula="of:=CHAR(IF(ROW([.BG31])+COLUMN([.BG31])+63&gt;90;ROW([.BG31])+COLUMN([.BG31])+63-26;ROW([.BG31])+COLUMN([.BG31])+63))" office:value-type="string" office:string-value="" calcext:value-type="string">
            <text:p></text:p>
          </table:table-cell>
          <table:table-cell table:style-name="ce33" table:formula="of:=CHAR(IF(ROW([.BH31])+COLUMN([.BH31])+63&gt;90;ROW([.BH31])+COLUMN([.BH31])+63-26;ROW([.BH31])+COLUMN([.BH31])+63))" office:value-type="string" office:string-value="�" calcext:value-type="string">
            <text:p>�</text:p>
          </table:table-cell>
          <table:table-cell table:style-name="ce34" table:formula="of:=CHAR(IF(ROW([.BI31])+COLUMN([.BI31])+63&gt;90;ROW([.BI31])+COLUMN([.BI31])+63-26;ROW([.BI31])+COLUMN([.BI31])+63))" office:value-type="string" office:string-value="�" calcext:value-type="string">
            <text:p>�</text:p>
          </table:table-cell>
          <table:table-cell table:style-name="ce35" table:formula="of:=CHAR(IF(ROW([.BJ31])+COLUMN([.BJ31])+63&gt;90;ROW([.BJ31])+COLUMN([.BJ31])+63-26;ROW([.BJ31])+COLUMN([.BJ31])+63))" office:value-type="string" office:string-value="�" calcext:value-type="string">
            <text:p>�</text:p>
          </table:table-cell>
          <table:table-cell table:formula="of:=CHAR(IF(ROW([.BK31])+COLUMN([.BK31])+63&gt;90;ROW([.BK31])+COLUMN([.BK31])+63-26;ROW([.BK31])+COLUMN([.BK31])+63))" office:value-type="string" office:string-value="�" calcext:value-type="string">
            <text:p>�</text:p>
          </table:table-cell>
          <table:table-cell table:style-name="ce37" table:formula="of:=CHAR(IF(ROW([.BL31])+COLUMN([.BL31])+63&gt;90;ROW([.BL31])+COLUMN([.BL31])+63-26;ROW([.BL31])+COLUMN([.BL31])+63))" office:value-type="string" office:string-value="�" calcext:value-type="string">
            <text:p>�</text:p>
          </table:table-cell>
          <table:table-cell table:formula="of:=CHAR(IF(ROW([.BM31])+COLUMN([.BM31])+63&gt;90;ROW([.BM31])+COLUMN([.BM31])+63-26;ROW([.BM31])+COLUMN([.BM31])+63))" office:value-type="string" office:string-value="�" calcext:value-type="string">
            <text:p>�</text:p>
          </table:table-cell>
          <table:table-cell table:style-name="ce38" table:formula="of:=CHAR(IF(ROW([.BN31])+COLUMN([.BN31])+63&gt;90;ROW([.BN31])+COLUMN([.BN31])+63-26;ROW([.BN31])+COLUMN([.BN31])+63))" office:value-type="string" office:string-value="�" calcext:value-type="string">
            <text:p>�</text:p>
          </table:table-cell>
          <table:table-cell table:style-name="ce39" table:formula="of:=CHAR(IF(ROW([.BO31])+COLUMN([.BO31])+63&gt;90;ROW([.BO31])+COLUMN([.BO31])+63-26;ROW([.BO31])+COLUMN([.BO31])+63))" office:value-type="string" office:string-value="�" calcext:value-type="string">
            <text:p>�</text:p>
          </table:table-cell>
          <table:table-cell table:style-name="ce40" table:formula="of:=CHAR(IF(ROW([.BP31])+COLUMN([.BP31])+63&gt;90;ROW([.BP31])+COLUMN([.BP31])+63-26;ROW([.BP31])+COLUMN([.BP31])+63))" office:value-type="string" office:string-value="�" calcext:value-type="string">
            <text:p>�</text:p>
          </table:table-cell>
          <table:table-cell table:style-name="ce41" table:formula="of:=CHAR(IF(ROW([.BQ31])+COLUMN([.BQ31])+63&gt;90;ROW([.BQ31])+COLUMN([.BQ31])+63-26;ROW([.BQ31])+COLUMN([.BQ31])+63))" office:value-type="string" office:string-value="�" calcext:value-type="string">
            <text:p>�</text:p>
          </table:table-cell>
          <table:table-cell table:style-name="ce42" table:formula="of:=CHAR(IF(ROW([.BR31])+COLUMN([.BR31])+63&gt;90;ROW([.BR31])+COLUMN([.BR31])+63-26;ROW([.BR31])+COLUMN([.BR31])+63))" office:value-type="string" office:string-value="�" calcext:value-type="string">
            <text:p>�</text:p>
          </table:table-cell>
          <table:table-cell table:style-name="ce43" table:formula="of:=CHAR(IF(ROW([.BS31])+COLUMN([.BS31])+63&gt;90;ROW([.BS31])+COLUMN([.BS31])+63-26;ROW([.BS31])+COLUMN([.BS31])+63))" office:value-type="string" office:string-value="�" calcext:value-type="string">
            <text:p>�</text:p>
          </table:table-cell>
          <table:table-cell table:formula="of:=CHAR(IF(ROW([.BT31])+COLUMN([.BT31])+63&gt;90;ROW([.BT31])+COLUMN([.BT31])+63-26;ROW([.BT31])+COLUMN([.BT31])+63))" office:value-type="string" office:string-value="�" calcext:value-type="string">
            <text:p>�</text:p>
          </table:table-cell>
          <table:table-cell table:style-name="ce24" table:formula="of:=CHAR(IF(ROW([.BU31])+COLUMN([.BU31])+63&gt;90;ROW([.BU31])+COLUMN([.BU31])+63-26;ROW([.BU31])+COLUMN([.BU31])+63))" office:value-type="string" office:string-value="�" calcext:value-type="string">
            <text:p>�</text:p>
          </table:table-cell>
          <table:table-cell table:style-name="ce44" table:formula="of:=CHAR(IF(ROW([.BV31])+COLUMN([.BV31])+63&gt;90;ROW([.BV31])+COLUMN([.BV31])+63-26;ROW([.BV31])+COLUMN([.BV31])+63))" office:value-type="string" office:string-value="�" calcext:value-type="string">
            <text:p>�</text:p>
          </table:table-cell>
          <table:table-cell table:style-name="ce45" table:formula="of:=CHAR(IF(ROW([.BW31])+COLUMN([.BW31])+63&gt;90;ROW([.BW31])+COLUMN([.BW31])+63-26;ROW([.BW31])+COLUMN([.BW31])+63))" office:value-type="string" office:string-value="�" calcext:value-type="string">
            <text:p>�</text:p>
          </table:table-cell>
          <table:table-cell table:style-name="ce46" table:formula="of:=CHAR(IF(ROW([.BX31])+COLUMN([.BX31])+63&gt;90;ROW([.BX31])+COLUMN([.BX31])+63-26;ROW([.BX31])+COLUMN([.BX31])+63))" office:value-type="string" office:string-value="�" calcext:value-type="string">
            <text:p>�</text:p>
          </table:table-cell>
          <table:table-cell table:style-name="ce24" table:formula="of:=CHAR(IF(ROW([.BY31])+COLUMN([.BY31])+63&gt;90;ROW([.BY31])+COLUMN([.BY31])+63-26;ROW([.BY31])+COLUMN([.BY31])+63))" office:value-type="string" office:string-value="�" calcext:value-type="string">
            <text:p>�</text:p>
          </table:table-cell>
          <table:table-cell table:style-name="ce4" table:formula="of:=CHAR(IF(ROW([.BZ31])+COLUMN([.BZ31])+63&gt;90;ROW([.BZ31])+COLUMN([.BZ31])+63-26;ROW([.BZ31])+COLUMN([.BZ31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6" table:formula="of:=CHAR(IF(ROW([.A32])+COLUMN([.A32])+63&gt;90;ROW([.A32])+COLUMN([.A32])+63-26;ROW([.A32])+COLUMN([.A32])+63))" office:value-type="string" office:string-value="F" calcext:value-type="string">
            <text:p>F</text:p>
          </table:table-cell>
          <table:table-cell table:style-name="ce28" table:formula="of:=CHAR(IF(ROW([.B32])+COLUMN([.B32])+63&gt;90;ROW([.B32])+COLUMN([.B32])+63-26;ROW([.B32])+COLUMN([.B32])+63))" office:value-type="string" office:string-value="G" calcext:value-type="string">
            <text:p>G</text:p>
          </table:table-cell>
          <table:table-cell table:style-name="ce29" table:formula="of:=CHAR(IF(ROW([.C32])+COLUMN([.C32])+63&gt;90;ROW([.C32])+COLUMN([.C32])+63-26;ROW([.C32])+COLUMN([.C32])+63))" office:value-type="string" office:string-value="H" calcext:value-type="string">
            <text:p>H</text:p>
          </table:table-cell>
          <table:table-cell table:style-name="ce30" table:formula="of:=CHAR(IF(ROW([.D32])+COLUMN([.D32])+63&gt;90;ROW([.D32])+COLUMN([.D32])+63-26;ROW([.D32])+COLUMN([.D32])+63))" office:value-type="string" office:string-value="I" calcext:value-type="string">
            <text:p>I</text:p>
          </table:table-cell>
          <table:table-cell table:style-name="ce31" table:formula="of:=CHAR(IF(ROW([.E32])+COLUMN([.E32])+63&gt;90;ROW([.E32])+COLUMN([.E32])+63-26;ROW([.E32])+COLUMN([.E32])+63))" office:value-type="string" office:string-value="J" calcext:value-type="string">
            <text:p>J</text:p>
          </table:table-cell>
          <table:table-cell table:style-name="ce32" table:formula="of:=CHAR(IF(ROW([.F32])+COLUMN([.F32])+63&gt;90;ROW([.F32])+COLUMN([.F32])+63-26;ROW([.F32])+COLUMN([.F32])+63))" office:value-type="string" office:string-value="K" calcext:value-type="string">
            <text:p>K</text:p>
          </table:table-cell>
          <table:table-cell table:style-name="ce33" table:formula="of:=CHAR(IF(ROW([.G32])+COLUMN([.G32])+63&gt;90;ROW([.G32])+COLUMN([.G32])+63-26;ROW([.G32])+COLUMN([.G32])+63))" office:value-type="string" office:string-value="L" calcext:value-type="string">
            <text:p>L</text:p>
          </table:table-cell>
          <table:table-cell table:style-name="ce34" table:formula="of:=CHAR(IF(ROW([.H32])+COLUMN([.H32])+63&gt;90;ROW([.H32])+COLUMN([.H32])+63-26;ROW([.H32])+COLUMN([.H32])+63))" office:value-type="string" office:string-value="M" calcext:value-type="string">
            <text:p>M</text:p>
          </table:table-cell>
          <table:table-cell table:style-name="ce35" table:formula="of:=CHAR(IF(ROW([.I32])+COLUMN([.I32])+63&gt;90;ROW([.I32])+COLUMN([.I32])+63-26;ROW([.I32])+COLUMN([.I32])+63))" office:value-type="string" office:string-value="N" calcext:value-type="string">
            <text:p>N</text:p>
          </table:table-cell>
          <table:table-cell table:formula="of:=CHAR(IF(ROW([.J32])+COLUMN([.J32])+63&gt;90;ROW([.J32])+COLUMN([.J32])+63-26;ROW([.J32])+COLUMN([.J32])+63))" office:value-type="string" office:string-value="O" calcext:value-type="string">
            <text:p>O</text:p>
          </table:table-cell>
          <table:table-cell table:style-name="ce37" table:formula="of:=CHAR(IF(ROW([.K32])+COLUMN([.K32])+63&gt;90;ROW([.K32])+COLUMN([.K32])+63-26;ROW([.K32])+COLUMN([.K32])+63))" office:value-type="string" office:string-value="P" calcext:value-type="string">
            <text:p>P</text:p>
          </table:table-cell>
          <table:table-cell table:formula="of:=CHAR(IF(ROW([.L32])+COLUMN([.L32])+63&gt;90;ROW([.L32])+COLUMN([.L32])+63-26;ROW([.L32])+COLUMN([.L32])+63))" office:value-type="string" office:string-value="Q" calcext:value-type="string">
            <text:p>Q</text:p>
          </table:table-cell>
          <table:table-cell table:style-name="ce38" table:formula="of:=CHAR(IF(ROW([.M32])+COLUMN([.M32])+63&gt;90;ROW([.M32])+COLUMN([.M32])+63-26;ROW([.M32])+COLUMN([.M32])+63))" office:value-type="string" office:string-value="R" calcext:value-type="string">
            <text:p>R</text:p>
          </table:table-cell>
          <table:table-cell table:style-name="ce39" table:formula="of:=CHAR(IF(ROW([.N32])+COLUMN([.N32])+63&gt;90;ROW([.N32])+COLUMN([.N32])+63-26;ROW([.N32])+COLUMN([.N32])+63))" office:value-type="string" office:string-value="S" calcext:value-type="string">
            <text:p>S</text:p>
          </table:table-cell>
          <table:table-cell table:style-name="ce40" table:formula="of:=CHAR(IF(ROW([.O32])+COLUMN([.O32])+63&gt;90;ROW([.O32])+COLUMN([.O32])+63-26;ROW([.O32])+COLUMN([.O32])+63))" office:value-type="string" office:string-value="T" calcext:value-type="string">
            <text:p>T</text:p>
          </table:table-cell>
          <table:table-cell table:style-name="ce41" table:formula="of:=CHAR(IF(ROW([.P32])+COLUMN([.P32])+63&gt;90;ROW([.P32])+COLUMN([.P32])+63-26;ROW([.P32])+COLUMN([.P32])+63))" office:value-type="string" office:string-value="U" calcext:value-type="string">
            <text:p>U</text:p>
          </table:table-cell>
          <table:table-cell table:style-name="ce42" table:formula="of:=CHAR(IF(ROW([.Q32])+COLUMN([.Q32])+63&gt;90;ROW([.Q32])+COLUMN([.Q32])+63-26;ROW([.Q32])+COLUMN([.Q32])+63))" office:value-type="string" office:string-value="V" calcext:value-type="string">
            <text:p>V</text:p>
          </table:table-cell>
          <table:table-cell table:style-name="ce43" table:formula="of:=CHAR(IF(ROW([.R32])+COLUMN([.R32])+63&gt;90;ROW([.R32])+COLUMN([.R32])+63-26;ROW([.R32])+COLUMN([.R32])+63))" office:value-type="string" office:string-value="W" calcext:value-type="string">
            <text:p>W</text:p>
          </table:table-cell>
          <table:table-cell table:formula="of:=CHAR(IF(ROW([.S32])+COLUMN([.S32])+63&gt;90;ROW([.S32])+COLUMN([.S32])+63-26;ROW([.S32])+COLUMN([.S32])+63))" office:value-type="string" office:string-value="X" calcext:value-type="string">
            <text:p>X</text:p>
          </table:table-cell>
          <table:table-cell table:style-name="ce24" table:formula="of:=CHAR(IF(ROW([.T32])+COLUMN([.T32])+63&gt;90;ROW([.T32])+COLUMN([.T32])+63-26;ROW([.T32])+COLUMN([.T32])+63))" office:value-type="string" office:string-value="Y" calcext:value-type="string">
            <text:p>Y</text:p>
          </table:table-cell>
          <table:table-cell table:style-name="ce44" table:formula="of:=CHAR(IF(ROW([.U32])+COLUMN([.U32])+63&gt;90;ROW([.U32])+COLUMN([.U32])+63-26;ROW([.U32])+COLUMN([.U32])+63))" office:value-type="string" office:string-value="Z" calcext:value-type="string">
            <text:p>Z</text:p>
          </table:table-cell>
          <table:table-cell table:style-name="ce45" table:formula="of:=CHAR(IF(ROW([.V32])+COLUMN([.V32])+63&gt;90;ROW([.V32])+COLUMN([.V32])+63-26;ROW([.V32])+COLUMN([.V32])+63))" office:value-type="string" office:string-value="[" calcext:value-type="string">
            <text:p>[</text:p>
          </table:table-cell>
          <table:table-cell table:style-name="ce46" table:formula="of:=CHAR(IF(ROW([.W32])+COLUMN([.W32])+63&gt;90;ROW([.W32])+COLUMN([.W32])+63-26;ROW([.W32])+COLUMN([.W32])+63))" office:value-type="string" office:string-value="\" calcext:value-type="string">
            <text:p>\</text:p>
          </table:table-cell>
          <table:table-cell table:formula="of:=CHAR(IF(ROW([.X32])+COLUMN([.X32])+63&gt;90;ROW([.X32])+COLUMN([.X32])+63-26;ROW([.X32])+COLUMN([.X32])+63))" office:value-type="string" office:string-value="]" calcext:value-type="string">
            <text:p>]</text:p>
          </table:table-cell>
          <table:table-cell table:style-name="ce25" table:formula="of:=CHAR(IF(ROW([.Y32])+COLUMN([.Y32])+63&gt;90;ROW([.Y32])+COLUMN([.Y32])+63-26;ROW([.Y32])+COLUMN([.Y32])+63))" office:value-type="string" office:string-value="^" calcext:value-type="string">
            <text:p>^</text:p>
          </table:table-cell>
          <table:table-cell table:style-name="ce5" table:formula="of:=CHAR(IF(ROW([.Z32])+COLUMN([.Z32])+63&gt;90;ROW([.Z32])+COLUMN([.Z32])+63-26;ROW([.Z32])+COLUMN([.Z32])+63))" office:value-type="string" office:string-value="_" calcext:value-type="string">
            <text:p>_</text:p>
          </table:table-cell>
          <table:table-cell table:style-name="ce6" table:formula="of:=CHAR(IF(ROW([.AA32])+COLUMN([.AA32])+63&gt;90;ROW([.AA32])+COLUMN([.AA32])+63-26;ROW([.AA32])+COLUMN([.AA32])+63))" office:value-type="string" office:string-value="`" calcext:value-type="string">
            <text:p>`</text:p>
          </table:table-cell>
          <table:table-cell table:style-name="ce28" table:formula="of:=CHAR(IF(ROW([.AB32])+COLUMN([.AB32])+63&gt;90;ROW([.AB32])+COLUMN([.AB32])+63-26;ROW([.AB32])+COLUMN([.AB32])+63))" office:value-type="string" office:string-value="a" calcext:value-type="string">
            <text:p>a</text:p>
          </table:table-cell>
          <table:table-cell table:style-name="ce29" table:formula="of:=CHAR(IF(ROW([.AC32])+COLUMN([.AC32])+63&gt;90;ROW([.AC32])+COLUMN([.AC32])+63-26;ROW([.AC32])+COLUMN([.AC32])+63))" office:value-type="string" office:string-value="b" calcext:value-type="string">
            <text:p>b</text:p>
          </table:table-cell>
          <table:table-cell table:style-name="ce30" table:formula="of:=CHAR(IF(ROW([.AD32])+COLUMN([.AD32])+63&gt;90;ROW([.AD32])+COLUMN([.AD32])+63-26;ROW([.AD32])+COLUMN([.AD32])+63))" office:value-type="string" office:string-value="c" calcext:value-type="string">
            <text:p>c</text:p>
          </table:table-cell>
          <table:table-cell table:style-name="ce31" table:formula="of:=CHAR(IF(ROW([.AE32])+COLUMN([.AE32])+63&gt;90;ROW([.AE32])+COLUMN([.AE32])+63-26;ROW([.AE32])+COLUMN([.AE32])+63))" office:value-type="string" office:string-value="d" calcext:value-type="string">
            <text:p>d</text:p>
          </table:table-cell>
          <table:table-cell table:style-name="ce32" table:formula="of:=CHAR(IF(ROW([.AF32])+COLUMN([.AF32])+63&gt;90;ROW([.AF32])+COLUMN([.AF32])+63-26;ROW([.AF32])+COLUMN([.AF32])+63))" office:value-type="string" office:string-value="e" calcext:value-type="string">
            <text:p>e</text:p>
          </table:table-cell>
          <table:table-cell table:style-name="ce33" table:formula="of:=CHAR(IF(ROW([.AG32])+COLUMN([.AG32])+63&gt;90;ROW([.AG32])+COLUMN([.AG32])+63-26;ROW([.AG32])+COLUMN([.AG32])+63))" office:value-type="string" office:string-value="f" calcext:value-type="string">
            <text:p>f</text:p>
          </table:table-cell>
          <table:table-cell table:style-name="ce34" table:formula="of:=CHAR(IF(ROW([.AH32])+COLUMN([.AH32])+63&gt;90;ROW([.AH32])+COLUMN([.AH32])+63-26;ROW([.AH32])+COLUMN([.AH32])+63))" office:value-type="string" office:string-value="g" calcext:value-type="string">
            <text:p>g</text:p>
          </table:table-cell>
          <table:table-cell table:style-name="ce35" table:formula="of:=CHAR(IF(ROW([.AI32])+COLUMN([.AI32])+63&gt;90;ROW([.AI32])+COLUMN([.AI32])+63-26;ROW([.AI32])+COLUMN([.AI32])+63))" office:value-type="string" office:string-value="h" calcext:value-type="string">
            <text:p>h</text:p>
          </table:table-cell>
          <table:table-cell table:formula="of:=CHAR(IF(ROW([.AJ32])+COLUMN([.AJ32])+63&gt;90;ROW([.AJ32])+COLUMN([.AJ32])+63-26;ROW([.AJ32])+COLUMN([.AJ32])+63))" office:value-type="string" office:string-value="i" calcext:value-type="string">
            <text:p>i</text:p>
          </table:table-cell>
          <table:table-cell table:style-name="ce37" table:formula="of:=CHAR(IF(ROW([.AK32])+COLUMN([.AK32])+63&gt;90;ROW([.AK32])+COLUMN([.AK32])+63-26;ROW([.AK32])+COLUMN([.AK32])+63))" office:value-type="string" office:string-value="j" calcext:value-type="string">
            <text:p>j</text:p>
          </table:table-cell>
          <table:table-cell table:formula="of:=CHAR(IF(ROW([.AL32])+COLUMN([.AL32])+63&gt;90;ROW([.AL32])+COLUMN([.AL32])+63-26;ROW([.AL32])+COLUMN([.AL32])+63))" office:value-type="string" office:string-value="k" calcext:value-type="string">
            <text:p>k</text:p>
          </table:table-cell>
          <table:table-cell table:style-name="ce38" table:formula="of:=CHAR(IF(ROW([.AM32])+COLUMN([.AM32])+63&gt;90;ROW([.AM32])+COLUMN([.AM32])+63-26;ROW([.AM32])+COLUMN([.AM32])+63))" office:value-type="string" office:string-value="l" calcext:value-type="string">
            <text:p>l</text:p>
          </table:table-cell>
          <table:table-cell table:style-name="ce39" table:formula="of:=CHAR(IF(ROW([.AN32])+COLUMN([.AN32])+63&gt;90;ROW([.AN32])+COLUMN([.AN32])+63-26;ROW([.AN32])+COLUMN([.AN32])+63))" office:value-type="string" office:string-value="m" calcext:value-type="string">
            <text:p>m</text:p>
          </table:table-cell>
          <table:table-cell table:style-name="ce40" table:formula="of:=CHAR(IF(ROW([.AO32])+COLUMN([.AO32])+63&gt;90;ROW([.AO32])+COLUMN([.AO32])+63-26;ROW([.AO32])+COLUMN([.AO32])+63))" office:value-type="string" office:string-value="n" calcext:value-type="string">
            <text:p>n</text:p>
          </table:table-cell>
          <table:table-cell table:style-name="ce41" table:formula="of:=CHAR(IF(ROW([.AP32])+COLUMN([.AP32])+63&gt;90;ROW([.AP32])+COLUMN([.AP32])+63-26;ROW([.AP32])+COLUMN([.AP32])+63))" office:value-type="string" office:string-value="o" calcext:value-type="string">
            <text:p>o</text:p>
          </table:table-cell>
          <table:table-cell table:style-name="ce42" table:formula="of:=CHAR(IF(ROW([.AQ32])+COLUMN([.AQ32])+63&gt;90;ROW([.AQ32])+COLUMN([.AQ32])+63-26;ROW([.AQ32])+COLUMN([.AQ32])+63))" office:value-type="string" office:string-value="p" calcext:value-type="string">
            <text:p>p</text:p>
          </table:table-cell>
          <table:table-cell table:style-name="ce43" table:formula="of:=CHAR(IF(ROW([.AR32])+COLUMN([.AR32])+63&gt;90;ROW([.AR32])+COLUMN([.AR32])+63-26;ROW([.AR32])+COLUMN([.AR32])+63))" office:value-type="string" office:string-value="q" calcext:value-type="string">
            <text:p>q</text:p>
          </table:table-cell>
          <table:table-cell table:formula="of:=CHAR(IF(ROW([.AS32])+COLUMN([.AS32])+63&gt;90;ROW([.AS32])+COLUMN([.AS32])+63-26;ROW([.AS32])+COLUMN([.AS32])+63))" office:value-type="string" office:string-value="r" calcext:value-type="string">
            <text:p>r</text:p>
          </table:table-cell>
          <table:table-cell table:style-name="ce24" table:formula="of:=CHAR(IF(ROW([.AT32])+COLUMN([.AT32])+63&gt;90;ROW([.AT32])+COLUMN([.AT32])+63-26;ROW([.AT32])+COLUMN([.AT32])+63))" office:value-type="string" office:string-value="s" calcext:value-type="string">
            <text:p>s</text:p>
          </table:table-cell>
          <table:table-cell table:style-name="ce44" table:formula="of:=CHAR(IF(ROW([.AU32])+COLUMN([.AU32])+63&gt;90;ROW([.AU32])+COLUMN([.AU32])+63-26;ROW([.AU32])+COLUMN([.AU32])+63))" office:value-type="string" office:string-value="t" calcext:value-type="string">
            <text:p>t</text:p>
          </table:table-cell>
          <table:table-cell table:style-name="ce45" table:formula="of:=CHAR(IF(ROW([.AV32])+COLUMN([.AV32])+63&gt;90;ROW([.AV32])+COLUMN([.AV32])+63-26;ROW([.AV32])+COLUMN([.AV32])+63))" office:value-type="string" office:string-value="u" calcext:value-type="string">
            <text:p>u</text:p>
          </table:table-cell>
          <table:table-cell table:style-name="ce46" table:formula="of:=CHAR(IF(ROW([.AW32])+COLUMN([.AW32])+63&gt;90;ROW([.AW32])+COLUMN([.AW32])+63-26;ROW([.AW32])+COLUMN([.AW32])+63))" office:value-type="string" office:string-value="v" calcext:value-type="string">
            <text:p>v</text:p>
          </table:table-cell>
          <table:table-cell table:formula="of:=CHAR(IF(ROW([.AX32])+COLUMN([.AX32])+63&gt;90;ROW([.AX32])+COLUMN([.AX32])+63-26;ROW([.AX32])+COLUMN([.AX32])+63))" office:value-type="string" office:string-value="w" calcext:value-type="string">
            <text:p>w</text:p>
          </table:table-cell>
          <table:table-cell table:style-name="ce25" table:formula="of:=CHAR(IF(ROW([.AY32])+COLUMN([.AY32])+63&gt;90;ROW([.AY32])+COLUMN([.AY32])+63-26;ROW([.AY32])+COLUMN([.AY32])+63))" office:value-type="string" office:string-value="x" calcext:value-type="string">
            <text:p>x</text:p>
          </table:table-cell>
          <table:table-cell table:style-name="ce5" table:formula="of:=CHAR(IF(ROW([.AZ32])+COLUMN([.AZ32])+63&gt;90;ROW([.AZ32])+COLUMN([.AZ32])+63-26;ROW([.AZ32])+COLUMN([.AZ32])+63))" office:value-type="string" office:string-value="y" calcext:value-type="string">
            <text:p>y</text:p>
          </table:table-cell>
          <table:table-cell table:style-name="ce6" table:formula="of:=CHAR(IF(ROW([.BA32])+COLUMN([.BA32])+63&gt;90;ROW([.BA32])+COLUMN([.BA32])+63-26;ROW([.BA32])+COLUMN([.BA32])+63))" office:value-type="string" office:string-value="z" calcext:value-type="string">
            <text:p>z</text:p>
          </table:table-cell>
          <table:table-cell table:style-name="ce28" table:formula="of:=CHAR(IF(ROW([.BB32])+COLUMN([.BB32])+63&gt;90;ROW([.BB32])+COLUMN([.BB32])+63-26;ROW([.BB32])+COLUMN([.BB32])+63))" office:value-type="string" office:string-value="{" calcext:value-type="string">
            <text:p>{</text:p>
          </table:table-cell>
          <table:table-cell table:style-name="ce29" table:formula="of:=CHAR(IF(ROW([.BC32])+COLUMN([.BC32])+63&gt;90;ROW([.BC32])+COLUMN([.BC32])+63-26;ROW([.BC32])+COLUMN([.BC32])+63))" office:value-type="string" office:string-value="|" calcext:value-type="string">
            <text:p>|</text:p>
          </table:table-cell>
          <table:table-cell table:style-name="ce30" table:formula="of:=CHAR(IF(ROW([.BD32])+COLUMN([.BD32])+63&gt;90;ROW([.BD32])+COLUMN([.BD32])+63-26;ROW([.BD32])+COLUMN([.BD32])+63))" office:value-type="string" office:string-value="}" calcext:value-type="string">
            <text:p>}</text:p>
          </table:table-cell>
          <table:table-cell table:style-name="ce31" table:formula="of:=CHAR(IF(ROW([.BE32])+COLUMN([.BE32])+63&gt;90;ROW([.BE32])+COLUMN([.BE32])+63-26;ROW([.BE32])+COLUMN([.BE32])+63))" office:value-type="string" office:string-value="~" calcext:value-type="string">
            <text:p>~</text:p>
          </table:table-cell>
          <table:table-cell table:style-name="ce32" table:formula="of:=CHAR(IF(ROW([.BF32])+COLUMN([.BF32])+63&gt;90;ROW([.BF32])+COLUMN([.BF32])+63-26;ROW([.BF32])+COLUMN([.BF32])+63))" office:value-type="string" office:string-value="" calcext:value-type="string">
            <text:p></text:p>
          </table:table-cell>
          <table:table-cell table:style-name="ce33" table:formula="of:=CHAR(IF(ROW([.BG32])+COLUMN([.BG32])+63&gt;90;ROW([.BG32])+COLUMN([.BG32])+63-26;ROW([.BG32])+COLUMN([.BG32])+63))" office:value-type="string" office:string-value="�" calcext:value-type="string">
            <text:p>�</text:p>
          </table:table-cell>
          <table:table-cell table:style-name="ce34" table:formula="of:=CHAR(IF(ROW([.BH32])+COLUMN([.BH32])+63&gt;90;ROW([.BH32])+COLUMN([.BH32])+63-26;ROW([.BH32])+COLUMN([.BH32])+63))" office:value-type="string" office:string-value="�" calcext:value-type="string">
            <text:p>�</text:p>
          </table:table-cell>
          <table:table-cell table:style-name="ce35" table:formula="of:=CHAR(IF(ROW([.BI32])+COLUMN([.BI32])+63&gt;90;ROW([.BI32])+COLUMN([.BI32])+63-26;ROW([.BI32])+COLUMN([.BI32])+63))" office:value-type="string" office:string-value="�" calcext:value-type="string">
            <text:p>�</text:p>
          </table:table-cell>
          <table:table-cell table:formula="of:=CHAR(IF(ROW([.BJ32])+COLUMN([.BJ32])+63&gt;90;ROW([.BJ32])+COLUMN([.BJ32])+63-26;ROW([.BJ32])+COLUMN([.BJ32])+63))" office:value-type="string" office:string-value="�" calcext:value-type="string">
            <text:p>�</text:p>
          </table:table-cell>
          <table:table-cell table:style-name="ce37" table:formula="of:=CHAR(IF(ROW([.BK32])+COLUMN([.BK32])+63&gt;90;ROW([.BK32])+COLUMN([.BK32])+63-26;ROW([.BK32])+COLUMN([.BK32])+63))" office:value-type="string" office:string-value="�" calcext:value-type="string">
            <text:p>�</text:p>
          </table:table-cell>
          <table:table-cell table:formula="of:=CHAR(IF(ROW([.BL32])+COLUMN([.BL32])+63&gt;90;ROW([.BL32])+COLUMN([.BL32])+63-26;ROW([.BL32])+COLUMN([.BL32])+63))" office:value-type="string" office:string-value="�" calcext:value-type="string">
            <text:p>�</text:p>
          </table:table-cell>
          <table:table-cell table:style-name="ce38" table:formula="of:=CHAR(IF(ROW([.BM32])+COLUMN([.BM32])+63&gt;90;ROW([.BM32])+COLUMN([.BM32])+63-26;ROW([.BM32])+COLUMN([.BM32])+63))" office:value-type="string" office:string-value="�" calcext:value-type="string">
            <text:p>�</text:p>
          </table:table-cell>
          <table:table-cell table:style-name="ce39" table:formula="of:=CHAR(IF(ROW([.BN32])+COLUMN([.BN32])+63&gt;90;ROW([.BN32])+COLUMN([.BN32])+63-26;ROW([.BN32])+COLUMN([.BN32])+63))" office:value-type="string" office:string-value="�" calcext:value-type="string">
            <text:p>�</text:p>
          </table:table-cell>
          <table:table-cell table:style-name="ce40" table:formula="of:=CHAR(IF(ROW([.BO32])+COLUMN([.BO32])+63&gt;90;ROW([.BO32])+COLUMN([.BO32])+63-26;ROW([.BO32])+COLUMN([.BO32])+63))" office:value-type="string" office:string-value="�" calcext:value-type="string">
            <text:p>�</text:p>
          </table:table-cell>
          <table:table-cell table:style-name="ce41" table:formula="of:=CHAR(IF(ROW([.BP32])+COLUMN([.BP32])+63&gt;90;ROW([.BP32])+COLUMN([.BP32])+63-26;ROW([.BP32])+COLUMN([.BP32])+63))" office:value-type="string" office:string-value="�" calcext:value-type="string">
            <text:p>�</text:p>
          </table:table-cell>
          <table:table-cell table:style-name="ce42" table:formula="of:=CHAR(IF(ROW([.BQ32])+COLUMN([.BQ32])+63&gt;90;ROW([.BQ32])+COLUMN([.BQ32])+63-26;ROW([.BQ32])+COLUMN([.BQ32])+63))" office:value-type="string" office:string-value="�" calcext:value-type="string">
            <text:p>�</text:p>
          </table:table-cell>
          <table:table-cell table:style-name="ce43" table:formula="of:=CHAR(IF(ROW([.BR32])+COLUMN([.BR32])+63&gt;90;ROW([.BR32])+COLUMN([.BR32])+63-26;ROW([.BR32])+COLUMN([.BR32])+63))" office:value-type="string" office:string-value="�" calcext:value-type="string">
            <text:p>�</text:p>
          </table:table-cell>
          <table:table-cell table:formula="of:=CHAR(IF(ROW([.BS32])+COLUMN([.BS32])+63&gt;90;ROW([.BS32])+COLUMN([.BS32])+63-26;ROW([.BS32])+COLUMN([.BS32])+63))" office:value-type="string" office:string-value="�" calcext:value-type="string">
            <text:p>�</text:p>
          </table:table-cell>
          <table:table-cell table:style-name="ce24" table:formula="of:=CHAR(IF(ROW([.BT32])+COLUMN([.BT32])+63&gt;90;ROW([.BT32])+COLUMN([.BT32])+63-26;ROW([.BT32])+COLUMN([.BT32])+63))" office:value-type="string" office:string-value="�" calcext:value-type="string">
            <text:p>�</text:p>
          </table:table-cell>
          <table:table-cell table:style-name="ce44" table:formula="of:=CHAR(IF(ROW([.BU32])+COLUMN([.BU32])+63&gt;90;ROW([.BU32])+COLUMN([.BU32])+63-26;ROW([.BU32])+COLUMN([.BU32])+63))" office:value-type="string" office:string-value="�" calcext:value-type="string">
            <text:p>�</text:p>
          </table:table-cell>
          <table:table-cell table:style-name="ce45" table:formula="of:=CHAR(IF(ROW([.BV32])+COLUMN([.BV32])+63&gt;90;ROW([.BV32])+COLUMN([.BV32])+63-26;ROW([.BV32])+COLUMN([.BV32])+63))" office:value-type="string" office:string-value="�" calcext:value-type="string">
            <text:p>�</text:p>
          </table:table-cell>
          <table:table-cell table:style-name="ce46" table:formula="of:=CHAR(IF(ROW([.BW32])+COLUMN([.BW32])+63&gt;90;ROW([.BW32])+COLUMN([.BW32])+63-26;ROW([.BW32])+COLUMN([.BW32])+63))" office:value-type="string" office:string-value="�" calcext:value-type="string">
            <text:p>�</text:p>
          </table:table-cell>
          <table:table-cell table:formula="of:=CHAR(IF(ROW([.BX32])+COLUMN([.BX32])+63&gt;90;ROW([.BX32])+COLUMN([.BX32])+63-26;ROW([.BX32])+COLUMN([.BX32])+63))" office:value-type="string" office:string-value="�" calcext:value-type="string">
            <text:p>�</text:p>
          </table:table-cell>
          <table:table-cell table:style-name="ce25" table:formula="of:=CHAR(IF(ROW([.BY32])+COLUMN([.BY32])+63&gt;90;ROW([.BY32])+COLUMN([.BY32])+63-26;ROW([.BY32])+COLUMN([.BY32])+63))" office:value-type="string" office:string-value="�" calcext:value-type="string">
            <text:p>�</text:p>
          </table:table-cell>
          <table:table-cell table:style-name="ce5" table:formula="of:=CHAR(IF(ROW([.BZ32])+COLUMN([.BZ32])+63&gt;90;ROW([.BZ32])+COLUMN([.BZ32])+63-26;ROW([.BZ32])+COLUMN([.BZ32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7" table:formula="of:=CHAR(IF(ROW([.A33])+COLUMN([.A33])+63&gt;90;ROW([.A33])+COLUMN([.A33])+63-26;ROW([.A33])+COLUMN([.A33])+63))" office:value-type="string" office:string-value="G" calcext:value-type="string">
            <text:p>G</text:p>
          </table:table-cell>
          <table:table-cell table:style-name="ce29" table:formula="of:=CHAR(IF(ROW([.B33])+COLUMN([.B33])+63&gt;90;ROW([.B33])+COLUMN([.B33])+63-26;ROW([.B33])+COLUMN([.B33])+63))" office:value-type="string" office:string-value="H" calcext:value-type="string">
            <text:p>H</text:p>
          </table:table-cell>
          <table:table-cell table:style-name="ce30" table:formula="of:=CHAR(IF(ROW([.C33])+COLUMN([.C33])+63&gt;90;ROW([.C33])+COLUMN([.C33])+63-26;ROW([.C33])+COLUMN([.C33])+63))" office:value-type="string" office:string-value="I" calcext:value-type="string">
            <text:p>I</text:p>
          </table:table-cell>
          <table:table-cell table:style-name="ce31" table:formula="of:=CHAR(IF(ROW([.D33])+COLUMN([.D33])+63&gt;90;ROW([.D33])+COLUMN([.D33])+63-26;ROW([.D33])+COLUMN([.D33])+63))" office:value-type="string" office:string-value="J" calcext:value-type="string">
            <text:p>J</text:p>
          </table:table-cell>
          <table:table-cell table:style-name="ce32" table:formula="of:=CHAR(IF(ROW([.E33])+COLUMN([.E33])+63&gt;90;ROW([.E33])+COLUMN([.E33])+63-26;ROW([.E33])+COLUMN([.E33])+63))" office:value-type="string" office:string-value="K" calcext:value-type="string">
            <text:p>K</text:p>
          </table:table-cell>
          <table:table-cell table:style-name="ce33" table:formula="of:=CHAR(IF(ROW([.F33])+COLUMN([.F33])+63&gt;90;ROW([.F33])+COLUMN([.F33])+63-26;ROW([.F33])+COLUMN([.F33])+63))" office:value-type="string" office:string-value="L" calcext:value-type="string">
            <text:p>L</text:p>
          </table:table-cell>
          <table:table-cell table:style-name="ce34" table:formula="of:=CHAR(IF(ROW([.G33])+COLUMN([.G33])+63&gt;90;ROW([.G33])+COLUMN([.G33])+63-26;ROW([.G33])+COLUMN([.G33])+63))" office:value-type="string" office:string-value="M" calcext:value-type="string">
            <text:p>M</text:p>
          </table:table-cell>
          <table:table-cell table:style-name="ce35" table:formula="of:=CHAR(IF(ROW([.H33])+COLUMN([.H33])+63&gt;90;ROW([.H33])+COLUMN([.H33])+63-26;ROW([.H33])+COLUMN([.H33])+63))" office:value-type="string" office:string-value="N" calcext:value-type="string">
            <text:p>N</text:p>
          </table:table-cell>
          <table:table-cell table:formula="of:=CHAR(IF(ROW([.I33])+COLUMN([.I33])+63&gt;90;ROW([.I33])+COLUMN([.I33])+63-26;ROW([.I33])+COLUMN([.I33])+63))" office:value-type="string" office:string-value="O" calcext:value-type="string">
            <text:p>O</text:p>
          </table:table-cell>
          <table:table-cell table:style-name="ce37" table:formula="of:=CHAR(IF(ROW([.J33])+COLUMN([.J33])+63&gt;90;ROW([.J33])+COLUMN([.J33])+63-26;ROW([.J33])+COLUMN([.J33])+63))" office:value-type="string" office:string-value="P" calcext:value-type="string">
            <text:p>P</text:p>
          </table:table-cell>
          <table:table-cell table:formula="of:=CHAR(IF(ROW([.K33])+COLUMN([.K33])+63&gt;90;ROW([.K33])+COLUMN([.K33])+63-26;ROW([.K33])+COLUMN([.K33])+63))" office:value-type="string" office:string-value="Q" calcext:value-type="string">
            <text:p>Q</text:p>
          </table:table-cell>
          <table:table-cell table:style-name="ce38" table:formula="of:=CHAR(IF(ROW([.L33])+COLUMN([.L33])+63&gt;90;ROW([.L33])+COLUMN([.L33])+63-26;ROW([.L33])+COLUMN([.L33])+63))" office:value-type="string" office:string-value="R" calcext:value-type="string">
            <text:p>R</text:p>
          </table:table-cell>
          <table:table-cell table:style-name="ce39" table:formula="of:=CHAR(IF(ROW([.M33])+COLUMN([.M33])+63&gt;90;ROW([.M33])+COLUMN([.M33])+63-26;ROW([.M33])+COLUMN([.M33])+63))" office:value-type="string" office:string-value="S" calcext:value-type="string">
            <text:p>S</text:p>
          </table:table-cell>
          <table:table-cell table:style-name="ce40" table:formula="of:=CHAR(IF(ROW([.N33])+COLUMN([.N33])+63&gt;90;ROW([.N33])+COLUMN([.N33])+63-26;ROW([.N33])+COLUMN([.N33])+63))" office:value-type="string" office:string-value="T" calcext:value-type="string">
            <text:p>T</text:p>
          </table:table-cell>
          <table:table-cell table:style-name="ce41" table:formula="of:=CHAR(IF(ROW([.O33])+COLUMN([.O33])+63&gt;90;ROW([.O33])+COLUMN([.O33])+63-26;ROW([.O33])+COLUMN([.O33])+63))" office:value-type="string" office:string-value="U" calcext:value-type="string">
            <text:p>U</text:p>
          </table:table-cell>
          <table:table-cell table:style-name="ce42" table:formula="of:=CHAR(IF(ROW([.P33])+COLUMN([.P33])+63&gt;90;ROW([.P33])+COLUMN([.P33])+63-26;ROW([.P33])+COLUMN([.P33])+63))" office:value-type="string" office:string-value="V" calcext:value-type="string">
            <text:p>V</text:p>
          </table:table-cell>
          <table:table-cell table:style-name="ce43" table:formula="of:=CHAR(IF(ROW([.Q33])+COLUMN([.Q33])+63&gt;90;ROW([.Q33])+COLUMN([.Q33])+63-26;ROW([.Q33])+COLUMN([.Q33])+63))" office:value-type="string" office:string-value="W" calcext:value-type="string">
            <text:p>W</text:p>
          </table:table-cell>
          <table:table-cell table:formula="of:=CHAR(IF(ROW([.R33])+COLUMN([.R33])+63&gt;90;ROW([.R33])+COLUMN([.R33])+63-26;ROW([.R33])+COLUMN([.R33])+63))" office:value-type="string" office:string-value="X" calcext:value-type="string">
            <text:p>X</text:p>
          </table:table-cell>
          <table:table-cell table:style-name="ce24" table:formula="of:=CHAR(IF(ROW([.S33])+COLUMN([.S33])+63&gt;90;ROW([.S33])+COLUMN([.S33])+63-26;ROW([.S33])+COLUMN([.S33])+63))" office:value-type="string" office:string-value="Y" calcext:value-type="string">
            <text:p>Y</text:p>
          </table:table-cell>
          <table:table-cell table:style-name="ce44" table:formula="of:=CHAR(IF(ROW([.T33])+COLUMN([.T33])+63&gt;90;ROW([.T33])+COLUMN([.T33])+63-26;ROW([.T33])+COLUMN([.T33])+63))" office:value-type="string" office:string-value="Z" calcext:value-type="string">
            <text:p>Z</text:p>
          </table:table-cell>
          <table:table-cell table:style-name="ce45" table:formula="of:=CHAR(IF(ROW([.U33])+COLUMN([.U33])+63&gt;90;ROW([.U33])+COLUMN([.U33])+63-26;ROW([.U33])+COLUMN([.U33])+63))" office:value-type="string" office:string-value="[" calcext:value-type="string">
            <text:p>[</text:p>
          </table:table-cell>
          <table:table-cell table:style-name="ce46" table:formula="of:=CHAR(IF(ROW([.V33])+COLUMN([.V33])+63&gt;90;ROW([.V33])+COLUMN([.V33])+63-26;ROW([.V33])+COLUMN([.V33])+63))" office:value-type="string" office:string-value="\" calcext:value-type="string">
            <text:p>\</text:p>
          </table:table-cell>
          <table:table-cell table:style-name="ce24" table:formula="of:=CHAR(IF(ROW([.W33])+COLUMN([.W33])+63&gt;90;ROW([.W33])+COLUMN([.W33])+63-26;ROW([.W33])+COLUMN([.W33])+63))" office:value-type="string" office:string-value="]" calcext:value-type="string">
            <text:p>]</text:p>
          </table:table-cell>
          <table:table-cell table:style-name="ce25" table:formula="of:=CHAR(IF(ROW([.X33])+COLUMN([.X33])+63&gt;90;ROW([.X33])+COLUMN([.X33])+63-26;ROW([.X33])+COLUMN([.X33])+63))" office:value-type="string" office:string-value="^" calcext:value-type="string">
            <text:p>^</text:p>
          </table:table-cell>
          <table:table-cell table:style-name="ce26" table:formula="of:=CHAR(IF(ROW([.Y33])+COLUMN([.Y33])+63&gt;90;ROW([.Y33])+COLUMN([.Y33])+63-26;ROW([.Y33])+COLUMN([.Y33])+63))" office:value-type="string" office:string-value="_" calcext:value-type="string">
            <text:p>_</text:p>
          </table:table-cell>
          <table:table-cell table:style-name="ce6" table:formula="of:=CHAR(IF(ROW([.Z33])+COLUMN([.Z33])+63&gt;90;ROW([.Z33])+COLUMN([.Z33])+63-26;ROW([.Z33])+COLUMN([.Z33])+63))" office:value-type="string" office:string-value="`" calcext:value-type="string">
            <text:p>`</text:p>
          </table:table-cell>
          <table:table-cell table:style-name="ce7" table:formula="of:=CHAR(IF(ROW([.AA33])+COLUMN([.AA33])+63&gt;90;ROW([.AA33])+COLUMN([.AA33])+63-26;ROW([.AA33])+COLUMN([.AA33])+63))" office:value-type="string" office:string-value="a" calcext:value-type="string">
            <text:p>a</text:p>
          </table:table-cell>
          <table:table-cell table:style-name="ce29" table:formula="of:=CHAR(IF(ROW([.AB33])+COLUMN([.AB33])+63&gt;90;ROW([.AB33])+COLUMN([.AB33])+63-26;ROW([.AB33])+COLUMN([.AB33])+63))" office:value-type="string" office:string-value="b" calcext:value-type="string">
            <text:p>b</text:p>
          </table:table-cell>
          <table:table-cell table:style-name="ce30" table:formula="of:=CHAR(IF(ROW([.AC33])+COLUMN([.AC33])+63&gt;90;ROW([.AC33])+COLUMN([.AC33])+63-26;ROW([.AC33])+COLUMN([.AC33])+63))" office:value-type="string" office:string-value="c" calcext:value-type="string">
            <text:p>c</text:p>
          </table:table-cell>
          <table:table-cell table:style-name="ce31" table:formula="of:=CHAR(IF(ROW([.AD33])+COLUMN([.AD33])+63&gt;90;ROW([.AD33])+COLUMN([.AD33])+63-26;ROW([.AD33])+COLUMN([.AD33])+63))" office:value-type="string" office:string-value="d" calcext:value-type="string">
            <text:p>d</text:p>
          </table:table-cell>
          <table:table-cell table:style-name="ce32" table:formula="of:=CHAR(IF(ROW([.AE33])+COLUMN([.AE33])+63&gt;90;ROW([.AE33])+COLUMN([.AE33])+63-26;ROW([.AE33])+COLUMN([.AE33])+63))" office:value-type="string" office:string-value="e" calcext:value-type="string">
            <text:p>e</text:p>
          </table:table-cell>
          <table:table-cell table:style-name="ce33" table:formula="of:=CHAR(IF(ROW([.AF33])+COLUMN([.AF33])+63&gt;90;ROW([.AF33])+COLUMN([.AF33])+63-26;ROW([.AF33])+COLUMN([.AF33])+63))" office:value-type="string" office:string-value="f" calcext:value-type="string">
            <text:p>f</text:p>
          </table:table-cell>
          <table:table-cell table:style-name="ce34" table:formula="of:=CHAR(IF(ROW([.AG33])+COLUMN([.AG33])+63&gt;90;ROW([.AG33])+COLUMN([.AG33])+63-26;ROW([.AG33])+COLUMN([.AG33])+63))" office:value-type="string" office:string-value="g" calcext:value-type="string">
            <text:p>g</text:p>
          </table:table-cell>
          <table:table-cell table:style-name="ce35" table:formula="of:=CHAR(IF(ROW([.AH33])+COLUMN([.AH33])+63&gt;90;ROW([.AH33])+COLUMN([.AH33])+63-26;ROW([.AH33])+COLUMN([.AH33])+63))" office:value-type="string" office:string-value="h" calcext:value-type="string">
            <text:p>h</text:p>
          </table:table-cell>
          <table:table-cell table:formula="of:=CHAR(IF(ROW([.AI33])+COLUMN([.AI33])+63&gt;90;ROW([.AI33])+COLUMN([.AI33])+63-26;ROW([.AI33])+COLUMN([.AI33])+63))" office:value-type="string" office:string-value="i" calcext:value-type="string">
            <text:p>i</text:p>
          </table:table-cell>
          <table:table-cell table:style-name="ce37" table:formula="of:=CHAR(IF(ROW([.AJ33])+COLUMN([.AJ33])+63&gt;90;ROW([.AJ33])+COLUMN([.AJ33])+63-26;ROW([.AJ33])+COLUMN([.AJ33])+63))" office:value-type="string" office:string-value="j" calcext:value-type="string">
            <text:p>j</text:p>
          </table:table-cell>
          <table:table-cell table:formula="of:=CHAR(IF(ROW([.AK33])+COLUMN([.AK33])+63&gt;90;ROW([.AK33])+COLUMN([.AK33])+63-26;ROW([.AK33])+COLUMN([.AK33])+63))" office:value-type="string" office:string-value="k" calcext:value-type="string">
            <text:p>k</text:p>
          </table:table-cell>
          <table:table-cell table:style-name="ce38" table:formula="of:=CHAR(IF(ROW([.AL33])+COLUMN([.AL33])+63&gt;90;ROW([.AL33])+COLUMN([.AL33])+63-26;ROW([.AL33])+COLUMN([.AL33])+63))" office:value-type="string" office:string-value="l" calcext:value-type="string">
            <text:p>l</text:p>
          </table:table-cell>
          <table:table-cell table:style-name="ce39" table:formula="of:=CHAR(IF(ROW([.AM33])+COLUMN([.AM33])+63&gt;90;ROW([.AM33])+COLUMN([.AM33])+63-26;ROW([.AM33])+COLUMN([.AM33])+63))" office:value-type="string" office:string-value="m" calcext:value-type="string">
            <text:p>m</text:p>
          </table:table-cell>
          <table:table-cell table:style-name="ce40" table:formula="of:=CHAR(IF(ROW([.AN33])+COLUMN([.AN33])+63&gt;90;ROW([.AN33])+COLUMN([.AN33])+63-26;ROW([.AN33])+COLUMN([.AN33])+63))" office:value-type="string" office:string-value="n" calcext:value-type="string">
            <text:p>n</text:p>
          </table:table-cell>
          <table:table-cell table:style-name="ce41" table:formula="of:=CHAR(IF(ROW([.AO33])+COLUMN([.AO33])+63&gt;90;ROW([.AO33])+COLUMN([.AO33])+63-26;ROW([.AO33])+COLUMN([.AO33])+63))" office:value-type="string" office:string-value="o" calcext:value-type="string">
            <text:p>o</text:p>
          </table:table-cell>
          <table:table-cell table:style-name="ce42" table:formula="of:=CHAR(IF(ROW([.AP33])+COLUMN([.AP33])+63&gt;90;ROW([.AP33])+COLUMN([.AP33])+63-26;ROW([.AP33])+COLUMN([.AP33])+63))" office:value-type="string" office:string-value="p" calcext:value-type="string">
            <text:p>p</text:p>
          </table:table-cell>
          <table:table-cell table:style-name="ce43" table:formula="of:=CHAR(IF(ROW([.AQ33])+COLUMN([.AQ33])+63&gt;90;ROW([.AQ33])+COLUMN([.AQ33])+63-26;ROW([.AQ33])+COLUMN([.AQ33])+63))" office:value-type="string" office:string-value="q" calcext:value-type="string">
            <text:p>q</text:p>
          </table:table-cell>
          <table:table-cell table:formula="of:=CHAR(IF(ROW([.AR33])+COLUMN([.AR33])+63&gt;90;ROW([.AR33])+COLUMN([.AR33])+63-26;ROW([.AR33])+COLUMN([.AR33])+63))" office:value-type="string" office:string-value="r" calcext:value-type="string">
            <text:p>r</text:p>
          </table:table-cell>
          <table:table-cell table:style-name="ce24" table:formula="of:=CHAR(IF(ROW([.AS33])+COLUMN([.AS33])+63&gt;90;ROW([.AS33])+COLUMN([.AS33])+63-26;ROW([.AS33])+COLUMN([.AS33])+63))" office:value-type="string" office:string-value="s" calcext:value-type="string">
            <text:p>s</text:p>
          </table:table-cell>
          <table:table-cell table:style-name="ce44" table:formula="of:=CHAR(IF(ROW([.AT33])+COLUMN([.AT33])+63&gt;90;ROW([.AT33])+COLUMN([.AT33])+63-26;ROW([.AT33])+COLUMN([.AT33])+63))" office:value-type="string" office:string-value="t" calcext:value-type="string">
            <text:p>t</text:p>
          </table:table-cell>
          <table:table-cell table:style-name="ce45" table:formula="of:=CHAR(IF(ROW([.AU33])+COLUMN([.AU33])+63&gt;90;ROW([.AU33])+COLUMN([.AU33])+63-26;ROW([.AU33])+COLUMN([.AU33])+63))" office:value-type="string" office:string-value="u" calcext:value-type="string">
            <text:p>u</text:p>
          </table:table-cell>
          <table:table-cell table:style-name="ce46" table:formula="of:=CHAR(IF(ROW([.AV33])+COLUMN([.AV33])+63&gt;90;ROW([.AV33])+COLUMN([.AV33])+63-26;ROW([.AV33])+COLUMN([.AV33])+63))" office:value-type="string" office:string-value="v" calcext:value-type="string">
            <text:p>v</text:p>
          </table:table-cell>
          <table:table-cell table:style-name="ce24" table:formula="of:=CHAR(IF(ROW([.AW33])+COLUMN([.AW33])+63&gt;90;ROW([.AW33])+COLUMN([.AW33])+63-26;ROW([.AW33])+COLUMN([.AW33])+63))" office:value-type="string" office:string-value="w" calcext:value-type="string">
            <text:p>w</text:p>
          </table:table-cell>
          <table:table-cell table:style-name="ce25" table:formula="of:=CHAR(IF(ROW([.AX33])+COLUMN([.AX33])+63&gt;90;ROW([.AX33])+COLUMN([.AX33])+63-26;ROW([.AX33])+COLUMN([.AX33])+63))" office:value-type="string" office:string-value="x" calcext:value-type="string">
            <text:p>x</text:p>
          </table:table-cell>
          <table:table-cell table:style-name="ce26" table:formula="of:=CHAR(IF(ROW([.AY33])+COLUMN([.AY33])+63&gt;90;ROW([.AY33])+COLUMN([.AY33])+63-26;ROW([.AY33])+COLUMN([.AY33])+63))" office:value-type="string" office:string-value="y" calcext:value-type="string">
            <text:p>y</text:p>
          </table:table-cell>
          <table:table-cell table:style-name="ce6" table:formula="of:=CHAR(IF(ROW([.AZ33])+COLUMN([.AZ33])+63&gt;90;ROW([.AZ33])+COLUMN([.AZ33])+63-26;ROW([.AZ33])+COLUMN([.AZ33])+63))" office:value-type="string" office:string-value="z" calcext:value-type="string">
            <text:p>z</text:p>
          </table:table-cell>
          <table:table-cell table:style-name="ce7" table:formula="of:=CHAR(IF(ROW([.BA33])+COLUMN([.BA33])+63&gt;90;ROW([.BA33])+COLUMN([.BA33])+63-26;ROW([.BA33])+COLUMN([.BA33])+63))" office:value-type="string" office:string-value="{" calcext:value-type="string">
            <text:p>{</text:p>
          </table:table-cell>
          <table:table-cell table:style-name="ce29" table:formula="of:=CHAR(IF(ROW([.BB33])+COLUMN([.BB33])+63&gt;90;ROW([.BB33])+COLUMN([.BB33])+63-26;ROW([.BB33])+COLUMN([.BB33])+63))" office:value-type="string" office:string-value="|" calcext:value-type="string">
            <text:p>|</text:p>
          </table:table-cell>
          <table:table-cell table:style-name="ce30" table:formula="of:=CHAR(IF(ROW([.BC33])+COLUMN([.BC33])+63&gt;90;ROW([.BC33])+COLUMN([.BC33])+63-26;ROW([.BC33])+COLUMN([.BC33])+63))" office:value-type="string" office:string-value="}" calcext:value-type="string">
            <text:p>}</text:p>
          </table:table-cell>
          <table:table-cell table:style-name="ce31" table:formula="of:=CHAR(IF(ROW([.BD33])+COLUMN([.BD33])+63&gt;90;ROW([.BD33])+COLUMN([.BD33])+63-26;ROW([.BD33])+COLUMN([.BD33])+63))" office:value-type="string" office:string-value="~" calcext:value-type="string">
            <text:p>~</text:p>
          </table:table-cell>
          <table:table-cell table:style-name="ce32" table:formula="of:=CHAR(IF(ROW([.BE33])+COLUMN([.BE33])+63&gt;90;ROW([.BE33])+COLUMN([.BE33])+63-26;ROW([.BE33])+COLUMN([.BE33])+63))" office:value-type="string" office:string-value="" calcext:value-type="string">
            <text:p></text:p>
          </table:table-cell>
          <table:table-cell table:style-name="ce33" table:formula="of:=CHAR(IF(ROW([.BF33])+COLUMN([.BF33])+63&gt;90;ROW([.BF33])+COLUMN([.BF33])+63-26;ROW([.BF33])+COLUMN([.BF33])+63))" office:value-type="string" office:string-value="�" calcext:value-type="string">
            <text:p>�</text:p>
          </table:table-cell>
          <table:table-cell table:style-name="ce34" table:formula="of:=CHAR(IF(ROW([.BG33])+COLUMN([.BG33])+63&gt;90;ROW([.BG33])+COLUMN([.BG33])+63-26;ROW([.BG33])+COLUMN([.BG33])+63))" office:value-type="string" office:string-value="�" calcext:value-type="string">
            <text:p>�</text:p>
          </table:table-cell>
          <table:table-cell table:style-name="ce35" table:formula="of:=CHAR(IF(ROW([.BH33])+COLUMN([.BH33])+63&gt;90;ROW([.BH33])+COLUMN([.BH33])+63-26;ROW([.BH33])+COLUMN([.BH33])+63))" office:value-type="string" office:string-value="�" calcext:value-type="string">
            <text:p>�</text:p>
          </table:table-cell>
          <table:table-cell table:formula="of:=CHAR(IF(ROW([.BI33])+COLUMN([.BI33])+63&gt;90;ROW([.BI33])+COLUMN([.BI33])+63-26;ROW([.BI33])+COLUMN([.BI33])+63))" office:value-type="string" office:string-value="�" calcext:value-type="string">
            <text:p>�</text:p>
          </table:table-cell>
          <table:table-cell table:style-name="ce37" table:formula="of:=CHAR(IF(ROW([.BJ33])+COLUMN([.BJ33])+63&gt;90;ROW([.BJ33])+COLUMN([.BJ33])+63-26;ROW([.BJ33])+COLUMN([.BJ33])+63))" office:value-type="string" office:string-value="�" calcext:value-type="string">
            <text:p>�</text:p>
          </table:table-cell>
          <table:table-cell table:formula="of:=CHAR(IF(ROW([.BK33])+COLUMN([.BK33])+63&gt;90;ROW([.BK33])+COLUMN([.BK33])+63-26;ROW([.BK33])+COLUMN([.BK33])+63))" office:value-type="string" office:string-value="�" calcext:value-type="string">
            <text:p>�</text:p>
          </table:table-cell>
          <table:table-cell table:style-name="ce38" table:formula="of:=CHAR(IF(ROW([.BL33])+COLUMN([.BL33])+63&gt;90;ROW([.BL33])+COLUMN([.BL33])+63-26;ROW([.BL33])+COLUMN([.BL33])+63))" office:value-type="string" office:string-value="�" calcext:value-type="string">
            <text:p>�</text:p>
          </table:table-cell>
          <table:table-cell table:style-name="ce39" table:formula="of:=CHAR(IF(ROW([.BM33])+COLUMN([.BM33])+63&gt;90;ROW([.BM33])+COLUMN([.BM33])+63-26;ROW([.BM33])+COLUMN([.BM33])+63))" office:value-type="string" office:string-value="�" calcext:value-type="string">
            <text:p>�</text:p>
          </table:table-cell>
          <table:table-cell table:style-name="ce40" table:formula="of:=CHAR(IF(ROW([.BN33])+COLUMN([.BN33])+63&gt;90;ROW([.BN33])+COLUMN([.BN33])+63-26;ROW([.BN33])+COLUMN([.BN33])+63))" office:value-type="string" office:string-value="�" calcext:value-type="string">
            <text:p>�</text:p>
          </table:table-cell>
          <table:table-cell table:style-name="ce41" table:formula="of:=CHAR(IF(ROW([.BO33])+COLUMN([.BO33])+63&gt;90;ROW([.BO33])+COLUMN([.BO33])+63-26;ROW([.BO33])+COLUMN([.BO33])+63))" office:value-type="string" office:string-value="�" calcext:value-type="string">
            <text:p>�</text:p>
          </table:table-cell>
          <table:table-cell table:style-name="ce42" table:formula="of:=CHAR(IF(ROW([.BP33])+COLUMN([.BP33])+63&gt;90;ROW([.BP33])+COLUMN([.BP33])+63-26;ROW([.BP33])+COLUMN([.BP33])+63))" office:value-type="string" office:string-value="�" calcext:value-type="string">
            <text:p>�</text:p>
          </table:table-cell>
          <table:table-cell table:style-name="ce43" table:formula="of:=CHAR(IF(ROW([.BQ33])+COLUMN([.BQ33])+63&gt;90;ROW([.BQ33])+COLUMN([.BQ33])+63-26;ROW([.BQ33])+COLUMN([.BQ33])+63))" office:value-type="string" office:string-value="�" calcext:value-type="string">
            <text:p>�</text:p>
          </table:table-cell>
          <table:table-cell table:formula="of:=CHAR(IF(ROW([.BR33])+COLUMN([.BR33])+63&gt;90;ROW([.BR33])+COLUMN([.BR33])+63-26;ROW([.BR33])+COLUMN([.BR33])+63))" office:value-type="string" office:string-value="�" calcext:value-type="string">
            <text:p>�</text:p>
          </table:table-cell>
          <table:table-cell table:style-name="ce24" table:formula="of:=CHAR(IF(ROW([.BS33])+COLUMN([.BS33])+63&gt;90;ROW([.BS33])+COLUMN([.BS33])+63-26;ROW([.BS33])+COLUMN([.BS33])+63))" office:value-type="string" office:string-value="�" calcext:value-type="string">
            <text:p>�</text:p>
          </table:table-cell>
          <table:table-cell table:style-name="ce44" table:formula="of:=CHAR(IF(ROW([.BT33])+COLUMN([.BT33])+63&gt;90;ROW([.BT33])+COLUMN([.BT33])+63-26;ROW([.BT33])+COLUMN([.BT33])+63))" office:value-type="string" office:string-value="�" calcext:value-type="string">
            <text:p>�</text:p>
          </table:table-cell>
          <table:table-cell table:style-name="ce45" table:formula="of:=CHAR(IF(ROW([.BU33])+COLUMN([.BU33])+63&gt;90;ROW([.BU33])+COLUMN([.BU33])+63-26;ROW([.BU33])+COLUMN([.BU33])+63))" office:value-type="string" office:string-value="�" calcext:value-type="string">
            <text:p>�</text:p>
          </table:table-cell>
          <table:table-cell table:style-name="ce46" table:formula="of:=CHAR(IF(ROW([.BV33])+COLUMN([.BV33])+63&gt;90;ROW([.BV33])+COLUMN([.BV33])+63-26;ROW([.BV33])+COLUMN([.BV33])+63))" office:value-type="string" office:string-value="�" calcext:value-type="string">
            <text:p>�</text:p>
          </table:table-cell>
          <table:table-cell table:style-name="ce24" table:formula="of:=CHAR(IF(ROW([.BW33])+COLUMN([.BW33])+63&gt;90;ROW([.BW33])+COLUMN([.BW33])+63-26;ROW([.BW33])+COLUMN([.BW33])+63))" office:value-type="string" office:string-value="�" calcext:value-type="string">
            <text:p>�</text:p>
          </table:table-cell>
          <table:table-cell table:style-name="ce25" table:formula="of:=CHAR(IF(ROW([.BX33])+COLUMN([.BX33])+63&gt;90;ROW([.BX33])+COLUMN([.BX33])+63-26;ROW([.BX33])+COLUMN([.BX33])+63))" office:value-type="string" office:string-value="�" calcext:value-type="string">
            <text:p>�</text:p>
          </table:table-cell>
          <table:table-cell table:style-name="ce26" table:formula="of:=CHAR(IF(ROW([.BY33])+COLUMN([.BY33])+63&gt;90;ROW([.BY33])+COLUMN([.BY33])+63-26;ROW([.BY33])+COLUMN([.BY33])+63))" office:value-type="string" office:string-value="�" calcext:value-type="string">
            <text:p>�</text:p>
          </table:table-cell>
          <table:table-cell table:style-name="ce6" table:formula="of:=CHAR(IF(ROW([.BZ33])+COLUMN([.BZ33])+63&gt;90;ROW([.BZ33])+COLUMN([.BZ33])+63-26;ROW([.BZ33])+COLUMN([.BZ33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8" table:formula="of:=CHAR(IF(ROW([.A34])+COLUMN([.A34])+63&gt;90;ROW([.A34])+COLUMN([.A34])+63-26;ROW([.A34])+COLUMN([.A34])+63))" office:value-type="string" office:string-value="H" calcext:value-type="string">
            <text:p>H</text:p>
          </table:table-cell>
          <table:table-cell table:style-name="ce30" table:formula="of:=CHAR(IF(ROW([.B34])+COLUMN([.B34])+63&gt;90;ROW([.B34])+COLUMN([.B34])+63-26;ROW([.B34])+COLUMN([.B34])+63))" office:value-type="string" office:string-value="I" calcext:value-type="string">
            <text:p>I</text:p>
          </table:table-cell>
          <table:table-cell table:style-name="ce31" table:formula="of:=CHAR(IF(ROW([.C34])+COLUMN([.C34])+63&gt;90;ROW([.C34])+COLUMN([.C34])+63-26;ROW([.C34])+COLUMN([.C34])+63))" office:value-type="string" office:string-value="J" calcext:value-type="string">
            <text:p>J</text:p>
          </table:table-cell>
          <table:table-cell table:style-name="ce32" table:formula="of:=CHAR(IF(ROW([.D34])+COLUMN([.D34])+63&gt;90;ROW([.D34])+COLUMN([.D34])+63-26;ROW([.D34])+COLUMN([.D34])+63))" office:value-type="string" office:string-value="K" calcext:value-type="string">
            <text:p>K</text:p>
          </table:table-cell>
          <table:table-cell table:style-name="ce33" table:formula="of:=CHAR(IF(ROW([.E34])+COLUMN([.E34])+63&gt;90;ROW([.E34])+COLUMN([.E34])+63-26;ROW([.E34])+COLUMN([.E34])+63))" office:value-type="string" office:string-value="L" calcext:value-type="string">
            <text:p>L</text:p>
          </table:table-cell>
          <table:table-cell table:style-name="ce34" table:formula="of:=CHAR(IF(ROW([.F34])+COLUMN([.F34])+63&gt;90;ROW([.F34])+COLUMN([.F34])+63-26;ROW([.F34])+COLUMN([.F34])+63))" office:value-type="string" office:string-value="M" calcext:value-type="string">
            <text:p>M</text:p>
          </table:table-cell>
          <table:table-cell table:style-name="ce35" table:formula="of:=CHAR(IF(ROW([.G34])+COLUMN([.G34])+63&gt;90;ROW([.G34])+COLUMN([.G34])+63-26;ROW([.G34])+COLUMN([.G34])+63))" office:value-type="string" office:string-value="N" calcext:value-type="string">
            <text:p>N</text:p>
          </table:table-cell>
          <table:table-cell table:formula="of:=CHAR(IF(ROW([.H34])+COLUMN([.H34])+63&gt;90;ROW([.H34])+COLUMN([.H34])+63-26;ROW([.H34])+COLUMN([.H34])+63))" office:value-type="string" office:string-value="O" calcext:value-type="string">
            <text:p>O</text:p>
          </table:table-cell>
          <table:table-cell table:style-name="ce37" table:formula="of:=CHAR(IF(ROW([.I34])+COLUMN([.I34])+63&gt;90;ROW([.I34])+COLUMN([.I34])+63-26;ROW([.I34])+COLUMN([.I34])+63))" office:value-type="string" office:string-value="P" calcext:value-type="string">
            <text:p>P</text:p>
          </table:table-cell>
          <table:table-cell table:formula="of:=CHAR(IF(ROW([.J34])+COLUMN([.J34])+63&gt;90;ROW([.J34])+COLUMN([.J34])+63-26;ROW([.J34])+COLUMN([.J34])+63))" office:value-type="string" office:string-value="Q" calcext:value-type="string">
            <text:p>Q</text:p>
          </table:table-cell>
          <table:table-cell table:style-name="ce38" table:formula="of:=CHAR(IF(ROW([.K34])+COLUMN([.K34])+63&gt;90;ROW([.K34])+COLUMN([.K34])+63-26;ROW([.K34])+COLUMN([.K34])+63))" office:value-type="string" office:string-value="R" calcext:value-type="string">
            <text:p>R</text:p>
          </table:table-cell>
          <table:table-cell table:style-name="ce39" table:formula="of:=CHAR(IF(ROW([.L34])+COLUMN([.L34])+63&gt;90;ROW([.L34])+COLUMN([.L34])+63-26;ROW([.L34])+COLUMN([.L34])+63))" office:value-type="string" office:string-value="S" calcext:value-type="string">
            <text:p>S</text:p>
          </table:table-cell>
          <table:table-cell table:style-name="ce40" table:formula="of:=CHAR(IF(ROW([.M34])+COLUMN([.M34])+63&gt;90;ROW([.M34])+COLUMN([.M34])+63-26;ROW([.M34])+COLUMN([.M34])+63))" office:value-type="string" office:string-value="T" calcext:value-type="string">
            <text:p>T</text:p>
          </table:table-cell>
          <table:table-cell table:style-name="ce41" table:formula="of:=CHAR(IF(ROW([.N34])+COLUMN([.N34])+63&gt;90;ROW([.N34])+COLUMN([.N34])+63-26;ROW([.N34])+COLUMN([.N34])+63))" office:value-type="string" office:string-value="U" calcext:value-type="string">
            <text:p>U</text:p>
          </table:table-cell>
          <table:table-cell table:style-name="ce42" table:formula="of:=CHAR(IF(ROW([.O34])+COLUMN([.O34])+63&gt;90;ROW([.O34])+COLUMN([.O34])+63-26;ROW([.O34])+COLUMN([.O34])+63))" office:value-type="string" office:string-value="V" calcext:value-type="string">
            <text:p>V</text:p>
          </table:table-cell>
          <table:table-cell table:style-name="ce43" table:formula="of:=CHAR(IF(ROW([.P34])+COLUMN([.P34])+63&gt;90;ROW([.P34])+COLUMN([.P34])+63-26;ROW([.P34])+COLUMN([.P34])+63))" office:value-type="string" office:string-value="W" calcext:value-type="string">
            <text:p>W</text:p>
          </table:table-cell>
          <table:table-cell table:formula="of:=CHAR(IF(ROW([.Q34])+COLUMN([.Q34])+63&gt;90;ROW([.Q34])+COLUMN([.Q34])+63-26;ROW([.Q34])+COLUMN([.Q34])+63))" office:value-type="string" office:string-value="X" calcext:value-type="string">
            <text:p>X</text:p>
          </table:table-cell>
          <table:table-cell table:style-name="ce24" table:formula="of:=CHAR(IF(ROW([.R34])+COLUMN([.R34])+63&gt;90;ROW([.R34])+COLUMN([.R34])+63-26;ROW([.R34])+COLUMN([.R34])+63))" office:value-type="string" office:string-value="Y" calcext:value-type="string">
            <text:p>Y</text:p>
          </table:table-cell>
          <table:table-cell table:style-name="ce44" table:formula="of:=CHAR(IF(ROW([.S34])+COLUMN([.S34])+63&gt;90;ROW([.S34])+COLUMN([.S34])+63-26;ROW([.S34])+COLUMN([.S34])+63))" office:value-type="string" office:string-value="Z" calcext:value-type="string">
            <text:p>Z</text:p>
          </table:table-cell>
          <table:table-cell table:style-name="ce45" table:formula="of:=CHAR(IF(ROW([.T34])+COLUMN([.T34])+63&gt;90;ROW([.T34])+COLUMN([.T34])+63-26;ROW([.T34])+COLUMN([.T34])+63))" office:value-type="string" office:string-value="[" calcext:value-type="string">
            <text:p>[</text:p>
          </table:table-cell>
          <table:table-cell table:style-name="ce46" table:formula="of:=CHAR(IF(ROW([.U34])+COLUMN([.U34])+63&gt;90;ROW([.U34])+COLUMN([.U34])+63-26;ROW([.U34])+COLUMN([.U34])+63))" office:value-type="string" office:string-value="\" calcext:value-type="string">
            <text:p>\</text:p>
          </table:table-cell>
          <table:table-cell table:style-name="ce24" table:formula="of:=CHAR(IF(ROW([.V34])+COLUMN([.V34])+63&gt;90;ROW([.V34])+COLUMN([.V34])+63-26;ROW([.V34])+COLUMN([.V34])+63))" office:value-type="string" office:string-value="]" calcext:value-type="string">
            <text:p>]</text:p>
          </table:table-cell>
          <table:table-cell table:formula="of:=CHAR(IF(ROW([.W34])+COLUMN([.W34])+63&gt;90;ROW([.W34])+COLUMN([.W34])+63-26;ROW([.W34])+COLUMN([.W34])+63))" office:value-type="string" office:string-value="^" calcext:value-type="string">
            <text:p>^</text:p>
          </table:table-cell>
          <table:table-cell table:style-name="ce26" table:formula="of:=CHAR(IF(ROW([.X34])+COLUMN([.X34])+63&gt;90;ROW([.X34])+COLUMN([.X34])+63-26;ROW([.X34])+COLUMN([.X34])+63))" office:value-type="string" office:string-value="_" calcext:value-type="string">
            <text:p>_</text:p>
          </table:table-cell>
          <table:table-cell table:style-name="ce27" table:formula="of:=CHAR(IF(ROW([.Y34])+COLUMN([.Y34])+63&gt;90;ROW([.Y34])+COLUMN([.Y34])+63-26;ROW([.Y34])+COLUMN([.Y34])+63))" office:value-type="string" office:string-value="`" calcext:value-type="string">
            <text:p>`</text:p>
          </table:table-cell>
          <table:table-cell table:style-name="ce7" table:formula="of:=CHAR(IF(ROW([.Z34])+COLUMN([.Z34])+63&gt;90;ROW([.Z34])+COLUMN([.Z34])+63-26;ROW([.Z34])+COLUMN([.Z34])+63))" office:value-type="string" office:string-value="a" calcext:value-type="string">
            <text:p>a</text:p>
          </table:table-cell>
          <table:table-cell table:style-name="ce8" table:formula="of:=CHAR(IF(ROW([.AA34])+COLUMN([.AA34])+63&gt;90;ROW([.AA34])+COLUMN([.AA34])+63-26;ROW([.AA34])+COLUMN([.AA34])+63))" office:value-type="string" office:string-value="b" calcext:value-type="string">
            <text:p>b</text:p>
          </table:table-cell>
          <table:table-cell table:style-name="ce30" table:formula="of:=CHAR(IF(ROW([.AB34])+COLUMN([.AB34])+63&gt;90;ROW([.AB34])+COLUMN([.AB34])+63-26;ROW([.AB34])+COLUMN([.AB34])+63))" office:value-type="string" office:string-value="c" calcext:value-type="string">
            <text:p>c</text:p>
          </table:table-cell>
          <table:table-cell table:style-name="ce31" table:formula="of:=CHAR(IF(ROW([.AC34])+COLUMN([.AC34])+63&gt;90;ROW([.AC34])+COLUMN([.AC34])+63-26;ROW([.AC34])+COLUMN([.AC34])+63))" office:value-type="string" office:string-value="d" calcext:value-type="string">
            <text:p>d</text:p>
          </table:table-cell>
          <table:table-cell table:style-name="ce32" table:formula="of:=CHAR(IF(ROW([.AD34])+COLUMN([.AD34])+63&gt;90;ROW([.AD34])+COLUMN([.AD34])+63-26;ROW([.AD34])+COLUMN([.AD34])+63))" office:value-type="string" office:string-value="e" calcext:value-type="string">
            <text:p>e</text:p>
          </table:table-cell>
          <table:table-cell table:style-name="ce33" table:formula="of:=CHAR(IF(ROW([.AE34])+COLUMN([.AE34])+63&gt;90;ROW([.AE34])+COLUMN([.AE34])+63-26;ROW([.AE34])+COLUMN([.AE34])+63))" office:value-type="string" office:string-value="f" calcext:value-type="string">
            <text:p>f</text:p>
          </table:table-cell>
          <table:table-cell table:style-name="ce34" table:formula="of:=CHAR(IF(ROW([.AF34])+COLUMN([.AF34])+63&gt;90;ROW([.AF34])+COLUMN([.AF34])+63-26;ROW([.AF34])+COLUMN([.AF34])+63))" office:value-type="string" office:string-value="g" calcext:value-type="string">
            <text:p>g</text:p>
          </table:table-cell>
          <table:table-cell table:style-name="ce35" table:formula="of:=CHAR(IF(ROW([.AG34])+COLUMN([.AG34])+63&gt;90;ROW([.AG34])+COLUMN([.AG34])+63-26;ROW([.AG34])+COLUMN([.AG34])+63))" office:value-type="string" office:string-value="h" calcext:value-type="string">
            <text:p>h</text:p>
          </table:table-cell>
          <table:table-cell table:formula="of:=CHAR(IF(ROW([.AH34])+COLUMN([.AH34])+63&gt;90;ROW([.AH34])+COLUMN([.AH34])+63-26;ROW([.AH34])+COLUMN([.AH34])+63))" office:value-type="string" office:string-value="i" calcext:value-type="string">
            <text:p>i</text:p>
          </table:table-cell>
          <table:table-cell table:style-name="ce37" table:formula="of:=CHAR(IF(ROW([.AI34])+COLUMN([.AI34])+63&gt;90;ROW([.AI34])+COLUMN([.AI34])+63-26;ROW([.AI34])+COLUMN([.AI34])+63))" office:value-type="string" office:string-value="j" calcext:value-type="string">
            <text:p>j</text:p>
          </table:table-cell>
          <table:table-cell table:formula="of:=CHAR(IF(ROW([.AJ34])+COLUMN([.AJ34])+63&gt;90;ROW([.AJ34])+COLUMN([.AJ34])+63-26;ROW([.AJ34])+COLUMN([.AJ34])+63))" office:value-type="string" office:string-value="k" calcext:value-type="string">
            <text:p>k</text:p>
          </table:table-cell>
          <table:table-cell table:style-name="ce38" table:formula="of:=CHAR(IF(ROW([.AK34])+COLUMN([.AK34])+63&gt;90;ROW([.AK34])+COLUMN([.AK34])+63-26;ROW([.AK34])+COLUMN([.AK34])+63))" office:value-type="string" office:string-value="l" calcext:value-type="string">
            <text:p>l</text:p>
          </table:table-cell>
          <table:table-cell table:style-name="ce39" table:formula="of:=CHAR(IF(ROW([.AL34])+COLUMN([.AL34])+63&gt;90;ROW([.AL34])+COLUMN([.AL34])+63-26;ROW([.AL34])+COLUMN([.AL34])+63))" office:value-type="string" office:string-value="m" calcext:value-type="string">
            <text:p>m</text:p>
          </table:table-cell>
          <table:table-cell table:style-name="ce40" table:formula="of:=CHAR(IF(ROW([.AM34])+COLUMN([.AM34])+63&gt;90;ROW([.AM34])+COLUMN([.AM34])+63-26;ROW([.AM34])+COLUMN([.AM34])+63))" office:value-type="string" office:string-value="n" calcext:value-type="string">
            <text:p>n</text:p>
          </table:table-cell>
          <table:table-cell table:style-name="ce41" table:formula="of:=CHAR(IF(ROW([.AN34])+COLUMN([.AN34])+63&gt;90;ROW([.AN34])+COLUMN([.AN34])+63-26;ROW([.AN34])+COLUMN([.AN34])+63))" office:value-type="string" office:string-value="o" calcext:value-type="string">
            <text:p>o</text:p>
          </table:table-cell>
          <table:table-cell table:style-name="ce42" table:formula="of:=CHAR(IF(ROW([.AO34])+COLUMN([.AO34])+63&gt;90;ROW([.AO34])+COLUMN([.AO34])+63-26;ROW([.AO34])+COLUMN([.AO34])+63))" office:value-type="string" office:string-value="p" calcext:value-type="string">
            <text:p>p</text:p>
          </table:table-cell>
          <table:table-cell table:style-name="ce43" table:formula="of:=CHAR(IF(ROW([.AP34])+COLUMN([.AP34])+63&gt;90;ROW([.AP34])+COLUMN([.AP34])+63-26;ROW([.AP34])+COLUMN([.AP34])+63))" office:value-type="string" office:string-value="q" calcext:value-type="string">
            <text:p>q</text:p>
          </table:table-cell>
          <table:table-cell table:formula="of:=CHAR(IF(ROW([.AQ34])+COLUMN([.AQ34])+63&gt;90;ROW([.AQ34])+COLUMN([.AQ34])+63-26;ROW([.AQ34])+COLUMN([.AQ34])+63))" office:value-type="string" office:string-value="r" calcext:value-type="string">
            <text:p>r</text:p>
          </table:table-cell>
          <table:table-cell table:style-name="ce24" table:formula="of:=CHAR(IF(ROW([.AR34])+COLUMN([.AR34])+63&gt;90;ROW([.AR34])+COLUMN([.AR34])+63-26;ROW([.AR34])+COLUMN([.AR34])+63))" office:value-type="string" office:string-value="s" calcext:value-type="string">
            <text:p>s</text:p>
          </table:table-cell>
          <table:table-cell table:style-name="ce44" table:formula="of:=CHAR(IF(ROW([.AS34])+COLUMN([.AS34])+63&gt;90;ROW([.AS34])+COLUMN([.AS34])+63-26;ROW([.AS34])+COLUMN([.AS34])+63))" office:value-type="string" office:string-value="t" calcext:value-type="string">
            <text:p>t</text:p>
          </table:table-cell>
          <table:table-cell table:style-name="ce45" table:formula="of:=CHAR(IF(ROW([.AT34])+COLUMN([.AT34])+63&gt;90;ROW([.AT34])+COLUMN([.AT34])+63-26;ROW([.AT34])+COLUMN([.AT34])+63))" office:value-type="string" office:string-value="u" calcext:value-type="string">
            <text:p>u</text:p>
          </table:table-cell>
          <table:table-cell table:style-name="ce46" table:formula="of:=CHAR(IF(ROW([.AU34])+COLUMN([.AU34])+63&gt;90;ROW([.AU34])+COLUMN([.AU34])+63-26;ROW([.AU34])+COLUMN([.AU34])+63))" office:value-type="string" office:string-value="v" calcext:value-type="string">
            <text:p>v</text:p>
          </table:table-cell>
          <table:table-cell table:style-name="ce24" table:formula="of:=CHAR(IF(ROW([.AV34])+COLUMN([.AV34])+63&gt;90;ROW([.AV34])+COLUMN([.AV34])+63-26;ROW([.AV34])+COLUMN([.AV34])+63))" office:value-type="string" office:string-value="w" calcext:value-type="string">
            <text:p>w</text:p>
          </table:table-cell>
          <table:table-cell table:formula="of:=CHAR(IF(ROW([.AW34])+COLUMN([.AW34])+63&gt;90;ROW([.AW34])+COLUMN([.AW34])+63-26;ROW([.AW34])+COLUMN([.AW34])+63))" office:value-type="string" office:string-value="x" calcext:value-type="string">
            <text:p>x</text:p>
          </table:table-cell>
          <table:table-cell table:style-name="ce26" table:formula="of:=CHAR(IF(ROW([.AX34])+COLUMN([.AX34])+63&gt;90;ROW([.AX34])+COLUMN([.AX34])+63-26;ROW([.AX34])+COLUMN([.AX34])+63))" office:value-type="string" office:string-value="y" calcext:value-type="string">
            <text:p>y</text:p>
          </table:table-cell>
          <table:table-cell table:style-name="ce27" table:formula="of:=CHAR(IF(ROW([.AY34])+COLUMN([.AY34])+63&gt;90;ROW([.AY34])+COLUMN([.AY34])+63-26;ROW([.AY34])+COLUMN([.AY34])+63))" office:value-type="string" office:string-value="z" calcext:value-type="string">
            <text:p>z</text:p>
          </table:table-cell>
          <table:table-cell table:style-name="ce7" table:formula="of:=CHAR(IF(ROW([.AZ34])+COLUMN([.AZ34])+63&gt;90;ROW([.AZ34])+COLUMN([.AZ34])+63-26;ROW([.AZ34])+COLUMN([.AZ34])+63))" office:value-type="string" office:string-value="{" calcext:value-type="string">
            <text:p>{</text:p>
          </table:table-cell>
          <table:table-cell table:style-name="ce8" table:formula="of:=CHAR(IF(ROW([.BA34])+COLUMN([.BA34])+63&gt;90;ROW([.BA34])+COLUMN([.BA34])+63-26;ROW([.BA34])+COLUMN([.BA34])+63))" office:value-type="string" office:string-value="|" calcext:value-type="string">
            <text:p>|</text:p>
          </table:table-cell>
          <table:table-cell table:style-name="ce30" table:formula="of:=CHAR(IF(ROW([.BB34])+COLUMN([.BB34])+63&gt;90;ROW([.BB34])+COLUMN([.BB34])+63-26;ROW([.BB34])+COLUMN([.BB34])+63))" office:value-type="string" office:string-value="}" calcext:value-type="string">
            <text:p>}</text:p>
          </table:table-cell>
          <table:table-cell table:style-name="ce31" table:formula="of:=CHAR(IF(ROW([.BC34])+COLUMN([.BC34])+63&gt;90;ROW([.BC34])+COLUMN([.BC34])+63-26;ROW([.BC34])+COLUMN([.BC34])+63))" office:value-type="string" office:string-value="~" calcext:value-type="string">
            <text:p>~</text:p>
          </table:table-cell>
          <table:table-cell table:style-name="ce32" table:formula="of:=CHAR(IF(ROW([.BD34])+COLUMN([.BD34])+63&gt;90;ROW([.BD34])+COLUMN([.BD34])+63-26;ROW([.BD34])+COLUMN([.BD34])+63))" office:value-type="string" office:string-value="" calcext:value-type="string">
            <text:p></text:p>
          </table:table-cell>
          <table:table-cell table:style-name="ce33" table:formula="of:=CHAR(IF(ROW([.BE34])+COLUMN([.BE34])+63&gt;90;ROW([.BE34])+COLUMN([.BE34])+63-26;ROW([.BE34])+COLUMN([.BE34])+63))" office:value-type="string" office:string-value="�" calcext:value-type="string">
            <text:p>�</text:p>
          </table:table-cell>
          <table:table-cell table:style-name="ce34" table:formula="of:=CHAR(IF(ROW([.BF34])+COLUMN([.BF34])+63&gt;90;ROW([.BF34])+COLUMN([.BF34])+63-26;ROW([.BF34])+COLUMN([.BF34])+63))" office:value-type="string" office:string-value="�" calcext:value-type="string">
            <text:p>�</text:p>
          </table:table-cell>
          <table:table-cell table:style-name="ce35" table:formula="of:=CHAR(IF(ROW([.BG34])+COLUMN([.BG34])+63&gt;90;ROW([.BG34])+COLUMN([.BG34])+63-26;ROW([.BG34])+COLUMN([.BG34])+63))" office:value-type="string" office:string-value="�" calcext:value-type="string">
            <text:p>�</text:p>
          </table:table-cell>
          <table:table-cell table:formula="of:=CHAR(IF(ROW([.BH34])+COLUMN([.BH34])+63&gt;90;ROW([.BH34])+COLUMN([.BH34])+63-26;ROW([.BH34])+COLUMN([.BH34])+63))" office:value-type="string" office:string-value="�" calcext:value-type="string">
            <text:p>�</text:p>
          </table:table-cell>
          <table:table-cell table:style-name="ce37" table:formula="of:=CHAR(IF(ROW([.BI34])+COLUMN([.BI34])+63&gt;90;ROW([.BI34])+COLUMN([.BI34])+63-26;ROW([.BI34])+COLUMN([.BI34])+63))" office:value-type="string" office:string-value="�" calcext:value-type="string">
            <text:p>�</text:p>
          </table:table-cell>
          <table:table-cell table:formula="of:=CHAR(IF(ROW([.BJ34])+COLUMN([.BJ34])+63&gt;90;ROW([.BJ34])+COLUMN([.BJ34])+63-26;ROW([.BJ34])+COLUMN([.BJ34])+63))" office:value-type="string" office:string-value="�" calcext:value-type="string">
            <text:p>�</text:p>
          </table:table-cell>
          <table:table-cell table:style-name="ce38" table:formula="of:=CHAR(IF(ROW([.BK34])+COLUMN([.BK34])+63&gt;90;ROW([.BK34])+COLUMN([.BK34])+63-26;ROW([.BK34])+COLUMN([.BK34])+63))" office:value-type="string" office:string-value="�" calcext:value-type="string">
            <text:p>�</text:p>
          </table:table-cell>
          <table:table-cell table:style-name="ce39" table:formula="of:=CHAR(IF(ROW([.BL34])+COLUMN([.BL34])+63&gt;90;ROW([.BL34])+COLUMN([.BL34])+63-26;ROW([.BL34])+COLUMN([.BL34])+63))" office:value-type="string" office:string-value="�" calcext:value-type="string">
            <text:p>�</text:p>
          </table:table-cell>
          <table:table-cell table:style-name="ce40" table:formula="of:=CHAR(IF(ROW([.BM34])+COLUMN([.BM34])+63&gt;90;ROW([.BM34])+COLUMN([.BM34])+63-26;ROW([.BM34])+COLUMN([.BM34])+63))" office:value-type="string" office:string-value="�" calcext:value-type="string">
            <text:p>�</text:p>
          </table:table-cell>
          <table:table-cell table:style-name="ce41" table:formula="of:=CHAR(IF(ROW([.BN34])+COLUMN([.BN34])+63&gt;90;ROW([.BN34])+COLUMN([.BN34])+63-26;ROW([.BN34])+COLUMN([.BN34])+63))" office:value-type="string" office:string-value="�" calcext:value-type="string">
            <text:p>�</text:p>
          </table:table-cell>
          <table:table-cell table:style-name="ce42" table:formula="of:=CHAR(IF(ROW([.BO34])+COLUMN([.BO34])+63&gt;90;ROW([.BO34])+COLUMN([.BO34])+63-26;ROW([.BO34])+COLUMN([.BO34])+63))" office:value-type="string" office:string-value="�" calcext:value-type="string">
            <text:p>�</text:p>
          </table:table-cell>
          <table:table-cell table:style-name="ce43" table:formula="of:=CHAR(IF(ROW([.BP34])+COLUMN([.BP34])+63&gt;90;ROW([.BP34])+COLUMN([.BP34])+63-26;ROW([.BP34])+COLUMN([.BP34])+63))" office:value-type="string" office:string-value="�" calcext:value-type="string">
            <text:p>�</text:p>
          </table:table-cell>
          <table:table-cell table:formula="of:=CHAR(IF(ROW([.BQ34])+COLUMN([.BQ34])+63&gt;90;ROW([.BQ34])+COLUMN([.BQ34])+63-26;ROW([.BQ34])+COLUMN([.BQ34])+63))" office:value-type="string" office:string-value="�" calcext:value-type="string">
            <text:p>�</text:p>
          </table:table-cell>
          <table:table-cell table:style-name="ce24" table:formula="of:=CHAR(IF(ROW([.BR34])+COLUMN([.BR34])+63&gt;90;ROW([.BR34])+COLUMN([.BR34])+63-26;ROW([.BR34])+COLUMN([.BR34])+63))" office:value-type="string" office:string-value="�" calcext:value-type="string">
            <text:p>�</text:p>
          </table:table-cell>
          <table:table-cell table:style-name="ce44" table:formula="of:=CHAR(IF(ROW([.BS34])+COLUMN([.BS34])+63&gt;90;ROW([.BS34])+COLUMN([.BS34])+63-26;ROW([.BS34])+COLUMN([.BS34])+63))" office:value-type="string" office:string-value="�" calcext:value-type="string">
            <text:p>�</text:p>
          </table:table-cell>
          <table:table-cell table:style-name="ce45" table:formula="of:=CHAR(IF(ROW([.BT34])+COLUMN([.BT34])+63&gt;90;ROW([.BT34])+COLUMN([.BT34])+63-26;ROW([.BT34])+COLUMN([.BT34])+63))" office:value-type="string" office:string-value="�" calcext:value-type="string">
            <text:p>�</text:p>
          </table:table-cell>
          <table:table-cell table:style-name="ce46" table:formula="of:=CHAR(IF(ROW([.BU34])+COLUMN([.BU34])+63&gt;90;ROW([.BU34])+COLUMN([.BU34])+63-26;ROW([.BU34])+COLUMN([.BU34])+63))" office:value-type="string" office:string-value="�" calcext:value-type="string">
            <text:p>�</text:p>
          </table:table-cell>
          <table:table-cell table:style-name="ce24" table:formula="of:=CHAR(IF(ROW([.BV34])+COLUMN([.BV34])+63&gt;90;ROW([.BV34])+COLUMN([.BV34])+63-26;ROW([.BV34])+COLUMN([.BV34])+63))" office:value-type="string" office:string-value="�" calcext:value-type="string">
            <text:p>�</text:p>
          </table:table-cell>
          <table:table-cell table:formula="of:=CHAR(IF(ROW([.BW34])+COLUMN([.BW34])+63&gt;90;ROW([.BW34])+COLUMN([.BW34])+63-26;ROW([.BW34])+COLUMN([.BW34])+63))" office:value-type="string" office:string-value="�" calcext:value-type="string">
            <text:p>�</text:p>
          </table:table-cell>
          <table:table-cell table:style-name="ce26" table:formula="of:=CHAR(IF(ROW([.BX34])+COLUMN([.BX34])+63&gt;90;ROW([.BX34])+COLUMN([.BX34])+63-26;ROW([.BX34])+COLUMN([.BX34])+63))" office:value-type="string" office:string-value="�" calcext:value-type="string">
            <text:p>�</text:p>
          </table:table-cell>
          <table:table-cell table:style-name="ce27" table:formula="of:=CHAR(IF(ROW([.BY34])+COLUMN([.BY34])+63&gt;90;ROW([.BY34])+COLUMN([.BY34])+63-26;ROW([.BY34])+COLUMN([.BY34])+63))" office:value-type="string" office:string-value="�" calcext:value-type="string">
            <text:p>�</text:p>
          </table:table-cell>
          <table:table-cell table:style-name="ce7" table:formula="of:=CHAR(IF(ROW([.BZ34])+COLUMN([.BZ34])+63&gt;90;ROW([.BZ34])+COLUMN([.BZ34])+63-26;ROW([.BZ34])+COLUMN([.BZ34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9" table:formula="of:=CHAR(IF(ROW([.A35])+COLUMN([.A35])+63&gt;90;ROW([.A35])+COLUMN([.A35])+63-26;ROW([.A35])+COLUMN([.A35])+63))" office:value-type="string" office:string-value="I" calcext:value-type="string">
            <text:p>I</text:p>
          </table:table-cell>
          <table:table-cell table:style-name="ce31" table:formula="of:=CHAR(IF(ROW([.B35])+COLUMN([.B35])+63&gt;90;ROW([.B35])+COLUMN([.B35])+63-26;ROW([.B35])+COLUMN([.B35])+63))" office:value-type="string" office:string-value="J" calcext:value-type="string">
            <text:p>J</text:p>
          </table:table-cell>
          <table:table-cell table:style-name="ce32" table:formula="of:=CHAR(IF(ROW([.C35])+COLUMN([.C35])+63&gt;90;ROW([.C35])+COLUMN([.C35])+63-26;ROW([.C35])+COLUMN([.C35])+63))" office:value-type="string" office:string-value="K" calcext:value-type="string">
            <text:p>K</text:p>
          </table:table-cell>
          <table:table-cell table:style-name="ce33" table:formula="of:=CHAR(IF(ROW([.D35])+COLUMN([.D35])+63&gt;90;ROW([.D35])+COLUMN([.D35])+63-26;ROW([.D35])+COLUMN([.D35])+63))" office:value-type="string" office:string-value="L" calcext:value-type="string">
            <text:p>L</text:p>
          </table:table-cell>
          <table:table-cell table:style-name="ce34" table:formula="of:=CHAR(IF(ROW([.E35])+COLUMN([.E35])+63&gt;90;ROW([.E35])+COLUMN([.E35])+63-26;ROW([.E35])+COLUMN([.E35])+63))" office:value-type="string" office:string-value="M" calcext:value-type="string">
            <text:p>M</text:p>
          </table:table-cell>
          <table:table-cell table:style-name="ce35" table:formula="of:=CHAR(IF(ROW([.F35])+COLUMN([.F35])+63&gt;90;ROW([.F35])+COLUMN([.F35])+63-26;ROW([.F35])+COLUMN([.F35])+63))" office:value-type="string" office:string-value="N" calcext:value-type="string">
            <text:p>N</text:p>
          </table:table-cell>
          <table:table-cell table:formula="of:=CHAR(IF(ROW([.G35])+COLUMN([.G35])+63&gt;90;ROW([.G35])+COLUMN([.G35])+63-26;ROW([.G35])+COLUMN([.G35])+63))" office:value-type="string" office:string-value="O" calcext:value-type="string">
            <text:p>O</text:p>
          </table:table-cell>
          <table:table-cell table:style-name="ce37" table:formula="of:=CHAR(IF(ROW([.H35])+COLUMN([.H35])+63&gt;90;ROW([.H35])+COLUMN([.H35])+63-26;ROW([.H35])+COLUMN([.H35])+63))" office:value-type="string" office:string-value="P" calcext:value-type="string">
            <text:p>P</text:p>
          </table:table-cell>
          <table:table-cell table:formula="of:=CHAR(IF(ROW([.I35])+COLUMN([.I35])+63&gt;90;ROW([.I35])+COLUMN([.I35])+63-26;ROW([.I35])+COLUMN([.I35])+63))" office:value-type="string" office:string-value="Q" calcext:value-type="string">
            <text:p>Q</text:p>
          </table:table-cell>
          <table:table-cell table:style-name="ce38" table:formula="of:=CHAR(IF(ROW([.J35])+COLUMN([.J35])+63&gt;90;ROW([.J35])+COLUMN([.J35])+63-26;ROW([.J35])+COLUMN([.J35])+63))" office:value-type="string" office:string-value="R" calcext:value-type="string">
            <text:p>R</text:p>
          </table:table-cell>
          <table:table-cell table:style-name="ce39" table:formula="of:=CHAR(IF(ROW([.K35])+COLUMN([.K35])+63&gt;90;ROW([.K35])+COLUMN([.K35])+63-26;ROW([.K35])+COLUMN([.K35])+63))" office:value-type="string" office:string-value="S" calcext:value-type="string">
            <text:p>S</text:p>
          </table:table-cell>
          <table:table-cell table:style-name="ce40" table:formula="of:=CHAR(IF(ROW([.L35])+COLUMN([.L35])+63&gt;90;ROW([.L35])+COLUMN([.L35])+63-26;ROW([.L35])+COLUMN([.L35])+63))" office:value-type="string" office:string-value="T" calcext:value-type="string">
            <text:p>T</text:p>
          </table:table-cell>
          <table:table-cell table:style-name="ce41" table:formula="of:=CHAR(IF(ROW([.M35])+COLUMN([.M35])+63&gt;90;ROW([.M35])+COLUMN([.M35])+63-26;ROW([.M35])+COLUMN([.M35])+63))" office:value-type="string" office:string-value="U" calcext:value-type="string">
            <text:p>U</text:p>
          </table:table-cell>
          <table:table-cell table:style-name="ce42" table:formula="of:=CHAR(IF(ROW([.N35])+COLUMN([.N35])+63&gt;90;ROW([.N35])+COLUMN([.N35])+63-26;ROW([.N35])+COLUMN([.N35])+63))" office:value-type="string" office:string-value="V" calcext:value-type="string">
            <text:p>V</text:p>
          </table:table-cell>
          <table:table-cell table:style-name="ce43" table:formula="of:=CHAR(IF(ROW([.O35])+COLUMN([.O35])+63&gt;90;ROW([.O35])+COLUMN([.O35])+63-26;ROW([.O35])+COLUMN([.O35])+63))" office:value-type="string" office:string-value="W" calcext:value-type="string">
            <text:p>W</text:p>
          </table:table-cell>
          <table:table-cell table:formula="of:=CHAR(IF(ROW([.P35])+COLUMN([.P35])+63&gt;90;ROW([.P35])+COLUMN([.P35])+63-26;ROW([.P35])+COLUMN([.P35])+63))" office:value-type="string" office:string-value="X" calcext:value-type="string">
            <text:p>X</text:p>
          </table:table-cell>
          <table:table-cell table:style-name="ce24" table:formula="of:=CHAR(IF(ROW([.Q35])+COLUMN([.Q35])+63&gt;90;ROW([.Q35])+COLUMN([.Q35])+63-26;ROW([.Q35])+COLUMN([.Q35])+63))" office:value-type="string" office:string-value="Y" calcext:value-type="string">
            <text:p>Y</text:p>
          </table:table-cell>
          <table:table-cell table:style-name="ce44" table:formula="of:=CHAR(IF(ROW([.R35])+COLUMN([.R35])+63&gt;90;ROW([.R35])+COLUMN([.R35])+63-26;ROW([.R35])+COLUMN([.R35])+63))" office:value-type="string" office:string-value="Z" calcext:value-type="string">
            <text:p>Z</text:p>
          </table:table-cell>
          <table:table-cell table:style-name="ce45" table:formula="of:=CHAR(IF(ROW([.S35])+COLUMN([.S35])+63&gt;90;ROW([.S35])+COLUMN([.S35])+63-26;ROW([.S35])+COLUMN([.S35])+63))" office:value-type="string" office:string-value="[" calcext:value-type="string">
            <text:p>[</text:p>
          </table:table-cell>
          <table:table-cell table:style-name="ce46" table:formula="of:=CHAR(IF(ROW([.T35])+COLUMN([.T35])+63&gt;90;ROW([.T35])+COLUMN([.T35])+63-26;ROW([.T35])+COLUMN([.T35])+63))" office:value-type="string" office:string-value="\" calcext:value-type="string">
            <text:p>\</text:p>
          </table:table-cell>
          <table:table-cell table:style-name="ce24" table:formula="of:=CHAR(IF(ROW([.U35])+COLUMN([.U35])+63&gt;90;ROW([.U35])+COLUMN([.U35])+63-26;ROW([.U35])+COLUMN([.U35])+63))" office:value-type="string" office:string-value="]" calcext:value-type="string">
            <text:p>]</text:p>
          </table:table-cell>
          <table:table-cell table:formula="of:=CHAR(IF(ROW([.V35])+COLUMN([.V35])+63&gt;90;ROW([.V35])+COLUMN([.V35])+63-26;ROW([.V35])+COLUMN([.V35])+63))" office:value-type="string" office:string-value="^" calcext:value-type="string">
            <text:p>^</text:p>
          </table:table-cell>
          <table:table-cell table:style-name="ce26" table:formula="of:=CHAR(IF(ROW([.W35])+COLUMN([.W35])+63&gt;90;ROW([.W35])+COLUMN([.W35])+63-26;ROW([.W35])+COLUMN([.W35])+63))" office:value-type="string" office:string-value="_" calcext:value-type="string">
            <text:p>_</text:p>
          </table:table-cell>
          <table:table-cell table:style-name="ce27" table:formula="of:=CHAR(IF(ROW([.X35])+COLUMN([.X35])+63&gt;90;ROW([.X35])+COLUMN([.X35])+63-26;ROW([.X35])+COLUMN([.X35])+63))" office:value-type="string" office:string-value="`" calcext:value-type="string">
            <text:p>`</text:p>
          </table:table-cell>
          <table:table-cell table:style-name="ce28" table:formula="of:=CHAR(IF(ROW([.Y35])+COLUMN([.Y35])+63&gt;90;ROW([.Y35])+COLUMN([.Y35])+63-26;ROW([.Y35])+COLUMN([.Y35])+63))" office:value-type="string" office:string-value="a" calcext:value-type="string">
            <text:p>a</text:p>
          </table:table-cell>
          <table:table-cell table:style-name="ce8" table:formula="of:=CHAR(IF(ROW([.Z35])+COLUMN([.Z35])+63&gt;90;ROW([.Z35])+COLUMN([.Z35])+63-26;ROW([.Z35])+COLUMN([.Z35])+63))" office:value-type="string" office:string-value="b" calcext:value-type="string">
            <text:p>b</text:p>
          </table:table-cell>
          <table:table-cell table:style-name="ce9" table:formula="of:=CHAR(IF(ROW([.AA35])+COLUMN([.AA35])+63&gt;90;ROW([.AA35])+COLUMN([.AA35])+63-26;ROW([.AA35])+COLUMN([.AA35])+63))" office:value-type="string" office:string-value="c" calcext:value-type="string">
            <text:p>c</text:p>
          </table:table-cell>
          <table:table-cell table:style-name="ce31" table:formula="of:=CHAR(IF(ROW([.AB35])+COLUMN([.AB35])+63&gt;90;ROW([.AB35])+COLUMN([.AB35])+63-26;ROW([.AB35])+COLUMN([.AB35])+63))" office:value-type="string" office:string-value="d" calcext:value-type="string">
            <text:p>d</text:p>
          </table:table-cell>
          <table:table-cell table:style-name="ce32" table:formula="of:=CHAR(IF(ROW([.AC35])+COLUMN([.AC35])+63&gt;90;ROW([.AC35])+COLUMN([.AC35])+63-26;ROW([.AC35])+COLUMN([.AC35])+63))" office:value-type="string" office:string-value="e" calcext:value-type="string">
            <text:p>e</text:p>
          </table:table-cell>
          <table:table-cell table:style-name="ce33" table:formula="of:=CHAR(IF(ROW([.AD35])+COLUMN([.AD35])+63&gt;90;ROW([.AD35])+COLUMN([.AD35])+63-26;ROW([.AD35])+COLUMN([.AD35])+63))" office:value-type="string" office:string-value="f" calcext:value-type="string">
            <text:p>f</text:p>
          </table:table-cell>
          <table:table-cell table:style-name="ce34" table:formula="of:=CHAR(IF(ROW([.AE35])+COLUMN([.AE35])+63&gt;90;ROW([.AE35])+COLUMN([.AE35])+63-26;ROW([.AE35])+COLUMN([.AE35])+63))" office:value-type="string" office:string-value="g" calcext:value-type="string">
            <text:p>g</text:p>
          </table:table-cell>
          <table:table-cell table:style-name="ce35" table:formula="of:=CHAR(IF(ROW([.AF35])+COLUMN([.AF35])+63&gt;90;ROW([.AF35])+COLUMN([.AF35])+63-26;ROW([.AF35])+COLUMN([.AF35])+63))" office:value-type="string" office:string-value="h" calcext:value-type="string">
            <text:p>h</text:p>
          </table:table-cell>
          <table:table-cell table:formula="of:=CHAR(IF(ROW([.AG35])+COLUMN([.AG35])+63&gt;90;ROW([.AG35])+COLUMN([.AG35])+63-26;ROW([.AG35])+COLUMN([.AG35])+63))" office:value-type="string" office:string-value="i" calcext:value-type="string">
            <text:p>i</text:p>
          </table:table-cell>
          <table:table-cell table:style-name="ce37" table:formula="of:=CHAR(IF(ROW([.AH35])+COLUMN([.AH35])+63&gt;90;ROW([.AH35])+COLUMN([.AH35])+63-26;ROW([.AH35])+COLUMN([.AH35])+63))" office:value-type="string" office:string-value="j" calcext:value-type="string">
            <text:p>j</text:p>
          </table:table-cell>
          <table:table-cell table:formula="of:=CHAR(IF(ROW([.AI35])+COLUMN([.AI35])+63&gt;90;ROW([.AI35])+COLUMN([.AI35])+63-26;ROW([.AI35])+COLUMN([.AI35])+63))" office:value-type="string" office:string-value="k" calcext:value-type="string">
            <text:p>k</text:p>
          </table:table-cell>
          <table:table-cell table:style-name="ce38" table:formula="of:=CHAR(IF(ROW([.AJ35])+COLUMN([.AJ35])+63&gt;90;ROW([.AJ35])+COLUMN([.AJ35])+63-26;ROW([.AJ35])+COLUMN([.AJ35])+63))" office:value-type="string" office:string-value="l" calcext:value-type="string">
            <text:p>l</text:p>
          </table:table-cell>
          <table:table-cell table:style-name="ce39" table:formula="of:=CHAR(IF(ROW([.AK35])+COLUMN([.AK35])+63&gt;90;ROW([.AK35])+COLUMN([.AK35])+63-26;ROW([.AK35])+COLUMN([.AK35])+63))" office:value-type="string" office:string-value="m" calcext:value-type="string">
            <text:p>m</text:p>
          </table:table-cell>
          <table:table-cell table:style-name="ce40" table:formula="of:=CHAR(IF(ROW([.AL35])+COLUMN([.AL35])+63&gt;90;ROW([.AL35])+COLUMN([.AL35])+63-26;ROW([.AL35])+COLUMN([.AL35])+63))" office:value-type="string" office:string-value="n" calcext:value-type="string">
            <text:p>n</text:p>
          </table:table-cell>
          <table:table-cell table:style-name="ce41" table:formula="of:=CHAR(IF(ROW([.AM35])+COLUMN([.AM35])+63&gt;90;ROW([.AM35])+COLUMN([.AM35])+63-26;ROW([.AM35])+COLUMN([.AM35])+63))" office:value-type="string" office:string-value="o" calcext:value-type="string">
            <text:p>o</text:p>
          </table:table-cell>
          <table:table-cell table:style-name="ce42" table:formula="of:=CHAR(IF(ROW([.AN35])+COLUMN([.AN35])+63&gt;90;ROW([.AN35])+COLUMN([.AN35])+63-26;ROW([.AN35])+COLUMN([.AN35])+63))" office:value-type="string" office:string-value="p" calcext:value-type="string">
            <text:p>p</text:p>
          </table:table-cell>
          <table:table-cell table:style-name="ce43" table:formula="of:=CHAR(IF(ROW([.AO35])+COLUMN([.AO35])+63&gt;90;ROW([.AO35])+COLUMN([.AO35])+63-26;ROW([.AO35])+COLUMN([.AO35])+63))" office:value-type="string" office:string-value="q" calcext:value-type="string">
            <text:p>q</text:p>
          </table:table-cell>
          <table:table-cell table:formula="of:=CHAR(IF(ROW([.AP35])+COLUMN([.AP35])+63&gt;90;ROW([.AP35])+COLUMN([.AP35])+63-26;ROW([.AP35])+COLUMN([.AP35])+63))" office:value-type="string" office:string-value="r" calcext:value-type="string">
            <text:p>r</text:p>
          </table:table-cell>
          <table:table-cell table:style-name="ce24" table:formula="of:=CHAR(IF(ROW([.AQ35])+COLUMN([.AQ35])+63&gt;90;ROW([.AQ35])+COLUMN([.AQ35])+63-26;ROW([.AQ35])+COLUMN([.AQ35])+63))" office:value-type="string" office:string-value="s" calcext:value-type="string">
            <text:p>s</text:p>
          </table:table-cell>
          <table:table-cell table:style-name="ce44" table:formula="of:=CHAR(IF(ROW([.AR35])+COLUMN([.AR35])+63&gt;90;ROW([.AR35])+COLUMN([.AR35])+63-26;ROW([.AR35])+COLUMN([.AR35])+63))" office:value-type="string" office:string-value="t" calcext:value-type="string">
            <text:p>t</text:p>
          </table:table-cell>
          <table:table-cell table:style-name="ce45" table:formula="of:=CHAR(IF(ROW([.AS35])+COLUMN([.AS35])+63&gt;90;ROW([.AS35])+COLUMN([.AS35])+63-26;ROW([.AS35])+COLUMN([.AS35])+63))" office:value-type="string" office:string-value="u" calcext:value-type="string">
            <text:p>u</text:p>
          </table:table-cell>
          <table:table-cell table:style-name="ce46" table:formula="of:=CHAR(IF(ROW([.AT35])+COLUMN([.AT35])+63&gt;90;ROW([.AT35])+COLUMN([.AT35])+63-26;ROW([.AT35])+COLUMN([.AT35])+63))" office:value-type="string" office:string-value="v" calcext:value-type="string">
            <text:p>v</text:p>
          </table:table-cell>
          <table:table-cell table:style-name="ce24" table:formula="of:=CHAR(IF(ROW([.AU35])+COLUMN([.AU35])+63&gt;90;ROW([.AU35])+COLUMN([.AU35])+63-26;ROW([.AU35])+COLUMN([.AU35])+63))" office:value-type="string" office:string-value="w" calcext:value-type="string">
            <text:p>w</text:p>
          </table:table-cell>
          <table:table-cell table:formula="of:=CHAR(IF(ROW([.AV35])+COLUMN([.AV35])+63&gt;90;ROW([.AV35])+COLUMN([.AV35])+63-26;ROW([.AV35])+COLUMN([.AV35])+63))" office:value-type="string" office:string-value="x" calcext:value-type="string">
            <text:p>x</text:p>
          </table:table-cell>
          <table:table-cell table:style-name="ce26" table:formula="of:=CHAR(IF(ROW([.AW35])+COLUMN([.AW35])+63&gt;90;ROW([.AW35])+COLUMN([.AW35])+63-26;ROW([.AW35])+COLUMN([.AW35])+63))" office:value-type="string" office:string-value="y" calcext:value-type="string">
            <text:p>y</text:p>
          </table:table-cell>
          <table:table-cell table:style-name="ce27" table:formula="of:=CHAR(IF(ROW([.AX35])+COLUMN([.AX35])+63&gt;90;ROW([.AX35])+COLUMN([.AX35])+63-26;ROW([.AX35])+COLUMN([.AX35])+63))" office:value-type="string" office:string-value="z" calcext:value-type="string">
            <text:p>z</text:p>
          </table:table-cell>
          <table:table-cell table:style-name="ce28" table:formula="of:=CHAR(IF(ROW([.AY35])+COLUMN([.AY35])+63&gt;90;ROW([.AY35])+COLUMN([.AY35])+63-26;ROW([.AY35])+COLUMN([.AY35])+63))" office:value-type="string" office:string-value="{" calcext:value-type="string">
            <text:p>{</text:p>
          </table:table-cell>
          <table:table-cell table:style-name="ce8" table:formula="of:=CHAR(IF(ROW([.AZ35])+COLUMN([.AZ35])+63&gt;90;ROW([.AZ35])+COLUMN([.AZ35])+63-26;ROW([.AZ35])+COLUMN([.AZ35])+63))" office:value-type="string" office:string-value="|" calcext:value-type="string">
            <text:p>|</text:p>
          </table:table-cell>
          <table:table-cell table:style-name="ce9" table:formula="of:=CHAR(IF(ROW([.BA35])+COLUMN([.BA35])+63&gt;90;ROW([.BA35])+COLUMN([.BA35])+63-26;ROW([.BA35])+COLUMN([.BA35])+63))" office:value-type="string" office:string-value="}" calcext:value-type="string">
            <text:p>}</text:p>
          </table:table-cell>
          <table:table-cell table:style-name="ce31" table:formula="of:=CHAR(IF(ROW([.BB35])+COLUMN([.BB35])+63&gt;90;ROW([.BB35])+COLUMN([.BB35])+63-26;ROW([.BB35])+COLUMN([.BB35])+63))" office:value-type="string" office:string-value="~" calcext:value-type="string">
            <text:p>~</text:p>
          </table:table-cell>
          <table:table-cell table:style-name="ce32" table:formula="of:=CHAR(IF(ROW([.BC35])+COLUMN([.BC35])+63&gt;90;ROW([.BC35])+COLUMN([.BC35])+63-26;ROW([.BC35])+COLUMN([.BC35])+63))" office:value-type="string" office:string-value="" calcext:value-type="string">
            <text:p></text:p>
          </table:table-cell>
          <table:table-cell table:style-name="ce33" table:formula="of:=CHAR(IF(ROW([.BD35])+COLUMN([.BD35])+63&gt;90;ROW([.BD35])+COLUMN([.BD35])+63-26;ROW([.BD35])+COLUMN([.BD35])+63))" office:value-type="string" office:string-value="�" calcext:value-type="string">
            <text:p>�</text:p>
          </table:table-cell>
          <table:table-cell table:style-name="ce34" table:formula="of:=CHAR(IF(ROW([.BE35])+COLUMN([.BE35])+63&gt;90;ROW([.BE35])+COLUMN([.BE35])+63-26;ROW([.BE35])+COLUMN([.BE35])+63))" office:value-type="string" office:string-value="�" calcext:value-type="string">
            <text:p>�</text:p>
          </table:table-cell>
          <table:table-cell table:style-name="ce35" table:formula="of:=CHAR(IF(ROW([.BF35])+COLUMN([.BF35])+63&gt;90;ROW([.BF35])+COLUMN([.BF35])+63-26;ROW([.BF35])+COLUMN([.BF35])+63))" office:value-type="string" office:string-value="�" calcext:value-type="string">
            <text:p>�</text:p>
          </table:table-cell>
          <table:table-cell table:formula="of:=CHAR(IF(ROW([.BG35])+COLUMN([.BG35])+63&gt;90;ROW([.BG35])+COLUMN([.BG35])+63-26;ROW([.BG35])+COLUMN([.BG35])+63))" office:value-type="string" office:string-value="�" calcext:value-type="string">
            <text:p>�</text:p>
          </table:table-cell>
          <table:table-cell table:style-name="ce37" table:formula="of:=CHAR(IF(ROW([.BH35])+COLUMN([.BH35])+63&gt;90;ROW([.BH35])+COLUMN([.BH35])+63-26;ROW([.BH35])+COLUMN([.BH35])+63))" office:value-type="string" office:string-value="�" calcext:value-type="string">
            <text:p>�</text:p>
          </table:table-cell>
          <table:table-cell table:formula="of:=CHAR(IF(ROW([.BI35])+COLUMN([.BI35])+63&gt;90;ROW([.BI35])+COLUMN([.BI35])+63-26;ROW([.BI35])+COLUMN([.BI35])+63))" office:value-type="string" office:string-value="�" calcext:value-type="string">
            <text:p>�</text:p>
          </table:table-cell>
          <table:table-cell table:style-name="ce38" table:formula="of:=CHAR(IF(ROW([.BJ35])+COLUMN([.BJ35])+63&gt;90;ROW([.BJ35])+COLUMN([.BJ35])+63-26;ROW([.BJ35])+COLUMN([.BJ35])+63))" office:value-type="string" office:string-value="�" calcext:value-type="string">
            <text:p>�</text:p>
          </table:table-cell>
          <table:table-cell table:style-name="ce39" table:formula="of:=CHAR(IF(ROW([.BK35])+COLUMN([.BK35])+63&gt;90;ROW([.BK35])+COLUMN([.BK35])+63-26;ROW([.BK35])+COLUMN([.BK35])+63))" office:value-type="string" office:string-value="�" calcext:value-type="string">
            <text:p>�</text:p>
          </table:table-cell>
          <table:table-cell table:style-name="ce40" table:formula="of:=CHAR(IF(ROW([.BL35])+COLUMN([.BL35])+63&gt;90;ROW([.BL35])+COLUMN([.BL35])+63-26;ROW([.BL35])+COLUMN([.BL35])+63))" office:value-type="string" office:string-value="�" calcext:value-type="string">
            <text:p>�</text:p>
          </table:table-cell>
          <table:table-cell table:style-name="ce41" table:formula="of:=CHAR(IF(ROW([.BM35])+COLUMN([.BM35])+63&gt;90;ROW([.BM35])+COLUMN([.BM35])+63-26;ROW([.BM35])+COLUMN([.BM35])+63))" office:value-type="string" office:string-value="�" calcext:value-type="string">
            <text:p>�</text:p>
          </table:table-cell>
          <table:table-cell table:style-name="ce42" table:formula="of:=CHAR(IF(ROW([.BN35])+COLUMN([.BN35])+63&gt;90;ROW([.BN35])+COLUMN([.BN35])+63-26;ROW([.BN35])+COLUMN([.BN35])+63))" office:value-type="string" office:string-value="�" calcext:value-type="string">
            <text:p>�</text:p>
          </table:table-cell>
          <table:table-cell table:style-name="ce43" table:formula="of:=CHAR(IF(ROW([.BO35])+COLUMN([.BO35])+63&gt;90;ROW([.BO35])+COLUMN([.BO35])+63-26;ROW([.BO35])+COLUMN([.BO35])+63))" office:value-type="string" office:string-value="�" calcext:value-type="string">
            <text:p>�</text:p>
          </table:table-cell>
          <table:table-cell table:formula="of:=CHAR(IF(ROW([.BP35])+COLUMN([.BP35])+63&gt;90;ROW([.BP35])+COLUMN([.BP35])+63-26;ROW([.BP35])+COLUMN([.BP35])+63))" office:value-type="string" office:string-value="�" calcext:value-type="string">
            <text:p>�</text:p>
          </table:table-cell>
          <table:table-cell table:style-name="ce24" table:formula="of:=CHAR(IF(ROW([.BQ35])+COLUMN([.BQ35])+63&gt;90;ROW([.BQ35])+COLUMN([.BQ35])+63-26;ROW([.BQ35])+COLUMN([.BQ35])+63))" office:value-type="string" office:string-value="�" calcext:value-type="string">
            <text:p>�</text:p>
          </table:table-cell>
          <table:table-cell table:style-name="ce44" table:formula="of:=CHAR(IF(ROW([.BR35])+COLUMN([.BR35])+63&gt;90;ROW([.BR35])+COLUMN([.BR35])+63-26;ROW([.BR35])+COLUMN([.BR35])+63))" office:value-type="string" office:string-value="�" calcext:value-type="string">
            <text:p>�</text:p>
          </table:table-cell>
          <table:table-cell table:style-name="ce45" table:formula="of:=CHAR(IF(ROW([.BS35])+COLUMN([.BS35])+63&gt;90;ROW([.BS35])+COLUMN([.BS35])+63-26;ROW([.BS35])+COLUMN([.BS35])+63))" office:value-type="string" office:string-value="�" calcext:value-type="string">
            <text:p>�</text:p>
          </table:table-cell>
          <table:table-cell table:style-name="ce46" table:formula="of:=CHAR(IF(ROW([.BT35])+COLUMN([.BT35])+63&gt;90;ROW([.BT35])+COLUMN([.BT35])+63-26;ROW([.BT35])+COLUMN([.BT35])+63))" office:value-type="string" office:string-value="�" calcext:value-type="string">
            <text:p>�</text:p>
          </table:table-cell>
          <table:table-cell table:style-name="ce24" table:formula="of:=CHAR(IF(ROW([.BU35])+COLUMN([.BU35])+63&gt;90;ROW([.BU35])+COLUMN([.BU35])+63-26;ROW([.BU35])+COLUMN([.BU35])+63))" office:value-type="string" office:string-value="�" calcext:value-type="string">
            <text:p>�</text:p>
          </table:table-cell>
          <table:table-cell table:formula="of:=CHAR(IF(ROW([.BV35])+COLUMN([.BV35])+63&gt;90;ROW([.BV35])+COLUMN([.BV35])+63-26;ROW([.BV35])+COLUMN([.BV35])+63))" office:value-type="string" office:string-value="�" calcext:value-type="string">
            <text:p>�</text:p>
          </table:table-cell>
          <table:table-cell table:style-name="ce26" table:formula="of:=CHAR(IF(ROW([.BW35])+COLUMN([.BW35])+63&gt;90;ROW([.BW35])+COLUMN([.BW35])+63-26;ROW([.BW35])+COLUMN([.BW35])+63))" office:value-type="string" office:string-value="�" calcext:value-type="string">
            <text:p>�</text:p>
          </table:table-cell>
          <table:table-cell table:style-name="ce27" table:formula="of:=CHAR(IF(ROW([.BX35])+COLUMN([.BX35])+63&gt;90;ROW([.BX35])+COLUMN([.BX35])+63-26;ROW([.BX35])+COLUMN([.BX35])+63))" office:value-type="string" office:string-value="�" calcext:value-type="string">
            <text:p>�</text:p>
          </table:table-cell>
          <table:table-cell table:style-name="ce28" table:formula="of:=CHAR(IF(ROW([.BY35])+COLUMN([.BY35])+63&gt;90;ROW([.BY35])+COLUMN([.BY35])+63-26;ROW([.BY35])+COLUMN([.BY35])+63))" office:value-type="string" office:string-value="�" calcext:value-type="string">
            <text:p>�</text:p>
          </table:table-cell>
          <table:table-cell table:style-name="ce8" table:formula="of:=CHAR(IF(ROW([.BZ35])+COLUMN([.BZ35])+63&gt;90;ROW([.BZ35])+COLUMN([.BZ35])+63-26;ROW([.BZ35])+COLUMN([.BZ35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0" table:formula="of:=CHAR(IF(ROW([.A36])+COLUMN([.A36])+63&gt;90;ROW([.A36])+COLUMN([.A36])+63-26;ROW([.A36])+COLUMN([.A36])+63))" office:value-type="string" office:string-value="J" calcext:value-type="string">
            <text:p>J</text:p>
          </table:table-cell>
          <table:table-cell table:style-name="ce32" table:formula="of:=CHAR(IF(ROW([.B36])+COLUMN([.B36])+63&gt;90;ROW([.B36])+COLUMN([.B36])+63-26;ROW([.B36])+COLUMN([.B36])+63))" office:value-type="string" office:string-value="K" calcext:value-type="string">
            <text:p>K</text:p>
          </table:table-cell>
          <table:table-cell table:style-name="ce33" table:formula="of:=CHAR(IF(ROW([.C36])+COLUMN([.C36])+63&gt;90;ROW([.C36])+COLUMN([.C36])+63-26;ROW([.C36])+COLUMN([.C36])+63))" office:value-type="string" office:string-value="L" calcext:value-type="string">
            <text:p>L</text:p>
          </table:table-cell>
          <table:table-cell table:style-name="ce34" table:formula="of:=CHAR(IF(ROW([.D36])+COLUMN([.D36])+63&gt;90;ROW([.D36])+COLUMN([.D36])+63-26;ROW([.D36])+COLUMN([.D36])+63))" office:value-type="string" office:string-value="M" calcext:value-type="string">
            <text:p>M</text:p>
          </table:table-cell>
          <table:table-cell table:style-name="ce35" table:formula="of:=CHAR(IF(ROW([.E36])+COLUMN([.E36])+63&gt;90;ROW([.E36])+COLUMN([.E36])+63-26;ROW([.E36])+COLUMN([.E36])+63))" office:value-type="string" office:string-value="N" calcext:value-type="string">
            <text:p>N</text:p>
          </table:table-cell>
          <table:table-cell table:formula="of:=CHAR(IF(ROW([.F36])+COLUMN([.F36])+63&gt;90;ROW([.F36])+COLUMN([.F36])+63-26;ROW([.F36])+COLUMN([.F36])+63))" office:value-type="string" office:string-value="O" calcext:value-type="string">
            <text:p>O</text:p>
          </table:table-cell>
          <table:table-cell table:style-name="ce37" table:formula="of:=CHAR(IF(ROW([.G36])+COLUMN([.G36])+63&gt;90;ROW([.G36])+COLUMN([.G36])+63-26;ROW([.G36])+COLUMN([.G36])+63))" office:value-type="string" office:string-value="P" calcext:value-type="string">
            <text:p>P</text:p>
          </table:table-cell>
          <table:table-cell table:formula="of:=CHAR(IF(ROW([.H36])+COLUMN([.H36])+63&gt;90;ROW([.H36])+COLUMN([.H36])+63-26;ROW([.H36])+COLUMN([.H36])+63))" office:value-type="string" office:string-value="Q" calcext:value-type="string">
            <text:p>Q</text:p>
          </table:table-cell>
          <table:table-cell table:style-name="ce38" table:formula="of:=CHAR(IF(ROW([.I36])+COLUMN([.I36])+63&gt;90;ROW([.I36])+COLUMN([.I36])+63-26;ROW([.I36])+COLUMN([.I36])+63))" office:value-type="string" office:string-value="R" calcext:value-type="string">
            <text:p>R</text:p>
          </table:table-cell>
          <table:table-cell table:style-name="ce39" table:formula="of:=CHAR(IF(ROW([.J36])+COLUMN([.J36])+63&gt;90;ROW([.J36])+COLUMN([.J36])+63-26;ROW([.J36])+COLUMN([.J36])+63))" office:value-type="string" office:string-value="S" calcext:value-type="string">
            <text:p>S</text:p>
          </table:table-cell>
          <table:table-cell table:style-name="ce40" table:formula="of:=CHAR(IF(ROW([.K36])+COLUMN([.K36])+63&gt;90;ROW([.K36])+COLUMN([.K36])+63-26;ROW([.K36])+COLUMN([.K36])+63))" office:value-type="string" office:string-value="T" calcext:value-type="string">
            <text:p>T</text:p>
          </table:table-cell>
          <table:table-cell table:style-name="ce41" table:formula="of:=CHAR(IF(ROW([.L36])+COLUMN([.L36])+63&gt;90;ROW([.L36])+COLUMN([.L36])+63-26;ROW([.L36])+COLUMN([.L36])+63))" office:value-type="string" office:string-value="U" calcext:value-type="string">
            <text:p>U</text:p>
          </table:table-cell>
          <table:table-cell table:style-name="ce42" table:formula="of:=CHAR(IF(ROW([.M36])+COLUMN([.M36])+63&gt;90;ROW([.M36])+COLUMN([.M36])+63-26;ROW([.M36])+COLUMN([.M36])+63))" office:value-type="string" office:string-value="V" calcext:value-type="string">
            <text:p>V</text:p>
          </table:table-cell>
          <table:table-cell table:style-name="ce43" table:formula="of:=CHAR(IF(ROW([.N36])+COLUMN([.N36])+63&gt;90;ROW([.N36])+COLUMN([.N36])+63-26;ROW([.N36])+COLUMN([.N36])+63))" office:value-type="string" office:string-value="W" calcext:value-type="string">
            <text:p>W</text:p>
          </table:table-cell>
          <table:table-cell table:formula="of:=CHAR(IF(ROW([.O36])+COLUMN([.O36])+63&gt;90;ROW([.O36])+COLUMN([.O36])+63-26;ROW([.O36])+COLUMN([.O36])+63))" office:value-type="string" office:string-value="X" calcext:value-type="string">
            <text:p>X</text:p>
          </table:table-cell>
          <table:table-cell table:style-name="ce24" table:formula="of:=CHAR(IF(ROW([.P36])+COLUMN([.P36])+63&gt;90;ROW([.P36])+COLUMN([.P36])+63-26;ROW([.P36])+COLUMN([.P36])+63))" office:value-type="string" office:string-value="Y" calcext:value-type="string">
            <text:p>Y</text:p>
          </table:table-cell>
          <table:table-cell table:style-name="ce44" table:formula="of:=CHAR(IF(ROW([.Q36])+COLUMN([.Q36])+63&gt;90;ROW([.Q36])+COLUMN([.Q36])+63-26;ROW([.Q36])+COLUMN([.Q36])+63))" office:value-type="string" office:string-value="Z" calcext:value-type="string">
            <text:p>Z</text:p>
          </table:table-cell>
          <table:table-cell table:style-name="ce45" table:formula="of:=CHAR(IF(ROW([.R36])+COLUMN([.R36])+63&gt;90;ROW([.R36])+COLUMN([.R36])+63-26;ROW([.R36])+COLUMN([.R36])+63))" office:value-type="string" office:string-value="[" calcext:value-type="string">
            <text:p>[</text:p>
          </table:table-cell>
          <table:table-cell table:style-name="ce46" table:formula="of:=CHAR(IF(ROW([.S36])+COLUMN([.S36])+63&gt;90;ROW([.S36])+COLUMN([.S36])+63-26;ROW([.S36])+COLUMN([.S36])+63))" office:value-type="string" office:string-value="\" calcext:value-type="string">
            <text:p>\</text:p>
          </table:table-cell>
          <table:table-cell table:style-name="ce24" table:formula="of:=CHAR(IF(ROW([.T36])+COLUMN([.T36])+63&gt;90;ROW([.T36])+COLUMN([.T36])+63-26;ROW([.T36])+COLUMN([.T36])+63))" office:value-type="string" office:string-value="]" calcext:value-type="string">
            <text:p>]</text:p>
          </table:table-cell>
          <table:table-cell table:formula="of:=CHAR(IF(ROW([.U36])+COLUMN([.U36])+63&gt;90;ROW([.U36])+COLUMN([.U36])+63-26;ROW([.U36])+COLUMN([.U36])+63))" office:value-type="string" office:string-value="^" calcext:value-type="string">
            <text:p>^</text:p>
          </table:table-cell>
          <table:table-cell table:style-name="ce26" table:formula="of:=CHAR(IF(ROW([.V36])+COLUMN([.V36])+63&gt;90;ROW([.V36])+COLUMN([.V36])+63-26;ROW([.V36])+COLUMN([.V36])+63))" office:value-type="string" office:string-value="_" calcext:value-type="string">
            <text:p>_</text:p>
          </table:table-cell>
          <table:table-cell table:style-name="ce27" table:formula="of:=CHAR(IF(ROW([.W36])+COLUMN([.W36])+63&gt;90;ROW([.W36])+COLUMN([.W36])+63-26;ROW([.W36])+COLUMN([.W36])+63))" office:value-type="string" office:string-value="`" calcext:value-type="string">
            <text:p>`</text:p>
          </table:table-cell>
          <table:table-cell table:style-name="ce28" table:formula="of:=CHAR(IF(ROW([.X36])+COLUMN([.X36])+63&gt;90;ROW([.X36])+COLUMN([.X36])+63-26;ROW([.X36])+COLUMN([.X36])+63))" office:value-type="string" office:string-value="a" calcext:value-type="string">
            <text:p>a</text:p>
          </table:table-cell>
          <table:table-cell table:style-name="ce29" table:formula="of:=CHAR(IF(ROW([.Y36])+COLUMN([.Y36])+63&gt;90;ROW([.Y36])+COLUMN([.Y36])+63-26;ROW([.Y36])+COLUMN([.Y36])+63))" office:value-type="string" office:string-value="b" calcext:value-type="string">
            <text:p>b</text:p>
          </table:table-cell>
          <table:table-cell table:style-name="ce9" table:formula="of:=CHAR(IF(ROW([.Z36])+COLUMN([.Z36])+63&gt;90;ROW([.Z36])+COLUMN([.Z36])+63-26;ROW([.Z36])+COLUMN([.Z36])+63))" office:value-type="string" office:string-value="c" calcext:value-type="string">
            <text:p>c</text:p>
          </table:table-cell>
          <table:table-cell table:style-name="ce10" table:formula="of:=CHAR(IF(ROW([.AA36])+COLUMN([.AA36])+63&gt;90;ROW([.AA36])+COLUMN([.AA36])+63-26;ROW([.AA36])+COLUMN([.AA36])+63))" office:value-type="string" office:string-value="d" calcext:value-type="string">
            <text:p>d</text:p>
          </table:table-cell>
          <table:table-cell table:style-name="ce32" table:formula="of:=CHAR(IF(ROW([.AB36])+COLUMN([.AB36])+63&gt;90;ROW([.AB36])+COLUMN([.AB36])+63-26;ROW([.AB36])+COLUMN([.AB36])+63))" office:value-type="string" office:string-value="e" calcext:value-type="string">
            <text:p>e</text:p>
          </table:table-cell>
          <table:table-cell table:style-name="ce33" table:formula="of:=CHAR(IF(ROW([.AC36])+COLUMN([.AC36])+63&gt;90;ROW([.AC36])+COLUMN([.AC36])+63-26;ROW([.AC36])+COLUMN([.AC36])+63))" office:value-type="string" office:string-value="f" calcext:value-type="string">
            <text:p>f</text:p>
          </table:table-cell>
          <table:table-cell table:style-name="ce34" table:formula="of:=CHAR(IF(ROW([.AD36])+COLUMN([.AD36])+63&gt;90;ROW([.AD36])+COLUMN([.AD36])+63-26;ROW([.AD36])+COLUMN([.AD36])+63))" office:value-type="string" office:string-value="g" calcext:value-type="string">
            <text:p>g</text:p>
          </table:table-cell>
          <table:table-cell table:style-name="ce35" table:formula="of:=CHAR(IF(ROW([.AE36])+COLUMN([.AE36])+63&gt;90;ROW([.AE36])+COLUMN([.AE36])+63-26;ROW([.AE36])+COLUMN([.AE36])+63))" office:value-type="string" office:string-value="h" calcext:value-type="string">
            <text:p>h</text:p>
          </table:table-cell>
          <table:table-cell table:formula="of:=CHAR(IF(ROW([.AF36])+COLUMN([.AF36])+63&gt;90;ROW([.AF36])+COLUMN([.AF36])+63-26;ROW([.AF36])+COLUMN([.AF36])+63))" office:value-type="string" office:string-value="i" calcext:value-type="string">
            <text:p>i</text:p>
          </table:table-cell>
          <table:table-cell table:style-name="ce37" table:formula="of:=CHAR(IF(ROW([.AG36])+COLUMN([.AG36])+63&gt;90;ROW([.AG36])+COLUMN([.AG36])+63-26;ROW([.AG36])+COLUMN([.AG36])+63))" office:value-type="string" office:string-value="j" calcext:value-type="string">
            <text:p>j</text:p>
          </table:table-cell>
          <table:table-cell table:formula="of:=CHAR(IF(ROW([.AH36])+COLUMN([.AH36])+63&gt;90;ROW([.AH36])+COLUMN([.AH36])+63-26;ROW([.AH36])+COLUMN([.AH36])+63))" office:value-type="string" office:string-value="k" calcext:value-type="string">
            <text:p>k</text:p>
          </table:table-cell>
          <table:table-cell table:style-name="ce38" table:formula="of:=CHAR(IF(ROW([.AI36])+COLUMN([.AI36])+63&gt;90;ROW([.AI36])+COLUMN([.AI36])+63-26;ROW([.AI36])+COLUMN([.AI36])+63))" office:value-type="string" office:string-value="l" calcext:value-type="string">
            <text:p>l</text:p>
          </table:table-cell>
          <table:table-cell table:style-name="ce39" table:formula="of:=CHAR(IF(ROW([.AJ36])+COLUMN([.AJ36])+63&gt;90;ROW([.AJ36])+COLUMN([.AJ36])+63-26;ROW([.AJ36])+COLUMN([.AJ36])+63))" office:value-type="string" office:string-value="m" calcext:value-type="string">
            <text:p>m</text:p>
          </table:table-cell>
          <table:table-cell table:style-name="ce40" table:formula="of:=CHAR(IF(ROW([.AK36])+COLUMN([.AK36])+63&gt;90;ROW([.AK36])+COLUMN([.AK36])+63-26;ROW([.AK36])+COLUMN([.AK36])+63))" office:value-type="string" office:string-value="n" calcext:value-type="string">
            <text:p>n</text:p>
          </table:table-cell>
          <table:table-cell table:style-name="ce41" table:formula="of:=CHAR(IF(ROW([.AL36])+COLUMN([.AL36])+63&gt;90;ROW([.AL36])+COLUMN([.AL36])+63-26;ROW([.AL36])+COLUMN([.AL36])+63))" office:value-type="string" office:string-value="o" calcext:value-type="string">
            <text:p>o</text:p>
          </table:table-cell>
          <table:table-cell table:style-name="ce42" table:formula="of:=CHAR(IF(ROW([.AM36])+COLUMN([.AM36])+63&gt;90;ROW([.AM36])+COLUMN([.AM36])+63-26;ROW([.AM36])+COLUMN([.AM36])+63))" office:value-type="string" office:string-value="p" calcext:value-type="string">
            <text:p>p</text:p>
          </table:table-cell>
          <table:table-cell table:style-name="ce43" table:formula="of:=CHAR(IF(ROW([.AN36])+COLUMN([.AN36])+63&gt;90;ROW([.AN36])+COLUMN([.AN36])+63-26;ROW([.AN36])+COLUMN([.AN36])+63))" office:value-type="string" office:string-value="q" calcext:value-type="string">
            <text:p>q</text:p>
          </table:table-cell>
          <table:table-cell table:formula="of:=CHAR(IF(ROW([.AO36])+COLUMN([.AO36])+63&gt;90;ROW([.AO36])+COLUMN([.AO36])+63-26;ROW([.AO36])+COLUMN([.AO36])+63))" office:value-type="string" office:string-value="r" calcext:value-type="string">
            <text:p>r</text:p>
          </table:table-cell>
          <table:table-cell table:style-name="ce24" table:formula="of:=CHAR(IF(ROW([.AP36])+COLUMN([.AP36])+63&gt;90;ROW([.AP36])+COLUMN([.AP36])+63-26;ROW([.AP36])+COLUMN([.AP36])+63))" office:value-type="string" office:string-value="s" calcext:value-type="string">
            <text:p>s</text:p>
          </table:table-cell>
          <table:table-cell table:style-name="ce44" table:formula="of:=CHAR(IF(ROW([.AQ36])+COLUMN([.AQ36])+63&gt;90;ROW([.AQ36])+COLUMN([.AQ36])+63-26;ROW([.AQ36])+COLUMN([.AQ36])+63))" office:value-type="string" office:string-value="t" calcext:value-type="string">
            <text:p>t</text:p>
          </table:table-cell>
          <table:table-cell table:style-name="ce45" table:formula="of:=CHAR(IF(ROW([.AR36])+COLUMN([.AR36])+63&gt;90;ROW([.AR36])+COLUMN([.AR36])+63-26;ROW([.AR36])+COLUMN([.AR36])+63))" office:value-type="string" office:string-value="u" calcext:value-type="string">
            <text:p>u</text:p>
          </table:table-cell>
          <table:table-cell table:style-name="ce46" table:formula="of:=CHAR(IF(ROW([.AS36])+COLUMN([.AS36])+63&gt;90;ROW([.AS36])+COLUMN([.AS36])+63-26;ROW([.AS36])+COLUMN([.AS36])+63))" office:value-type="string" office:string-value="v" calcext:value-type="string">
            <text:p>v</text:p>
          </table:table-cell>
          <table:table-cell table:style-name="ce24" table:formula="of:=CHAR(IF(ROW([.AT36])+COLUMN([.AT36])+63&gt;90;ROW([.AT36])+COLUMN([.AT36])+63-26;ROW([.AT36])+COLUMN([.AT36])+63))" office:value-type="string" office:string-value="w" calcext:value-type="string">
            <text:p>w</text:p>
          </table:table-cell>
          <table:table-cell table:formula="of:=CHAR(IF(ROW([.AU36])+COLUMN([.AU36])+63&gt;90;ROW([.AU36])+COLUMN([.AU36])+63-26;ROW([.AU36])+COLUMN([.AU36])+63))" office:value-type="string" office:string-value="x" calcext:value-type="string">
            <text:p>x</text:p>
          </table:table-cell>
          <table:table-cell table:style-name="ce26" table:formula="of:=CHAR(IF(ROW([.AV36])+COLUMN([.AV36])+63&gt;90;ROW([.AV36])+COLUMN([.AV36])+63-26;ROW([.AV36])+COLUMN([.AV36])+63))" office:value-type="string" office:string-value="y" calcext:value-type="string">
            <text:p>y</text:p>
          </table:table-cell>
          <table:table-cell table:style-name="ce27" table:formula="of:=CHAR(IF(ROW([.AW36])+COLUMN([.AW36])+63&gt;90;ROW([.AW36])+COLUMN([.AW36])+63-26;ROW([.AW36])+COLUMN([.AW36])+63))" office:value-type="string" office:string-value="z" calcext:value-type="string">
            <text:p>z</text:p>
          </table:table-cell>
          <table:table-cell table:style-name="ce28" table:formula="of:=CHAR(IF(ROW([.AX36])+COLUMN([.AX36])+63&gt;90;ROW([.AX36])+COLUMN([.AX36])+63-26;ROW([.AX36])+COLUMN([.AX36])+63))" office:value-type="string" office:string-value="{" calcext:value-type="string">
            <text:p>{</text:p>
          </table:table-cell>
          <table:table-cell table:style-name="ce29" table:formula="of:=CHAR(IF(ROW([.AY36])+COLUMN([.AY36])+63&gt;90;ROW([.AY36])+COLUMN([.AY36])+63-26;ROW([.AY36])+COLUMN([.AY36])+63))" office:value-type="string" office:string-value="|" calcext:value-type="string">
            <text:p>|</text:p>
          </table:table-cell>
          <table:table-cell table:style-name="ce9" table:formula="of:=CHAR(IF(ROW([.AZ36])+COLUMN([.AZ36])+63&gt;90;ROW([.AZ36])+COLUMN([.AZ36])+63-26;ROW([.AZ36])+COLUMN([.AZ36])+63))" office:value-type="string" office:string-value="}" calcext:value-type="string">
            <text:p>}</text:p>
          </table:table-cell>
          <table:table-cell table:style-name="ce10" table:formula="of:=CHAR(IF(ROW([.BA36])+COLUMN([.BA36])+63&gt;90;ROW([.BA36])+COLUMN([.BA36])+63-26;ROW([.BA36])+COLUMN([.BA36])+63))" office:value-type="string" office:string-value="~" calcext:value-type="string">
            <text:p>~</text:p>
          </table:table-cell>
          <table:table-cell table:style-name="ce32" table:formula="of:=CHAR(IF(ROW([.BB36])+COLUMN([.BB36])+63&gt;90;ROW([.BB36])+COLUMN([.BB36])+63-26;ROW([.BB36])+COLUMN([.BB36])+63))" office:value-type="string" office:string-value="" calcext:value-type="string">
            <text:p></text:p>
          </table:table-cell>
          <table:table-cell table:style-name="ce33" table:formula="of:=CHAR(IF(ROW([.BC36])+COLUMN([.BC36])+63&gt;90;ROW([.BC36])+COLUMN([.BC36])+63-26;ROW([.BC36])+COLUMN([.BC36])+63))" office:value-type="string" office:string-value="�" calcext:value-type="string">
            <text:p>�</text:p>
          </table:table-cell>
          <table:table-cell table:style-name="ce34" table:formula="of:=CHAR(IF(ROW([.BD36])+COLUMN([.BD36])+63&gt;90;ROW([.BD36])+COLUMN([.BD36])+63-26;ROW([.BD36])+COLUMN([.BD36])+63))" office:value-type="string" office:string-value="�" calcext:value-type="string">
            <text:p>�</text:p>
          </table:table-cell>
          <table:table-cell table:style-name="ce35" table:formula="of:=CHAR(IF(ROW([.BE36])+COLUMN([.BE36])+63&gt;90;ROW([.BE36])+COLUMN([.BE36])+63-26;ROW([.BE36])+COLUMN([.BE36])+63))" office:value-type="string" office:string-value="�" calcext:value-type="string">
            <text:p>�</text:p>
          </table:table-cell>
          <table:table-cell table:formula="of:=CHAR(IF(ROW([.BF36])+COLUMN([.BF36])+63&gt;90;ROW([.BF36])+COLUMN([.BF36])+63-26;ROW([.BF36])+COLUMN([.BF36])+63))" office:value-type="string" office:string-value="�" calcext:value-type="string">
            <text:p>�</text:p>
          </table:table-cell>
          <table:table-cell table:style-name="ce37" table:formula="of:=CHAR(IF(ROW([.BG36])+COLUMN([.BG36])+63&gt;90;ROW([.BG36])+COLUMN([.BG36])+63-26;ROW([.BG36])+COLUMN([.BG36])+63))" office:value-type="string" office:string-value="�" calcext:value-type="string">
            <text:p>�</text:p>
          </table:table-cell>
          <table:table-cell table:formula="of:=CHAR(IF(ROW([.BH36])+COLUMN([.BH36])+63&gt;90;ROW([.BH36])+COLUMN([.BH36])+63-26;ROW([.BH36])+COLUMN([.BH36])+63))" office:value-type="string" office:string-value="�" calcext:value-type="string">
            <text:p>�</text:p>
          </table:table-cell>
          <table:table-cell table:style-name="ce38" table:formula="of:=CHAR(IF(ROW([.BI36])+COLUMN([.BI36])+63&gt;90;ROW([.BI36])+COLUMN([.BI36])+63-26;ROW([.BI36])+COLUMN([.BI36])+63))" office:value-type="string" office:string-value="�" calcext:value-type="string">
            <text:p>�</text:p>
          </table:table-cell>
          <table:table-cell table:style-name="ce39" table:formula="of:=CHAR(IF(ROW([.BJ36])+COLUMN([.BJ36])+63&gt;90;ROW([.BJ36])+COLUMN([.BJ36])+63-26;ROW([.BJ36])+COLUMN([.BJ36])+63))" office:value-type="string" office:string-value="�" calcext:value-type="string">
            <text:p>�</text:p>
          </table:table-cell>
          <table:table-cell table:style-name="ce40" table:formula="of:=CHAR(IF(ROW([.BK36])+COLUMN([.BK36])+63&gt;90;ROW([.BK36])+COLUMN([.BK36])+63-26;ROW([.BK36])+COLUMN([.BK36])+63))" office:value-type="string" office:string-value="�" calcext:value-type="string">
            <text:p>�</text:p>
          </table:table-cell>
          <table:table-cell table:style-name="ce41" table:formula="of:=CHAR(IF(ROW([.BL36])+COLUMN([.BL36])+63&gt;90;ROW([.BL36])+COLUMN([.BL36])+63-26;ROW([.BL36])+COLUMN([.BL36])+63))" office:value-type="string" office:string-value="�" calcext:value-type="string">
            <text:p>�</text:p>
          </table:table-cell>
          <table:table-cell table:style-name="ce42" table:formula="of:=CHAR(IF(ROW([.BM36])+COLUMN([.BM36])+63&gt;90;ROW([.BM36])+COLUMN([.BM36])+63-26;ROW([.BM36])+COLUMN([.BM36])+63))" office:value-type="string" office:string-value="�" calcext:value-type="string">
            <text:p>�</text:p>
          </table:table-cell>
          <table:table-cell table:style-name="ce43" table:formula="of:=CHAR(IF(ROW([.BN36])+COLUMN([.BN36])+63&gt;90;ROW([.BN36])+COLUMN([.BN36])+63-26;ROW([.BN36])+COLUMN([.BN36])+63))" office:value-type="string" office:string-value="�" calcext:value-type="string">
            <text:p>�</text:p>
          </table:table-cell>
          <table:table-cell table:formula="of:=CHAR(IF(ROW([.BO36])+COLUMN([.BO36])+63&gt;90;ROW([.BO36])+COLUMN([.BO36])+63-26;ROW([.BO36])+COLUMN([.BO36])+63))" office:value-type="string" office:string-value="�" calcext:value-type="string">
            <text:p>�</text:p>
          </table:table-cell>
          <table:table-cell table:style-name="ce24" table:formula="of:=CHAR(IF(ROW([.BP36])+COLUMN([.BP36])+63&gt;90;ROW([.BP36])+COLUMN([.BP36])+63-26;ROW([.BP36])+COLUMN([.BP36])+63))" office:value-type="string" office:string-value="�" calcext:value-type="string">
            <text:p>�</text:p>
          </table:table-cell>
          <table:table-cell table:style-name="ce44" table:formula="of:=CHAR(IF(ROW([.BQ36])+COLUMN([.BQ36])+63&gt;90;ROW([.BQ36])+COLUMN([.BQ36])+63-26;ROW([.BQ36])+COLUMN([.BQ36])+63))" office:value-type="string" office:string-value="�" calcext:value-type="string">
            <text:p>�</text:p>
          </table:table-cell>
          <table:table-cell table:style-name="ce45" table:formula="of:=CHAR(IF(ROW([.BR36])+COLUMN([.BR36])+63&gt;90;ROW([.BR36])+COLUMN([.BR36])+63-26;ROW([.BR36])+COLUMN([.BR36])+63))" office:value-type="string" office:string-value="�" calcext:value-type="string">
            <text:p>�</text:p>
          </table:table-cell>
          <table:table-cell table:style-name="ce46" table:formula="of:=CHAR(IF(ROW([.BS36])+COLUMN([.BS36])+63&gt;90;ROW([.BS36])+COLUMN([.BS36])+63-26;ROW([.BS36])+COLUMN([.BS36])+63))" office:value-type="string" office:string-value="�" calcext:value-type="string">
            <text:p>�</text:p>
          </table:table-cell>
          <table:table-cell table:style-name="ce24" table:formula="of:=CHAR(IF(ROW([.BT36])+COLUMN([.BT36])+63&gt;90;ROW([.BT36])+COLUMN([.BT36])+63-26;ROW([.BT36])+COLUMN([.BT36])+63))" office:value-type="string" office:string-value="�" calcext:value-type="string">
            <text:p>�</text:p>
          </table:table-cell>
          <table:table-cell table:formula="of:=CHAR(IF(ROW([.BU36])+COLUMN([.BU36])+63&gt;90;ROW([.BU36])+COLUMN([.BU36])+63-26;ROW([.BU36])+COLUMN([.BU36])+63))" office:value-type="string" office:string-value="�" calcext:value-type="string">
            <text:p>�</text:p>
          </table:table-cell>
          <table:table-cell table:style-name="ce26" table:formula="of:=CHAR(IF(ROW([.BV36])+COLUMN([.BV36])+63&gt;90;ROW([.BV36])+COLUMN([.BV36])+63-26;ROW([.BV36])+COLUMN([.BV36])+63))" office:value-type="string" office:string-value="�" calcext:value-type="string">
            <text:p>�</text:p>
          </table:table-cell>
          <table:table-cell table:style-name="ce27" table:formula="of:=CHAR(IF(ROW([.BW36])+COLUMN([.BW36])+63&gt;90;ROW([.BW36])+COLUMN([.BW36])+63-26;ROW([.BW36])+COLUMN([.BW36])+63))" office:value-type="string" office:string-value="�" calcext:value-type="string">
            <text:p>�</text:p>
          </table:table-cell>
          <table:table-cell table:style-name="ce28" table:formula="of:=CHAR(IF(ROW([.BX36])+COLUMN([.BX36])+63&gt;90;ROW([.BX36])+COLUMN([.BX36])+63-26;ROW([.BX36])+COLUMN([.BX36])+63))" office:value-type="string" office:string-value="�" calcext:value-type="string">
            <text:p>�</text:p>
          </table:table-cell>
          <table:table-cell table:style-name="ce29" table:formula="of:=CHAR(IF(ROW([.BY36])+COLUMN([.BY36])+63&gt;90;ROW([.BY36])+COLUMN([.BY36])+63-26;ROW([.BY36])+COLUMN([.BY36])+63))" office:value-type="string" office:string-value="�" calcext:value-type="string">
            <text:p>�</text:p>
          </table:table-cell>
          <table:table-cell table:style-name="ce9" table:formula="of:=CHAR(IF(ROW([.BZ36])+COLUMN([.BZ36])+63&gt;90;ROW([.BZ36])+COLUMN([.BZ36])+63-26;ROW([.BZ36])+COLUMN([.BZ36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1" table:formula="of:=CHAR(IF(ROW([.A37])+COLUMN([.A37])+63&gt;90;ROW([.A37])+COLUMN([.A37])+63-26;ROW([.A37])+COLUMN([.A37])+63))" office:value-type="string" office:string-value="K" calcext:value-type="string">
            <text:p>K</text:p>
          </table:table-cell>
          <table:table-cell table:style-name="ce33" table:formula="of:=CHAR(IF(ROW([.B37])+COLUMN([.B37])+63&gt;90;ROW([.B37])+COLUMN([.B37])+63-26;ROW([.B37])+COLUMN([.B37])+63))" office:value-type="string" office:string-value="L" calcext:value-type="string">
            <text:p>L</text:p>
          </table:table-cell>
          <table:table-cell table:style-name="ce34" table:formula="of:=CHAR(IF(ROW([.C37])+COLUMN([.C37])+63&gt;90;ROW([.C37])+COLUMN([.C37])+63-26;ROW([.C37])+COLUMN([.C37])+63))" office:value-type="string" office:string-value="M" calcext:value-type="string">
            <text:p>M</text:p>
          </table:table-cell>
          <table:table-cell table:style-name="ce35" table:formula="of:=CHAR(IF(ROW([.D37])+COLUMN([.D37])+63&gt;90;ROW([.D37])+COLUMN([.D37])+63-26;ROW([.D37])+COLUMN([.D37])+63))" office:value-type="string" office:string-value="N" calcext:value-type="string">
            <text:p>N</text:p>
          </table:table-cell>
          <table:table-cell table:formula="of:=CHAR(IF(ROW([.E37])+COLUMN([.E37])+63&gt;90;ROW([.E37])+COLUMN([.E37])+63-26;ROW([.E37])+COLUMN([.E37])+63))" office:value-type="string" office:string-value="O" calcext:value-type="string">
            <text:p>O</text:p>
          </table:table-cell>
          <table:table-cell table:style-name="ce37" table:formula="of:=CHAR(IF(ROW([.F37])+COLUMN([.F37])+63&gt;90;ROW([.F37])+COLUMN([.F37])+63-26;ROW([.F37])+COLUMN([.F37])+63))" office:value-type="string" office:string-value="P" calcext:value-type="string">
            <text:p>P</text:p>
          </table:table-cell>
          <table:table-cell table:formula="of:=CHAR(IF(ROW([.G37])+COLUMN([.G37])+63&gt;90;ROW([.G37])+COLUMN([.G37])+63-26;ROW([.G37])+COLUMN([.G37])+63))" office:value-type="string" office:string-value="Q" calcext:value-type="string">
            <text:p>Q</text:p>
          </table:table-cell>
          <table:table-cell table:style-name="ce38" table:formula="of:=CHAR(IF(ROW([.H37])+COLUMN([.H37])+63&gt;90;ROW([.H37])+COLUMN([.H37])+63-26;ROW([.H37])+COLUMN([.H37])+63))" office:value-type="string" office:string-value="R" calcext:value-type="string">
            <text:p>R</text:p>
          </table:table-cell>
          <table:table-cell table:style-name="ce39" table:formula="of:=CHAR(IF(ROW([.I37])+COLUMN([.I37])+63&gt;90;ROW([.I37])+COLUMN([.I37])+63-26;ROW([.I37])+COLUMN([.I37])+63))" office:value-type="string" office:string-value="S" calcext:value-type="string">
            <text:p>S</text:p>
          </table:table-cell>
          <table:table-cell table:style-name="ce40" table:formula="of:=CHAR(IF(ROW([.J37])+COLUMN([.J37])+63&gt;90;ROW([.J37])+COLUMN([.J37])+63-26;ROW([.J37])+COLUMN([.J37])+63))" office:value-type="string" office:string-value="T" calcext:value-type="string">
            <text:p>T</text:p>
          </table:table-cell>
          <table:table-cell table:style-name="ce41" table:formula="of:=CHAR(IF(ROW([.K37])+COLUMN([.K37])+63&gt;90;ROW([.K37])+COLUMN([.K37])+63-26;ROW([.K37])+COLUMN([.K37])+63))" office:value-type="string" office:string-value="U" calcext:value-type="string">
            <text:p>U</text:p>
          </table:table-cell>
          <table:table-cell table:style-name="ce42" table:formula="of:=CHAR(IF(ROW([.L37])+COLUMN([.L37])+63&gt;90;ROW([.L37])+COLUMN([.L37])+63-26;ROW([.L37])+COLUMN([.L37])+63))" office:value-type="string" office:string-value="V" calcext:value-type="string">
            <text:p>V</text:p>
          </table:table-cell>
          <table:table-cell table:style-name="ce43" table:formula="of:=CHAR(IF(ROW([.M37])+COLUMN([.M37])+63&gt;90;ROW([.M37])+COLUMN([.M37])+63-26;ROW([.M37])+COLUMN([.M37])+63))" office:value-type="string" office:string-value="W" calcext:value-type="string">
            <text:p>W</text:p>
          </table:table-cell>
          <table:table-cell table:style-name="ce25" table:formula="of:=CHAR(IF(ROW([.N37])+COLUMN([.N37])+63&gt;90;ROW([.N37])+COLUMN([.N37])+63-26;ROW([.N37])+COLUMN([.N37])+63))" office:value-type="string" office:string-value="X" calcext:value-type="string">
            <text:p>X</text:p>
          </table:table-cell>
          <table:table-cell table:style-name="ce24" table:formula="of:=CHAR(IF(ROW([.O37])+COLUMN([.O37])+63&gt;90;ROW([.O37])+COLUMN([.O37])+63-26;ROW([.O37])+COLUMN([.O37])+63))" office:value-type="string" office:string-value="Y" calcext:value-type="string">
            <text:p>Y</text:p>
          </table:table-cell>
          <table:table-cell table:style-name="ce44" table:formula="of:=CHAR(IF(ROW([.P37])+COLUMN([.P37])+63&gt;90;ROW([.P37])+COLUMN([.P37])+63-26;ROW([.P37])+COLUMN([.P37])+63))" office:value-type="string" office:string-value="Z" calcext:value-type="string">
            <text:p>Z</text:p>
          </table:table-cell>
          <table:table-cell table:style-name="ce45" table:formula="of:=CHAR(IF(ROW([.Q37])+COLUMN([.Q37])+63&gt;90;ROW([.Q37])+COLUMN([.Q37])+63-26;ROW([.Q37])+COLUMN([.Q37])+63))" office:value-type="string" office:string-value="[" calcext:value-type="string">
            <text:p>[</text:p>
          </table:table-cell>
          <table:table-cell table:style-name="ce46" table:formula="of:=CHAR(IF(ROW([.R37])+COLUMN([.R37])+63&gt;90;ROW([.R37])+COLUMN([.R37])+63-26;ROW([.R37])+COLUMN([.R37])+63))" office:value-type="string" office:string-value="\" calcext:value-type="string">
            <text:p>\</text:p>
          </table:table-cell>
          <table:table-cell table:style-name="ce24" table:formula="of:=CHAR(IF(ROW([.S37])+COLUMN([.S37])+63&gt;90;ROW([.S37])+COLUMN([.S37])+63-26;ROW([.S37])+COLUMN([.S37])+63))" office:value-type="string" office:string-value="]" calcext:value-type="string">
            <text:p>]</text:p>
          </table:table-cell>
          <table:table-cell table:formula="of:=CHAR(IF(ROW([.T37])+COLUMN([.T37])+63&gt;90;ROW([.T37])+COLUMN([.T37])+63-26;ROW([.T37])+COLUMN([.T37])+63))" office:value-type="string" office:string-value="^" calcext:value-type="string">
            <text:p>^</text:p>
          </table:table-cell>
          <table:table-cell table:style-name="ce26" table:formula="of:=CHAR(IF(ROW([.U37])+COLUMN([.U37])+63&gt;90;ROW([.U37])+COLUMN([.U37])+63-26;ROW([.U37])+COLUMN([.U37])+63))" office:value-type="string" office:string-value="_" calcext:value-type="string">
            <text:p>_</text:p>
          </table:table-cell>
          <table:table-cell table:style-name="ce27" table:formula="of:=CHAR(IF(ROW([.V37])+COLUMN([.V37])+63&gt;90;ROW([.V37])+COLUMN([.V37])+63-26;ROW([.V37])+COLUMN([.V37])+63))" office:value-type="string" office:string-value="`" calcext:value-type="string">
            <text:p>`</text:p>
          </table:table-cell>
          <table:table-cell table:style-name="ce28" table:formula="of:=CHAR(IF(ROW([.W37])+COLUMN([.W37])+63&gt;90;ROW([.W37])+COLUMN([.W37])+63-26;ROW([.W37])+COLUMN([.W37])+63))" office:value-type="string" office:string-value="a" calcext:value-type="string">
            <text:p>a</text:p>
          </table:table-cell>
          <table:table-cell table:style-name="ce29" table:formula="of:=CHAR(IF(ROW([.X37])+COLUMN([.X37])+63&gt;90;ROW([.X37])+COLUMN([.X37])+63-26;ROW([.X37])+COLUMN([.X37])+63))" office:value-type="string" office:string-value="b" calcext:value-type="string">
            <text:p>b</text:p>
          </table:table-cell>
          <table:table-cell table:style-name="ce30" table:formula="of:=CHAR(IF(ROW([.Y37])+COLUMN([.Y37])+63&gt;90;ROW([.Y37])+COLUMN([.Y37])+63-26;ROW([.Y37])+COLUMN([.Y37])+63))" office:value-type="string" office:string-value="c" calcext:value-type="string">
            <text:p>c</text:p>
          </table:table-cell>
          <table:table-cell table:style-name="ce10" table:formula="of:=CHAR(IF(ROW([.Z37])+COLUMN([.Z37])+63&gt;90;ROW([.Z37])+COLUMN([.Z37])+63-26;ROW([.Z37])+COLUMN([.Z37])+63))" office:value-type="string" office:string-value="d" calcext:value-type="string">
            <text:p>d</text:p>
          </table:table-cell>
          <table:table-cell table:style-name="ce11" table:formula="of:=CHAR(IF(ROW([.AA37])+COLUMN([.AA37])+63&gt;90;ROW([.AA37])+COLUMN([.AA37])+63-26;ROW([.AA37])+COLUMN([.AA37])+63))" office:value-type="string" office:string-value="e" calcext:value-type="string">
            <text:p>e</text:p>
          </table:table-cell>
          <table:table-cell table:style-name="ce33" table:formula="of:=CHAR(IF(ROW([.AB37])+COLUMN([.AB37])+63&gt;90;ROW([.AB37])+COLUMN([.AB37])+63-26;ROW([.AB37])+COLUMN([.AB37])+63))" office:value-type="string" office:string-value="f" calcext:value-type="string">
            <text:p>f</text:p>
          </table:table-cell>
          <table:table-cell table:style-name="ce34" table:formula="of:=CHAR(IF(ROW([.AC37])+COLUMN([.AC37])+63&gt;90;ROW([.AC37])+COLUMN([.AC37])+63-26;ROW([.AC37])+COLUMN([.AC37])+63))" office:value-type="string" office:string-value="g" calcext:value-type="string">
            <text:p>g</text:p>
          </table:table-cell>
          <table:table-cell table:style-name="ce35" table:formula="of:=CHAR(IF(ROW([.AD37])+COLUMN([.AD37])+63&gt;90;ROW([.AD37])+COLUMN([.AD37])+63-26;ROW([.AD37])+COLUMN([.AD37])+63))" office:value-type="string" office:string-value="h" calcext:value-type="string">
            <text:p>h</text:p>
          </table:table-cell>
          <table:table-cell table:formula="of:=CHAR(IF(ROW([.AE37])+COLUMN([.AE37])+63&gt;90;ROW([.AE37])+COLUMN([.AE37])+63-26;ROW([.AE37])+COLUMN([.AE37])+63))" office:value-type="string" office:string-value="i" calcext:value-type="string">
            <text:p>i</text:p>
          </table:table-cell>
          <table:table-cell table:style-name="ce37" table:formula="of:=CHAR(IF(ROW([.AF37])+COLUMN([.AF37])+63&gt;90;ROW([.AF37])+COLUMN([.AF37])+63-26;ROW([.AF37])+COLUMN([.AF37])+63))" office:value-type="string" office:string-value="j" calcext:value-type="string">
            <text:p>j</text:p>
          </table:table-cell>
          <table:table-cell table:formula="of:=CHAR(IF(ROW([.AG37])+COLUMN([.AG37])+63&gt;90;ROW([.AG37])+COLUMN([.AG37])+63-26;ROW([.AG37])+COLUMN([.AG37])+63))" office:value-type="string" office:string-value="k" calcext:value-type="string">
            <text:p>k</text:p>
          </table:table-cell>
          <table:table-cell table:style-name="ce38" table:formula="of:=CHAR(IF(ROW([.AH37])+COLUMN([.AH37])+63&gt;90;ROW([.AH37])+COLUMN([.AH37])+63-26;ROW([.AH37])+COLUMN([.AH37])+63))" office:value-type="string" office:string-value="l" calcext:value-type="string">
            <text:p>l</text:p>
          </table:table-cell>
          <table:table-cell table:style-name="ce39" table:formula="of:=CHAR(IF(ROW([.AI37])+COLUMN([.AI37])+63&gt;90;ROW([.AI37])+COLUMN([.AI37])+63-26;ROW([.AI37])+COLUMN([.AI37])+63))" office:value-type="string" office:string-value="m" calcext:value-type="string">
            <text:p>m</text:p>
          </table:table-cell>
          <table:table-cell table:style-name="ce40" table:formula="of:=CHAR(IF(ROW([.AJ37])+COLUMN([.AJ37])+63&gt;90;ROW([.AJ37])+COLUMN([.AJ37])+63-26;ROW([.AJ37])+COLUMN([.AJ37])+63))" office:value-type="string" office:string-value="n" calcext:value-type="string">
            <text:p>n</text:p>
          </table:table-cell>
          <table:table-cell table:style-name="ce41" table:formula="of:=CHAR(IF(ROW([.AK37])+COLUMN([.AK37])+63&gt;90;ROW([.AK37])+COLUMN([.AK37])+63-26;ROW([.AK37])+COLUMN([.AK37])+63))" office:value-type="string" office:string-value="o" calcext:value-type="string">
            <text:p>o</text:p>
          </table:table-cell>
          <table:table-cell table:style-name="ce42" table:formula="of:=CHAR(IF(ROW([.AL37])+COLUMN([.AL37])+63&gt;90;ROW([.AL37])+COLUMN([.AL37])+63-26;ROW([.AL37])+COLUMN([.AL37])+63))" office:value-type="string" office:string-value="p" calcext:value-type="string">
            <text:p>p</text:p>
          </table:table-cell>
          <table:table-cell table:style-name="ce43" table:formula="of:=CHAR(IF(ROW([.AM37])+COLUMN([.AM37])+63&gt;90;ROW([.AM37])+COLUMN([.AM37])+63-26;ROW([.AM37])+COLUMN([.AM37])+63))" office:value-type="string" office:string-value="q" calcext:value-type="string">
            <text:p>q</text:p>
          </table:table-cell>
          <table:table-cell table:style-name="ce25" table:formula="of:=CHAR(IF(ROW([.AN37])+COLUMN([.AN37])+63&gt;90;ROW([.AN37])+COLUMN([.AN37])+63-26;ROW([.AN37])+COLUMN([.AN37])+63))" office:value-type="string" office:string-value="r" calcext:value-type="string">
            <text:p>r</text:p>
          </table:table-cell>
          <table:table-cell table:style-name="ce24" table:formula="of:=CHAR(IF(ROW([.AO37])+COLUMN([.AO37])+63&gt;90;ROW([.AO37])+COLUMN([.AO37])+63-26;ROW([.AO37])+COLUMN([.AO37])+63))" office:value-type="string" office:string-value="s" calcext:value-type="string">
            <text:p>s</text:p>
          </table:table-cell>
          <table:table-cell table:style-name="ce44" table:formula="of:=CHAR(IF(ROW([.AP37])+COLUMN([.AP37])+63&gt;90;ROW([.AP37])+COLUMN([.AP37])+63-26;ROW([.AP37])+COLUMN([.AP37])+63))" office:value-type="string" office:string-value="t" calcext:value-type="string">
            <text:p>t</text:p>
          </table:table-cell>
          <table:table-cell table:style-name="ce45" table:formula="of:=CHAR(IF(ROW([.AQ37])+COLUMN([.AQ37])+63&gt;90;ROW([.AQ37])+COLUMN([.AQ37])+63-26;ROW([.AQ37])+COLUMN([.AQ37])+63))" office:value-type="string" office:string-value="u" calcext:value-type="string">
            <text:p>u</text:p>
          </table:table-cell>
          <table:table-cell table:style-name="ce46" table:formula="of:=CHAR(IF(ROW([.AR37])+COLUMN([.AR37])+63&gt;90;ROW([.AR37])+COLUMN([.AR37])+63-26;ROW([.AR37])+COLUMN([.AR37])+63))" office:value-type="string" office:string-value="v" calcext:value-type="string">
            <text:p>v</text:p>
          </table:table-cell>
          <table:table-cell table:style-name="ce24" table:formula="of:=CHAR(IF(ROW([.AS37])+COLUMN([.AS37])+63&gt;90;ROW([.AS37])+COLUMN([.AS37])+63-26;ROW([.AS37])+COLUMN([.AS37])+63))" office:value-type="string" office:string-value="w" calcext:value-type="string">
            <text:p>w</text:p>
          </table:table-cell>
          <table:table-cell table:formula="of:=CHAR(IF(ROW([.AT37])+COLUMN([.AT37])+63&gt;90;ROW([.AT37])+COLUMN([.AT37])+63-26;ROW([.AT37])+COLUMN([.AT37])+63))" office:value-type="string" office:string-value="x" calcext:value-type="string">
            <text:p>x</text:p>
          </table:table-cell>
          <table:table-cell table:style-name="ce26" table:formula="of:=CHAR(IF(ROW([.AU37])+COLUMN([.AU37])+63&gt;90;ROW([.AU37])+COLUMN([.AU37])+63-26;ROW([.AU37])+COLUMN([.AU37])+63))" office:value-type="string" office:string-value="y" calcext:value-type="string">
            <text:p>y</text:p>
          </table:table-cell>
          <table:table-cell table:style-name="ce27" table:formula="of:=CHAR(IF(ROW([.AV37])+COLUMN([.AV37])+63&gt;90;ROW([.AV37])+COLUMN([.AV37])+63-26;ROW([.AV37])+COLUMN([.AV37])+63))" office:value-type="string" office:string-value="z" calcext:value-type="string">
            <text:p>z</text:p>
          </table:table-cell>
          <table:table-cell table:style-name="ce28" table:formula="of:=CHAR(IF(ROW([.AW37])+COLUMN([.AW37])+63&gt;90;ROW([.AW37])+COLUMN([.AW37])+63-26;ROW([.AW37])+COLUMN([.AW37])+63))" office:value-type="string" office:string-value="{" calcext:value-type="string">
            <text:p>{</text:p>
          </table:table-cell>
          <table:table-cell table:style-name="ce29" table:formula="of:=CHAR(IF(ROW([.AX37])+COLUMN([.AX37])+63&gt;90;ROW([.AX37])+COLUMN([.AX37])+63-26;ROW([.AX37])+COLUMN([.AX37])+63))" office:value-type="string" office:string-value="|" calcext:value-type="string">
            <text:p>|</text:p>
          </table:table-cell>
          <table:table-cell table:style-name="ce30" table:formula="of:=CHAR(IF(ROW([.AY37])+COLUMN([.AY37])+63&gt;90;ROW([.AY37])+COLUMN([.AY37])+63-26;ROW([.AY37])+COLUMN([.AY37])+63))" office:value-type="string" office:string-value="}" calcext:value-type="string">
            <text:p>}</text:p>
          </table:table-cell>
          <table:table-cell table:style-name="ce10" table:formula="of:=CHAR(IF(ROW([.AZ37])+COLUMN([.AZ37])+63&gt;90;ROW([.AZ37])+COLUMN([.AZ37])+63-26;ROW([.AZ37])+COLUMN([.AZ37])+63))" office:value-type="string" office:string-value="~" calcext:value-type="string">
            <text:p>~</text:p>
          </table:table-cell>
          <table:table-cell table:style-name="ce11" table:formula="of:=CHAR(IF(ROW([.BA37])+COLUMN([.BA37])+63&gt;90;ROW([.BA37])+COLUMN([.BA37])+63-26;ROW([.BA37])+COLUMN([.BA37])+63))" office:value-type="string" office:string-value="" calcext:value-type="string">
            <text:p></text:p>
          </table:table-cell>
          <table:table-cell table:style-name="ce33" table:formula="of:=CHAR(IF(ROW([.BB37])+COLUMN([.BB37])+63&gt;90;ROW([.BB37])+COLUMN([.BB37])+63-26;ROW([.BB37])+COLUMN([.BB37])+63))" office:value-type="string" office:string-value="�" calcext:value-type="string">
            <text:p>�</text:p>
          </table:table-cell>
          <table:table-cell table:style-name="ce34" table:formula="of:=CHAR(IF(ROW([.BC37])+COLUMN([.BC37])+63&gt;90;ROW([.BC37])+COLUMN([.BC37])+63-26;ROW([.BC37])+COLUMN([.BC37])+63))" office:value-type="string" office:string-value="�" calcext:value-type="string">
            <text:p>�</text:p>
          </table:table-cell>
          <table:table-cell table:style-name="ce35" table:formula="of:=CHAR(IF(ROW([.BD37])+COLUMN([.BD37])+63&gt;90;ROW([.BD37])+COLUMN([.BD37])+63-26;ROW([.BD37])+COLUMN([.BD37])+63))" office:value-type="string" office:string-value="�" calcext:value-type="string">
            <text:p>�</text:p>
          </table:table-cell>
          <table:table-cell table:formula="of:=CHAR(IF(ROW([.BE37])+COLUMN([.BE37])+63&gt;90;ROW([.BE37])+COLUMN([.BE37])+63-26;ROW([.BE37])+COLUMN([.BE37])+63))" office:value-type="string" office:string-value="�" calcext:value-type="string">
            <text:p>�</text:p>
          </table:table-cell>
          <table:table-cell table:style-name="ce37" table:formula="of:=CHAR(IF(ROW([.BF37])+COLUMN([.BF37])+63&gt;90;ROW([.BF37])+COLUMN([.BF37])+63-26;ROW([.BF37])+COLUMN([.BF37])+63))" office:value-type="string" office:string-value="�" calcext:value-type="string">
            <text:p>�</text:p>
          </table:table-cell>
          <table:table-cell table:formula="of:=CHAR(IF(ROW([.BG37])+COLUMN([.BG37])+63&gt;90;ROW([.BG37])+COLUMN([.BG37])+63-26;ROW([.BG37])+COLUMN([.BG37])+63))" office:value-type="string" office:string-value="�" calcext:value-type="string">
            <text:p>�</text:p>
          </table:table-cell>
          <table:table-cell table:style-name="ce38" table:formula="of:=CHAR(IF(ROW([.BH37])+COLUMN([.BH37])+63&gt;90;ROW([.BH37])+COLUMN([.BH37])+63-26;ROW([.BH37])+COLUMN([.BH37])+63))" office:value-type="string" office:string-value="�" calcext:value-type="string">
            <text:p>�</text:p>
          </table:table-cell>
          <table:table-cell table:style-name="ce39" table:formula="of:=CHAR(IF(ROW([.BI37])+COLUMN([.BI37])+63&gt;90;ROW([.BI37])+COLUMN([.BI37])+63-26;ROW([.BI37])+COLUMN([.BI37])+63))" office:value-type="string" office:string-value="�" calcext:value-type="string">
            <text:p>�</text:p>
          </table:table-cell>
          <table:table-cell table:style-name="ce40" table:formula="of:=CHAR(IF(ROW([.BJ37])+COLUMN([.BJ37])+63&gt;90;ROW([.BJ37])+COLUMN([.BJ37])+63-26;ROW([.BJ37])+COLUMN([.BJ37])+63))" office:value-type="string" office:string-value="�" calcext:value-type="string">
            <text:p>�</text:p>
          </table:table-cell>
          <table:table-cell table:style-name="ce41" table:formula="of:=CHAR(IF(ROW([.BK37])+COLUMN([.BK37])+63&gt;90;ROW([.BK37])+COLUMN([.BK37])+63-26;ROW([.BK37])+COLUMN([.BK37])+63))" office:value-type="string" office:string-value="�" calcext:value-type="string">
            <text:p>�</text:p>
          </table:table-cell>
          <table:table-cell table:style-name="ce42" table:formula="of:=CHAR(IF(ROW([.BL37])+COLUMN([.BL37])+63&gt;90;ROW([.BL37])+COLUMN([.BL37])+63-26;ROW([.BL37])+COLUMN([.BL37])+63))" office:value-type="string" office:string-value="�" calcext:value-type="string">
            <text:p>�</text:p>
          </table:table-cell>
          <table:table-cell table:style-name="ce43" table:formula="of:=CHAR(IF(ROW([.BM37])+COLUMN([.BM37])+63&gt;90;ROW([.BM37])+COLUMN([.BM37])+63-26;ROW([.BM37])+COLUMN([.BM37])+63))" office:value-type="string" office:string-value="�" calcext:value-type="string">
            <text:p>�</text:p>
          </table:table-cell>
          <table:table-cell table:style-name="ce25" table:formula="of:=CHAR(IF(ROW([.BN37])+COLUMN([.BN37])+63&gt;90;ROW([.BN37])+COLUMN([.BN37])+63-26;ROW([.BN37])+COLUMN([.BN37])+63))" office:value-type="string" office:string-value="�" calcext:value-type="string">
            <text:p>�</text:p>
          </table:table-cell>
          <table:table-cell table:style-name="ce24" table:formula="of:=CHAR(IF(ROW([.BO37])+COLUMN([.BO37])+63&gt;90;ROW([.BO37])+COLUMN([.BO37])+63-26;ROW([.BO37])+COLUMN([.BO37])+63))" office:value-type="string" office:string-value="�" calcext:value-type="string">
            <text:p>�</text:p>
          </table:table-cell>
          <table:table-cell table:style-name="ce44" table:formula="of:=CHAR(IF(ROW([.BP37])+COLUMN([.BP37])+63&gt;90;ROW([.BP37])+COLUMN([.BP37])+63-26;ROW([.BP37])+COLUMN([.BP37])+63))" office:value-type="string" office:string-value="�" calcext:value-type="string">
            <text:p>�</text:p>
          </table:table-cell>
          <table:table-cell table:style-name="ce45" table:formula="of:=CHAR(IF(ROW([.BQ37])+COLUMN([.BQ37])+63&gt;90;ROW([.BQ37])+COLUMN([.BQ37])+63-26;ROW([.BQ37])+COLUMN([.BQ37])+63))" office:value-type="string" office:string-value="�" calcext:value-type="string">
            <text:p>�</text:p>
          </table:table-cell>
          <table:table-cell table:style-name="ce46" table:formula="of:=CHAR(IF(ROW([.BR37])+COLUMN([.BR37])+63&gt;90;ROW([.BR37])+COLUMN([.BR37])+63-26;ROW([.BR37])+COLUMN([.BR37])+63))" office:value-type="string" office:string-value="�" calcext:value-type="string">
            <text:p>�</text:p>
          </table:table-cell>
          <table:table-cell table:style-name="ce24" table:formula="of:=CHAR(IF(ROW([.BS37])+COLUMN([.BS37])+63&gt;90;ROW([.BS37])+COLUMN([.BS37])+63-26;ROW([.BS37])+COLUMN([.BS37])+63))" office:value-type="string" office:string-value="�" calcext:value-type="string">
            <text:p>�</text:p>
          </table:table-cell>
          <table:table-cell table:formula="of:=CHAR(IF(ROW([.BT37])+COLUMN([.BT37])+63&gt;90;ROW([.BT37])+COLUMN([.BT37])+63-26;ROW([.BT37])+COLUMN([.BT37])+63))" office:value-type="string" office:string-value="�" calcext:value-type="string">
            <text:p>�</text:p>
          </table:table-cell>
          <table:table-cell table:style-name="ce26" table:formula="of:=CHAR(IF(ROW([.BU37])+COLUMN([.BU37])+63&gt;90;ROW([.BU37])+COLUMN([.BU37])+63-26;ROW([.BU37])+COLUMN([.BU37])+63))" office:value-type="string" office:string-value="�" calcext:value-type="string">
            <text:p>�</text:p>
          </table:table-cell>
          <table:table-cell table:style-name="ce27" table:formula="of:=CHAR(IF(ROW([.BV37])+COLUMN([.BV37])+63&gt;90;ROW([.BV37])+COLUMN([.BV37])+63-26;ROW([.BV37])+COLUMN([.BV37])+63))" office:value-type="string" office:string-value="�" calcext:value-type="string">
            <text:p>�</text:p>
          </table:table-cell>
          <table:table-cell table:style-name="ce28" table:formula="of:=CHAR(IF(ROW([.BW37])+COLUMN([.BW37])+63&gt;90;ROW([.BW37])+COLUMN([.BW37])+63-26;ROW([.BW37])+COLUMN([.BW37])+63))" office:value-type="string" office:string-value="�" calcext:value-type="string">
            <text:p>�</text:p>
          </table:table-cell>
          <table:table-cell table:style-name="ce29" table:formula="of:=CHAR(IF(ROW([.BX37])+COLUMN([.BX37])+63&gt;90;ROW([.BX37])+COLUMN([.BX37])+63-26;ROW([.BX37])+COLUMN([.BX37])+63))" office:value-type="string" office:string-value="�" calcext:value-type="string">
            <text:p>�</text:p>
          </table:table-cell>
          <table:table-cell table:style-name="ce30" table:formula="of:=CHAR(IF(ROW([.BY37])+COLUMN([.BY37])+63&gt;90;ROW([.BY37])+COLUMN([.BY37])+63-26;ROW([.BY37])+COLUMN([.BY37])+63))" office:value-type="string" office:string-value="�" calcext:value-type="string">
            <text:p>�</text:p>
          </table:table-cell>
          <table:table-cell table:style-name="ce10" table:formula="of:=CHAR(IF(ROW([.BZ37])+COLUMN([.BZ37])+63&gt;90;ROW([.BZ37])+COLUMN([.BZ37])+63-26;ROW([.BZ37])+COLUMN([.BZ37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2" table:formula="of:=CHAR(IF(ROW([.A38])+COLUMN([.A38])+63&gt;90;ROW([.A38])+COLUMN([.A38])+63-26;ROW([.A38])+COLUMN([.A38])+63))" office:value-type="string" office:string-value="L" calcext:value-type="string">
            <text:p>L</text:p>
          </table:table-cell>
          <table:table-cell table:style-name="ce34" table:formula="of:=CHAR(IF(ROW([.B38])+COLUMN([.B38])+63&gt;90;ROW([.B38])+COLUMN([.B38])+63-26;ROW([.B38])+COLUMN([.B38])+63))" office:value-type="string" office:string-value="M" calcext:value-type="string">
            <text:p>M</text:p>
          </table:table-cell>
          <table:table-cell table:style-name="ce35" table:formula="of:=CHAR(IF(ROW([.C38])+COLUMN([.C38])+63&gt;90;ROW([.C38])+COLUMN([.C38])+63-26;ROW([.C38])+COLUMN([.C38])+63))" office:value-type="string" office:string-value="N" calcext:value-type="string">
            <text:p>N</text:p>
          </table:table-cell>
          <table:table-cell table:formula="of:=CHAR(IF(ROW([.D38])+COLUMN([.D38])+63&gt;90;ROW([.D38])+COLUMN([.D38])+63-26;ROW([.D38])+COLUMN([.D38])+63))" office:value-type="string" office:string-value="O" calcext:value-type="string">
            <text:p>O</text:p>
          </table:table-cell>
          <table:table-cell table:style-name="ce37" table:formula="of:=CHAR(IF(ROW([.E38])+COLUMN([.E38])+63&gt;90;ROW([.E38])+COLUMN([.E38])+63-26;ROW([.E38])+COLUMN([.E38])+63))" office:value-type="string" office:string-value="P" calcext:value-type="string">
            <text:p>P</text:p>
          </table:table-cell>
          <table:table-cell table:formula="of:=CHAR(IF(ROW([.F38])+COLUMN([.F38])+63&gt;90;ROW([.F38])+COLUMN([.F38])+63-26;ROW([.F38])+COLUMN([.F38])+63))" office:value-type="string" office:string-value="Q" calcext:value-type="string">
            <text:p>Q</text:p>
          </table:table-cell>
          <table:table-cell table:style-name="ce38" table:formula="of:=CHAR(IF(ROW([.G38])+COLUMN([.G38])+63&gt;90;ROW([.G38])+COLUMN([.G38])+63-26;ROW([.G38])+COLUMN([.G38])+63))" office:value-type="string" office:string-value="R" calcext:value-type="string">
            <text:p>R</text:p>
          </table:table-cell>
          <table:table-cell table:style-name="ce39" table:formula="of:=CHAR(IF(ROW([.H38])+COLUMN([.H38])+63&gt;90;ROW([.H38])+COLUMN([.H38])+63-26;ROW([.H38])+COLUMN([.H38])+63))" office:value-type="string" office:string-value="S" calcext:value-type="string">
            <text:p>S</text:p>
          </table:table-cell>
          <table:table-cell table:style-name="ce40" table:formula="of:=CHAR(IF(ROW([.I38])+COLUMN([.I38])+63&gt;90;ROW([.I38])+COLUMN([.I38])+63-26;ROW([.I38])+COLUMN([.I38])+63))" office:value-type="string" office:string-value="T" calcext:value-type="string">
            <text:p>T</text:p>
          </table:table-cell>
          <table:table-cell table:style-name="ce41" table:formula="of:=CHAR(IF(ROW([.J38])+COLUMN([.J38])+63&gt;90;ROW([.J38])+COLUMN([.J38])+63-26;ROW([.J38])+COLUMN([.J38])+63))" office:value-type="string" office:string-value="U" calcext:value-type="string">
            <text:p>U</text:p>
          </table:table-cell>
          <table:table-cell table:style-name="ce42" table:formula="of:=CHAR(IF(ROW([.K38])+COLUMN([.K38])+63&gt;90;ROW([.K38])+COLUMN([.K38])+63-26;ROW([.K38])+COLUMN([.K38])+63))" office:value-type="string" office:string-value="V" calcext:value-type="string">
            <text:p>V</text:p>
          </table:table-cell>
          <table:table-cell table:style-name="ce43" table:formula="of:=CHAR(IF(ROW([.L38])+COLUMN([.L38])+63&gt;90;ROW([.L38])+COLUMN([.L38])+63-26;ROW([.L38])+COLUMN([.L38])+63))" office:value-type="string" office:string-value="W" calcext:value-type="string">
            <text:p>W</text:p>
          </table:table-cell>
          <table:table-cell table:style-name="ce25" table:formula="of:=CHAR(IF(ROW([.M38])+COLUMN([.M38])+63&gt;90;ROW([.M38])+COLUMN([.M38])+63-26;ROW([.M38])+COLUMN([.M38])+63))" office:value-type="string" office:string-value="X" calcext:value-type="string">
            <text:p>X</text:p>
          </table:table-cell>
          <table:table-cell table:style-name="ce24" table:formula="of:=CHAR(IF(ROW([.N38])+COLUMN([.N38])+63&gt;90;ROW([.N38])+COLUMN([.N38])+63-26;ROW([.N38])+COLUMN([.N38])+63))" office:value-type="string" office:string-value="Y" calcext:value-type="string">
            <text:p>Y</text:p>
          </table:table-cell>
          <table:table-cell table:style-name="ce44" table:formula="of:=CHAR(IF(ROW([.O38])+COLUMN([.O38])+63&gt;90;ROW([.O38])+COLUMN([.O38])+63-26;ROW([.O38])+COLUMN([.O38])+63))" office:value-type="string" office:string-value="Z" calcext:value-type="string">
            <text:p>Z</text:p>
          </table:table-cell>
          <table:table-cell table:style-name="ce45" table:formula="of:=CHAR(IF(ROW([.P38])+COLUMN([.P38])+63&gt;90;ROW([.P38])+COLUMN([.P38])+63-26;ROW([.P38])+COLUMN([.P38])+63))" office:value-type="string" office:string-value="[" calcext:value-type="string">
            <text:p>[</text:p>
          </table:table-cell>
          <table:table-cell table:style-name="ce46" table:formula="of:=CHAR(IF(ROW([.Q38])+COLUMN([.Q38])+63&gt;90;ROW([.Q38])+COLUMN([.Q38])+63-26;ROW([.Q38])+COLUMN([.Q38])+63))" office:value-type="string" office:string-value="\" calcext:value-type="string">
            <text:p>\</text:p>
          </table:table-cell>
          <table:table-cell table:style-name="ce24" table:formula="of:=CHAR(IF(ROW([.R38])+COLUMN([.R38])+63&gt;90;ROW([.R38])+COLUMN([.R38])+63-26;ROW([.R38])+COLUMN([.R38])+63))" office:value-type="string" office:string-value="]" calcext:value-type="string">
            <text:p>]</text:p>
          </table:table-cell>
          <table:table-cell table:formula="of:=CHAR(IF(ROW([.S38])+COLUMN([.S38])+63&gt;90;ROW([.S38])+COLUMN([.S38])+63-26;ROW([.S38])+COLUMN([.S38])+63))" office:value-type="string" office:string-value="^" calcext:value-type="string">
            <text:p>^</text:p>
          </table:table-cell>
          <table:table-cell table:style-name="ce26" table:formula="of:=CHAR(IF(ROW([.T38])+COLUMN([.T38])+63&gt;90;ROW([.T38])+COLUMN([.T38])+63-26;ROW([.T38])+COLUMN([.T38])+63))" office:value-type="string" office:string-value="_" calcext:value-type="string">
            <text:p>_</text:p>
          </table:table-cell>
          <table:table-cell table:style-name="ce27" table:formula="of:=CHAR(IF(ROW([.U38])+COLUMN([.U38])+63&gt;90;ROW([.U38])+COLUMN([.U38])+63-26;ROW([.U38])+COLUMN([.U38])+63))" office:value-type="string" office:string-value="`" calcext:value-type="string">
            <text:p>`</text:p>
          </table:table-cell>
          <table:table-cell table:style-name="ce28" table:formula="of:=CHAR(IF(ROW([.V38])+COLUMN([.V38])+63&gt;90;ROW([.V38])+COLUMN([.V38])+63-26;ROW([.V38])+COLUMN([.V38])+63))" office:value-type="string" office:string-value="a" calcext:value-type="string">
            <text:p>a</text:p>
          </table:table-cell>
          <table:table-cell table:style-name="ce29" table:formula="of:=CHAR(IF(ROW([.W38])+COLUMN([.W38])+63&gt;90;ROW([.W38])+COLUMN([.W38])+63-26;ROW([.W38])+COLUMN([.W38])+63))" office:value-type="string" office:string-value="b" calcext:value-type="string">
            <text:p>b</text:p>
          </table:table-cell>
          <table:table-cell table:style-name="ce30" table:formula="of:=CHAR(IF(ROW([.X38])+COLUMN([.X38])+63&gt;90;ROW([.X38])+COLUMN([.X38])+63-26;ROW([.X38])+COLUMN([.X38])+63))" office:value-type="string" office:string-value="c" calcext:value-type="string">
            <text:p>c</text:p>
          </table:table-cell>
          <table:table-cell table:style-name="ce31" table:formula="of:=CHAR(IF(ROW([.Y38])+COLUMN([.Y38])+63&gt;90;ROW([.Y38])+COLUMN([.Y38])+63-26;ROW([.Y38])+COLUMN([.Y38])+63))" office:value-type="string" office:string-value="d" calcext:value-type="string">
            <text:p>d</text:p>
          </table:table-cell>
          <table:table-cell table:style-name="ce11" table:formula="of:=CHAR(IF(ROW([.Z38])+COLUMN([.Z38])+63&gt;90;ROW([.Z38])+COLUMN([.Z38])+63-26;ROW([.Z38])+COLUMN([.Z38])+63))" office:value-type="string" office:string-value="e" calcext:value-type="string">
            <text:p>e</text:p>
          </table:table-cell>
          <table:table-cell table:style-name="ce12" table:formula="of:=CHAR(IF(ROW([.AA38])+COLUMN([.AA38])+63&gt;90;ROW([.AA38])+COLUMN([.AA38])+63-26;ROW([.AA38])+COLUMN([.AA38])+63))" office:value-type="string" office:string-value="f" calcext:value-type="string">
            <text:p>f</text:p>
          </table:table-cell>
          <table:table-cell table:style-name="ce34" table:formula="of:=CHAR(IF(ROW([.AB38])+COLUMN([.AB38])+63&gt;90;ROW([.AB38])+COLUMN([.AB38])+63-26;ROW([.AB38])+COLUMN([.AB38])+63))" office:value-type="string" office:string-value="g" calcext:value-type="string">
            <text:p>g</text:p>
          </table:table-cell>
          <table:table-cell table:style-name="ce35" table:formula="of:=CHAR(IF(ROW([.AC38])+COLUMN([.AC38])+63&gt;90;ROW([.AC38])+COLUMN([.AC38])+63-26;ROW([.AC38])+COLUMN([.AC38])+63))" office:value-type="string" office:string-value="h" calcext:value-type="string">
            <text:p>h</text:p>
          </table:table-cell>
          <table:table-cell table:formula="of:=CHAR(IF(ROW([.AD38])+COLUMN([.AD38])+63&gt;90;ROW([.AD38])+COLUMN([.AD38])+63-26;ROW([.AD38])+COLUMN([.AD38])+63))" office:value-type="string" office:string-value="i" calcext:value-type="string">
            <text:p>i</text:p>
          </table:table-cell>
          <table:table-cell table:style-name="ce37" table:formula="of:=CHAR(IF(ROW([.AE38])+COLUMN([.AE38])+63&gt;90;ROW([.AE38])+COLUMN([.AE38])+63-26;ROW([.AE38])+COLUMN([.AE38])+63))" office:value-type="string" office:string-value="j" calcext:value-type="string">
            <text:p>j</text:p>
          </table:table-cell>
          <table:table-cell table:formula="of:=CHAR(IF(ROW([.AF38])+COLUMN([.AF38])+63&gt;90;ROW([.AF38])+COLUMN([.AF38])+63-26;ROW([.AF38])+COLUMN([.AF38])+63))" office:value-type="string" office:string-value="k" calcext:value-type="string">
            <text:p>k</text:p>
          </table:table-cell>
          <table:table-cell table:style-name="ce38" table:formula="of:=CHAR(IF(ROW([.AG38])+COLUMN([.AG38])+63&gt;90;ROW([.AG38])+COLUMN([.AG38])+63-26;ROW([.AG38])+COLUMN([.AG38])+63))" office:value-type="string" office:string-value="l" calcext:value-type="string">
            <text:p>l</text:p>
          </table:table-cell>
          <table:table-cell table:style-name="ce39" table:formula="of:=CHAR(IF(ROW([.AH38])+COLUMN([.AH38])+63&gt;90;ROW([.AH38])+COLUMN([.AH38])+63-26;ROW([.AH38])+COLUMN([.AH38])+63))" office:value-type="string" office:string-value="m" calcext:value-type="string">
            <text:p>m</text:p>
          </table:table-cell>
          <table:table-cell table:style-name="ce40" table:formula="of:=CHAR(IF(ROW([.AI38])+COLUMN([.AI38])+63&gt;90;ROW([.AI38])+COLUMN([.AI38])+63-26;ROW([.AI38])+COLUMN([.AI38])+63))" office:value-type="string" office:string-value="n" calcext:value-type="string">
            <text:p>n</text:p>
          </table:table-cell>
          <table:table-cell table:style-name="ce41" table:formula="of:=CHAR(IF(ROW([.AJ38])+COLUMN([.AJ38])+63&gt;90;ROW([.AJ38])+COLUMN([.AJ38])+63-26;ROW([.AJ38])+COLUMN([.AJ38])+63))" office:value-type="string" office:string-value="o" calcext:value-type="string">
            <text:p>o</text:p>
          </table:table-cell>
          <table:table-cell table:style-name="ce42" table:formula="of:=CHAR(IF(ROW([.AK38])+COLUMN([.AK38])+63&gt;90;ROW([.AK38])+COLUMN([.AK38])+63-26;ROW([.AK38])+COLUMN([.AK38])+63))" office:value-type="string" office:string-value="p" calcext:value-type="string">
            <text:p>p</text:p>
          </table:table-cell>
          <table:table-cell table:style-name="ce43" table:formula="of:=CHAR(IF(ROW([.AL38])+COLUMN([.AL38])+63&gt;90;ROW([.AL38])+COLUMN([.AL38])+63-26;ROW([.AL38])+COLUMN([.AL38])+63))" office:value-type="string" office:string-value="q" calcext:value-type="string">
            <text:p>q</text:p>
          </table:table-cell>
          <table:table-cell table:style-name="ce25" table:formula="of:=CHAR(IF(ROW([.AM38])+COLUMN([.AM38])+63&gt;90;ROW([.AM38])+COLUMN([.AM38])+63-26;ROW([.AM38])+COLUMN([.AM38])+63))" office:value-type="string" office:string-value="r" calcext:value-type="string">
            <text:p>r</text:p>
          </table:table-cell>
          <table:table-cell table:style-name="ce24" table:formula="of:=CHAR(IF(ROW([.AN38])+COLUMN([.AN38])+63&gt;90;ROW([.AN38])+COLUMN([.AN38])+63-26;ROW([.AN38])+COLUMN([.AN38])+63))" office:value-type="string" office:string-value="s" calcext:value-type="string">
            <text:p>s</text:p>
          </table:table-cell>
          <table:table-cell table:style-name="ce44" table:formula="of:=CHAR(IF(ROW([.AO38])+COLUMN([.AO38])+63&gt;90;ROW([.AO38])+COLUMN([.AO38])+63-26;ROW([.AO38])+COLUMN([.AO38])+63))" office:value-type="string" office:string-value="t" calcext:value-type="string">
            <text:p>t</text:p>
          </table:table-cell>
          <table:table-cell table:style-name="ce45" table:formula="of:=CHAR(IF(ROW([.AP38])+COLUMN([.AP38])+63&gt;90;ROW([.AP38])+COLUMN([.AP38])+63-26;ROW([.AP38])+COLUMN([.AP38])+63))" office:value-type="string" office:string-value="u" calcext:value-type="string">
            <text:p>u</text:p>
          </table:table-cell>
          <table:table-cell table:style-name="ce46" table:formula="of:=CHAR(IF(ROW([.AQ38])+COLUMN([.AQ38])+63&gt;90;ROW([.AQ38])+COLUMN([.AQ38])+63-26;ROW([.AQ38])+COLUMN([.AQ38])+63))" office:value-type="string" office:string-value="v" calcext:value-type="string">
            <text:p>v</text:p>
          </table:table-cell>
          <table:table-cell table:style-name="ce24" table:formula="of:=CHAR(IF(ROW([.AR38])+COLUMN([.AR38])+63&gt;90;ROW([.AR38])+COLUMN([.AR38])+63-26;ROW([.AR38])+COLUMN([.AR38])+63))" office:value-type="string" office:string-value="w" calcext:value-type="string">
            <text:p>w</text:p>
          </table:table-cell>
          <table:table-cell table:formula="of:=CHAR(IF(ROW([.AS38])+COLUMN([.AS38])+63&gt;90;ROW([.AS38])+COLUMN([.AS38])+63-26;ROW([.AS38])+COLUMN([.AS38])+63))" office:value-type="string" office:string-value="x" calcext:value-type="string">
            <text:p>x</text:p>
          </table:table-cell>
          <table:table-cell table:style-name="ce26" table:formula="of:=CHAR(IF(ROW([.AT38])+COLUMN([.AT38])+63&gt;90;ROW([.AT38])+COLUMN([.AT38])+63-26;ROW([.AT38])+COLUMN([.AT38])+63))" office:value-type="string" office:string-value="y" calcext:value-type="string">
            <text:p>y</text:p>
          </table:table-cell>
          <table:table-cell table:style-name="ce27" table:formula="of:=CHAR(IF(ROW([.AU38])+COLUMN([.AU38])+63&gt;90;ROW([.AU38])+COLUMN([.AU38])+63-26;ROW([.AU38])+COLUMN([.AU38])+63))" office:value-type="string" office:string-value="z" calcext:value-type="string">
            <text:p>z</text:p>
          </table:table-cell>
          <table:table-cell table:style-name="ce28" table:formula="of:=CHAR(IF(ROW([.AV38])+COLUMN([.AV38])+63&gt;90;ROW([.AV38])+COLUMN([.AV38])+63-26;ROW([.AV38])+COLUMN([.AV38])+63))" office:value-type="string" office:string-value="{" calcext:value-type="string">
            <text:p>{</text:p>
          </table:table-cell>
          <table:table-cell table:style-name="ce29" table:formula="of:=CHAR(IF(ROW([.AW38])+COLUMN([.AW38])+63&gt;90;ROW([.AW38])+COLUMN([.AW38])+63-26;ROW([.AW38])+COLUMN([.AW38])+63))" office:value-type="string" office:string-value="|" calcext:value-type="string">
            <text:p>|</text:p>
          </table:table-cell>
          <table:table-cell table:style-name="ce30" table:formula="of:=CHAR(IF(ROW([.AX38])+COLUMN([.AX38])+63&gt;90;ROW([.AX38])+COLUMN([.AX38])+63-26;ROW([.AX38])+COLUMN([.AX38])+63))" office:value-type="string" office:string-value="}" calcext:value-type="string">
            <text:p>}</text:p>
          </table:table-cell>
          <table:table-cell table:style-name="ce31" table:formula="of:=CHAR(IF(ROW([.AY38])+COLUMN([.AY38])+63&gt;90;ROW([.AY38])+COLUMN([.AY38])+63-26;ROW([.AY38])+COLUMN([.AY38])+63))" office:value-type="string" office:string-value="~" calcext:value-type="string">
            <text:p>~</text:p>
          </table:table-cell>
          <table:table-cell table:style-name="ce11" table:formula="of:=CHAR(IF(ROW([.AZ38])+COLUMN([.AZ38])+63&gt;90;ROW([.AZ38])+COLUMN([.AZ38])+63-26;ROW([.AZ38])+COLUMN([.AZ38])+63))" office:value-type="string" office:string-value="" calcext:value-type="string">
            <text:p></text:p>
          </table:table-cell>
          <table:table-cell table:style-name="ce12" table:formula="of:=CHAR(IF(ROW([.BA38])+COLUMN([.BA38])+63&gt;90;ROW([.BA38])+COLUMN([.BA38])+63-26;ROW([.BA38])+COLUMN([.BA38])+63))" office:value-type="string" office:string-value="�" calcext:value-type="string">
            <text:p>�</text:p>
          </table:table-cell>
          <table:table-cell table:style-name="ce34" table:formula="of:=CHAR(IF(ROW([.BB38])+COLUMN([.BB38])+63&gt;90;ROW([.BB38])+COLUMN([.BB38])+63-26;ROW([.BB38])+COLUMN([.BB38])+63))" office:value-type="string" office:string-value="�" calcext:value-type="string">
            <text:p>�</text:p>
          </table:table-cell>
          <table:table-cell table:style-name="ce35" table:formula="of:=CHAR(IF(ROW([.BC38])+COLUMN([.BC38])+63&gt;90;ROW([.BC38])+COLUMN([.BC38])+63-26;ROW([.BC38])+COLUMN([.BC38])+63))" office:value-type="string" office:string-value="�" calcext:value-type="string">
            <text:p>�</text:p>
          </table:table-cell>
          <table:table-cell table:formula="of:=CHAR(IF(ROW([.BD38])+COLUMN([.BD38])+63&gt;90;ROW([.BD38])+COLUMN([.BD38])+63-26;ROW([.BD38])+COLUMN([.BD38])+63))" office:value-type="string" office:string-value="�" calcext:value-type="string">
            <text:p>�</text:p>
          </table:table-cell>
          <table:table-cell table:style-name="ce37" table:formula="of:=CHAR(IF(ROW([.BE38])+COLUMN([.BE38])+63&gt;90;ROW([.BE38])+COLUMN([.BE38])+63-26;ROW([.BE38])+COLUMN([.BE38])+63))" office:value-type="string" office:string-value="�" calcext:value-type="string">
            <text:p>�</text:p>
          </table:table-cell>
          <table:table-cell table:formula="of:=CHAR(IF(ROW([.BF38])+COLUMN([.BF38])+63&gt;90;ROW([.BF38])+COLUMN([.BF38])+63-26;ROW([.BF38])+COLUMN([.BF38])+63))" office:value-type="string" office:string-value="�" calcext:value-type="string">
            <text:p>�</text:p>
          </table:table-cell>
          <table:table-cell table:style-name="ce38" table:formula="of:=CHAR(IF(ROW([.BG38])+COLUMN([.BG38])+63&gt;90;ROW([.BG38])+COLUMN([.BG38])+63-26;ROW([.BG38])+COLUMN([.BG38])+63))" office:value-type="string" office:string-value="�" calcext:value-type="string">
            <text:p>�</text:p>
          </table:table-cell>
          <table:table-cell table:style-name="ce39" table:formula="of:=CHAR(IF(ROW([.BH38])+COLUMN([.BH38])+63&gt;90;ROW([.BH38])+COLUMN([.BH38])+63-26;ROW([.BH38])+COLUMN([.BH38])+63))" office:value-type="string" office:string-value="�" calcext:value-type="string">
            <text:p>�</text:p>
          </table:table-cell>
          <table:table-cell table:style-name="ce40" table:formula="of:=CHAR(IF(ROW([.BI38])+COLUMN([.BI38])+63&gt;90;ROW([.BI38])+COLUMN([.BI38])+63-26;ROW([.BI38])+COLUMN([.BI38])+63))" office:value-type="string" office:string-value="�" calcext:value-type="string">
            <text:p>�</text:p>
          </table:table-cell>
          <table:table-cell table:style-name="ce41" table:formula="of:=CHAR(IF(ROW([.BJ38])+COLUMN([.BJ38])+63&gt;90;ROW([.BJ38])+COLUMN([.BJ38])+63-26;ROW([.BJ38])+COLUMN([.BJ38])+63))" office:value-type="string" office:string-value="�" calcext:value-type="string">
            <text:p>�</text:p>
          </table:table-cell>
          <table:table-cell table:style-name="ce42" table:formula="of:=CHAR(IF(ROW([.BK38])+COLUMN([.BK38])+63&gt;90;ROW([.BK38])+COLUMN([.BK38])+63-26;ROW([.BK38])+COLUMN([.BK38])+63))" office:value-type="string" office:string-value="�" calcext:value-type="string">
            <text:p>�</text:p>
          </table:table-cell>
          <table:table-cell table:style-name="ce43" table:formula="of:=CHAR(IF(ROW([.BL38])+COLUMN([.BL38])+63&gt;90;ROW([.BL38])+COLUMN([.BL38])+63-26;ROW([.BL38])+COLUMN([.BL38])+63))" office:value-type="string" office:string-value="�" calcext:value-type="string">
            <text:p>�</text:p>
          </table:table-cell>
          <table:table-cell table:style-name="ce25" table:formula="of:=CHAR(IF(ROW([.BM38])+COLUMN([.BM38])+63&gt;90;ROW([.BM38])+COLUMN([.BM38])+63-26;ROW([.BM38])+COLUMN([.BM38])+63))" office:value-type="string" office:string-value="�" calcext:value-type="string">
            <text:p>�</text:p>
          </table:table-cell>
          <table:table-cell table:style-name="ce24" table:formula="of:=CHAR(IF(ROW([.BN38])+COLUMN([.BN38])+63&gt;90;ROW([.BN38])+COLUMN([.BN38])+63-26;ROW([.BN38])+COLUMN([.BN38])+63))" office:value-type="string" office:string-value="�" calcext:value-type="string">
            <text:p>�</text:p>
          </table:table-cell>
          <table:table-cell table:style-name="ce44" table:formula="of:=CHAR(IF(ROW([.BO38])+COLUMN([.BO38])+63&gt;90;ROW([.BO38])+COLUMN([.BO38])+63-26;ROW([.BO38])+COLUMN([.BO38])+63))" office:value-type="string" office:string-value="�" calcext:value-type="string">
            <text:p>�</text:p>
          </table:table-cell>
          <table:table-cell table:style-name="ce45" table:formula="of:=CHAR(IF(ROW([.BP38])+COLUMN([.BP38])+63&gt;90;ROW([.BP38])+COLUMN([.BP38])+63-26;ROW([.BP38])+COLUMN([.BP38])+63))" office:value-type="string" office:string-value="�" calcext:value-type="string">
            <text:p>�</text:p>
          </table:table-cell>
          <table:table-cell table:style-name="ce46" table:formula="of:=CHAR(IF(ROW([.BQ38])+COLUMN([.BQ38])+63&gt;90;ROW([.BQ38])+COLUMN([.BQ38])+63-26;ROW([.BQ38])+COLUMN([.BQ38])+63))" office:value-type="string" office:string-value="�" calcext:value-type="string">
            <text:p>�</text:p>
          </table:table-cell>
          <table:table-cell table:style-name="ce24" table:formula="of:=CHAR(IF(ROW([.BR38])+COLUMN([.BR38])+63&gt;90;ROW([.BR38])+COLUMN([.BR38])+63-26;ROW([.BR38])+COLUMN([.BR38])+63))" office:value-type="string" office:string-value="�" calcext:value-type="string">
            <text:p>�</text:p>
          </table:table-cell>
          <table:table-cell table:formula="of:=CHAR(IF(ROW([.BS38])+COLUMN([.BS38])+63&gt;90;ROW([.BS38])+COLUMN([.BS38])+63-26;ROW([.BS38])+COLUMN([.BS38])+63))" office:value-type="string" office:string-value="�" calcext:value-type="string">
            <text:p>�</text:p>
          </table:table-cell>
          <table:table-cell table:style-name="ce26" table:formula="of:=CHAR(IF(ROW([.BT38])+COLUMN([.BT38])+63&gt;90;ROW([.BT38])+COLUMN([.BT38])+63-26;ROW([.BT38])+COLUMN([.BT38])+63))" office:value-type="string" office:string-value="�" calcext:value-type="string">
            <text:p>�</text:p>
          </table:table-cell>
          <table:table-cell table:style-name="ce27" table:formula="of:=CHAR(IF(ROW([.BU38])+COLUMN([.BU38])+63&gt;90;ROW([.BU38])+COLUMN([.BU38])+63-26;ROW([.BU38])+COLUMN([.BU38])+63))" office:value-type="string" office:string-value="�" calcext:value-type="string">
            <text:p>�</text:p>
          </table:table-cell>
          <table:table-cell table:style-name="ce28" table:formula="of:=CHAR(IF(ROW([.BV38])+COLUMN([.BV38])+63&gt;90;ROW([.BV38])+COLUMN([.BV38])+63-26;ROW([.BV38])+COLUMN([.BV38])+63))" office:value-type="string" office:string-value="�" calcext:value-type="string">
            <text:p>�</text:p>
          </table:table-cell>
          <table:table-cell table:style-name="ce29" table:formula="of:=CHAR(IF(ROW([.BW38])+COLUMN([.BW38])+63&gt;90;ROW([.BW38])+COLUMN([.BW38])+63-26;ROW([.BW38])+COLUMN([.BW38])+63))" office:value-type="string" office:string-value="�" calcext:value-type="string">
            <text:p>�</text:p>
          </table:table-cell>
          <table:table-cell table:style-name="ce30" table:formula="of:=CHAR(IF(ROW([.BX38])+COLUMN([.BX38])+63&gt;90;ROW([.BX38])+COLUMN([.BX38])+63-26;ROW([.BX38])+COLUMN([.BX38])+63))" office:value-type="string" office:string-value="�" calcext:value-type="string">
            <text:p>�</text:p>
          </table:table-cell>
          <table:table-cell table:style-name="ce31" table:formula="of:=CHAR(IF(ROW([.BY38])+COLUMN([.BY38])+63&gt;90;ROW([.BY38])+COLUMN([.BY38])+63-26;ROW([.BY38])+COLUMN([.BY38])+63))" office:value-type="string" office:string-value="�" calcext:value-type="string">
            <text:p>�</text:p>
          </table:table-cell>
          <table:table-cell table:style-name="ce11" table:formula="of:=CHAR(IF(ROW([.BZ38])+COLUMN([.BZ38])+63&gt;90;ROW([.BZ38])+COLUMN([.BZ38])+63-26;ROW([.BZ38])+COLUMN([.BZ38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3" table:formula="of:=CHAR(IF(ROW([.A39])+COLUMN([.A39])+63&gt;90;ROW([.A39])+COLUMN([.A39])+63-26;ROW([.A39])+COLUMN([.A39])+63))" office:value-type="string" office:string-value="M" calcext:value-type="string">
            <text:p>M</text:p>
          </table:table-cell>
          <table:table-cell table:style-name="ce35" table:formula="of:=CHAR(IF(ROW([.B39])+COLUMN([.B39])+63&gt;90;ROW([.B39])+COLUMN([.B39])+63-26;ROW([.B39])+COLUMN([.B39])+63))" office:value-type="string" office:string-value="N" calcext:value-type="string">
            <text:p>N</text:p>
          </table:table-cell>
          <table:table-cell table:style-name="ce36" table:formula="of:=CHAR(IF(ROW([.C39])+COLUMN([.C39])+63&gt;90;ROW([.C39])+COLUMN([.C39])+63-26;ROW([.C39])+COLUMN([.C39])+63))" office:value-type="string" office:string-value="O" calcext:value-type="string">
            <text:p>O</text:p>
          </table:table-cell>
          <table:table-cell table:style-name="ce37" table:formula="of:=CHAR(IF(ROW([.D39])+COLUMN([.D39])+63&gt;90;ROW([.D39])+COLUMN([.D39])+63-26;ROW([.D39])+COLUMN([.D39])+63))" office:value-type="string" office:string-value="P" calcext:value-type="string">
            <text:p>P</text:p>
          </table:table-cell>
          <table:table-cell table:formula="of:=CHAR(IF(ROW([.E39])+COLUMN([.E39])+63&gt;90;ROW([.E39])+COLUMN([.E39])+63-26;ROW([.E39])+COLUMN([.E39])+63))" office:value-type="string" office:string-value="Q" calcext:value-type="string">
            <text:p>Q</text:p>
          </table:table-cell>
          <table:table-cell table:style-name="ce38" table:formula="of:=CHAR(IF(ROW([.F39])+COLUMN([.F39])+63&gt;90;ROW([.F39])+COLUMN([.F39])+63-26;ROW([.F39])+COLUMN([.F39])+63))" office:value-type="string" office:string-value="R" calcext:value-type="string">
            <text:p>R</text:p>
          </table:table-cell>
          <table:table-cell table:style-name="ce39" table:formula="of:=CHAR(IF(ROW([.G39])+COLUMN([.G39])+63&gt;90;ROW([.G39])+COLUMN([.G39])+63-26;ROW([.G39])+COLUMN([.G39])+63))" office:value-type="string" office:string-value="S" calcext:value-type="string">
            <text:p>S</text:p>
          </table:table-cell>
          <table:table-cell table:style-name="ce40" table:formula="of:=CHAR(IF(ROW([.H39])+COLUMN([.H39])+63&gt;90;ROW([.H39])+COLUMN([.H39])+63-26;ROW([.H39])+COLUMN([.H39])+63))" office:value-type="string" office:string-value="T" calcext:value-type="string">
            <text:p>T</text:p>
          </table:table-cell>
          <table:table-cell table:style-name="ce41" table:formula="of:=CHAR(IF(ROW([.I39])+COLUMN([.I39])+63&gt;90;ROW([.I39])+COLUMN([.I39])+63-26;ROW([.I39])+COLUMN([.I39])+63))" office:value-type="string" office:string-value="U" calcext:value-type="string">
            <text:p>U</text:p>
          </table:table-cell>
          <table:table-cell table:style-name="ce42" table:formula="of:=CHAR(IF(ROW([.J39])+COLUMN([.J39])+63&gt;90;ROW([.J39])+COLUMN([.J39])+63-26;ROW([.J39])+COLUMN([.J39])+63))" office:value-type="string" office:string-value="V" calcext:value-type="string">
            <text:p>V</text:p>
          </table:table-cell>
          <table:table-cell table:style-name="ce43" table:formula="of:=CHAR(IF(ROW([.K39])+COLUMN([.K39])+63&gt;90;ROW([.K39])+COLUMN([.K39])+63-26;ROW([.K39])+COLUMN([.K39])+63))" office:value-type="string" office:string-value="W" calcext:value-type="string">
            <text:p>W</text:p>
          </table:table-cell>
          <table:table-cell table:style-name="ce25" table:formula="of:=CHAR(IF(ROW([.L39])+COLUMN([.L39])+63&gt;90;ROW([.L39])+COLUMN([.L39])+63-26;ROW([.L39])+COLUMN([.L39])+63))" office:value-type="string" office:string-value="X" calcext:value-type="string">
            <text:p>X</text:p>
          </table:table-cell>
          <table:table-cell table:style-name="ce24" table:formula="of:=CHAR(IF(ROW([.M39])+COLUMN([.M39])+63&gt;90;ROW([.M39])+COLUMN([.M39])+63-26;ROW([.M39])+COLUMN([.M39])+63))" office:value-type="string" office:string-value="Y" calcext:value-type="string">
            <text:p>Y</text:p>
          </table:table-cell>
          <table:table-cell table:style-name="ce44" table:formula="of:=CHAR(IF(ROW([.N39])+COLUMN([.N39])+63&gt;90;ROW([.N39])+COLUMN([.N39])+63-26;ROW([.N39])+COLUMN([.N39])+63))" office:value-type="string" office:string-value="Z" calcext:value-type="string">
            <text:p>Z</text:p>
          </table:table-cell>
          <table:table-cell table:style-name="ce45" table:formula="of:=CHAR(IF(ROW([.O39])+COLUMN([.O39])+63&gt;90;ROW([.O39])+COLUMN([.O39])+63-26;ROW([.O39])+COLUMN([.O39])+63))" office:value-type="string" office:string-value="[" calcext:value-type="string">
            <text:p>[</text:p>
          </table:table-cell>
          <table:table-cell table:style-name="ce46" table:formula="of:=CHAR(IF(ROW([.P39])+COLUMN([.P39])+63&gt;90;ROW([.P39])+COLUMN([.P39])+63-26;ROW([.P39])+COLUMN([.P39])+63))" office:value-type="string" office:string-value="\" calcext:value-type="string">
            <text:p>\</text:p>
          </table:table-cell>
          <table:table-cell table:style-name="ce24" table:formula="of:=CHAR(IF(ROW([.Q39])+COLUMN([.Q39])+63&gt;90;ROW([.Q39])+COLUMN([.Q39])+63-26;ROW([.Q39])+COLUMN([.Q39])+63))" office:value-type="string" office:string-value="]" calcext:value-type="string">
            <text:p>]</text:p>
          </table:table-cell>
          <table:table-cell table:formula="of:=CHAR(IF(ROW([.R39])+COLUMN([.R39])+63&gt;90;ROW([.R39])+COLUMN([.R39])+63-26;ROW([.R39])+COLUMN([.R39])+63))" office:value-type="string" office:string-value="^" calcext:value-type="string">
            <text:p>^</text:p>
          </table:table-cell>
          <table:table-cell table:style-name="ce26" table:formula="of:=CHAR(IF(ROW([.S39])+COLUMN([.S39])+63&gt;90;ROW([.S39])+COLUMN([.S39])+63-26;ROW([.S39])+COLUMN([.S39])+63))" office:value-type="string" office:string-value="_" calcext:value-type="string">
            <text:p>_</text:p>
          </table:table-cell>
          <table:table-cell table:style-name="ce27" table:formula="of:=CHAR(IF(ROW([.T39])+COLUMN([.T39])+63&gt;90;ROW([.T39])+COLUMN([.T39])+63-26;ROW([.T39])+COLUMN([.T39])+63))" office:value-type="string" office:string-value="`" calcext:value-type="string">
            <text:p>`</text:p>
          </table:table-cell>
          <table:table-cell table:style-name="ce28" table:formula="of:=CHAR(IF(ROW([.U39])+COLUMN([.U39])+63&gt;90;ROW([.U39])+COLUMN([.U39])+63-26;ROW([.U39])+COLUMN([.U39])+63))" office:value-type="string" office:string-value="a" calcext:value-type="string">
            <text:p>a</text:p>
          </table:table-cell>
          <table:table-cell table:style-name="ce29" table:formula="of:=CHAR(IF(ROW([.V39])+COLUMN([.V39])+63&gt;90;ROW([.V39])+COLUMN([.V39])+63-26;ROW([.V39])+COLUMN([.V39])+63))" office:value-type="string" office:string-value="b" calcext:value-type="string">
            <text:p>b</text:p>
          </table:table-cell>
          <table:table-cell table:style-name="ce30" table:formula="of:=CHAR(IF(ROW([.W39])+COLUMN([.W39])+63&gt;90;ROW([.W39])+COLUMN([.W39])+63-26;ROW([.W39])+COLUMN([.W39])+63))" office:value-type="string" office:string-value="c" calcext:value-type="string">
            <text:p>c</text:p>
          </table:table-cell>
          <table:table-cell table:style-name="ce31" table:formula="of:=CHAR(IF(ROW([.X39])+COLUMN([.X39])+63&gt;90;ROW([.X39])+COLUMN([.X39])+63-26;ROW([.X39])+COLUMN([.X39])+63))" office:value-type="string" office:string-value="d" calcext:value-type="string">
            <text:p>d</text:p>
          </table:table-cell>
          <table:table-cell table:style-name="ce32" table:formula="of:=CHAR(IF(ROW([.Y39])+COLUMN([.Y39])+63&gt;90;ROW([.Y39])+COLUMN([.Y39])+63-26;ROW([.Y39])+COLUMN([.Y39])+63))" office:value-type="string" office:string-value="e" calcext:value-type="string">
            <text:p>e</text:p>
          </table:table-cell>
          <table:table-cell table:style-name="ce12" table:formula="of:=CHAR(IF(ROW([.Z39])+COLUMN([.Z39])+63&gt;90;ROW([.Z39])+COLUMN([.Z39])+63-26;ROW([.Z39])+COLUMN([.Z39])+63))" office:value-type="string" office:string-value="f" calcext:value-type="string">
            <text:p>f</text:p>
          </table:table-cell>
          <table:table-cell table:style-name="ce13" table:formula="of:=CHAR(IF(ROW([.AA39])+COLUMN([.AA39])+63&gt;90;ROW([.AA39])+COLUMN([.AA39])+63-26;ROW([.AA39])+COLUMN([.AA39])+63))" office:value-type="string" office:string-value="g" calcext:value-type="string">
            <text:p>g</text:p>
          </table:table-cell>
          <table:table-cell table:style-name="ce35" table:formula="of:=CHAR(IF(ROW([.AB39])+COLUMN([.AB39])+63&gt;90;ROW([.AB39])+COLUMN([.AB39])+63-26;ROW([.AB39])+COLUMN([.AB39])+63))" office:value-type="string" office:string-value="h" calcext:value-type="string">
            <text:p>h</text:p>
          </table:table-cell>
          <table:table-cell table:style-name="ce36" table:formula="of:=CHAR(IF(ROW([.AC39])+COLUMN([.AC39])+63&gt;90;ROW([.AC39])+COLUMN([.AC39])+63-26;ROW([.AC39])+COLUMN([.AC39])+63))" office:value-type="string" office:string-value="i" calcext:value-type="string">
            <text:p>i</text:p>
          </table:table-cell>
          <table:table-cell table:style-name="ce37" table:formula="of:=CHAR(IF(ROW([.AD39])+COLUMN([.AD39])+63&gt;90;ROW([.AD39])+COLUMN([.AD39])+63-26;ROW([.AD39])+COLUMN([.AD39])+63))" office:value-type="string" office:string-value="j" calcext:value-type="string">
            <text:p>j</text:p>
          </table:table-cell>
          <table:table-cell table:formula="of:=CHAR(IF(ROW([.AE39])+COLUMN([.AE39])+63&gt;90;ROW([.AE39])+COLUMN([.AE39])+63-26;ROW([.AE39])+COLUMN([.AE39])+63))" office:value-type="string" office:string-value="k" calcext:value-type="string">
            <text:p>k</text:p>
          </table:table-cell>
          <table:table-cell table:style-name="ce38" table:formula="of:=CHAR(IF(ROW([.AF39])+COLUMN([.AF39])+63&gt;90;ROW([.AF39])+COLUMN([.AF39])+63-26;ROW([.AF39])+COLUMN([.AF39])+63))" office:value-type="string" office:string-value="l" calcext:value-type="string">
            <text:p>l</text:p>
          </table:table-cell>
          <table:table-cell table:style-name="ce39" table:formula="of:=CHAR(IF(ROW([.AG39])+COLUMN([.AG39])+63&gt;90;ROW([.AG39])+COLUMN([.AG39])+63-26;ROW([.AG39])+COLUMN([.AG39])+63))" office:value-type="string" office:string-value="m" calcext:value-type="string">
            <text:p>m</text:p>
          </table:table-cell>
          <table:table-cell table:style-name="ce40" table:formula="of:=CHAR(IF(ROW([.AH39])+COLUMN([.AH39])+63&gt;90;ROW([.AH39])+COLUMN([.AH39])+63-26;ROW([.AH39])+COLUMN([.AH39])+63))" office:value-type="string" office:string-value="n" calcext:value-type="string">
            <text:p>n</text:p>
          </table:table-cell>
          <table:table-cell table:style-name="ce41" table:formula="of:=CHAR(IF(ROW([.AI39])+COLUMN([.AI39])+63&gt;90;ROW([.AI39])+COLUMN([.AI39])+63-26;ROW([.AI39])+COLUMN([.AI39])+63))" office:value-type="string" office:string-value="o" calcext:value-type="string">
            <text:p>o</text:p>
          </table:table-cell>
          <table:table-cell table:style-name="ce42" table:formula="of:=CHAR(IF(ROW([.AJ39])+COLUMN([.AJ39])+63&gt;90;ROW([.AJ39])+COLUMN([.AJ39])+63-26;ROW([.AJ39])+COLUMN([.AJ39])+63))" office:value-type="string" office:string-value="p" calcext:value-type="string">
            <text:p>p</text:p>
          </table:table-cell>
          <table:table-cell table:style-name="ce43" table:formula="of:=CHAR(IF(ROW([.AK39])+COLUMN([.AK39])+63&gt;90;ROW([.AK39])+COLUMN([.AK39])+63-26;ROW([.AK39])+COLUMN([.AK39])+63))" office:value-type="string" office:string-value="q" calcext:value-type="string">
            <text:p>q</text:p>
          </table:table-cell>
          <table:table-cell table:style-name="ce25" table:formula="of:=CHAR(IF(ROW([.AL39])+COLUMN([.AL39])+63&gt;90;ROW([.AL39])+COLUMN([.AL39])+63-26;ROW([.AL39])+COLUMN([.AL39])+63))" office:value-type="string" office:string-value="r" calcext:value-type="string">
            <text:p>r</text:p>
          </table:table-cell>
          <table:table-cell table:style-name="ce24" table:formula="of:=CHAR(IF(ROW([.AM39])+COLUMN([.AM39])+63&gt;90;ROW([.AM39])+COLUMN([.AM39])+63-26;ROW([.AM39])+COLUMN([.AM39])+63))" office:value-type="string" office:string-value="s" calcext:value-type="string">
            <text:p>s</text:p>
          </table:table-cell>
          <table:table-cell table:style-name="ce44" table:formula="of:=CHAR(IF(ROW([.AN39])+COLUMN([.AN39])+63&gt;90;ROW([.AN39])+COLUMN([.AN39])+63-26;ROW([.AN39])+COLUMN([.AN39])+63))" office:value-type="string" office:string-value="t" calcext:value-type="string">
            <text:p>t</text:p>
          </table:table-cell>
          <table:table-cell table:style-name="ce45" table:formula="of:=CHAR(IF(ROW([.AO39])+COLUMN([.AO39])+63&gt;90;ROW([.AO39])+COLUMN([.AO39])+63-26;ROW([.AO39])+COLUMN([.AO39])+63))" office:value-type="string" office:string-value="u" calcext:value-type="string">
            <text:p>u</text:p>
          </table:table-cell>
          <table:table-cell table:style-name="ce46" table:formula="of:=CHAR(IF(ROW([.AP39])+COLUMN([.AP39])+63&gt;90;ROW([.AP39])+COLUMN([.AP39])+63-26;ROW([.AP39])+COLUMN([.AP39])+63))" office:value-type="string" office:string-value="v" calcext:value-type="string">
            <text:p>v</text:p>
          </table:table-cell>
          <table:table-cell table:style-name="ce24" table:formula="of:=CHAR(IF(ROW([.AQ39])+COLUMN([.AQ39])+63&gt;90;ROW([.AQ39])+COLUMN([.AQ39])+63-26;ROW([.AQ39])+COLUMN([.AQ39])+63))" office:value-type="string" office:string-value="w" calcext:value-type="string">
            <text:p>w</text:p>
          </table:table-cell>
          <table:table-cell table:formula="of:=CHAR(IF(ROW([.AR39])+COLUMN([.AR39])+63&gt;90;ROW([.AR39])+COLUMN([.AR39])+63-26;ROW([.AR39])+COLUMN([.AR39])+63))" office:value-type="string" office:string-value="x" calcext:value-type="string">
            <text:p>x</text:p>
          </table:table-cell>
          <table:table-cell table:style-name="ce26" table:formula="of:=CHAR(IF(ROW([.AS39])+COLUMN([.AS39])+63&gt;90;ROW([.AS39])+COLUMN([.AS39])+63-26;ROW([.AS39])+COLUMN([.AS39])+63))" office:value-type="string" office:string-value="y" calcext:value-type="string">
            <text:p>y</text:p>
          </table:table-cell>
          <table:table-cell table:style-name="ce27" table:formula="of:=CHAR(IF(ROW([.AT39])+COLUMN([.AT39])+63&gt;90;ROW([.AT39])+COLUMN([.AT39])+63-26;ROW([.AT39])+COLUMN([.AT39])+63))" office:value-type="string" office:string-value="z" calcext:value-type="string">
            <text:p>z</text:p>
          </table:table-cell>
          <table:table-cell table:style-name="ce28" table:formula="of:=CHAR(IF(ROW([.AU39])+COLUMN([.AU39])+63&gt;90;ROW([.AU39])+COLUMN([.AU39])+63-26;ROW([.AU39])+COLUMN([.AU39])+63))" office:value-type="string" office:string-value="{" calcext:value-type="string">
            <text:p>{</text:p>
          </table:table-cell>
          <table:table-cell table:style-name="ce29" table:formula="of:=CHAR(IF(ROW([.AV39])+COLUMN([.AV39])+63&gt;90;ROW([.AV39])+COLUMN([.AV39])+63-26;ROW([.AV39])+COLUMN([.AV39])+63))" office:value-type="string" office:string-value="|" calcext:value-type="string">
            <text:p>|</text:p>
          </table:table-cell>
          <table:table-cell table:style-name="ce30" table:formula="of:=CHAR(IF(ROW([.AW39])+COLUMN([.AW39])+63&gt;90;ROW([.AW39])+COLUMN([.AW39])+63-26;ROW([.AW39])+COLUMN([.AW39])+63))" office:value-type="string" office:string-value="}" calcext:value-type="string">
            <text:p>}</text:p>
          </table:table-cell>
          <table:table-cell table:style-name="ce31" table:formula="of:=CHAR(IF(ROW([.AX39])+COLUMN([.AX39])+63&gt;90;ROW([.AX39])+COLUMN([.AX39])+63-26;ROW([.AX39])+COLUMN([.AX39])+63))" office:value-type="string" office:string-value="~" calcext:value-type="string">
            <text:p>~</text:p>
          </table:table-cell>
          <table:table-cell table:style-name="ce32" table:formula="of:=CHAR(IF(ROW([.AY39])+COLUMN([.AY39])+63&gt;90;ROW([.AY39])+COLUMN([.AY39])+63-26;ROW([.AY39])+COLUMN([.AY39])+63))" office:value-type="string" office:string-value="" calcext:value-type="string">
            <text:p></text:p>
          </table:table-cell>
          <table:table-cell table:style-name="ce12" table:formula="of:=CHAR(IF(ROW([.AZ39])+COLUMN([.AZ39])+63&gt;90;ROW([.AZ39])+COLUMN([.AZ39])+63-26;ROW([.AZ39])+COLUMN([.AZ39])+63))" office:value-type="string" office:string-value="�" calcext:value-type="string">
            <text:p>�</text:p>
          </table:table-cell>
          <table:table-cell table:style-name="ce13" table:formula="of:=CHAR(IF(ROW([.BA39])+COLUMN([.BA39])+63&gt;90;ROW([.BA39])+COLUMN([.BA39])+63-26;ROW([.BA39])+COLUMN([.BA39])+63))" office:value-type="string" office:string-value="�" calcext:value-type="string">
            <text:p>�</text:p>
          </table:table-cell>
          <table:table-cell table:style-name="ce35" table:formula="of:=CHAR(IF(ROW([.BB39])+COLUMN([.BB39])+63&gt;90;ROW([.BB39])+COLUMN([.BB39])+63-26;ROW([.BB39])+COLUMN([.BB39])+63))" office:value-type="string" office:string-value="�" calcext:value-type="string">
            <text:p>�</text:p>
          </table:table-cell>
          <table:table-cell table:style-name="ce36" table:formula="of:=CHAR(IF(ROW([.BC39])+COLUMN([.BC39])+63&gt;90;ROW([.BC39])+COLUMN([.BC39])+63-26;ROW([.BC39])+COLUMN([.BC39])+63))" office:value-type="string" office:string-value="�" calcext:value-type="string">
            <text:p>�</text:p>
          </table:table-cell>
          <table:table-cell table:style-name="ce37" table:formula="of:=CHAR(IF(ROW([.BD39])+COLUMN([.BD39])+63&gt;90;ROW([.BD39])+COLUMN([.BD39])+63-26;ROW([.BD39])+COLUMN([.BD39])+63))" office:value-type="string" office:string-value="�" calcext:value-type="string">
            <text:p>�</text:p>
          </table:table-cell>
          <table:table-cell table:formula="of:=CHAR(IF(ROW([.BE39])+COLUMN([.BE39])+63&gt;90;ROW([.BE39])+COLUMN([.BE39])+63-26;ROW([.BE39])+COLUMN([.BE39])+63))" office:value-type="string" office:string-value="�" calcext:value-type="string">
            <text:p>�</text:p>
          </table:table-cell>
          <table:table-cell table:style-name="ce38" table:formula="of:=CHAR(IF(ROW([.BF39])+COLUMN([.BF39])+63&gt;90;ROW([.BF39])+COLUMN([.BF39])+63-26;ROW([.BF39])+COLUMN([.BF39])+63))" office:value-type="string" office:string-value="�" calcext:value-type="string">
            <text:p>�</text:p>
          </table:table-cell>
          <table:table-cell table:style-name="ce39" table:formula="of:=CHAR(IF(ROW([.BG39])+COLUMN([.BG39])+63&gt;90;ROW([.BG39])+COLUMN([.BG39])+63-26;ROW([.BG39])+COLUMN([.BG39])+63))" office:value-type="string" office:string-value="�" calcext:value-type="string">
            <text:p>�</text:p>
          </table:table-cell>
          <table:table-cell table:style-name="ce40" table:formula="of:=CHAR(IF(ROW([.BH39])+COLUMN([.BH39])+63&gt;90;ROW([.BH39])+COLUMN([.BH39])+63-26;ROW([.BH39])+COLUMN([.BH39])+63))" office:value-type="string" office:string-value="�" calcext:value-type="string">
            <text:p>�</text:p>
          </table:table-cell>
          <table:table-cell table:style-name="ce41" table:formula="of:=CHAR(IF(ROW([.BI39])+COLUMN([.BI39])+63&gt;90;ROW([.BI39])+COLUMN([.BI39])+63-26;ROW([.BI39])+COLUMN([.BI39])+63))" office:value-type="string" office:string-value="�" calcext:value-type="string">
            <text:p>�</text:p>
          </table:table-cell>
          <table:table-cell table:style-name="ce42" table:formula="of:=CHAR(IF(ROW([.BJ39])+COLUMN([.BJ39])+63&gt;90;ROW([.BJ39])+COLUMN([.BJ39])+63-26;ROW([.BJ39])+COLUMN([.BJ39])+63))" office:value-type="string" office:string-value="�" calcext:value-type="string">
            <text:p>�</text:p>
          </table:table-cell>
          <table:table-cell table:style-name="ce43" table:formula="of:=CHAR(IF(ROW([.BK39])+COLUMN([.BK39])+63&gt;90;ROW([.BK39])+COLUMN([.BK39])+63-26;ROW([.BK39])+COLUMN([.BK39])+63))" office:value-type="string" office:string-value="�" calcext:value-type="string">
            <text:p>�</text:p>
          </table:table-cell>
          <table:table-cell table:style-name="ce25" table:formula="of:=CHAR(IF(ROW([.BL39])+COLUMN([.BL39])+63&gt;90;ROW([.BL39])+COLUMN([.BL39])+63-26;ROW([.BL39])+COLUMN([.BL39])+63))" office:value-type="string" office:string-value="�" calcext:value-type="string">
            <text:p>�</text:p>
          </table:table-cell>
          <table:table-cell table:style-name="ce24" table:formula="of:=CHAR(IF(ROW([.BM39])+COLUMN([.BM39])+63&gt;90;ROW([.BM39])+COLUMN([.BM39])+63-26;ROW([.BM39])+COLUMN([.BM39])+63))" office:value-type="string" office:string-value="�" calcext:value-type="string">
            <text:p>�</text:p>
          </table:table-cell>
          <table:table-cell table:style-name="ce44" table:formula="of:=CHAR(IF(ROW([.BN39])+COLUMN([.BN39])+63&gt;90;ROW([.BN39])+COLUMN([.BN39])+63-26;ROW([.BN39])+COLUMN([.BN39])+63))" office:value-type="string" office:string-value="�" calcext:value-type="string">
            <text:p>�</text:p>
          </table:table-cell>
          <table:table-cell table:style-name="ce45" table:formula="of:=CHAR(IF(ROW([.BO39])+COLUMN([.BO39])+63&gt;90;ROW([.BO39])+COLUMN([.BO39])+63-26;ROW([.BO39])+COLUMN([.BO39])+63))" office:value-type="string" office:string-value="�" calcext:value-type="string">
            <text:p>�</text:p>
          </table:table-cell>
          <table:table-cell table:style-name="ce46" table:formula="of:=CHAR(IF(ROW([.BP39])+COLUMN([.BP39])+63&gt;90;ROW([.BP39])+COLUMN([.BP39])+63-26;ROW([.BP39])+COLUMN([.BP39])+63))" office:value-type="string" office:string-value="�" calcext:value-type="string">
            <text:p>�</text:p>
          </table:table-cell>
          <table:table-cell table:style-name="ce24" table:formula="of:=CHAR(IF(ROW([.BQ39])+COLUMN([.BQ39])+63&gt;90;ROW([.BQ39])+COLUMN([.BQ39])+63-26;ROW([.BQ39])+COLUMN([.BQ39])+63))" office:value-type="string" office:string-value="�" calcext:value-type="string">
            <text:p>�</text:p>
          </table:table-cell>
          <table:table-cell table:formula="of:=CHAR(IF(ROW([.BR39])+COLUMN([.BR39])+63&gt;90;ROW([.BR39])+COLUMN([.BR39])+63-26;ROW([.BR39])+COLUMN([.BR39])+63))" office:value-type="string" office:string-value="�" calcext:value-type="string">
            <text:p>�</text:p>
          </table:table-cell>
          <table:table-cell table:style-name="ce26" table:formula="of:=CHAR(IF(ROW([.BS39])+COLUMN([.BS39])+63&gt;90;ROW([.BS39])+COLUMN([.BS39])+63-26;ROW([.BS39])+COLUMN([.BS39])+63))" office:value-type="string" office:string-value="�" calcext:value-type="string">
            <text:p>�</text:p>
          </table:table-cell>
          <table:table-cell table:style-name="ce27" table:formula="of:=CHAR(IF(ROW([.BT39])+COLUMN([.BT39])+63&gt;90;ROW([.BT39])+COLUMN([.BT39])+63-26;ROW([.BT39])+COLUMN([.BT39])+63))" office:value-type="string" office:string-value="�" calcext:value-type="string">
            <text:p>�</text:p>
          </table:table-cell>
          <table:table-cell table:style-name="ce28" table:formula="of:=CHAR(IF(ROW([.BU39])+COLUMN([.BU39])+63&gt;90;ROW([.BU39])+COLUMN([.BU39])+63-26;ROW([.BU39])+COLUMN([.BU39])+63))" office:value-type="string" office:string-value="�" calcext:value-type="string">
            <text:p>�</text:p>
          </table:table-cell>
          <table:table-cell table:style-name="ce29" table:formula="of:=CHAR(IF(ROW([.BV39])+COLUMN([.BV39])+63&gt;90;ROW([.BV39])+COLUMN([.BV39])+63-26;ROW([.BV39])+COLUMN([.BV39])+63))" office:value-type="string" office:string-value="�" calcext:value-type="string">
            <text:p>�</text:p>
          </table:table-cell>
          <table:table-cell table:style-name="ce30" table:formula="of:=CHAR(IF(ROW([.BW39])+COLUMN([.BW39])+63&gt;90;ROW([.BW39])+COLUMN([.BW39])+63-26;ROW([.BW39])+COLUMN([.BW39])+63))" office:value-type="string" office:string-value="�" calcext:value-type="string">
            <text:p>�</text:p>
          </table:table-cell>
          <table:table-cell table:style-name="ce31" table:formula="of:=CHAR(IF(ROW([.BX39])+COLUMN([.BX39])+63&gt;90;ROW([.BX39])+COLUMN([.BX39])+63-26;ROW([.BX39])+COLUMN([.BX39])+63))" office:value-type="string" office:string-value="�" calcext:value-type="string">
            <text:p>�</text:p>
          </table:table-cell>
          <table:table-cell table:style-name="ce32" table:formula="of:=CHAR(IF(ROW([.BY39])+COLUMN([.BY39])+63&gt;90;ROW([.BY39])+COLUMN([.BY39])+63-26;ROW([.BY39])+COLUMN([.BY39])+63))" office:value-type="string" office:string-value="�" calcext:value-type="string">
            <text:p>�</text:p>
          </table:table-cell>
          <table:table-cell table:style-name="ce12" table:formula="of:=CHAR(IF(ROW([.BZ39])+COLUMN([.BZ39])+63&gt;90;ROW([.BZ39])+COLUMN([.BZ39])+63-26;ROW([.BZ39])+COLUMN([.BZ39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4" table:formula="of:=CHAR(IF(ROW([.A40])+COLUMN([.A40])+63&gt;90;ROW([.A40])+COLUMN([.A40])+63-26;ROW([.A40])+COLUMN([.A40])+63))" office:value-type="string" office:string-value="N" calcext:value-type="string">
            <text:p>N</text:p>
          </table:table-cell>
          <table:table-cell table:style-name="ce36" table:formula="of:=CHAR(IF(ROW([.B40])+COLUMN([.B40])+63&gt;90;ROW([.B40])+COLUMN([.B40])+63-26;ROW([.B40])+COLUMN([.B40])+63))" office:value-type="string" office:string-value="O" calcext:value-type="string">
            <text:p>O</text:p>
          </table:table-cell>
          <table:table-cell table:style-name="ce37" table:formula="of:=CHAR(IF(ROW([.C40])+COLUMN([.C40])+63&gt;90;ROW([.C40])+COLUMN([.C40])+63-26;ROW([.C40])+COLUMN([.C40])+63))" office:value-type="string" office:string-value="P" calcext:value-type="string">
            <text:p>P</text:p>
          </table:table-cell>
          <table:table-cell table:formula="of:=CHAR(IF(ROW([.D40])+COLUMN([.D40])+63&gt;90;ROW([.D40])+COLUMN([.D40])+63-26;ROW([.D40])+COLUMN([.D40])+63))" office:value-type="string" office:string-value="Q" calcext:value-type="string">
            <text:p>Q</text:p>
          </table:table-cell>
          <table:table-cell table:style-name="ce38" table:formula="of:=CHAR(IF(ROW([.E40])+COLUMN([.E40])+63&gt;90;ROW([.E40])+COLUMN([.E40])+63-26;ROW([.E40])+COLUMN([.E40])+63))" office:value-type="string" office:string-value="R" calcext:value-type="string">
            <text:p>R</text:p>
          </table:table-cell>
          <table:table-cell table:style-name="ce39" table:formula="of:=CHAR(IF(ROW([.F40])+COLUMN([.F40])+63&gt;90;ROW([.F40])+COLUMN([.F40])+63-26;ROW([.F40])+COLUMN([.F40])+63))" office:value-type="string" office:string-value="S" calcext:value-type="string">
            <text:p>S</text:p>
          </table:table-cell>
          <table:table-cell table:style-name="ce40" table:formula="of:=CHAR(IF(ROW([.G40])+COLUMN([.G40])+63&gt;90;ROW([.G40])+COLUMN([.G40])+63-26;ROW([.G40])+COLUMN([.G40])+63))" office:value-type="string" office:string-value="T" calcext:value-type="string">
            <text:p>T</text:p>
          </table:table-cell>
          <table:table-cell table:style-name="ce41" table:formula="of:=CHAR(IF(ROW([.H40])+COLUMN([.H40])+63&gt;90;ROW([.H40])+COLUMN([.H40])+63-26;ROW([.H40])+COLUMN([.H40])+63))" office:value-type="string" office:string-value="U" calcext:value-type="string">
            <text:p>U</text:p>
          </table:table-cell>
          <table:table-cell table:style-name="ce42" table:formula="of:=CHAR(IF(ROW([.I40])+COLUMN([.I40])+63&gt;90;ROW([.I40])+COLUMN([.I40])+63-26;ROW([.I40])+COLUMN([.I40])+63))" office:value-type="string" office:string-value="V" calcext:value-type="string">
            <text:p>V</text:p>
          </table:table-cell>
          <table:table-cell table:style-name="ce43" table:formula="of:=CHAR(IF(ROW([.J40])+COLUMN([.J40])+63&gt;90;ROW([.J40])+COLUMN([.J40])+63-26;ROW([.J40])+COLUMN([.J40])+63))" office:value-type="string" office:string-value="W" calcext:value-type="string">
            <text:p>W</text:p>
          </table:table-cell>
          <table:table-cell table:style-name="ce25" table:formula="of:=CHAR(IF(ROW([.K40])+COLUMN([.K40])+63&gt;90;ROW([.K40])+COLUMN([.K40])+63-26;ROW([.K40])+COLUMN([.K40])+63))" office:value-type="string" office:string-value="X" calcext:value-type="string">
            <text:p>X</text:p>
          </table:table-cell>
          <table:table-cell table:style-name="ce24" table:formula="of:=CHAR(IF(ROW([.L40])+COLUMN([.L40])+63&gt;90;ROW([.L40])+COLUMN([.L40])+63-26;ROW([.L40])+COLUMN([.L40])+63))" office:value-type="string" office:string-value="Y" calcext:value-type="string">
            <text:p>Y</text:p>
          </table:table-cell>
          <table:table-cell table:style-name="ce44" table:formula="of:=CHAR(IF(ROW([.M40])+COLUMN([.M40])+63&gt;90;ROW([.M40])+COLUMN([.M40])+63-26;ROW([.M40])+COLUMN([.M40])+63))" office:value-type="string" office:string-value="Z" calcext:value-type="string">
            <text:p>Z</text:p>
          </table:table-cell>
          <table:table-cell table:style-name="ce45" table:formula="of:=CHAR(IF(ROW([.N40])+COLUMN([.N40])+63&gt;90;ROW([.N40])+COLUMN([.N40])+63-26;ROW([.N40])+COLUMN([.N40])+63))" office:value-type="string" office:string-value="[" calcext:value-type="string">
            <text:p>[</text:p>
          </table:table-cell>
          <table:table-cell table:style-name="ce46" table:formula="of:=CHAR(IF(ROW([.O40])+COLUMN([.O40])+63&gt;90;ROW([.O40])+COLUMN([.O40])+63-26;ROW([.O40])+COLUMN([.O40])+63))" office:value-type="string" office:string-value="\" calcext:value-type="string">
            <text:p>\</text:p>
          </table:table-cell>
          <table:table-cell table:style-name="ce24" table:formula="of:=CHAR(IF(ROW([.P40])+COLUMN([.P40])+63&gt;90;ROW([.P40])+COLUMN([.P40])+63-26;ROW([.P40])+COLUMN([.P40])+63))" office:value-type="string" office:string-value="]" calcext:value-type="string">
            <text:p>]</text:p>
          </table:table-cell>
          <table:table-cell table:formula="of:=CHAR(IF(ROW([.Q40])+COLUMN([.Q40])+63&gt;90;ROW([.Q40])+COLUMN([.Q40])+63-26;ROW([.Q40])+COLUMN([.Q40])+63))" office:value-type="string" office:string-value="^" calcext:value-type="string">
            <text:p>^</text:p>
          </table:table-cell>
          <table:table-cell table:style-name="ce26" table:formula="of:=CHAR(IF(ROW([.R40])+COLUMN([.R40])+63&gt;90;ROW([.R40])+COLUMN([.R40])+63-26;ROW([.R40])+COLUMN([.R40])+63))" office:value-type="string" office:string-value="_" calcext:value-type="string">
            <text:p>_</text:p>
          </table:table-cell>
          <table:table-cell table:style-name="ce27" table:formula="of:=CHAR(IF(ROW([.S40])+COLUMN([.S40])+63&gt;90;ROW([.S40])+COLUMN([.S40])+63-26;ROW([.S40])+COLUMN([.S40])+63))" office:value-type="string" office:string-value="`" calcext:value-type="string">
            <text:p>`</text:p>
          </table:table-cell>
          <table:table-cell table:style-name="ce28" table:formula="of:=CHAR(IF(ROW([.T40])+COLUMN([.T40])+63&gt;90;ROW([.T40])+COLUMN([.T40])+63-26;ROW([.T40])+COLUMN([.T40])+63))" office:value-type="string" office:string-value="a" calcext:value-type="string">
            <text:p>a</text:p>
          </table:table-cell>
          <table:table-cell table:style-name="ce29" table:formula="of:=CHAR(IF(ROW([.U40])+COLUMN([.U40])+63&gt;90;ROW([.U40])+COLUMN([.U40])+63-26;ROW([.U40])+COLUMN([.U40])+63))" office:value-type="string" office:string-value="b" calcext:value-type="string">
            <text:p>b</text:p>
          </table:table-cell>
          <table:table-cell table:style-name="ce30" table:formula="of:=CHAR(IF(ROW([.V40])+COLUMN([.V40])+63&gt;90;ROW([.V40])+COLUMN([.V40])+63-26;ROW([.V40])+COLUMN([.V40])+63))" office:value-type="string" office:string-value="c" calcext:value-type="string">
            <text:p>c</text:p>
          </table:table-cell>
          <table:table-cell table:style-name="ce31" table:formula="of:=CHAR(IF(ROW([.W40])+COLUMN([.W40])+63&gt;90;ROW([.W40])+COLUMN([.W40])+63-26;ROW([.W40])+COLUMN([.W40])+63))" office:value-type="string" office:string-value="d" calcext:value-type="string">
            <text:p>d</text:p>
          </table:table-cell>
          <table:table-cell table:style-name="ce32" table:formula="of:=CHAR(IF(ROW([.X40])+COLUMN([.X40])+63&gt;90;ROW([.X40])+COLUMN([.X40])+63-26;ROW([.X40])+COLUMN([.X40])+63))" office:value-type="string" office:string-value="e" calcext:value-type="string">
            <text:p>e</text:p>
          </table:table-cell>
          <table:table-cell table:style-name="ce33" table:formula="of:=CHAR(IF(ROW([.Y40])+COLUMN([.Y40])+63&gt;90;ROW([.Y40])+COLUMN([.Y40])+63-26;ROW([.Y40])+COLUMN([.Y40])+63))" office:value-type="string" office:string-value="f" calcext:value-type="string">
            <text:p>f</text:p>
          </table:table-cell>
          <table:table-cell table:style-name="ce13" table:formula="of:=CHAR(IF(ROW([.Z40])+COLUMN([.Z40])+63&gt;90;ROW([.Z40])+COLUMN([.Z40])+63-26;ROW([.Z40])+COLUMN([.Z40])+63))" office:value-type="string" office:string-value="g" calcext:value-type="string">
            <text:p>g</text:p>
          </table:table-cell>
          <table:table-cell table:style-name="ce14" table:formula="of:=CHAR(IF(ROW([.AA40])+COLUMN([.AA40])+63&gt;90;ROW([.AA40])+COLUMN([.AA40])+63-26;ROW([.AA40])+COLUMN([.AA40])+63))" office:value-type="string" office:string-value="h" calcext:value-type="string">
            <text:p>h</text:p>
          </table:table-cell>
          <table:table-cell table:style-name="ce36" table:formula="of:=CHAR(IF(ROW([.AB40])+COLUMN([.AB40])+63&gt;90;ROW([.AB40])+COLUMN([.AB40])+63-26;ROW([.AB40])+COLUMN([.AB40])+63))" office:value-type="string" office:string-value="i" calcext:value-type="string">
            <text:p>i</text:p>
          </table:table-cell>
          <table:table-cell table:style-name="ce37" table:formula="of:=CHAR(IF(ROW([.AC40])+COLUMN([.AC40])+63&gt;90;ROW([.AC40])+COLUMN([.AC40])+63-26;ROW([.AC40])+COLUMN([.AC40])+63))" office:value-type="string" office:string-value="j" calcext:value-type="string">
            <text:p>j</text:p>
          </table:table-cell>
          <table:table-cell table:formula="of:=CHAR(IF(ROW([.AD40])+COLUMN([.AD40])+63&gt;90;ROW([.AD40])+COLUMN([.AD40])+63-26;ROW([.AD40])+COLUMN([.AD40])+63))" office:value-type="string" office:string-value="k" calcext:value-type="string">
            <text:p>k</text:p>
          </table:table-cell>
          <table:table-cell table:style-name="ce38" table:formula="of:=CHAR(IF(ROW([.AE40])+COLUMN([.AE40])+63&gt;90;ROW([.AE40])+COLUMN([.AE40])+63-26;ROW([.AE40])+COLUMN([.AE40])+63))" office:value-type="string" office:string-value="l" calcext:value-type="string">
            <text:p>l</text:p>
          </table:table-cell>
          <table:table-cell table:style-name="ce39" table:formula="of:=CHAR(IF(ROW([.AF40])+COLUMN([.AF40])+63&gt;90;ROW([.AF40])+COLUMN([.AF40])+63-26;ROW([.AF40])+COLUMN([.AF40])+63))" office:value-type="string" office:string-value="m" calcext:value-type="string">
            <text:p>m</text:p>
          </table:table-cell>
          <table:table-cell table:style-name="ce40" table:formula="of:=CHAR(IF(ROW([.AG40])+COLUMN([.AG40])+63&gt;90;ROW([.AG40])+COLUMN([.AG40])+63-26;ROW([.AG40])+COLUMN([.AG40])+63))" office:value-type="string" office:string-value="n" calcext:value-type="string">
            <text:p>n</text:p>
          </table:table-cell>
          <table:table-cell table:style-name="ce41" table:formula="of:=CHAR(IF(ROW([.AH40])+COLUMN([.AH40])+63&gt;90;ROW([.AH40])+COLUMN([.AH40])+63-26;ROW([.AH40])+COLUMN([.AH40])+63))" office:value-type="string" office:string-value="o" calcext:value-type="string">
            <text:p>o</text:p>
          </table:table-cell>
          <table:table-cell table:style-name="ce42" table:formula="of:=CHAR(IF(ROW([.AI40])+COLUMN([.AI40])+63&gt;90;ROW([.AI40])+COLUMN([.AI40])+63-26;ROW([.AI40])+COLUMN([.AI40])+63))" office:value-type="string" office:string-value="p" calcext:value-type="string">
            <text:p>p</text:p>
          </table:table-cell>
          <table:table-cell table:style-name="ce43" table:formula="of:=CHAR(IF(ROW([.AJ40])+COLUMN([.AJ40])+63&gt;90;ROW([.AJ40])+COLUMN([.AJ40])+63-26;ROW([.AJ40])+COLUMN([.AJ40])+63))" office:value-type="string" office:string-value="q" calcext:value-type="string">
            <text:p>q</text:p>
          </table:table-cell>
          <table:table-cell table:style-name="ce25" table:formula="of:=CHAR(IF(ROW([.AK40])+COLUMN([.AK40])+63&gt;90;ROW([.AK40])+COLUMN([.AK40])+63-26;ROW([.AK40])+COLUMN([.AK40])+63))" office:value-type="string" office:string-value="r" calcext:value-type="string">
            <text:p>r</text:p>
          </table:table-cell>
          <table:table-cell table:style-name="ce24" table:formula="of:=CHAR(IF(ROW([.AL40])+COLUMN([.AL40])+63&gt;90;ROW([.AL40])+COLUMN([.AL40])+63-26;ROW([.AL40])+COLUMN([.AL40])+63))" office:value-type="string" office:string-value="s" calcext:value-type="string">
            <text:p>s</text:p>
          </table:table-cell>
          <table:table-cell table:style-name="ce44" table:formula="of:=CHAR(IF(ROW([.AM40])+COLUMN([.AM40])+63&gt;90;ROW([.AM40])+COLUMN([.AM40])+63-26;ROW([.AM40])+COLUMN([.AM40])+63))" office:value-type="string" office:string-value="t" calcext:value-type="string">
            <text:p>t</text:p>
          </table:table-cell>
          <table:table-cell table:style-name="ce45" table:formula="of:=CHAR(IF(ROW([.AN40])+COLUMN([.AN40])+63&gt;90;ROW([.AN40])+COLUMN([.AN40])+63-26;ROW([.AN40])+COLUMN([.AN40])+63))" office:value-type="string" office:string-value="u" calcext:value-type="string">
            <text:p>u</text:p>
          </table:table-cell>
          <table:table-cell table:style-name="ce46" table:formula="of:=CHAR(IF(ROW([.AO40])+COLUMN([.AO40])+63&gt;90;ROW([.AO40])+COLUMN([.AO40])+63-26;ROW([.AO40])+COLUMN([.AO40])+63))" office:value-type="string" office:string-value="v" calcext:value-type="string">
            <text:p>v</text:p>
          </table:table-cell>
          <table:table-cell table:style-name="ce24" table:formula="of:=CHAR(IF(ROW([.AP40])+COLUMN([.AP40])+63&gt;90;ROW([.AP40])+COLUMN([.AP40])+63-26;ROW([.AP40])+COLUMN([.AP40])+63))" office:value-type="string" office:string-value="w" calcext:value-type="string">
            <text:p>w</text:p>
          </table:table-cell>
          <table:table-cell table:formula="of:=CHAR(IF(ROW([.AQ40])+COLUMN([.AQ40])+63&gt;90;ROW([.AQ40])+COLUMN([.AQ40])+63-26;ROW([.AQ40])+COLUMN([.AQ40])+63))" office:value-type="string" office:string-value="x" calcext:value-type="string">
            <text:p>x</text:p>
          </table:table-cell>
          <table:table-cell table:style-name="ce26" table:formula="of:=CHAR(IF(ROW([.AR40])+COLUMN([.AR40])+63&gt;90;ROW([.AR40])+COLUMN([.AR40])+63-26;ROW([.AR40])+COLUMN([.AR40])+63))" office:value-type="string" office:string-value="y" calcext:value-type="string">
            <text:p>y</text:p>
          </table:table-cell>
          <table:table-cell table:style-name="ce27" table:formula="of:=CHAR(IF(ROW([.AS40])+COLUMN([.AS40])+63&gt;90;ROW([.AS40])+COLUMN([.AS40])+63-26;ROW([.AS40])+COLUMN([.AS40])+63))" office:value-type="string" office:string-value="z" calcext:value-type="string">
            <text:p>z</text:p>
          </table:table-cell>
          <table:table-cell table:style-name="ce28" table:formula="of:=CHAR(IF(ROW([.AT40])+COLUMN([.AT40])+63&gt;90;ROW([.AT40])+COLUMN([.AT40])+63-26;ROW([.AT40])+COLUMN([.AT40])+63))" office:value-type="string" office:string-value="{" calcext:value-type="string">
            <text:p>{</text:p>
          </table:table-cell>
          <table:table-cell table:style-name="ce29" table:formula="of:=CHAR(IF(ROW([.AU40])+COLUMN([.AU40])+63&gt;90;ROW([.AU40])+COLUMN([.AU40])+63-26;ROW([.AU40])+COLUMN([.AU40])+63))" office:value-type="string" office:string-value="|" calcext:value-type="string">
            <text:p>|</text:p>
          </table:table-cell>
          <table:table-cell table:style-name="ce30" table:formula="of:=CHAR(IF(ROW([.AV40])+COLUMN([.AV40])+63&gt;90;ROW([.AV40])+COLUMN([.AV40])+63-26;ROW([.AV40])+COLUMN([.AV40])+63))" office:value-type="string" office:string-value="}" calcext:value-type="string">
            <text:p>}</text:p>
          </table:table-cell>
          <table:table-cell table:style-name="ce31" table:formula="of:=CHAR(IF(ROW([.AW40])+COLUMN([.AW40])+63&gt;90;ROW([.AW40])+COLUMN([.AW40])+63-26;ROW([.AW40])+COLUMN([.AW40])+63))" office:value-type="string" office:string-value="~" calcext:value-type="string">
            <text:p>~</text:p>
          </table:table-cell>
          <table:table-cell table:style-name="ce32" table:formula="of:=CHAR(IF(ROW([.AX40])+COLUMN([.AX40])+63&gt;90;ROW([.AX40])+COLUMN([.AX40])+63-26;ROW([.AX40])+COLUMN([.AX40])+63))" office:value-type="string" office:string-value="" calcext:value-type="string">
            <text:p></text:p>
          </table:table-cell>
          <table:table-cell table:style-name="ce33" table:formula="of:=CHAR(IF(ROW([.AY40])+COLUMN([.AY40])+63&gt;90;ROW([.AY40])+COLUMN([.AY40])+63-26;ROW([.AY40])+COLUMN([.AY40])+63))" office:value-type="string" office:string-value="�" calcext:value-type="string">
            <text:p>�</text:p>
          </table:table-cell>
          <table:table-cell table:style-name="ce13" table:formula="of:=CHAR(IF(ROW([.AZ40])+COLUMN([.AZ40])+63&gt;90;ROW([.AZ40])+COLUMN([.AZ40])+63-26;ROW([.AZ40])+COLUMN([.AZ40])+63))" office:value-type="string" office:string-value="�" calcext:value-type="string">
            <text:p>�</text:p>
          </table:table-cell>
          <table:table-cell table:style-name="ce14" table:formula="of:=CHAR(IF(ROW([.BA40])+COLUMN([.BA40])+63&gt;90;ROW([.BA40])+COLUMN([.BA40])+63-26;ROW([.BA40])+COLUMN([.BA40])+63))" office:value-type="string" office:string-value="�" calcext:value-type="string">
            <text:p>�</text:p>
          </table:table-cell>
          <table:table-cell table:style-name="ce36" table:formula="of:=CHAR(IF(ROW([.BB40])+COLUMN([.BB40])+63&gt;90;ROW([.BB40])+COLUMN([.BB40])+63-26;ROW([.BB40])+COLUMN([.BB40])+63))" office:value-type="string" office:string-value="�" calcext:value-type="string">
            <text:p>�</text:p>
          </table:table-cell>
          <table:table-cell table:style-name="ce37" table:formula="of:=CHAR(IF(ROW([.BC40])+COLUMN([.BC40])+63&gt;90;ROW([.BC40])+COLUMN([.BC40])+63-26;ROW([.BC40])+COLUMN([.BC40])+63))" office:value-type="string" office:string-value="�" calcext:value-type="string">
            <text:p>�</text:p>
          </table:table-cell>
          <table:table-cell table:formula="of:=CHAR(IF(ROW([.BD40])+COLUMN([.BD40])+63&gt;90;ROW([.BD40])+COLUMN([.BD40])+63-26;ROW([.BD40])+COLUMN([.BD40])+63))" office:value-type="string" office:string-value="�" calcext:value-type="string">
            <text:p>�</text:p>
          </table:table-cell>
          <table:table-cell table:style-name="ce38" table:formula="of:=CHAR(IF(ROW([.BE40])+COLUMN([.BE40])+63&gt;90;ROW([.BE40])+COLUMN([.BE40])+63-26;ROW([.BE40])+COLUMN([.BE40])+63))" office:value-type="string" office:string-value="�" calcext:value-type="string">
            <text:p>�</text:p>
          </table:table-cell>
          <table:table-cell table:style-name="ce39" table:formula="of:=CHAR(IF(ROW([.BF40])+COLUMN([.BF40])+63&gt;90;ROW([.BF40])+COLUMN([.BF40])+63-26;ROW([.BF40])+COLUMN([.BF40])+63))" office:value-type="string" office:string-value="�" calcext:value-type="string">
            <text:p>�</text:p>
          </table:table-cell>
          <table:table-cell table:style-name="ce40" table:formula="of:=CHAR(IF(ROW([.BG40])+COLUMN([.BG40])+63&gt;90;ROW([.BG40])+COLUMN([.BG40])+63-26;ROW([.BG40])+COLUMN([.BG40])+63))" office:value-type="string" office:string-value="�" calcext:value-type="string">
            <text:p>�</text:p>
          </table:table-cell>
          <table:table-cell table:style-name="ce41" table:formula="of:=CHAR(IF(ROW([.BH40])+COLUMN([.BH40])+63&gt;90;ROW([.BH40])+COLUMN([.BH40])+63-26;ROW([.BH40])+COLUMN([.BH40])+63))" office:value-type="string" office:string-value="�" calcext:value-type="string">
            <text:p>�</text:p>
          </table:table-cell>
          <table:table-cell table:style-name="ce42" table:formula="of:=CHAR(IF(ROW([.BI40])+COLUMN([.BI40])+63&gt;90;ROW([.BI40])+COLUMN([.BI40])+63-26;ROW([.BI40])+COLUMN([.BI40])+63))" office:value-type="string" office:string-value="�" calcext:value-type="string">
            <text:p>�</text:p>
          </table:table-cell>
          <table:table-cell table:style-name="ce43" table:formula="of:=CHAR(IF(ROW([.BJ40])+COLUMN([.BJ40])+63&gt;90;ROW([.BJ40])+COLUMN([.BJ40])+63-26;ROW([.BJ40])+COLUMN([.BJ40])+63))" office:value-type="string" office:string-value="�" calcext:value-type="string">
            <text:p>�</text:p>
          </table:table-cell>
          <table:table-cell table:style-name="ce25" table:formula="of:=CHAR(IF(ROW([.BK40])+COLUMN([.BK40])+63&gt;90;ROW([.BK40])+COLUMN([.BK40])+63-26;ROW([.BK40])+COLUMN([.BK40])+63))" office:value-type="string" office:string-value="�" calcext:value-type="string">
            <text:p>�</text:p>
          </table:table-cell>
          <table:table-cell table:style-name="ce24" table:formula="of:=CHAR(IF(ROW([.BL40])+COLUMN([.BL40])+63&gt;90;ROW([.BL40])+COLUMN([.BL40])+63-26;ROW([.BL40])+COLUMN([.BL40])+63))" office:value-type="string" office:string-value="�" calcext:value-type="string">
            <text:p>�</text:p>
          </table:table-cell>
          <table:table-cell table:style-name="ce44" table:formula="of:=CHAR(IF(ROW([.BM40])+COLUMN([.BM40])+63&gt;90;ROW([.BM40])+COLUMN([.BM40])+63-26;ROW([.BM40])+COLUMN([.BM40])+63))" office:value-type="string" office:string-value="�" calcext:value-type="string">
            <text:p>�</text:p>
          </table:table-cell>
          <table:table-cell table:style-name="ce45" table:formula="of:=CHAR(IF(ROW([.BN40])+COLUMN([.BN40])+63&gt;90;ROW([.BN40])+COLUMN([.BN40])+63-26;ROW([.BN40])+COLUMN([.BN40])+63))" office:value-type="string" office:string-value="�" calcext:value-type="string">
            <text:p>�</text:p>
          </table:table-cell>
          <table:table-cell table:style-name="ce46" table:formula="of:=CHAR(IF(ROW([.BO40])+COLUMN([.BO40])+63&gt;90;ROW([.BO40])+COLUMN([.BO40])+63-26;ROW([.BO40])+COLUMN([.BO40])+63))" office:value-type="string" office:string-value="�" calcext:value-type="string">
            <text:p>�</text:p>
          </table:table-cell>
          <table:table-cell table:style-name="ce24" table:formula="of:=CHAR(IF(ROW([.BP40])+COLUMN([.BP40])+63&gt;90;ROW([.BP40])+COLUMN([.BP40])+63-26;ROW([.BP40])+COLUMN([.BP40])+63))" office:value-type="string" office:string-value="�" calcext:value-type="string">
            <text:p>�</text:p>
          </table:table-cell>
          <table:table-cell table:formula="of:=CHAR(IF(ROW([.BQ40])+COLUMN([.BQ40])+63&gt;90;ROW([.BQ40])+COLUMN([.BQ40])+63-26;ROW([.BQ40])+COLUMN([.BQ40])+63))" office:value-type="string" office:string-value="�" calcext:value-type="string">
            <text:p>�</text:p>
          </table:table-cell>
          <table:table-cell table:style-name="ce26" table:formula="of:=CHAR(IF(ROW([.BR40])+COLUMN([.BR40])+63&gt;90;ROW([.BR40])+COLUMN([.BR40])+63-26;ROW([.BR40])+COLUMN([.BR40])+63))" office:value-type="string" office:string-value="�" calcext:value-type="string">
            <text:p>�</text:p>
          </table:table-cell>
          <table:table-cell table:style-name="ce27" table:formula="of:=CHAR(IF(ROW([.BS40])+COLUMN([.BS40])+63&gt;90;ROW([.BS40])+COLUMN([.BS40])+63-26;ROW([.BS40])+COLUMN([.BS40])+63))" office:value-type="string" office:string-value="�" calcext:value-type="string">
            <text:p>�</text:p>
          </table:table-cell>
          <table:table-cell table:style-name="ce28" table:formula="of:=CHAR(IF(ROW([.BT40])+COLUMN([.BT40])+63&gt;90;ROW([.BT40])+COLUMN([.BT40])+63-26;ROW([.BT40])+COLUMN([.BT40])+63))" office:value-type="string" office:string-value="�" calcext:value-type="string">
            <text:p>�</text:p>
          </table:table-cell>
          <table:table-cell table:style-name="ce29" table:formula="of:=CHAR(IF(ROW([.BU40])+COLUMN([.BU40])+63&gt;90;ROW([.BU40])+COLUMN([.BU40])+63-26;ROW([.BU40])+COLUMN([.BU40])+63))" office:value-type="string" office:string-value="�" calcext:value-type="string">
            <text:p>�</text:p>
          </table:table-cell>
          <table:table-cell table:style-name="ce30" table:formula="of:=CHAR(IF(ROW([.BV40])+COLUMN([.BV40])+63&gt;90;ROW([.BV40])+COLUMN([.BV40])+63-26;ROW([.BV40])+COLUMN([.BV40])+63))" office:value-type="string" office:string-value="�" calcext:value-type="string">
            <text:p>�</text:p>
          </table:table-cell>
          <table:table-cell table:style-name="ce31" table:formula="of:=CHAR(IF(ROW([.BW40])+COLUMN([.BW40])+63&gt;90;ROW([.BW40])+COLUMN([.BW40])+63-26;ROW([.BW40])+COLUMN([.BW40])+63))" office:value-type="string" office:string-value="�" calcext:value-type="string">
            <text:p>�</text:p>
          </table:table-cell>
          <table:table-cell table:style-name="ce32" table:formula="of:=CHAR(IF(ROW([.BX40])+COLUMN([.BX40])+63&gt;90;ROW([.BX40])+COLUMN([.BX40])+63-26;ROW([.BX40])+COLUMN([.BX40])+63))" office:value-type="string" office:string-value="�" calcext:value-type="string">
            <text:p>�</text:p>
          </table:table-cell>
          <table:table-cell table:style-name="ce33" table:formula="of:=CHAR(IF(ROW([.BY40])+COLUMN([.BY40])+63&gt;90;ROW([.BY40])+COLUMN([.BY40])+63-26;ROW([.BY40])+COLUMN([.BY40])+63))" office:value-type="string" office:string-value="�" calcext:value-type="string">
            <text:p>�</text:p>
          </table:table-cell>
          <table:table-cell table:style-name="ce13" table:formula="of:=CHAR(IF(ROW([.BZ40])+COLUMN([.BZ40])+63&gt;90;ROW([.BZ40])+COLUMN([.BZ40])+63-26;ROW([.BZ40])+COLUMN([.BZ40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5" table:formula="of:=CHAR(IF(ROW([.A41])+COLUMN([.A41])+63&gt;90;ROW([.A41])+COLUMN([.A41])+63-26;ROW([.A41])+COLUMN([.A41])+63))" office:value-type="string" office:string-value="O" calcext:value-type="string">
            <text:p>O</text:p>
          </table:table-cell>
          <table:table-cell table:style-name="ce37" table:formula="of:=CHAR(IF(ROW([.B41])+COLUMN([.B41])+63&gt;90;ROW([.B41])+COLUMN([.B41])+63-26;ROW([.B41])+COLUMN([.B41])+63))" office:value-type="string" office:string-value="P" calcext:value-type="string">
            <text:p>P</text:p>
          </table:table-cell>
          <table:table-cell table:style-name="ce36" table:formula="of:=CHAR(IF(ROW([.C41])+COLUMN([.C41])+63&gt;90;ROW([.C41])+COLUMN([.C41])+63-26;ROW([.C41])+COLUMN([.C41])+63))" office:value-type="string" office:string-value="Q" calcext:value-type="string">
            <text:p>Q</text:p>
          </table:table-cell>
          <table:table-cell table:style-name="ce38" table:formula="of:=CHAR(IF(ROW([.D41])+COLUMN([.D41])+63&gt;90;ROW([.D41])+COLUMN([.D41])+63-26;ROW([.D41])+COLUMN([.D41])+63))" office:value-type="string" office:string-value="R" calcext:value-type="string">
            <text:p>R</text:p>
          </table:table-cell>
          <table:table-cell table:style-name="ce39" table:formula="of:=CHAR(IF(ROW([.E41])+COLUMN([.E41])+63&gt;90;ROW([.E41])+COLUMN([.E41])+63-26;ROW([.E41])+COLUMN([.E41])+63))" office:value-type="string" office:string-value="S" calcext:value-type="string">
            <text:p>S</text:p>
          </table:table-cell>
          <table:table-cell table:style-name="ce40" table:formula="of:=CHAR(IF(ROW([.F41])+COLUMN([.F41])+63&gt;90;ROW([.F41])+COLUMN([.F41])+63-26;ROW([.F41])+COLUMN([.F41])+63))" office:value-type="string" office:string-value="T" calcext:value-type="string">
            <text:p>T</text:p>
          </table:table-cell>
          <table:table-cell table:style-name="ce41" table:formula="of:=CHAR(IF(ROW([.G41])+COLUMN([.G41])+63&gt;90;ROW([.G41])+COLUMN([.G41])+63-26;ROW([.G41])+COLUMN([.G41])+63))" office:value-type="string" office:string-value="U" calcext:value-type="string">
            <text:p>U</text:p>
          </table:table-cell>
          <table:table-cell table:style-name="ce42" table:formula="of:=CHAR(IF(ROW([.H41])+COLUMN([.H41])+63&gt;90;ROW([.H41])+COLUMN([.H41])+63-26;ROW([.H41])+COLUMN([.H41])+63))" office:value-type="string" office:string-value="V" calcext:value-type="string">
            <text:p>V</text:p>
          </table:table-cell>
          <table:table-cell table:style-name="ce43" table:formula="of:=CHAR(IF(ROW([.I41])+COLUMN([.I41])+63&gt;90;ROW([.I41])+COLUMN([.I41])+63-26;ROW([.I41])+COLUMN([.I41])+63))" office:value-type="string" office:string-value="W" calcext:value-type="string">
            <text:p>W</text:p>
          </table:table-cell>
          <table:table-cell table:style-name="ce25" table:formula="of:=CHAR(IF(ROW([.J41])+COLUMN([.J41])+63&gt;90;ROW([.J41])+COLUMN([.J41])+63-26;ROW([.J41])+COLUMN([.J41])+63))" office:value-type="string" office:string-value="X" calcext:value-type="string">
            <text:p>X</text:p>
          </table:table-cell>
          <table:table-cell table:style-name="ce24" table:formula="of:=CHAR(IF(ROW([.K41])+COLUMN([.K41])+63&gt;90;ROW([.K41])+COLUMN([.K41])+63-26;ROW([.K41])+COLUMN([.K41])+63))" office:value-type="string" office:string-value="Y" calcext:value-type="string">
            <text:p>Y</text:p>
          </table:table-cell>
          <table:table-cell table:style-name="ce44" table:formula="of:=CHAR(IF(ROW([.L41])+COLUMN([.L41])+63&gt;90;ROW([.L41])+COLUMN([.L41])+63-26;ROW([.L41])+COLUMN([.L41])+63))" office:value-type="string" office:string-value="Z" calcext:value-type="string">
            <text:p>Z</text:p>
          </table:table-cell>
          <table:table-cell table:style-name="ce45" table:formula="of:=CHAR(IF(ROW([.M41])+COLUMN([.M41])+63&gt;90;ROW([.M41])+COLUMN([.M41])+63-26;ROW([.M41])+COLUMN([.M41])+63))" office:value-type="string" office:string-value="[" calcext:value-type="string">
            <text:p>[</text:p>
          </table:table-cell>
          <table:table-cell table:style-name="ce46" table:formula="of:=CHAR(IF(ROW([.N41])+COLUMN([.N41])+63&gt;90;ROW([.N41])+COLUMN([.N41])+63-26;ROW([.N41])+COLUMN([.N41])+63))" office:value-type="string" office:string-value="\" calcext:value-type="string">
            <text:p>\</text:p>
          </table:table-cell>
          <table:table-cell table:style-name="ce24" table:formula="of:=CHAR(IF(ROW([.O41])+COLUMN([.O41])+63&gt;90;ROW([.O41])+COLUMN([.O41])+63-26;ROW([.O41])+COLUMN([.O41])+63))" office:value-type="string" office:string-value="]" calcext:value-type="string">
            <text:p>]</text:p>
          </table:table-cell>
          <table:table-cell table:formula="of:=CHAR(IF(ROW([.P41])+COLUMN([.P41])+63&gt;90;ROW([.P41])+COLUMN([.P41])+63-26;ROW([.P41])+COLUMN([.P41])+63))" office:value-type="string" office:string-value="^" calcext:value-type="string">
            <text:p>^</text:p>
          </table:table-cell>
          <table:table-cell table:style-name="ce26" table:formula="of:=CHAR(IF(ROW([.Q41])+COLUMN([.Q41])+63&gt;90;ROW([.Q41])+COLUMN([.Q41])+63-26;ROW([.Q41])+COLUMN([.Q41])+63))" office:value-type="string" office:string-value="_" calcext:value-type="string">
            <text:p>_</text:p>
          </table:table-cell>
          <table:table-cell table:style-name="ce27" table:formula="of:=CHAR(IF(ROW([.R41])+COLUMN([.R41])+63&gt;90;ROW([.R41])+COLUMN([.R41])+63-26;ROW([.R41])+COLUMN([.R41])+63))" office:value-type="string" office:string-value="`" calcext:value-type="string">
            <text:p>`</text:p>
          </table:table-cell>
          <table:table-cell table:style-name="ce28" table:formula="of:=CHAR(IF(ROW([.S41])+COLUMN([.S41])+63&gt;90;ROW([.S41])+COLUMN([.S41])+63-26;ROW([.S41])+COLUMN([.S41])+63))" office:value-type="string" office:string-value="a" calcext:value-type="string">
            <text:p>a</text:p>
          </table:table-cell>
          <table:table-cell table:style-name="ce29" table:formula="of:=CHAR(IF(ROW([.T41])+COLUMN([.T41])+63&gt;90;ROW([.T41])+COLUMN([.T41])+63-26;ROW([.T41])+COLUMN([.T41])+63))" office:value-type="string" office:string-value="b" calcext:value-type="string">
            <text:p>b</text:p>
          </table:table-cell>
          <table:table-cell table:style-name="ce30" table:formula="of:=CHAR(IF(ROW([.U41])+COLUMN([.U41])+63&gt;90;ROW([.U41])+COLUMN([.U41])+63-26;ROW([.U41])+COLUMN([.U41])+63))" office:value-type="string" office:string-value="c" calcext:value-type="string">
            <text:p>c</text:p>
          </table:table-cell>
          <table:table-cell table:style-name="ce31" table:formula="of:=CHAR(IF(ROW([.V41])+COLUMN([.V41])+63&gt;90;ROW([.V41])+COLUMN([.V41])+63-26;ROW([.V41])+COLUMN([.V41])+63))" office:value-type="string" office:string-value="d" calcext:value-type="string">
            <text:p>d</text:p>
          </table:table-cell>
          <table:table-cell table:style-name="ce32" table:formula="of:=CHAR(IF(ROW([.W41])+COLUMN([.W41])+63&gt;90;ROW([.W41])+COLUMN([.W41])+63-26;ROW([.W41])+COLUMN([.W41])+63))" office:value-type="string" office:string-value="e" calcext:value-type="string">
            <text:p>e</text:p>
          </table:table-cell>
          <table:table-cell table:style-name="ce33" table:formula="of:=CHAR(IF(ROW([.X41])+COLUMN([.X41])+63&gt;90;ROW([.X41])+COLUMN([.X41])+63-26;ROW([.X41])+COLUMN([.X41])+63))" office:value-type="string" office:string-value="f" calcext:value-type="string">
            <text:p>f</text:p>
          </table:table-cell>
          <table:table-cell table:style-name="ce34" table:formula="of:=CHAR(IF(ROW([.Y41])+COLUMN([.Y41])+63&gt;90;ROW([.Y41])+COLUMN([.Y41])+63-26;ROW([.Y41])+COLUMN([.Y41])+63))" office:value-type="string" office:string-value="g" calcext:value-type="string">
            <text:p>g</text:p>
          </table:table-cell>
          <table:table-cell table:style-name="ce14" table:formula="of:=CHAR(IF(ROW([.Z41])+COLUMN([.Z41])+63&gt;90;ROW([.Z41])+COLUMN([.Z41])+63-26;ROW([.Z41])+COLUMN([.Z41])+63))" office:value-type="string" office:string-value="h" calcext:value-type="string">
            <text:p>h</text:p>
          </table:table-cell>
          <table:table-cell table:style-name="ce15" table:formula="of:=CHAR(IF(ROW([.AA41])+COLUMN([.AA41])+63&gt;90;ROW([.AA41])+COLUMN([.AA41])+63-26;ROW([.AA41])+COLUMN([.AA41])+63))" office:value-type="string" office:string-value="i" calcext:value-type="string">
            <text:p>i</text:p>
          </table:table-cell>
          <table:table-cell table:style-name="ce37" table:formula="of:=CHAR(IF(ROW([.AB41])+COLUMN([.AB41])+63&gt;90;ROW([.AB41])+COLUMN([.AB41])+63-26;ROW([.AB41])+COLUMN([.AB41])+63))" office:value-type="string" office:string-value="j" calcext:value-type="string">
            <text:p>j</text:p>
          </table:table-cell>
          <table:table-cell table:style-name="ce36" table:formula="of:=CHAR(IF(ROW([.AC41])+COLUMN([.AC41])+63&gt;90;ROW([.AC41])+COLUMN([.AC41])+63-26;ROW([.AC41])+COLUMN([.AC41])+63))" office:value-type="string" office:string-value="k" calcext:value-type="string">
            <text:p>k</text:p>
          </table:table-cell>
          <table:table-cell table:style-name="ce38" table:formula="of:=CHAR(IF(ROW([.AD41])+COLUMN([.AD41])+63&gt;90;ROW([.AD41])+COLUMN([.AD41])+63-26;ROW([.AD41])+COLUMN([.AD41])+63))" office:value-type="string" office:string-value="l" calcext:value-type="string">
            <text:p>l</text:p>
          </table:table-cell>
          <table:table-cell table:style-name="ce39" table:formula="of:=CHAR(IF(ROW([.AE41])+COLUMN([.AE41])+63&gt;90;ROW([.AE41])+COLUMN([.AE41])+63-26;ROW([.AE41])+COLUMN([.AE41])+63))" office:value-type="string" office:string-value="m" calcext:value-type="string">
            <text:p>m</text:p>
          </table:table-cell>
          <table:table-cell table:style-name="ce40" table:formula="of:=CHAR(IF(ROW([.AF41])+COLUMN([.AF41])+63&gt;90;ROW([.AF41])+COLUMN([.AF41])+63-26;ROW([.AF41])+COLUMN([.AF41])+63))" office:value-type="string" office:string-value="n" calcext:value-type="string">
            <text:p>n</text:p>
          </table:table-cell>
          <table:table-cell table:style-name="ce41" table:formula="of:=CHAR(IF(ROW([.AG41])+COLUMN([.AG41])+63&gt;90;ROW([.AG41])+COLUMN([.AG41])+63-26;ROW([.AG41])+COLUMN([.AG41])+63))" office:value-type="string" office:string-value="o" calcext:value-type="string">
            <text:p>o</text:p>
          </table:table-cell>
          <table:table-cell table:style-name="ce42" table:formula="of:=CHAR(IF(ROW([.AH41])+COLUMN([.AH41])+63&gt;90;ROW([.AH41])+COLUMN([.AH41])+63-26;ROW([.AH41])+COLUMN([.AH41])+63))" office:value-type="string" office:string-value="p" calcext:value-type="string">
            <text:p>p</text:p>
          </table:table-cell>
          <table:table-cell table:style-name="ce43" table:formula="of:=CHAR(IF(ROW([.AI41])+COLUMN([.AI41])+63&gt;90;ROW([.AI41])+COLUMN([.AI41])+63-26;ROW([.AI41])+COLUMN([.AI41])+63))" office:value-type="string" office:string-value="q" calcext:value-type="string">
            <text:p>q</text:p>
          </table:table-cell>
          <table:table-cell table:style-name="ce25" table:formula="of:=CHAR(IF(ROW([.AJ41])+COLUMN([.AJ41])+63&gt;90;ROW([.AJ41])+COLUMN([.AJ41])+63-26;ROW([.AJ41])+COLUMN([.AJ41])+63))" office:value-type="string" office:string-value="r" calcext:value-type="string">
            <text:p>r</text:p>
          </table:table-cell>
          <table:table-cell table:style-name="ce24" table:formula="of:=CHAR(IF(ROW([.AK41])+COLUMN([.AK41])+63&gt;90;ROW([.AK41])+COLUMN([.AK41])+63-26;ROW([.AK41])+COLUMN([.AK41])+63))" office:value-type="string" office:string-value="s" calcext:value-type="string">
            <text:p>s</text:p>
          </table:table-cell>
          <table:table-cell table:style-name="ce44" table:formula="of:=CHAR(IF(ROW([.AL41])+COLUMN([.AL41])+63&gt;90;ROW([.AL41])+COLUMN([.AL41])+63-26;ROW([.AL41])+COLUMN([.AL41])+63))" office:value-type="string" office:string-value="t" calcext:value-type="string">
            <text:p>t</text:p>
          </table:table-cell>
          <table:table-cell table:style-name="ce45" table:formula="of:=CHAR(IF(ROW([.AM41])+COLUMN([.AM41])+63&gt;90;ROW([.AM41])+COLUMN([.AM41])+63-26;ROW([.AM41])+COLUMN([.AM41])+63))" office:value-type="string" office:string-value="u" calcext:value-type="string">
            <text:p>u</text:p>
          </table:table-cell>
          <table:table-cell table:style-name="ce46" table:formula="of:=CHAR(IF(ROW([.AN41])+COLUMN([.AN41])+63&gt;90;ROW([.AN41])+COLUMN([.AN41])+63-26;ROW([.AN41])+COLUMN([.AN41])+63))" office:value-type="string" office:string-value="v" calcext:value-type="string">
            <text:p>v</text:p>
          </table:table-cell>
          <table:table-cell table:style-name="ce24" table:formula="of:=CHAR(IF(ROW([.AO41])+COLUMN([.AO41])+63&gt;90;ROW([.AO41])+COLUMN([.AO41])+63-26;ROW([.AO41])+COLUMN([.AO41])+63))" office:value-type="string" office:string-value="w" calcext:value-type="string">
            <text:p>w</text:p>
          </table:table-cell>
          <table:table-cell table:formula="of:=CHAR(IF(ROW([.AP41])+COLUMN([.AP41])+63&gt;90;ROW([.AP41])+COLUMN([.AP41])+63-26;ROW([.AP41])+COLUMN([.AP41])+63))" office:value-type="string" office:string-value="x" calcext:value-type="string">
            <text:p>x</text:p>
          </table:table-cell>
          <table:table-cell table:style-name="ce26" table:formula="of:=CHAR(IF(ROW([.AQ41])+COLUMN([.AQ41])+63&gt;90;ROW([.AQ41])+COLUMN([.AQ41])+63-26;ROW([.AQ41])+COLUMN([.AQ41])+63))" office:value-type="string" office:string-value="y" calcext:value-type="string">
            <text:p>y</text:p>
          </table:table-cell>
          <table:table-cell table:style-name="ce27" table:formula="of:=CHAR(IF(ROW([.AR41])+COLUMN([.AR41])+63&gt;90;ROW([.AR41])+COLUMN([.AR41])+63-26;ROW([.AR41])+COLUMN([.AR41])+63))" office:value-type="string" office:string-value="z" calcext:value-type="string">
            <text:p>z</text:p>
          </table:table-cell>
          <table:table-cell table:style-name="ce28" table:formula="of:=CHAR(IF(ROW([.AS41])+COLUMN([.AS41])+63&gt;90;ROW([.AS41])+COLUMN([.AS41])+63-26;ROW([.AS41])+COLUMN([.AS41])+63))" office:value-type="string" office:string-value="{" calcext:value-type="string">
            <text:p>{</text:p>
          </table:table-cell>
          <table:table-cell table:style-name="ce29" table:formula="of:=CHAR(IF(ROW([.AT41])+COLUMN([.AT41])+63&gt;90;ROW([.AT41])+COLUMN([.AT41])+63-26;ROW([.AT41])+COLUMN([.AT41])+63))" office:value-type="string" office:string-value="|" calcext:value-type="string">
            <text:p>|</text:p>
          </table:table-cell>
          <table:table-cell table:style-name="ce30" table:formula="of:=CHAR(IF(ROW([.AU41])+COLUMN([.AU41])+63&gt;90;ROW([.AU41])+COLUMN([.AU41])+63-26;ROW([.AU41])+COLUMN([.AU41])+63))" office:value-type="string" office:string-value="}" calcext:value-type="string">
            <text:p>}</text:p>
          </table:table-cell>
          <table:table-cell table:style-name="ce31" table:formula="of:=CHAR(IF(ROW([.AV41])+COLUMN([.AV41])+63&gt;90;ROW([.AV41])+COLUMN([.AV41])+63-26;ROW([.AV41])+COLUMN([.AV41])+63))" office:value-type="string" office:string-value="~" calcext:value-type="string">
            <text:p>~</text:p>
          </table:table-cell>
          <table:table-cell table:style-name="ce32" table:formula="of:=CHAR(IF(ROW([.AW41])+COLUMN([.AW41])+63&gt;90;ROW([.AW41])+COLUMN([.AW41])+63-26;ROW([.AW41])+COLUMN([.AW41])+63))" office:value-type="string" office:string-value="" calcext:value-type="string">
            <text:p></text:p>
          </table:table-cell>
          <table:table-cell table:style-name="ce33" table:formula="of:=CHAR(IF(ROW([.AX41])+COLUMN([.AX41])+63&gt;90;ROW([.AX41])+COLUMN([.AX41])+63-26;ROW([.AX41])+COLUMN([.AX41])+63))" office:value-type="string" office:string-value="�" calcext:value-type="string">
            <text:p>�</text:p>
          </table:table-cell>
          <table:table-cell table:style-name="ce34" table:formula="of:=CHAR(IF(ROW([.AY41])+COLUMN([.AY41])+63&gt;90;ROW([.AY41])+COLUMN([.AY41])+63-26;ROW([.AY41])+COLUMN([.AY41])+63))" office:value-type="string" office:string-value="�" calcext:value-type="string">
            <text:p>�</text:p>
          </table:table-cell>
          <table:table-cell table:style-name="ce14" table:formula="of:=CHAR(IF(ROW([.AZ41])+COLUMN([.AZ41])+63&gt;90;ROW([.AZ41])+COLUMN([.AZ41])+63-26;ROW([.AZ41])+COLUMN([.AZ41])+63))" office:value-type="string" office:string-value="�" calcext:value-type="string">
            <text:p>�</text:p>
          </table:table-cell>
          <table:table-cell table:style-name="ce15" table:formula="of:=CHAR(IF(ROW([.BA41])+COLUMN([.BA41])+63&gt;90;ROW([.BA41])+COLUMN([.BA41])+63-26;ROW([.BA41])+COLUMN([.BA41])+63))" office:value-type="string" office:string-value="�" calcext:value-type="string">
            <text:p>�</text:p>
          </table:table-cell>
          <table:table-cell table:style-name="ce37" table:formula="of:=CHAR(IF(ROW([.BB41])+COLUMN([.BB41])+63&gt;90;ROW([.BB41])+COLUMN([.BB41])+63-26;ROW([.BB41])+COLUMN([.BB41])+63))" office:value-type="string" office:string-value="�" calcext:value-type="string">
            <text:p>�</text:p>
          </table:table-cell>
          <table:table-cell table:style-name="ce36" table:formula="of:=CHAR(IF(ROW([.BC41])+COLUMN([.BC41])+63&gt;90;ROW([.BC41])+COLUMN([.BC41])+63-26;ROW([.BC41])+COLUMN([.BC41])+63))" office:value-type="string" office:string-value="�" calcext:value-type="string">
            <text:p>�</text:p>
          </table:table-cell>
          <table:table-cell table:style-name="ce38" table:formula="of:=CHAR(IF(ROW([.BD41])+COLUMN([.BD41])+63&gt;90;ROW([.BD41])+COLUMN([.BD41])+63-26;ROW([.BD41])+COLUMN([.BD41])+63))" office:value-type="string" office:string-value="�" calcext:value-type="string">
            <text:p>�</text:p>
          </table:table-cell>
          <table:table-cell table:style-name="ce39" table:formula="of:=CHAR(IF(ROW([.BE41])+COLUMN([.BE41])+63&gt;90;ROW([.BE41])+COLUMN([.BE41])+63-26;ROW([.BE41])+COLUMN([.BE41])+63))" office:value-type="string" office:string-value="�" calcext:value-type="string">
            <text:p>�</text:p>
          </table:table-cell>
          <table:table-cell table:style-name="ce40" table:formula="of:=CHAR(IF(ROW([.BF41])+COLUMN([.BF41])+63&gt;90;ROW([.BF41])+COLUMN([.BF41])+63-26;ROW([.BF41])+COLUMN([.BF41])+63))" office:value-type="string" office:string-value="�" calcext:value-type="string">
            <text:p>�</text:p>
          </table:table-cell>
          <table:table-cell table:style-name="ce41" table:formula="of:=CHAR(IF(ROW([.BG41])+COLUMN([.BG41])+63&gt;90;ROW([.BG41])+COLUMN([.BG41])+63-26;ROW([.BG41])+COLUMN([.BG41])+63))" office:value-type="string" office:string-value="�" calcext:value-type="string">
            <text:p>�</text:p>
          </table:table-cell>
          <table:table-cell table:style-name="ce42" table:formula="of:=CHAR(IF(ROW([.BH41])+COLUMN([.BH41])+63&gt;90;ROW([.BH41])+COLUMN([.BH41])+63-26;ROW([.BH41])+COLUMN([.BH41])+63))" office:value-type="string" office:string-value="�" calcext:value-type="string">
            <text:p>�</text:p>
          </table:table-cell>
          <table:table-cell table:style-name="ce43" table:formula="of:=CHAR(IF(ROW([.BI41])+COLUMN([.BI41])+63&gt;90;ROW([.BI41])+COLUMN([.BI41])+63-26;ROW([.BI41])+COLUMN([.BI41])+63))" office:value-type="string" office:string-value="�" calcext:value-type="string">
            <text:p>�</text:p>
          </table:table-cell>
          <table:table-cell table:style-name="ce25" table:formula="of:=CHAR(IF(ROW([.BJ41])+COLUMN([.BJ41])+63&gt;90;ROW([.BJ41])+COLUMN([.BJ41])+63-26;ROW([.BJ41])+COLUMN([.BJ41])+63))" office:value-type="string" office:string-value="�" calcext:value-type="string">
            <text:p>�</text:p>
          </table:table-cell>
          <table:table-cell table:style-name="ce24" table:formula="of:=CHAR(IF(ROW([.BK41])+COLUMN([.BK41])+63&gt;90;ROW([.BK41])+COLUMN([.BK41])+63-26;ROW([.BK41])+COLUMN([.BK41])+63))" office:value-type="string" office:string-value="�" calcext:value-type="string">
            <text:p>�</text:p>
          </table:table-cell>
          <table:table-cell table:style-name="ce44" table:formula="of:=CHAR(IF(ROW([.BL41])+COLUMN([.BL41])+63&gt;90;ROW([.BL41])+COLUMN([.BL41])+63-26;ROW([.BL41])+COLUMN([.BL41])+63))" office:value-type="string" office:string-value="�" calcext:value-type="string">
            <text:p>�</text:p>
          </table:table-cell>
          <table:table-cell table:style-name="ce45" table:formula="of:=CHAR(IF(ROW([.BM41])+COLUMN([.BM41])+63&gt;90;ROW([.BM41])+COLUMN([.BM41])+63-26;ROW([.BM41])+COLUMN([.BM41])+63))" office:value-type="string" office:string-value="�" calcext:value-type="string">
            <text:p>�</text:p>
          </table:table-cell>
          <table:table-cell table:style-name="ce46" table:formula="of:=CHAR(IF(ROW([.BN41])+COLUMN([.BN41])+63&gt;90;ROW([.BN41])+COLUMN([.BN41])+63-26;ROW([.BN41])+COLUMN([.BN41])+63))" office:value-type="string" office:string-value="�" calcext:value-type="string">
            <text:p>�</text:p>
          </table:table-cell>
          <table:table-cell table:style-name="ce24" table:formula="of:=CHAR(IF(ROW([.BO41])+COLUMN([.BO41])+63&gt;90;ROW([.BO41])+COLUMN([.BO41])+63-26;ROW([.BO41])+COLUMN([.BO41])+63))" office:value-type="string" office:string-value="�" calcext:value-type="string">
            <text:p>�</text:p>
          </table:table-cell>
          <table:table-cell table:formula="of:=CHAR(IF(ROW([.BP41])+COLUMN([.BP41])+63&gt;90;ROW([.BP41])+COLUMN([.BP41])+63-26;ROW([.BP41])+COLUMN([.BP41])+63))" office:value-type="string" office:string-value="�" calcext:value-type="string">
            <text:p>�</text:p>
          </table:table-cell>
          <table:table-cell table:style-name="ce26" table:formula="of:=CHAR(IF(ROW([.BQ41])+COLUMN([.BQ41])+63&gt;90;ROW([.BQ41])+COLUMN([.BQ41])+63-26;ROW([.BQ41])+COLUMN([.BQ41])+63))" office:value-type="string" office:string-value="�" calcext:value-type="string">
            <text:p>�</text:p>
          </table:table-cell>
          <table:table-cell table:style-name="ce27" table:formula="of:=CHAR(IF(ROW([.BR41])+COLUMN([.BR41])+63&gt;90;ROW([.BR41])+COLUMN([.BR41])+63-26;ROW([.BR41])+COLUMN([.BR41])+63))" office:value-type="string" office:string-value="�" calcext:value-type="string">
            <text:p>�</text:p>
          </table:table-cell>
          <table:table-cell table:style-name="ce28" table:formula="of:=CHAR(IF(ROW([.BS41])+COLUMN([.BS41])+63&gt;90;ROW([.BS41])+COLUMN([.BS41])+63-26;ROW([.BS41])+COLUMN([.BS41])+63))" office:value-type="string" office:string-value="�" calcext:value-type="string">
            <text:p>�</text:p>
          </table:table-cell>
          <table:table-cell table:style-name="ce29" table:formula="of:=CHAR(IF(ROW([.BT41])+COLUMN([.BT41])+63&gt;90;ROW([.BT41])+COLUMN([.BT41])+63-26;ROW([.BT41])+COLUMN([.BT41])+63))" office:value-type="string" office:string-value="�" calcext:value-type="string">
            <text:p>�</text:p>
          </table:table-cell>
          <table:table-cell table:style-name="ce30" table:formula="of:=CHAR(IF(ROW([.BU41])+COLUMN([.BU41])+63&gt;90;ROW([.BU41])+COLUMN([.BU41])+63-26;ROW([.BU41])+COLUMN([.BU41])+63))" office:value-type="string" office:string-value="�" calcext:value-type="string">
            <text:p>�</text:p>
          </table:table-cell>
          <table:table-cell table:style-name="ce31" table:formula="of:=CHAR(IF(ROW([.BV41])+COLUMN([.BV41])+63&gt;90;ROW([.BV41])+COLUMN([.BV41])+63-26;ROW([.BV41])+COLUMN([.BV41])+63))" office:value-type="string" office:string-value="�" calcext:value-type="string">
            <text:p>�</text:p>
          </table:table-cell>
          <table:table-cell table:style-name="ce32" table:formula="of:=CHAR(IF(ROW([.BW41])+COLUMN([.BW41])+63&gt;90;ROW([.BW41])+COLUMN([.BW41])+63-26;ROW([.BW41])+COLUMN([.BW41])+63))" office:value-type="string" office:string-value="�" calcext:value-type="string">
            <text:p>�</text:p>
          </table:table-cell>
          <table:table-cell table:style-name="ce33" table:formula="of:=CHAR(IF(ROW([.BX41])+COLUMN([.BX41])+63&gt;90;ROW([.BX41])+COLUMN([.BX41])+63-26;ROW([.BX41])+COLUMN([.BX41])+63))" office:value-type="string" office:string-value="�" calcext:value-type="string">
            <text:p>�</text:p>
          </table:table-cell>
          <table:table-cell table:style-name="ce34" table:formula="of:=CHAR(IF(ROW([.BY41])+COLUMN([.BY41])+63&gt;90;ROW([.BY41])+COLUMN([.BY41])+63-26;ROW([.BY41])+COLUMN([.BY41])+63))" office:value-type="string" office:string-value="�" calcext:value-type="string">
            <text:p>�</text:p>
          </table:table-cell>
          <table:table-cell table:style-name="ce14" table:formula="of:=CHAR(IF(ROW([.BZ41])+COLUMN([.BZ41])+63&gt;90;ROW([.BZ41])+COLUMN([.BZ41])+63-26;ROW([.BZ41])+COLUMN([.BZ41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6" table:formula="of:=CHAR(IF(ROW([.A42])+COLUMN([.A42])+63&gt;90;ROW([.A42])+COLUMN([.A42])+63-26;ROW([.A42])+COLUMN([.A42])+63))" office:value-type="string" office:string-value="P" calcext:value-type="string">
            <text:p>P</text:p>
          </table:table-cell>
          <table:table-cell table:style-name="ce36" table:formula="of:=CHAR(IF(ROW([.B42])+COLUMN([.B42])+63&gt;90;ROW([.B42])+COLUMN([.B42])+63-26;ROW([.B42])+COLUMN([.B42])+63))" office:value-type="string" office:string-value="Q" calcext:value-type="string">
            <text:p>Q</text:p>
          </table:table-cell>
          <table:table-cell table:style-name="ce38" table:formula="of:=CHAR(IF(ROW([.C42])+COLUMN([.C42])+63&gt;90;ROW([.C42])+COLUMN([.C42])+63-26;ROW([.C42])+COLUMN([.C42])+63))" office:value-type="string" office:string-value="R" calcext:value-type="string">
            <text:p>R</text:p>
          </table:table-cell>
          <table:table-cell table:style-name="ce39" table:formula="of:=CHAR(IF(ROW([.D42])+COLUMN([.D42])+63&gt;90;ROW([.D42])+COLUMN([.D42])+63-26;ROW([.D42])+COLUMN([.D42])+63))" office:value-type="string" office:string-value="S" calcext:value-type="string">
            <text:p>S</text:p>
          </table:table-cell>
          <table:table-cell table:style-name="ce40" table:formula="of:=CHAR(IF(ROW([.E42])+COLUMN([.E42])+63&gt;90;ROW([.E42])+COLUMN([.E42])+63-26;ROW([.E42])+COLUMN([.E42])+63))" office:value-type="string" office:string-value="T" calcext:value-type="string">
            <text:p>T</text:p>
          </table:table-cell>
          <table:table-cell table:style-name="ce41" table:formula="of:=CHAR(IF(ROW([.F42])+COLUMN([.F42])+63&gt;90;ROW([.F42])+COLUMN([.F42])+63-26;ROW([.F42])+COLUMN([.F42])+63))" office:value-type="string" office:string-value="U" calcext:value-type="string">
            <text:p>U</text:p>
          </table:table-cell>
          <table:table-cell table:style-name="ce42" table:formula="of:=CHAR(IF(ROW([.G42])+COLUMN([.G42])+63&gt;90;ROW([.G42])+COLUMN([.G42])+63-26;ROW([.G42])+COLUMN([.G42])+63))" office:value-type="string" office:string-value="V" calcext:value-type="string">
            <text:p>V</text:p>
          </table:table-cell>
          <table:table-cell table:style-name="ce43" table:formula="of:=CHAR(IF(ROW([.H42])+COLUMN([.H42])+63&gt;90;ROW([.H42])+COLUMN([.H42])+63-26;ROW([.H42])+COLUMN([.H42])+63))" office:value-type="string" office:string-value="W" calcext:value-type="string">
            <text:p>W</text:p>
          </table:table-cell>
          <table:table-cell table:style-name="ce25" table:formula="of:=CHAR(IF(ROW([.I42])+COLUMN([.I42])+63&gt;90;ROW([.I42])+COLUMN([.I42])+63-26;ROW([.I42])+COLUMN([.I42])+63))" office:value-type="string" office:string-value="X" calcext:value-type="string">
            <text:p>X</text:p>
          </table:table-cell>
          <table:table-cell table:style-name="ce24" table:formula="of:=CHAR(IF(ROW([.J42])+COLUMN([.J42])+63&gt;90;ROW([.J42])+COLUMN([.J42])+63-26;ROW([.J42])+COLUMN([.J42])+63))" office:value-type="string" office:string-value="Y" calcext:value-type="string">
            <text:p>Y</text:p>
          </table:table-cell>
          <table:table-cell table:style-name="ce44" table:formula="of:=CHAR(IF(ROW([.K42])+COLUMN([.K42])+63&gt;90;ROW([.K42])+COLUMN([.K42])+63-26;ROW([.K42])+COLUMN([.K42])+63))" office:value-type="string" office:string-value="Z" calcext:value-type="string">
            <text:p>Z</text:p>
          </table:table-cell>
          <table:table-cell table:style-name="ce45" table:formula="of:=CHAR(IF(ROW([.L42])+COLUMN([.L42])+63&gt;90;ROW([.L42])+COLUMN([.L42])+63-26;ROW([.L42])+COLUMN([.L42])+63))" office:value-type="string" office:string-value="[" calcext:value-type="string">
            <text:p>[</text:p>
          </table:table-cell>
          <table:table-cell table:style-name="ce46" table:formula="of:=CHAR(IF(ROW([.M42])+COLUMN([.M42])+63&gt;90;ROW([.M42])+COLUMN([.M42])+63-26;ROW([.M42])+COLUMN([.M42])+63))" office:value-type="string" office:string-value="\" calcext:value-type="string">
            <text:p>\</text:p>
          </table:table-cell>
          <table:table-cell table:style-name="ce24" table:formula="of:=CHAR(IF(ROW([.N42])+COLUMN([.N42])+63&gt;90;ROW([.N42])+COLUMN([.N42])+63-26;ROW([.N42])+COLUMN([.N42])+63))" office:value-type="string" office:string-value="]" calcext:value-type="string">
            <text:p>]</text:p>
          </table:table-cell>
          <table:table-cell table:formula="of:=CHAR(IF(ROW([.O42])+COLUMN([.O42])+63&gt;90;ROW([.O42])+COLUMN([.O42])+63-26;ROW([.O42])+COLUMN([.O42])+63))" office:value-type="string" office:string-value="^" calcext:value-type="string">
            <text:p>^</text:p>
          </table:table-cell>
          <table:table-cell table:style-name="ce26" table:formula="of:=CHAR(IF(ROW([.P42])+COLUMN([.P42])+63&gt;90;ROW([.P42])+COLUMN([.P42])+63-26;ROW([.P42])+COLUMN([.P42])+63))" office:value-type="string" office:string-value="_" calcext:value-type="string">
            <text:p>_</text:p>
          </table:table-cell>
          <table:table-cell table:style-name="ce27" table:formula="of:=CHAR(IF(ROW([.Q42])+COLUMN([.Q42])+63&gt;90;ROW([.Q42])+COLUMN([.Q42])+63-26;ROW([.Q42])+COLUMN([.Q42])+63))" office:value-type="string" office:string-value="`" calcext:value-type="string">
            <text:p>`</text:p>
          </table:table-cell>
          <table:table-cell table:style-name="ce28" table:formula="of:=CHAR(IF(ROW([.R42])+COLUMN([.R42])+63&gt;90;ROW([.R42])+COLUMN([.R42])+63-26;ROW([.R42])+COLUMN([.R42])+63))" office:value-type="string" office:string-value="a" calcext:value-type="string">
            <text:p>a</text:p>
          </table:table-cell>
          <table:table-cell table:style-name="ce29" table:formula="of:=CHAR(IF(ROW([.S42])+COLUMN([.S42])+63&gt;90;ROW([.S42])+COLUMN([.S42])+63-26;ROW([.S42])+COLUMN([.S42])+63))" office:value-type="string" office:string-value="b" calcext:value-type="string">
            <text:p>b</text:p>
          </table:table-cell>
          <table:table-cell table:style-name="ce30" table:formula="of:=CHAR(IF(ROW([.T42])+COLUMN([.T42])+63&gt;90;ROW([.T42])+COLUMN([.T42])+63-26;ROW([.T42])+COLUMN([.T42])+63))" office:value-type="string" office:string-value="c" calcext:value-type="string">
            <text:p>c</text:p>
          </table:table-cell>
          <table:table-cell table:style-name="ce31" table:formula="of:=CHAR(IF(ROW([.U42])+COLUMN([.U42])+63&gt;90;ROW([.U42])+COLUMN([.U42])+63-26;ROW([.U42])+COLUMN([.U42])+63))" office:value-type="string" office:string-value="d" calcext:value-type="string">
            <text:p>d</text:p>
          </table:table-cell>
          <table:table-cell table:style-name="ce32" table:formula="of:=CHAR(IF(ROW([.V42])+COLUMN([.V42])+63&gt;90;ROW([.V42])+COLUMN([.V42])+63-26;ROW([.V42])+COLUMN([.V42])+63))" office:value-type="string" office:string-value="e" calcext:value-type="string">
            <text:p>e</text:p>
          </table:table-cell>
          <table:table-cell table:style-name="ce33" table:formula="of:=CHAR(IF(ROW([.W42])+COLUMN([.W42])+63&gt;90;ROW([.W42])+COLUMN([.W42])+63-26;ROW([.W42])+COLUMN([.W42])+63))" office:value-type="string" office:string-value="f" calcext:value-type="string">
            <text:p>f</text:p>
          </table:table-cell>
          <table:table-cell table:style-name="ce34" table:formula="of:=CHAR(IF(ROW([.X42])+COLUMN([.X42])+63&gt;90;ROW([.X42])+COLUMN([.X42])+63-26;ROW([.X42])+COLUMN([.X42])+63))" office:value-type="string" office:string-value="g" calcext:value-type="string">
            <text:p>g</text:p>
          </table:table-cell>
          <table:table-cell table:style-name="ce35" table:formula="of:=CHAR(IF(ROW([.Y42])+COLUMN([.Y42])+63&gt;90;ROW([.Y42])+COLUMN([.Y42])+63-26;ROW([.Y42])+COLUMN([.Y42])+63))" office:value-type="string" office:string-value="h" calcext:value-type="string">
            <text:p>h</text:p>
          </table:table-cell>
          <table:table-cell table:style-name="ce15" table:formula="of:=CHAR(IF(ROW([.Z42])+COLUMN([.Z42])+63&gt;90;ROW([.Z42])+COLUMN([.Z42])+63-26;ROW([.Z42])+COLUMN([.Z42])+63))" office:value-type="string" office:string-value="i" calcext:value-type="string">
            <text:p>i</text:p>
          </table:table-cell>
          <table:table-cell table:style-name="ce16" table:formula="of:=CHAR(IF(ROW([.AA42])+COLUMN([.AA42])+63&gt;90;ROW([.AA42])+COLUMN([.AA42])+63-26;ROW([.AA42])+COLUMN([.AA42])+63))" office:value-type="string" office:string-value="j" calcext:value-type="string">
            <text:p>j</text:p>
          </table:table-cell>
          <table:table-cell table:style-name="ce36" table:formula="of:=CHAR(IF(ROW([.AB42])+COLUMN([.AB42])+63&gt;90;ROW([.AB42])+COLUMN([.AB42])+63-26;ROW([.AB42])+COLUMN([.AB42])+63))" office:value-type="string" office:string-value="k" calcext:value-type="string">
            <text:p>k</text:p>
          </table:table-cell>
          <table:table-cell table:style-name="ce38" table:formula="of:=CHAR(IF(ROW([.AC42])+COLUMN([.AC42])+63&gt;90;ROW([.AC42])+COLUMN([.AC42])+63-26;ROW([.AC42])+COLUMN([.AC42])+63))" office:value-type="string" office:string-value="l" calcext:value-type="string">
            <text:p>l</text:p>
          </table:table-cell>
          <table:table-cell table:style-name="ce39" table:formula="of:=CHAR(IF(ROW([.AD42])+COLUMN([.AD42])+63&gt;90;ROW([.AD42])+COLUMN([.AD42])+63-26;ROW([.AD42])+COLUMN([.AD42])+63))" office:value-type="string" office:string-value="m" calcext:value-type="string">
            <text:p>m</text:p>
          </table:table-cell>
          <table:table-cell table:style-name="ce40" table:formula="of:=CHAR(IF(ROW([.AE42])+COLUMN([.AE42])+63&gt;90;ROW([.AE42])+COLUMN([.AE42])+63-26;ROW([.AE42])+COLUMN([.AE42])+63))" office:value-type="string" office:string-value="n" calcext:value-type="string">
            <text:p>n</text:p>
          </table:table-cell>
          <table:table-cell table:style-name="ce41" table:formula="of:=CHAR(IF(ROW([.AF42])+COLUMN([.AF42])+63&gt;90;ROW([.AF42])+COLUMN([.AF42])+63-26;ROW([.AF42])+COLUMN([.AF42])+63))" office:value-type="string" office:string-value="o" calcext:value-type="string">
            <text:p>o</text:p>
          </table:table-cell>
          <table:table-cell table:style-name="ce42" table:formula="of:=CHAR(IF(ROW([.AG42])+COLUMN([.AG42])+63&gt;90;ROW([.AG42])+COLUMN([.AG42])+63-26;ROW([.AG42])+COLUMN([.AG42])+63))" office:value-type="string" office:string-value="p" calcext:value-type="string">
            <text:p>p</text:p>
          </table:table-cell>
          <table:table-cell table:style-name="ce43" table:formula="of:=CHAR(IF(ROW([.AH42])+COLUMN([.AH42])+63&gt;90;ROW([.AH42])+COLUMN([.AH42])+63-26;ROW([.AH42])+COLUMN([.AH42])+63))" office:value-type="string" office:string-value="q" calcext:value-type="string">
            <text:p>q</text:p>
          </table:table-cell>
          <table:table-cell table:style-name="ce25" table:formula="of:=CHAR(IF(ROW([.AI42])+COLUMN([.AI42])+63&gt;90;ROW([.AI42])+COLUMN([.AI42])+63-26;ROW([.AI42])+COLUMN([.AI42])+63))" office:value-type="string" office:string-value="r" calcext:value-type="string">
            <text:p>r</text:p>
          </table:table-cell>
          <table:table-cell table:style-name="ce24" table:formula="of:=CHAR(IF(ROW([.AJ42])+COLUMN([.AJ42])+63&gt;90;ROW([.AJ42])+COLUMN([.AJ42])+63-26;ROW([.AJ42])+COLUMN([.AJ42])+63))" office:value-type="string" office:string-value="s" calcext:value-type="string">
            <text:p>s</text:p>
          </table:table-cell>
          <table:table-cell table:style-name="ce44" table:formula="of:=CHAR(IF(ROW([.AK42])+COLUMN([.AK42])+63&gt;90;ROW([.AK42])+COLUMN([.AK42])+63-26;ROW([.AK42])+COLUMN([.AK42])+63))" office:value-type="string" office:string-value="t" calcext:value-type="string">
            <text:p>t</text:p>
          </table:table-cell>
          <table:table-cell table:style-name="ce45" table:formula="of:=CHAR(IF(ROW([.AL42])+COLUMN([.AL42])+63&gt;90;ROW([.AL42])+COLUMN([.AL42])+63-26;ROW([.AL42])+COLUMN([.AL42])+63))" office:value-type="string" office:string-value="u" calcext:value-type="string">
            <text:p>u</text:p>
          </table:table-cell>
          <table:table-cell table:style-name="ce46" table:formula="of:=CHAR(IF(ROW([.AM42])+COLUMN([.AM42])+63&gt;90;ROW([.AM42])+COLUMN([.AM42])+63-26;ROW([.AM42])+COLUMN([.AM42])+63))" office:value-type="string" office:string-value="v" calcext:value-type="string">
            <text:p>v</text:p>
          </table:table-cell>
          <table:table-cell table:style-name="ce24" table:formula="of:=CHAR(IF(ROW([.AN42])+COLUMN([.AN42])+63&gt;90;ROW([.AN42])+COLUMN([.AN42])+63-26;ROW([.AN42])+COLUMN([.AN42])+63))" office:value-type="string" office:string-value="w" calcext:value-type="string">
            <text:p>w</text:p>
          </table:table-cell>
          <table:table-cell table:formula="of:=CHAR(IF(ROW([.AO42])+COLUMN([.AO42])+63&gt;90;ROW([.AO42])+COLUMN([.AO42])+63-26;ROW([.AO42])+COLUMN([.AO42])+63))" office:value-type="string" office:string-value="x" calcext:value-type="string">
            <text:p>x</text:p>
          </table:table-cell>
          <table:table-cell table:style-name="ce26" table:formula="of:=CHAR(IF(ROW([.AP42])+COLUMN([.AP42])+63&gt;90;ROW([.AP42])+COLUMN([.AP42])+63-26;ROW([.AP42])+COLUMN([.AP42])+63))" office:value-type="string" office:string-value="y" calcext:value-type="string">
            <text:p>y</text:p>
          </table:table-cell>
          <table:table-cell table:style-name="ce27" table:formula="of:=CHAR(IF(ROW([.AQ42])+COLUMN([.AQ42])+63&gt;90;ROW([.AQ42])+COLUMN([.AQ42])+63-26;ROW([.AQ42])+COLUMN([.AQ42])+63))" office:value-type="string" office:string-value="z" calcext:value-type="string">
            <text:p>z</text:p>
          </table:table-cell>
          <table:table-cell table:style-name="ce28" table:formula="of:=CHAR(IF(ROW([.AR42])+COLUMN([.AR42])+63&gt;90;ROW([.AR42])+COLUMN([.AR42])+63-26;ROW([.AR42])+COLUMN([.AR42])+63))" office:value-type="string" office:string-value="{" calcext:value-type="string">
            <text:p>{</text:p>
          </table:table-cell>
          <table:table-cell table:style-name="ce29" table:formula="of:=CHAR(IF(ROW([.AS42])+COLUMN([.AS42])+63&gt;90;ROW([.AS42])+COLUMN([.AS42])+63-26;ROW([.AS42])+COLUMN([.AS42])+63))" office:value-type="string" office:string-value="|" calcext:value-type="string">
            <text:p>|</text:p>
          </table:table-cell>
          <table:table-cell table:style-name="ce30" table:formula="of:=CHAR(IF(ROW([.AT42])+COLUMN([.AT42])+63&gt;90;ROW([.AT42])+COLUMN([.AT42])+63-26;ROW([.AT42])+COLUMN([.AT42])+63))" office:value-type="string" office:string-value="}" calcext:value-type="string">
            <text:p>}</text:p>
          </table:table-cell>
          <table:table-cell table:style-name="ce31" table:formula="of:=CHAR(IF(ROW([.AU42])+COLUMN([.AU42])+63&gt;90;ROW([.AU42])+COLUMN([.AU42])+63-26;ROW([.AU42])+COLUMN([.AU42])+63))" office:value-type="string" office:string-value="~" calcext:value-type="string">
            <text:p>~</text:p>
          </table:table-cell>
          <table:table-cell table:style-name="ce32" table:formula="of:=CHAR(IF(ROW([.AV42])+COLUMN([.AV42])+63&gt;90;ROW([.AV42])+COLUMN([.AV42])+63-26;ROW([.AV42])+COLUMN([.AV42])+63))" office:value-type="string" office:string-value="" calcext:value-type="string">
            <text:p></text:p>
          </table:table-cell>
          <table:table-cell table:style-name="ce33" table:formula="of:=CHAR(IF(ROW([.AW42])+COLUMN([.AW42])+63&gt;90;ROW([.AW42])+COLUMN([.AW42])+63-26;ROW([.AW42])+COLUMN([.AW42])+63))" office:value-type="string" office:string-value="�" calcext:value-type="string">
            <text:p>�</text:p>
          </table:table-cell>
          <table:table-cell table:style-name="ce34" table:formula="of:=CHAR(IF(ROW([.AX42])+COLUMN([.AX42])+63&gt;90;ROW([.AX42])+COLUMN([.AX42])+63-26;ROW([.AX42])+COLUMN([.AX42])+63))" office:value-type="string" office:string-value="�" calcext:value-type="string">
            <text:p>�</text:p>
          </table:table-cell>
          <table:table-cell table:style-name="ce35" table:formula="of:=CHAR(IF(ROW([.AY42])+COLUMN([.AY42])+63&gt;90;ROW([.AY42])+COLUMN([.AY42])+63-26;ROW([.AY42])+COLUMN([.AY42])+63))" office:value-type="string" office:string-value="�" calcext:value-type="string">
            <text:p>�</text:p>
          </table:table-cell>
          <table:table-cell table:style-name="ce15" table:formula="of:=CHAR(IF(ROW([.AZ42])+COLUMN([.AZ42])+63&gt;90;ROW([.AZ42])+COLUMN([.AZ42])+63-26;ROW([.AZ42])+COLUMN([.AZ42])+63))" office:value-type="string" office:string-value="�" calcext:value-type="string">
            <text:p>�</text:p>
          </table:table-cell>
          <table:table-cell table:style-name="ce16" table:formula="of:=CHAR(IF(ROW([.BA42])+COLUMN([.BA42])+63&gt;90;ROW([.BA42])+COLUMN([.BA42])+63-26;ROW([.BA42])+COLUMN([.BA42])+63))" office:value-type="string" office:string-value="�" calcext:value-type="string">
            <text:p>�</text:p>
          </table:table-cell>
          <table:table-cell table:style-name="ce36" table:formula="of:=CHAR(IF(ROW([.BB42])+COLUMN([.BB42])+63&gt;90;ROW([.BB42])+COLUMN([.BB42])+63-26;ROW([.BB42])+COLUMN([.BB42])+63))" office:value-type="string" office:string-value="�" calcext:value-type="string">
            <text:p>�</text:p>
          </table:table-cell>
          <table:table-cell table:style-name="ce38" table:formula="of:=CHAR(IF(ROW([.BC42])+COLUMN([.BC42])+63&gt;90;ROW([.BC42])+COLUMN([.BC42])+63-26;ROW([.BC42])+COLUMN([.BC42])+63))" office:value-type="string" office:string-value="�" calcext:value-type="string">
            <text:p>�</text:p>
          </table:table-cell>
          <table:table-cell table:style-name="ce39" table:formula="of:=CHAR(IF(ROW([.BD42])+COLUMN([.BD42])+63&gt;90;ROW([.BD42])+COLUMN([.BD42])+63-26;ROW([.BD42])+COLUMN([.BD42])+63))" office:value-type="string" office:string-value="�" calcext:value-type="string">
            <text:p>�</text:p>
          </table:table-cell>
          <table:table-cell table:style-name="ce40" table:formula="of:=CHAR(IF(ROW([.BE42])+COLUMN([.BE42])+63&gt;90;ROW([.BE42])+COLUMN([.BE42])+63-26;ROW([.BE42])+COLUMN([.BE42])+63))" office:value-type="string" office:string-value="�" calcext:value-type="string">
            <text:p>�</text:p>
          </table:table-cell>
          <table:table-cell table:style-name="ce41" table:formula="of:=CHAR(IF(ROW([.BF42])+COLUMN([.BF42])+63&gt;90;ROW([.BF42])+COLUMN([.BF42])+63-26;ROW([.BF42])+COLUMN([.BF42])+63))" office:value-type="string" office:string-value="�" calcext:value-type="string">
            <text:p>�</text:p>
          </table:table-cell>
          <table:table-cell table:style-name="ce42" table:formula="of:=CHAR(IF(ROW([.BG42])+COLUMN([.BG42])+63&gt;90;ROW([.BG42])+COLUMN([.BG42])+63-26;ROW([.BG42])+COLUMN([.BG42])+63))" office:value-type="string" office:string-value="�" calcext:value-type="string">
            <text:p>�</text:p>
          </table:table-cell>
          <table:table-cell table:style-name="ce43" table:formula="of:=CHAR(IF(ROW([.BH42])+COLUMN([.BH42])+63&gt;90;ROW([.BH42])+COLUMN([.BH42])+63-26;ROW([.BH42])+COLUMN([.BH42])+63))" office:value-type="string" office:string-value="�" calcext:value-type="string">
            <text:p>�</text:p>
          </table:table-cell>
          <table:table-cell table:style-name="ce25" table:formula="of:=CHAR(IF(ROW([.BI42])+COLUMN([.BI42])+63&gt;90;ROW([.BI42])+COLUMN([.BI42])+63-26;ROW([.BI42])+COLUMN([.BI42])+63))" office:value-type="string" office:string-value="�" calcext:value-type="string">
            <text:p>�</text:p>
          </table:table-cell>
          <table:table-cell table:style-name="ce24" table:formula="of:=CHAR(IF(ROW([.BJ42])+COLUMN([.BJ42])+63&gt;90;ROW([.BJ42])+COLUMN([.BJ42])+63-26;ROW([.BJ42])+COLUMN([.BJ42])+63))" office:value-type="string" office:string-value="�" calcext:value-type="string">
            <text:p>�</text:p>
          </table:table-cell>
          <table:table-cell table:style-name="ce44" table:formula="of:=CHAR(IF(ROW([.BK42])+COLUMN([.BK42])+63&gt;90;ROW([.BK42])+COLUMN([.BK42])+63-26;ROW([.BK42])+COLUMN([.BK42])+63))" office:value-type="string" office:string-value="�" calcext:value-type="string">
            <text:p>�</text:p>
          </table:table-cell>
          <table:table-cell table:style-name="ce45" table:formula="of:=CHAR(IF(ROW([.BL42])+COLUMN([.BL42])+63&gt;90;ROW([.BL42])+COLUMN([.BL42])+63-26;ROW([.BL42])+COLUMN([.BL42])+63))" office:value-type="string" office:string-value="�" calcext:value-type="string">
            <text:p>�</text:p>
          </table:table-cell>
          <table:table-cell table:style-name="ce46" table:formula="of:=CHAR(IF(ROW([.BM42])+COLUMN([.BM42])+63&gt;90;ROW([.BM42])+COLUMN([.BM42])+63-26;ROW([.BM42])+COLUMN([.BM42])+63))" office:value-type="string" office:string-value="�" calcext:value-type="string">
            <text:p>�</text:p>
          </table:table-cell>
          <table:table-cell table:style-name="ce24" table:formula="of:=CHAR(IF(ROW([.BN42])+COLUMN([.BN42])+63&gt;90;ROW([.BN42])+COLUMN([.BN42])+63-26;ROW([.BN42])+COLUMN([.BN42])+63))" office:value-type="string" office:string-value="�" calcext:value-type="string">
            <text:p>�</text:p>
          </table:table-cell>
          <table:table-cell table:formula="of:=CHAR(IF(ROW([.BO42])+COLUMN([.BO42])+63&gt;90;ROW([.BO42])+COLUMN([.BO42])+63-26;ROW([.BO42])+COLUMN([.BO42])+63))" office:value-type="string" office:string-value="�" calcext:value-type="string">
            <text:p>�</text:p>
          </table:table-cell>
          <table:table-cell table:style-name="ce26" table:formula="of:=CHAR(IF(ROW([.BP42])+COLUMN([.BP42])+63&gt;90;ROW([.BP42])+COLUMN([.BP42])+63-26;ROW([.BP42])+COLUMN([.BP42])+63))" office:value-type="string" office:string-value="�" calcext:value-type="string">
            <text:p>�</text:p>
          </table:table-cell>
          <table:table-cell table:style-name="ce27" table:formula="of:=CHAR(IF(ROW([.BQ42])+COLUMN([.BQ42])+63&gt;90;ROW([.BQ42])+COLUMN([.BQ42])+63-26;ROW([.BQ42])+COLUMN([.BQ42])+63))" office:value-type="string" office:string-value="�" calcext:value-type="string">
            <text:p>�</text:p>
          </table:table-cell>
          <table:table-cell table:style-name="ce28" table:formula="of:=CHAR(IF(ROW([.BR42])+COLUMN([.BR42])+63&gt;90;ROW([.BR42])+COLUMN([.BR42])+63-26;ROW([.BR42])+COLUMN([.BR42])+63))" office:value-type="string" office:string-value="�" calcext:value-type="string">
            <text:p>�</text:p>
          </table:table-cell>
          <table:table-cell table:style-name="ce29" table:formula="of:=CHAR(IF(ROW([.BS42])+COLUMN([.BS42])+63&gt;90;ROW([.BS42])+COLUMN([.BS42])+63-26;ROW([.BS42])+COLUMN([.BS42])+63))" office:value-type="string" office:string-value="�" calcext:value-type="string">
            <text:p>�</text:p>
          </table:table-cell>
          <table:table-cell table:style-name="ce30" table:formula="of:=CHAR(IF(ROW([.BT42])+COLUMN([.BT42])+63&gt;90;ROW([.BT42])+COLUMN([.BT42])+63-26;ROW([.BT42])+COLUMN([.BT42])+63))" office:value-type="string" office:string-value="�" calcext:value-type="string">
            <text:p>�</text:p>
          </table:table-cell>
          <table:table-cell table:style-name="ce31" table:formula="of:=CHAR(IF(ROW([.BU42])+COLUMN([.BU42])+63&gt;90;ROW([.BU42])+COLUMN([.BU42])+63-26;ROW([.BU42])+COLUMN([.BU42])+63))" office:value-type="string" office:string-value="�" calcext:value-type="string">
            <text:p>�</text:p>
          </table:table-cell>
          <table:table-cell table:style-name="ce32" table:formula="of:=CHAR(IF(ROW([.BV42])+COLUMN([.BV42])+63&gt;90;ROW([.BV42])+COLUMN([.BV42])+63-26;ROW([.BV42])+COLUMN([.BV42])+63))" office:value-type="string" office:string-value="�" calcext:value-type="string">
            <text:p>�</text:p>
          </table:table-cell>
          <table:table-cell table:style-name="ce33" table:formula="of:=CHAR(IF(ROW([.BW42])+COLUMN([.BW42])+63&gt;90;ROW([.BW42])+COLUMN([.BW42])+63-26;ROW([.BW42])+COLUMN([.BW42])+63))" office:value-type="string" office:string-value="�" calcext:value-type="string">
            <text:p>�</text:p>
          </table:table-cell>
          <table:table-cell table:style-name="ce34" table:formula="of:=CHAR(IF(ROW([.BX42])+COLUMN([.BX42])+63&gt;90;ROW([.BX42])+COLUMN([.BX42])+63-26;ROW([.BX42])+COLUMN([.BX42])+63))" office:value-type="string" office:string-value="�" calcext:value-type="string">
            <text:p>�</text:p>
          </table:table-cell>
          <table:table-cell table:style-name="ce35" table:formula="of:=CHAR(IF(ROW([.BY42])+COLUMN([.BY42])+63&gt;90;ROW([.BY42])+COLUMN([.BY42])+63-26;ROW([.BY42])+COLUMN([.BY42])+63))" office:value-type="string" office:string-value="�" calcext:value-type="string">
            <text:p>�</text:p>
          </table:table-cell>
          <table:table-cell table:style-name="ce15" table:formula="of:=CHAR(IF(ROW([.BZ42])+COLUMN([.BZ42])+63&gt;90;ROW([.BZ42])+COLUMN([.BZ42])+63-26;ROW([.BZ42])+COLUMN([.BZ42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5" table:formula="of:=CHAR(IF(ROW([.A43])+COLUMN([.A43])+63&gt;90;ROW([.A43])+COLUMN([.A43])+63-26;ROW([.A43])+COLUMN([.A43])+63))" office:value-type="string" office:string-value="Q" calcext:value-type="string">
            <text:p>Q</text:p>
          </table:table-cell>
          <table:table-cell table:style-name="ce38" table:formula="of:=CHAR(IF(ROW([.B43])+COLUMN([.B43])+63&gt;90;ROW([.B43])+COLUMN([.B43])+63-26;ROW([.B43])+COLUMN([.B43])+63))" office:value-type="string" office:string-value="R" calcext:value-type="string">
            <text:p>R</text:p>
          </table:table-cell>
          <table:table-cell table:style-name="ce39" table:formula="of:=CHAR(IF(ROW([.C43])+COLUMN([.C43])+63&gt;90;ROW([.C43])+COLUMN([.C43])+63-26;ROW([.C43])+COLUMN([.C43])+63))" office:value-type="string" office:string-value="S" calcext:value-type="string">
            <text:p>S</text:p>
          </table:table-cell>
          <table:table-cell table:style-name="ce40" table:formula="of:=CHAR(IF(ROW([.D43])+COLUMN([.D43])+63&gt;90;ROW([.D43])+COLUMN([.D43])+63-26;ROW([.D43])+COLUMN([.D43])+63))" office:value-type="string" office:string-value="T" calcext:value-type="string">
            <text:p>T</text:p>
          </table:table-cell>
          <table:table-cell table:style-name="ce41" table:formula="of:=CHAR(IF(ROW([.E43])+COLUMN([.E43])+63&gt;90;ROW([.E43])+COLUMN([.E43])+63-26;ROW([.E43])+COLUMN([.E43])+63))" office:value-type="string" office:string-value="U" calcext:value-type="string">
            <text:p>U</text:p>
          </table:table-cell>
          <table:table-cell table:style-name="ce42" table:formula="of:=CHAR(IF(ROW([.F43])+COLUMN([.F43])+63&gt;90;ROW([.F43])+COLUMN([.F43])+63-26;ROW([.F43])+COLUMN([.F43])+63))" office:value-type="string" office:string-value="V" calcext:value-type="string">
            <text:p>V</text:p>
          </table:table-cell>
          <table:table-cell table:style-name="ce43" table:formula="of:=CHAR(IF(ROW([.G43])+COLUMN([.G43])+63&gt;90;ROW([.G43])+COLUMN([.G43])+63-26;ROW([.G43])+COLUMN([.G43])+63))" office:value-type="string" office:string-value="W" calcext:value-type="string">
            <text:p>W</text:p>
          </table:table-cell>
          <table:table-cell table:style-name="ce25" table:formula="of:=CHAR(IF(ROW([.H43])+COLUMN([.H43])+63&gt;90;ROW([.H43])+COLUMN([.H43])+63-26;ROW([.H43])+COLUMN([.H43])+63))" office:value-type="string" office:string-value="X" calcext:value-type="string">
            <text:p>X</text:p>
          </table:table-cell>
          <table:table-cell table:style-name="ce24" table:formula="of:=CHAR(IF(ROW([.I43])+COLUMN([.I43])+63&gt;90;ROW([.I43])+COLUMN([.I43])+63-26;ROW([.I43])+COLUMN([.I43])+63))" office:value-type="string" office:string-value="Y" calcext:value-type="string">
            <text:p>Y</text:p>
          </table:table-cell>
          <table:table-cell table:style-name="ce44" table:formula="of:=CHAR(IF(ROW([.J43])+COLUMN([.J43])+63&gt;90;ROW([.J43])+COLUMN([.J43])+63-26;ROW([.J43])+COLUMN([.J43])+63))" office:value-type="string" office:string-value="Z" calcext:value-type="string">
            <text:p>Z</text:p>
          </table:table-cell>
          <table:table-cell table:style-name="ce45" table:formula="of:=CHAR(IF(ROW([.K43])+COLUMN([.K43])+63&gt;90;ROW([.K43])+COLUMN([.K43])+63-26;ROW([.K43])+COLUMN([.K43])+63))" office:value-type="string" office:string-value="[" calcext:value-type="string">
            <text:p>[</text:p>
          </table:table-cell>
          <table:table-cell table:style-name="ce46" table:formula="of:=CHAR(IF(ROW([.L43])+COLUMN([.L43])+63&gt;90;ROW([.L43])+COLUMN([.L43])+63-26;ROW([.L43])+COLUMN([.L43])+63))" office:value-type="string" office:string-value="\" calcext:value-type="string">
            <text:p>\</text:p>
          </table:table-cell>
          <table:table-cell table:style-name="ce24" table:formula="of:=CHAR(IF(ROW([.M43])+COLUMN([.M43])+63&gt;90;ROW([.M43])+COLUMN([.M43])+63-26;ROW([.M43])+COLUMN([.M43])+63))" office:value-type="string" office:string-value="]" calcext:value-type="string">
            <text:p>]</text:p>
          </table:table-cell>
          <table:table-cell table:style-name="ce25" table:formula="of:=CHAR(IF(ROW([.N43])+COLUMN([.N43])+63&gt;90;ROW([.N43])+COLUMN([.N43])+63-26;ROW([.N43])+COLUMN([.N43])+63))" office:value-type="string" office:string-value="^" calcext:value-type="string">
            <text:p>^</text:p>
          </table:table-cell>
          <table:table-cell table:style-name="ce26" table:formula="of:=CHAR(IF(ROW([.O43])+COLUMN([.O43])+63&gt;90;ROW([.O43])+COLUMN([.O43])+63-26;ROW([.O43])+COLUMN([.O43])+63))" office:value-type="string" office:string-value="_" calcext:value-type="string">
            <text:p>_</text:p>
          </table:table-cell>
          <table:table-cell table:style-name="ce27" table:formula="of:=CHAR(IF(ROW([.P43])+COLUMN([.P43])+63&gt;90;ROW([.P43])+COLUMN([.P43])+63-26;ROW([.P43])+COLUMN([.P43])+63))" office:value-type="string" office:string-value="`" calcext:value-type="string">
            <text:p>`</text:p>
          </table:table-cell>
          <table:table-cell table:style-name="ce28" table:formula="of:=CHAR(IF(ROW([.Q43])+COLUMN([.Q43])+63&gt;90;ROW([.Q43])+COLUMN([.Q43])+63-26;ROW([.Q43])+COLUMN([.Q43])+63))" office:value-type="string" office:string-value="a" calcext:value-type="string">
            <text:p>a</text:p>
          </table:table-cell>
          <table:table-cell table:style-name="ce29" table:formula="of:=CHAR(IF(ROW([.R43])+COLUMN([.R43])+63&gt;90;ROW([.R43])+COLUMN([.R43])+63-26;ROW([.R43])+COLUMN([.R43])+63))" office:value-type="string" office:string-value="b" calcext:value-type="string">
            <text:p>b</text:p>
          </table:table-cell>
          <table:table-cell table:style-name="ce30" table:formula="of:=CHAR(IF(ROW([.S43])+COLUMN([.S43])+63&gt;90;ROW([.S43])+COLUMN([.S43])+63-26;ROW([.S43])+COLUMN([.S43])+63))" office:value-type="string" office:string-value="c" calcext:value-type="string">
            <text:p>c</text:p>
          </table:table-cell>
          <table:table-cell table:style-name="ce31" table:formula="of:=CHAR(IF(ROW([.T43])+COLUMN([.T43])+63&gt;90;ROW([.T43])+COLUMN([.T43])+63-26;ROW([.T43])+COLUMN([.T43])+63))" office:value-type="string" office:string-value="d" calcext:value-type="string">
            <text:p>d</text:p>
          </table:table-cell>
          <table:table-cell table:style-name="ce32" table:formula="of:=CHAR(IF(ROW([.U43])+COLUMN([.U43])+63&gt;90;ROW([.U43])+COLUMN([.U43])+63-26;ROW([.U43])+COLUMN([.U43])+63))" office:value-type="string" office:string-value="e" calcext:value-type="string">
            <text:p>e</text:p>
          </table:table-cell>
          <table:table-cell table:style-name="ce33" table:formula="of:=CHAR(IF(ROW([.V43])+COLUMN([.V43])+63&gt;90;ROW([.V43])+COLUMN([.V43])+63-26;ROW([.V43])+COLUMN([.V43])+63))" office:value-type="string" office:string-value="f" calcext:value-type="string">
            <text:p>f</text:p>
          </table:table-cell>
          <table:table-cell table:style-name="ce34" table:formula="of:=CHAR(IF(ROW([.W43])+COLUMN([.W43])+63&gt;90;ROW([.W43])+COLUMN([.W43])+63-26;ROW([.W43])+COLUMN([.W43])+63))" office:value-type="string" office:string-value="g" calcext:value-type="string">
            <text:p>g</text:p>
          </table:table-cell>
          <table:table-cell table:style-name="ce35" table:formula="of:=CHAR(IF(ROW([.X43])+COLUMN([.X43])+63&gt;90;ROW([.X43])+COLUMN([.X43])+63-26;ROW([.X43])+COLUMN([.X43])+63))" office:value-type="string" office:string-value="h" calcext:value-type="string">
            <text:p>h</text:p>
          </table:table-cell>
          <table:table-cell table:formula="of:=CHAR(IF(ROW([.Y43])+COLUMN([.Y43])+63&gt;90;ROW([.Y43])+COLUMN([.Y43])+63-26;ROW([.Y43])+COLUMN([.Y43])+63))" office:value-type="string" office:string-value="i" calcext:value-type="string">
            <text:p>i</text:p>
          </table:table-cell>
          <table:table-cell table:style-name="ce16" table:formula="of:=CHAR(IF(ROW([.Z43])+COLUMN([.Z43])+63&gt;90;ROW([.Z43])+COLUMN([.Z43])+63-26;ROW([.Z43])+COLUMN([.Z43])+63))" office:value-type="string" office:string-value="j" calcext:value-type="string">
            <text:p>j</text:p>
          </table:table-cell>
          <table:table-cell table:style-name="ce15" table:formula="of:=CHAR(IF(ROW([.AA43])+COLUMN([.AA43])+63&gt;90;ROW([.AA43])+COLUMN([.AA43])+63-26;ROW([.AA43])+COLUMN([.AA43])+63))" office:value-type="string" office:string-value="k" calcext:value-type="string">
            <text:p>k</text:p>
          </table:table-cell>
          <table:table-cell table:style-name="ce38" table:formula="of:=CHAR(IF(ROW([.AB43])+COLUMN([.AB43])+63&gt;90;ROW([.AB43])+COLUMN([.AB43])+63-26;ROW([.AB43])+COLUMN([.AB43])+63))" office:value-type="string" office:string-value="l" calcext:value-type="string">
            <text:p>l</text:p>
          </table:table-cell>
          <table:table-cell table:style-name="ce39" table:formula="of:=CHAR(IF(ROW([.AC43])+COLUMN([.AC43])+63&gt;90;ROW([.AC43])+COLUMN([.AC43])+63-26;ROW([.AC43])+COLUMN([.AC43])+63))" office:value-type="string" office:string-value="m" calcext:value-type="string">
            <text:p>m</text:p>
          </table:table-cell>
          <table:table-cell table:style-name="ce40" table:formula="of:=CHAR(IF(ROW([.AD43])+COLUMN([.AD43])+63&gt;90;ROW([.AD43])+COLUMN([.AD43])+63-26;ROW([.AD43])+COLUMN([.AD43])+63))" office:value-type="string" office:string-value="n" calcext:value-type="string">
            <text:p>n</text:p>
          </table:table-cell>
          <table:table-cell table:style-name="ce41" table:formula="of:=CHAR(IF(ROW([.AE43])+COLUMN([.AE43])+63&gt;90;ROW([.AE43])+COLUMN([.AE43])+63-26;ROW([.AE43])+COLUMN([.AE43])+63))" office:value-type="string" office:string-value="o" calcext:value-type="string">
            <text:p>o</text:p>
          </table:table-cell>
          <table:table-cell table:style-name="ce42" table:formula="of:=CHAR(IF(ROW([.AF43])+COLUMN([.AF43])+63&gt;90;ROW([.AF43])+COLUMN([.AF43])+63-26;ROW([.AF43])+COLUMN([.AF43])+63))" office:value-type="string" office:string-value="p" calcext:value-type="string">
            <text:p>p</text:p>
          </table:table-cell>
          <table:table-cell table:style-name="ce43" table:formula="of:=CHAR(IF(ROW([.AG43])+COLUMN([.AG43])+63&gt;90;ROW([.AG43])+COLUMN([.AG43])+63-26;ROW([.AG43])+COLUMN([.AG43])+63))" office:value-type="string" office:string-value="q" calcext:value-type="string">
            <text:p>q</text:p>
          </table:table-cell>
          <table:table-cell table:style-name="ce25" table:formula="of:=CHAR(IF(ROW([.AH43])+COLUMN([.AH43])+63&gt;90;ROW([.AH43])+COLUMN([.AH43])+63-26;ROW([.AH43])+COLUMN([.AH43])+63))" office:value-type="string" office:string-value="r" calcext:value-type="string">
            <text:p>r</text:p>
          </table:table-cell>
          <table:table-cell table:style-name="ce24" table:formula="of:=CHAR(IF(ROW([.AI43])+COLUMN([.AI43])+63&gt;90;ROW([.AI43])+COLUMN([.AI43])+63-26;ROW([.AI43])+COLUMN([.AI43])+63))" office:value-type="string" office:string-value="s" calcext:value-type="string">
            <text:p>s</text:p>
          </table:table-cell>
          <table:table-cell table:style-name="ce44" table:formula="of:=CHAR(IF(ROW([.AJ43])+COLUMN([.AJ43])+63&gt;90;ROW([.AJ43])+COLUMN([.AJ43])+63-26;ROW([.AJ43])+COLUMN([.AJ43])+63))" office:value-type="string" office:string-value="t" calcext:value-type="string">
            <text:p>t</text:p>
          </table:table-cell>
          <table:table-cell table:style-name="ce45" table:formula="of:=CHAR(IF(ROW([.AK43])+COLUMN([.AK43])+63&gt;90;ROW([.AK43])+COLUMN([.AK43])+63-26;ROW([.AK43])+COLUMN([.AK43])+63))" office:value-type="string" office:string-value="u" calcext:value-type="string">
            <text:p>u</text:p>
          </table:table-cell>
          <table:table-cell table:style-name="ce46" table:formula="of:=CHAR(IF(ROW([.AL43])+COLUMN([.AL43])+63&gt;90;ROW([.AL43])+COLUMN([.AL43])+63-26;ROW([.AL43])+COLUMN([.AL43])+63))" office:value-type="string" office:string-value="v" calcext:value-type="string">
            <text:p>v</text:p>
          </table:table-cell>
          <table:table-cell table:style-name="ce24" table:formula="of:=CHAR(IF(ROW([.AM43])+COLUMN([.AM43])+63&gt;90;ROW([.AM43])+COLUMN([.AM43])+63-26;ROW([.AM43])+COLUMN([.AM43])+63))" office:value-type="string" office:string-value="w" calcext:value-type="string">
            <text:p>w</text:p>
          </table:table-cell>
          <table:table-cell table:style-name="ce25" table:formula="of:=CHAR(IF(ROW([.AN43])+COLUMN([.AN43])+63&gt;90;ROW([.AN43])+COLUMN([.AN43])+63-26;ROW([.AN43])+COLUMN([.AN43])+63))" office:value-type="string" office:string-value="x" calcext:value-type="string">
            <text:p>x</text:p>
          </table:table-cell>
          <table:table-cell table:style-name="ce26" table:formula="of:=CHAR(IF(ROW([.AO43])+COLUMN([.AO43])+63&gt;90;ROW([.AO43])+COLUMN([.AO43])+63-26;ROW([.AO43])+COLUMN([.AO43])+63))" office:value-type="string" office:string-value="y" calcext:value-type="string">
            <text:p>y</text:p>
          </table:table-cell>
          <table:table-cell table:style-name="ce27" table:formula="of:=CHAR(IF(ROW([.AP43])+COLUMN([.AP43])+63&gt;90;ROW([.AP43])+COLUMN([.AP43])+63-26;ROW([.AP43])+COLUMN([.AP43])+63))" office:value-type="string" office:string-value="z" calcext:value-type="string">
            <text:p>z</text:p>
          </table:table-cell>
          <table:table-cell table:style-name="ce28" table:formula="of:=CHAR(IF(ROW([.AQ43])+COLUMN([.AQ43])+63&gt;90;ROW([.AQ43])+COLUMN([.AQ43])+63-26;ROW([.AQ43])+COLUMN([.AQ43])+63))" office:value-type="string" office:string-value="{" calcext:value-type="string">
            <text:p>{</text:p>
          </table:table-cell>
          <table:table-cell table:style-name="ce29" table:formula="of:=CHAR(IF(ROW([.AR43])+COLUMN([.AR43])+63&gt;90;ROW([.AR43])+COLUMN([.AR43])+63-26;ROW([.AR43])+COLUMN([.AR43])+63))" office:value-type="string" office:string-value="|" calcext:value-type="string">
            <text:p>|</text:p>
          </table:table-cell>
          <table:table-cell table:style-name="ce30" table:formula="of:=CHAR(IF(ROW([.AS43])+COLUMN([.AS43])+63&gt;90;ROW([.AS43])+COLUMN([.AS43])+63-26;ROW([.AS43])+COLUMN([.AS43])+63))" office:value-type="string" office:string-value="}" calcext:value-type="string">
            <text:p>}</text:p>
          </table:table-cell>
          <table:table-cell table:style-name="ce31" table:formula="of:=CHAR(IF(ROW([.AT43])+COLUMN([.AT43])+63&gt;90;ROW([.AT43])+COLUMN([.AT43])+63-26;ROW([.AT43])+COLUMN([.AT43])+63))" office:value-type="string" office:string-value="~" calcext:value-type="string">
            <text:p>~</text:p>
          </table:table-cell>
          <table:table-cell table:style-name="ce32" table:formula="of:=CHAR(IF(ROW([.AU43])+COLUMN([.AU43])+63&gt;90;ROW([.AU43])+COLUMN([.AU43])+63-26;ROW([.AU43])+COLUMN([.AU43])+63))" office:value-type="string" office:string-value="" calcext:value-type="string">
            <text:p></text:p>
          </table:table-cell>
          <table:table-cell table:style-name="ce33" table:formula="of:=CHAR(IF(ROW([.AV43])+COLUMN([.AV43])+63&gt;90;ROW([.AV43])+COLUMN([.AV43])+63-26;ROW([.AV43])+COLUMN([.AV43])+63))" office:value-type="string" office:string-value="�" calcext:value-type="string">
            <text:p>�</text:p>
          </table:table-cell>
          <table:table-cell table:style-name="ce34" table:formula="of:=CHAR(IF(ROW([.AW43])+COLUMN([.AW43])+63&gt;90;ROW([.AW43])+COLUMN([.AW43])+63-26;ROW([.AW43])+COLUMN([.AW43])+63))" office:value-type="string" office:string-value="�" calcext:value-type="string">
            <text:p>�</text:p>
          </table:table-cell>
          <table:table-cell table:style-name="ce35" table:formula="of:=CHAR(IF(ROW([.AX43])+COLUMN([.AX43])+63&gt;90;ROW([.AX43])+COLUMN([.AX43])+63-26;ROW([.AX43])+COLUMN([.AX43])+63))" office:value-type="string" office:string-value="�" calcext:value-type="string">
            <text:p>�</text:p>
          </table:table-cell>
          <table:table-cell table:formula="of:=CHAR(IF(ROW([.AY43])+COLUMN([.AY43])+63&gt;90;ROW([.AY43])+COLUMN([.AY43])+63-26;ROW([.AY43])+COLUMN([.AY43])+63))" office:value-type="string" office:string-value="�" calcext:value-type="string">
            <text:p>�</text:p>
          </table:table-cell>
          <table:table-cell table:style-name="ce16" table:formula="of:=CHAR(IF(ROW([.AZ43])+COLUMN([.AZ43])+63&gt;90;ROW([.AZ43])+COLUMN([.AZ43])+63-26;ROW([.AZ43])+COLUMN([.AZ43])+63))" office:value-type="string" office:string-value="�" calcext:value-type="string">
            <text:p>�</text:p>
          </table:table-cell>
          <table:table-cell table:style-name="ce15" table:formula="of:=CHAR(IF(ROW([.BA43])+COLUMN([.BA43])+63&gt;90;ROW([.BA43])+COLUMN([.BA43])+63-26;ROW([.BA43])+COLUMN([.BA43])+63))" office:value-type="string" office:string-value="�" calcext:value-type="string">
            <text:p>�</text:p>
          </table:table-cell>
          <table:table-cell table:style-name="ce38" table:formula="of:=CHAR(IF(ROW([.BB43])+COLUMN([.BB43])+63&gt;90;ROW([.BB43])+COLUMN([.BB43])+63-26;ROW([.BB43])+COLUMN([.BB43])+63))" office:value-type="string" office:string-value="�" calcext:value-type="string">
            <text:p>�</text:p>
          </table:table-cell>
          <table:table-cell table:style-name="ce39" table:formula="of:=CHAR(IF(ROW([.BC43])+COLUMN([.BC43])+63&gt;90;ROW([.BC43])+COLUMN([.BC43])+63-26;ROW([.BC43])+COLUMN([.BC43])+63))" office:value-type="string" office:string-value="�" calcext:value-type="string">
            <text:p>�</text:p>
          </table:table-cell>
          <table:table-cell table:style-name="ce40" table:formula="of:=CHAR(IF(ROW([.BD43])+COLUMN([.BD43])+63&gt;90;ROW([.BD43])+COLUMN([.BD43])+63-26;ROW([.BD43])+COLUMN([.BD43])+63))" office:value-type="string" office:string-value="�" calcext:value-type="string">
            <text:p>�</text:p>
          </table:table-cell>
          <table:table-cell table:style-name="ce41" table:formula="of:=CHAR(IF(ROW([.BE43])+COLUMN([.BE43])+63&gt;90;ROW([.BE43])+COLUMN([.BE43])+63-26;ROW([.BE43])+COLUMN([.BE43])+63))" office:value-type="string" office:string-value="�" calcext:value-type="string">
            <text:p>�</text:p>
          </table:table-cell>
          <table:table-cell table:style-name="ce42" table:formula="of:=CHAR(IF(ROW([.BF43])+COLUMN([.BF43])+63&gt;90;ROW([.BF43])+COLUMN([.BF43])+63-26;ROW([.BF43])+COLUMN([.BF43])+63))" office:value-type="string" office:string-value="�" calcext:value-type="string">
            <text:p>�</text:p>
          </table:table-cell>
          <table:table-cell table:style-name="ce43" table:formula="of:=CHAR(IF(ROW([.BG43])+COLUMN([.BG43])+63&gt;90;ROW([.BG43])+COLUMN([.BG43])+63-26;ROW([.BG43])+COLUMN([.BG43])+63))" office:value-type="string" office:string-value="�" calcext:value-type="string">
            <text:p>�</text:p>
          </table:table-cell>
          <table:table-cell table:style-name="ce25" table:formula="of:=CHAR(IF(ROW([.BH43])+COLUMN([.BH43])+63&gt;90;ROW([.BH43])+COLUMN([.BH43])+63-26;ROW([.BH43])+COLUMN([.BH43])+63))" office:value-type="string" office:string-value="�" calcext:value-type="string">
            <text:p>�</text:p>
          </table:table-cell>
          <table:table-cell table:style-name="ce24" table:formula="of:=CHAR(IF(ROW([.BI43])+COLUMN([.BI43])+63&gt;90;ROW([.BI43])+COLUMN([.BI43])+63-26;ROW([.BI43])+COLUMN([.BI43])+63))" office:value-type="string" office:string-value="�" calcext:value-type="string">
            <text:p>�</text:p>
          </table:table-cell>
          <table:table-cell table:style-name="ce44" table:formula="of:=CHAR(IF(ROW([.BJ43])+COLUMN([.BJ43])+63&gt;90;ROW([.BJ43])+COLUMN([.BJ43])+63-26;ROW([.BJ43])+COLUMN([.BJ43])+63))" office:value-type="string" office:string-value="�" calcext:value-type="string">
            <text:p>�</text:p>
          </table:table-cell>
          <table:table-cell table:style-name="ce45" table:formula="of:=CHAR(IF(ROW([.BK43])+COLUMN([.BK43])+63&gt;90;ROW([.BK43])+COLUMN([.BK43])+63-26;ROW([.BK43])+COLUMN([.BK43])+63))" office:value-type="string" office:string-value="�" calcext:value-type="string">
            <text:p>�</text:p>
          </table:table-cell>
          <table:table-cell table:style-name="ce46" table:formula="of:=CHAR(IF(ROW([.BL43])+COLUMN([.BL43])+63&gt;90;ROW([.BL43])+COLUMN([.BL43])+63-26;ROW([.BL43])+COLUMN([.BL43])+63))" office:value-type="string" office:string-value="�" calcext:value-type="string">
            <text:p>�</text:p>
          </table:table-cell>
          <table:table-cell table:style-name="ce24" table:formula="of:=CHAR(IF(ROW([.BM43])+COLUMN([.BM43])+63&gt;90;ROW([.BM43])+COLUMN([.BM43])+63-26;ROW([.BM43])+COLUMN([.BM43])+63))" office:value-type="string" office:string-value="�" calcext:value-type="string">
            <text:p>�</text:p>
          </table:table-cell>
          <table:table-cell table:style-name="ce25" table:formula="of:=CHAR(IF(ROW([.BN43])+COLUMN([.BN43])+63&gt;90;ROW([.BN43])+COLUMN([.BN43])+63-26;ROW([.BN43])+COLUMN([.BN43])+63))" office:value-type="string" office:string-value="�" calcext:value-type="string">
            <text:p>�</text:p>
          </table:table-cell>
          <table:table-cell table:style-name="ce26" table:formula="of:=CHAR(IF(ROW([.BO43])+COLUMN([.BO43])+63&gt;90;ROW([.BO43])+COLUMN([.BO43])+63-26;ROW([.BO43])+COLUMN([.BO43])+63))" office:value-type="string" office:string-value="�" calcext:value-type="string">
            <text:p>�</text:p>
          </table:table-cell>
          <table:table-cell table:style-name="ce27" table:formula="of:=CHAR(IF(ROW([.BP43])+COLUMN([.BP43])+63&gt;90;ROW([.BP43])+COLUMN([.BP43])+63-26;ROW([.BP43])+COLUMN([.BP43])+63))" office:value-type="string" office:string-value="�" calcext:value-type="string">
            <text:p>�</text:p>
          </table:table-cell>
          <table:table-cell table:style-name="ce28" table:formula="of:=CHAR(IF(ROW([.BQ43])+COLUMN([.BQ43])+63&gt;90;ROW([.BQ43])+COLUMN([.BQ43])+63-26;ROW([.BQ43])+COLUMN([.BQ43])+63))" office:value-type="string" office:string-value="�" calcext:value-type="string">
            <text:p>�</text:p>
          </table:table-cell>
          <table:table-cell table:style-name="ce29" table:formula="of:=CHAR(IF(ROW([.BR43])+COLUMN([.BR43])+63&gt;90;ROW([.BR43])+COLUMN([.BR43])+63-26;ROW([.BR43])+COLUMN([.BR43])+63))" office:value-type="string" office:string-value="�" calcext:value-type="string">
            <text:p>�</text:p>
          </table:table-cell>
          <table:table-cell table:style-name="ce30" table:formula="of:=CHAR(IF(ROW([.BS43])+COLUMN([.BS43])+63&gt;90;ROW([.BS43])+COLUMN([.BS43])+63-26;ROW([.BS43])+COLUMN([.BS43])+63))" office:value-type="string" office:string-value="�" calcext:value-type="string">
            <text:p>�</text:p>
          </table:table-cell>
          <table:table-cell table:style-name="ce31" table:formula="of:=CHAR(IF(ROW([.BT43])+COLUMN([.BT43])+63&gt;90;ROW([.BT43])+COLUMN([.BT43])+63-26;ROW([.BT43])+COLUMN([.BT43])+63))" office:value-type="string" office:string-value="�" calcext:value-type="string">
            <text:p>�</text:p>
          </table:table-cell>
          <table:table-cell table:style-name="ce32" table:formula="of:=CHAR(IF(ROW([.BU43])+COLUMN([.BU43])+63&gt;90;ROW([.BU43])+COLUMN([.BU43])+63-26;ROW([.BU43])+COLUMN([.BU43])+63))" office:value-type="string" office:string-value="�" calcext:value-type="string">
            <text:p>�</text:p>
          </table:table-cell>
          <table:table-cell table:style-name="ce33" table:formula="of:=CHAR(IF(ROW([.BV43])+COLUMN([.BV43])+63&gt;90;ROW([.BV43])+COLUMN([.BV43])+63-26;ROW([.BV43])+COLUMN([.BV43])+63))" office:value-type="string" office:string-value="�" calcext:value-type="string">
            <text:p>�</text:p>
          </table:table-cell>
          <table:table-cell table:style-name="ce34" table:formula="of:=CHAR(IF(ROW([.BW43])+COLUMN([.BW43])+63&gt;90;ROW([.BW43])+COLUMN([.BW43])+63-26;ROW([.BW43])+COLUMN([.BW43])+63))" office:value-type="string" office:string-value="�" calcext:value-type="string">
            <text:p>�</text:p>
          </table:table-cell>
          <table:table-cell table:style-name="ce35" table:formula="of:=CHAR(IF(ROW([.BX43])+COLUMN([.BX43])+63&gt;90;ROW([.BX43])+COLUMN([.BX43])+63-26;ROW([.BX43])+COLUMN([.BX43])+63))" office:value-type="string" office:string-value="�" calcext:value-type="string">
            <text:p>�</text:p>
          </table:table-cell>
          <table:table-cell table:formula="of:=CHAR(IF(ROW([.BY43])+COLUMN([.BY43])+63&gt;90;ROW([.BY43])+COLUMN([.BY43])+63-26;ROW([.BY43])+COLUMN([.BY43])+63))" office:value-type="string" office:string-value="�" calcext:value-type="string">
            <text:p>�</text:p>
          </table:table-cell>
          <table:table-cell table:style-name="ce16" table:formula="of:=CHAR(IF(ROW([.BZ43])+COLUMN([.BZ43])+63&gt;90;ROW([.BZ43])+COLUMN([.BZ43])+63-26;ROW([.BZ43])+COLUMN([.BZ43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7" table:formula="of:=CHAR(IF(ROW([.A44])+COLUMN([.A44])+63&gt;90;ROW([.A44])+COLUMN([.A44])+63-26;ROW([.A44])+COLUMN([.A44])+63))" office:value-type="string" office:string-value="R" calcext:value-type="string">
            <text:p>R</text:p>
          </table:table-cell>
          <table:table-cell table:style-name="ce39" table:formula="of:=CHAR(IF(ROW([.B44])+COLUMN([.B44])+63&gt;90;ROW([.B44])+COLUMN([.B44])+63-26;ROW([.B44])+COLUMN([.B44])+63))" office:value-type="string" office:string-value="S" calcext:value-type="string">
            <text:p>S</text:p>
          </table:table-cell>
          <table:table-cell table:style-name="ce40" table:formula="of:=CHAR(IF(ROW([.C44])+COLUMN([.C44])+63&gt;90;ROW([.C44])+COLUMN([.C44])+63-26;ROW([.C44])+COLUMN([.C44])+63))" office:value-type="string" office:string-value="T" calcext:value-type="string">
            <text:p>T</text:p>
          </table:table-cell>
          <table:table-cell table:style-name="ce41" table:formula="of:=CHAR(IF(ROW([.D44])+COLUMN([.D44])+63&gt;90;ROW([.D44])+COLUMN([.D44])+63-26;ROW([.D44])+COLUMN([.D44])+63))" office:value-type="string" office:string-value="U" calcext:value-type="string">
            <text:p>U</text:p>
          </table:table-cell>
          <table:table-cell table:style-name="ce42" table:formula="of:=CHAR(IF(ROW([.E44])+COLUMN([.E44])+63&gt;90;ROW([.E44])+COLUMN([.E44])+63-26;ROW([.E44])+COLUMN([.E44])+63))" office:value-type="string" office:string-value="V" calcext:value-type="string">
            <text:p>V</text:p>
          </table:table-cell>
          <table:table-cell table:style-name="ce43" table:formula="of:=CHAR(IF(ROW([.F44])+COLUMN([.F44])+63&gt;90;ROW([.F44])+COLUMN([.F44])+63-26;ROW([.F44])+COLUMN([.F44])+63))" office:value-type="string" office:string-value="W" calcext:value-type="string">
            <text:p>W</text:p>
          </table:table-cell>
          <table:table-cell table:style-name="ce25" table:formula="of:=CHAR(IF(ROW([.G44])+COLUMN([.G44])+63&gt;90;ROW([.G44])+COLUMN([.G44])+63-26;ROW([.G44])+COLUMN([.G44])+63))" office:value-type="string" office:string-value="X" calcext:value-type="string">
            <text:p>X</text:p>
          </table:table-cell>
          <table:table-cell table:style-name="ce24" table:formula="of:=CHAR(IF(ROW([.H44])+COLUMN([.H44])+63&gt;90;ROW([.H44])+COLUMN([.H44])+63-26;ROW([.H44])+COLUMN([.H44])+63))" office:value-type="string" office:string-value="Y" calcext:value-type="string">
            <text:p>Y</text:p>
          </table:table-cell>
          <table:table-cell table:style-name="ce44" table:formula="of:=CHAR(IF(ROW([.I44])+COLUMN([.I44])+63&gt;90;ROW([.I44])+COLUMN([.I44])+63-26;ROW([.I44])+COLUMN([.I44])+63))" office:value-type="string" office:string-value="Z" calcext:value-type="string">
            <text:p>Z</text:p>
          </table:table-cell>
          <table:table-cell table:style-name="ce45" table:formula="of:=CHAR(IF(ROW([.J44])+COLUMN([.J44])+63&gt;90;ROW([.J44])+COLUMN([.J44])+63-26;ROW([.J44])+COLUMN([.J44])+63))" office:value-type="string" office:string-value="[" calcext:value-type="string">
            <text:p>[</text:p>
          </table:table-cell>
          <table:table-cell table:style-name="ce46" table:formula="of:=CHAR(IF(ROW([.K44])+COLUMN([.K44])+63&gt;90;ROW([.K44])+COLUMN([.K44])+63-26;ROW([.K44])+COLUMN([.K44])+63))" office:value-type="string" office:string-value="\" calcext:value-type="string">
            <text:p>\</text:p>
          </table:table-cell>
          <table:table-cell table:style-name="ce24" table:formula="of:=CHAR(IF(ROW([.L44])+COLUMN([.L44])+63&gt;90;ROW([.L44])+COLUMN([.L44])+63-26;ROW([.L44])+COLUMN([.L44])+63))" office:value-type="string" office:string-value="]" calcext:value-type="string">
            <text:p>]</text:p>
          </table:table-cell>
          <table:table-cell table:style-name="ce25" table:formula="of:=CHAR(IF(ROW([.M44])+COLUMN([.M44])+63&gt;90;ROW([.M44])+COLUMN([.M44])+63-26;ROW([.M44])+COLUMN([.M44])+63))" office:value-type="string" office:string-value="^" calcext:value-type="string">
            <text:p>^</text:p>
          </table:table-cell>
          <table:table-cell table:style-name="ce26" table:formula="of:=CHAR(IF(ROW([.N44])+COLUMN([.N44])+63&gt;90;ROW([.N44])+COLUMN([.N44])+63-26;ROW([.N44])+COLUMN([.N44])+63))" office:value-type="string" office:string-value="_" calcext:value-type="string">
            <text:p>_</text:p>
          </table:table-cell>
          <table:table-cell table:style-name="ce27" table:formula="of:=CHAR(IF(ROW([.O44])+COLUMN([.O44])+63&gt;90;ROW([.O44])+COLUMN([.O44])+63-26;ROW([.O44])+COLUMN([.O44])+63))" office:value-type="string" office:string-value="`" calcext:value-type="string">
            <text:p>`</text:p>
          </table:table-cell>
          <table:table-cell table:style-name="ce28" table:formula="of:=CHAR(IF(ROW([.P44])+COLUMN([.P44])+63&gt;90;ROW([.P44])+COLUMN([.P44])+63-26;ROW([.P44])+COLUMN([.P44])+63))" office:value-type="string" office:string-value="a" calcext:value-type="string">
            <text:p>a</text:p>
          </table:table-cell>
          <table:table-cell table:style-name="ce29" table:formula="of:=CHAR(IF(ROW([.Q44])+COLUMN([.Q44])+63&gt;90;ROW([.Q44])+COLUMN([.Q44])+63-26;ROW([.Q44])+COLUMN([.Q44])+63))" office:value-type="string" office:string-value="b" calcext:value-type="string">
            <text:p>b</text:p>
          </table:table-cell>
          <table:table-cell table:style-name="ce30" table:formula="of:=CHAR(IF(ROW([.R44])+COLUMN([.R44])+63&gt;90;ROW([.R44])+COLUMN([.R44])+63-26;ROW([.R44])+COLUMN([.R44])+63))" office:value-type="string" office:string-value="c" calcext:value-type="string">
            <text:p>c</text:p>
          </table:table-cell>
          <table:table-cell table:style-name="ce31" table:formula="of:=CHAR(IF(ROW([.S44])+COLUMN([.S44])+63&gt;90;ROW([.S44])+COLUMN([.S44])+63-26;ROW([.S44])+COLUMN([.S44])+63))" office:value-type="string" office:string-value="d" calcext:value-type="string">
            <text:p>d</text:p>
          </table:table-cell>
          <table:table-cell table:style-name="ce32" table:formula="of:=CHAR(IF(ROW([.T44])+COLUMN([.T44])+63&gt;90;ROW([.T44])+COLUMN([.T44])+63-26;ROW([.T44])+COLUMN([.T44])+63))" office:value-type="string" office:string-value="e" calcext:value-type="string">
            <text:p>e</text:p>
          </table:table-cell>
          <table:table-cell table:style-name="ce33" table:formula="of:=CHAR(IF(ROW([.U44])+COLUMN([.U44])+63&gt;90;ROW([.U44])+COLUMN([.U44])+63-26;ROW([.U44])+COLUMN([.U44])+63))" office:value-type="string" office:string-value="f" calcext:value-type="string">
            <text:p>f</text:p>
          </table:table-cell>
          <table:table-cell table:style-name="ce34" table:formula="of:=CHAR(IF(ROW([.V44])+COLUMN([.V44])+63&gt;90;ROW([.V44])+COLUMN([.V44])+63-26;ROW([.V44])+COLUMN([.V44])+63))" office:value-type="string" office:string-value="g" calcext:value-type="string">
            <text:p>g</text:p>
          </table:table-cell>
          <table:table-cell table:style-name="ce35" table:formula="of:=CHAR(IF(ROW([.W44])+COLUMN([.W44])+63&gt;90;ROW([.W44])+COLUMN([.W44])+63-26;ROW([.W44])+COLUMN([.W44])+63))" office:value-type="string" office:string-value="h" calcext:value-type="string">
            <text:p>h</text:p>
          </table:table-cell>
          <table:table-cell table:style-name="ce36" table:formula="of:=CHAR(IF(ROW([.X44])+COLUMN([.X44])+63&gt;90;ROW([.X44])+COLUMN([.X44])+63-26;ROW([.X44])+COLUMN([.X44])+63))" office:value-type="string" office:string-value="i" calcext:value-type="string">
            <text:p>i</text:p>
          </table:table-cell>
          <table:table-cell table:style-name="ce37" table:formula="of:=CHAR(IF(ROW([.Y44])+COLUMN([.Y44])+63&gt;90;ROW([.Y44])+COLUMN([.Y44])+63-26;ROW([.Y44])+COLUMN([.Y44])+63))" office:value-type="string" office:string-value="j" calcext:value-type="string">
            <text:p>j</text:p>
          </table:table-cell>
          <table:table-cell table:style-name="ce15" table:formula="of:=CHAR(IF(ROW([.Z44])+COLUMN([.Z44])+63&gt;90;ROW([.Z44])+COLUMN([.Z44])+63-26;ROW([.Z44])+COLUMN([.Z44])+63))" office:value-type="string" office:string-value="k" calcext:value-type="string">
            <text:p>k</text:p>
          </table:table-cell>
          <table:table-cell table:style-name="ce17" table:formula="of:=CHAR(IF(ROW([.AA44])+COLUMN([.AA44])+63&gt;90;ROW([.AA44])+COLUMN([.AA44])+63-26;ROW([.AA44])+COLUMN([.AA44])+63))" office:value-type="string" office:string-value="l" calcext:value-type="string">
            <text:p>l</text:p>
          </table:table-cell>
          <table:table-cell table:style-name="ce39" table:formula="of:=CHAR(IF(ROW([.AB44])+COLUMN([.AB44])+63&gt;90;ROW([.AB44])+COLUMN([.AB44])+63-26;ROW([.AB44])+COLUMN([.AB44])+63))" office:value-type="string" office:string-value="m" calcext:value-type="string">
            <text:p>m</text:p>
          </table:table-cell>
          <table:table-cell table:style-name="ce40" table:formula="of:=CHAR(IF(ROW([.AC44])+COLUMN([.AC44])+63&gt;90;ROW([.AC44])+COLUMN([.AC44])+63-26;ROW([.AC44])+COLUMN([.AC44])+63))" office:value-type="string" office:string-value="n" calcext:value-type="string">
            <text:p>n</text:p>
          </table:table-cell>
          <table:table-cell table:style-name="ce41" table:formula="of:=CHAR(IF(ROW([.AD44])+COLUMN([.AD44])+63&gt;90;ROW([.AD44])+COLUMN([.AD44])+63-26;ROW([.AD44])+COLUMN([.AD44])+63))" office:value-type="string" office:string-value="o" calcext:value-type="string">
            <text:p>o</text:p>
          </table:table-cell>
          <table:table-cell table:style-name="ce42" table:formula="of:=CHAR(IF(ROW([.AE44])+COLUMN([.AE44])+63&gt;90;ROW([.AE44])+COLUMN([.AE44])+63-26;ROW([.AE44])+COLUMN([.AE44])+63))" office:value-type="string" office:string-value="p" calcext:value-type="string">
            <text:p>p</text:p>
          </table:table-cell>
          <table:table-cell table:style-name="ce43" table:formula="of:=CHAR(IF(ROW([.AF44])+COLUMN([.AF44])+63&gt;90;ROW([.AF44])+COLUMN([.AF44])+63-26;ROW([.AF44])+COLUMN([.AF44])+63))" office:value-type="string" office:string-value="q" calcext:value-type="string">
            <text:p>q</text:p>
          </table:table-cell>
          <table:table-cell table:style-name="ce25" table:formula="of:=CHAR(IF(ROW([.AG44])+COLUMN([.AG44])+63&gt;90;ROW([.AG44])+COLUMN([.AG44])+63-26;ROW([.AG44])+COLUMN([.AG44])+63))" office:value-type="string" office:string-value="r" calcext:value-type="string">
            <text:p>r</text:p>
          </table:table-cell>
          <table:table-cell table:style-name="ce24" table:formula="of:=CHAR(IF(ROW([.AH44])+COLUMN([.AH44])+63&gt;90;ROW([.AH44])+COLUMN([.AH44])+63-26;ROW([.AH44])+COLUMN([.AH44])+63))" office:value-type="string" office:string-value="s" calcext:value-type="string">
            <text:p>s</text:p>
          </table:table-cell>
          <table:table-cell table:style-name="ce44" table:formula="of:=CHAR(IF(ROW([.AI44])+COLUMN([.AI44])+63&gt;90;ROW([.AI44])+COLUMN([.AI44])+63-26;ROW([.AI44])+COLUMN([.AI44])+63))" office:value-type="string" office:string-value="t" calcext:value-type="string">
            <text:p>t</text:p>
          </table:table-cell>
          <table:table-cell table:style-name="ce45" table:formula="of:=CHAR(IF(ROW([.AJ44])+COLUMN([.AJ44])+63&gt;90;ROW([.AJ44])+COLUMN([.AJ44])+63-26;ROW([.AJ44])+COLUMN([.AJ44])+63))" office:value-type="string" office:string-value="u" calcext:value-type="string">
            <text:p>u</text:p>
          </table:table-cell>
          <table:table-cell table:style-name="ce46" table:formula="of:=CHAR(IF(ROW([.AK44])+COLUMN([.AK44])+63&gt;90;ROW([.AK44])+COLUMN([.AK44])+63-26;ROW([.AK44])+COLUMN([.AK44])+63))" office:value-type="string" office:string-value="v" calcext:value-type="string">
            <text:p>v</text:p>
          </table:table-cell>
          <table:table-cell table:style-name="ce24" table:formula="of:=CHAR(IF(ROW([.AL44])+COLUMN([.AL44])+63&gt;90;ROW([.AL44])+COLUMN([.AL44])+63-26;ROW([.AL44])+COLUMN([.AL44])+63))" office:value-type="string" office:string-value="w" calcext:value-type="string">
            <text:p>w</text:p>
          </table:table-cell>
          <table:table-cell table:style-name="ce25" table:formula="of:=CHAR(IF(ROW([.AM44])+COLUMN([.AM44])+63&gt;90;ROW([.AM44])+COLUMN([.AM44])+63-26;ROW([.AM44])+COLUMN([.AM44])+63))" office:value-type="string" office:string-value="x" calcext:value-type="string">
            <text:p>x</text:p>
          </table:table-cell>
          <table:table-cell table:style-name="ce26" table:formula="of:=CHAR(IF(ROW([.AN44])+COLUMN([.AN44])+63&gt;90;ROW([.AN44])+COLUMN([.AN44])+63-26;ROW([.AN44])+COLUMN([.AN44])+63))" office:value-type="string" office:string-value="y" calcext:value-type="string">
            <text:p>y</text:p>
          </table:table-cell>
          <table:table-cell table:style-name="ce27" table:formula="of:=CHAR(IF(ROW([.AO44])+COLUMN([.AO44])+63&gt;90;ROW([.AO44])+COLUMN([.AO44])+63-26;ROW([.AO44])+COLUMN([.AO44])+63))" office:value-type="string" office:string-value="z" calcext:value-type="string">
            <text:p>z</text:p>
          </table:table-cell>
          <table:table-cell table:style-name="ce28" table:formula="of:=CHAR(IF(ROW([.AP44])+COLUMN([.AP44])+63&gt;90;ROW([.AP44])+COLUMN([.AP44])+63-26;ROW([.AP44])+COLUMN([.AP44])+63))" office:value-type="string" office:string-value="{" calcext:value-type="string">
            <text:p>{</text:p>
          </table:table-cell>
          <table:table-cell table:style-name="ce29" table:formula="of:=CHAR(IF(ROW([.AQ44])+COLUMN([.AQ44])+63&gt;90;ROW([.AQ44])+COLUMN([.AQ44])+63-26;ROW([.AQ44])+COLUMN([.AQ44])+63))" office:value-type="string" office:string-value="|" calcext:value-type="string">
            <text:p>|</text:p>
          </table:table-cell>
          <table:table-cell table:style-name="ce30" table:formula="of:=CHAR(IF(ROW([.AR44])+COLUMN([.AR44])+63&gt;90;ROW([.AR44])+COLUMN([.AR44])+63-26;ROW([.AR44])+COLUMN([.AR44])+63))" office:value-type="string" office:string-value="}" calcext:value-type="string">
            <text:p>}</text:p>
          </table:table-cell>
          <table:table-cell table:style-name="ce31" table:formula="of:=CHAR(IF(ROW([.AS44])+COLUMN([.AS44])+63&gt;90;ROW([.AS44])+COLUMN([.AS44])+63-26;ROW([.AS44])+COLUMN([.AS44])+63))" office:value-type="string" office:string-value="~" calcext:value-type="string">
            <text:p>~</text:p>
          </table:table-cell>
          <table:table-cell table:style-name="ce32" table:formula="of:=CHAR(IF(ROW([.AT44])+COLUMN([.AT44])+63&gt;90;ROW([.AT44])+COLUMN([.AT44])+63-26;ROW([.AT44])+COLUMN([.AT44])+63))" office:value-type="string" office:string-value="" calcext:value-type="string">
            <text:p></text:p>
          </table:table-cell>
          <table:table-cell table:style-name="ce33" table:formula="of:=CHAR(IF(ROW([.AU44])+COLUMN([.AU44])+63&gt;90;ROW([.AU44])+COLUMN([.AU44])+63-26;ROW([.AU44])+COLUMN([.AU44])+63))" office:value-type="string" office:string-value="�" calcext:value-type="string">
            <text:p>�</text:p>
          </table:table-cell>
          <table:table-cell table:style-name="ce34" table:formula="of:=CHAR(IF(ROW([.AV44])+COLUMN([.AV44])+63&gt;90;ROW([.AV44])+COLUMN([.AV44])+63-26;ROW([.AV44])+COLUMN([.AV44])+63))" office:value-type="string" office:string-value="�" calcext:value-type="string">
            <text:p>�</text:p>
          </table:table-cell>
          <table:table-cell table:style-name="ce35" table:formula="of:=CHAR(IF(ROW([.AW44])+COLUMN([.AW44])+63&gt;90;ROW([.AW44])+COLUMN([.AW44])+63-26;ROW([.AW44])+COLUMN([.AW44])+63))" office:value-type="string" office:string-value="�" calcext:value-type="string">
            <text:p>�</text:p>
          </table:table-cell>
          <table:table-cell table:style-name="ce36" table:formula="of:=CHAR(IF(ROW([.AX44])+COLUMN([.AX44])+63&gt;90;ROW([.AX44])+COLUMN([.AX44])+63-26;ROW([.AX44])+COLUMN([.AX44])+63))" office:value-type="string" office:string-value="�" calcext:value-type="string">
            <text:p>�</text:p>
          </table:table-cell>
          <table:table-cell table:style-name="ce37" table:formula="of:=CHAR(IF(ROW([.AY44])+COLUMN([.AY44])+63&gt;90;ROW([.AY44])+COLUMN([.AY44])+63-26;ROW([.AY44])+COLUMN([.AY44])+63))" office:value-type="string" office:string-value="�" calcext:value-type="string">
            <text:p>�</text:p>
          </table:table-cell>
          <table:table-cell table:style-name="ce15" table:formula="of:=CHAR(IF(ROW([.AZ44])+COLUMN([.AZ44])+63&gt;90;ROW([.AZ44])+COLUMN([.AZ44])+63-26;ROW([.AZ44])+COLUMN([.AZ44])+63))" office:value-type="string" office:string-value="�" calcext:value-type="string">
            <text:p>�</text:p>
          </table:table-cell>
          <table:table-cell table:style-name="ce17" table:formula="of:=CHAR(IF(ROW([.BA44])+COLUMN([.BA44])+63&gt;90;ROW([.BA44])+COLUMN([.BA44])+63-26;ROW([.BA44])+COLUMN([.BA44])+63))" office:value-type="string" office:string-value="�" calcext:value-type="string">
            <text:p>�</text:p>
          </table:table-cell>
          <table:table-cell table:style-name="ce39" table:formula="of:=CHAR(IF(ROW([.BB44])+COLUMN([.BB44])+63&gt;90;ROW([.BB44])+COLUMN([.BB44])+63-26;ROW([.BB44])+COLUMN([.BB44])+63))" office:value-type="string" office:string-value="�" calcext:value-type="string">
            <text:p>�</text:p>
          </table:table-cell>
          <table:table-cell table:style-name="ce40" table:formula="of:=CHAR(IF(ROW([.BC44])+COLUMN([.BC44])+63&gt;90;ROW([.BC44])+COLUMN([.BC44])+63-26;ROW([.BC44])+COLUMN([.BC44])+63))" office:value-type="string" office:string-value="�" calcext:value-type="string">
            <text:p>�</text:p>
          </table:table-cell>
          <table:table-cell table:style-name="ce41" table:formula="of:=CHAR(IF(ROW([.BD44])+COLUMN([.BD44])+63&gt;90;ROW([.BD44])+COLUMN([.BD44])+63-26;ROW([.BD44])+COLUMN([.BD44])+63))" office:value-type="string" office:string-value="�" calcext:value-type="string">
            <text:p>�</text:p>
          </table:table-cell>
          <table:table-cell table:style-name="ce42" table:formula="of:=CHAR(IF(ROW([.BE44])+COLUMN([.BE44])+63&gt;90;ROW([.BE44])+COLUMN([.BE44])+63-26;ROW([.BE44])+COLUMN([.BE44])+63))" office:value-type="string" office:string-value="�" calcext:value-type="string">
            <text:p>�</text:p>
          </table:table-cell>
          <table:table-cell table:style-name="ce43" table:formula="of:=CHAR(IF(ROW([.BF44])+COLUMN([.BF44])+63&gt;90;ROW([.BF44])+COLUMN([.BF44])+63-26;ROW([.BF44])+COLUMN([.BF44])+63))" office:value-type="string" office:string-value="�" calcext:value-type="string">
            <text:p>�</text:p>
          </table:table-cell>
          <table:table-cell table:style-name="ce25" table:formula="of:=CHAR(IF(ROW([.BG44])+COLUMN([.BG44])+63&gt;90;ROW([.BG44])+COLUMN([.BG44])+63-26;ROW([.BG44])+COLUMN([.BG44])+63))" office:value-type="string" office:string-value="�" calcext:value-type="string">
            <text:p>�</text:p>
          </table:table-cell>
          <table:table-cell table:style-name="ce24" table:formula="of:=CHAR(IF(ROW([.BH44])+COLUMN([.BH44])+63&gt;90;ROW([.BH44])+COLUMN([.BH44])+63-26;ROW([.BH44])+COLUMN([.BH44])+63))" office:value-type="string" office:string-value="�" calcext:value-type="string">
            <text:p>�</text:p>
          </table:table-cell>
          <table:table-cell table:style-name="ce44" table:formula="of:=CHAR(IF(ROW([.BI44])+COLUMN([.BI44])+63&gt;90;ROW([.BI44])+COLUMN([.BI44])+63-26;ROW([.BI44])+COLUMN([.BI44])+63))" office:value-type="string" office:string-value="�" calcext:value-type="string">
            <text:p>�</text:p>
          </table:table-cell>
          <table:table-cell table:style-name="ce45" table:formula="of:=CHAR(IF(ROW([.BJ44])+COLUMN([.BJ44])+63&gt;90;ROW([.BJ44])+COLUMN([.BJ44])+63-26;ROW([.BJ44])+COLUMN([.BJ44])+63))" office:value-type="string" office:string-value="�" calcext:value-type="string">
            <text:p>�</text:p>
          </table:table-cell>
          <table:table-cell table:style-name="ce46" table:formula="of:=CHAR(IF(ROW([.BK44])+COLUMN([.BK44])+63&gt;90;ROW([.BK44])+COLUMN([.BK44])+63-26;ROW([.BK44])+COLUMN([.BK44])+63))" office:value-type="string" office:string-value="�" calcext:value-type="string">
            <text:p>�</text:p>
          </table:table-cell>
          <table:table-cell table:style-name="ce24" table:formula="of:=CHAR(IF(ROW([.BL44])+COLUMN([.BL44])+63&gt;90;ROW([.BL44])+COLUMN([.BL44])+63-26;ROW([.BL44])+COLUMN([.BL44])+63))" office:value-type="string" office:string-value="�" calcext:value-type="string">
            <text:p>�</text:p>
          </table:table-cell>
          <table:table-cell table:style-name="ce25" table:formula="of:=CHAR(IF(ROW([.BM44])+COLUMN([.BM44])+63&gt;90;ROW([.BM44])+COLUMN([.BM44])+63-26;ROW([.BM44])+COLUMN([.BM44])+63))" office:value-type="string" office:string-value="�" calcext:value-type="string">
            <text:p>�</text:p>
          </table:table-cell>
          <table:table-cell table:style-name="ce26" table:formula="of:=CHAR(IF(ROW([.BN44])+COLUMN([.BN44])+63&gt;90;ROW([.BN44])+COLUMN([.BN44])+63-26;ROW([.BN44])+COLUMN([.BN44])+63))" office:value-type="string" office:string-value="�" calcext:value-type="string">
            <text:p>�</text:p>
          </table:table-cell>
          <table:table-cell table:style-name="ce27" table:formula="of:=CHAR(IF(ROW([.BO44])+COLUMN([.BO44])+63&gt;90;ROW([.BO44])+COLUMN([.BO44])+63-26;ROW([.BO44])+COLUMN([.BO44])+63))" office:value-type="string" office:string-value="�" calcext:value-type="string">
            <text:p>�</text:p>
          </table:table-cell>
          <table:table-cell table:style-name="ce28" table:formula="of:=CHAR(IF(ROW([.BP44])+COLUMN([.BP44])+63&gt;90;ROW([.BP44])+COLUMN([.BP44])+63-26;ROW([.BP44])+COLUMN([.BP44])+63))" office:value-type="string" office:string-value="�" calcext:value-type="string">
            <text:p>�</text:p>
          </table:table-cell>
          <table:table-cell table:style-name="ce29" table:formula="of:=CHAR(IF(ROW([.BQ44])+COLUMN([.BQ44])+63&gt;90;ROW([.BQ44])+COLUMN([.BQ44])+63-26;ROW([.BQ44])+COLUMN([.BQ44])+63))" office:value-type="string" office:string-value="�" calcext:value-type="string">
            <text:p>�</text:p>
          </table:table-cell>
          <table:table-cell table:style-name="ce30" table:formula="of:=CHAR(IF(ROW([.BR44])+COLUMN([.BR44])+63&gt;90;ROW([.BR44])+COLUMN([.BR44])+63-26;ROW([.BR44])+COLUMN([.BR44])+63))" office:value-type="string" office:string-value="�" calcext:value-type="string">
            <text:p>�</text:p>
          </table:table-cell>
          <table:table-cell table:style-name="ce31" table:formula="of:=CHAR(IF(ROW([.BS44])+COLUMN([.BS44])+63&gt;90;ROW([.BS44])+COLUMN([.BS44])+63-26;ROW([.BS44])+COLUMN([.BS44])+63))" office:value-type="string" office:string-value="�" calcext:value-type="string">
            <text:p>�</text:p>
          </table:table-cell>
          <table:table-cell table:style-name="ce32" table:formula="of:=CHAR(IF(ROW([.BT44])+COLUMN([.BT44])+63&gt;90;ROW([.BT44])+COLUMN([.BT44])+63-26;ROW([.BT44])+COLUMN([.BT44])+63))" office:value-type="string" office:string-value="�" calcext:value-type="string">
            <text:p>�</text:p>
          </table:table-cell>
          <table:table-cell table:style-name="ce33" table:formula="of:=CHAR(IF(ROW([.BU44])+COLUMN([.BU44])+63&gt;90;ROW([.BU44])+COLUMN([.BU44])+63-26;ROW([.BU44])+COLUMN([.BU44])+63))" office:value-type="string" office:string-value="�" calcext:value-type="string">
            <text:p>�</text:p>
          </table:table-cell>
          <table:table-cell table:style-name="ce34" table:formula="of:=CHAR(IF(ROW([.BV44])+COLUMN([.BV44])+63&gt;90;ROW([.BV44])+COLUMN([.BV44])+63-26;ROW([.BV44])+COLUMN([.BV44])+63))" office:value-type="string" office:string-value="�" calcext:value-type="string">
            <text:p>�</text:p>
          </table:table-cell>
          <table:table-cell table:style-name="ce35" table:formula="of:=CHAR(IF(ROW([.BW44])+COLUMN([.BW44])+63&gt;90;ROW([.BW44])+COLUMN([.BW44])+63-26;ROW([.BW44])+COLUMN([.BW44])+63))" office:value-type="string" office:string-value="�" calcext:value-type="string">
            <text:p>�</text:p>
          </table:table-cell>
          <table:table-cell table:style-name="ce36" table:formula="of:=CHAR(IF(ROW([.BX44])+COLUMN([.BX44])+63&gt;90;ROW([.BX44])+COLUMN([.BX44])+63-26;ROW([.BX44])+COLUMN([.BX44])+63))" office:value-type="string" office:string-value="�" calcext:value-type="string">
            <text:p>�</text:p>
          </table:table-cell>
          <table:table-cell table:style-name="ce37" table:formula="of:=CHAR(IF(ROW([.BY44])+COLUMN([.BY44])+63&gt;90;ROW([.BY44])+COLUMN([.BY44])+63-26;ROW([.BY44])+COLUMN([.BY44])+63))" office:value-type="string" office:string-value="�" calcext:value-type="string">
            <text:p>�</text:p>
          </table:table-cell>
          <table:table-cell table:style-name="ce15" table:formula="of:=CHAR(IF(ROW([.BZ44])+COLUMN([.BZ44])+63&gt;90;ROW([.BZ44])+COLUMN([.BZ44])+63-26;ROW([.BZ44])+COLUMN([.BZ44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8" table:formula="of:=CHAR(IF(ROW([.A45])+COLUMN([.A45])+63&gt;90;ROW([.A45])+COLUMN([.A45])+63-26;ROW([.A45])+COLUMN([.A45])+63))" office:value-type="string" office:string-value="S" calcext:value-type="string">
            <text:p>S</text:p>
          </table:table-cell>
          <table:table-cell table:style-name="ce40" table:formula="of:=CHAR(IF(ROW([.B45])+COLUMN([.B45])+63&gt;90;ROW([.B45])+COLUMN([.B45])+63-26;ROW([.B45])+COLUMN([.B45])+63))" office:value-type="string" office:string-value="T" calcext:value-type="string">
            <text:p>T</text:p>
          </table:table-cell>
          <table:table-cell table:style-name="ce41" table:formula="of:=CHAR(IF(ROW([.C45])+COLUMN([.C45])+63&gt;90;ROW([.C45])+COLUMN([.C45])+63-26;ROW([.C45])+COLUMN([.C45])+63))" office:value-type="string" office:string-value="U" calcext:value-type="string">
            <text:p>U</text:p>
          </table:table-cell>
          <table:table-cell table:style-name="ce42" table:formula="of:=CHAR(IF(ROW([.D45])+COLUMN([.D45])+63&gt;90;ROW([.D45])+COLUMN([.D45])+63-26;ROW([.D45])+COLUMN([.D45])+63))" office:value-type="string" office:string-value="V" calcext:value-type="string">
            <text:p>V</text:p>
          </table:table-cell>
          <table:table-cell table:style-name="ce43" table:formula="of:=CHAR(IF(ROW([.E45])+COLUMN([.E45])+63&gt;90;ROW([.E45])+COLUMN([.E45])+63-26;ROW([.E45])+COLUMN([.E45])+63))" office:value-type="string" office:string-value="W" calcext:value-type="string">
            <text:p>W</text:p>
          </table:table-cell>
          <table:table-cell table:style-name="ce25" table:formula="of:=CHAR(IF(ROW([.F45])+COLUMN([.F45])+63&gt;90;ROW([.F45])+COLUMN([.F45])+63-26;ROW([.F45])+COLUMN([.F45])+63))" office:value-type="string" office:string-value="X" calcext:value-type="string">
            <text:p>X</text:p>
          </table:table-cell>
          <table:table-cell table:style-name="ce24" table:formula="of:=CHAR(IF(ROW([.G45])+COLUMN([.G45])+63&gt;90;ROW([.G45])+COLUMN([.G45])+63-26;ROW([.G45])+COLUMN([.G45])+63))" office:value-type="string" office:string-value="Y" calcext:value-type="string">
            <text:p>Y</text:p>
          </table:table-cell>
          <table:table-cell table:style-name="ce44" table:formula="of:=CHAR(IF(ROW([.H45])+COLUMN([.H45])+63&gt;90;ROW([.H45])+COLUMN([.H45])+63-26;ROW([.H45])+COLUMN([.H45])+63))" office:value-type="string" office:string-value="Z" calcext:value-type="string">
            <text:p>Z</text:p>
          </table:table-cell>
          <table:table-cell table:style-name="ce45" table:formula="of:=CHAR(IF(ROW([.I45])+COLUMN([.I45])+63&gt;90;ROW([.I45])+COLUMN([.I45])+63-26;ROW([.I45])+COLUMN([.I45])+63))" office:value-type="string" office:string-value="[" calcext:value-type="string">
            <text:p>[</text:p>
          </table:table-cell>
          <table:table-cell table:style-name="ce46" table:formula="of:=CHAR(IF(ROW([.J45])+COLUMN([.J45])+63&gt;90;ROW([.J45])+COLUMN([.J45])+63-26;ROW([.J45])+COLUMN([.J45])+63))" office:value-type="string" office:string-value="\" calcext:value-type="string">
            <text:p>\</text:p>
          </table:table-cell>
          <table:table-cell table:style-name="ce24" table:formula="of:=CHAR(IF(ROW([.K45])+COLUMN([.K45])+63&gt;90;ROW([.K45])+COLUMN([.K45])+63-26;ROW([.K45])+COLUMN([.K45])+63))" office:value-type="string" office:string-value="]" calcext:value-type="string">
            <text:p>]</text:p>
          </table:table-cell>
          <table:table-cell table:style-name="ce25" table:formula="of:=CHAR(IF(ROW([.L45])+COLUMN([.L45])+63&gt;90;ROW([.L45])+COLUMN([.L45])+63-26;ROW([.L45])+COLUMN([.L45])+63))" office:value-type="string" office:string-value="^" calcext:value-type="string">
            <text:p>^</text:p>
          </table:table-cell>
          <table:table-cell table:style-name="ce26" table:formula="of:=CHAR(IF(ROW([.M45])+COLUMN([.M45])+63&gt;90;ROW([.M45])+COLUMN([.M45])+63-26;ROW([.M45])+COLUMN([.M45])+63))" office:value-type="string" office:string-value="_" calcext:value-type="string">
            <text:p>_</text:p>
          </table:table-cell>
          <table:table-cell table:style-name="ce27" table:formula="of:=CHAR(IF(ROW([.N45])+COLUMN([.N45])+63&gt;90;ROW([.N45])+COLUMN([.N45])+63-26;ROW([.N45])+COLUMN([.N45])+63))" office:value-type="string" office:string-value="`" calcext:value-type="string">
            <text:p>`</text:p>
          </table:table-cell>
          <table:table-cell table:style-name="ce28" table:formula="of:=CHAR(IF(ROW([.O45])+COLUMN([.O45])+63&gt;90;ROW([.O45])+COLUMN([.O45])+63-26;ROW([.O45])+COLUMN([.O45])+63))" office:value-type="string" office:string-value="a" calcext:value-type="string">
            <text:p>a</text:p>
          </table:table-cell>
          <table:table-cell table:style-name="ce29" table:formula="of:=CHAR(IF(ROW([.P45])+COLUMN([.P45])+63&gt;90;ROW([.P45])+COLUMN([.P45])+63-26;ROW([.P45])+COLUMN([.P45])+63))" office:value-type="string" office:string-value="b" calcext:value-type="string">
            <text:p>b</text:p>
          </table:table-cell>
          <table:table-cell table:style-name="ce30" table:formula="of:=CHAR(IF(ROW([.Q45])+COLUMN([.Q45])+63&gt;90;ROW([.Q45])+COLUMN([.Q45])+63-26;ROW([.Q45])+COLUMN([.Q45])+63))" office:value-type="string" office:string-value="c" calcext:value-type="string">
            <text:p>c</text:p>
          </table:table-cell>
          <table:table-cell table:style-name="ce31" table:formula="of:=CHAR(IF(ROW([.R45])+COLUMN([.R45])+63&gt;90;ROW([.R45])+COLUMN([.R45])+63-26;ROW([.R45])+COLUMN([.R45])+63))" office:value-type="string" office:string-value="d" calcext:value-type="string">
            <text:p>d</text:p>
          </table:table-cell>
          <table:table-cell table:style-name="ce32" table:formula="of:=CHAR(IF(ROW([.S45])+COLUMN([.S45])+63&gt;90;ROW([.S45])+COLUMN([.S45])+63-26;ROW([.S45])+COLUMN([.S45])+63))" office:value-type="string" office:string-value="e" calcext:value-type="string">
            <text:p>e</text:p>
          </table:table-cell>
          <table:table-cell table:style-name="ce33" table:formula="of:=CHAR(IF(ROW([.T45])+COLUMN([.T45])+63&gt;90;ROW([.T45])+COLUMN([.T45])+63-26;ROW([.T45])+COLUMN([.T45])+63))" office:value-type="string" office:string-value="f" calcext:value-type="string">
            <text:p>f</text:p>
          </table:table-cell>
          <table:table-cell table:style-name="ce34" table:formula="of:=CHAR(IF(ROW([.U45])+COLUMN([.U45])+63&gt;90;ROW([.U45])+COLUMN([.U45])+63-26;ROW([.U45])+COLUMN([.U45])+63))" office:value-type="string" office:string-value="g" calcext:value-type="string">
            <text:p>g</text:p>
          </table:table-cell>
          <table:table-cell table:style-name="ce35" table:formula="of:=CHAR(IF(ROW([.V45])+COLUMN([.V45])+63&gt;90;ROW([.V45])+COLUMN([.V45])+63-26;ROW([.V45])+COLUMN([.V45])+63))" office:value-type="string" office:string-value="h" calcext:value-type="string">
            <text:p>h</text:p>
          </table:table-cell>
          <table:table-cell table:style-name="ce36" table:formula="of:=CHAR(IF(ROW([.W45])+COLUMN([.W45])+63&gt;90;ROW([.W45])+COLUMN([.W45])+63-26;ROW([.W45])+COLUMN([.W45])+63))" office:value-type="string" office:string-value="i" calcext:value-type="string">
            <text:p>i</text:p>
          </table:table-cell>
          <table:table-cell table:style-name="ce37" table:formula="of:=CHAR(IF(ROW([.X45])+COLUMN([.X45])+63&gt;90;ROW([.X45])+COLUMN([.X45])+63-26;ROW([.X45])+COLUMN([.X45])+63))" office:value-type="string" office:string-value="j" calcext:value-type="string">
            <text:p>j</text:p>
          </table:table-cell>
          <table:table-cell table:formula="of:=CHAR(IF(ROW([.Y45])+COLUMN([.Y45])+63&gt;90;ROW([.Y45])+COLUMN([.Y45])+63-26;ROW([.Y45])+COLUMN([.Y45])+63))" office:value-type="string" office:string-value="k" calcext:value-type="string">
            <text:p>k</text:p>
          </table:table-cell>
          <table:table-cell table:style-name="ce17" table:formula="of:=CHAR(IF(ROW([.Z45])+COLUMN([.Z45])+63&gt;90;ROW([.Z45])+COLUMN([.Z45])+63-26;ROW([.Z45])+COLUMN([.Z45])+63))" office:value-type="string" office:string-value="l" calcext:value-type="string">
            <text:p>l</text:p>
          </table:table-cell>
          <table:table-cell table:style-name="ce18" table:formula="of:=CHAR(IF(ROW([.AA45])+COLUMN([.AA45])+63&gt;90;ROW([.AA45])+COLUMN([.AA45])+63-26;ROW([.AA45])+COLUMN([.AA45])+63))" office:value-type="string" office:string-value="m" calcext:value-type="string">
            <text:p>m</text:p>
          </table:table-cell>
          <table:table-cell table:style-name="ce40" table:formula="of:=CHAR(IF(ROW([.AB45])+COLUMN([.AB45])+63&gt;90;ROW([.AB45])+COLUMN([.AB45])+63-26;ROW([.AB45])+COLUMN([.AB45])+63))" office:value-type="string" office:string-value="n" calcext:value-type="string">
            <text:p>n</text:p>
          </table:table-cell>
          <table:table-cell table:style-name="ce41" table:formula="of:=CHAR(IF(ROW([.AC45])+COLUMN([.AC45])+63&gt;90;ROW([.AC45])+COLUMN([.AC45])+63-26;ROW([.AC45])+COLUMN([.AC45])+63))" office:value-type="string" office:string-value="o" calcext:value-type="string">
            <text:p>o</text:p>
          </table:table-cell>
          <table:table-cell table:style-name="ce42" table:formula="of:=CHAR(IF(ROW([.AD45])+COLUMN([.AD45])+63&gt;90;ROW([.AD45])+COLUMN([.AD45])+63-26;ROW([.AD45])+COLUMN([.AD45])+63))" office:value-type="string" office:string-value="p" calcext:value-type="string">
            <text:p>p</text:p>
          </table:table-cell>
          <table:table-cell table:style-name="ce43" table:formula="of:=CHAR(IF(ROW([.AE45])+COLUMN([.AE45])+63&gt;90;ROW([.AE45])+COLUMN([.AE45])+63-26;ROW([.AE45])+COLUMN([.AE45])+63))" office:value-type="string" office:string-value="q" calcext:value-type="string">
            <text:p>q</text:p>
          </table:table-cell>
          <table:table-cell table:style-name="ce25" table:formula="of:=CHAR(IF(ROW([.AF45])+COLUMN([.AF45])+63&gt;90;ROW([.AF45])+COLUMN([.AF45])+63-26;ROW([.AF45])+COLUMN([.AF45])+63))" office:value-type="string" office:string-value="r" calcext:value-type="string">
            <text:p>r</text:p>
          </table:table-cell>
          <table:table-cell table:style-name="ce24" table:formula="of:=CHAR(IF(ROW([.AG45])+COLUMN([.AG45])+63&gt;90;ROW([.AG45])+COLUMN([.AG45])+63-26;ROW([.AG45])+COLUMN([.AG45])+63))" office:value-type="string" office:string-value="s" calcext:value-type="string">
            <text:p>s</text:p>
          </table:table-cell>
          <table:table-cell table:style-name="ce44" table:formula="of:=CHAR(IF(ROW([.AH45])+COLUMN([.AH45])+63&gt;90;ROW([.AH45])+COLUMN([.AH45])+63-26;ROW([.AH45])+COLUMN([.AH45])+63))" office:value-type="string" office:string-value="t" calcext:value-type="string">
            <text:p>t</text:p>
          </table:table-cell>
          <table:table-cell table:style-name="ce45" table:formula="of:=CHAR(IF(ROW([.AI45])+COLUMN([.AI45])+63&gt;90;ROW([.AI45])+COLUMN([.AI45])+63-26;ROW([.AI45])+COLUMN([.AI45])+63))" office:value-type="string" office:string-value="u" calcext:value-type="string">
            <text:p>u</text:p>
          </table:table-cell>
          <table:table-cell table:style-name="ce46" table:formula="of:=CHAR(IF(ROW([.AJ45])+COLUMN([.AJ45])+63&gt;90;ROW([.AJ45])+COLUMN([.AJ45])+63-26;ROW([.AJ45])+COLUMN([.AJ45])+63))" office:value-type="string" office:string-value="v" calcext:value-type="string">
            <text:p>v</text:p>
          </table:table-cell>
          <table:table-cell table:style-name="ce24" table:formula="of:=CHAR(IF(ROW([.AK45])+COLUMN([.AK45])+63&gt;90;ROW([.AK45])+COLUMN([.AK45])+63-26;ROW([.AK45])+COLUMN([.AK45])+63))" office:value-type="string" office:string-value="w" calcext:value-type="string">
            <text:p>w</text:p>
          </table:table-cell>
          <table:table-cell table:style-name="ce25" table:formula="of:=CHAR(IF(ROW([.AL45])+COLUMN([.AL45])+63&gt;90;ROW([.AL45])+COLUMN([.AL45])+63-26;ROW([.AL45])+COLUMN([.AL45])+63))" office:value-type="string" office:string-value="x" calcext:value-type="string">
            <text:p>x</text:p>
          </table:table-cell>
          <table:table-cell table:style-name="ce26" table:formula="of:=CHAR(IF(ROW([.AM45])+COLUMN([.AM45])+63&gt;90;ROW([.AM45])+COLUMN([.AM45])+63-26;ROW([.AM45])+COLUMN([.AM45])+63))" office:value-type="string" office:string-value="y" calcext:value-type="string">
            <text:p>y</text:p>
          </table:table-cell>
          <table:table-cell table:style-name="ce27" table:formula="of:=CHAR(IF(ROW([.AN45])+COLUMN([.AN45])+63&gt;90;ROW([.AN45])+COLUMN([.AN45])+63-26;ROW([.AN45])+COLUMN([.AN45])+63))" office:value-type="string" office:string-value="z" calcext:value-type="string">
            <text:p>z</text:p>
          </table:table-cell>
          <table:table-cell table:style-name="ce28" table:formula="of:=CHAR(IF(ROW([.AO45])+COLUMN([.AO45])+63&gt;90;ROW([.AO45])+COLUMN([.AO45])+63-26;ROW([.AO45])+COLUMN([.AO45])+63))" office:value-type="string" office:string-value="{" calcext:value-type="string">
            <text:p>{</text:p>
          </table:table-cell>
          <table:table-cell table:style-name="ce29" table:formula="of:=CHAR(IF(ROW([.AP45])+COLUMN([.AP45])+63&gt;90;ROW([.AP45])+COLUMN([.AP45])+63-26;ROW([.AP45])+COLUMN([.AP45])+63))" office:value-type="string" office:string-value="|" calcext:value-type="string">
            <text:p>|</text:p>
          </table:table-cell>
          <table:table-cell table:style-name="ce30" table:formula="of:=CHAR(IF(ROW([.AQ45])+COLUMN([.AQ45])+63&gt;90;ROW([.AQ45])+COLUMN([.AQ45])+63-26;ROW([.AQ45])+COLUMN([.AQ45])+63))" office:value-type="string" office:string-value="}" calcext:value-type="string">
            <text:p>}</text:p>
          </table:table-cell>
          <table:table-cell table:style-name="ce31" table:formula="of:=CHAR(IF(ROW([.AR45])+COLUMN([.AR45])+63&gt;90;ROW([.AR45])+COLUMN([.AR45])+63-26;ROW([.AR45])+COLUMN([.AR45])+63))" office:value-type="string" office:string-value="~" calcext:value-type="string">
            <text:p>~</text:p>
          </table:table-cell>
          <table:table-cell table:style-name="ce32" table:formula="of:=CHAR(IF(ROW([.AS45])+COLUMN([.AS45])+63&gt;90;ROW([.AS45])+COLUMN([.AS45])+63-26;ROW([.AS45])+COLUMN([.AS45])+63))" office:value-type="string" office:string-value="" calcext:value-type="string">
            <text:p></text:p>
          </table:table-cell>
          <table:table-cell table:style-name="ce33" table:formula="of:=CHAR(IF(ROW([.AT45])+COLUMN([.AT45])+63&gt;90;ROW([.AT45])+COLUMN([.AT45])+63-26;ROW([.AT45])+COLUMN([.AT45])+63))" office:value-type="string" office:string-value="�" calcext:value-type="string">
            <text:p>�</text:p>
          </table:table-cell>
          <table:table-cell table:style-name="ce34" table:formula="of:=CHAR(IF(ROW([.AU45])+COLUMN([.AU45])+63&gt;90;ROW([.AU45])+COLUMN([.AU45])+63-26;ROW([.AU45])+COLUMN([.AU45])+63))" office:value-type="string" office:string-value="�" calcext:value-type="string">
            <text:p>�</text:p>
          </table:table-cell>
          <table:table-cell table:style-name="ce35" table:formula="of:=CHAR(IF(ROW([.AV45])+COLUMN([.AV45])+63&gt;90;ROW([.AV45])+COLUMN([.AV45])+63-26;ROW([.AV45])+COLUMN([.AV45])+63))" office:value-type="string" office:string-value="�" calcext:value-type="string">
            <text:p>�</text:p>
          </table:table-cell>
          <table:table-cell table:style-name="ce36" table:formula="of:=CHAR(IF(ROW([.AW45])+COLUMN([.AW45])+63&gt;90;ROW([.AW45])+COLUMN([.AW45])+63-26;ROW([.AW45])+COLUMN([.AW45])+63))" office:value-type="string" office:string-value="�" calcext:value-type="string">
            <text:p>�</text:p>
          </table:table-cell>
          <table:table-cell table:style-name="ce37" table:formula="of:=CHAR(IF(ROW([.AX45])+COLUMN([.AX45])+63&gt;90;ROW([.AX45])+COLUMN([.AX45])+63-26;ROW([.AX45])+COLUMN([.AX45])+63))" office:value-type="string" office:string-value="�" calcext:value-type="string">
            <text:p>�</text:p>
          </table:table-cell>
          <table:table-cell table:formula="of:=CHAR(IF(ROW([.AY45])+COLUMN([.AY45])+63&gt;90;ROW([.AY45])+COLUMN([.AY45])+63-26;ROW([.AY45])+COLUMN([.AY45])+63))" office:value-type="string" office:string-value="�" calcext:value-type="string">
            <text:p>�</text:p>
          </table:table-cell>
          <table:table-cell table:style-name="ce17" table:formula="of:=CHAR(IF(ROW([.AZ45])+COLUMN([.AZ45])+63&gt;90;ROW([.AZ45])+COLUMN([.AZ45])+63-26;ROW([.AZ45])+COLUMN([.AZ45])+63))" office:value-type="string" office:string-value="�" calcext:value-type="string">
            <text:p>�</text:p>
          </table:table-cell>
          <table:table-cell table:style-name="ce18" table:formula="of:=CHAR(IF(ROW([.BA45])+COLUMN([.BA45])+63&gt;90;ROW([.BA45])+COLUMN([.BA45])+63-26;ROW([.BA45])+COLUMN([.BA45])+63))" office:value-type="string" office:string-value="�" calcext:value-type="string">
            <text:p>�</text:p>
          </table:table-cell>
          <table:table-cell table:style-name="ce40" table:formula="of:=CHAR(IF(ROW([.BB45])+COLUMN([.BB45])+63&gt;90;ROW([.BB45])+COLUMN([.BB45])+63-26;ROW([.BB45])+COLUMN([.BB45])+63))" office:value-type="string" office:string-value="�" calcext:value-type="string">
            <text:p>�</text:p>
          </table:table-cell>
          <table:table-cell table:style-name="ce41" table:formula="of:=CHAR(IF(ROW([.BC45])+COLUMN([.BC45])+63&gt;90;ROW([.BC45])+COLUMN([.BC45])+63-26;ROW([.BC45])+COLUMN([.BC45])+63))" office:value-type="string" office:string-value="�" calcext:value-type="string">
            <text:p>�</text:p>
          </table:table-cell>
          <table:table-cell table:style-name="ce42" table:formula="of:=CHAR(IF(ROW([.BD45])+COLUMN([.BD45])+63&gt;90;ROW([.BD45])+COLUMN([.BD45])+63-26;ROW([.BD45])+COLUMN([.BD45])+63))" office:value-type="string" office:string-value="�" calcext:value-type="string">
            <text:p>�</text:p>
          </table:table-cell>
          <table:table-cell table:style-name="ce43" table:formula="of:=CHAR(IF(ROW([.BE45])+COLUMN([.BE45])+63&gt;90;ROW([.BE45])+COLUMN([.BE45])+63-26;ROW([.BE45])+COLUMN([.BE45])+63))" office:value-type="string" office:string-value="�" calcext:value-type="string">
            <text:p>�</text:p>
          </table:table-cell>
          <table:table-cell table:style-name="ce25" table:formula="of:=CHAR(IF(ROW([.BF45])+COLUMN([.BF45])+63&gt;90;ROW([.BF45])+COLUMN([.BF45])+63-26;ROW([.BF45])+COLUMN([.BF45])+63))" office:value-type="string" office:string-value="�" calcext:value-type="string">
            <text:p>�</text:p>
          </table:table-cell>
          <table:table-cell table:style-name="ce24" table:formula="of:=CHAR(IF(ROW([.BG45])+COLUMN([.BG45])+63&gt;90;ROW([.BG45])+COLUMN([.BG45])+63-26;ROW([.BG45])+COLUMN([.BG45])+63))" office:value-type="string" office:string-value="�" calcext:value-type="string">
            <text:p>�</text:p>
          </table:table-cell>
          <table:table-cell table:style-name="ce44" table:formula="of:=CHAR(IF(ROW([.BH45])+COLUMN([.BH45])+63&gt;90;ROW([.BH45])+COLUMN([.BH45])+63-26;ROW([.BH45])+COLUMN([.BH45])+63))" office:value-type="string" office:string-value="�" calcext:value-type="string">
            <text:p>�</text:p>
          </table:table-cell>
          <table:table-cell table:style-name="ce45" table:formula="of:=CHAR(IF(ROW([.BI45])+COLUMN([.BI45])+63&gt;90;ROW([.BI45])+COLUMN([.BI45])+63-26;ROW([.BI45])+COLUMN([.BI45])+63))" office:value-type="string" office:string-value="�" calcext:value-type="string">
            <text:p>�</text:p>
          </table:table-cell>
          <table:table-cell table:style-name="ce46" table:formula="of:=CHAR(IF(ROW([.BJ45])+COLUMN([.BJ45])+63&gt;90;ROW([.BJ45])+COLUMN([.BJ45])+63-26;ROW([.BJ45])+COLUMN([.BJ45])+63))" office:value-type="string" office:string-value="�" calcext:value-type="string">
            <text:p>�</text:p>
          </table:table-cell>
          <table:table-cell table:style-name="ce24" table:formula="of:=CHAR(IF(ROW([.BK45])+COLUMN([.BK45])+63&gt;90;ROW([.BK45])+COLUMN([.BK45])+63-26;ROW([.BK45])+COLUMN([.BK45])+63))" office:value-type="string" office:string-value="�" calcext:value-type="string">
            <text:p>�</text:p>
          </table:table-cell>
          <table:table-cell table:style-name="ce25" table:formula="of:=CHAR(IF(ROW([.BL45])+COLUMN([.BL45])+63&gt;90;ROW([.BL45])+COLUMN([.BL45])+63-26;ROW([.BL45])+COLUMN([.BL45])+63))" office:value-type="string" office:string-value="�" calcext:value-type="string">
            <text:p>�</text:p>
          </table:table-cell>
          <table:table-cell table:style-name="ce26" table:formula="of:=CHAR(IF(ROW([.BM45])+COLUMN([.BM45])+63&gt;90;ROW([.BM45])+COLUMN([.BM45])+63-26;ROW([.BM45])+COLUMN([.BM45])+63))" office:value-type="string" office:string-value="�" calcext:value-type="string">
            <text:p>�</text:p>
          </table:table-cell>
          <table:table-cell table:style-name="ce27" table:formula="of:=CHAR(IF(ROW([.BN45])+COLUMN([.BN45])+63&gt;90;ROW([.BN45])+COLUMN([.BN45])+63-26;ROW([.BN45])+COLUMN([.BN45])+63))" office:value-type="string" office:string-value="�" calcext:value-type="string">
            <text:p>�</text:p>
          </table:table-cell>
          <table:table-cell table:style-name="ce28" table:formula="of:=CHAR(IF(ROW([.BO45])+COLUMN([.BO45])+63&gt;90;ROW([.BO45])+COLUMN([.BO45])+63-26;ROW([.BO45])+COLUMN([.BO45])+63))" office:value-type="string" office:string-value="�" calcext:value-type="string">
            <text:p>�</text:p>
          </table:table-cell>
          <table:table-cell table:style-name="ce29" table:formula="of:=CHAR(IF(ROW([.BP45])+COLUMN([.BP45])+63&gt;90;ROW([.BP45])+COLUMN([.BP45])+63-26;ROW([.BP45])+COLUMN([.BP45])+63))" office:value-type="string" office:string-value="�" calcext:value-type="string">
            <text:p>�</text:p>
          </table:table-cell>
          <table:table-cell table:style-name="ce30" table:formula="of:=CHAR(IF(ROW([.BQ45])+COLUMN([.BQ45])+63&gt;90;ROW([.BQ45])+COLUMN([.BQ45])+63-26;ROW([.BQ45])+COLUMN([.BQ45])+63))" office:value-type="string" office:string-value="�" calcext:value-type="string">
            <text:p>�</text:p>
          </table:table-cell>
          <table:table-cell table:style-name="ce31" table:formula="of:=CHAR(IF(ROW([.BR45])+COLUMN([.BR45])+63&gt;90;ROW([.BR45])+COLUMN([.BR45])+63-26;ROW([.BR45])+COLUMN([.BR45])+63))" office:value-type="string" office:string-value="�" calcext:value-type="string">
            <text:p>�</text:p>
          </table:table-cell>
          <table:table-cell table:style-name="ce32" table:formula="of:=CHAR(IF(ROW([.BS45])+COLUMN([.BS45])+63&gt;90;ROW([.BS45])+COLUMN([.BS45])+63-26;ROW([.BS45])+COLUMN([.BS45])+63))" office:value-type="string" office:string-value="�" calcext:value-type="string">
            <text:p>�</text:p>
          </table:table-cell>
          <table:table-cell table:style-name="ce33" table:formula="of:=CHAR(IF(ROW([.BT45])+COLUMN([.BT45])+63&gt;90;ROW([.BT45])+COLUMN([.BT45])+63-26;ROW([.BT45])+COLUMN([.BT45])+63))" office:value-type="string" office:string-value="�" calcext:value-type="string">
            <text:p>�</text:p>
          </table:table-cell>
          <table:table-cell table:style-name="ce34" table:formula="of:=CHAR(IF(ROW([.BU45])+COLUMN([.BU45])+63&gt;90;ROW([.BU45])+COLUMN([.BU45])+63-26;ROW([.BU45])+COLUMN([.BU45])+63))" office:value-type="string" office:string-value="�" calcext:value-type="string">
            <text:p>�</text:p>
          </table:table-cell>
          <table:table-cell table:style-name="ce35" table:formula="of:=CHAR(IF(ROW([.BV45])+COLUMN([.BV45])+63&gt;90;ROW([.BV45])+COLUMN([.BV45])+63-26;ROW([.BV45])+COLUMN([.BV45])+63))" office:value-type="string" office:string-value="�" calcext:value-type="string">
            <text:p>�</text:p>
          </table:table-cell>
          <table:table-cell table:style-name="ce36" table:formula="of:=CHAR(IF(ROW([.BW45])+COLUMN([.BW45])+63&gt;90;ROW([.BW45])+COLUMN([.BW45])+63-26;ROW([.BW45])+COLUMN([.BW45])+63))" office:value-type="string" office:string-value="�" calcext:value-type="string">
            <text:p>�</text:p>
          </table:table-cell>
          <table:table-cell table:style-name="ce37" table:formula="of:=CHAR(IF(ROW([.BX45])+COLUMN([.BX45])+63&gt;90;ROW([.BX45])+COLUMN([.BX45])+63-26;ROW([.BX45])+COLUMN([.BX45])+63))" office:value-type="string" office:string-value="�" calcext:value-type="string">
            <text:p>�</text:p>
          </table:table-cell>
          <table:table-cell table:formula="of:=CHAR(IF(ROW([.BY45])+COLUMN([.BY45])+63&gt;90;ROW([.BY45])+COLUMN([.BY45])+63-26;ROW([.BY45])+COLUMN([.BY45])+63))" office:value-type="string" office:string-value="�" calcext:value-type="string">
            <text:p>�</text:p>
          </table:table-cell>
          <table:table-cell table:style-name="ce17" table:formula="of:=CHAR(IF(ROW([.BZ45])+COLUMN([.BZ45])+63&gt;90;ROW([.BZ45])+COLUMN([.BZ45])+63-26;ROW([.BZ45])+COLUMN([.BZ45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19" table:formula="of:=CHAR(IF(ROW([.A46])+COLUMN([.A46])+63&gt;90;ROW([.A46])+COLUMN([.A46])+63-26;ROW([.A46])+COLUMN([.A46])+63))" office:value-type="string" office:string-value="T" calcext:value-type="string">
            <text:p>T</text:p>
          </table:table-cell>
          <table:table-cell table:style-name="ce41" table:formula="of:=CHAR(IF(ROW([.B46])+COLUMN([.B46])+63&gt;90;ROW([.B46])+COLUMN([.B46])+63-26;ROW([.B46])+COLUMN([.B46])+63))" office:value-type="string" office:string-value="U" calcext:value-type="string">
            <text:p>U</text:p>
          </table:table-cell>
          <table:table-cell table:style-name="ce42" table:formula="of:=CHAR(IF(ROW([.C46])+COLUMN([.C46])+63&gt;90;ROW([.C46])+COLUMN([.C46])+63-26;ROW([.C46])+COLUMN([.C46])+63))" office:value-type="string" office:string-value="V" calcext:value-type="string">
            <text:p>V</text:p>
          </table:table-cell>
          <table:table-cell table:style-name="ce43" table:formula="of:=CHAR(IF(ROW([.D46])+COLUMN([.D46])+63&gt;90;ROW([.D46])+COLUMN([.D46])+63-26;ROW([.D46])+COLUMN([.D46])+63))" office:value-type="string" office:string-value="W" calcext:value-type="string">
            <text:p>W</text:p>
          </table:table-cell>
          <table:table-cell table:style-name="ce25" table:formula="of:=CHAR(IF(ROW([.E46])+COLUMN([.E46])+63&gt;90;ROW([.E46])+COLUMN([.E46])+63-26;ROW([.E46])+COLUMN([.E46])+63))" office:value-type="string" office:string-value="X" calcext:value-type="string">
            <text:p>X</text:p>
          </table:table-cell>
          <table:table-cell table:style-name="ce24" table:formula="of:=CHAR(IF(ROW([.F46])+COLUMN([.F46])+63&gt;90;ROW([.F46])+COLUMN([.F46])+63-26;ROW([.F46])+COLUMN([.F46])+63))" office:value-type="string" office:string-value="Y" calcext:value-type="string">
            <text:p>Y</text:p>
          </table:table-cell>
          <table:table-cell table:style-name="ce44" table:formula="of:=CHAR(IF(ROW([.G46])+COLUMN([.G46])+63&gt;90;ROW([.G46])+COLUMN([.G46])+63-26;ROW([.G46])+COLUMN([.G46])+63))" office:value-type="string" office:string-value="Z" calcext:value-type="string">
            <text:p>Z</text:p>
          </table:table-cell>
          <table:table-cell table:style-name="ce45" table:formula="of:=CHAR(IF(ROW([.H46])+COLUMN([.H46])+63&gt;90;ROW([.H46])+COLUMN([.H46])+63-26;ROW([.H46])+COLUMN([.H46])+63))" office:value-type="string" office:string-value="[" calcext:value-type="string">
            <text:p>[</text:p>
          </table:table-cell>
          <table:table-cell table:style-name="ce46" table:formula="of:=CHAR(IF(ROW([.I46])+COLUMN([.I46])+63&gt;90;ROW([.I46])+COLUMN([.I46])+63-26;ROW([.I46])+COLUMN([.I46])+63))" office:value-type="string" office:string-value="\" calcext:value-type="string">
            <text:p>\</text:p>
          </table:table-cell>
          <table:table-cell table:style-name="ce24" table:formula="of:=CHAR(IF(ROW([.J46])+COLUMN([.J46])+63&gt;90;ROW([.J46])+COLUMN([.J46])+63-26;ROW([.J46])+COLUMN([.J46])+63))" office:value-type="string" office:string-value="]" calcext:value-type="string">
            <text:p>]</text:p>
          </table:table-cell>
          <table:table-cell table:style-name="ce25" table:formula="of:=CHAR(IF(ROW([.K46])+COLUMN([.K46])+63&gt;90;ROW([.K46])+COLUMN([.K46])+63-26;ROW([.K46])+COLUMN([.K46])+63))" office:value-type="string" office:string-value="^" calcext:value-type="string">
            <text:p>^</text:p>
          </table:table-cell>
          <table:table-cell table:style-name="ce26" table:formula="of:=CHAR(IF(ROW([.L46])+COLUMN([.L46])+63&gt;90;ROW([.L46])+COLUMN([.L46])+63-26;ROW([.L46])+COLUMN([.L46])+63))" office:value-type="string" office:string-value="_" calcext:value-type="string">
            <text:p>_</text:p>
          </table:table-cell>
          <table:table-cell table:style-name="ce27" table:formula="of:=CHAR(IF(ROW([.M46])+COLUMN([.M46])+63&gt;90;ROW([.M46])+COLUMN([.M46])+63-26;ROW([.M46])+COLUMN([.M46])+63))" office:value-type="string" office:string-value="`" calcext:value-type="string">
            <text:p>`</text:p>
          </table:table-cell>
          <table:table-cell table:style-name="ce28" table:formula="of:=CHAR(IF(ROW([.N46])+COLUMN([.N46])+63&gt;90;ROW([.N46])+COLUMN([.N46])+63-26;ROW([.N46])+COLUMN([.N46])+63))" office:value-type="string" office:string-value="a" calcext:value-type="string">
            <text:p>a</text:p>
          </table:table-cell>
          <table:table-cell table:style-name="ce29" table:formula="of:=CHAR(IF(ROW([.O46])+COLUMN([.O46])+63&gt;90;ROW([.O46])+COLUMN([.O46])+63-26;ROW([.O46])+COLUMN([.O46])+63))" office:value-type="string" office:string-value="b" calcext:value-type="string">
            <text:p>b</text:p>
          </table:table-cell>
          <table:table-cell table:style-name="ce30" table:formula="of:=CHAR(IF(ROW([.P46])+COLUMN([.P46])+63&gt;90;ROW([.P46])+COLUMN([.P46])+63-26;ROW([.P46])+COLUMN([.P46])+63))" office:value-type="string" office:string-value="c" calcext:value-type="string">
            <text:p>c</text:p>
          </table:table-cell>
          <table:table-cell table:style-name="ce31" table:formula="of:=CHAR(IF(ROW([.Q46])+COLUMN([.Q46])+63&gt;90;ROW([.Q46])+COLUMN([.Q46])+63-26;ROW([.Q46])+COLUMN([.Q46])+63))" office:value-type="string" office:string-value="d" calcext:value-type="string">
            <text:p>d</text:p>
          </table:table-cell>
          <table:table-cell table:style-name="ce32" table:formula="of:=CHAR(IF(ROW([.R46])+COLUMN([.R46])+63&gt;90;ROW([.R46])+COLUMN([.R46])+63-26;ROW([.R46])+COLUMN([.R46])+63))" office:value-type="string" office:string-value="e" calcext:value-type="string">
            <text:p>e</text:p>
          </table:table-cell>
          <table:table-cell table:style-name="ce33" table:formula="of:=CHAR(IF(ROW([.S46])+COLUMN([.S46])+63&gt;90;ROW([.S46])+COLUMN([.S46])+63-26;ROW([.S46])+COLUMN([.S46])+63))" office:value-type="string" office:string-value="f" calcext:value-type="string">
            <text:p>f</text:p>
          </table:table-cell>
          <table:table-cell table:style-name="ce34" table:formula="of:=CHAR(IF(ROW([.T46])+COLUMN([.T46])+63&gt;90;ROW([.T46])+COLUMN([.T46])+63-26;ROW([.T46])+COLUMN([.T46])+63))" office:value-type="string" office:string-value="g" calcext:value-type="string">
            <text:p>g</text:p>
          </table:table-cell>
          <table:table-cell table:style-name="ce35" table:formula="of:=CHAR(IF(ROW([.U46])+COLUMN([.U46])+63&gt;90;ROW([.U46])+COLUMN([.U46])+63-26;ROW([.U46])+COLUMN([.U46])+63))" office:value-type="string" office:string-value="h" calcext:value-type="string">
            <text:p>h</text:p>
          </table:table-cell>
          <table:table-cell table:style-name="ce36" table:formula="of:=CHAR(IF(ROW([.V46])+COLUMN([.V46])+63&gt;90;ROW([.V46])+COLUMN([.V46])+63-26;ROW([.V46])+COLUMN([.V46])+63))" office:value-type="string" office:string-value="i" calcext:value-type="string">
            <text:p>i</text:p>
          </table:table-cell>
          <table:table-cell table:style-name="ce37" table:formula="of:=CHAR(IF(ROW([.W46])+COLUMN([.W46])+63&gt;90;ROW([.W46])+COLUMN([.W46])+63-26;ROW([.W46])+COLUMN([.W46])+63))" office:value-type="string" office:string-value="j" calcext:value-type="string">
            <text:p>j</text:p>
          </table:table-cell>
          <table:table-cell table:style-name="ce36" table:formula="of:=CHAR(IF(ROW([.X46])+COLUMN([.X46])+63&gt;90;ROW([.X46])+COLUMN([.X46])+63-26;ROW([.X46])+COLUMN([.X46])+63))" office:value-type="string" office:string-value="k" calcext:value-type="string">
            <text:p>k</text:p>
          </table:table-cell>
          <table:table-cell table:style-name="ce38" table:formula="of:=CHAR(IF(ROW([.Y46])+COLUMN([.Y46])+63&gt;90;ROW([.Y46])+COLUMN([.Y46])+63-26;ROW([.Y46])+COLUMN([.Y46])+63))" office:value-type="string" office:string-value="l" calcext:value-type="string">
            <text:p>l</text:p>
          </table:table-cell>
          <table:table-cell table:style-name="ce18" table:formula="of:=CHAR(IF(ROW([.Z46])+COLUMN([.Z46])+63&gt;90;ROW([.Z46])+COLUMN([.Z46])+63-26;ROW([.Z46])+COLUMN([.Z46])+63))" office:value-type="string" office:string-value="m" calcext:value-type="string">
            <text:p>m</text:p>
          </table:table-cell>
          <table:table-cell table:style-name="ce19" table:formula="of:=CHAR(IF(ROW([.AA46])+COLUMN([.AA46])+63&gt;90;ROW([.AA46])+COLUMN([.AA46])+63-26;ROW([.AA46])+COLUMN([.AA46])+63))" office:value-type="string" office:string-value="n" calcext:value-type="string">
            <text:p>n</text:p>
          </table:table-cell>
          <table:table-cell table:style-name="ce41" table:formula="of:=CHAR(IF(ROW([.AB46])+COLUMN([.AB46])+63&gt;90;ROW([.AB46])+COLUMN([.AB46])+63-26;ROW([.AB46])+COLUMN([.AB46])+63))" office:value-type="string" office:string-value="o" calcext:value-type="string">
            <text:p>o</text:p>
          </table:table-cell>
          <table:table-cell table:style-name="ce42" table:formula="of:=CHAR(IF(ROW([.AC46])+COLUMN([.AC46])+63&gt;90;ROW([.AC46])+COLUMN([.AC46])+63-26;ROW([.AC46])+COLUMN([.AC46])+63))" office:value-type="string" office:string-value="p" calcext:value-type="string">
            <text:p>p</text:p>
          </table:table-cell>
          <table:table-cell table:style-name="ce43" table:formula="of:=CHAR(IF(ROW([.AD46])+COLUMN([.AD46])+63&gt;90;ROW([.AD46])+COLUMN([.AD46])+63-26;ROW([.AD46])+COLUMN([.AD46])+63))" office:value-type="string" office:string-value="q" calcext:value-type="string">
            <text:p>q</text:p>
          </table:table-cell>
          <table:table-cell table:style-name="ce25" table:formula="of:=CHAR(IF(ROW([.AE46])+COLUMN([.AE46])+63&gt;90;ROW([.AE46])+COLUMN([.AE46])+63-26;ROW([.AE46])+COLUMN([.AE46])+63))" office:value-type="string" office:string-value="r" calcext:value-type="string">
            <text:p>r</text:p>
          </table:table-cell>
          <table:table-cell table:style-name="ce24" table:formula="of:=CHAR(IF(ROW([.AF46])+COLUMN([.AF46])+63&gt;90;ROW([.AF46])+COLUMN([.AF46])+63-26;ROW([.AF46])+COLUMN([.AF46])+63))" office:value-type="string" office:string-value="s" calcext:value-type="string">
            <text:p>s</text:p>
          </table:table-cell>
          <table:table-cell table:style-name="ce44" table:formula="of:=CHAR(IF(ROW([.AG46])+COLUMN([.AG46])+63&gt;90;ROW([.AG46])+COLUMN([.AG46])+63-26;ROW([.AG46])+COLUMN([.AG46])+63))" office:value-type="string" office:string-value="t" calcext:value-type="string">
            <text:p>t</text:p>
          </table:table-cell>
          <table:table-cell table:style-name="ce45" table:formula="of:=CHAR(IF(ROW([.AH46])+COLUMN([.AH46])+63&gt;90;ROW([.AH46])+COLUMN([.AH46])+63-26;ROW([.AH46])+COLUMN([.AH46])+63))" office:value-type="string" office:string-value="u" calcext:value-type="string">
            <text:p>u</text:p>
          </table:table-cell>
          <table:table-cell table:style-name="ce46" table:formula="of:=CHAR(IF(ROW([.AI46])+COLUMN([.AI46])+63&gt;90;ROW([.AI46])+COLUMN([.AI46])+63-26;ROW([.AI46])+COLUMN([.AI46])+63))" office:value-type="string" office:string-value="v" calcext:value-type="string">
            <text:p>v</text:p>
          </table:table-cell>
          <table:table-cell table:style-name="ce24" table:formula="of:=CHAR(IF(ROW([.AJ46])+COLUMN([.AJ46])+63&gt;90;ROW([.AJ46])+COLUMN([.AJ46])+63-26;ROW([.AJ46])+COLUMN([.AJ46])+63))" office:value-type="string" office:string-value="w" calcext:value-type="string">
            <text:p>w</text:p>
          </table:table-cell>
          <table:table-cell table:style-name="ce25" table:formula="of:=CHAR(IF(ROW([.AK46])+COLUMN([.AK46])+63&gt;90;ROW([.AK46])+COLUMN([.AK46])+63-26;ROW([.AK46])+COLUMN([.AK46])+63))" office:value-type="string" office:string-value="x" calcext:value-type="string">
            <text:p>x</text:p>
          </table:table-cell>
          <table:table-cell table:style-name="ce26" table:formula="of:=CHAR(IF(ROW([.AL46])+COLUMN([.AL46])+63&gt;90;ROW([.AL46])+COLUMN([.AL46])+63-26;ROW([.AL46])+COLUMN([.AL46])+63))" office:value-type="string" office:string-value="y" calcext:value-type="string">
            <text:p>y</text:p>
          </table:table-cell>
          <table:table-cell table:style-name="ce27" table:formula="of:=CHAR(IF(ROW([.AM46])+COLUMN([.AM46])+63&gt;90;ROW([.AM46])+COLUMN([.AM46])+63-26;ROW([.AM46])+COLUMN([.AM46])+63))" office:value-type="string" office:string-value="z" calcext:value-type="string">
            <text:p>z</text:p>
          </table:table-cell>
          <table:table-cell table:style-name="ce28" table:formula="of:=CHAR(IF(ROW([.AN46])+COLUMN([.AN46])+63&gt;90;ROW([.AN46])+COLUMN([.AN46])+63-26;ROW([.AN46])+COLUMN([.AN46])+63))" office:value-type="string" office:string-value="{" calcext:value-type="string">
            <text:p>{</text:p>
          </table:table-cell>
          <table:table-cell table:style-name="ce29" table:formula="of:=CHAR(IF(ROW([.AO46])+COLUMN([.AO46])+63&gt;90;ROW([.AO46])+COLUMN([.AO46])+63-26;ROW([.AO46])+COLUMN([.AO46])+63))" office:value-type="string" office:string-value="|" calcext:value-type="string">
            <text:p>|</text:p>
          </table:table-cell>
          <table:table-cell table:style-name="ce30" table:formula="of:=CHAR(IF(ROW([.AP46])+COLUMN([.AP46])+63&gt;90;ROW([.AP46])+COLUMN([.AP46])+63-26;ROW([.AP46])+COLUMN([.AP46])+63))" office:value-type="string" office:string-value="}" calcext:value-type="string">
            <text:p>}</text:p>
          </table:table-cell>
          <table:table-cell table:style-name="ce31" table:formula="of:=CHAR(IF(ROW([.AQ46])+COLUMN([.AQ46])+63&gt;90;ROW([.AQ46])+COLUMN([.AQ46])+63-26;ROW([.AQ46])+COLUMN([.AQ46])+63))" office:value-type="string" office:string-value="~" calcext:value-type="string">
            <text:p>~</text:p>
          </table:table-cell>
          <table:table-cell table:style-name="ce32" table:formula="of:=CHAR(IF(ROW([.AR46])+COLUMN([.AR46])+63&gt;90;ROW([.AR46])+COLUMN([.AR46])+63-26;ROW([.AR46])+COLUMN([.AR46])+63))" office:value-type="string" office:string-value="" calcext:value-type="string">
            <text:p></text:p>
          </table:table-cell>
          <table:table-cell table:style-name="ce33" table:formula="of:=CHAR(IF(ROW([.AS46])+COLUMN([.AS46])+63&gt;90;ROW([.AS46])+COLUMN([.AS46])+63-26;ROW([.AS46])+COLUMN([.AS46])+63))" office:value-type="string" office:string-value="�" calcext:value-type="string">
            <text:p>�</text:p>
          </table:table-cell>
          <table:table-cell table:style-name="ce34" table:formula="of:=CHAR(IF(ROW([.AT46])+COLUMN([.AT46])+63&gt;90;ROW([.AT46])+COLUMN([.AT46])+63-26;ROW([.AT46])+COLUMN([.AT46])+63))" office:value-type="string" office:string-value="�" calcext:value-type="string">
            <text:p>�</text:p>
          </table:table-cell>
          <table:table-cell table:style-name="ce35" table:formula="of:=CHAR(IF(ROW([.AU46])+COLUMN([.AU46])+63&gt;90;ROW([.AU46])+COLUMN([.AU46])+63-26;ROW([.AU46])+COLUMN([.AU46])+63))" office:value-type="string" office:string-value="�" calcext:value-type="string">
            <text:p>�</text:p>
          </table:table-cell>
          <table:table-cell table:style-name="ce36" table:formula="of:=CHAR(IF(ROW([.AV46])+COLUMN([.AV46])+63&gt;90;ROW([.AV46])+COLUMN([.AV46])+63-26;ROW([.AV46])+COLUMN([.AV46])+63))" office:value-type="string" office:string-value="�" calcext:value-type="string">
            <text:p>�</text:p>
          </table:table-cell>
          <table:table-cell table:style-name="ce37" table:formula="of:=CHAR(IF(ROW([.AW46])+COLUMN([.AW46])+63&gt;90;ROW([.AW46])+COLUMN([.AW46])+63-26;ROW([.AW46])+COLUMN([.AW46])+63))" office:value-type="string" office:string-value="�" calcext:value-type="string">
            <text:p>�</text:p>
          </table:table-cell>
          <table:table-cell table:style-name="ce36" table:formula="of:=CHAR(IF(ROW([.AX46])+COLUMN([.AX46])+63&gt;90;ROW([.AX46])+COLUMN([.AX46])+63-26;ROW([.AX46])+COLUMN([.AX46])+63))" office:value-type="string" office:string-value="�" calcext:value-type="string">
            <text:p>�</text:p>
          </table:table-cell>
          <table:table-cell table:style-name="ce38" table:formula="of:=CHAR(IF(ROW([.AY46])+COLUMN([.AY46])+63&gt;90;ROW([.AY46])+COLUMN([.AY46])+63-26;ROW([.AY46])+COLUMN([.AY46])+63))" office:value-type="string" office:string-value="�" calcext:value-type="string">
            <text:p>�</text:p>
          </table:table-cell>
          <table:table-cell table:style-name="ce18" table:formula="of:=CHAR(IF(ROW([.AZ46])+COLUMN([.AZ46])+63&gt;90;ROW([.AZ46])+COLUMN([.AZ46])+63-26;ROW([.AZ46])+COLUMN([.AZ46])+63))" office:value-type="string" office:string-value="�" calcext:value-type="string">
            <text:p>�</text:p>
          </table:table-cell>
          <table:table-cell table:style-name="ce19" table:formula="of:=CHAR(IF(ROW([.BA46])+COLUMN([.BA46])+63&gt;90;ROW([.BA46])+COLUMN([.BA46])+63-26;ROW([.BA46])+COLUMN([.BA46])+63))" office:value-type="string" office:string-value="�" calcext:value-type="string">
            <text:p>�</text:p>
          </table:table-cell>
          <table:table-cell table:style-name="ce41" table:formula="of:=CHAR(IF(ROW([.BB46])+COLUMN([.BB46])+63&gt;90;ROW([.BB46])+COLUMN([.BB46])+63-26;ROW([.BB46])+COLUMN([.BB46])+63))" office:value-type="string" office:string-value="�" calcext:value-type="string">
            <text:p>�</text:p>
          </table:table-cell>
          <table:table-cell table:style-name="ce42" table:formula="of:=CHAR(IF(ROW([.BC46])+COLUMN([.BC46])+63&gt;90;ROW([.BC46])+COLUMN([.BC46])+63-26;ROW([.BC46])+COLUMN([.BC46])+63))" office:value-type="string" office:string-value="�" calcext:value-type="string">
            <text:p>�</text:p>
          </table:table-cell>
          <table:table-cell table:style-name="ce43" table:formula="of:=CHAR(IF(ROW([.BD46])+COLUMN([.BD46])+63&gt;90;ROW([.BD46])+COLUMN([.BD46])+63-26;ROW([.BD46])+COLUMN([.BD46])+63))" office:value-type="string" office:string-value="�" calcext:value-type="string">
            <text:p>�</text:p>
          </table:table-cell>
          <table:table-cell table:style-name="ce25" table:formula="of:=CHAR(IF(ROW([.BE46])+COLUMN([.BE46])+63&gt;90;ROW([.BE46])+COLUMN([.BE46])+63-26;ROW([.BE46])+COLUMN([.BE46])+63))" office:value-type="string" office:string-value="�" calcext:value-type="string">
            <text:p>�</text:p>
          </table:table-cell>
          <table:table-cell table:style-name="ce24" table:formula="of:=CHAR(IF(ROW([.BF46])+COLUMN([.BF46])+63&gt;90;ROW([.BF46])+COLUMN([.BF46])+63-26;ROW([.BF46])+COLUMN([.BF46])+63))" office:value-type="string" office:string-value="�" calcext:value-type="string">
            <text:p>�</text:p>
          </table:table-cell>
          <table:table-cell table:style-name="ce44" table:formula="of:=CHAR(IF(ROW([.BG46])+COLUMN([.BG46])+63&gt;90;ROW([.BG46])+COLUMN([.BG46])+63-26;ROW([.BG46])+COLUMN([.BG46])+63))" office:value-type="string" office:string-value="�" calcext:value-type="string">
            <text:p>�</text:p>
          </table:table-cell>
          <table:table-cell table:style-name="ce45" table:formula="of:=CHAR(IF(ROW([.BH46])+COLUMN([.BH46])+63&gt;90;ROW([.BH46])+COLUMN([.BH46])+63-26;ROW([.BH46])+COLUMN([.BH46])+63))" office:value-type="string" office:string-value="�" calcext:value-type="string">
            <text:p>�</text:p>
          </table:table-cell>
          <table:table-cell table:style-name="ce46" table:formula="of:=CHAR(IF(ROW([.BI46])+COLUMN([.BI46])+63&gt;90;ROW([.BI46])+COLUMN([.BI46])+63-26;ROW([.BI46])+COLUMN([.BI46])+63))" office:value-type="string" office:string-value="�" calcext:value-type="string">
            <text:p>�</text:p>
          </table:table-cell>
          <table:table-cell table:style-name="ce24" table:formula="of:=CHAR(IF(ROW([.BJ46])+COLUMN([.BJ46])+63&gt;90;ROW([.BJ46])+COLUMN([.BJ46])+63-26;ROW([.BJ46])+COLUMN([.BJ46])+63))" office:value-type="string" office:string-value="�" calcext:value-type="string">
            <text:p>�</text:p>
          </table:table-cell>
          <table:table-cell table:style-name="ce25" table:formula="of:=CHAR(IF(ROW([.BK46])+COLUMN([.BK46])+63&gt;90;ROW([.BK46])+COLUMN([.BK46])+63-26;ROW([.BK46])+COLUMN([.BK46])+63))" office:value-type="string" office:string-value="�" calcext:value-type="string">
            <text:p>�</text:p>
          </table:table-cell>
          <table:table-cell table:style-name="ce26" table:formula="of:=CHAR(IF(ROW([.BL46])+COLUMN([.BL46])+63&gt;90;ROW([.BL46])+COLUMN([.BL46])+63-26;ROW([.BL46])+COLUMN([.BL46])+63))" office:value-type="string" office:string-value="�" calcext:value-type="string">
            <text:p>�</text:p>
          </table:table-cell>
          <table:table-cell table:style-name="ce27" table:formula="of:=CHAR(IF(ROW([.BM46])+COLUMN([.BM46])+63&gt;90;ROW([.BM46])+COLUMN([.BM46])+63-26;ROW([.BM46])+COLUMN([.BM46])+63))" office:value-type="string" office:string-value="�" calcext:value-type="string">
            <text:p>�</text:p>
          </table:table-cell>
          <table:table-cell table:style-name="ce28" table:formula="of:=CHAR(IF(ROW([.BN46])+COLUMN([.BN46])+63&gt;90;ROW([.BN46])+COLUMN([.BN46])+63-26;ROW([.BN46])+COLUMN([.BN46])+63))" office:value-type="string" office:string-value="�" calcext:value-type="string">
            <text:p>�</text:p>
          </table:table-cell>
          <table:table-cell table:style-name="ce29" table:formula="of:=CHAR(IF(ROW([.BO46])+COLUMN([.BO46])+63&gt;90;ROW([.BO46])+COLUMN([.BO46])+63-26;ROW([.BO46])+COLUMN([.BO46])+63))" office:value-type="string" office:string-value="�" calcext:value-type="string">
            <text:p>�</text:p>
          </table:table-cell>
          <table:table-cell table:style-name="ce30" table:formula="of:=CHAR(IF(ROW([.BP46])+COLUMN([.BP46])+63&gt;90;ROW([.BP46])+COLUMN([.BP46])+63-26;ROW([.BP46])+COLUMN([.BP46])+63))" office:value-type="string" office:string-value="�" calcext:value-type="string">
            <text:p>�</text:p>
          </table:table-cell>
          <table:table-cell table:style-name="ce31" table:formula="of:=CHAR(IF(ROW([.BQ46])+COLUMN([.BQ46])+63&gt;90;ROW([.BQ46])+COLUMN([.BQ46])+63-26;ROW([.BQ46])+COLUMN([.BQ46])+63))" office:value-type="string" office:string-value="�" calcext:value-type="string">
            <text:p>�</text:p>
          </table:table-cell>
          <table:table-cell table:style-name="ce32" table:formula="of:=CHAR(IF(ROW([.BR46])+COLUMN([.BR46])+63&gt;90;ROW([.BR46])+COLUMN([.BR46])+63-26;ROW([.BR46])+COLUMN([.BR46])+63))" office:value-type="string" office:string-value="�" calcext:value-type="string">
            <text:p>�</text:p>
          </table:table-cell>
          <table:table-cell table:style-name="ce33" table:formula="of:=CHAR(IF(ROW([.BS46])+COLUMN([.BS46])+63&gt;90;ROW([.BS46])+COLUMN([.BS46])+63-26;ROW([.BS46])+COLUMN([.BS46])+63))" office:value-type="string" office:string-value="�" calcext:value-type="string">
            <text:p>�</text:p>
          </table:table-cell>
          <table:table-cell table:style-name="ce34" table:formula="of:=CHAR(IF(ROW([.BT46])+COLUMN([.BT46])+63&gt;90;ROW([.BT46])+COLUMN([.BT46])+63-26;ROW([.BT46])+COLUMN([.BT46])+63))" office:value-type="string" office:string-value="�" calcext:value-type="string">
            <text:p>�</text:p>
          </table:table-cell>
          <table:table-cell table:style-name="ce35" table:formula="of:=CHAR(IF(ROW([.BU46])+COLUMN([.BU46])+63&gt;90;ROW([.BU46])+COLUMN([.BU46])+63-26;ROW([.BU46])+COLUMN([.BU46])+63))" office:value-type="string" office:string-value="�" calcext:value-type="string">
            <text:p>�</text:p>
          </table:table-cell>
          <table:table-cell table:style-name="ce36" table:formula="of:=CHAR(IF(ROW([.BV46])+COLUMN([.BV46])+63&gt;90;ROW([.BV46])+COLUMN([.BV46])+63-26;ROW([.BV46])+COLUMN([.BV46])+63))" office:value-type="string" office:string-value="�" calcext:value-type="string">
            <text:p>�</text:p>
          </table:table-cell>
          <table:table-cell table:style-name="ce37" table:formula="of:=CHAR(IF(ROW([.BW46])+COLUMN([.BW46])+63&gt;90;ROW([.BW46])+COLUMN([.BW46])+63-26;ROW([.BW46])+COLUMN([.BW46])+63))" office:value-type="string" office:string-value="�" calcext:value-type="string">
            <text:p>�</text:p>
          </table:table-cell>
          <table:table-cell table:style-name="ce36" table:formula="of:=CHAR(IF(ROW([.BX46])+COLUMN([.BX46])+63&gt;90;ROW([.BX46])+COLUMN([.BX46])+63-26;ROW([.BX46])+COLUMN([.BX46])+63))" office:value-type="string" office:string-value="�" calcext:value-type="string">
            <text:p>�</text:p>
          </table:table-cell>
          <table:table-cell table:style-name="ce38" table:formula="of:=CHAR(IF(ROW([.BY46])+COLUMN([.BY46])+63&gt;90;ROW([.BY46])+COLUMN([.BY46])+63-26;ROW([.BY46])+COLUMN([.BY46])+63))" office:value-type="string" office:string-value="�" calcext:value-type="string">
            <text:p>�</text:p>
          </table:table-cell>
          <table:table-cell table:style-name="ce18" table:formula="of:=CHAR(IF(ROW([.BZ46])+COLUMN([.BZ46])+63&gt;90;ROW([.BZ46])+COLUMN([.BZ46])+63-26;ROW([.BZ46])+COLUMN([.BZ46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0" table:formula="of:=CHAR(IF(ROW([.A47])+COLUMN([.A47])+63&gt;90;ROW([.A47])+COLUMN([.A47])+63-26;ROW([.A47])+COLUMN([.A47])+63))" office:value-type="string" office:string-value="U" calcext:value-type="string">
            <text:p>U</text:p>
          </table:table-cell>
          <table:table-cell table:style-name="ce42" table:formula="of:=CHAR(IF(ROW([.B47])+COLUMN([.B47])+63&gt;90;ROW([.B47])+COLUMN([.B47])+63-26;ROW([.B47])+COLUMN([.B47])+63))" office:value-type="string" office:string-value="V" calcext:value-type="string">
            <text:p>V</text:p>
          </table:table-cell>
          <table:table-cell table:style-name="ce43" table:formula="of:=CHAR(IF(ROW([.C47])+COLUMN([.C47])+63&gt;90;ROW([.C47])+COLUMN([.C47])+63-26;ROW([.C47])+COLUMN([.C47])+63))" office:value-type="string" office:string-value="W" calcext:value-type="string">
            <text:p>W</text:p>
          </table:table-cell>
          <table:table-cell table:style-name="ce25" table:formula="of:=CHAR(IF(ROW([.D47])+COLUMN([.D47])+63&gt;90;ROW([.D47])+COLUMN([.D47])+63-26;ROW([.D47])+COLUMN([.D47])+63))" office:value-type="string" office:string-value="X" calcext:value-type="string">
            <text:p>X</text:p>
          </table:table-cell>
          <table:table-cell table:style-name="ce24" table:formula="of:=CHAR(IF(ROW([.E47])+COLUMN([.E47])+63&gt;90;ROW([.E47])+COLUMN([.E47])+63-26;ROW([.E47])+COLUMN([.E47])+63))" office:value-type="string" office:string-value="Y" calcext:value-type="string">
            <text:p>Y</text:p>
          </table:table-cell>
          <table:table-cell table:style-name="ce44" table:formula="of:=CHAR(IF(ROW([.F47])+COLUMN([.F47])+63&gt;90;ROW([.F47])+COLUMN([.F47])+63-26;ROW([.F47])+COLUMN([.F47])+63))" office:value-type="string" office:string-value="Z" calcext:value-type="string">
            <text:p>Z</text:p>
          </table:table-cell>
          <table:table-cell table:style-name="ce45" table:formula="of:=CHAR(IF(ROW([.G47])+COLUMN([.G47])+63&gt;90;ROW([.G47])+COLUMN([.G47])+63-26;ROW([.G47])+COLUMN([.G47])+63))" office:value-type="string" office:string-value="[" calcext:value-type="string">
            <text:p>[</text:p>
          </table:table-cell>
          <table:table-cell table:style-name="ce46" table:formula="of:=CHAR(IF(ROW([.H47])+COLUMN([.H47])+63&gt;90;ROW([.H47])+COLUMN([.H47])+63-26;ROW([.H47])+COLUMN([.H47])+63))" office:value-type="string" office:string-value="\" calcext:value-type="string">
            <text:p>\</text:p>
          </table:table-cell>
          <table:table-cell table:style-name="ce24" table:formula="of:=CHAR(IF(ROW([.I47])+COLUMN([.I47])+63&gt;90;ROW([.I47])+COLUMN([.I47])+63-26;ROW([.I47])+COLUMN([.I47])+63))" office:value-type="string" office:string-value="]" calcext:value-type="string">
            <text:p>]</text:p>
          </table:table-cell>
          <table:table-cell table:style-name="ce25" table:formula="of:=CHAR(IF(ROW([.J47])+COLUMN([.J47])+63&gt;90;ROW([.J47])+COLUMN([.J47])+63-26;ROW([.J47])+COLUMN([.J47])+63))" office:value-type="string" office:string-value="^" calcext:value-type="string">
            <text:p>^</text:p>
          </table:table-cell>
          <table:table-cell table:style-name="ce26" table:formula="of:=CHAR(IF(ROW([.K47])+COLUMN([.K47])+63&gt;90;ROW([.K47])+COLUMN([.K47])+63-26;ROW([.K47])+COLUMN([.K47])+63))" office:value-type="string" office:string-value="_" calcext:value-type="string">
            <text:p>_</text:p>
          </table:table-cell>
          <table:table-cell table:style-name="ce27" table:formula="of:=CHAR(IF(ROW([.L47])+COLUMN([.L47])+63&gt;90;ROW([.L47])+COLUMN([.L47])+63-26;ROW([.L47])+COLUMN([.L47])+63))" office:value-type="string" office:string-value="`" calcext:value-type="string">
            <text:p>`</text:p>
          </table:table-cell>
          <table:table-cell table:style-name="ce28" table:formula="of:=CHAR(IF(ROW([.M47])+COLUMN([.M47])+63&gt;90;ROW([.M47])+COLUMN([.M47])+63-26;ROW([.M47])+COLUMN([.M47])+63))" office:value-type="string" office:string-value="a" calcext:value-type="string">
            <text:p>a</text:p>
          </table:table-cell>
          <table:table-cell table:style-name="ce29" table:formula="of:=CHAR(IF(ROW([.N47])+COLUMN([.N47])+63&gt;90;ROW([.N47])+COLUMN([.N47])+63-26;ROW([.N47])+COLUMN([.N47])+63))" office:value-type="string" office:string-value="b" calcext:value-type="string">
            <text:p>b</text:p>
          </table:table-cell>
          <table:table-cell table:style-name="ce30" table:formula="of:=CHAR(IF(ROW([.O47])+COLUMN([.O47])+63&gt;90;ROW([.O47])+COLUMN([.O47])+63-26;ROW([.O47])+COLUMN([.O47])+63))" office:value-type="string" office:string-value="c" calcext:value-type="string">
            <text:p>c</text:p>
          </table:table-cell>
          <table:table-cell table:style-name="ce31" table:formula="of:=CHAR(IF(ROW([.P47])+COLUMN([.P47])+63&gt;90;ROW([.P47])+COLUMN([.P47])+63-26;ROW([.P47])+COLUMN([.P47])+63))" office:value-type="string" office:string-value="d" calcext:value-type="string">
            <text:p>d</text:p>
          </table:table-cell>
          <table:table-cell table:style-name="ce32" table:formula="of:=CHAR(IF(ROW([.Q47])+COLUMN([.Q47])+63&gt;90;ROW([.Q47])+COLUMN([.Q47])+63-26;ROW([.Q47])+COLUMN([.Q47])+63))" office:value-type="string" office:string-value="e" calcext:value-type="string">
            <text:p>e</text:p>
          </table:table-cell>
          <table:table-cell table:style-name="ce33" table:formula="of:=CHAR(IF(ROW([.R47])+COLUMN([.R47])+63&gt;90;ROW([.R47])+COLUMN([.R47])+63-26;ROW([.R47])+COLUMN([.R47])+63))" office:value-type="string" office:string-value="f" calcext:value-type="string">
            <text:p>f</text:p>
          </table:table-cell>
          <table:table-cell table:style-name="ce34" table:formula="of:=CHAR(IF(ROW([.S47])+COLUMN([.S47])+63&gt;90;ROW([.S47])+COLUMN([.S47])+63-26;ROW([.S47])+COLUMN([.S47])+63))" office:value-type="string" office:string-value="g" calcext:value-type="string">
            <text:p>g</text:p>
          </table:table-cell>
          <table:table-cell table:style-name="ce35" table:formula="of:=CHAR(IF(ROW([.T47])+COLUMN([.T47])+63&gt;90;ROW([.T47])+COLUMN([.T47])+63-26;ROW([.T47])+COLUMN([.T47])+63))" office:value-type="string" office:string-value="h" calcext:value-type="string">
            <text:p>h</text:p>
          </table:table-cell>
          <table:table-cell table:style-name="ce36" table:formula="of:=CHAR(IF(ROW([.U47])+COLUMN([.U47])+63&gt;90;ROW([.U47])+COLUMN([.U47])+63-26;ROW([.U47])+COLUMN([.U47])+63))" office:value-type="string" office:string-value="i" calcext:value-type="string">
            <text:p>i</text:p>
          </table:table-cell>
          <table:table-cell table:style-name="ce37" table:formula="of:=CHAR(IF(ROW([.V47])+COLUMN([.V47])+63&gt;90;ROW([.V47])+COLUMN([.V47])+63-26;ROW([.V47])+COLUMN([.V47])+63))" office:value-type="string" office:string-value="j" calcext:value-type="string">
            <text:p>j</text:p>
          </table:table-cell>
          <table:table-cell table:style-name="ce36" table:formula="of:=CHAR(IF(ROW([.W47])+COLUMN([.W47])+63&gt;90;ROW([.W47])+COLUMN([.W47])+63-26;ROW([.W47])+COLUMN([.W47])+63))" office:value-type="string" office:string-value="k" calcext:value-type="string">
            <text:p>k</text:p>
          </table:table-cell>
          <table:table-cell table:style-name="ce38" table:formula="of:=CHAR(IF(ROW([.X47])+COLUMN([.X47])+63&gt;90;ROW([.X47])+COLUMN([.X47])+63-26;ROW([.X47])+COLUMN([.X47])+63))" office:value-type="string" office:string-value="l" calcext:value-type="string">
            <text:p>l</text:p>
          </table:table-cell>
          <table:table-cell table:style-name="ce39" table:formula="of:=CHAR(IF(ROW([.Y47])+COLUMN([.Y47])+63&gt;90;ROW([.Y47])+COLUMN([.Y47])+63-26;ROW([.Y47])+COLUMN([.Y47])+63))" office:value-type="string" office:string-value="m" calcext:value-type="string">
            <text:p>m</text:p>
          </table:table-cell>
          <table:table-cell table:style-name="ce19" table:formula="of:=CHAR(IF(ROW([.Z47])+COLUMN([.Z47])+63&gt;90;ROW([.Z47])+COLUMN([.Z47])+63-26;ROW([.Z47])+COLUMN([.Z47])+63))" office:value-type="string" office:string-value="n" calcext:value-type="string">
            <text:p>n</text:p>
          </table:table-cell>
          <table:table-cell table:style-name="ce20" table:formula="of:=CHAR(IF(ROW([.AA47])+COLUMN([.AA47])+63&gt;90;ROW([.AA47])+COLUMN([.AA47])+63-26;ROW([.AA47])+COLUMN([.AA47])+63))" office:value-type="string" office:string-value="o" calcext:value-type="string">
            <text:p>o</text:p>
          </table:table-cell>
          <table:table-cell table:style-name="ce42" table:formula="of:=CHAR(IF(ROW([.AB47])+COLUMN([.AB47])+63&gt;90;ROW([.AB47])+COLUMN([.AB47])+63-26;ROW([.AB47])+COLUMN([.AB47])+63))" office:value-type="string" office:string-value="p" calcext:value-type="string">
            <text:p>p</text:p>
          </table:table-cell>
          <table:table-cell table:style-name="ce43" table:formula="of:=CHAR(IF(ROW([.AC47])+COLUMN([.AC47])+63&gt;90;ROW([.AC47])+COLUMN([.AC47])+63-26;ROW([.AC47])+COLUMN([.AC47])+63))" office:value-type="string" office:string-value="q" calcext:value-type="string">
            <text:p>q</text:p>
          </table:table-cell>
          <table:table-cell table:style-name="ce25" table:formula="of:=CHAR(IF(ROW([.AD47])+COLUMN([.AD47])+63&gt;90;ROW([.AD47])+COLUMN([.AD47])+63-26;ROW([.AD47])+COLUMN([.AD47])+63))" office:value-type="string" office:string-value="r" calcext:value-type="string">
            <text:p>r</text:p>
          </table:table-cell>
          <table:table-cell table:style-name="ce24" table:formula="of:=CHAR(IF(ROW([.AE47])+COLUMN([.AE47])+63&gt;90;ROW([.AE47])+COLUMN([.AE47])+63-26;ROW([.AE47])+COLUMN([.AE47])+63))" office:value-type="string" office:string-value="s" calcext:value-type="string">
            <text:p>s</text:p>
          </table:table-cell>
          <table:table-cell table:style-name="ce44" table:formula="of:=CHAR(IF(ROW([.AF47])+COLUMN([.AF47])+63&gt;90;ROW([.AF47])+COLUMN([.AF47])+63-26;ROW([.AF47])+COLUMN([.AF47])+63))" office:value-type="string" office:string-value="t" calcext:value-type="string">
            <text:p>t</text:p>
          </table:table-cell>
          <table:table-cell table:style-name="ce45" table:formula="of:=CHAR(IF(ROW([.AG47])+COLUMN([.AG47])+63&gt;90;ROW([.AG47])+COLUMN([.AG47])+63-26;ROW([.AG47])+COLUMN([.AG47])+63))" office:value-type="string" office:string-value="u" calcext:value-type="string">
            <text:p>u</text:p>
          </table:table-cell>
          <table:table-cell table:style-name="ce46" table:formula="of:=CHAR(IF(ROW([.AH47])+COLUMN([.AH47])+63&gt;90;ROW([.AH47])+COLUMN([.AH47])+63-26;ROW([.AH47])+COLUMN([.AH47])+63))" office:value-type="string" office:string-value="v" calcext:value-type="string">
            <text:p>v</text:p>
          </table:table-cell>
          <table:table-cell table:style-name="ce24" table:formula="of:=CHAR(IF(ROW([.AI47])+COLUMN([.AI47])+63&gt;90;ROW([.AI47])+COLUMN([.AI47])+63-26;ROW([.AI47])+COLUMN([.AI47])+63))" office:value-type="string" office:string-value="w" calcext:value-type="string">
            <text:p>w</text:p>
          </table:table-cell>
          <table:table-cell table:style-name="ce25" table:formula="of:=CHAR(IF(ROW([.AJ47])+COLUMN([.AJ47])+63&gt;90;ROW([.AJ47])+COLUMN([.AJ47])+63-26;ROW([.AJ47])+COLUMN([.AJ47])+63))" office:value-type="string" office:string-value="x" calcext:value-type="string">
            <text:p>x</text:p>
          </table:table-cell>
          <table:table-cell table:style-name="ce26" table:formula="of:=CHAR(IF(ROW([.AK47])+COLUMN([.AK47])+63&gt;90;ROW([.AK47])+COLUMN([.AK47])+63-26;ROW([.AK47])+COLUMN([.AK47])+63))" office:value-type="string" office:string-value="y" calcext:value-type="string">
            <text:p>y</text:p>
          </table:table-cell>
          <table:table-cell table:style-name="ce27" table:formula="of:=CHAR(IF(ROW([.AL47])+COLUMN([.AL47])+63&gt;90;ROW([.AL47])+COLUMN([.AL47])+63-26;ROW([.AL47])+COLUMN([.AL47])+63))" office:value-type="string" office:string-value="z" calcext:value-type="string">
            <text:p>z</text:p>
          </table:table-cell>
          <table:table-cell table:style-name="ce28" table:formula="of:=CHAR(IF(ROW([.AM47])+COLUMN([.AM47])+63&gt;90;ROW([.AM47])+COLUMN([.AM47])+63-26;ROW([.AM47])+COLUMN([.AM47])+63))" office:value-type="string" office:string-value="{" calcext:value-type="string">
            <text:p>{</text:p>
          </table:table-cell>
          <table:table-cell table:style-name="ce29" table:formula="of:=CHAR(IF(ROW([.AN47])+COLUMN([.AN47])+63&gt;90;ROW([.AN47])+COLUMN([.AN47])+63-26;ROW([.AN47])+COLUMN([.AN47])+63))" office:value-type="string" office:string-value="|" calcext:value-type="string">
            <text:p>|</text:p>
          </table:table-cell>
          <table:table-cell table:style-name="ce30" table:formula="of:=CHAR(IF(ROW([.AO47])+COLUMN([.AO47])+63&gt;90;ROW([.AO47])+COLUMN([.AO47])+63-26;ROW([.AO47])+COLUMN([.AO47])+63))" office:value-type="string" office:string-value="}" calcext:value-type="string">
            <text:p>}</text:p>
          </table:table-cell>
          <table:table-cell table:style-name="ce31" table:formula="of:=CHAR(IF(ROW([.AP47])+COLUMN([.AP47])+63&gt;90;ROW([.AP47])+COLUMN([.AP47])+63-26;ROW([.AP47])+COLUMN([.AP47])+63))" office:value-type="string" office:string-value="~" calcext:value-type="string">
            <text:p>~</text:p>
          </table:table-cell>
          <table:table-cell table:style-name="ce32" table:formula="of:=CHAR(IF(ROW([.AQ47])+COLUMN([.AQ47])+63&gt;90;ROW([.AQ47])+COLUMN([.AQ47])+63-26;ROW([.AQ47])+COLUMN([.AQ47])+63))" office:value-type="string" office:string-value="" calcext:value-type="string">
            <text:p></text:p>
          </table:table-cell>
          <table:table-cell table:style-name="ce33" table:formula="of:=CHAR(IF(ROW([.AR47])+COLUMN([.AR47])+63&gt;90;ROW([.AR47])+COLUMN([.AR47])+63-26;ROW([.AR47])+COLUMN([.AR47])+63))" office:value-type="string" office:string-value="�" calcext:value-type="string">
            <text:p>�</text:p>
          </table:table-cell>
          <table:table-cell table:style-name="ce34" table:formula="of:=CHAR(IF(ROW([.AS47])+COLUMN([.AS47])+63&gt;90;ROW([.AS47])+COLUMN([.AS47])+63-26;ROW([.AS47])+COLUMN([.AS47])+63))" office:value-type="string" office:string-value="�" calcext:value-type="string">
            <text:p>�</text:p>
          </table:table-cell>
          <table:table-cell table:style-name="ce35" table:formula="of:=CHAR(IF(ROW([.AT47])+COLUMN([.AT47])+63&gt;90;ROW([.AT47])+COLUMN([.AT47])+63-26;ROW([.AT47])+COLUMN([.AT47])+63))" office:value-type="string" office:string-value="�" calcext:value-type="string">
            <text:p>�</text:p>
          </table:table-cell>
          <table:table-cell table:style-name="ce36" table:formula="of:=CHAR(IF(ROW([.AU47])+COLUMN([.AU47])+63&gt;90;ROW([.AU47])+COLUMN([.AU47])+63-26;ROW([.AU47])+COLUMN([.AU47])+63))" office:value-type="string" office:string-value="�" calcext:value-type="string">
            <text:p>�</text:p>
          </table:table-cell>
          <table:table-cell table:style-name="ce37" table:formula="of:=CHAR(IF(ROW([.AV47])+COLUMN([.AV47])+63&gt;90;ROW([.AV47])+COLUMN([.AV47])+63-26;ROW([.AV47])+COLUMN([.AV47])+63))" office:value-type="string" office:string-value="�" calcext:value-type="string">
            <text:p>�</text:p>
          </table:table-cell>
          <table:table-cell table:style-name="ce36" table:formula="of:=CHAR(IF(ROW([.AW47])+COLUMN([.AW47])+63&gt;90;ROW([.AW47])+COLUMN([.AW47])+63-26;ROW([.AW47])+COLUMN([.AW47])+63))" office:value-type="string" office:string-value="�" calcext:value-type="string">
            <text:p>�</text:p>
          </table:table-cell>
          <table:table-cell table:style-name="ce38" table:formula="of:=CHAR(IF(ROW([.AX47])+COLUMN([.AX47])+63&gt;90;ROW([.AX47])+COLUMN([.AX47])+63-26;ROW([.AX47])+COLUMN([.AX47])+63))" office:value-type="string" office:string-value="�" calcext:value-type="string">
            <text:p>�</text:p>
          </table:table-cell>
          <table:table-cell table:style-name="ce39" table:formula="of:=CHAR(IF(ROW([.AY47])+COLUMN([.AY47])+63&gt;90;ROW([.AY47])+COLUMN([.AY47])+63-26;ROW([.AY47])+COLUMN([.AY47])+63))" office:value-type="string" office:string-value="�" calcext:value-type="string">
            <text:p>�</text:p>
          </table:table-cell>
          <table:table-cell table:style-name="ce19" table:formula="of:=CHAR(IF(ROW([.AZ47])+COLUMN([.AZ47])+63&gt;90;ROW([.AZ47])+COLUMN([.AZ47])+63-26;ROW([.AZ47])+COLUMN([.AZ47])+63))" office:value-type="string" office:string-value="�" calcext:value-type="string">
            <text:p>�</text:p>
          </table:table-cell>
          <table:table-cell table:style-name="ce20" table:formula="of:=CHAR(IF(ROW([.BA47])+COLUMN([.BA47])+63&gt;90;ROW([.BA47])+COLUMN([.BA47])+63-26;ROW([.BA47])+COLUMN([.BA47])+63))" office:value-type="string" office:string-value="�" calcext:value-type="string">
            <text:p>�</text:p>
          </table:table-cell>
          <table:table-cell table:style-name="ce42" table:formula="of:=CHAR(IF(ROW([.BB47])+COLUMN([.BB47])+63&gt;90;ROW([.BB47])+COLUMN([.BB47])+63-26;ROW([.BB47])+COLUMN([.BB47])+63))" office:value-type="string" office:string-value="�" calcext:value-type="string">
            <text:p>�</text:p>
          </table:table-cell>
          <table:table-cell table:style-name="ce43" table:formula="of:=CHAR(IF(ROW([.BC47])+COLUMN([.BC47])+63&gt;90;ROW([.BC47])+COLUMN([.BC47])+63-26;ROW([.BC47])+COLUMN([.BC47])+63))" office:value-type="string" office:string-value="�" calcext:value-type="string">
            <text:p>�</text:p>
          </table:table-cell>
          <table:table-cell table:style-name="ce25" table:formula="of:=CHAR(IF(ROW([.BD47])+COLUMN([.BD47])+63&gt;90;ROW([.BD47])+COLUMN([.BD47])+63-26;ROW([.BD47])+COLUMN([.BD47])+63))" office:value-type="string" office:string-value="�" calcext:value-type="string">
            <text:p>�</text:p>
          </table:table-cell>
          <table:table-cell table:style-name="ce24" table:formula="of:=CHAR(IF(ROW([.BE47])+COLUMN([.BE47])+63&gt;90;ROW([.BE47])+COLUMN([.BE47])+63-26;ROW([.BE47])+COLUMN([.BE47])+63))" office:value-type="string" office:string-value="�" calcext:value-type="string">
            <text:p>�</text:p>
          </table:table-cell>
          <table:table-cell table:style-name="ce44" table:formula="of:=CHAR(IF(ROW([.BF47])+COLUMN([.BF47])+63&gt;90;ROW([.BF47])+COLUMN([.BF47])+63-26;ROW([.BF47])+COLUMN([.BF47])+63))" office:value-type="string" office:string-value="�" calcext:value-type="string">
            <text:p>�</text:p>
          </table:table-cell>
          <table:table-cell table:style-name="ce45" table:formula="of:=CHAR(IF(ROW([.BG47])+COLUMN([.BG47])+63&gt;90;ROW([.BG47])+COLUMN([.BG47])+63-26;ROW([.BG47])+COLUMN([.BG47])+63))" office:value-type="string" office:string-value="�" calcext:value-type="string">
            <text:p>�</text:p>
          </table:table-cell>
          <table:table-cell table:style-name="ce46" table:formula="of:=CHAR(IF(ROW([.BH47])+COLUMN([.BH47])+63&gt;90;ROW([.BH47])+COLUMN([.BH47])+63-26;ROW([.BH47])+COLUMN([.BH47])+63))" office:value-type="string" office:string-value="�" calcext:value-type="string">
            <text:p>�</text:p>
          </table:table-cell>
          <table:table-cell table:style-name="ce24" table:formula="of:=CHAR(IF(ROW([.BI47])+COLUMN([.BI47])+63&gt;90;ROW([.BI47])+COLUMN([.BI47])+63-26;ROW([.BI47])+COLUMN([.BI47])+63))" office:value-type="string" office:string-value="�" calcext:value-type="string">
            <text:p>�</text:p>
          </table:table-cell>
          <table:table-cell table:style-name="ce25" table:formula="of:=CHAR(IF(ROW([.BJ47])+COLUMN([.BJ47])+63&gt;90;ROW([.BJ47])+COLUMN([.BJ47])+63-26;ROW([.BJ47])+COLUMN([.BJ47])+63))" office:value-type="string" office:string-value="�" calcext:value-type="string">
            <text:p>�</text:p>
          </table:table-cell>
          <table:table-cell table:style-name="ce26" table:formula="of:=CHAR(IF(ROW([.BK47])+COLUMN([.BK47])+63&gt;90;ROW([.BK47])+COLUMN([.BK47])+63-26;ROW([.BK47])+COLUMN([.BK47])+63))" office:value-type="string" office:string-value="�" calcext:value-type="string">
            <text:p>�</text:p>
          </table:table-cell>
          <table:table-cell table:style-name="ce27" table:formula="of:=CHAR(IF(ROW([.BL47])+COLUMN([.BL47])+63&gt;90;ROW([.BL47])+COLUMN([.BL47])+63-26;ROW([.BL47])+COLUMN([.BL47])+63))" office:value-type="string" office:string-value="�" calcext:value-type="string">
            <text:p>�</text:p>
          </table:table-cell>
          <table:table-cell table:style-name="ce28" table:formula="of:=CHAR(IF(ROW([.BM47])+COLUMN([.BM47])+63&gt;90;ROW([.BM47])+COLUMN([.BM47])+63-26;ROW([.BM47])+COLUMN([.BM47])+63))" office:value-type="string" office:string-value="�" calcext:value-type="string">
            <text:p>�</text:p>
          </table:table-cell>
          <table:table-cell table:style-name="ce29" table:formula="of:=CHAR(IF(ROW([.BN47])+COLUMN([.BN47])+63&gt;90;ROW([.BN47])+COLUMN([.BN47])+63-26;ROW([.BN47])+COLUMN([.BN47])+63))" office:value-type="string" office:string-value="�" calcext:value-type="string">
            <text:p>�</text:p>
          </table:table-cell>
          <table:table-cell table:style-name="ce30" table:formula="of:=CHAR(IF(ROW([.BO47])+COLUMN([.BO47])+63&gt;90;ROW([.BO47])+COLUMN([.BO47])+63-26;ROW([.BO47])+COLUMN([.BO47])+63))" office:value-type="string" office:string-value="�" calcext:value-type="string">
            <text:p>�</text:p>
          </table:table-cell>
          <table:table-cell table:style-name="ce31" table:formula="of:=CHAR(IF(ROW([.BP47])+COLUMN([.BP47])+63&gt;90;ROW([.BP47])+COLUMN([.BP47])+63-26;ROW([.BP47])+COLUMN([.BP47])+63))" office:value-type="string" office:string-value="�" calcext:value-type="string">
            <text:p>�</text:p>
          </table:table-cell>
          <table:table-cell table:style-name="ce32" table:formula="of:=CHAR(IF(ROW([.BQ47])+COLUMN([.BQ47])+63&gt;90;ROW([.BQ47])+COLUMN([.BQ47])+63-26;ROW([.BQ47])+COLUMN([.BQ47])+63))" office:value-type="string" office:string-value="�" calcext:value-type="string">
            <text:p>�</text:p>
          </table:table-cell>
          <table:table-cell table:style-name="ce33" table:formula="of:=CHAR(IF(ROW([.BR47])+COLUMN([.BR47])+63&gt;90;ROW([.BR47])+COLUMN([.BR47])+63-26;ROW([.BR47])+COLUMN([.BR47])+63))" office:value-type="string" office:string-value="�" calcext:value-type="string">
            <text:p>�</text:p>
          </table:table-cell>
          <table:table-cell table:style-name="ce34" table:formula="of:=CHAR(IF(ROW([.BS47])+COLUMN([.BS47])+63&gt;90;ROW([.BS47])+COLUMN([.BS47])+63-26;ROW([.BS47])+COLUMN([.BS47])+63))" office:value-type="string" office:string-value="�" calcext:value-type="string">
            <text:p>�</text:p>
          </table:table-cell>
          <table:table-cell table:style-name="ce35" table:formula="of:=CHAR(IF(ROW([.BT47])+COLUMN([.BT47])+63&gt;90;ROW([.BT47])+COLUMN([.BT47])+63-26;ROW([.BT47])+COLUMN([.BT47])+63))" office:value-type="string" office:string-value="�" calcext:value-type="string">
            <text:p>�</text:p>
          </table:table-cell>
          <table:table-cell table:style-name="ce36" table:formula="of:=CHAR(IF(ROW([.BU47])+COLUMN([.BU47])+63&gt;90;ROW([.BU47])+COLUMN([.BU47])+63-26;ROW([.BU47])+COLUMN([.BU47])+63))" office:value-type="string" office:string-value="�" calcext:value-type="string">
            <text:p>�</text:p>
          </table:table-cell>
          <table:table-cell table:style-name="ce37" table:formula="of:=CHAR(IF(ROW([.BV47])+COLUMN([.BV47])+63&gt;90;ROW([.BV47])+COLUMN([.BV47])+63-26;ROW([.BV47])+COLUMN([.BV47])+63))" office:value-type="string" office:string-value="�" calcext:value-type="string">
            <text:p>�</text:p>
          </table:table-cell>
          <table:table-cell table:style-name="ce36" table:formula="of:=CHAR(IF(ROW([.BW47])+COLUMN([.BW47])+63&gt;90;ROW([.BW47])+COLUMN([.BW47])+63-26;ROW([.BW47])+COLUMN([.BW47])+63))" office:value-type="string" office:string-value="�" calcext:value-type="string">
            <text:p>�</text:p>
          </table:table-cell>
          <table:table-cell table:style-name="ce38" table:formula="of:=CHAR(IF(ROW([.BX47])+COLUMN([.BX47])+63&gt;90;ROW([.BX47])+COLUMN([.BX47])+63-26;ROW([.BX47])+COLUMN([.BX47])+63))" office:value-type="string" office:string-value="�" calcext:value-type="string">
            <text:p>�</text:p>
          </table:table-cell>
          <table:table-cell table:style-name="ce39" table:formula="of:=CHAR(IF(ROW([.BY47])+COLUMN([.BY47])+63&gt;90;ROW([.BY47])+COLUMN([.BY47])+63-26;ROW([.BY47])+COLUMN([.BY47])+63))" office:value-type="string" office:string-value="�" calcext:value-type="string">
            <text:p>�</text:p>
          </table:table-cell>
          <table:table-cell table:style-name="ce19" table:formula="of:=CHAR(IF(ROW([.BZ47])+COLUMN([.BZ47])+63&gt;90;ROW([.BZ47])+COLUMN([.BZ47])+63-26;ROW([.BZ47])+COLUMN([.BZ47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1" table:formula="of:=CHAR(IF(ROW([.A48])+COLUMN([.A48])+63&gt;90;ROW([.A48])+COLUMN([.A48])+63-26;ROW([.A48])+COLUMN([.A48])+63))" office:value-type="string" office:string-value="V" calcext:value-type="string">
            <text:p>V</text:p>
          </table:table-cell>
          <table:table-cell table:style-name="ce43" table:formula="of:=CHAR(IF(ROW([.B48])+COLUMN([.B48])+63&gt;90;ROW([.B48])+COLUMN([.B48])+63-26;ROW([.B48])+COLUMN([.B48])+63))" office:value-type="string" office:string-value="W" calcext:value-type="string">
            <text:p>W</text:p>
          </table:table-cell>
          <table:table-cell table:formula="of:=CHAR(IF(ROW([.C48])+COLUMN([.C48])+63&gt;90;ROW([.C48])+COLUMN([.C48])+63-26;ROW([.C48])+COLUMN([.C48])+63))" office:value-type="string" office:string-value="X" calcext:value-type="string">
            <text:p>X</text:p>
          </table:table-cell>
          <table:table-cell table:style-name="ce24" table:formula="of:=CHAR(IF(ROW([.D48])+COLUMN([.D48])+63&gt;90;ROW([.D48])+COLUMN([.D48])+63-26;ROW([.D48])+COLUMN([.D48])+63))" office:value-type="string" office:string-value="Y" calcext:value-type="string">
            <text:p>Y</text:p>
          </table:table-cell>
          <table:table-cell table:style-name="ce44" table:formula="of:=CHAR(IF(ROW([.E48])+COLUMN([.E48])+63&gt;90;ROW([.E48])+COLUMN([.E48])+63-26;ROW([.E48])+COLUMN([.E48])+63))" office:value-type="string" office:string-value="Z" calcext:value-type="string">
            <text:p>Z</text:p>
          </table:table-cell>
          <table:table-cell table:style-name="ce45" table:formula="of:=CHAR(IF(ROW([.F48])+COLUMN([.F48])+63&gt;90;ROW([.F48])+COLUMN([.F48])+63-26;ROW([.F48])+COLUMN([.F48])+63))" office:value-type="string" office:string-value="[" calcext:value-type="string">
            <text:p>[</text:p>
          </table:table-cell>
          <table:table-cell table:style-name="ce46" table:formula="of:=CHAR(IF(ROW([.G48])+COLUMN([.G48])+63&gt;90;ROW([.G48])+COLUMN([.G48])+63-26;ROW([.G48])+COLUMN([.G48])+63))" office:value-type="string" office:string-value="\" calcext:value-type="string">
            <text:p>\</text:p>
          </table:table-cell>
          <table:table-cell table:style-name="ce24" table:formula="of:=CHAR(IF(ROW([.H48])+COLUMN([.H48])+63&gt;90;ROW([.H48])+COLUMN([.H48])+63-26;ROW([.H48])+COLUMN([.H48])+63))" office:value-type="string" office:string-value="]" calcext:value-type="string">
            <text:p>]</text:p>
          </table:table-cell>
          <table:table-cell table:style-name="ce25" table:formula="of:=CHAR(IF(ROW([.I48])+COLUMN([.I48])+63&gt;90;ROW([.I48])+COLUMN([.I48])+63-26;ROW([.I48])+COLUMN([.I48])+63))" office:value-type="string" office:string-value="^" calcext:value-type="string">
            <text:p>^</text:p>
          </table:table-cell>
          <table:table-cell table:style-name="ce26" table:formula="of:=CHAR(IF(ROW([.J48])+COLUMN([.J48])+63&gt;90;ROW([.J48])+COLUMN([.J48])+63-26;ROW([.J48])+COLUMN([.J48])+63))" office:value-type="string" office:string-value="_" calcext:value-type="string">
            <text:p>_</text:p>
          </table:table-cell>
          <table:table-cell table:style-name="ce27" table:formula="of:=CHAR(IF(ROW([.K48])+COLUMN([.K48])+63&gt;90;ROW([.K48])+COLUMN([.K48])+63-26;ROW([.K48])+COLUMN([.K48])+63))" office:value-type="string" office:string-value="`" calcext:value-type="string">
            <text:p>`</text:p>
          </table:table-cell>
          <table:table-cell table:style-name="ce28" table:formula="of:=CHAR(IF(ROW([.L48])+COLUMN([.L48])+63&gt;90;ROW([.L48])+COLUMN([.L48])+63-26;ROW([.L48])+COLUMN([.L48])+63))" office:value-type="string" office:string-value="a" calcext:value-type="string">
            <text:p>a</text:p>
          </table:table-cell>
          <table:table-cell table:style-name="ce29" table:formula="of:=CHAR(IF(ROW([.M48])+COLUMN([.M48])+63&gt;90;ROW([.M48])+COLUMN([.M48])+63-26;ROW([.M48])+COLUMN([.M48])+63))" office:value-type="string" office:string-value="b" calcext:value-type="string">
            <text:p>b</text:p>
          </table:table-cell>
          <table:table-cell table:style-name="ce30" table:formula="of:=CHAR(IF(ROW([.N48])+COLUMN([.N48])+63&gt;90;ROW([.N48])+COLUMN([.N48])+63-26;ROW([.N48])+COLUMN([.N48])+63))" office:value-type="string" office:string-value="c" calcext:value-type="string">
            <text:p>c</text:p>
          </table:table-cell>
          <table:table-cell table:style-name="ce31" table:formula="of:=CHAR(IF(ROW([.O48])+COLUMN([.O48])+63&gt;90;ROW([.O48])+COLUMN([.O48])+63-26;ROW([.O48])+COLUMN([.O48])+63))" office:value-type="string" office:string-value="d" calcext:value-type="string">
            <text:p>d</text:p>
          </table:table-cell>
          <table:table-cell table:style-name="ce32" table:formula="of:=CHAR(IF(ROW([.P48])+COLUMN([.P48])+63&gt;90;ROW([.P48])+COLUMN([.P48])+63-26;ROW([.P48])+COLUMN([.P48])+63))" office:value-type="string" office:string-value="e" calcext:value-type="string">
            <text:p>e</text:p>
          </table:table-cell>
          <table:table-cell table:style-name="ce33" table:formula="of:=CHAR(IF(ROW([.Q48])+COLUMN([.Q48])+63&gt;90;ROW([.Q48])+COLUMN([.Q48])+63-26;ROW([.Q48])+COLUMN([.Q48])+63))" office:value-type="string" office:string-value="f" calcext:value-type="string">
            <text:p>f</text:p>
          </table:table-cell>
          <table:table-cell table:style-name="ce34" table:formula="of:=CHAR(IF(ROW([.R48])+COLUMN([.R48])+63&gt;90;ROW([.R48])+COLUMN([.R48])+63-26;ROW([.R48])+COLUMN([.R48])+63))" office:value-type="string" office:string-value="g" calcext:value-type="string">
            <text:p>g</text:p>
          </table:table-cell>
          <table:table-cell table:style-name="ce35" table:formula="of:=CHAR(IF(ROW([.S48])+COLUMN([.S48])+63&gt;90;ROW([.S48])+COLUMN([.S48])+63-26;ROW([.S48])+COLUMN([.S48])+63))" office:value-type="string" office:string-value="h" calcext:value-type="string">
            <text:p>h</text:p>
          </table:table-cell>
          <table:table-cell table:style-name="ce36" table:formula="of:=CHAR(IF(ROW([.T48])+COLUMN([.T48])+63&gt;90;ROW([.T48])+COLUMN([.T48])+63-26;ROW([.T48])+COLUMN([.T48])+63))" office:value-type="string" office:string-value="i" calcext:value-type="string">
            <text:p>i</text:p>
          </table:table-cell>
          <table:table-cell table:style-name="ce37" table:formula="of:=CHAR(IF(ROW([.U48])+COLUMN([.U48])+63&gt;90;ROW([.U48])+COLUMN([.U48])+63-26;ROW([.U48])+COLUMN([.U48])+63))" office:value-type="string" office:string-value="j" calcext:value-type="string">
            <text:p>j</text:p>
          </table:table-cell>
          <table:table-cell table:style-name="ce36" table:formula="of:=CHAR(IF(ROW([.V48])+COLUMN([.V48])+63&gt;90;ROW([.V48])+COLUMN([.V48])+63-26;ROW([.V48])+COLUMN([.V48])+63))" office:value-type="string" office:string-value="k" calcext:value-type="string">
            <text:p>k</text:p>
          </table:table-cell>
          <table:table-cell table:style-name="ce38" table:formula="of:=CHAR(IF(ROW([.W48])+COLUMN([.W48])+63&gt;90;ROW([.W48])+COLUMN([.W48])+63-26;ROW([.W48])+COLUMN([.W48])+63))" office:value-type="string" office:string-value="l" calcext:value-type="string">
            <text:p>l</text:p>
          </table:table-cell>
          <table:table-cell table:style-name="ce39" table:formula="of:=CHAR(IF(ROW([.X48])+COLUMN([.X48])+63&gt;90;ROW([.X48])+COLUMN([.X48])+63-26;ROW([.X48])+COLUMN([.X48])+63))" office:value-type="string" office:string-value="m" calcext:value-type="string">
            <text:p>m</text:p>
          </table:table-cell>
          <table:table-cell table:style-name="ce40" table:formula="of:=CHAR(IF(ROW([.Y48])+COLUMN([.Y48])+63&gt;90;ROW([.Y48])+COLUMN([.Y48])+63-26;ROW([.Y48])+COLUMN([.Y48])+63))" office:value-type="string" office:string-value="n" calcext:value-type="string">
            <text:p>n</text:p>
          </table:table-cell>
          <table:table-cell table:style-name="ce20" table:formula="of:=CHAR(IF(ROW([.Z48])+COLUMN([.Z48])+63&gt;90;ROW([.Z48])+COLUMN([.Z48])+63-26;ROW([.Z48])+COLUMN([.Z48])+63))" office:value-type="string" office:string-value="o" calcext:value-type="string">
            <text:p>o</text:p>
          </table:table-cell>
          <table:table-cell table:style-name="ce21" table:formula="of:=CHAR(IF(ROW([.AA48])+COLUMN([.AA48])+63&gt;90;ROW([.AA48])+COLUMN([.AA48])+63-26;ROW([.AA48])+COLUMN([.AA48])+63))" office:value-type="string" office:string-value="p" calcext:value-type="string">
            <text:p>p</text:p>
          </table:table-cell>
          <table:table-cell table:style-name="ce43" table:formula="of:=CHAR(IF(ROW([.AB48])+COLUMN([.AB48])+63&gt;90;ROW([.AB48])+COLUMN([.AB48])+63-26;ROW([.AB48])+COLUMN([.AB48])+63))" office:value-type="string" office:string-value="q" calcext:value-type="string">
            <text:p>q</text:p>
          </table:table-cell>
          <table:table-cell table:formula="of:=CHAR(IF(ROW([.AC48])+COLUMN([.AC48])+63&gt;90;ROW([.AC48])+COLUMN([.AC48])+63-26;ROW([.AC48])+COLUMN([.AC48])+63))" office:value-type="string" office:string-value="r" calcext:value-type="string">
            <text:p>r</text:p>
          </table:table-cell>
          <table:table-cell table:style-name="ce24" table:formula="of:=CHAR(IF(ROW([.AD48])+COLUMN([.AD48])+63&gt;90;ROW([.AD48])+COLUMN([.AD48])+63-26;ROW([.AD48])+COLUMN([.AD48])+63))" office:value-type="string" office:string-value="s" calcext:value-type="string">
            <text:p>s</text:p>
          </table:table-cell>
          <table:table-cell table:style-name="ce44" table:formula="of:=CHAR(IF(ROW([.AE48])+COLUMN([.AE48])+63&gt;90;ROW([.AE48])+COLUMN([.AE48])+63-26;ROW([.AE48])+COLUMN([.AE48])+63))" office:value-type="string" office:string-value="t" calcext:value-type="string">
            <text:p>t</text:p>
          </table:table-cell>
          <table:table-cell table:style-name="ce45" table:formula="of:=CHAR(IF(ROW([.AF48])+COLUMN([.AF48])+63&gt;90;ROW([.AF48])+COLUMN([.AF48])+63-26;ROW([.AF48])+COLUMN([.AF48])+63))" office:value-type="string" office:string-value="u" calcext:value-type="string">
            <text:p>u</text:p>
          </table:table-cell>
          <table:table-cell table:style-name="ce46" table:formula="of:=CHAR(IF(ROW([.AG48])+COLUMN([.AG48])+63&gt;90;ROW([.AG48])+COLUMN([.AG48])+63-26;ROW([.AG48])+COLUMN([.AG48])+63))" office:value-type="string" office:string-value="v" calcext:value-type="string">
            <text:p>v</text:p>
          </table:table-cell>
          <table:table-cell table:style-name="ce24" table:formula="of:=CHAR(IF(ROW([.AH48])+COLUMN([.AH48])+63&gt;90;ROW([.AH48])+COLUMN([.AH48])+63-26;ROW([.AH48])+COLUMN([.AH48])+63))" office:value-type="string" office:string-value="w" calcext:value-type="string">
            <text:p>w</text:p>
          </table:table-cell>
          <table:table-cell table:style-name="ce25" table:formula="of:=CHAR(IF(ROW([.AI48])+COLUMN([.AI48])+63&gt;90;ROW([.AI48])+COLUMN([.AI48])+63-26;ROW([.AI48])+COLUMN([.AI48])+63))" office:value-type="string" office:string-value="x" calcext:value-type="string">
            <text:p>x</text:p>
          </table:table-cell>
          <table:table-cell table:style-name="ce26" table:formula="of:=CHAR(IF(ROW([.AJ48])+COLUMN([.AJ48])+63&gt;90;ROW([.AJ48])+COLUMN([.AJ48])+63-26;ROW([.AJ48])+COLUMN([.AJ48])+63))" office:value-type="string" office:string-value="y" calcext:value-type="string">
            <text:p>y</text:p>
          </table:table-cell>
          <table:table-cell table:style-name="ce27" table:formula="of:=CHAR(IF(ROW([.AK48])+COLUMN([.AK48])+63&gt;90;ROW([.AK48])+COLUMN([.AK48])+63-26;ROW([.AK48])+COLUMN([.AK48])+63))" office:value-type="string" office:string-value="z" calcext:value-type="string">
            <text:p>z</text:p>
          </table:table-cell>
          <table:table-cell table:style-name="ce28" table:formula="of:=CHAR(IF(ROW([.AL48])+COLUMN([.AL48])+63&gt;90;ROW([.AL48])+COLUMN([.AL48])+63-26;ROW([.AL48])+COLUMN([.AL48])+63))" office:value-type="string" office:string-value="{" calcext:value-type="string">
            <text:p>{</text:p>
          </table:table-cell>
          <table:table-cell table:style-name="ce29" table:formula="of:=CHAR(IF(ROW([.AM48])+COLUMN([.AM48])+63&gt;90;ROW([.AM48])+COLUMN([.AM48])+63-26;ROW([.AM48])+COLUMN([.AM48])+63))" office:value-type="string" office:string-value="|" calcext:value-type="string">
            <text:p>|</text:p>
          </table:table-cell>
          <table:table-cell table:style-name="ce30" table:formula="of:=CHAR(IF(ROW([.AN48])+COLUMN([.AN48])+63&gt;90;ROW([.AN48])+COLUMN([.AN48])+63-26;ROW([.AN48])+COLUMN([.AN48])+63))" office:value-type="string" office:string-value="}" calcext:value-type="string">
            <text:p>}</text:p>
          </table:table-cell>
          <table:table-cell table:style-name="ce31" table:formula="of:=CHAR(IF(ROW([.AO48])+COLUMN([.AO48])+63&gt;90;ROW([.AO48])+COLUMN([.AO48])+63-26;ROW([.AO48])+COLUMN([.AO48])+63))" office:value-type="string" office:string-value="~" calcext:value-type="string">
            <text:p>~</text:p>
          </table:table-cell>
          <table:table-cell table:style-name="ce32" table:formula="of:=CHAR(IF(ROW([.AP48])+COLUMN([.AP48])+63&gt;90;ROW([.AP48])+COLUMN([.AP48])+63-26;ROW([.AP48])+COLUMN([.AP48])+63))" office:value-type="string" office:string-value="" calcext:value-type="string">
            <text:p></text:p>
          </table:table-cell>
          <table:table-cell table:style-name="ce33" table:formula="of:=CHAR(IF(ROW([.AQ48])+COLUMN([.AQ48])+63&gt;90;ROW([.AQ48])+COLUMN([.AQ48])+63-26;ROW([.AQ48])+COLUMN([.AQ48])+63))" office:value-type="string" office:string-value="�" calcext:value-type="string">
            <text:p>�</text:p>
          </table:table-cell>
          <table:table-cell table:style-name="ce34" table:formula="of:=CHAR(IF(ROW([.AR48])+COLUMN([.AR48])+63&gt;90;ROW([.AR48])+COLUMN([.AR48])+63-26;ROW([.AR48])+COLUMN([.AR48])+63))" office:value-type="string" office:string-value="�" calcext:value-type="string">
            <text:p>�</text:p>
          </table:table-cell>
          <table:table-cell table:style-name="ce35" table:formula="of:=CHAR(IF(ROW([.AS48])+COLUMN([.AS48])+63&gt;90;ROW([.AS48])+COLUMN([.AS48])+63-26;ROW([.AS48])+COLUMN([.AS48])+63))" office:value-type="string" office:string-value="�" calcext:value-type="string">
            <text:p>�</text:p>
          </table:table-cell>
          <table:table-cell table:style-name="ce36" table:formula="of:=CHAR(IF(ROW([.AT48])+COLUMN([.AT48])+63&gt;90;ROW([.AT48])+COLUMN([.AT48])+63-26;ROW([.AT48])+COLUMN([.AT48])+63))" office:value-type="string" office:string-value="�" calcext:value-type="string">
            <text:p>�</text:p>
          </table:table-cell>
          <table:table-cell table:style-name="ce37" table:formula="of:=CHAR(IF(ROW([.AU48])+COLUMN([.AU48])+63&gt;90;ROW([.AU48])+COLUMN([.AU48])+63-26;ROW([.AU48])+COLUMN([.AU48])+63))" office:value-type="string" office:string-value="�" calcext:value-type="string">
            <text:p>�</text:p>
          </table:table-cell>
          <table:table-cell table:style-name="ce36" table:formula="of:=CHAR(IF(ROW([.AV48])+COLUMN([.AV48])+63&gt;90;ROW([.AV48])+COLUMN([.AV48])+63-26;ROW([.AV48])+COLUMN([.AV48])+63))" office:value-type="string" office:string-value="�" calcext:value-type="string">
            <text:p>�</text:p>
          </table:table-cell>
          <table:table-cell table:style-name="ce38" table:formula="of:=CHAR(IF(ROW([.AW48])+COLUMN([.AW48])+63&gt;90;ROW([.AW48])+COLUMN([.AW48])+63-26;ROW([.AW48])+COLUMN([.AW48])+63))" office:value-type="string" office:string-value="�" calcext:value-type="string">
            <text:p>�</text:p>
          </table:table-cell>
          <table:table-cell table:style-name="ce39" table:formula="of:=CHAR(IF(ROW([.AX48])+COLUMN([.AX48])+63&gt;90;ROW([.AX48])+COLUMN([.AX48])+63-26;ROW([.AX48])+COLUMN([.AX48])+63))" office:value-type="string" office:string-value="�" calcext:value-type="string">
            <text:p>�</text:p>
          </table:table-cell>
          <table:table-cell table:style-name="ce40" table:formula="of:=CHAR(IF(ROW([.AY48])+COLUMN([.AY48])+63&gt;90;ROW([.AY48])+COLUMN([.AY48])+63-26;ROW([.AY48])+COLUMN([.AY48])+63))" office:value-type="string" office:string-value="�" calcext:value-type="string">
            <text:p>�</text:p>
          </table:table-cell>
          <table:table-cell table:style-name="ce20" table:formula="of:=CHAR(IF(ROW([.AZ48])+COLUMN([.AZ48])+63&gt;90;ROW([.AZ48])+COLUMN([.AZ48])+63-26;ROW([.AZ48])+COLUMN([.AZ48])+63))" office:value-type="string" office:string-value="�" calcext:value-type="string">
            <text:p>�</text:p>
          </table:table-cell>
          <table:table-cell table:style-name="ce21" table:formula="of:=CHAR(IF(ROW([.BA48])+COLUMN([.BA48])+63&gt;90;ROW([.BA48])+COLUMN([.BA48])+63-26;ROW([.BA48])+COLUMN([.BA48])+63))" office:value-type="string" office:string-value="�" calcext:value-type="string">
            <text:p>�</text:p>
          </table:table-cell>
          <table:table-cell table:style-name="ce43" table:formula="of:=CHAR(IF(ROW([.BB48])+COLUMN([.BB48])+63&gt;90;ROW([.BB48])+COLUMN([.BB48])+63-26;ROW([.BB48])+COLUMN([.BB48])+63))" office:value-type="string" office:string-value="�" calcext:value-type="string">
            <text:p>�</text:p>
          </table:table-cell>
          <table:table-cell table:formula="of:=CHAR(IF(ROW([.BC48])+COLUMN([.BC48])+63&gt;90;ROW([.BC48])+COLUMN([.BC48])+63-26;ROW([.BC48])+COLUMN([.BC48])+63))" office:value-type="string" office:string-value="�" calcext:value-type="string">
            <text:p>�</text:p>
          </table:table-cell>
          <table:table-cell table:style-name="ce24" table:formula="of:=CHAR(IF(ROW([.BD48])+COLUMN([.BD48])+63&gt;90;ROW([.BD48])+COLUMN([.BD48])+63-26;ROW([.BD48])+COLUMN([.BD48])+63))" office:value-type="string" office:string-value="�" calcext:value-type="string">
            <text:p>�</text:p>
          </table:table-cell>
          <table:table-cell table:style-name="ce44" table:formula="of:=CHAR(IF(ROW([.BE48])+COLUMN([.BE48])+63&gt;90;ROW([.BE48])+COLUMN([.BE48])+63-26;ROW([.BE48])+COLUMN([.BE48])+63))" office:value-type="string" office:string-value="�" calcext:value-type="string">
            <text:p>�</text:p>
          </table:table-cell>
          <table:table-cell table:style-name="ce45" table:formula="of:=CHAR(IF(ROW([.BF48])+COLUMN([.BF48])+63&gt;90;ROW([.BF48])+COLUMN([.BF48])+63-26;ROW([.BF48])+COLUMN([.BF48])+63))" office:value-type="string" office:string-value="�" calcext:value-type="string">
            <text:p>�</text:p>
          </table:table-cell>
          <table:table-cell table:style-name="ce46" table:formula="of:=CHAR(IF(ROW([.BG48])+COLUMN([.BG48])+63&gt;90;ROW([.BG48])+COLUMN([.BG48])+63-26;ROW([.BG48])+COLUMN([.BG48])+63))" office:value-type="string" office:string-value="�" calcext:value-type="string">
            <text:p>�</text:p>
          </table:table-cell>
          <table:table-cell table:style-name="ce24" table:formula="of:=CHAR(IF(ROW([.BH48])+COLUMN([.BH48])+63&gt;90;ROW([.BH48])+COLUMN([.BH48])+63-26;ROW([.BH48])+COLUMN([.BH48])+63))" office:value-type="string" office:string-value="�" calcext:value-type="string">
            <text:p>�</text:p>
          </table:table-cell>
          <table:table-cell table:style-name="ce25" table:formula="of:=CHAR(IF(ROW([.BI48])+COLUMN([.BI48])+63&gt;90;ROW([.BI48])+COLUMN([.BI48])+63-26;ROW([.BI48])+COLUMN([.BI48])+63))" office:value-type="string" office:string-value="�" calcext:value-type="string">
            <text:p>�</text:p>
          </table:table-cell>
          <table:table-cell table:style-name="ce26" table:formula="of:=CHAR(IF(ROW([.BJ48])+COLUMN([.BJ48])+63&gt;90;ROW([.BJ48])+COLUMN([.BJ48])+63-26;ROW([.BJ48])+COLUMN([.BJ48])+63))" office:value-type="string" office:string-value="�" calcext:value-type="string">
            <text:p>�</text:p>
          </table:table-cell>
          <table:table-cell table:style-name="ce27" table:formula="of:=CHAR(IF(ROW([.BK48])+COLUMN([.BK48])+63&gt;90;ROW([.BK48])+COLUMN([.BK48])+63-26;ROW([.BK48])+COLUMN([.BK48])+63))" office:value-type="string" office:string-value="�" calcext:value-type="string">
            <text:p>�</text:p>
          </table:table-cell>
          <table:table-cell table:style-name="ce28" table:formula="of:=CHAR(IF(ROW([.BL48])+COLUMN([.BL48])+63&gt;90;ROW([.BL48])+COLUMN([.BL48])+63-26;ROW([.BL48])+COLUMN([.BL48])+63))" office:value-type="string" office:string-value="�" calcext:value-type="string">
            <text:p>�</text:p>
          </table:table-cell>
          <table:table-cell table:style-name="ce29" table:formula="of:=CHAR(IF(ROW([.BM48])+COLUMN([.BM48])+63&gt;90;ROW([.BM48])+COLUMN([.BM48])+63-26;ROW([.BM48])+COLUMN([.BM48])+63))" office:value-type="string" office:string-value="�" calcext:value-type="string">
            <text:p>�</text:p>
          </table:table-cell>
          <table:table-cell table:style-name="ce30" table:formula="of:=CHAR(IF(ROW([.BN48])+COLUMN([.BN48])+63&gt;90;ROW([.BN48])+COLUMN([.BN48])+63-26;ROW([.BN48])+COLUMN([.BN48])+63))" office:value-type="string" office:string-value="�" calcext:value-type="string">
            <text:p>�</text:p>
          </table:table-cell>
          <table:table-cell table:style-name="ce31" table:formula="of:=CHAR(IF(ROW([.BO48])+COLUMN([.BO48])+63&gt;90;ROW([.BO48])+COLUMN([.BO48])+63-26;ROW([.BO48])+COLUMN([.BO48])+63))" office:value-type="string" office:string-value="�" calcext:value-type="string">
            <text:p>�</text:p>
          </table:table-cell>
          <table:table-cell table:style-name="ce32" table:formula="of:=CHAR(IF(ROW([.BP48])+COLUMN([.BP48])+63&gt;90;ROW([.BP48])+COLUMN([.BP48])+63-26;ROW([.BP48])+COLUMN([.BP48])+63))" office:value-type="string" office:string-value="�" calcext:value-type="string">
            <text:p>�</text:p>
          </table:table-cell>
          <table:table-cell table:style-name="ce33" table:formula="of:=CHAR(IF(ROW([.BQ48])+COLUMN([.BQ48])+63&gt;90;ROW([.BQ48])+COLUMN([.BQ48])+63-26;ROW([.BQ48])+COLUMN([.BQ48])+63))" office:value-type="string" office:string-value="�" calcext:value-type="string">
            <text:p>�</text:p>
          </table:table-cell>
          <table:table-cell table:style-name="ce34" table:formula="of:=CHAR(IF(ROW([.BR48])+COLUMN([.BR48])+63&gt;90;ROW([.BR48])+COLUMN([.BR48])+63-26;ROW([.BR48])+COLUMN([.BR48])+63))" office:value-type="string" office:string-value="�" calcext:value-type="string">
            <text:p>�</text:p>
          </table:table-cell>
          <table:table-cell table:style-name="ce35" table:formula="of:=CHAR(IF(ROW([.BS48])+COLUMN([.BS48])+63&gt;90;ROW([.BS48])+COLUMN([.BS48])+63-26;ROW([.BS48])+COLUMN([.BS48])+63))" office:value-type="string" office:string-value="�" calcext:value-type="string">
            <text:p>�</text:p>
          </table:table-cell>
          <table:table-cell table:style-name="ce36" table:formula="of:=CHAR(IF(ROW([.BT48])+COLUMN([.BT48])+63&gt;90;ROW([.BT48])+COLUMN([.BT48])+63-26;ROW([.BT48])+COLUMN([.BT48])+63))" office:value-type="string" office:string-value="�" calcext:value-type="string">
            <text:p>�</text:p>
          </table:table-cell>
          <table:table-cell table:style-name="ce37" table:formula="of:=CHAR(IF(ROW([.BU48])+COLUMN([.BU48])+63&gt;90;ROW([.BU48])+COLUMN([.BU48])+63-26;ROW([.BU48])+COLUMN([.BU48])+63))" office:value-type="string" office:string-value="�" calcext:value-type="string">
            <text:p>�</text:p>
          </table:table-cell>
          <table:table-cell table:style-name="ce36" table:formula="of:=CHAR(IF(ROW([.BV48])+COLUMN([.BV48])+63&gt;90;ROW([.BV48])+COLUMN([.BV48])+63-26;ROW([.BV48])+COLUMN([.BV48])+63))" office:value-type="string" office:string-value="�" calcext:value-type="string">
            <text:p>�</text:p>
          </table:table-cell>
          <table:table-cell table:style-name="ce38" table:formula="of:=CHAR(IF(ROW([.BW48])+COLUMN([.BW48])+63&gt;90;ROW([.BW48])+COLUMN([.BW48])+63-26;ROW([.BW48])+COLUMN([.BW48])+63))" office:value-type="string" office:string-value="�" calcext:value-type="string">
            <text:p>�</text:p>
          </table:table-cell>
          <table:table-cell table:style-name="ce39" table:formula="of:=CHAR(IF(ROW([.BX48])+COLUMN([.BX48])+63&gt;90;ROW([.BX48])+COLUMN([.BX48])+63-26;ROW([.BX48])+COLUMN([.BX48])+63))" office:value-type="string" office:string-value="�" calcext:value-type="string">
            <text:p>�</text:p>
          </table:table-cell>
          <table:table-cell table:style-name="ce40" table:formula="of:=CHAR(IF(ROW([.BY48])+COLUMN([.BY48])+63&gt;90;ROW([.BY48])+COLUMN([.BY48])+63-26;ROW([.BY48])+COLUMN([.BY48])+63))" office:value-type="string" office:string-value="�" calcext:value-type="string">
            <text:p>�</text:p>
          </table:table-cell>
          <table:table-cell table:style-name="ce20" table:formula="of:=CHAR(IF(ROW([.BZ48])+COLUMN([.BZ48])+63&gt;90;ROW([.BZ48])+COLUMN([.BZ48])+63-26;ROW([.BZ48])+COLUMN([.BZ48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2" table:formula="of:=CHAR(IF(ROW([.A49])+COLUMN([.A49])+63&gt;90;ROW([.A49])+COLUMN([.A49])+63-26;ROW([.A49])+COLUMN([.A49])+63))" office:value-type="string" office:string-value="W" calcext:value-type="string">
            <text:p>W</text:p>
          </table:table-cell>
          <table:table-cell table:style-name="ce25" table:formula="of:=CHAR(IF(ROW([.B49])+COLUMN([.B49])+63&gt;90;ROW([.B49])+COLUMN([.B49])+63-26;ROW([.B49])+COLUMN([.B49])+63))" office:value-type="string" office:string-value="X" calcext:value-type="string">
            <text:p>X</text:p>
          </table:table-cell>
          <table:table-cell table:style-name="ce24" table:formula="of:=CHAR(IF(ROW([.C49])+COLUMN([.C49])+63&gt;90;ROW([.C49])+COLUMN([.C49])+63-26;ROW([.C49])+COLUMN([.C49])+63))" office:value-type="string" office:string-value="Y" calcext:value-type="string">
            <text:p>Y</text:p>
          </table:table-cell>
          <table:table-cell table:style-name="ce44" table:formula="of:=CHAR(IF(ROW([.D49])+COLUMN([.D49])+63&gt;90;ROW([.D49])+COLUMN([.D49])+63-26;ROW([.D49])+COLUMN([.D49])+63))" office:value-type="string" office:string-value="Z" calcext:value-type="string">
            <text:p>Z</text:p>
          </table:table-cell>
          <table:table-cell table:style-name="ce45" table:formula="of:=CHAR(IF(ROW([.E49])+COLUMN([.E49])+63&gt;90;ROW([.E49])+COLUMN([.E49])+63-26;ROW([.E49])+COLUMN([.E49])+63))" office:value-type="string" office:string-value="[" calcext:value-type="string">
            <text:p>[</text:p>
          </table:table-cell>
          <table:table-cell table:style-name="ce46" table:formula="of:=CHAR(IF(ROW([.F49])+COLUMN([.F49])+63&gt;90;ROW([.F49])+COLUMN([.F49])+63-26;ROW([.F49])+COLUMN([.F49])+63))" office:value-type="string" office:string-value="\" calcext:value-type="string">
            <text:p>\</text:p>
          </table:table-cell>
          <table:table-cell table:style-name="ce24" table:formula="of:=CHAR(IF(ROW([.G49])+COLUMN([.G49])+63&gt;90;ROW([.G49])+COLUMN([.G49])+63-26;ROW([.G49])+COLUMN([.G49])+63))" office:value-type="string" office:string-value="]" calcext:value-type="string">
            <text:p>]</text:p>
          </table:table-cell>
          <table:table-cell table:style-name="ce25" table:formula="of:=CHAR(IF(ROW([.H49])+COLUMN([.H49])+63&gt;90;ROW([.H49])+COLUMN([.H49])+63-26;ROW([.H49])+COLUMN([.H49])+63))" office:value-type="string" office:string-value="^" calcext:value-type="string">
            <text:p>^</text:p>
          </table:table-cell>
          <table:table-cell table:style-name="ce26" table:formula="of:=CHAR(IF(ROW([.I49])+COLUMN([.I49])+63&gt;90;ROW([.I49])+COLUMN([.I49])+63-26;ROW([.I49])+COLUMN([.I49])+63))" office:value-type="string" office:string-value="_" calcext:value-type="string">
            <text:p>_</text:p>
          </table:table-cell>
          <table:table-cell table:style-name="ce27" table:formula="of:=CHAR(IF(ROW([.J49])+COLUMN([.J49])+63&gt;90;ROW([.J49])+COLUMN([.J49])+63-26;ROW([.J49])+COLUMN([.J49])+63))" office:value-type="string" office:string-value="`" calcext:value-type="string">
            <text:p>`</text:p>
          </table:table-cell>
          <table:table-cell table:style-name="ce28" table:formula="of:=CHAR(IF(ROW([.K49])+COLUMN([.K49])+63&gt;90;ROW([.K49])+COLUMN([.K49])+63-26;ROW([.K49])+COLUMN([.K49])+63))" office:value-type="string" office:string-value="a" calcext:value-type="string">
            <text:p>a</text:p>
          </table:table-cell>
          <table:table-cell table:style-name="ce29" table:formula="of:=CHAR(IF(ROW([.L49])+COLUMN([.L49])+63&gt;90;ROW([.L49])+COLUMN([.L49])+63-26;ROW([.L49])+COLUMN([.L49])+63))" office:value-type="string" office:string-value="b" calcext:value-type="string">
            <text:p>b</text:p>
          </table:table-cell>
          <table:table-cell table:style-name="ce30" table:formula="of:=CHAR(IF(ROW([.M49])+COLUMN([.M49])+63&gt;90;ROW([.M49])+COLUMN([.M49])+63-26;ROW([.M49])+COLUMN([.M49])+63))" office:value-type="string" office:string-value="c" calcext:value-type="string">
            <text:p>c</text:p>
          </table:table-cell>
          <table:table-cell table:style-name="ce31" table:formula="of:=CHAR(IF(ROW([.N49])+COLUMN([.N49])+63&gt;90;ROW([.N49])+COLUMN([.N49])+63-26;ROW([.N49])+COLUMN([.N49])+63))" office:value-type="string" office:string-value="d" calcext:value-type="string">
            <text:p>d</text:p>
          </table:table-cell>
          <table:table-cell table:style-name="ce32" table:formula="of:=CHAR(IF(ROW([.O49])+COLUMN([.O49])+63&gt;90;ROW([.O49])+COLUMN([.O49])+63-26;ROW([.O49])+COLUMN([.O49])+63))" office:value-type="string" office:string-value="e" calcext:value-type="string">
            <text:p>e</text:p>
          </table:table-cell>
          <table:table-cell table:style-name="ce33" table:formula="of:=CHAR(IF(ROW([.P49])+COLUMN([.P49])+63&gt;90;ROW([.P49])+COLUMN([.P49])+63-26;ROW([.P49])+COLUMN([.P49])+63))" office:value-type="string" office:string-value="f" calcext:value-type="string">
            <text:p>f</text:p>
          </table:table-cell>
          <table:table-cell table:style-name="ce34" table:formula="of:=CHAR(IF(ROW([.Q49])+COLUMN([.Q49])+63&gt;90;ROW([.Q49])+COLUMN([.Q49])+63-26;ROW([.Q49])+COLUMN([.Q49])+63))" office:value-type="string" office:string-value="g" calcext:value-type="string">
            <text:p>g</text:p>
          </table:table-cell>
          <table:table-cell table:style-name="ce35" table:formula="of:=CHAR(IF(ROW([.R49])+COLUMN([.R49])+63&gt;90;ROW([.R49])+COLUMN([.R49])+63-26;ROW([.R49])+COLUMN([.R49])+63))" office:value-type="string" office:string-value="h" calcext:value-type="string">
            <text:p>h</text:p>
          </table:table-cell>
          <table:table-cell table:style-name="ce36" table:formula="of:=CHAR(IF(ROW([.S49])+COLUMN([.S49])+63&gt;90;ROW([.S49])+COLUMN([.S49])+63-26;ROW([.S49])+COLUMN([.S49])+63))" office:value-type="string" office:string-value="i" calcext:value-type="string">
            <text:p>i</text:p>
          </table:table-cell>
          <table:table-cell table:style-name="ce37" table:formula="of:=CHAR(IF(ROW([.T49])+COLUMN([.T49])+63&gt;90;ROW([.T49])+COLUMN([.T49])+63-26;ROW([.T49])+COLUMN([.T49])+63))" office:value-type="string" office:string-value="j" calcext:value-type="string">
            <text:p>j</text:p>
          </table:table-cell>
          <table:table-cell table:style-name="ce36" table:formula="of:=CHAR(IF(ROW([.U49])+COLUMN([.U49])+63&gt;90;ROW([.U49])+COLUMN([.U49])+63-26;ROW([.U49])+COLUMN([.U49])+63))" office:value-type="string" office:string-value="k" calcext:value-type="string">
            <text:p>k</text:p>
          </table:table-cell>
          <table:table-cell table:style-name="ce38" table:formula="of:=CHAR(IF(ROW([.V49])+COLUMN([.V49])+63&gt;90;ROW([.V49])+COLUMN([.V49])+63-26;ROW([.V49])+COLUMN([.V49])+63))" office:value-type="string" office:string-value="l" calcext:value-type="string">
            <text:p>l</text:p>
          </table:table-cell>
          <table:table-cell table:style-name="ce39" table:formula="of:=CHAR(IF(ROW([.W49])+COLUMN([.W49])+63&gt;90;ROW([.W49])+COLUMN([.W49])+63-26;ROW([.W49])+COLUMN([.W49])+63))" office:value-type="string" office:string-value="m" calcext:value-type="string">
            <text:p>m</text:p>
          </table:table-cell>
          <table:table-cell table:style-name="ce40" table:formula="of:=CHAR(IF(ROW([.X49])+COLUMN([.X49])+63&gt;90;ROW([.X49])+COLUMN([.X49])+63-26;ROW([.X49])+COLUMN([.X49])+63))" office:value-type="string" office:string-value="n" calcext:value-type="string">
            <text:p>n</text:p>
          </table:table-cell>
          <table:table-cell table:style-name="ce41" table:formula="of:=CHAR(IF(ROW([.Y49])+COLUMN([.Y49])+63&gt;90;ROW([.Y49])+COLUMN([.Y49])+63-26;ROW([.Y49])+COLUMN([.Y49])+63))" office:value-type="string" office:string-value="o" calcext:value-type="string">
            <text:p>o</text:p>
          </table:table-cell>
          <table:table-cell table:style-name="ce21" table:formula="of:=CHAR(IF(ROW([.Z49])+COLUMN([.Z49])+63&gt;90;ROW([.Z49])+COLUMN([.Z49])+63-26;ROW([.Z49])+COLUMN([.Z49])+63))" office:value-type="string" office:string-value="p" calcext:value-type="string">
            <text:p>p</text:p>
          </table:table-cell>
          <table:table-cell table:style-name="ce22" table:formula="of:=CHAR(IF(ROW([.AA49])+COLUMN([.AA49])+63&gt;90;ROW([.AA49])+COLUMN([.AA49])+63-26;ROW([.AA49])+COLUMN([.AA49])+63))" office:value-type="string" office:string-value="q" calcext:value-type="string">
            <text:p>q</text:p>
          </table:table-cell>
          <table:table-cell table:style-name="ce25" table:formula="of:=CHAR(IF(ROW([.AB49])+COLUMN([.AB49])+63&gt;90;ROW([.AB49])+COLUMN([.AB49])+63-26;ROW([.AB49])+COLUMN([.AB49])+63))" office:value-type="string" office:string-value="r" calcext:value-type="string">
            <text:p>r</text:p>
          </table:table-cell>
          <table:table-cell table:style-name="ce24" table:formula="of:=CHAR(IF(ROW([.AC49])+COLUMN([.AC49])+63&gt;90;ROW([.AC49])+COLUMN([.AC49])+63-26;ROW([.AC49])+COLUMN([.AC49])+63))" office:value-type="string" office:string-value="s" calcext:value-type="string">
            <text:p>s</text:p>
          </table:table-cell>
          <table:table-cell table:style-name="ce44" table:formula="of:=CHAR(IF(ROW([.AD49])+COLUMN([.AD49])+63&gt;90;ROW([.AD49])+COLUMN([.AD49])+63-26;ROW([.AD49])+COLUMN([.AD49])+63))" office:value-type="string" office:string-value="t" calcext:value-type="string">
            <text:p>t</text:p>
          </table:table-cell>
          <table:table-cell table:style-name="ce45" table:formula="of:=CHAR(IF(ROW([.AE49])+COLUMN([.AE49])+63&gt;90;ROW([.AE49])+COLUMN([.AE49])+63-26;ROW([.AE49])+COLUMN([.AE49])+63))" office:value-type="string" office:string-value="u" calcext:value-type="string">
            <text:p>u</text:p>
          </table:table-cell>
          <table:table-cell table:style-name="ce46" table:formula="of:=CHAR(IF(ROW([.AF49])+COLUMN([.AF49])+63&gt;90;ROW([.AF49])+COLUMN([.AF49])+63-26;ROW([.AF49])+COLUMN([.AF49])+63))" office:value-type="string" office:string-value="v" calcext:value-type="string">
            <text:p>v</text:p>
          </table:table-cell>
          <table:table-cell table:style-name="ce24" table:formula="of:=CHAR(IF(ROW([.AG49])+COLUMN([.AG49])+63&gt;90;ROW([.AG49])+COLUMN([.AG49])+63-26;ROW([.AG49])+COLUMN([.AG49])+63))" office:value-type="string" office:string-value="w" calcext:value-type="string">
            <text:p>w</text:p>
          </table:table-cell>
          <table:table-cell table:style-name="ce25" table:formula="of:=CHAR(IF(ROW([.AH49])+COLUMN([.AH49])+63&gt;90;ROW([.AH49])+COLUMN([.AH49])+63-26;ROW([.AH49])+COLUMN([.AH49])+63))" office:value-type="string" office:string-value="x" calcext:value-type="string">
            <text:p>x</text:p>
          </table:table-cell>
          <table:table-cell table:style-name="ce26" table:formula="of:=CHAR(IF(ROW([.AI49])+COLUMN([.AI49])+63&gt;90;ROW([.AI49])+COLUMN([.AI49])+63-26;ROW([.AI49])+COLUMN([.AI49])+63))" office:value-type="string" office:string-value="y" calcext:value-type="string">
            <text:p>y</text:p>
          </table:table-cell>
          <table:table-cell table:style-name="ce27" table:formula="of:=CHAR(IF(ROW([.AJ49])+COLUMN([.AJ49])+63&gt;90;ROW([.AJ49])+COLUMN([.AJ49])+63-26;ROW([.AJ49])+COLUMN([.AJ49])+63))" office:value-type="string" office:string-value="z" calcext:value-type="string">
            <text:p>z</text:p>
          </table:table-cell>
          <table:table-cell table:style-name="ce28" table:formula="of:=CHAR(IF(ROW([.AK49])+COLUMN([.AK49])+63&gt;90;ROW([.AK49])+COLUMN([.AK49])+63-26;ROW([.AK49])+COLUMN([.AK49])+63))" office:value-type="string" office:string-value="{" calcext:value-type="string">
            <text:p>{</text:p>
          </table:table-cell>
          <table:table-cell table:style-name="ce29" table:formula="of:=CHAR(IF(ROW([.AL49])+COLUMN([.AL49])+63&gt;90;ROW([.AL49])+COLUMN([.AL49])+63-26;ROW([.AL49])+COLUMN([.AL49])+63))" office:value-type="string" office:string-value="|" calcext:value-type="string">
            <text:p>|</text:p>
          </table:table-cell>
          <table:table-cell table:style-name="ce30" table:formula="of:=CHAR(IF(ROW([.AM49])+COLUMN([.AM49])+63&gt;90;ROW([.AM49])+COLUMN([.AM49])+63-26;ROW([.AM49])+COLUMN([.AM49])+63))" office:value-type="string" office:string-value="}" calcext:value-type="string">
            <text:p>}</text:p>
          </table:table-cell>
          <table:table-cell table:style-name="ce31" table:formula="of:=CHAR(IF(ROW([.AN49])+COLUMN([.AN49])+63&gt;90;ROW([.AN49])+COLUMN([.AN49])+63-26;ROW([.AN49])+COLUMN([.AN49])+63))" office:value-type="string" office:string-value="~" calcext:value-type="string">
            <text:p>~</text:p>
          </table:table-cell>
          <table:table-cell table:style-name="ce32" table:formula="of:=CHAR(IF(ROW([.AO49])+COLUMN([.AO49])+63&gt;90;ROW([.AO49])+COLUMN([.AO49])+63-26;ROW([.AO49])+COLUMN([.AO49])+63))" office:value-type="string" office:string-value="" calcext:value-type="string">
            <text:p></text:p>
          </table:table-cell>
          <table:table-cell table:style-name="ce33" table:formula="of:=CHAR(IF(ROW([.AP49])+COLUMN([.AP49])+63&gt;90;ROW([.AP49])+COLUMN([.AP49])+63-26;ROW([.AP49])+COLUMN([.AP49])+63))" office:value-type="string" office:string-value="�" calcext:value-type="string">
            <text:p>�</text:p>
          </table:table-cell>
          <table:table-cell table:style-name="ce34" table:formula="of:=CHAR(IF(ROW([.AQ49])+COLUMN([.AQ49])+63&gt;90;ROW([.AQ49])+COLUMN([.AQ49])+63-26;ROW([.AQ49])+COLUMN([.AQ49])+63))" office:value-type="string" office:string-value="�" calcext:value-type="string">
            <text:p>�</text:p>
          </table:table-cell>
          <table:table-cell table:style-name="ce35" table:formula="of:=CHAR(IF(ROW([.AR49])+COLUMN([.AR49])+63&gt;90;ROW([.AR49])+COLUMN([.AR49])+63-26;ROW([.AR49])+COLUMN([.AR49])+63))" office:value-type="string" office:string-value="�" calcext:value-type="string">
            <text:p>�</text:p>
          </table:table-cell>
          <table:table-cell table:style-name="ce36" table:formula="of:=CHAR(IF(ROW([.AS49])+COLUMN([.AS49])+63&gt;90;ROW([.AS49])+COLUMN([.AS49])+63-26;ROW([.AS49])+COLUMN([.AS49])+63))" office:value-type="string" office:string-value="�" calcext:value-type="string">
            <text:p>�</text:p>
          </table:table-cell>
          <table:table-cell table:style-name="ce37" table:formula="of:=CHAR(IF(ROW([.AT49])+COLUMN([.AT49])+63&gt;90;ROW([.AT49])+COLUMN([.AT49])+63-26;ROW([.AT49])+COLUMN([.AT49])+63))" office:value-type="string" office:string-value="�" calcext:value-type="string">
            <text:p>�</text:p>
          </table:table-cell>
          <table:table-cell table:style-name="ce36" table:formula="of:=CHAR(IF(ROW([.AU49])+COLUMN([.AU49])+63&gt;90;ROW([.AU49])+COLUMN([.AU49])+63-26;ROW([.AU49])+COLUMN([.AU49])+63))" office:value-type="string" office:string-value="�" calcext:value-type="string">
            <text:p>�</text:p>
          </table:table-cell>
          <table:table-cell table:style-name="ce38" table:formula="of:=CHAR(IF(ROW([.AV49])+COLUMN([.AV49])+63&gt;90;ROW([.AV49])+COLUMN([.AV49])+63-26;ROW([.AV49])+COLUMN([.AV49])+63))" office:value-type="string" office:string-value="�" calcext:value-type="string">
            <text:p>�</text:p>
          </table:table-cell>
          <table:table-cell table:style-name="ce39" table:formula="of:=CHAR(IF(ROW([.AW49])+COLUMN([.AW49])+63&gt;90;ROW([.AW49])+COLUMN([.AW49])+63-26;ROW([.AW49])+COLUMN([.AW49])+63))" office:value-type="string" office:string-value="�" calcext:value-type="string">
            <text:p>�</text:p>
          </table:table-cell>
          <table:table-cell table:style-name="ce40" table:formula="of:=CHAR(IF(ROW([.AX49])+COLUMN([.AX49])+63&gt;90;ROW([.AX49])+COLUMN([.AX49])+63-26;ROW([.AX49])+COLUMN([.AX49])+63))" office:value-type="string" office:string-value="�" calcext:value-type="string">
            <text:p>�</text:p>
          </table:table-cell>
          <table:table-cell table:style-name="ce41" table:formula="of:=CHAR(IF(ROW([.AY49])+COLUMN([.AY49])+63&gt;90;ROW([.AY49])+COLUMN([.AY49])+63-26;ROW([.AY49])+COLUMN([.AY49])+63))" office:value-type="string" office:string-value="�" calcext:value-type="string">
            <text:p>�</text:p>
          </table:table-cell>
          <table:table-cell table:style-name="ce21" table:formula="of:=CHAR(IF(ROW([.AZ49])+COLUMN([.AZ49])+63&gt;90;ROW([.AZ49])+COLUMN([.AZ49])+63-26;ROW([.AZ49])+COLUMN([.AZ49])+63))" office:value-type="string" office:string-value="�" calcext:value-type="string">
            <text:p>�</text:p>
          </table:table-cell>
          <table:table-cell table:style-name="ce22" table:formula="of:=CHAR(IF(ROW([.BA49])+COLUMN([.BA49])+63&gt;90;ROW([.BA49])+COLUMN([.BA49])+63-26;ROW([.BA49])+COLUMN([.BA49])+63))" office:value-type="string" office:string-value="�" calcext:value-type="string">
            <text:p>�</text:p>
          </table:table-cell>
          <table:table-cell table:style-name="ce25" table:formula="of:=CHAR(IF(ROW([.BB49])+COLUMN([.BB49])+63&gt;90;ROW([.BB49])+COLUMN([.BB49])+63-26;ROW([.BB49])+COLUMN([.BB49])+63))" office:value-type="string" office:string-value="�" calcext:value-type="string">
            <text:p>�</text:p>
          </table:table-cell>
          <table:table-cell table:style-name="ce24" table:formula="of:=CHAR(IF(ROW([.BC49])+COLUMN([.BC49])+63&gt;90;ROW([.BC49])+COLUMN([.BC49])+63-26;ROW([.BC49])+COLUMN([.BC49])+63))" office:value-type="string" office:string-value="�" calcext:value-type="string">
            <text:p>�</text:p>
          </table:table-cell>
          <table:table-cell table:style-name="ce44" table:formula="of:=CHAR(IF(ROW([.BD49])+COLUMN([.BD49])+63&gt;90;ROW([.BD49])+COLUMN([.BD49])+63-26;ROW([.BD49])+COLUMN([.BD49])+63))" office:value-type="string" office:string-value="�" calcext:value-type="string">
            <text:p>�</text:p>
          </table:table-cell>
          <table:table-cell table:style-name="ce45" table:formula="of:=CHAR(IF(ROW([.BE49])+COLUMN([.BE49])+63&gt;90;ROW([.BE49])+COLUMN([.BE49])+63-26;ROW([.BE49])+COLUMN([.BE49])+63))" office:value-type="string" office:string-value="�" calcext:value-type="string">
            <text:p>�</text:p>
          </table:table-cell>
          <table:table-cell table:style-name="ce46" table:formula="of:=CHAR(IF(ROW([.BF49])+COLUMN([.BF49])+63&gt;90;ROW([.BF49])+COLUMN([.BF49])+63-26;ROW([.BF49])+COLUMN([.BF49])+63))" office:value-type="string" office:string-value="�" calcext:value-type="string">
            <text:p>�</text:p>
          </table:table-cell>
          <table:table-cell table:style-name="ce24" table:formula="of:=CHAR(IF(ROW([.BG49])+COLUMN([.BG49])+63&gt;90;ROW([.BG49])+COLUMN([.BG49])+63-26;ROW([.BG49])+COLUMN([.BG49])+63))" office:value-type="string" office:string-value="�" calcext:value-type="string">
            <text:p>�</text:p>
          </table:table-cell>
          <table:table-cell table:style-name="ce25" table:formula="of:=CHAR(IF(ROW([.BH49])+COLUMN([.BH49])+63&gt;90;ROW([.BH49])+COLUMN([.BH49])+63-26;ROW([.BH49])+COLUMN([.BH49])+63))" office:value-type="string" office:string-value="�" calcext:value-type="string">
            <text:p>�</text:p>
          </table:table-cell>
          <table:table-cell table:style-name="ce26" table:formula="of:=CHAR(IF(ROW([.BI49])+COLUMN([.BI49])+63&gt;90;ROW([.BI49])+COLUMN([.BI49])+63-26;ROW([.BI49])+COLUMN([.BI49])+63))" office:value-type="string" office:string-value="�" calcext:value-type="string">
            <text:p>�</text:p>
          </table:table-cell>
          <table:table-cell table:style-name="ce27" table:formula="of:=CHAR(IF(ROW([.BJ49])+COLUMN([.BJ49])+63&gt;90;ROW([.BJ49])+COLUMN([.BJ49])+63-26;ROW([.BJ49])+COLUMN([.BJ49])+63))" office:value-type="string" office:string-value="�" calcext:value-type="string">
            <text:p>�</text:p>
          </table:table-cell>
          <table:table-cell table:style-name="ce28" table:formula="of:=CHAR(IF(ROW([.BK49])+COLUMN([.BK49])+63&gt;90;ROW([.BK49])+COLUMN([.BK49])+63-26;ROW([.BK49])+COLUMN([.BK49])+63))" office:value-type="string" office:string-value="�" calcext:value-type="string">
            <text:p>�</text:p>
          </table:table-cell>
          <table:table-cell table:style-name="ce29" table:formula="of:=CHAR(IF(ROW([.BL49])+COLUMN([.BL49])+63&gt;90;ROW([.BL49])+COLUMN([.BL49])+63-26;ROW([.BL49])+COLUMN([.BL49])+63))" office:value-type="string" office:string-value="�" calcext:value-type="string">
            <text:p>�</text:p>
          </table:table-cell>
          <table:table-cell table:style-name="ce30" table:formula="of:=CHAR(IF(ROW([.BM49])+COLUMN([.BM49])+63&gt;90;ROW([.BM49])+COLUMN([.BM49])+63-26;ROW([.BM49])+COLUMN([.BM49])+63))" office:value-type="string" office:string-value="�" calcext:value-type="string">
            <text:p>�</text:p>
          </table:table-cell>
          <table:table-cell table:style-name="ce31" table:formula="of:=CHAR(IF(ROW([.BN49])+COLUMN([.BN49])+63&gt;90;ROW([.BN49])+COLUMN([.BN49])+63-26;ROW([.BN49])+COLUMN([.BN49])+63))" office:value-type="string" office:string-value="�" calcext:value-type="string">
            <text:p>�</text:p>
          </table:table-cell>
          <table:table-cell table:style-name="ce32" table:formula="of:=CHAR(IF(ROW([.BO49])+COLUMN([.BO49])+63&gt;90;ROW([.BO49])+COLUMN([.BO49])+63-26;ROW([.BO49])+COLUMN([.BO49])+63))" office:value-type="string" office:string-value="�" calcext:value-type="string">
            <text:p>�</text:p>
          </table:table-cell>
          <table:table-cell table:style-name="ce33" table:formula="of:=CHAR(IF(ROW([.BP49])+COLUMN([.BP49])+63&gt;90;ROW([.BP49])+COLUMN([.BP49])+63-26;ROW([.BP49])+COLUMN([.BP49])+63))" office:value-type="string" office:string-value="�" calcext:value-type="string">
            <text:p>�</text:p>
          </table:table-cell>
          <table:table-cell table:style-name="ce34" table:formula="of:=CHAR(IF(ROW([.BQ49])+COLUMN([.BQ49])+63&gt;90;ROW([.BQ49])+COLUMN([.BQ49])+63-26;ROW([.BQ49])+COLUMN([.BQ49])+63))" office:value-type="string" office:string-value="�" calcext:value-type="string">
            <text:p>�</text:p>
          </table:table-cell>
          <table:table-cell table:style-name="ce35" table:formula="of:=CHAR(IF(ROW([.BR49])+COLUMN([.BR49])+63&gt;90;ROW([.BR49])+COLUMN([.BR49])+63-26;ROW([.BR49])+COLUMN([.BR49])+63))" office:value-type="string" office:string-value="�" calcext:value-type="string">
            <text:p>�</text:p>
          </table:table-cell>
          <table:table-cell table:style-name="ce36" table:formula="of:=CHAR(IF(ROW([.BS49])+COLUMN([.BS49])+63&gt;90;ROW([.BS49])+COLUMN([.BS49])+63-26;ROW([.BS49])+COLUMN([.BS49])+63))" office:value-type="string" office:string-value="�" calcext:value-type="string">
            <text:p>�</text:p>
          </table:table-cell>
          <table:table-cell table:style-name="ce37" table:formula="of:=CHAR(IF(ROW([.BT49])+COLUMN([.BT49])+63&gt;90;ROW([.BT49])+COLUMN([.BT49])+63-26;ROW([.BT49])+COLUMN([.BT49])+63))" office:value-type="string" office:string-value="�" calcext:value-type="string">
            <text:p>�</text:p>
          </table:table-cell>
          <table:table-cell table:style-name="ce36" table:formula="of:=CHAR(IF(ROW([.BU49])+COLUMN([.BU49])+63&gt;90;ROW([.BU49])+COLUMN([.BU49])+63-26;ROW([.BU49])+COLUMN([.BU49])+63))" office:value-type="string" office:string-value="�" calcext:value-type="string">
            <text:p>�</text:p>
          </table:table-cell>
          <table:table-cell table:style-name="ce38" table:formula="of:=CHAR(IF(ROW([.BV49])+COLUMN([.BV49])+63&gt;90;ROW([.BV49])+COLUMN([.BV49])+63-26;ROW([.BV49])+COLUMN([.BV49])+63))" office:value-type="string" office:string-value="�" calcext:value-type="string">
            <text:p>�</text:p>
          </table:table-cell>
          <table:table-cell table:style-name="ce39" table:formula="of:=CHAR(IF(ROW([.BW49])+COLUMN([.BW49])+63&gt;90;ROW([.BW49])+COLUMN([.BW49])+63-26;ROW([.BW49])+COLUMN([.BW49])+63))" office:value-type="string" office:string-value="�" calcext:value-type="string">
            <text:p>�</text:p>
          </table:table-cell>
          <table:table-cell table:style-name="ce40" table:formula="of:=CHAR(IF(ROW([.BX49])+COLUMN([.BX49])+63&gt;90;ROW([.BX49])+COLUMN([.BX49])+63-26;ROW([.BX49])+COLUMN([.BX49])+63))" office:value-type="string" office:string-value="�" calcext:value-type="string">
            <text:p>�</text:p>
          </table:table-cell>
          <table:table-cell table:style-name="ce41" table:formula="of:=CHAR(IF(ROW([.BY49])+COLUMN([.BY49])+63&gt;90;ROW([.BY49])+COLUMN([.BY49])+63-26;ROW([.BY49])+COLUMN([.BY49])+63))" office:value-type="string" office:string-value="�" calcext:value-type="string">
            <text:p>�</text:p>
          </table:table-cell>
          <table:table-cell table:style-name="ce21" table:formula="of:=CHAR(IF(ROW([.BZ49])+COLUMN([.BZ49])+63&gt;90;ROW([.BZ49])+COLUMN([.BZ49])+63-26;ROW([.BZ49])+COLUMN([.BZ49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4" table:formula="of:=CHAR(IF(ROW([.A50])+COLUMN([.A50])+63&gt;90;ROW([.A50])+COLUMN([.A50])+63-26;ROW([.A50])+COLUMN([.A50])+63))" office:value-type="string" office:string-value="X" calcext:value-type="string">
            <text:p>X</text:p>
          </table:table-cell>
          <table:table-cell table:formula="of:=CHAR(IF(ROW([.B50])+COLUMN([.B50])+63&gt;90;ROW([.B50])+COLUMN([.B50])+63-26;ROW([.B50])+COLUMN([.B50])+63))" office:value-type="string" office:string-value="Y" calcext:value-type="string">
            <text:p>Y</text:p>
          </table:table-cell>
          <table:table-cell table:style-name="ce44" table:formula="of:=CHAR(IF(ROW([.C50])+COLUMN([.C50])+63&gt;90;ROW([.C50])+COLUMN([.C50])+63-26;ROW([.C50])+COLUMN([.C50])+63))" office:value-type="string" office:string-value="Z" calcext:value-type="string">
            <text:p>Z</text:p>
          </table:table-cell>
          <table:table-cell table:style-name="ce45" table:formula="of:=CHAR(IF(ROW([.D50])+COLUMN([.D50])+63&gt;90;ROW([.D50])+COLUMN([.D50])+63-26;ROW([.D50])+COLUMN([.D50])+63))" office:value-type="string" office:string-value="[" calcext:value-type="string">
            <text:p>[</text:p>
          </table:table-cell>
          <table:table-cell table:style-name="ce46" table:formula="of:=CHAR(IF(ROW([.E50])+COLUMN([.E50])+63&gt;90;ROW([.E50])+COLUMN([.E50])+63-26;ROW([.E50])+COLUMN([.E50])+63))" office:value-type="string" office:string-value="\" calcext:value-type="string">
            <text:p>\</text:p>
          </table:table-cell>
          <table:table-cell table:style-name="ce24" table:formula="of:=CHAR(IF(ROW([.F50])+COLUMN([.F50])+63&gt;90;ROW([.F50])+COLUMN([.F50])+63-26;ROW([.F50])+COLUMN([.F50])+63))" office:value-type="string" office:string-value="]" calcext:value-type="string">
            <text:p>]</text:p>
          </table:table-cell>
          <table:table-cell table:style-name="ce25" table:formula="of:=CHAR(IF(ROW([.G50])+COLUMN([.G50])+63&gt;90;ROW([.G50])+COLUMN([.G50])+63-26;ROW([.G50])+COLUMN([.G50])+63))" office:value-type="string" office:string-value="^" calcext:value-type="string">
            <text:p>^</text:p>
          </table:table-cell>
          <table:table-cell table:style-name="ce26" table:formula="of:=CHAR(IF(ROW([.H50])+COLUMN([.H50])+63&gt;90;ROW([.H50])+COLUMN([.H50])+63-26;ROW([.H50])+COLUMN([.H50])+63))" office:value-type="string" office:string-value="_" calcext:value-type="string">
            <text:p>_</text:p>
          </table:table-cell>
          <table:table-cell table:style-name="ce27" table:formula="of:=CHAR(IF(ROW([.I50])+COLUMN([.I50])+63&gt;90;ROW([.I50])+COLUMN([.I50])+63-26;ROW([.I50])+COLUMN([.I50])+63))" office:value-type="string" office:string-value="`" calcext:value-type="string">
            <text:p>`</text:p>
          </table:table-cell>
          <table:table-cell table:style-name="ce28" table:formula="of:=CHAR(IF(ROW([.J50])+COLUMN([.J50])+63&gt;90;ROW([.J50])+COLUMN([.J50])+63-26;ROW([.J50])+COLUMN([.J50])+63))" office:value-type="string" office:string-value="a" calcext:value-type="string">
            <text:p>a</text:p>
          </table:table-cell>
          <table:table-cell table:style-name="ce29" table:formula="of:=CHAR(IF(ROW([.K50])+COLUMN([.K50])+63&gt;90;ROW([.K50])+COLUMN([.K50])+63-26;ROW([.K50])+COLUMN([.K50])+63))" office:value-type="string" office:string-value="b" calcext:value-type="string">
            <text:p>b</text:p>
          </table:table-cell>
          <table:table-cell table:style-name="ce30" table:formula="of:=CHAR(IF(ROW([.L50])+COLUMN([.L50])+63&gt;90;ROW([.L50])+COLUMN([.L50])+63-26;ROW([.L50])+COLUMN([.L50])+63))" office:value-type="string" office:string-value="c" calcext:value-type="string">
            <text:p>c</text:p>
          </table:table-cell>
          <table:table-cell table:style-name="ce31" table:formula="of:=CHAR(IF(ROW([.M50])+COLUMN([.M50])+63&gt;90;ROW([.M50])+COLUMN([.M50])+63-26;ROW([.M50])+COLUMN([.M50])+63))" office:value-type="string" office:string-value="d" calcext:value-type="string">
            <text:p>d</text:p>
          </table:table-cell>
          <table:table-cell table:style-name="ce32" table:formula="of:=CHAR(IF(ROW([.N50])+COLUMN([.N50])+63&gt;90;ROW([.N50])+COLUMN([.N50])+63-26;ROW([.N50])+COLUMN([.N50])+63))" office:value-type="string" office:string-value="e" calcext:value-type="string">
            <text:p>e</text:p>
          </table:table-cell>
          <table:table-cell table:style-name="ce33" table:formula="of:=CHAR(IF(ROW([.O50])+COLUMN([.O50])+63&gt;90;ROW([.O50])+COLUMN([.O50])+63-26;ROW([.O50])+COLUMN([.O50])+63))" office:value-type="string" office:string-value="f" calcext:value-type="string">
            <text:p>f</text:p>
          </table:table-cell>
          <table:table-cell table:style-name="ce34" table:formula="of:=CHAR(IF(ROW([.P50])+COLUMN([.P50])+63&gt;90;ROW([.P50])+COLUMN([.P50])+63-26;ROW([.P50])+COLUMN([.P50])+63))" office:value-type="string" office:string-value="g" calcext:value-type="string">
            <text:p>g</text:p>
          </table:table-cell>
          <table:table-cell table:style-name="ce35" table:formula="of:=CHAR(IF(ROW([.Q50])+COLUMN([.Q50])+63&gt;90;ROW([.Q50])+COLUMN([.Q50])+63-26;ROW([.Q50])+COLUMN([.Q50])+63))" office:value-type="string" office:string-value="h" calcext:value-type="string">
            <text:p>h</text:p>
          </table:table-cell>
          <table:table-cell table:style-name="ce36" table:formula="of:=CHAR(IF(ROW([.R50])+COLUMN([.R50])+63&gt;90;ROW([.R50])+COLUMN([.R50])+63-26;ROW([.R50])+COLUMN([.R50])+63))" office:value-type="string" office:string-value="i" calcext:value-type="string">
            <text:p>i</text:p>
          </table:table-cell>
          <table:table-cell table:style-name="ce37" table:formula="of:=CHAR(IF(ROW([.S50])+COLUMN([.S50])+63&gt;90;ROW([.S50])+COLUMN([.S50])+63-26;ROW([.S50])+COLUMN([.S50])+63))" office:value-type="string" office:string-value="j" calcext:value-type="string">
            <text:p>j</text:p>
          </table:table-cell>
          <table:table-cell table:style-name="ce36" table:formula="of:=CHAR(IF(ROW([.T50])+COLUMN([.T50])+63&gt;90;ROW([.T50])+COLUMN([.T50])+63-26;ROW([.T50])+COLUMN([.T50])+63))" office:value-type="string" office:string-value="k" calcext:value-type="string">
            <text:p>k</text:p>
          </table:table-cell>
          <table:table-cell table:style-name="ce38" table:formula="of:=CHAR(IF(ROW([.U50])+COLUMN([.U50])+63&gt;90;ROW([.U50])+COLUMN([.U50])+63-26;ROW([.U50])+COLUMN([.U50])+63))" office:value-type="string" office:string-value="l" calcext:value-type="string">
            <text:p>l</text:p>
          </table:table-cell>
          <table:table-cell table:style-name="ce39" table:formula="of:=CHAR(IF(ROW([.V50])+COLUMN([.V50])+63&gt;90;ROW([.V50])+COLUMN([.V50])+63-26;ROW([.V50])+COLUMN([.V50])+63))" office:value-type="string" office:string-value="m" calcext:value-type="string">
            <text:p>m</text:p>
          </table:table-cell>
          <table:table-cell table:style-name="ce40" table:formula="of:=CHAR(IF(ROW([.W50])+COLUMN([.W50])+63&gt;90;ROW([.W50])+COLUMN([.W50])+63-26;ROW([.W50])+COLUMN([.W50])+63))" office:value-type="string" office:string-value="n" calcext:value-type="string">
            <text:p>n</text:p>
          </table:table-cell>
          <table:table-cell table:style-name="ce41" table:formula="of:=CHAR(IF(ROW([.X50])+COLUMN([.X50])+63&gt;90;ROW([.X50])+COLUMN([.X50])+63-26;ROW([.X50])+COLUMN([.X50])+63))" office:value-type="string" office:string-value="o" calcext:value-type="string">
            <text:p>o</text:p>
          </table:table-cell>
          <table:table-cell table:style-name="ce42" table:formula="of:=CHAR(IF(ROW([.Y50])+COLUMN([.Y50])+63&gt;90;ROW([.Y50])+COLUMN([.Y50])+63-26;ROW([.Y50])+COLUMN([.Y50])+63))" office:value-type="string" office:string-value="p" calcext:value-type="string">
            <text:p>p</text:p>
          </table:table-cell>
          <table:table-cell table:style-name="ce22" table:formula="of:=CHAR(IF(ROW([.Z50])+COLUMN([.Z50])+63&gt;90;ROW([.Z50])+COLUMN([.Z50])+63-26;ROW([.Z50])+COLUMN([.Z50])+63))" office:value-type="string" office:string-value="q" calcext:value-type="string">
            <text:p>q</text:p>
          </table:table-cell>
          <table:table-cell table:style-name="ce4" table:formula="of:=CHAR(IF(ROW([.AA50])+COLUMN([.AA50])+63&gt;90;ROW([.AA50])+COLUMN([.AA50])+63-26;ROW([.AA50])+COLUMN([.AA50])+63))" office:value-type="string" office:string-value="r" calcext:value-type="string">
            <text:p>r</text:p>
          </table:table-cell>
          <table:table-cell table:formula="of:=CHAR(IF(ROW([.AB50])+COLUMN([.AB50])+63&gt;90;ROW([.AB50])+COLUMN([.AB50])+63-26;ROW([.AB50])+COLUMN([.AB50])+63))" office:value-type="string" office:string-value="s" calcext:value-type="string">
            <text:p>s</text:p>
          </table:table-cell>
          <table:table-cell table:style-name="ce44" table:formula="of:=CHAR(IF(ROW([.AC50])+COLUMN([.AC50])+63&gt;90;ROW([.AC50])+COLUMN([.AC50])+63-26;ROW([.AC50])+COLUMN([.AC50])+63))" office:value-type="string" office:string-value="t" calcext:value-type="string">
            <text:p>t</text:p>
          </table:table-cell>
          <table:table-cell table:style-name="ce45" table:formula="of:=CHAR(IF(ROW([.AD50])+COLUMN([.AD50])+63&gt;90;ROW([.AD50])+COLUMN([.AD50])+63-26;ROW([.AD50])+COLUMN([.AD50])+63))" office:value-type="string" office:string-value="u" calcext:value-type="string">
            <text:p>u</text:p>
          </table:table-cell>
          <table:table-cell table:style-name="ce46" table:formula="of:=CHAR(IF(ROW([.AE50])+COLUMN([.AE50])+63&gt;90;ROW([.AE50])+COLUMN([.AE50])+63-26;ROW([.AE50])+COLUMN([.AE50])+63))" office:value-type="string" office:string-value="v" calcext:value-type="string">
            <text:p>v</text:p>
          </table:table-cell>
          <table:table-cell table:style-name="ce24" table:formula="of:=CHAR(IF(ROW([.AF50])+COLUMN([.AF50])+63&gt;90;ROW([.AF50])+COLUMN([.AF50])+63-26;ROW([.AF50])+COLUMN([.AF50])+63))" office:value-type="string" office:string-value="w" calcext:value-type="string">
            <text:p>w</text:p>
          </table:table-cell>
          <table:table-cell table:style-name="ce25" table:formula="of:=CHAR(IF(ROW([.AG50])+COLUMN([.AG50])+63&gt;90;ROW([.AG50])+COLUMN([.AG50])+63-26;ROW([.AG50])+COLUMN([.AG50])+63))" office:value-type="string" office:string-value="x" calcext:value-type="string">
            <text:p>x</text:p>
          </table:table-cell>
          <table:table-cell table:style-name="ce26" table:formula="of:=CHAR(IF(ROW([.AH50])+COLUMN([.AH50])+63&gt;90;ROW([.AH50])+COLUMN([.AH50])+63-26;ROW([.AH50])+COLUMN([.AH50])+63))" office:value-type="string" office:string-value="y" calcext:value-type="string">
            <text:p>y</text:p>
          </table:table-cell>
          <table:table-cell table:style-name="ce27" table:formula="of:=CHAR(IF(ROW([.AI50])+COLUMN([.AI50])+63&gt;90;ROW([.AI50])+COLUMN([.AI50])+63-26;ROW([.AI50])+COLUMN([.AI50])+63))" office:value-type="string" office:string-value="z" calcext:value-type="string">
            <text:p>z</text:p>
          </table:table-cell>
          <table:table-cell table:style-name="ce28" table:formula="of:=CHAR(IF(ROW([.AJ50])+COLUMN([.AJ50])+63&gt;90;ROW([.AJ50])+COLUMN([.AJ50])+63-26;ROW([.AJ50])+COLUMN([.AJ50])+63))" office:value-type="string" office:string-value="{" calcext:value-type="string">
            <text:p>{</text:p>
          </table:table-cell>
          <table:table-cell table:style-name="ce29" table:formula="of:=CHAR(IF(ROW([.AK50])+COLUMN([.AK50])+63&gt;90;ROW([.AK50])+COLUMN([.AK50])+63-26;ROW([.AK50])+COLUMN([.AK50])+63))" office:value-type="string" office:string-value="|" calcext:value-type="string">
            <text:p>|</text:p>
          </table:table-cell>
          <table:table-cell table:style-name="ce30" table:formula="of:=CHAR(IF(ROW([.AL50])+COLUMN([.AL50])+63&gt;90;ROW([.AL50])+COLUMN([.AL50])+63-26;ROW([.AL50])+COLUMN([.AL50])+63))" office:value-type="string" office:string-value="}" calcext:value-type="string">
            <text:p>}</text:p>
          </table:table-cell>
          <table:table-cell table:style-name="ce31" table:formula="of:=CHAR(IF(ROW([.AM50])+COLUMN([.AM50])+63&gt;90;ROW([.AM50])+COLUMN([.AM50])+63-26;ROW([.AM50])+COLUMN([.AM50])+63))" office:value-type="string" office:string-value="~" calcext:value-type="string">
            <text:p>~</text:p>
          </table:table-cell>
          <table:table-cell table:style-name="ce32" table:formula="of:=CHAR(IF(ROW([.AN50])+COLUMN([.AN50])+63&gt;90;ROW([.AN50])+COLUMN([.AN50])+63-26;ROW([.AN50])+COLUMN([.AN50])+63))" office:value-type="string" office:string-value="" calcext:value-type="string">
            <text:p></text:p>
          </table:table-cell>
          <table:table-cell table:style-name="ce33" table:formula="of:=CHAR(IF(ROW([.AO50])+COLUMN([.AO50])+63&gt;90;ROW([.AO50])+COLUMN([.AO50])+63-26;ROW([.AO50])+COLUMN([.AO50])+63))" office:value-type="string" office:string-value="�" calcext:value-type="string">
            <text:p>�</text:p>
          </table:table-cell>
          <table:table-cell table:style-name="ce34" table:formula="of:=CHAR(IF(ROW([.AP50])+COLUMN([.AP50])+63&gt;90;ROW([.AP50])+COLUMN([.AP50])+63-26;ROW([.AP50])+COLUMN([.AP50])+63))" office:value-type="string" office:string-value="�" calcext:value-type="string">
            <text:p>�</text:p>
          </table:table-cell>
          <table:table-cell table:style-name="ce35" table:formula="of:=CHAR(IF(ROW([.AQ50])+COLUMN([.AQ50])+63&gt;90;ROW([.AQ50])+COLUMN([.AQ50])+63-26;ROW([.AQ50])+COLUMN([.AQ50])+63))" office:value-type="string" office:string-value="�" calcext:value-type="string">
            <text:p>�</text:p>
          </table:table-cell>
          <table:table-cell table:style-name="ce36" table:formula="of:=CHAR(IF(ROW([.AR50])+COLUMN([.AR50])+63&gt;90;ROW([.AR50])+COLUMN([.AR50])+63-26;ROW([.AR50])+COLUMN([.AR50])+63))" office:value-type="string" office:string-value="�" calcext:value-type="string">
            <text:p>�</text:p>
          </table:table-cell>
          <table:table-cell table:style-name="ce37" table:formula="of:=CHAR(IF(ROW([.AS50])+COLUMN([.AS50])+63&gt;90;ROW([.AS50])+COLUMN([.AS50])+63-26;ROW([.AS50])+COLUMN([.AS50])+63))" office:value-type="string" office:string-value="�" calcext:value-type="string">
            <text:p>�</text:p>
          </table:table-cell>
          <table:table-cell table:style-name="ce36" table:formula="of:=CHAR(IF(ROW([.AT50])+COLUMN([.AT50])+63&gt;90;ROW([.AT50])+COLUMN([.AT50])+63-26;ROW([.AT50])+COLUMN([.AT50])+63))" office:value-type="string" office:string-value="�" calcext:value-type="string">
            <text:p>�</text:p>
          </table:table-cell>
          <table:table-cell table:style-name="ce38" table:formula="of:=CHAR(IF(ROW([.AU50])+COLUMN([.AU50])+63&gt;90;ROW([.AU50])+COLUMN([.AU50])+63-26;ROW([.AU50])+COLUMN([.AU50])+63))" office:value-type="string" office:string-value="�" calcext:value-type="string">
            <text:p>�</text:p>
          </table:table-cell>
          <table:table-cell table:style-name="ce39" table:formula="of:=CHAR(IF(ROW([.AV50])+COLUMN([.AV50])+63&gt;90;ROW([.AV50])+COLUMN([.AV50])+63-26;ROW([.AV50])+COLUMN([.AV50])+63))" office:value-type="string" office:string-value="�" calcext:value-type="string">
            <text:p>�</text:p>
          </table:table-cell>
          <table:table-cell table:style-name="ce40" table:formula="of:=CHAR(IF(ROW([.AW50])+COLUMN([.AW50])+63&gt;90;ROW([.AW50])+COLUMN([.AW50])+63-26;ROW([.AW50])+COLUMN([.AW50])+63))" office:value-type="string" office:string-value="�" calcext:value-type="string">
            <text:p>�</text:p>
          </table:table-cell>
          <table:table-cell table:style-name="ce41" table:formula="of:=CHAR(IF(ROW([.AX50])+COLUMN([.AX50])+63&gt;90;ROW([.AX50])+COLUMN([.AX50])+63-26;ROW([.AX50])+COLUMN([.AX50])+63))" office:value-type="string" office:string-value="�" calcext:value-type="string">
            <text:p>�</text:p>
          </table:table-cell>
          <table:table-cell table:style-name="ce42" table:formula="of:=CHAR(IF(ROW([.AY50])+COLUMN([.AY50])+63&gt;90;ROW([.AY50])+COLUMN([.AY50])+63-26;ROW([.AY50])+COLUMN([.AY50])+63))" office:value-type="string" office:string-value="�" calcext:value-type="string">
            <text:p>�</text:p>
          </table:table-cell>
          <table:table-cell table:style-name="ce22" table:formula="of:=CHAR(IF(ROW([.AZ50])+COLUMN([.AZ50])+63&gt;90;ROW([.AZ50])+COLUMN([.AZ50])+63-26;ROW([.AZ50])+COLUMN([.AZ50])+63))" office:value-type="string" office:string-value="�" calcext:value-type="string">
            <text:p>�</text:p>
          </table:table-cell>
          <table:table-cell table:style-name="ce4" table:formula="of:=CHAR(IF(ROW([.BA50])+COLUMN([.BA50])+63&gt;90;ROW([.BA50])+COLUMN([.BA50])+63-26;ROW([.BA50])+COLUMN([.BA50])+63))" office:value-type="string" office:string-value="�" calcext:value-type="string">
            <text:p>�</text:p>
          </table:table-cell>
          <table:table-cell table:formula="of:=CHAR(IF(ROW([.BB50])+COLUMN([.BB50])+63&gt;90;ROW([.BB50])+COLUMN([.BB50])+63-26;ROW([.BB50])+COLUMN([.BB50])+63))" office:value-type="string" office:string-value="�" calcext:value-type="string">
            <text:p>�</text:p>
          </table:table-cell>
          <table:table-cell table:style-name="ce44" table:formula="of:=CHAR(IF(ROW([.BC50])+COLUMN([.BC50])+63&gt;90;ROW([.BC50])+COLUMN([.BC50])+63-26;ROW([.BC50])+COLUMN([.BC50])+63))" office:value-type="string" office:string-value="�" calcext:value-type="string">
            <text:p>�</text:p>
          </table:table-cell>
          <table:table-cell table:style-name="ce45" table:formula="of:=CHAR(IF(ROW([.BD50])+COLUMN([.BD50])+63&gt;90;ROW([.BD50])+COLUMN([.BD50])+63-26;ROW([.BD50])+COLUMN([.BD50])+63))" office:value-type="string" office:string-value="�" calcext:value-type="string">
            <text:p>�</text:p>
          </table:table-cell>
          <table:table-cell table:style-name="ce46" table:formula="of:=CHAR(IF(ROW([.BE50])+COLUMN([.BE50])+63&gt;90;ROW([.BE50])+COLUMN([.BE50])+63-26;ROW([.BE50])+COLUMN([.BE50])+63))" office:value-type="string" office:string-value="�" calcext:value-type="string">
            <text:p>�</text:p>
          </table:table-cell>
          <table:table-cell table:style-name="ce24" table:formula="of:=CHAR(IF(ROW([.BF50])+COLUMN([.BF50])+63&gt;90;ROW([.BF50])+COLUMN([.BF50])+63-26;ROW([.BF50])+COLUMN([.BF50])+63))" office:value-type="string" office:string-value="�" calcext:value-type="string">
            <text:p>�</text:p>
          </table:table-cell>
          <table:table-cell table:style-name="ce25" table:formula="of:=CHAR(IF(ROW([.BG50])+COLUMN([.BG50])+63&gt;90;ROW([.BG50])+COLUMN([.BG50])+63-26;ROW([.BG50])+COLUMN([.BG50])+63))" office:value-type="string" office:string-value="�" calcext:value-type="string">
            <text:p>�</text:p>
          </table:table-cell>
          <table:table-cell table:style-name="ce26" table:formula="of:=CHAR(IF(ROW([.BH50])+COLUMN([.BH50])+63&gt;90;ROW([.BH50])+COLUMN([.BH50])+63-26;ROW([.BH50])+COLUMN([.BH50])+63))" office:value-type="string" office:string-value="�" calcext:value-type="string">
            <text:p>�</text:p>
          </table:table-cell>
          <table:table-cell table:style-name="ce27" table:formula="of:=CHAR(IF(ROW([.BI50])+COLUMN([.BI50])+63&gt;90;ROW([.BI50])+COLUMN([.BI50])+63-26;ROW([.BI50])+COLUMN([.BI50])+63))" office:value-type="string" office:string-value="�" calcext:value-type="string">
            <text:p>�</text:p>
          </table:table-cell>
          <table:table-cell table:style-name="ce28" table:formula="of:=CHAR(IF(ROW([.BJ50])+COLUMN([.BJ50])+63&gt;90;ROW([.BJ50])+COLUMN([.BJ50])+63-26;ROW([.BJ50])+COLUMN([.BJ50])+63))" office:value-type="string" office:string-value="�" calcext:value-type="string">
            <text:p>�</text:p>
          </table:table-cell>
          <table:table-cell table:style-name="ce29" table:formula="of:=CHAR(IF(ROW([.BK50])+COLUMN([.BK50])+63&gt;90;ROW([.BK50])+COLUMN([.BK50])+63-26;ROW([.BK50])+COLUMN([.BK50])+63))" office:value-type="string" office:string-value="�" calcext:value-type="string">
            <text:p>�</text:p>
          </table:table-cell>
          <table:table-cell table:style-name="ce30" table:formula="of:=CHAR(IF(ROW([.BL50])+COLUMN([.BL50])+63&gt;90;ROW([.BL50])+COLUMN([.BL50])+63-26;ROW([.BL50])+COLUMN([.BL50])+63))" office:value-type="string" office:string-value="�" calcext:value-type="string">
            <text:p>�</text:p>
          </table:table-cell>
          <table:table-cell table:style-name="ce31" table:formula="of:=CHAR(IF(ROW([.BM50])+COLUMN([.BM50])+63&gt;90;ROW([.BM50])+COLUMN([.BM50])+63-26;ROW([.BM50])+COLUMN([.BM50])+63))" office:value-type="string" office:string-value="�" calcext:value-type="string">
            <text:p>�</text:p>
          </table:table-cell>
          <table:table-cell table:style-name="ce32" table:formula="of:=CHAR(IF(ROW([.BN50])+COLUMN([.BN50])+63&gt;90;ROW([.BN50])+COLUMN([.BN50])+63-26;ROW([.BN50])+COLUMN([.BN50])+63))" office:value-type="string" office:string-value="�" calcext:value-type="string">
            <text:p>�</text:p>
          </table:table-cell>
          <table:table-cell table:style-name="ce33" table:formula="of:=CHAR(IF(ROW([.BO50])+COLUMN([.BO50])+63&gt;90;ROW([.BO50])+COLUMN([.BO50])+63-26;ROW([.BO50])+COLUMN([.BO50])+63))" office:value-type="string" office:string-value="�" calcext:value-type="string">
            <text:p>�</text:p>
          </table:table-cell>
          <table:table-cell table:style-name="ce34" table:formula="of:=CHAR(IF(ROW([.BP50])+COLUMN([.BP50])+63&gt;90;ROW([.BP50])+COLUMN([.BP50])+63-26;ROW([.BP50])+COLUMN([.BP50])+63))" office:value-type="string" office:string-value="�" calcext:value-type="string">
            <text:p>�</text:p>
          </table:table-cell>
          <table:table-cell table:style-name="ce35" table:formula="of:=CHAR(IF(ROW([.BQ50])+COLUMN([.BQ50])+63&gt;90;ROW([.BQ50])+COLUMN([.BQ50])+63-26;ROW([.BQ50])+COLUMN([.BQ50])+63))" office:value-type="string" office:string-value="�" calcext:value-type="string">
            <text:p>�</text:p>
          </table:table-cell>
          <table:table-cell table:style-name="ce36" table:formula="of:=CHAR(IF(ROW([.BR50])+COLUMN([.BR50])+63&gt;90;ROW([.BR50])+COLUMN([.BR50])+63-26;ROW([.BR50])+COLUMN([.BR50])+63))" office:value-type="string" office:string-value="�" calcext:value-type="string">
            <text:p>�</text:p>
          </table:table-cell>
          <table:table-cell table:style-name="ce37" table:formula="of:=CHAR(IF(ROW([.BS50])+COLUMN([.BS50])+63&gt;90;ROW([.BS50])+COLUMN([.BS50])+63-26;ROW([.BS50])+COLUMN([.BS50])+63))" office:value-type="string" office:string-value="�" calcext:value-type="string">
            <text:p>�</text:p>
          </table:table-cell>
          <table:table-cell table:style-name="ce36" table:formula="of:=CHAR(IF(ROW([.BT50])+COLUMN([.BT50])+63&gt;90;ROW([.BT50])+COLUMN([.BT50])+63-26;ROW([.BT50])+COLUMN([.BT50])+63))" office:value-type="string" office:string-value="�" calcext:value-type="string">
            <text:p>�</text:p>
          </table:table-cell>
          <table:table-cell table:style-name="ce38" table:formula="of:=CHAR(IF(ROW([.BU50])+COLUMN([.BU50])+63&gt;90;ROW([.BU50])+COLUMN([.BU50])+63-26;ROW([.BU50])+COLUMN([.BU50])+63))" office:value-type="string" office:string-value="�" calcext:value-type="string">
            <text:p>�</text:p>
          </table:table-cell>
          <table:table-cell table:style-name="ce39" table:formula="of:=CHAR(IF(ROW([.BV50])+COLUMN([.BV50])+63&gt;90;ROW([.BV50])+COLUMN([.BV50])+63-26;ROW([.BV50])+COLUMN([.BV50])+63))" office:value-type="string" office:string-value="�" calcext:value-type="string">
            <text:p>�</text:p>
          </table:table-cell>
          <table:table-cell table:style-name="ce40" table:formula="of:=CHAR(IF(ROW([.BW50])+COLUMN([.BW50])+63&gt;90;ROW([.BW50])+COLUMN([.BW50])+63-26;ROW([.BW50])+COLUMN([.BW50])+63))" office:value-type="string" office:string-value="�" calcext:value-type="string">
            <text:p>�</text:p>
          </table:table-cell>
          <table:table-cell table:style-name="ce41" table:formula="of:=CHAR(IF(ROW([.BX50])+COLUMN([.BX50])+63&gt;90;ROW([.BX50])+COLUMN([.BX50])+63-26;ROW([.BX50])+COLUMN([.BX50])+63))" office:value-type="string" office:string-value="�" calcext:value-type="string">
            <text:p>�</text:p>
          </table:table-cell>
          <table:table-cell table:style-name="ce42" table:formula="of:=CHAR(IF(ROW([.BY50])+COLUMN([.BY50])+63&gt;90;ROW([.BY50])+COLUMN([.BY50])+63-26;ROW([.BY50])+COLUMN([.BY50])+63))" office:value-type="string" office:string-value="�" calcext:value-type="string">
            <text:p>�</text:p>
          </table:table-cell>
          <table:table-cell table:style-name="ce22" table:formula="of:=CHAR(IF(ROW([.BZ50])+COLUMN([.BZ50])+63&gt;90;ROW([.BZ50])+COLUMN([.BZ50])+63-26;ROW([.BZ50])+COLUMN([.BZ50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formula="of:=CHAR(IF(ROW([.A51])+COLUMN([.A51])+63&gt;90;ROW([.A51])+COLUMN([.A51])+63-26;ROW([.A51])+COLUMN([.A51])+63))" office:value-type="string" office:string-value="Y" calcext:value-type="string">
            <text:p>Y</text:p>
          </table:table-cell>
          <table:table-cell table:style-name="ce44" table:formula="of:=CHAR(IF(ROW([.B51])+COLUMN([.B51])+63&gt;90;ROW([.B51])+COLUMN([.B51])+63-26;ROW([.B51])+COLUMN([.B51])+63))" office:value-type="string" office:string-value="Z" calcext:value-type="string">
            <text:p>Z</text:p>
          </table:table-cell>
          <table:table-cell table:style-name="ce45" table:formula="of:=CHAR(IF(ROW([.C51])+COLUMN([.C51])+63&gt;90;ROW([.C51])+COLUMN([.C51])+63-26;ROW([.C51])+COLUMN([.C51])+63))" office:value-type="string" office:string-value="[" calcext:value-type="string">
            <text:p>[</text:p>
          </table:table-cell>
          <table:table-cell table:style-name="ce46" table:formula="of:=CHAR(IF(ROW([.D51])+COLUMN([.D51])+63&gt;90;ROW([.D51])+COLUMN([.D51])+63-26;ROW([.D51])+COLUMN([.D51])+63))" office:value-type="string" office:string-value="\" calcext:value-type="string">
            <text:p>\</text:p>
          </table:table-cell>
          <table:table-cell table:style-name="ce24" table:formula="of:=CHAR(IF(ROW([.E51])+COLUMN([.E51])+63&gt;90;ROW([.E51])+COLUMN([.E51])+63-26;ROW([.E51])+COLUMN([.E51])+63))" office:value-type="string" office:string-value="]" calcext:value-type="string">
            <text:p>]</text:p>
          </table:table-cell>
          <table:table-cell table:style-name="ce25" table:formula="of:=CHAR(IF(ROW([.F51])+COLUMN([.F51])+63&gt;90;ROW([.F51])+COLUMN([.F51])+63-26;ROW([.F51])+COLUMN([.F51])+63))" office:value-type="string" office:string-value="^" calcext:value-type="string">
            <text:p>^</text:p>
          </table:table-cell>
          <table:table-cell table:style-name="ce26" table:formula="of:=CHAR(IF(ROW([.G51])+COLUMN([.G51])+63&gt;90;ROW([.G51])+COLUMN([.G51])+63-26;ROW([.G51])+COLUMN([.G51])+63))" office:value-type="string" office:string-value="_" calcext:value-type="string">
            <text:p>_</text:p>
          </table:table-cell>
          <table:table-cell table:style-name="ce27" table:formula="of:=CHAR(IF(ROW([.H51])+COLUMN([.H51])+63&gt;90;ROW([.H51])+COLUMN([.H51])+63-26;ROW([.H51])+COLUMN([.H51])+63))" office:value-type="string" office:string-value="`" calcext:value-type="string">
            <text:p>`</text:p>
          </table:table-cell>
          <table:table-cell table:style-name="ce28" table:formula="of:=CHAR(IF(ROW([.I51])+COLUMN([.I51])+63&gt;90;ROW([.I51])+COLUMN([.I51])+63-26;ROW([.I51])+COLUMN([.I51])+63))" office:value-type="string" office:string-value="a" calcext:value-type="string">
            <text:p>a</text:p>
          </table:table-cell>
          <table:table-cell table:style-name="ce29" table:formula="of:=CHAR(IF(ROW([.J51])+COLUMN([.J51])+63&gt;90;ROW([.J51])+COLUMN([.J51])+63-26;ROW([.J51])+COLUMN([.J51])+63))" office:value-type="string" office:string-value="b" calcext:value-type="string">
            <text:p>b</text:p>
          </table:table-cell>
          <table:table-cell table:style-name="ce30" table:formula="of:=CHAR(IF(ROW([.K51])+COLUMN([.K51])+63&gt;90;ROW([.K51])+COLUMN([.K51])+63-26;ROW([.K51])+COLUMN([.K51])+63))" office:value-type="string" office:string-value="c" calcext:value-type="string">
            <text:p>c</text:p>
          </table:table-cell>
          <table:table-cell table:style-name="ce31" table:formula="of:=CHAR(IF(ROW([.L51])+COLUMN([.L51])+63&gt;90;ROW([.L51])+COLUMN([.L51])+63-26;ROW([.L51])+COLUMN([.L51])+63))" office:value-type="string" office:string-value="d" calcext:value-type="string">
            <text:p>d</text:p>
          </table:table-cell>
          <table:table-cell table:style-name="ce32" table:formula="of:=CHAR(IF(ROW([.M51])+COLUMN([.M51])+63&gt;90;ROW([.M51])+COLUMN([.M51])+63-26;ROW([.M51])+COLUMN([.M51])+63))" office:value-type="string" office:string-value="e" calcext:value-type="string">
            <text:p>e</text:p>
          </table:table-cell>
          <table:table-cell table:style-name="ce33" table:formula="of:=CHAR(IF(ROW([.N51])+COLUMN([.N51])+63&gt;90;ROW([.N51])+COLUMN([.N51])+63-26;ROW([.N51])+COLUMN([.N51])+63))" office:value-type="string" office:string-value="f" calcext:value-type="string">
            <text:p>f</text:p>
          </table:table-cell>
          <table:table-cell table:style-name="ce34" table:formula="of:=CHAR(IF(ROW([.O51])+COLUMN([.O51])+63&gt;90;ROW([.O51])+COLUMN([.O51])+63-26;ROW([.O51])+COLUMN([.O51])+63))" office:value-type="string" office:string-value="g" calcext:value-type="string">
            <text:p>g</text:p>
          </table:table-cell>
          <table:table-cell table:style-name="ce35" table:formula="of:=CHAR(IF(ROW([.P51])+COLUMN([.P51])+63&gt;90;ROW([.P51])+COLUMN([.P51])+63-26;ROW([.P51])+COLUMN([.P51])+63))" office:value-type="string" office:string-value="h" calcext:value-type="string">
            <text:p>h</text:p>
          </table:table-cell>
          <table:table-cell table:style-name="ce36" table:formula="of:=CHAR(IF(ROW([.Q51])+COLUMN([.Q51])+63&gt;90;ROW([.Q51])+COLUMN([.Q51])+63-26;ROW([.Q51])+COLUMN([.Q51])+63))" office:value-type="string" office:string-value="i" calcext:value-type="string">
            <text:p>i</text:p>
          </table:table-cell>
          <table:table-cell table:style-name="ce37" table:formula="of:=CHAR(IF(ROW([.R51])+COLUMN([.R51])+63&gt;90;ROW([.R51])+COLUMN([.R51])+63-26;ROW([.R51])+COLUMN([.R51])+63))" office:value-type="string" office:string-value="j" calcext:value-type="string">
            <text:p>j</text:p>
          </table:table-cell>
          <table:table-cell table:style-name="ce36" table:formula="of:=CHAR(IF(ROW([.S51])+COLUMN([.S51])+63&gt;90;ROW([.S51])+COLUMN([.S51])+63-26;ROW([.S51])+COLUMN([.S51])+63))" office:value-type="string" office:string-value="k" calcext:value-type="string">
            <text:p>k</text:p>
          </table:table-cell>
          <table:table-cell table:style-name="ce38" table:formula="of:=CHAR(IF(ROW([.T51])+COLUMN([.T51])+63&gt;90;ROW([.T51])+COLUMN([.T51])+63-26;ROW([.T51])+COLUMN([.T51])+63))" office:value-type="string" office:string-value="l" calcext:value-type="string">
            <text:p>l</text:p>
          </table:table-cell>
          <table:table-cell table:style-name="ce39" table:formula="of:=CHAR(IF(ROW([.U51])+COLUMN([.U51])+63&gt;90;ROW([.U51])+COLUMN([.U51])+63-26;ROW([.U51])+COLUMN([.U51])+63))" office:value-type="string" office:string-value="m" calcext:value-type="string">
            <text:p>m</text:p>
          </table:table-cell>
          <table:table-cell table:style-name="ce40" table:formula="of:=CHAR(IF(ROW([.V51])+COLUMN([.V51])+63&gt;90;ROW([.V51])+COLUMN([.V51])+63-26;ROW([.V51])+COLUMN([.V51])+63))" office:value-type="string" office:string-value="n" calcext:value-type="string">
            <text:p>n</text:p>
          </table:table-cell>
          <table:table-cell table:style-name="ce41" table:formula="of:=CHAR(IF(ROW([.W51])+COLUMN([.W51])+63&gt;90;ROW([.W51])+COLUMN([.W51])+63-26;ROW([.W51])+COLUMN([.W51])+63))" office:value-type="string" office:string-value="o" calcext:value-type="string">
            <text:p>o</text:p>
          </table:table-cell>
          <table:table-cell table:style-name="ce42" table:formula="of:=CHAR(IF(ROW([.X51])+COLUMN([.X51])+63&gt;90;ROW([.X51])+COLUMN([.X51])+63-26;ROW([.X51])+COLUMN([.X51])+63))" office:value-type="string" office:string-value="p" calcext:value-type="string">
            <text:p>p</text:p>
          </table:table-cell>
          <table:table-cell table:style-name="ce43" table:formula="of:=CHAR(IF(ROW([.Y51])+COLUMN([.Y51])+63&gt;90;ROW([.Y51])+COLUMN([.Y51])+63-26;ROW([.Y51])+COLUMN([.Y51])+63))" office:value-type="string" office:string-value="q" calcext:value-type="string">
            <text:p>q</text:p>
          </table:table-cell>
          <table:table-cell table:style-name="ce4" table:formula="of:=CHAR(IF(ROW([.Z51])+COLUMN([.Z51])+63&gt;90;ROW([.Z51])+COLUMN([.Z51])+63-26;ROW([.Z51])+COLUMN([.Z51])+63))" office:value-type="string" office:string-value="r" calcext:value-type="string">
            <text:p>r</text:p>
          </table:table-cell>
          <table:table-cell table:formula="of:=CHAR(IF(ROW([.AA51])+COLUMN([.AA51])+63&gt;90;ROW([.AA51])+COLUMN([.AA51])+63-26;ROW([.AA51])+COLUMN([.AA51])+63))" office:value-type="string" office:string-value="s" calcext:value-type="string">
            <text:p>s</text:p>
          </table:table-cell>
          <table:table-cell table:style-name="ce44" table:formula="of:=CHAR(IF(ROW([.AB51])+COLUMN([.AB51])+63&gt;90;ROW([.AB51])+COLUMN([.AB51])+63-26;ROW([.AB51])+COLUMN([.AB51])+63))" office:value-type="string" office:string-value="t" calcext:value-type="string">
            <text:p>t</text:p>
          </table:table-cell>
          <table:table-cell table:style-name="ce45" table:formula="of:=CHAR(IF(ROW([.AC51])+COLUMN([.AC51])+63&gt;90;ROW([.AC51])+COLUMN([.AC51])+63-26;ROW([.AC51])+COLUMN([.AC51])+63))" office:value-type="string" office:string-value="u" calcext:value-type="string">
            <text:p>u</text:p>
          </table:table-cell>
          <table:table-cell table:style-name="ce46" table:formula="of:=CHAR(IF(ROW([.AD51])+COLUMN([.AD51])+63&gt;90;ROW([.AD51])+COLUMN([.AD51])+63-26;ROW([.AD51])+COLUMN([.AD51])+63))" office:value-type="string" office:string-value="v" calcext:value-type="string">
            <text:p>v</text:p>
          </table:table-cell>
          <table:table-cell table:style-name="ce24" table:formula="of:=CHAR(IF(ROW([.AE51])+COLUMN([.AE51])+63&gt;90;ROW([.AE51])+COLUMN([.AE51])+63-26;ROW([.AE51])+COLUMN([.AE51])+63))" office:value-type="string" office:string-value="w" calcext:value-type="string">
            <text:p>w</text:p>
          </table:table-cell>
          <table:table-cell table:style-name="ce25" table:formula="of:=CHAR(IF(ROW([.AF51])+COLUMN([.AF51])+63&gt;90;ROW([.AF51])+COLUMN([.AF51])+63-26;ROW([.AF51])+COLUMN([.AF51])+63))" office:value-type="string" office:string-value="x" calcext:value-type="string">
            <text:p>x</text:p>
          </table:table-cell>
          <table:table-cell table:style-name="ce26" table:formula="of:=CHAR(IF(ROW([.AG51])+COLUMN([.AG51])+63&gt;90;ROW([.AG51])+COLUMN([.AG51])+63-26;ROW([.AG51])+COLUMN([.AG51])+63))" office:value-type="string" office:string-value="y" calcext:value-type="string">
            <text:p>y</text:p>
          </table:table-cell>
          <table:table-cell table:style-name="ce27" table:formula="of:=CHAR(IF(ROW([.AH51])+COLUMN([.AH51])+63&gt;90;ROW([.AH51])+COLUMN([.AH51])+63-26;ROW([.AH51])+COLUMN([.AH51])+63))" office:value-type="string" office:string-value="z" calcext:value-type="string">
            <text:p>z</text:p>
          </table:table-cell>
          <table:table-cell table:style-name="ce28" table:formula="of:=CHAR(IF(ROW([.AI51])+COLUMN([.AI51])+63&gt;90;ROW([.AI51])+COLUMN([.AI51])+63-26;ROW([.AI51])+COLUMN([.AI51])+63))" office:value-type="string" office:string-value="{" calcext:value-type="string">
            <text:p>{</text:p>
          </table:table-cell>
          <table:table-cell table:style-name="ce29" table:formula="of:=CHAR(IF(ROW([.AJ51])+COLUMN([.AJ51])+63&gt;90;ROW([.AJ51])+COLUMN([.AJ51])+63-26;ROW([.AJ51])+COLUMN([.AJ51])+63))" office:value-type="string" office:string-value="|" calcext:value-type="string">
            <text:p>|</text:p>
          </table:table-cell>
          <table:table-cell table:style-name="ce30" table:formula="of:=CHAR(IF(ROW([.AK51])+COLUMN([.AK51])+63&gt;90;ROW([.AK51])+COLUMN([.AK51])+63-26;ROW([.AK51])+COLUMN([.AK51])+63))" office:value-type="string" office:string-value="}" calcext:value-type="string">
            <text:p>}</text:p>
          </table:table-cell>
          <table:table-cell table:style-name="ce31" table:formula="of:=CHAR(IF(ROW([.AL51])+COLUMN([.AL51])+63&gt;90;ROW([.AL51])+COLUMN([.AL51])+63-26;ROW([.AL51])+COLUMN([.AL51])+63))" office:value-type="string" office:string-value="~" calcext:value-type="string">
            <text:p>~</text:p>
          </table:table-cell>
          <table:table-cell table:style-name="ce32" table:formula="of:=CHAR(IF(ROW([.AM51])+COLUMN([.AM51])+63&gt;90;ROW([.AM51])+COLUMN([.AM51])+63-26;ROW([.AM51])+COLUMN([.AM51])+63))" office:value-type="string" office:string-value="" calcext:value-type="string">
            <text:p></text:p>
          </table:table-cell>
          <table:table-cell table:style-name="ce33" table:formula="of:=CHAR(IF(ROW([.AN51])+COLUMN([.AN51])+63&gt;90;ROW([.AN51])+COLUMN([.AN51])+63-26;ROW([.AN51])+COLUMN([.AN51])+63))" office:value-type="string" office:string-value="�" calcext:value-type="string">
            <text:p>�</text:p>
          </table:table-cell>
          <table:table-cell table:style-name="ce34" table:formula="of:=CHAR(IF(ROW([.AO51])+COLUMN([.AO51])+63&gt;90;ROW([.AO51])+COLUMN([.AO51])+63-26;ROW([.AO51])+COLUMN([.AO51])+63))" office:value-type="string" office:string-value="�" calcext:value-type="string">
            <text:p>�</text:p>
          </table:table-cell>
          <table:table-cell table:style-name="ce35" table:formula="of:=CHAR(IF(ROW([.AP51])+COLUMN([.AP51])+63&gt;90;ROW([.AP51])+COLUMN([.AP51])+63-26;ROW([.AP51])+COLUMN([.AP51])+63))" office:value-type="string" office:string-value="�" calcext:value-type="string">
            <text:p>�</text:p>
          </table:table-cell>
          <table:table-cell table:style-name="ce36" table:formula="of:=CHAR(IF(ROW([.AQ51])+COLUMN([.AQ51])+63&gt;90;ROW([.AQ51])+COLUMN([.AQ51])+63-26;ROW([.AQ51])+COLUMN([.AQ51])+63))" office:value-type="string" office:string-value="�" calcext:value-type="string">
            <text:p>�</text:p>
          </table:table-cell>
          <table:table-cell table:style-name="ce37" table:formula="of:=CHAR(IF(ROW([.AR51])+COLUMN([.AR51])+63&gt;90;ROW([.AR51])+COLUMN([.AR51])+63-26;ROW([.AR51])+COLUMN([.AR51])+63))" office:value-type="string" office:string-value="�" calcext:value-type="string">
            <text:p>�</text:p>
          </table:table-cell>
          <table:table-cell table:style-name="ce36" table:formula="of:=CHAR(IF(ROW([.AS51])+COLUMN([.AS51])+63&gt;90;ROW([.AS51])+COLUMN([.AS51])+63-26;ROW([.AS51])+COLUMN([.AS51])+63))" office:value-type="string" office:string-value="�" calcext:value-type="string">
            <text:p>�</text:p>
          </table:table-cell>
          <table:table-cell table:style-name="ce38" table:formula="of:=CHAR(IF(ROW([.AT51])+COLUMN([.AT51])+63&gt;90;ROW([.AT51])+COLUMN([.AT51])+63-26;ROW([.AT51])+COLUMN([.AT51])+63))" office:value-type="string" office:string-value="�" calcext:value-type="string">
            <text:p>�</text:p>
          </table:table-cell>
          <table:table-cell table:style-name="ce39" table:formula="of:=CHAR(IF(ROW([.AU51])+COLUMN([.AU51])+63&gt;90;ROW([.AU51])+COLUMN([.AU51])+63-26;ROW([.AU51])+COLUMN([.AU51])+63))" office:value-type="string" office:string-value="�" calcext:value-type="string">
            <text:p>�</text:p>
          </table:table-cell>
          <table:table-cell table:style-name="ce40" table:formula="of:=CHAR(IF(ROW([.AV51])+COLUMN([.AV51])+63&gt;90;ROW([.AV51])+COLUMN([.AV51])+63-26;ROW([.AV51])+COLUMN([.AV51])+63))" office:value-type="string" office:string-value="�" calcext:value-type="string">
            <text:p>�</text:p>
          </table:table-cell>
          <table:table-cell table:style-name="ce41" table:formula="of:=CHAR(IF(ROW([.AW51])+COLUMN([.AW51])+63&gt;90;ROW([.AW51])+COLUMN([.AW51])+63-26;ROW([.AW51])+COLUMN([.AW51])+63))" office:value-type="string" office:string-value="�" calcext:value-type="string">
            <text:p>�</text:p>
          </table:table-cell>
          <table:table-cell table:style-name="ce42" table:formula="of:=CHAR(IF(ROW([.AX51])+COLUMN([.AX51])+63&gt;90;ROW([.AX51])+COLUMN([.AX51])+63-26;ROW([.AX51])+COLUMN([.AX51])+63))" office:value-type="string" office:string-value="�" calcext:value-type="string">
            <text:p>�</text:p>
          </table:table-cell>
          <table:table-cell table:style-name="ce43" table:formula="of:=CHAR(IF(ROW([.AY51])+COLUMN([.AY51])+63&gt;90;ROW([.AY51])+COLUMN([.AY51])+63-26;ROW([.AY51])+COLUMN([.AY51])+63))" office:value-type="string" office:string-value="�" calcext:value-type="string">
            <text:p>�</text:p>
          </table:table-cell>
          <table:table-cell table:style-name="ce4" table:formula="of:=CHAR(IF(ROW([.AZ51])+COLUMN([.AZ51])+63&gt;90;ROW([.AZ51])+COLUMN([.AZ51])+63-26;ROW([.AZ51])+COLUMN([.AZ51])+63))" office:value-type="string" office:string-value="�" calcext:value-type="string">
            <text:p>�</text:p>
          </table:table-cell>
          <table:table-cell table:formula="of:=CHAR(IF(ROW([.BA51])+COLUMN([.BA51])+63&gt;90;ROW([.BA51])+COLUMN([.BA51])+63-26;ROW([.BA51])+COLUMN([.BA51])+63))" office:value-type="string" office:string-value="�" calcext:value-type="string">
            <text:p>�</text:p>
          </table:table-cell>
          <table:table-cell table:style-name="ce44" table:formula="of:=CHAR(IF(ROW([.BB51])+COLUMN([.BB51])+63&gt;90;ROW([.BB51])+COLUMN([.BB51])+63-26;ROW([.BB51])+COLUMN([.BB51])+63))" office:value-type="string" office:string-value="�" calcext:value-type="string">
            <text:p>�</text:p>
          </table:table-cell>
          <table:table-cell table:style-name="ce45" table:formula="of:=CHAR(IF(ROW([.BC51])+COLUMN([.BC51])+63&gt;90;ROW([.BC51])+COLUMN([.BC51])+63-26;ROW([.BC51])+COLUMN([.BC51])+63))" office:value-type="string" office:string-value="�" calcext:value-type="string">
            <text:p>�</text:p>
          </table:table-cell>
          <table:table-cell table:style-name="ce46" table:formula="of:=CHAR(IF(ROW([.BD51])+COLUMN([.BD51])+63&gt;90;ROW([.BD51])+COLUMN([.BD51])+63-26;ROW([.BD51])+COLUMN([.BD51])+63))" office:value-type="string" office:string-value="�" calcext:value-type="string">
            <text:p>�</text:p>
          </table:table-cell>
          <table:table-cell table:style-name="ce24" table:formula="of:=CHAR(IF(ROW([.BE51])+COLUMN([.BE51])+63&gt;90;ROW([.BE51])+COLUMN([.BE51])+63-26;ROW([.BE51])+COLUMN([.BE51])+63))" office:value-type="string" office:string-value="�" calcext:value-type="string">
            <text:p>�</text:p>
          </table:table-cell>
          <table:table-cell table:style-name="ce25" table:formula="of:=CHAR(IF(ROW([.BF51])+COLUMN([.BF51])+63&gt;90;ROW([.BF51])+COLUMN([.BF51])+63-26;ROW([.BF51])+COLUMN([.BF51])+63))" office:value-type="string" office:string-value="�" calcext:value-type="string">
            <text:p>�</text:p>
          </table:table-cell>
          <table:table-cell table:style-name="ce26" table:formula="of:=CHAR(IF(ROW([.BG51])+COLUMN([.BG51])+63&gt;90;ROW([.BG51])+COLUMN([.BG51])+63-26;ROW([.BG51])+COLUMN([.BG51])+63))" office:value-type="string" office:string-value="�" calcext:value-type="string">
            <text:p>�</text:p>
          </table:table-cell>
          <table:table-cell table:style-name="ce27" table:formula="of:=CHAR(IF(ROW([.BH51])+COLUMN([.BH51])+63&gt;90;ROW([.BH51])+COLUMN([.BH51])+63-26;ROW([.BH51])+COLUMN([.BH51])+63))" office:value-type="string" office:string-value="�" calcext:value-type="string">
            <text:p>�</text:p>
          </table:table-cell>
          <table:table-cell table:style-name="ce28" table:formula="of:=CHAR(IF(ROW([.BI51])+COLUMN([.BI51])+63&gt;90;ROW([.BI51])+COLUMN([.BI51])+63-26;ROW([.BI51])+COLUMN([.BI51])+63))" office:value-type="string" office:string-value="�" calcext:value-type="string">
            <text:p>�</text:p>
          </table:table-cell>
          <table:table-cell table:style-name="ce29" table:formula="of:=CHAR(IF(ROW([.BJ51])+COLUMN([.BJ51])+63&gt;90;ROW([.BJ51])+COLUMN([.BJ51])+63-26;ROW([.BJ51])+COLUMN([.BJ51])+63))" office:value-type="string" office:string-value="�" calcext:value-type="string">
            <text:p>�</text:p>
          </table:table-cell>
          <table:table-cell table:style-name="ce30" table:formula="of:=CHAR(IF(ROW([.BK51])+COLUMN([.BK51])+63&gt;90;ROW([.BK51])+COLUMN([.BK51])+63-26;ROW([.BK51])+COLUMN([.BK51])+63))" office:value-type="string" office:string-value="�" calcext:value-type="string">
            <text:p>�</text:p>
          </table:table-cell>
          <table:table-cell table:style-name="ce31" table:formula="of:=CHAR(IF(ROW([.BL51])+COLUMN([.BL51])+63&gt;90;ROW([.BL51])+COLUMN([.BL51])+63-26;ROW([.BL51])+COLUMN([.BL51])+63))" office:value-type="string" office:string-value="�" calcext:value-type="string">
            <text:p>�</text:p>
          </table:table-cell>
          <table:table-cell table:style-name="ce32" table:formula="of:=CHAR(IF(ROW([.BM51])+COLUMN([.BM51])+63&gt;90;ROW([.BM51])+COLUMN([.BM51])+63-26;ROW([.BM51])+COLUMN([.BM51])+63))" office:value-type="string" office:string-value="�" calcext:value-type="string">
            <text:p>�</text:p>
          </table:table-cell>
          <table:table-cell table:style-name="ce33" table:formula="of:=CHAR(IF(ROW([.BN51])+COLUMN([.BN51])+63&gt;90;ROW([.BN51])+COLUMN([.BN51])+63-26;ROW([.BN51])+COLUMN([.BN51])+63))" office:value-type="string" office:string-value="�" calcext:value-type="string">
            <text:p>�</text:p>
          </table:table-cell>
          <table:table-cell table:style-name="ce34" table:formula="of:=CHAR(IF(ROW([.BO51])+COLUMN([.BO51])+63&gt;90;ROW([.BO51])+COLUMN([.BO51])+63-26;ROW([.BO51])+COLUMN([.BO51])+63))" office:value-type="string" office:string-value="�" calcext:value-type="string">
            <text:p>�</text:p>
          </table:table-cell>
          <table:table-cell table:style-name="ce35" table:formula="of:=CHAR(IF(ROW([.BP51])+COLUMN([.BP51])+63&gt;90;ROW([.BP51])+COLUMN([.BP51])+63-26;ROW([.BP51])+COLUMN([.BP51])+63))" office:value-type="string" office:string-value="�" calcext:value-type="string">
            <text:p>�</text:p>
          </table:table-cell>
          <table:table-cell table:style-name="ce36" table:formula="of:=CHAR(IF(ROW([.BQ51])+COLUMN([.BQ51])+63&gt;90;ROW([.BQ51])+COLUMN([.BQ51])+63-26;ROW([.BQ51])+COLUMN([.BQ51])+63))" office:value-type="string" office:string-value="�" calcext:value-type="string">
            <text:p>�</text:p>
          </table:table-cell>
          <table:table-cell table:style-name="ce37" table:formula="of:=CHAR(IF(ROW([.BR51])+COLUMN([.BR51])+63&gt;90;ROW([.BR51])+COLUMN([.BR51])+63-26;ROW([.BR51])+COLUMN([.BR51])+63))" office:value-type="string" office:string-value="�" calcext:value-type="string">
            <text:p>�</text:p>
          </table:table-cell>
          <table:table-cell table:style-name="ce36" table:formula="of:=CHAR(IF(ROW([.BS51])+COLUMN([.BS51])+63&gt;90;ROW([.BS51])+COLUMN([.BS51])+63-26;ROW([.BS51])+COLUMN([.BS51])+63))" office:value-type="string" office:string-value="�" calcext:value-type="string">
            <text:p>�</text:p>
          </table:table-cell>
          <table:table-cell table:style-name="ce38" table:formula="of:=CHAR(IF(ROW([.BT51])+COLUMN([.BT51])+63&gt;90;ROW([.BT51])+COLUMN([.BT51])+63-26;ROW([.BT51])+COLUMN([.BT51])+63))" office:value-type="string" office:string-value="�" calcext:value-type="string">
            <text:p>�</text:p>
          </table:table-cell>
          <table:table-cell table:style-name="ce39" table:formula="of:=CHAR(IF(ROW([.BU51])+COLUMN([.BU51])+63&gt;90;ROW([.BU51])+COLUMN([.BU51])+63-26;ROW([.BU51])+COLUMN([.BU51])+63))" office:value-type="string" office:string-value="�" calcext:value-type="string">
            <text:p>�</text:p>
          </table:table-cell>
          <table:table-cell table:style-name="ce40" table:formula="of:=CHAR(IF(ROW([.BV51])+COLUMN([.BV51])+63&gt;90;ROW([.BV51])+COLUMN([.BV51])+63-26;ROW([.BV51])+COLUMN([.BV51])+63))" office:value-type="string" office:string-value="�" calcext:value-type="string">
            <text:p>�</text:p>
          </table:table-cell>
          <table:table-cell table:style-name="ce41" table:formula="of:=CHAR(IF(ROW([.BW51])+COLUMN([.BW51])+63&gt;90;ROW([.BW51])+COLUMN([.BW51])+63-26;ROW([.BW51])+COLUMN([.BW51])+63))" office:value-type="string" office:string-value="�" calcext:value-type="string">
            <text:p>�</text:p>
          </table:table-cell>
          <table:table-cell table:style-name="ce42" table:formula="of:=CHAR(IF(ROW([.BX51])+COLUMN([.BX51])+63&gt;90;ROW([.BX51])+COLUMN([.BX51])+63-26;ROW([.BX51])+COLUMN([.BX51])+63))" office:value-type="string" office:string-value="�" calcext:value-type="string">
            <text:p>�</text:p>
          </table:table-cell>
          <table:table-cell table:style-name="ce43" table:formula="of:=CHAR(IF(ROW([.BY51])+COLUMN([.BY51])+63&gt;90;ROW([.BY51])+COLUMN([.BY51])+63-26;ROW([.BY51])+COLUMN([.BY51])+63))" office:value-type="string" office:string-value="�" calcext:value-type="string">
            <text:p>�</text:p>
          </table:table-cell>
          <table:table-cell table:style-name="ce4" table:formula="of:=CHAR(IF(ROW([.BZ51])+COLUMN([.BZ51])+63&gt;90;ROW([.BZ51])+COLUMN([.BZ51])+63-26;ROW([.BZ51])+COLUMN([.BZ51])+63))" office:value-type="string" office:string-value="�" calcext:value-type="string">
            <text:p>�</text:p>
          </table:table-cell>
          <table:table-cell table:number-columns-repeated="946"/>
        </table:table-row>
        <table:table-row table:style-name="ro1">
          <table:table-cell table:style-name="ce23" table:formula="of:=CHAR(IF(ROW([.A52])+COLUMN([.A52])+63&gt;90;ROW([.A52])+COLUMN([.A52])+63-26;ROW([.A52])+COLUMN([.A52])+63))" office:value-type="string" office:string-value="Z" calcext:value-type="string">
            <text:p>Z</text:p>
          </table:table-cell>
          <table:table-cell table:style-name="ce1" table:formula="of:=CHAR(IF(ROW([.B52])+COLUMN([.B52])+63&gt;90;ROW([.B52])+COLUMN([.B52])+63-26;ROW([.B52])+COLUMN([.B52])+63))" office:value-type="string" office:string-value="[" calcext:value-type="string">
            <text:p>[</text:p>
          </table:table-cell>
          <table:table-cell table:style-name="ce2" table:formula="of:=CHAR(IF(ROW([.C52])+COLUMN([.C52])+63&gt;90;ROW([.C52])+COLUMN([.C52])+63-26;ROW([.C52])+COLUMN([.C52])+63))" office:value-type="string" office:string-value="\" calcext:value-type="string">
            <text:p>\</text:p>
          </table:table-cell>
          <table:table-cell table:style-name="ce3" table:formula="of:=CHAR(IF(ROW([.D52])+COLUMN([.D52])+63&gt;90;ROW([.D52])+COLUMN([.D52])+63-26;ROW([.D52])+COLUMN([.D52])+63))" office:value-type="string" office:string-value="]" calcext:value-type="string">
            <text:p>]</text:p>
          </table:table-cell>
          <table:table-cell table:style-name="ce4" table:formula="of:=CHAR(IF(ROW([.E52])+COLUMN([.E52])+63&gt;90;ROW([.E52])+COLUMN([.E52])+63-26;ROW([.E52])+COLUMN([.E52])+63))" office:value-type="string" office:string-value="^" calcext:value-type="string">
            <text:p>^</text:p>
          </table:table-cell>
          <table:table-cell table:style-name="ce5" table:formula="of:=CHAR(IF(ROW([.F52])+COLUMN([.F52])+63&gt;90;ROW([.F52])+COLUMN([.F52])+63-26;ROW([.F52])+COLUMN([.F52])+63))" office:value-type="string" office:string-value="_" calcext:value-type="string">
            <text:p>_</text:p>
          </table:table-cell>
          <table:table-cell table:style-name="ce6" table:formula="of:=CHAR(IF(ROW([.G52])+COLUMN([.G52])+63&gt;90;ROW([.G52])+COLUMN([.G52])+63-26;ROW([.G52])+COLUMN([.G52])+63))" office:value-type="string" office:string-value="`" calcext:value-type="string">
            <text:p>`</text:p>
          </table:table-cell>
          <table:table-cell table:style-name="ce7" table:formula="of:=CHAR(IF(ROW([.H52])+COLUMN([.H52])+63&gt;90;ROW([.H52])+COLUMN([.H52])+63-26;ROW([.H52])+COLUMN([.H52])+63))" office:value-type="string" office:string-value="a" calcext:value-type="string">
            <text:p>a</text:p>
          </table:table-cell>
          <table:table-cell table:style-name="ce8" table:formula="of:=CHAR(IF(ROW([.I52])+COLUMN([.I52])+63&gt;90;ROW([.I52])+COLUMN([.I52])+63-26;ROW([.I52])+COLUMN([.I52])+63))" office:value-type="string" office:string-value="b" calcext:value-type="string">
            <text:p>b</text:p>
          </table:table-cell>
          <table:table-cell table:style-name="ce9" table:formula="of:=CHAR(IF(ROW([.J52])+COLUMN([.J52])+63&gt;90;ROW([.J52])+COLUMN([.J52])+63-26;ROW([.J52])+COLUMN([.J52])+63))" office:value-type="string" office:string-value="c" calcext:value-type="string">
            <text:p>c</text:p>
          </table:table-cell>
          <table:table-cell table:style-name="ce10" table:formula="of:=CHAR(IF(ROW([.K52])+COLUMN([.K52])+63&gt;90;ROW([.K52])+COLUMN([.K52])+63-26;ROW([.K52])+COLUMN([.K52])+63))" office:value-type="string" office:string-value="d" calcext:value-type="string">
            <text:p>d</text:p>
          </table:table-cell>
          <table:table-cell table:style-name="ce11" table:formula="of:=CHAR(IF(ROW([.L52])+COLUMN([.L52])+63&gt;90;ROW([.L52])+COLUMN([.L52])+63-26;ROW([.L52])+COLUMN([.L52])+63))" office:value-type="string" office:string-value="e" calcext:value-type="string">
            <text:p>e</text:p>
          </table:table-cell>
          <table:table-cell table:style-name="ce12" table:formula="of:=CHAR(IF(ROW([.M52])+COLUMN([.M52])+63&gt;90;ROW([.M52])+COLUMN([.M52])+63-26;ROW([.M52])+COLUMN([.M52])+63))" office:value-type="string" office:string-value="f" calcext:value-type="string">
            <text:p>f</text:p>
          </table:table-cell>
          <table:table-cell table:style-name="ce13" table:formula="of:=CHAR(IF(ROW([.N52])+COLUMN([.N52])+63&gt;90;ROW([.N52])+COLUMN([.N52])+63-26;ROW([.N52])+COLUMN([.N52])+63))" office:value-type="string" office:string-value="g" calcext:value-type="string">
            <text:p>g</text:p>
          </table:table-cell>
          <table:table-cell table:style-name="ce14" table:formula="of:=CHAR(IF(ROW([.O52])+COLUMN([.O52])+63&gt;90;ROW([.O52])+COLUMN([.O52])+63-26;ROW([.O52])+COLUMN([.O52])+63))" office:value-type="string" office:string-value="h" calcext:value-type="string">
            <text:p>h</text:p>
          </table:table-cell>
          <table:table-cell table:style-name="ce15" table:formula="of:=CHAR(IF(ROW([.P52])+COLUMN([.P52])+63&gt;90;ROW([.P52])+COLUMN([.P52])+63-26;ROW([.P52])+COLUMN([.P52])+63))" office:value-type="string" office:string-value="i" calcext:value-type="string">
            <text:p>i</text:p>
          </table:table-cell>
          <table:table-cell table:style-name="ce16" table:formula="of:=CHAR(IF(ROW([.Q52])+COLUMN([.Q52])+63&gt;90;ROW([.Q52])+COLUMN([.Q52])+63-26;ROW([.Q52])+COLUMN([.Q52])+63))" office:value-type="string" office:string-value="j" calcext:value-type="string">
            <text:p>j</text:p>
          </table:table-cell>
          <table:table-cell table:style-name="ce15" table:formula="of:=CHAR(IF(ROW([.R52])+COLUMN([.R52])+63&gt;90;ROW([.R52])+COLUMN([.R52])+63-26;ROW([.R52])+COLUMN([.R52])+63))" office:value-type="string" office:string-value="k" calcext:value-type="string">
            <text:p>k</text:p>
          </table:table-cell>
          <table:table-cell table:style-name="ce17" table:formula="of:=CHAR(IF(ROW([.S52])+COLUMN([.S52])+63&gt;90;ROW([.S52])+COLUMN([.S52])+63-26;ROW([.S52])+COLUMN([.S52])+63))" office:value-type="string" office:string-value="l" calcext:value-type="string">
            <text:p>l</text:p>
          </table:table-cell>
          <table:table-cell table:style-name="ce18" table:formula="of:=CHAR(IF(ROW([.T52])+COLUMN([.T52])+63&gt;90;ROW([.T52])+COLUMN([.T52])+63-26;ROW([.T52])+COLUMN([.T52])+63))" office:value-type="string" office:string-value="m" calcext:value-type="string">
            <text:p>m</text:p>
          </table:table-cell>
          <table:table-cell table:style-name="ce19" table:formula="of:=CHAR(IF(ROW([.U52])+COLUMN([.U52])+63&gt;90;ROW([.U52])+COLUMN([.U52])+63-26;ROW([.U52])+COLUMN([.U52])+63))" office:value-type="string" office:string-value="n" calcext:value-type="string">
            <text:p>n</text:p>
          </table:table-cell>
          <table:table-cell table:style-name="ce20" table:formula="of:=CHAR(IF(ROW([.V52])+COLUMN([.V52])+63&gt;90;ROW([.V52])+COLUMN([.V52])+63-26;ROW([.V52])+COLUMN([.V52])+63))" office:value-type="string" office:string-value="o" calcext:value-type="string">
            <text:p>o</text:p>
          </table:table-cell>
          <table:table-cell table:style-name="ce21" table:formula="of:=CHAR(IF(ROW([.W52])+COLUMN([.W52])+63&gt;90;ROW([.W52])+COLUMN([.W52])+63-26;ROW([.W52])+COLUMN([.W52])+63))" office:value-type="string" office:string-value="p" calcext:value-type="string">
            <text:p>p</text:p>
          </table:table-cell>
          <table:table-cell table:style-name="ce22" table:formula="of:=CHAR(IF(ROW([.X52])+COLUMN([.X52])+63&gt;90;ROW([.X52])+COLUMN([.X52])+63-26;ROW([.X52])+COLUMN([.X52])+63))" office:value-type="string" office:string-value="q" calcext:value-type="string">
            <text:p>q</text:p>
          </table:table-cell>
          <table:table-cell table:style-name="ce4" table:formula="of:=CHAR(IF(ROW([.Y52])+COLUMN([.Y52])+63&gt;90;ROW([.Y52])+COLUMN([.Y52])+63-26;ROW([.Y52])+COLUMN([.Y52])+63))" office:value-type="string" office:string-value="r" calcext:value-type="string">
            <text:p>r</text:p>
          </table:table-cell>
          <table:table-cell table:formula="of:=CHAR(IF(ROW([.Z52])+COLUMN([.Z52])+63&gt;90;ROW([.Z52])+COLUMN([.Z52])+63-26;ROW([.Z52])+COLUMN([.Z52])+63))" office:value-type="string" office:string-value="s" calcext:value-type="string">
            <text:p>s</text:p>
          </table:table-cell>
          <table:table-cell table:style-name="ce23" table:formula="of:=CHAR(IF(ROW([.AA52])+COLUMN([.AA52])+63&gt;90;ROW([.AA52])+COLUMN([.AA52])+63-26;ROW([.AA52])+COLUMN([.AA52])+63))" office:value-type="string" office:string-value="t" calcext:value-type="string">
            <text:p>t</text:p>
          </table:table-cell>
          <table:table-cell table:style-name="ce1" table:formula="of:=CHAR(IF(ROW([.AB52])+COLUMN([.AB52])+63&gt;90;ROW([.AB52])+COLUMN([.AB52])+63-26;ROW([.AB52])+COLUMN([.AB52])+63))" office:value-type="string" office:string-value="u" calcext:value-type="string">
            <text:p>u</text:p>
          </table:table-cell>
          <table:table-cell table:style-name="ce2" table:formula="of:=CHAR(IF(ROW([.AC52])+COLUMN([.AC52])+63&gt;90;ROW([.AC52])+COLUMN([.AC52])+63-26;ROW([.AC52])+COLUMN([.AC52])+63))" office:value-type="string" office:string-value="v" calcext:value-type="string">
            <text:p>v</text:p>
          </table:table-cell>
          <table:table-cell table:style-name="ce3" table:formula="of:=CHAR(IF(ROW([.AD52])+COLUMN([.AD52])+63&gt;90;ROW([.AD52])+COLUMN([.AD52])+63-26;ROW([.AD52])+COLUMN([.AD52])+63))" office:value-type="string" office:string-value="w" calcext:value-type="string">
            <text:p>w</text:p>
          </table:table-cell>
          <table:table-cell table:style-name="ce4" table:formula="of:=CHAR(IF(ROW([.AE52])+COLUMN([.AE52])+63&gt;90;ROW([.AE52])+COLUMN([.AE52])+63-26;ROW([.AE52])+COLUMN([.AE52])+63))" office:value-type="string" office:string-value="x" calcext:value-type="string">
            <text:p>x</text:p>
          </table:table-cell>
          <table:table-cell table:style-name="ce5" table:formula="of:=CHAR(IF(ROW([.AF52])+COLUMN([.AF52])+63&gt;90;ROW([.AF52])+COLUMN([.AF52])+63-26;ROW([.AF52])+COLUMN([.AF52])+63))" office:value-type="string" office:string-value="y" calcext:value-type="string">
            <text:p>y</text:p>
          </table:table-cell>
          <table:table-cell table:style-name="ce6" table:formula="of:=CHAR(IF(ROW([.AG52])+COLUMN([.AG52])+63&gt;90;ROW([.AG52])+COLUMN([.AG52])+63-26;ROW([.AG52])+COLUMN([.AG52])+63))" office:value-type="string" office:string-value="z" calcext:value-type="string">
            <text:p>z</text:p>
          </table:table-cell>
          <table:table-cell table:style-name="ce7" table:formula="of:=CHAR(IF(ROW([.AH52])+COLUMN([.AH52])+63&gt;90;ROW([.AH52])+COLUMN([.AH52])+63-26;ROW([.AH52])+COLUMN([.AH52])+63))" office:value-type="string" office:string-value="{" calcext:value-type="string">
            <text:p>{</text:p>
          </table:table-cell>
          <table:table-cell table:style-name="ce8" table:formula="of:=CHAR(IF(ROW([.AI52])+COLUMN([.AI52])+63&gt;90;ROW([.AI52])+COLUMN([.AI52])+63-26;ROW([.AI52])+COLUMN([.AI52])+63))" office:value-type="string" office:string-value="|" calcext:value-type="string">
            <text:p>|</text:p>
          </table:table-cell>
          <table:table-cell table:style-name="ce9" table:formula="of:=CHAR(IF(ROW([.AJ52])+COLUMN([.AJ52])+63&gt;90;ROW([.AJ52])+COLUMN([.AJ52])+63-26;ROW([.AJ52])+COLUMN([.AJ52])+63))" office:value-type="string" office:string-value="}" calcext:value-type="string">
            <text:p>}</text:p>
          </table:table-cell>
          <table:table-cell table:style-name="ce10" table:formula="of:=CHAR(IF(ROW([.AK52])+COLUMN([.AK52])+63&gt;90;ROW([.AK52])+COLUMN([.AK52])+63-26;ROW([.AK52])+COLUMN([.AK52])+63))" office:value-type="string" office:string-value="~" calcext:value-type="string">
            <text:p>~</text:p>
          </table:table-cell>
          <table:table-cell table:style-name="ce11" table:formula="of:=CHAR(IF(ROW([.AL52])+COLUMN([.AL52])+63&gt;90;ROW([.AL52])+COLUMN([.AL52])+63-26;ROW([.AL52])+COLUMN([.AL52])+63))" office:value-type="string" office:string-value="" calcext:value-type="string">
            <text:p></text:p>
          </table:table-cell>
          <table:table-cell table:style-name="ce12" table:formula="of:=CHAR(IF(ROW([.AM52])+COLUMN([.AM52])+63&gt;90;ROW([.AM52])+COLUMN([.AM52])+63-26;ROW([.AM52])+COLUMN([.AM52])+63))" office:value-type="string" office:string-value="�" calcext:value-type="string">
            <text:p>�</text:p>
          </table:table-cell>
          <table:table-cell table:style-name="ce13" table:formula="of:=CHAR(IF(ROW([.AN52])+COLUMN([.AN52])+63&gt;90;ROW([.AN52])+COLUMN([.AN52])+63-26;ROW([.AN52])+COLUMN([.AN52])+63))" office:value-type="string" office:string-value="�" calcext:value-type="string">
            <text:p>�</text:p>
          </table:table-cell>
          <table:table-cell table:style-name="ce14" table:formula="of:=CHAR(IF(ROW([.AO52])+COLUMN([.AO52])+63&gt;90;ROW([.AO52])+COLUMN([.AO52])+63-26;ROW([.AO52])+COLUMN([.AO52])+63))" office:value-type="string" office:string-value="�" calcext:value-type="string">
            <text:p>�</text:p>
          </table:table-cell>
          <table:table-cell table:style-name="ce15" table:formula="of:=CHAR(IF(ROW([.AP52])+COLUMN([.AP52])+63&gt;90;ROW([.AP52])+COLUMN([.AP52])+63-26;ROW([.AP52])+COLUMN([.AP52])+63))" office:value-type="string" office:string-value="�" calcext:value-type="string">
            <text:p>�</text:p>
          </table:table-cell>
          <table:table-cell table:style-name="ce16" table:formula="of:=CHAR(IF(ROW([.AQ52])+COLUMN([.AQ52])+63&gt;90;ROW([.AQ52])+COLUMN([.AQ52])+63-26;ROW([.AQ52])+COLUMN([.AQ52])+63))" office:value-type="string" office:string-value="�" calcext:value-type="string">
            <text:p>�</text:p>
          </table:table-cell>
          <table:table-cell table:style-name="ce15" table:formula="of:=CHAR(IF(ROW([.AR52])+COLUMN([.AR52])+63&gt;90;ROW([.AR52])+COLUMN([.AR52])+63-26;ROW([.AR52])+COLUMN([.AR52])+63))" office:value-type="string" office:string-value="�" calcext:value-type="string">
            <text:p>�</text:p>
          </table:table-cell>
          <table:table-cell table:style-name="ce17" table:formula="of:=CHAR(IF(ROW([.AS52])+COLUMN([.AS52])+63&gt;90;ROW([.AS52])+COLUMN([.AS52])+63-26;ROW([.AS52])+COLUMN([.AS52])+63))" office:value-type="string" office:string-value="�" calcext:value-type="string">
            <text:p>�</text:p>
          </table:table-cell>
          <table:table-cell table:style-name="ce18" table:formula="of:=CHAR(IF(ROW([.AT52])+COLUMN([.AT52])+63&gt;90;ROW([.AT52])+COLUMN([.AT52])+63-26;ROW([.AT52])+COLUMN([.AT52])+63))" office:value-type="string" office:string-value="�" calcext:value-type="string">
            <text:p>�</text:p>
          </table:table-cell>
          <table:table-cell table:style-name="ce19" table:formula="of:=CHAR(IF(ROW([.AU52])+COLUMN([.AU52])+63&gt;90;ROW([.AU52])+COLUMN([.AU52])+63-26;ROW([.AU52])+COLUMN([.AU52])+63))" office:value-type="string" office:string-value="�" calcext:value-type="string">
            <text:p>�</text:p>
          </table:table-cell>
          <table:table-cell table:style-name="ce20" table:formula="of:=CHAR(IF(ROW([.AV52])+COLUMN([.AV52])+63&gt;90;ROW([.AV52])+COLUMN([.AV52])+63-26;ROW([.AV52])+COLUMN([.AV52])+63))" office:value-type="string" office:string-value="�" calcext:value-type="string">
            <text:p>�</text:p>
          </table:table-cell>
          <table:table-cell table:style-name="ce21" table:formula="of:=CHAR(IF(ROW([.AW52])+COLUMN([.AW52])+63&gt;90;ROW([.AW52])+COLUMN([.AW52])+63-26;ROW([.AW52])+COLUMN([.AW52])+63))" office:value-type="string" office:string-value="�" calcext:value-type="string">
            <text:p>�</text:p>
          </table:table-cell>
          <table:table-cell table:style-name="ce22" table:formula="of:=CHAR(IF(ROW([.AX52])+COLUMN([.AX52])+63&gt;90;ROW([.AX52])+COLUMN([.AX52])+63-26;ROW([.AX52])+COLUMN([.AX52])+63))" office:value-type="string" office:string-value="�" calcext:value-type="string">
            <text:p>�</text:p>
          </table:table-cell>
          <table:table-cell table:style-name="ce4" table:formula="of:=CHAR(IF(ROW([.AY52])+COLUMN([.AY52])+63&gt;90;ROW([.AY52])+COLUMN([.AY52])+63-26;ROW([.AY52])+COLUMN([.AY52])+63))" office:value-type="string" office:string-value="�" calcext:value-type="string">
            <text:p>�</text:p>
          </table:table-cell>
          <table:table-cell table:formula="of:=CHAR(IF(ROW([.AZ52])+COLUMN([.AZ52])+63&gt;90;ROW([.AZ52])+COLUMN([.AZ52])+63-26;ROW([.AZ52])+COLUMN([.AZ52])+63))" office:value-type="string" office:string-value="�" calcext:value-type="string">
            <text:p>�</text:p>
          </table:table-cell>
          <table:table-cell table:style-name="ce23" table:formula="of:=CHAR(IF(ROW([.BA52])+COLUMN([.BA52])+63&gt;90;ROW([.BA52])+COLUMN([.BA52])+63-26;ROW([.BA52])+COLUMN([.BA52])+63))" office:value-type="string" office:string-value="�" calcext:value-type="string">
            <text:p>�</text:p>
          </table:table-cell>
          <table:table-cell table:style-name="ce1" table:formula="of:=CHAR(IF(ROW([.BB52])+COLUMN([.BB52])+63&gt;90;ROW([.BB52])+COLUMN([.BB52])+63-26;ROW([.BB52])+COLUMN([.BB52])+63))" office:value-type="string" office:string-value="�" calcext:value-type="string">
            <text:p>�</text:p>
          </table:table-cell>
          <table:table-cell table:style-name="ce2" table:formula="of:=CHAR(IF(ROW([.BC52])+COLUMN([.BC52])+63&gt;90;ROW([.BC52])+COLUMN([.BC52])+63-26;ROW([.BC52])+COLUMN([.BC52])+63))" office:value-type="string" office:string-value="�" calcext:value-type="string">
            <text:p>�</text:p>
          </table:table-cell>
          <table:table-cell table:style-name="ce3" table:formula="of:=CHAR(IF(ROW([.BD52])+COLUMN([.BD52])+63&gt;90;ROW([.BD52])+COLUMN([.BD52])+63-26;ROW([.BD52])+COLUMN([.BD52])+63))" office:value-type="string" office:string-value="�" calcext:value-type="string">
            <text:p>�</text:p>
          </table:table-cell>
          <table:table-cell table:style-name="ce4" table:formula="of:=CHAR(IF(ROW([.BE52])+COLUMN([.BE52])+63&gt;90;ROW([.BE52])+COLUMN([.BE52])+63-26;ROW([.BE52])+COLUMN([.BE52])+63))" office:value-type="string" office:string-value="�" calcext:value-type="string">
            <text:p>�</text:p>
          </table:table-cell>
          <table:table-cell table:style-name="ce5" table:formula="of:=CHAR(IF(ROW([.BF52])+COLUMN([.BF52])+63&gt;90;ROW([.BF52])+COLUMN([.BF52])+63-26;ROW([.BF52])+COLUMN([.BF52])+63))" office:value-type="string" office:string-value="�" calcext:value-type="string">
            <text:p>�</text:p>
          </table:table-cell>
          <table:table-cell table:style-name="ce6" table:formula="of:=CHAR(IF(ROW([.BG52])+COLUMN([.BG52])+63&gt;90;ROW([.BG52])+COLUMN([.BG52])+63-26;ROW([.BG52])+COLUMN([.BG52])+63))" office:value-type="string" office:string-value="�" calcext:value-type="string">
            <text:p>�</text:p>
          </table:table-cell>
          <table:table-cell table:style-name="ce7" table:formula="of:=CHAR(IF(ROW([.BH52])+COLUMN([.BH52])+63&gt;90;ROW([.BH52])+COLUMN([.BH52])+63-26;ROW([.BH52])+COLUMN([.BH52])+63))" office:value-type="string" office:string-value="�" calcext:value-type="string">
            <text:p>�</text:p>
          </table:table-cell>
          <table:table-cell table:style-name="ce8" table:formula="of:=CHAR(IF(ROW([.BI52])+COLUMN([.BI52])+63&gt;90;ROW([.BI52])+COLUMN([.BI52])+63-26;ROW([.BI52])+COLUMN([.BI52])+63))" office:value-type="string" office:string-value="�" calcext:value-type="string">
            <text:p>�</text:p>
          </table:table-cell>
          <table:table-cell table:style-name="ce9" table:formula="of:=CHAR(IF(ROW([.BJ52])+COLUMN([.BJ52])+63&gt;90;ROW([.BJ52])+COLUMN([.BJ52])+63-26;ROW([.BJ52])+COLUMN([.BJ52])+63))" office:value-type="string" office:string-value="�" calcext:value-type="string">
            <text:p>�</text:p>
          </table:table-cell>
          <table:table-cell table:style-name="ce10" table:formula="of:=CHAR(IF(ROW([.BK52])+COLUMN([.BK52])+63&gt;90;ROW([.BK52])+COLUMN([.BK52])+63-26;ROW([.BK52])+COLUMN([.BK52])+63))" office:value-type="string" office:string-value="�" calcext:value-type="string">
            <text:p>�</text:p>
          </table:table-cell>
          <table:table-cell table:style-name="ce11" table:formula="of:=CHAR(IF(ROW([.BL52])+COLUMN([.BL52])+63&gt;90;ROW([.BL52])+COLUMN([.BL52])+63-26;ROW([.BL52])+COLUMN([.BL52])+63))" office:value-type="string" office:string-value="�" calcext:value-type="string">
            <text:p>�</text:p>
          </table:table-cell>
          <table:table-cell table:style-name="ce12" table:formula="of:=CHAR(IF(ROW([.BM52])+COLUMN([.BM52])+63&gt;90;ROW([.BM52])+COLUMN([.BM52])+63-26;ROW([.BM52])+COLUMN([.BM52])+63))" office:value-type="string" office:string-value="�" calcext:value-type="string">
            <text:p>�</text:p>
          </table:table-cell>
          <table:table-cell table:style-name="ce13" table:formula="of:=CHAR(IF(ROW([.BN52])+COLUMN([.BN52])+63&gt;90;ROW([.BN52])+COLUMN([.BN52])+63-26;ROW([.BN52])+COLUMN([.BN52])+63))" office:value-type="string" office:string-value="�" calcext:value-type="string">
            <text:p>�</text:p>
          </table:table-cell>
          <table:table-cell table:style-name="ce14" table:formula="of:=CHAR(IF(ROW([.BO52])+COLUMN([.BO52])+63&gt;90;ROW([.BO52])+COLUMN([.BO52])+63-26;ROW([.BO52])+COLUMN([.BO52])+63))" office:value-type="string" office:string-value="�" calcext:value-type="string">
            <text:p>�</text:p>
          </table:table-cell>
          <table:table-cell table:style-name="ce15" table:formula="of:=CHAR(IF(ROW([.BP52])+COLUMN([.BP52])+63&gt;90;ROW([.BP52])+COLUMN([.BP52])+63-26;ROW([.BP52])+COLUMN([.BP52])+63))" office:value-type="string" office:string-value="�" calcext:value-type="string">
            <text:p>�</text:p>
          </table:table-cell>
          <table:table-cell table:style-name="ce16" table:formula="of:=CHAR(IF(ROW([.BQ52])+COLUMN([.BQ52])+63&gt;90;ROW([.BQ52])+COLUMN([.BQ52])+63-26;ROW([.BQ52])+COLUMN([.BQ52])+63))" office:value-type="string" office:string-value="�" calcext:value-type="string">
            <text:p>�</text:p>
          </table:table-cell>
          <table:table-cell table:style-name="ce15" table:formula="of:=CHAR(IF(ROW([.BR52])+COLUMN([.BR52])+63&gt;90;ROW([.BR52])+COLUMN([.BR52])+63-26;ROW([.BR52])+COLUMN([.BR52])+63))" office:value-type="string" office:string-value="�" calcext:value-type="string">
            <text:p>�</text:p>
          </table:table-cell>
          <table:table-cell table:style-name="ce17" table:formula="of:=CHAR(IF(ROW([.BS52])+COLUMN([.BS52])+63&gt;90;ROW([.BS52])+COLUMN([.BS52])+63-26;ROW([.BS52])+COLUMN([.BS52])+63))" office:value-type="string" office:string-value="�" calcext:value-type="string">
            <text:p>�</text:p>
          </table:table-cell>
          <table:table-cell table:style-name="ce18" table:formula="of:=CHAR(IF(ROW([.BT52])+COLUMN([.BT52])+63&gt;90;ROW([.BT52])+COLUMN([.BT52])+63-26;ROW([.BT52])+COLUMN([.BT52])+63))" office:value-type="string" office:string-value="�" calcext:value-type="string">
            <text:p>�</text:p>
          </table:table-cell>
          <table:table-cell table:style-name="ce19" table:formula="of:=CHAR(IF(ROW([.BU52])+COLUMN([.BU52])+63&gt;90;ROW([.BU52])+COLUMN([.BU52])+63-26;ROW([.BU52])+COLUMN([.BU52])+63))" office:value-type="string" office:string-value="�" calcext:value-type="string">
            <text:p>�</text:p>
          </table:table-cell>
          <table:table-cell table:style-name="ce20" table:formula="of:=CHAR(IF(ROW([.BV52])+COLUMN([.BV52])+63&gt;90;ROW([.BV52])+COLUMN([.BV52])+63-26;ROW([.BV52])+COLUMN([.BV52])+63))" office:value-type="string" office:string-value="�" calcext:value-type="string">
            <text:p>�</text:p>
          </table:table-cell>
          <table:table-cell table:style-name="ce21" table:formula="of:=CHAR(IF(ROW([.BW52])+COLUMN([.BW52])+63&gt;90;ROW([.BW52])+COLUMN([.BW52])+63-26;ROW([.BW52])+COLUMN([.BW52])+63))" office:value-type="string" office:string-value="�" calcext:value-type="string">
            <text:p>�</text:p>
          </table:table-cell>
          <table:table-cell table:style-name="ce22" table:formula="of:=CHAR(IF(ROW([.BX52])+COLUMN([.BX52])+63&gt;90;ROW([.BX52])+COLUMN([.BX52])+63-26;ROW([.BX52])+COLUMN([.BX52])+63))" office:value-type="string" office:string-value="�" calcext:value-type="string">
            <text:p>�</text:p>
          </table:table-cell>
          <table:table-cell table:style-name="ce4" table:formula="of:=CHAR(IF(ROW([.BY52])+COLUMN([.BY52])+63&gt;90;ROW([.BY52])+COLUMN([.BY52])+63-26;ROW([.BY52])+COLUMN([.BY52])+63))" office:value-type="string" office:string-value="�" calcext:value-type="string">
            <text:p>�</text:p>
          </table:table-cell>
          <table:table-cell table:formula="of:=CHAR(IF(ROW([.BZ52])+COLUMN([.BZ52])+63&gt;90;ROW([.BZ52])+COLUMN([.BZ52])+63-26;ROW([.BZ52])+COLUMN([.BZ52])+63))" office:value-type="string" office:string-value="�" calcext:value-type="string">
            <text:p>�</text:p>
          </table:table-cell>
          <table:table-cell table:number-columns-repeated="9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06.352233154</meta:creation-date>
    <dc:date>2017-03-08T07:22:41.941943917</dc:date>
    <meta:editing-duration>PT7M35S</meta:editing-duration>
    <meta:editing-cycles>1</meta:editing-cycles>
    <meta:document-statistic meta:table-count="1" meta:cell-count="4056" meta:object-count="0"/>
    <meta:generator>LibreOffice/5.2.4.2.1$Linux_X86_64 LibreOffice_project/20m0$Build-2</meta:generator>
  </office:meta>
</office:document-meta>
</file>